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Bats" svg:font-family="StarBats" style:font-charset="x-symbol"/>
    <style:font-face style:name="StarSymbol" svg:font-family="StarSymbol"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automatic-styles>
    <style:style style:name="P1" style:family="paragraph" style:parent-style-name="Heading_20_1">
      <style:paragraph-properties fo:break-before="page"/>
    </style:style>
    <style:style style:name="P2" style:family="paragraph" style:parent-style-name="Heading_20_3" style:list-style-name=""/>
    <style:style style:name="P3" style:family="paragraph" style:parent-style-name="Heading_20_2" style:list-style-nam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8"/>
    <style:style style:name="P12" style:family="paragraph" style:parent-style-name="Standard" style:list-style-name="L9"/>
    <style:style style:name="P13" style:family="paragraph" style:parent-style-name="Standard" style:list-style-name="L10"/>
    <style:style style:name="P14" style:family="paragraph" style:parent-style-name="Standard" style:list-style-name="L11"/>
    <style:style style:name="P15" style:family="paragraph" style:parent-style-name="Standard" style:list-style-name="L12"/>
    <style:style style:name="P16" style:family="paragraph" style:parent-style-name="Standard" style:list-style-name="L13"/>
    <style:style style:name="P17" style:family="paragraph" style:parent-style-name="Standard" style:list-style-name="L14"/>
    <style:style style:name="P18" style:family="paragraph" style:parent-style-name="Standard" style:list-style-name="L15"/>
    <style:style style:name="P19" style:family="paragraph" style:parent-style-name="Standard" style:list-style-name="L16"/>
    <style:style style:name="P20" style:family="paragraph" style:parent-style-name="Standard" style:list-style-name="L17"/>
    <style:style style:name="P21" style:family="paragraph" style:parent-style-name="Standard" style:list-style-name="L18"/>
    <style:style style:name="P22" style:family="paragraph" style:parent-style-name="Standard" style:list-style-name="L19"/>
    <style:style style:name="P23" style:family="paragraph" style:parent-style-name="Standard" style:list-style-name="L20"/>
    <style:style style:name="P24" style:family="paragraph" style:parent-style-name="Standard" style:list-style-name="L21"/>
    <style:style style:name="P25" style:family="paragraph" style:parent-style-name="Standard" style:list-style-name="L22"/>
    <style:style style:name="P26" style:family="paragraph" style:parent-style-name="Standard" style:list-style-name="L23"/>
    <style:style style:name="P27" style:family="paragraph" style:parent-style-name="Standard" style:list-style-name="L24"/>
    <style:style style:name="P28" style:family="paragraph" style:parent-style-name="Standard" style:list-style-name="L25"/>
    <style:style style:name="P29" style:family="paragraph" style:parent-style-name="Standard" style:list-style-name="L26"/>
    <style:style style:name="P30" style:family="paragraph" style:parent-style-name="Standard" style:list-style-name="L27"/>
    <style:style style:name="P31" style:family="paragraph" style:parent-style-name="Standard" style:list-style-name="L28"/>
    <style:style style:name="P32" style:family="paragraph" style:parent-style-name="Standard" style:list-style-name="L29"/>
    <style:style style:name="P33" style:family="paragraph" style:parent-style-name="Standard" style:list-style-name="L30"/>
    <style:style style:name="P34" style:family="paragraph" style:parent-style-name="Standard" style:list-style-name="L31"/>
    <style:style style:name="P35" style:family="paragraph" style:parent-style-name="Standard" style:list-style-name="L32"/>
    <style:style style:name="P36" style:family="paragraph" style:parent-style-name="Standard" style:list-style-name="L33"/>
    <style:style style:name="P37" style:family="paragraph" style:parent-style-name="Standard" style:list-style-name="L34"/>
    <style:style style:name="P38" style:family="paragraph" style:parent-style-name="Standard" style:list-style-name="L35"/>
    <style:style style:name="P39" style:family="paragraph" style:parent-style-name="Standard" style:list-style-name="L36"/>
    <style:style style:name="P40" style:family="paragraph" style:parent-style-name="Standard" style:list-style-name="L37"/>
    <style:style style:name="P41" style:family="paragraph" style:parent-style-name="Standard" style:list-style-name="L38"/>
    <style:style style:name="P42" style:family="paragraph" style:parent-style-name="Standard" style:list-style-name="L39"/>
    <style:style style:name="P43" style:family="paragraph" style:parent-style-name="Standard" style:list-style-name="L40"/>
    <style:style style:name="P44" style:family="paragraph" style:parent-style-name="Standard" style:list-style-name="L41"/>
    <style:style style:name="P45" style:family="paragraph" style:parent-style-name="Standard" style:list-style-name="L42"/>
    <style:style style:name="P46" style:family="paragraph" style:parent-style-name="Standard" style:list-style-name="L43"/>
    <style:style style:name="P47" style:family="paragraph" style:parent-style-name="Standard" style:list-style-name="L44"/>
    <style:style style:name="P48" style:family="paragraph" style:parent-style-name="Standard" style:list-style-name="L45"/>
    <style:style style:name="P49" style:family="paragraph" style:parent-style-name="Standard" style:list-style-name="L46"/>
    <style:style style:name="P50" style:family="paragraph" style:parent-style-name="Standard" style:list-style-name="L47"/>
    <style:style style:name="P51" style:family="paragraph" style:parent-style-name="Standard" style:list-style-name="L48"/>
    <style:style style:name="P52" style:family="paragraph" style:parent-style-name="Standard" style:list-style-name="L49"/>
    <style:style style:name="P53" style:family="paragraph" style:parent-style-name="Standard" style:list-style-name="L50"/>
    <style:style style:name="P54" style:family="paragraph" style:parent-style-name="Standard" style:list-style-name="L51"/>
    <style:style style:name="P55" style:family="paragraph" style:parent-style-name="Standard" style:list-style-name="L52"/>
    <style:style style:name="P56" style:family="paragraph" style:parent-style-name="Standard" style:list-style-name="L53"/>
    <style:style style:name="P57" style:family="paragraph" style:parent-style-name="Standard" style:list-style-name="L54"/>
    <style:style style:name="P58" style:family="paragraph" style:parent-style-name="Standard" style:list-style-name="L55"/>
    <style:style style:name="P59" style:family="paragraph" style:parent-style-name="Standard" style:list-style-name="L56"/>
    <style:style style:name="P60" style:family="paragraph" style:parent-style-name="Standard" style:list-style-name="L57"/>
    <style:style style:name="P61" style:family="paragraph" style:parent-style-name="Standard" style:list-style-name="L58"/>
    <style:style style:name="P62" style:family="paragraph" style:parent-style-name="Standard" style:list-style-name="L59"/>
    <style:style style:name="P63" style:family="paragraph" style:parent-style-name="Standard" style:list-style-name="L60"/>
    <style:style style:name="P64" style:family="paragraph" style:parent-style-name="Standard" style:list-style-name="L61"/>
    <style:style style:name="P65" style:family="paragraph" style:parent-style-name="Standard" style:list-style-name="L62"/>
    <style:style style:name="P66" style:family="paragraph" style:parent-style-name="Standard" style:list-style-name="L63"/>
    <style:style style:name="P67" style:family="paragraph" style:parent-style-name="Standard" style:list-style-name="L64"/>
    <style:style style:name="P68" style:family="paragraph" style:parent-style-name="Standard" style:list-style-name="L65"/>
    <style:style style:name="P69" style:family="paragraph" style:parent-style-name="Standard" style:list-style-name="L66"/>
    <style:style style:name="P70" style:family="paragraph" style:parent-style-name="Standard" style:list-style-name="L67"/>
    <style:style style:name="P71" style:family="paragraph" style:parent-style-name="Standard" style:list-style-name="L68"/>
    <style:style style:name="P72" style:family="paragraph" style:parent-style-name="Standard" style:list-style-name="L69"/>
    <style:style style:name="P73" style:family="paragraph" style:parent-style-name="Standard" style:list-style-name="L70"/>
    <style:style style:name="P74" style:family="paragraph" style:parent-style-name="Standard" style:list-style-name="L71"/>
    <style:style style:name="P75" style:family="paragraph" style:parent-style-name="Standard" style:list-style-name="L72"/>
    <style:style style:name="P76" style:family="paragraph" style:parent-style-name="Standard" style:list-style-name="L73"/>
    <style:style style:name="P77" style:family="paragraph" style:parent-style-name="Standard" style:list-style-name="L74"/>
    <style:style style:name="P78" style:family="paragraph" style:parent-style-name="Standard" style:list-style-name="L75"/>
    <style:style style:name="P79" style:family="paragraph" style:parent-style-name="Standard" style:list-style-name="L76"/>
    <style:style style:name="P80" style:family="paragraph" style:parent-style-name="Standard" style:list-style-name="L77"/>
    <style:style style:name="P81" style:family="paragraph" style:parent-style-name="Standard" style:list-style-name="L78"/>
    <style:style style:name="P82" style:family="paragraph" style:parent-style-name="Standard" style:list-style-name="L79"/>
    <style:style style:name="P83" style:family="paragraph" style:parent-style-name="Standard" style:list-style-name="L80"/>
    <style:style style:name="P84" style:family="paragraph" style:parent-style-name="Standard" style:list-style-name="L81"/>
    <style:style style:name="P85" style:family="paragraph" style:parent-style-name="Standard" style:list-style-name="L82"/>
    <style:style style:name="P86" style:family="paragraph" style:parent-style-name="Standard" style:list-style-name="L83"/>
    <style:style style:name="P87" style:family="paragraph" style:parent-style-name="Standard" style:list-style-name="L84"/>
    <style:style style:name="P88" style:family="paragraph" style:parent-style-name="Standard" style:list-style-name="L85"/>
    <style:style style:name="P89" style:family="paragraph" style:parent-style-name="Standard" style:list-style-name="L86"/>
    <style:style style:name="P90" style:family="paragraph" style:parent-style-name="Standard" style:list-style-name="L87"/>
    <style:style style:name="P91" style:family="paragraph" style:parent-style-name="Standard" style:list-style-name="L88"/>
    <style:style style:name="P92" style:family="paragraph" style:parent-style-name="Standard" style:list-style-name="L89"/>
    <style:style style:name="P93" style:family="paragraph" style:parent-style-name="Standard" style:list-style-name="L90"/>
    <style:style style:name="P94" style:family="paragraph" style:parent-style-name="Standard" style:list-style-name="L91"/>
    <style:style style:name="P95" style:family="paragraph" style:parent-style-name="Standard" style:list-style-name="L92"/>
    <style:style style:name="P96" style:family="paragraph" style:parent-style-name="Standard" style:list-style-name="L93"/>
    <style:style style:name="P97" style:family="paragraph" style:parent-style-name="Standard" style:list-style-name="L94"/>
    <style:style style:name="P98" style:family="paragraph" style:parent-style-name="Standard" style:list-style-name="L95"/>
    <style:style style:name="P99" style:family="paragraph" style:parent-style-name="Standard" style:list-style-name="L96"/>
    <style:style style:name="P100" style:family="paragraph" style:parent-style-name="Standard" style:list-style-name="L97"/>
    <style:style style:name="P101" style:family="paragraph" style:parent-style-name="Standard" style:list-style-name="L98"/>
    <style:style style:name="P102" style:family="paragraph" style:parent-style-name="Standard" style:list-style-name="L99"/>
    <style:style style:name="P103" style:family="paragraph" style:parent-style-name="Standard" style:list-style-name="L100"/>
    <style:style style:name="P104" style:family="paragraph" style:parent-style-name="Standard" style:list-style-name="L101"/>
    <style:style style:name="P105" style:family="paragraph" style:parent-style-name="Standard" style:list-style-name="L102"/>
    <style:style style:name="P106" style:family="paragraph" style:parent-style-name="Standard" style:list-style-name="L103"/>
    <style:style style:name="P107" style:family="paragraph" style:parent-style-name="Standard" style:list-style-name="L104"/>
    <style:style style:name="P108" style:family="paragraph" style:parent-style-name="Standard" style:list-style-name="L105"/>
    <style:style style:name="P109" style:family="paragraph" style:parent-style-name="Standard" style:list-style-name="L106"/>
    <style:style style:name="P110" style:family="paragraph" style:parent-style-name="Standard" style:list-style-name="L107"/>
    <style:style style:name="P111" style:family="paragraph" style:parent-style-name="Standard" style:list-style-name="L108"/>
    <style:style style:name="P112" style:family="paragraph" style:parent-style-name="Standard" style:list-style-name="L109"/>
    <style:style style:name="P113" style:family="paragraph" style:parent-style-name="Standard" style:list-style-name="L110"/>
    <style:style style:name="P114" style:family="paragraph" style:parent-style-name="Standard" style:list-style-name="L111"/>
    <style:style style:name="P115" style:family="paragraph" style:parent-style-name="Standard" style:list-style-name="L112"/>
    <style:style style:name="P116" style:family="paragraph" style:parent-style-name="Standard" style:list-style-name="L113"/>
    <style:style style:name="P117" style:family="paragraph" style:parent-style-name="Standard" style:list-style-name="L114"/>
    <style:style style:name="P118" style:family="paragraph" style:parent-style-name="Standard" style:list-style-name="L115"/>
    <style:style style:name="P119" style:family="paragraph" style:parent-style-name="Standard" style:list-style-name="L116"/>
    <style:style style:name="P120" style:family="paragraph" style:parent-style-name="Standard" style:list-style-name="L117"/>
    <style:style style:name="P121" style:family="paragraph" style:parent-style-name="Standard" style:list-style-name="L118"/>
    <style:style style:name="P122" style:family="paragraph" style:parent-style-name="Standard" style:list-style-name="L119"/>
    <style:style style:name="P123" style:family="paragraph" style:parent-style-name="Standard" style:list-style-name="L120"/>
    <style:style style:name="P124" style:family="paragraph" style:parent-style-name="Standard" style:list-style-name="L121"/>
    <style:style style:name="P125" style:family="paragraph" style:parent-style-name="Standard" style:list-style-name="L122"/>
    <style:style style:name="P126" style:family="paragraph" style:parent-style-name="Standard" style:list-style-name="L123"/>
    <style:style style:name="P127" style:family="paragraph" style:parent-style-name="Standard" style:list-style-name="L124"/>
    <style:style style:name="P128" style:family="paragraph" style:parent-style-name="Standard" style:list-style-name="L125"/>
    <style:style style:name="P129" style:family="paragraph" style:parent-style-name="Standard" style:list-style-name="L126"/>
    <style:style style:name="P130" style:family="paragraph" style:parent-style-name="Standard" style:list-style-name="L127"/>
    <style:style style:name="P131" style:family="paragraph" style:parent-style-name="Standard" style:list-style-name="L128"/>
    <style:style style:name="P132" style:family="paragraph" style:parent-style-name="Standard" style:list-style-name="L129"/>
    <style:style style:name="P133" style:family="paragraph" style:parent-style-name="Standard" style:list-style-name="L130"/>
    <style:style style:name="P134" style:family="paragraph" style:parent-style-name="Standard" style:list-style-name="L131"/>
    <style:style style:name="P135" style:family="paragraph" style:parent-style-name="Standard" style:list-style-name="L132"/>
    <style:style style:name="P136" style:family="paragraph" style:parent-style-name="Standard" style:list-style-name="L133"/>
    <style:style style:name="P137" style:family="paragraph" style:parent-style-name="Standard" style:list-style-name="L134"/>
    <style:style style:name="P138" style:family="paragraph" style:parent-style-name="Standard" style:list-style-name="L135"/>
    <style:style style:name="P139" style:family="paragraph" style:parent-style-name="Standard" style:list-style-name="L136"/>
    <style:style style:name="P140" style:family="paragraph" style:parent-style-name="Standard" style:list-style-name="L137"/>
    <style:style style:name="P141" style:family="paragraph" style:parent-style-name="Standard" style:list-style-name="L138"/>
    <style:style style:name="P142" style:family="paragraph" style:parent-style-name="Standard" style:list-style-name="L139"/>
    <style:style style:name="P143" style:family="paragraph" style:parent-style-name="Standard" style:list-style-name="L140"/>
    <style:style style:name="P144" style:family="paragraph" style:parent-style-name="Standard" style:list-style-name="L141"/>
    <style:style style:name="P145" style:family="paragraph" style:parent-style-name="Standard" style:list-style-name="L142"/>
    <style:style style:name="P146" style:family="paragraph" style:parent-style-name="Standard" style:list-style-name="L143"/>
    <style:style style:name="P147" style:family="paragraph" style:parent-style-name="Standard" style:list-style-name="L144"/>
    <style:style style:name="P148" style:family="paragraph" style:parent-style-name="Standard" style:list-style-name="L145"/>
    <style:style style:name="P149" style:family="paragraph" style:parent-style-name="Standard" style:list-style-name="L146"/>
    <style:style style:name="P150" style:family="paragraph" style:parent-style-name="Standard" style:list-style-name="L147"/>
    <style:style style:name="P151" style:family="paragraph" style:parent-style-name="Standard" style:list-style-name="L148"/>
    <style:style style:name="P152" style:family="paragraph" style:parent-style-name="Standard" style:list-style-name="L149"/>
    <style:style style:name="P153" style:family="paragraph" style:parent-style-name="Standard" style:list-style-name="L150"/>
    <style:style style:name="P154" style:family="paragraph" style:parent-style-name="Standard" style:list-style-name="L151"/>
    <style:style style:name="P155" style:family="paragraph" style:parent-style-name="Standard" style:list-style-name="L152"/>
    <style:style style:name="P156" style:family="paragraph" style:parent-style-name="Standard" style:list-style-name="L153"/>
    <style:style style:name="P157" style:family="paragraph" style:parent-style-name="Standard" style:list-style-name="L154"/>
    <style:style style:name="P158" style:family="paragraph" style:parent-style-name="Standard" style:list-style-name="L155"/>
    <style:style style:name="P159" style:family="paragraph" style:parent-style-name="Standard" style:list-style-name="L156"/>
    <style:style style:name="P160" style:family="paragraph" style:parent-style-name="Standard" style:list-style-name="L157"/>
    <style:style style:name="P161" style:family="paragraph" style:parent-style-name="Standard" style:list-style-name="L158"/>
    <style:style style:name="P162" style:family="paragraph" style:parent-style-name="Standard" style:list-style-name="L159"/>
    <style:style style:name="P163" style:family="paragraph" style:parent-style-name="Standard" style:list-style-name="L160"/>
    <style:style style:name="P164" style:family="paragraph" style:parent-style-name="Standard" style:list-style-name="L161"/>
    <style:style style:name="P165" style:family="paragraph" style:parent-style-name="Standard" style:list-style-name="L162"/>
    <style:style style:name="P166" style:family="paragraph" style:parent-style-name="Standard" style:list-style-name="L163"/>
    <style:style style:name="P167" style:family="paragraph" style:parent-style-name="Standard" style:list-style-name="L164"/>
    <style:style style:name="P168" style:family="paragraph" style:parent-style-name="Standard" style:list-style-name="L165"/>
    <style:style style:name="P169" style:family="paragraph" style:parent-style-name="Standard" style:list-style-name="L166"/>
    <style:style style:name="P170" style:family="paragraph" style:parent-style-name="Standard" style:list-style-name="L167"/>
    <style:style style:name="P171" style:family="paragraph" style:parent-style-name="Standard" style:list-style-name="L168"/>
    <style:style style:name="P172" style:family="paragraph" style:parent-style-name="Standard" style:list-style-name="L169"/>
    <style:style style:name="P173" style:family="paragraph" style:parent-style-name="Standard" style:list-style-name="L170"/>
    <style:style style:name="P174" style:family="paragraph" style:parent-style-name="Standard" style:list-style-name="L171"/>
    <style:style style:name="P175" style:family="paragraph" style:parent-style-name="Standard" style:list-style-name="L172"/>
    <style:style style:name="P176" style:family="paragraph" style:parent-style-name="Standard" style:list-style-name="L173"/>
    <style:style style:name="P177" style:family="paragraph" style:parent-style-name="Standard" style:list-style-name="L174"/>
    <style:style style:name="P178" style:family="paragraph" style:parent-style-name="Standard" style:list-style-name="L175"/>
    <style:style style:name="P179" style:family="paragraph" style:parent-style-name="Standard" style:list-style-name="L176"/>
    <style:style style:name="P180" style:family="paragraph" style:parent-style-name="Standard" style:list-style-name="L177"/>
    <style:style style:name="P181" style:family="paragraph" style:parent-style-name="Standard" style:list-style-name="L178"/>
    <style:style style:name="P182" style:family="paragraph" style:parent-style-name="Standard" style:list-style-name="L179"/>
    <style:style style:name="P183" style:family="paragraph" style:parent-style-name="Standard" style:list-style-name="L180"/>
    <style:style style:name="P184" style:family="paragraph" style:parent-style-name="Standard" style:list-style-name="L181"/>
    <style:style style:name="P185" style:family="paragraph" style:parent-style-name="Standard" style:list-style-name="L182"/>
    <style:style style:name="P186" style:family="paragraph" style:parent-style-name="Standard" style:list-style-name="L183"/>
    <style:style style:name="P187" style:family="paragraph" style:parent-style-name="Standard" style:list-style-name="L184"/>
    <style:style style:name="P188" style:family="paragraph" style:parent-style-name="Standard" style:list-style-name="L185"/>
    <style:style style:name="P189" style:family="paragraph" style:parent-style-name="Standard" style:list-style-name="L186"/>
    <style:style style:name="P190" style:family="paragraph" style:parent-style-name="Standard" style:list-style-name="L187"/>
    <style:style style:name="P191" style:family="paragraph" style:parent-style-name="Standard" style:list-style-name="L188"/>
    <style:style style:name="P192" style:family="paragraph" style:parent-style-name="Standard" style:list-style-name="L189"/>
    <style:style style:name="P193" style:family="paragraph" style:parent-style-name="Standard" style:list-style-name="L190"/>
    <style:style style:name="P194" style:family="paragraph" style:parent-style-name="Standard" style:list-style-name="L191"/>
    <style:style style:name="P195" style:family="paragraph" style:parent-style-name="Standard" style:list-style-name="L192"/>
    <style:style style:name="P196" style:family="paragraph" style:parent-style-name="Standard" style:list-style-name="L193"/>
    <style:style style:name="P197" style:family="paragraph" style:parent-style-name="Standard" style:list-style-name="L194"/>
    <style:style style:name="P198" style:family="paragraph" style:parent-style-name="Standard" style:list-style-name="L195"/>
    <style:style style:name="P199" style:family="paragraph" style:parent-style-name="Standard" style:list-style-name="L196"/>
    <style:style style:name="P200" style:family="paragraph" style:parent-style-name="Standard" style:list-style-name="L197"/>
    <style:style style:name="P201" style:family="paragraph" style:parent-style-name="Standard" style:list-style-name="L198"/>
    <style:style style:name="P202" style:family="paragraph" style:parent-style-name="Standard" style:list-style-name="L199"/>
    <style:style style:name="P203" style:family="paragraph" style:parent-style-name="Standard" style:list-style-name="L200"/>
    <style:style style:name="P204" style:family="paragraph" style:parent-style-name="Standard" style:list-style-name="L201"/>
    <style:style style:name="P205" style:family="paragraph" style:parent-style-name="Standard" style:list-style-name="L202"/>
    <style:style style:name="P206" style:family="paragraph" style:parent-style-name="Standard" style:list-style-name="L203"/>
    <style:style style:name="P207" style:family="paragraph" style:parent-style-name="Standard" style:list-style-name="L204"/>
    <style:style style:name="P208" style:family="paragraph" style:parent-style-name="Standard" style:list-style-name="L205"/>
    <style:style style:name="P209" style:family="paragraph" style:parent-style-name="Standard" style:list-style-name="L206"/>
    <style:style style:name="P210" style:family="paragraph" style:parent-style-name="Standard" style:list-style-name="L207"/>
    <style:style style:name="P211" style:family="paragraph" style:parent-style-name="Standard" style:list-style-name="L208"/>
    <style:style style:name="P212" style:family="paragraph" style:parent-style-name="Standard" style:list-style-name="L209"/>
    <style:style style:name="P213" style:family="paragraph" style:parent-style-name="Standard" style:list-style-name="L210"/>
    <style:style style:name="P214" style:family="paragraph" style:parent-style-name="Standard" style:list-style-name="L211"/>
    <style:style style:name="P215" style:family="paragraph" style:parent-style-name="Standard" style:list-style-name="L212"/>
    <style:style style:name="P216" style:family="paragraph" style:parent-style-name="Standard" style:list-style-name="L213"/>
    <style:style style:name="P217" style:family="paragraph" style:parent-style-name="Standard" style:list-style-name="L214"/>
    <style:style style:name="P218" style:family="paragraph" style:parent-style-name="Standard" style:list-style-name="L215"/>
    <style:style style:name="P219" style:family="paragraph" style:parent-style-name="Standard" style:list-style-name="L216"/>
    <style:style style:name="P220" style:family="paragraph" style:parent-style-name="Standard" style:list-style-name="L217"/>
    <style:style style:name="P221" style:family="paragraph" style:parent-style-name="Standard" style:list-style-name="L218"/>
    <style:style style:name="P222" style:family="paragraph" style:parent-style-name="Standard" style:list-style-name="L219"/>
    <style:style style:name="P223" style:family="paragraph" style:parent-style-name="Standard" style:list-style-name="L220"/>
    <style:style style:name="P224" style:family="paragraph" style:parent-style-name="Standard" style:list-style-name="L221"/>
    <style:style style:name="P225" style:family="paragraph" style:parent-style-name="Standard" style:list-style-name="L222"/>
    <style:style style:name="P226" style:family="paragraph" style:parent-style-name="Standard" style:list-style-name="L223"/>
    <style:style style:name="P227" style:family="paragraph" style:parent-style-name="Standard" style:list-style-name="L224"/>
    <style:style style:name="P228" style:family="paragraph" style:parent-style-name="Standard" style:list-style-name="L225"/>
    <style:style style:name="P229" style:family="paragraph" style:parent-style-name="Standard" style:list-style-name="L226"/>
    <style:style style:name="P230" style:family="paragraph" style:parent-style-name="Standard" style:list-style-name="L227"/>
    <style:style style:name="P231" style:family="paragraph" style:parent-style-name="Standard" style:list-style-name="L228"/>
    <style:style style:name="P232" style:family="paragraph" style:parent-style-name="Standard" style:list-style-name="L229"/>
    <style:style style:name="P233" style:family="paragraph" style:parent-style-name="Standard" style:list-style-name="L230"/>
    <style:style style:name="P234" style:family="paragraph" style:parent-style-name="Standard" style:list-style-name="L231"/>
    <style:style style:name="P235" style:family="paragraph" style:parent-style-name="Standard" style:list-style-name="L232"/>
    <style:style style:name="P236" style:family="paragraph" style:parent-style-name="Standard" style:list-style-name="L233"/>
    <style:style style:name="P237" style:family="paragraph" style:parent-style-name="Standard" style:list-style-name="L234"/>
    <style:style style:name="P238" style:family="paragraph" style:parent-style-name="Standard" style:list-style-name="L235"/>
    <style:style style:name="P239" style:family="paragraph" style:parent-style-name="Standard" style:list-style-name="L236"/>
    <style:style style:name="P240" style:family="paragraph" style:parent-style-name="Standard" style:list-style-name="L237"/>
    <style:style style:name="P241" style:family="paragraph" style:parent-style-name="Standard" style:list-style-name="L238"/>
    <style:style style:name="P242" style:family="paragraph" style:parent-style-name="Standard" style:list-style-name="L239"/>
    <style:style style:name="T1" style:family="text"/>
    <style:style style:name="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I Elements</text:h>
      <text:h text:style-name="P3" text:outline-level="1"><text:bookmark text:name="id211"/>&lt;abbr&gt; abbreviation</text:h>
      <text:h text:style-name="P2" text:outline-level="1">Description:</text:h>
      <text:p text:style-name="Text_20_body">A generic element for a shortened form of a word, including an acronym. The type attribute may be used to classify the abbreviation according to some convenient typology. Sample values include: suspension - the abbreviation provides the first letter(s) of the word or phrase, omitting the remainder; contraction - the abbreviation omits some letter(s) in the middle; brevigraph - the abbreviation comprises a special symbol or mark; superscription - the abbreviation includes writing above the line; acronym - the abbreviation comprises the initial letters of the words of a phrase; title - the abbreviation is for a title of address (Dr, Ms, Mr, ...); organization - the abbreviation is for the name of an organization; geographic - the abbreviation is for a geographic name. This tag is the mirror image of the &lt;expan&gt; tag; both allow the encoder to transcribe both an abbreviation and its expansion. In &lt;abbr&gt;, however, the original is transcribed as the content of the element and the expansion as an attribute value; &lt;expan&gt; reverses this. The choice between the two is up to the user. The &lt;abbr&gt; tag is not required; if appropriate, the encoder may transcribe abbreviations in the source text silently, without tagging them. If abbreviations are not transcribed directly but expanded silently, then the MEI header should so indicate. The cert attribute signifies the degree of certainty ascribed to the expansion of the abbreviation. The expan attribute gives an expansion of the abbreviation. The resp attribute contains an ID reference to an element containing the name of the editor or transcriber responsible for supplying the expansion of the abbreviation.</text:p>
      <text:h text:style-name="P2"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58">choice</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2" text:outline-level="1">Attributes:</text:h>
      <text:list xml:id="list34321300" text:style-name="L1">
        <text:list-item>
          <text:p text:style-name="P4"><text:a xlink:type="simple" xlink:href="#id1061">cert</text:a>, optional, xs:token, high, medium, low, unknown</text:p>
        </text:list-item>
        <text:list-item>
          <text:p text:style-name="P4"><text:a xlink:type="simple" xlink:href="#id1063">evidence</text:a>, optional, xs:NMTOKEN</text:p>
        </text:list-item>
        <text:list-item>
          <text:p text:style-name="P4"><text:a xlink:type="simple" xlink:href="#id1246">expan</text:a>, optional, CDATA</text:p>
        </text:list-item>
        <text:list-item>
          <text:p text:style-name="P4"><text:a xlink:type="simple" xlink:href="#id67">facs</text:a>, optional, xs:IDREFS</text:p>
        </text:list-item>
        <text:list-item>
          <text:p text:style-name="P4"><text:a xlink:type="simple" xlink:href="#id1173">hand</text:a>, optional, xs:IDREF</text:p>
        </text:list-item>
        <text:list-item>
          <text:p text:style-name="P4"><text:a xlink:type="simple" xlink:href="#id37">n</text:a>, optional, xs:NMTOKEN</text:p>
        </text:list-item>
        <text:list-item>
          <text:p text:style-name="P4"><text:a xlink:type="simple" xlink:href="#id316">resp</text:a>, optional, xs:IDREFS</text:p>
        </text:list-item>
        <text:list-item>
          <text:p text:style-name="P4"><text:a xlink:type="simple" xlink:href="#id1175">seq</text:a>, optional, xs:positiveInteger</text:p>
        </text:list-item>
        <text:list-item>
          <text:p text:style-name="P4"><text:a xlink:type="simple" xlink:href="#id227">source</text:a>, optional, xs:IDREFS</text:p>
        </text:list-item>
        <text:list-item>
          <text:p text:style-name="P4"><text:a xlink:type="simple" xlink:href="#id180">subtype</text:a>, optional, xs:NMTOKEN</text:p>
        </text:list-item>
        <text:list-item>
          <text:p text:style-name="P4"><text:soft-page-break/><text:a xlink:type="simple" xlink:href="#id179">type</text:a>, optional, xs:NMTOKEN</text:p>
        </text:list-item>
        <text:list-item>
          <text:p text:style-name="P4"><text:a xlink:type="simple" xlink:href="#id1595">xml:id</text:a>, optional, xs:ID</text:p>
        </text:list-item>
        <text:list-item>
          <text:p text:style-name="P4"><text:a xlink:type="simple" xlink:href="#id1596">xml:lang</text:a>, optional, xs:language</text:p>
        </text:list-item>
      </text:list>
      <text:h text:style-name="P2" text:outline-level="1">Module:</text:h>
      <text:p text:style-name="Text_20_body">shared</text:p>
      <text:h text:style-name="P3" text:outline-level="1"><text:bookmark text:name="id1377"/>&lt;accessdesc&gt; access description</text:h>
      <text:h text:style-name="P2" text:outline-level="1">Description:</text:h>
      <text:p text:style-name="Text_20_body">Describes the conditions that affect the accessibility of material. May indicate the nature of restrictions or the lack of restrictions. Do not confuse this element with &lt;userestrict&gt; (usage restrictions), which captures information about limitations on the use of material, such as those afforded by copyright.</text:p>
      <text:h text:style-name="P2"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2" text:outline-level="1">May occur within:</text:h>
      <text:p text:style-name="Text_20_body"><text:a xlink:type="simple" xlink:href="#id1371">availability</text:a> </text:p>
      <text:h text:style-name="P2" text:outline-level="1">Attributes:</text:h>
      <text:list xml:id="list34320350" text:style-name="L2">
        <text:list-item>
          <text:p text:style-name="P5"><text:a xlink:type="simple" xlink:href="#id1042">analog</text:a>, optional, CDATA</text:p>
        </text:list-item>
        <text:list-item>
          <text:p text:style-name="P5"><text:a xlink:type="simple" xlink:href="#id37">n</text:a>, optional, xs:NMTOKEN</text:p>
        </text:list-item>
        <text:list-item>
          <text:p text:style-name="P5"><text:a xlink:type="simple" xlink:href="#id1595">xml:id</text:a>, optional, xs:ID</text:p>
        </text:list-item>
        <text:list-item>
          <text:p text:style-name="P5"><text:a xlink:type="simple" xlink:href="#id1596">xml:lang</text:a>, optional, xs:language</text:p>
        </text:list-item>
      </text:list>
      <text:h text:style-name="P2" text:outline-level="1">Module:</text:h>
      <text:p text:style-name="Text_20_body">header</text:p>
      <text:h text:style-name="P3" text:outline-level="1"><text:bookmark text:name="id111"/>&lt;accid&gt; accidental</text:h>
      <text:h text:style-name="P2" text:outline-level="1">Description:</text:h>
      <text:p text:style-name="Text_20_body">This element records a temporary alteration to the pitch of a note. It provides an alternative to the accid and accid.ges attributes on the &lt;note&gt; element. The element should be used when specific display info, such as size or color, needs to be recorded for the accidental or when multiple accidentals occur on a single note. The func attribute can be used to differentiate between the accidental's functions, such as 'cautionary' or 'editorial'.</text:p>
      <text:h text:style-name="P2" text:outline-level="1">May contain:</text:h>
      <text:p text:style-name="Text_20_body">EMPTY</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2" text:outline-level="1"><text:soft-page-break/>Attributes:</text:h>
      <text:list xml:id="list34324885" text:style-name="L3">
        <text:list-item>
          <text:p text:style-name="P6"><text:a xlink:type="simple" xlink:href="#id125">accid</text:a>, optional, xs:token, s, f, ss, x, ff, xs, tb, n, nf, ns, su, sd, fu, fd, nu, nd</text:p>
        </text:list-item>
        <text:list-item>
          <text:p text:style-name="P6"><text:a xlink:type="simple" xlink:href="#id86">color</text:a>, optional, xs:token, "(x[0-9A-Fa-f]{6,6}|aqua|black|fuchsia|gray|green|lime|maroon|navy|olive|purple|red|silver|teal|white|yellow)"</text:p>
        </text:list-item>
        <text:list-item>
          <text:p text:style-name="P6"><text:a xlink:type="simple" xlink:href="#id98">copyof</text:a>, optional, xs:IDREF</text:p>
        </text:list-item>
        <text:list-item>
          <text:p text:style-name="P6"><text:a xlink:type="simple" xlink:href="#id99">corresp</text:a>, optional, xs:IDREFS</text:p>
        </text:list-item>
        <text:list-item>
          <text:p text:style-name="P6"><text:a xlink:type="simple" xlink:href="#id138">enclose</text:a>, optional, xs:token, paren, brack</text:p>
        </text:list-item>
        <text:list-item>
          <text:p text:style-name="P6"><text:a xlink:type="simple" xlink:href="#id67">facs</text:a>, optional, xs:IDREFS</text:p>
        </text:list-item>
        <text:list-item>
          <text:p text:style-name="P6"><text:a xlink:type="simple" xlink:href="#id114">fontfam</text:a>, optional, xs:token</text:p>
        </text:list-item>
        <text:list-item>
          <text:p text:style-name="P6"><text:a xlink:type="simple" xlink:href="#id116">fontname</text:a>, optional, xs:token</text:p>
        </text:list-item>
        <text:list-item>
          <text:p text:style-name="P6"><text:a xlink:type="simple" xlink:href="#id118">fontsize</text:a>, optional, xs:decimal</text:p>
        </text:list-item>
        <text:list-item>
          <text:p text:style-name="P6"><text:a xlink:type="simple" xlink:href="#id119">fontstyle</text:a>, optional, xs:token, ital, normal, oblique</text:p>
        </text:list-item>
        <text:list-item>
          <text:p text:style-name="P6"><text:a xlink:type="simple" xlink:href="#id121">fontweight</text:a>, optional, xs:token, bold</text:p>
        </text:list-item>
        <text:list-item>
          <text:p text:style-name="P6"><text:a xlink:type="simple" xlink:href="#id127">func</text:a>, optional, xs:token, caution, edit</text:p>
        </text:list-item>
        <text:list-item>
          <text:p text:style-name="P6"><text:a xlink:type="simple" xlink:href="#id130">ho</text:a>, optional, xs:decimal</text:p>
        </text:list-item>
        <text:list-item>
          <text:p text:style-name="P6"><text:a xlink:type="simple" xlink:href="#id37">n</text:a>, optional, xs:NMTOKEN</text:p>
        </text:list-item>
        <text:list-item>
          <text:p text:style-name="P6"><text:a xlink:type="simple" xlink:href="#id100">next</text:a>, optional, xs:IDREFS</text:p>
        </text:list-item>
        <text:list-item>
          <text:p text:style-name="P6"><text:a xlink:type="simple" xlink:href="#id140">place</text:a>, optional, xs:token, above, below, staff</text:p>
        </text:list-item>
        <text:list-item>
          <text:p text:style-name="P6"><text:a xlink:type="simple" xlink:href="#id101">prev</text:a>, optional, xs:IDREFS</text:p>
        </text:list-item>
        <text:list-item>
          <text:p text:style-name="P6"><text:a xlink:type="simple" xlink:href="#id102">sameas</text:a>, optional, xs:IDREFS</text:p>
        </text:list-item>
        <text:list-item>
          <text:p text:style-name="P6"><text:a xlink:type="simple" xlink:href="#id103">synch</text:a>, optional, xs:IDREFS</text:p>
        </text:list-item>
        <text:list-item>
          <text:p text:style-name="P6"><text:a xlink:type="simple" xlink:href="#id133">vo</text:a>, optional, xs:decimal</text:p>
        </text:list-item>
        <text:list-item>
          <text:p text:style-name="P6"><text:a xlink:type="simple" xlink:href="#id105">when</text:a>, optional, xs:IDREF</text:p>
        </text:list-item>
        <text:list-item>
          <text:p text:style-name="P6"><text:a xlink:type="simple" xlink:href="#id135">x</text:a>, optional, xs:decimal</text:p>
        </text:list-item>
        <text:list-item>
          <text:p text:style-name="P6"><text:a xlink:type="simple" xlink:href="#id1595">xml:id</text:a>, optional, xs:ID</text:p>
        </text:list-item>
        <text:list-item>
          <text:p text:style-name="P6"><text:a xlink:type="simple" xlink:href="#id136">y</text:a>, optional, xs:decimal</text:p>
        </text:list-item>
      </text:list>
      <text:h text:style-name="P2" text:outline-level="1">Module:</text:h>
      <text:p text:style-name="Text_20_body">shared</text:p>
      <text:h text:style-name="P3" text:outline-level="1"><text:bookmark text:name="id1374"/>&lt;acqsource&gt; acquisition source</text:h>
      <text:h text:style-name="P2" text:outline-level="1">Description:</text:h>
      <text:p text:style-name="Text_20_body">Post-publication source from which access to a bibliographic item may be obtained, e.g. vendor, distributor, etc.</text:p>
      <text:h text:style-name="P2"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2" text:outline-level="1">May occur within:</text:h>
      <text:p text:style-name="Text_20_body"><text:a xlink:type="simple" xlink:href="#id1371">availability</text:a> </text:p>
      <text:h text:style-name="P2" text:outline-level="1">Attributes:</text:h>
      <text:list xml:id="list34333343" text:style-name="L4">
        <text:list-item>
          <text:p text:style-name="P7"><text:a xlink:type="simple" xlink:href="#id1042">analog</text:a>, optional, CDATA</text:p>
        </text:list-item>
        <text:list-item>
          <text:p text:style-name="P7"><text:soft-page-break/><text:a xlink:type="simple" xlink:href="#id37">n</text:a>, optional, xs:NMTOKEN</text:p>
        </text:list-item>
        <text:list-item>
          <text:p text:style-name="P7"><text:a xlink:type="simple" xlink:href="#id1595">xml:id</text:a>, optional, xs:ID</text:p>
        </text:list-item>
        <text:list-item>
          <text:p text:style-name="P7"><text:a xlink:type="simple" xlink:href="#id1596">xml:lang</text:a>, optional, xs:language</text:p>
        </text:list-item>
      </text:list>
      <text:h text:style-name="P2" text:outline-level="1">Module:</text:h>
      <text:p text:style-name="Text_20_body">header</text:p>
      <text:h text:style-name="P3" text:outline-level="1"><text:bookmark text:name="id214"/>&lt;add&gt; addition</text:h>
      <text:h text:style-name="P2" text:outline-level="1">Description:</text:h>
      <text:p text:style-name="Text_20_body">Marks an addition to the musical text. The add element contains material inserted by an author, scribe, annotator, or corrector. The agent responsible for the addition may be encoded using the hand attribute, while the resp attribute records the editor or transcriber responsible for identifying the hand of the addition. The cert attribute signifies the degree of certainty ascribed to the identification of the hand of the addition. The editor(s) responsible for asserting this particular reading may be recorded in the resp attribute. The value of resp must point to one or more identifiers declared in the document header.</text:p>
      <text:h text:style-name="P2" text:outline-level="1">May contain:</text:h>
      <text:p text:style-name="Text_20_body">PCDATA, <text:a xlink:type="simple" xlink:href="#id211">abbr</text:a>, <text:a xlink:type="simple" xlink:href="#id111">accid</text:a>, <text:a xlink:type="simple" xlink:href="#id214">add</text:a>, <text:a xlink:type="simple" xlink:href="#id53">address</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204">bibl</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1050">corpname</text:a>, <text:a xlink:type="simple" xlink:href="#id61">corr</text:a>, <text:a xlink:type="simple" xlink:href="#id324">custos</text:a>, <text:a xlink:type="simple" xlink:href="#id1212">damage</text:a>, <text:a xlink:type="simple" xlink:href="#id1083">date</text:a>, <text:a xlink:type="simple" xlink:href="#id1220">del</text:a>, <text:a xlink:type="simple" xlink:href="#id169">dir</text:a>, <text:a xlink:type="simple" xlink:href="#id158">dot</text:a>, <text:a xlink:type="simple" xlink:href="#id772">dynam</text:a>, <text:a xlink:type="simple" xlink:href="#id1247">expan</text:a>, <text:a xlink:type="simple" xlink:href="#id34">extptr</text:a>, <text:a xlink:type="simple" xlink:href="#id49">extref</text:a>, <text:a xlink:type="simple" xlink:href="#id820">fermata</text:a>, <text:a xlink:type="simple" xlink:href="#id1100">fig</text:a>, <text:a xlink:type="simple" xlink:href="#id941">ftrem</text:a>, <text:a xlink:type="simple" xlink:href="#id1333">gap</text:a>, <text:a xlink:type="simple" xlink:href="#id1069">geogname</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1096">identifier</text:a>, <text:a xlink:type="simple" xlink:href="#id217">ineume</text:a>, <text:a xlink:type="simple" xlink:href="#id397">keysig</text:a>, <text:a xlink:type="simple" xlink:href="#id677">layer</text:a>, <text:a xlink:type="simple" xlink:href="#id233">lb</text:a>, <text:a xlink:type="simple" xlink:href="#id958">ligature</text:a>, <text:a xlink:type="simple" xlink:href="#id961">lyrics</text:a>, <text:a xlink:type="simple" xlink:href="#id1155">measure</text:a>, <text:a xlink:type="simple" xlink:href="#id501">mensur</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38">name</text:a>, <text:a xlink:type="simple" xlink:href="#id108">note</text:a>, <text:a xlink:type="simple" xlink:href="#id1087">num</text:a>, <text:a xlink:type="simple" xlink:href="#id848">octave</text:a>, <text:a xlink:type="simple" xlink:href="#id1224">orig</text:a>, <text:a xlink:type="simple" xlink:href="#id868">pad</text:a>, <text:a xlink:type="simple" xlink:href="#id237">pb</text:a>, <text:a xlink:type="simple" xlink:href="#id1016">pedal</text:a>, <text:a xlink:type="simple" xlink:href="#id1076">periodname</text:a>, <text:a xlink:type="simple" xlink:href="#id1064">persname</text:a>, <text:a xlink:type="simple" xlink:href="#id781">phrase</text:a>, <text:a xlink:type="simple" xlink:href="#id529">proport</text:a>, <text:a xlink:type="simple" xlink:href="#id1342">ptr</text:a>, <text:a xlink:type="simple" xlink:href="#id1344">ref</text:a>, <text:a xlink:type="simple" xlink:href="#id1227">reg</text:a>, <text:a xlink:type="simple" xlink:href="#id1023">reh</text:a>, <text:a xlink:type="simple" xlink:href="#id1026">rend</text:a>, <text:a xlink:type="simple" xlink:href="#id1073">repository</text:a>, <text:a xlink:type="simple" xlink:href="#id872">rest</text:a>, <text:a xlink:type="simple" xlink:href="#id1230">restore</text:a>, <text:a xlink:type="simple" xlink:href="#id661">section</text:a>, <text:a xlink:type="simple" xlink:href="#id1234">sic</text:a>, <text:a xlink:type="simple" xlink:href="#id1120">slur</text:a>, <text:a xlink:type="simple" xlink:href="#id890">space</text:a>, <text:a xlink:type="simple" xlink:href="#id1035">stack</text:a>, <text:a xlink:type="simple" xlink:href="#id673">staff</text:a>, <text:a xlink:type="simple" xlink:href="#id1079">stylename</text:a>, <text:a xlink:type="simple" xlink:href="#id1335">subst</text:a>, <text:a xlink:type="simple" xlink:href="#id1237">supplied</text:a>, <text:a xlink:type="simple" xlink:href="#id789">tempo</text:a>, <text:a xlink:type="simple" xlink:href="#id1126">tie</text:a>, <text:a xlink:type="simple" xlink:href="#id1091">titl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p>
      <text:h text:style-name="P2" text:outline-level="1">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335">subst</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2" text:outline-level="1">Attributes:</text:h>
      <text:list xml:id="list34317027" text:style-name="L5">
        <text:list-item>
          <text:p text:style-name="P8"><text:a xlink:type="simple" xlink:href="#id1061">cert</text:a>, optional, xs:token, high, medium, low, unknown</text:p>
        </text:list-item>
        <text:list-item>
          <text:p text:style-name="P8"><text:a xlink:type="simple" xlink:href="#id1063">evidence</text:a>, optional, xs:NMTOKEN</text:p>
        </text:list-item>
        <text:list-item>
          <text:p text:style-name="P8"><text:a xlink:type="simple" xlink:href="#id67">facs</text:a>, optional, xs:IDREFS</text:p>
        </text:list-item>
        <text:list-item>
          <text:p text:style-name="P8"><text:a xlink:type="simple" xlink:href="#id1173">hand</text:a>, optional, xs:IDREF</text:p>
        </text:list-item>
        <text:list-item>
          <text:p text:style-name="P8"><text:a xlink:type="simple" xlink:href="#id37">n</text:a>, optional, xs:NMTOKEN</text:p>
        </text:list-item>
        <text:list-item>
          <text:p text:style-name="P8"><text:a xlink:type="simple" xlink:href="#id316">resp</text:a>, optional, xs:IDREFS</text:p>
        </text:list-item>
        <text:list-item>
          <text:p text:style-name="P8"><text:a xlink:type="simple" xlink:href="#id1175">seq</text:a>, optional, xs:positiveInteger</text:p>
        </text:list-item>
        <text:list-item>
          <text:p text:style-name="P8"><text:a xlink:type="simple" xlink:href="#id227">source</text:a>, optional, xs:IDREFS</text:p>
        </text:list-item>
        <text:list-item>
          <text:p text:style-name="P8"><text:a xlink:type="simple" xlink:href="#id1595">xml:id</text:a>, optional, xs:ID</text:p>
        </text:list-item>
      </text:list>
      <text:h text:style-name="P2" text:outline-level="1">Module:</text:h>
      <text:p text:style-name="Text_20_body">edittrans</text:p>
      <text:h text:style-name="P3" text:outline-level="1"><text:bookmark text:name="id53"/><text:soft-page-break/>&lt;address&gt; address</text:h>
      <text:h text:style-name="P2" text:outline-level="1">Description:</text:h>
      <text:p text:style-name="Text_20_body">Contains a postal address, for example of a publisher, an organization, or an individual.</text:p>
      <text:h text:style-name="P2" text:outline-level="1">May contain:</text:h>
      <text:p text:style-name="Text_20_body"><text:a xlink:type="simple" xlink:href="#id55">addressline</text:a> </text:p>
      <text:h text:style-name="P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366">pubstmt</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2" text:outline-level="1">Attributes:</text:h>
      <text:list xml:id="list34308011" text:style-name="L6">
        <text:list-item>
          <text:p text:style-name="P9"><text:a xlink:type="simple" xlink:href="#id67">facs</text:a>, optional, xs:IDREFS</text:p>
        </text:list-item>
        <text:list-item>
          <text:p text:style-name="P9"><text:a xlink:type="simple" xlink:href="#id37">n</text:a>, optional, xs:NMTOKEN</text:p>
        </text:list-item>
        <text:list-item>
          <text:p text:style-name="P9"><text:a xlink:type="simple" xlink:href="#id1595">xml:id</text:a>, optional, xs:ID</text:p>
        </text:list-item>
        <text:list-item>
          <text:p text:style-name="P9"><text:a xlink:type="simple" xlink:href="#id1596">xml:lang</text:a>, optional, xs:language</text:p>
        </text:list-item>
      </text:list>
      <text:h text:style-name="P2" text:outline-level="1">Module:</text:h>
      <text:p text:style-name="Text_20_body">shared</text:p>
      <text:h text:style-name="P3" text:outline-level="1"><text:bookmark text:name="id55"/>&lt;addressline&gt; addressline</text:h>
      <text:h text:style-name="P2" text:outline-level="1">Description:</text:h>
      <text:p text:style-name="Text_20_body">Single line of a postal address. This element may be repeated as many times as necessary to enter all lines of an address.</text:p>
      <text:h text:style-name="P2"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2" text:outline-level="1">May occur within:</text:h>
      <text:p text:style-name="Text_20_body"><text:a xlink:type="simple" xlink:href="#id53">address</text:a> </text:p>
      <text:h text:style-name="P2" text:outline-level="1">Attributes:</text:h>
      <text:list xml:id="list34333113" text:style-name="L7">
        <text:list-item>
          <text:p text:style-name="P10"><text:a xlink:type="simple" xlink:href="#id67">facs</text:a>, optional, xs:IDREFS</text:p>
        </text:list-item>
        <text:list-item>
          <text:p text:style-name="P10"><text:a xlink:type="simple" xlink:href="#id37">n</text:a>, optional, xs:NMTOKEN</text:p>
        </text:list-item>
        <text:list-item>
          <text:p text:style-name="P10"><text:a xlink:type="simple" xlink:href="#id1595">xml:id</text:a>, optional, xs:ID</text:p>
        </text:list-item>
        <text:list-item>
          <text:p text:style-name="P10"><text:a xlink:type="simple" xlink:href="#id1596">xml:lang</text:a>, optional, xs:language</text:p>
        </text:list-item>
      </text:list>
      <text:h text:style-name="P2" text:outline-level="1"><text:soft-page-break/>Module:</text:h>
      <text:p text:style-name="Text_20_body">shared</text:p>
      <text:h text:style-name="P3" text:outline-level="1"><text:bookmark text:name="id30"/>&lt;altmeiid&gt; alternative MEI identifier</text:h>
      <text:h text:style-name="P2" text:outline-level="1">Description:</text:h>
      <text:p text:style-name="Text_20_body">May contain a bibliographic identifier that does not fit within the meihead id attribute, for example because the id does not fit the definition of an XML id or because multiple identifiers are needed. One or the other of &lt;altmeiid&gt; or the id attribute on &lt;mei&gt; is required when applicable.</text:p>
      <text:h text:style-name="P2"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2" text:outline-level="1">May occur within:</text:h>
      <text:p text:style-name="Text_20_body"><text:a xlink:type="simple" xlink:href="#id28">meihead</text:a> </text:p>
      <text:h text:style-name="P2" text:outline-level="1">Attributes:</text:h>
      <text:list xml:id="list34316399" text:style-name="L8">
        <text:list-item>
          <text:p text:style-name="P11"><text:a xlink:type="simple" xlink:href="#id1042">analog</text:a>, optional, CDATA</text:p>
        </text:list-item>
        <text:list-item>
          <text:p text:style-name="P11"><text:a xlink:type="simple" xlink:href="#id37">n</text:a>, optional, xs:NMTOKEN</text:p>
        </text:list-item>
        <text:list-item>
          <text:p text:style-name="P11"><text:a xlink:type="simple" xlink:href="#id180">subtype</text:a>, optional, xs:NMTOKEN</text:p>
        </text:list-item>
        <text:list-item>
          <text:p text:style-name="P11"><text:a xlink:type="simple" xlink:href="#id179">type</text:a>, optional, xs:NMTOKEN</text:p>
        </text:list-item>
        <text:list-item>
          <text:p text:style-name="P11"><text:a xlink:type="simple" xlink:href="#id1595">xml:id</text:a>, optional, xs:ID</text:p>
        </text:list-item>
      </text:list>
      <text:h text:style-name="P2" text:outline-level="1">Module:</text:h>
      <text:p text:style-name="Text_20_body">header</text:p>
      <text:h text:style-name="P3" text:outline-level="1"><text:bookmark text:name="id391"/>&lt;anchoredtext&gt; anchored text</text:h>
      <text:h text:style-name="P2" text:outline-level="1">Description:</text:h>
      <text:p text:style-name="Text_20_body">Page-anchored text. The content model here is similar to paragraph without model.textcomponent and &lt;pb&gt; sub-elements. The starting point of the text may be identified in absolute output coordinate terms using the x and y attributes or relative to the location of another element using the startid attribute. The attributes in the att.visualoffset class may be used to record horizontal, vertical, or time offsets from the absolute coordinates or from the location of the referenced element.</text:p>
      <text:h text:style-name="P2" text:outline-level="1">May contain:</text:h>
      <text:p text:style-name="Text_20_body">PCDATA, <text:a xlink:type="simple" xlink:href="#id211">abbr</text:a>, <text:a xlink:type="simple" xlink:href="#id214">add</text:a>, <text:a xlink:type="simple" xlink:href="#id53">address</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2" text:outline-level="1">May occur within:</text:h>
      <text:p text:style-name="Text_20_body"><text:a xlink:type="simple" xlink:href="#id169">dir</text:a>, <text:a xlink:type="simple" xlink:href="#id668">ending</text:a>, <text:a xlink:type="simple" xlink:href="#id1102">figdesc</text:a>, <text:a xlink:type="simple" xlink:href="#id1138">harm</text:a>, <text:a xlink:type="simple" xlink:href="#id677">layer</text:a>, <text:a xlink:type="simple" xlink:href="#id222">lem</text:a>, <text:a xlink:type="simple" xlink:href="#id1155">measure</text:a>, <text:a xlink:type="simple" xlink:href="#id1159">ossia</text:a>, <text:a xlink:type="simple" xlink:href="#id294">pgdesc</text:a>, <text:a xlink:type="simple" xlink:href="#id1178">rdg</text:a>, <text:a xlink:type="simple" xlink:href="#id1561">score</text:a>, <text:a xlink:type="simple" xlink:href="#id661">section</text:a>, <text:a xlink:type="simple" xlink:href="#id673">staff</text:a>, <text:a xlink:type="simple" xlink:href="#id968">syllable</text:a>, <text:a xlink:type="simple" xlink:href="#id383">symboldef</text:a>, <text:a xlink:type="simple" xlink:href="#id789">tempo</text:a> </text:p>
      <text:h text:style-name="P2" text:outline-level="1"><text:soft-page-break/>Attributes:</text:h>
      <text:list xml:id="list34331504" text:style-name="L9">
        <text:list-item>
          <text:p text:style-name="P12"><text:a xlink:type="simple" xlink:href="#id98">copyof</text:a>, optional, xs:IDREF</text:p>
        </text:list-item>
        <text:list-item>
          <text:p text:style-name="P12"><text:a xlink:type="simple" xlink:href="#id99">corresp</text:a>, optional, xs:IDREFS</text:p>
        </text:list-item>
        <text:list-item>
          <text:p text:style-name="P12"><text:a xlink:type="simple" xlink:href="#id67">facs</text:a>, optional, xs:IDREFS</text:p>
        </text:list-item>
        <text:list-item>
          <text:p text:style-name="P12"><text:a xlink:type="simple" xlink:href="#id130">ho</text:a>, optional, xs:decimal</text:p>
        </text:list-item>
        <text:list-item>
          <text:p text:style-name="P12"><text:a xlink:type="simple" xlink:href="#id37">n</text:a>, optional, xs:NMTOKEN</text:p>
        </text:list-item>
        <text:list-item>
          <text:p text:style-name="P12"><text:a xlink:type="simple" xlink:href="#id100">next</text:a>, optional, xs:IDREFS</text:p>
        </text:list-item>
        <text:list-item>
          <text:p text:style-name="P12"><text:a xlink:type="simple" xlink:href="#id101">prev</text:a>, optional, xs:IDREFS</text:p>
        </text:list-item>
        <text:list-item>
          <text:p text:style-name="P12"><text:a xlink:type="simple" xlink:href="#id102">sameas</text:a>, optional, xs:IDREFS</text:p>
        </text:list-item>
        <text:list-item>
          <text:p text:style-name="P12"><text:a xlink:type="simple" xlink:href="#id176">startid</text:a>, optional, xs:IDREF</text:p>
        </text:list-item>
        <text:list-item>
          <text:p text:style-name="P12"><text:a xlink:type="simple" xlink:href="#id180">subtype</text:a>, optional, xs:NMTOKEN</text:p>
        </text:list-item>
        <text:list-item>
          <text:p text:style-name="P12"><text:a xlink:type="simple" xlink:href="#id103">synch</text:a>, optional, xs:IDREFS</text:p>
        </text:list-item>
        <text:list-item>
          <text:p text:style-name="P12"><text:a xlink:type="simple" xlink:href="#id155">to</text:a>, optional, xs:decimal</text:p>
        </text:list-item>
        <text:list-item>
          <text:p text:style-name="P12"><text:a xlink:type="simple" xlink:href="#id179">type</text:a>, optional, xs:NMTOKEN</text:p>
        </text:list-item>
        <text:list-item>
          <text:p text:style-name="P12"><text:a xlink:type="simple" xlink:href="#id133">vo</text:a>, optional, xs:decimal</text:p>
        </text:list-item>
        <text:list-item>
          <text:p text:style-name="P12"><text:a xlink:type="simple" xlink:href="#id105">when</text:a>, optional, xs:IDREF</text:p>
        </text:list-item>
        <text:list-item>
          <text:p text:style-name="P12"><text:a xlink:type="simple" xlink:href="#id135">x</text:a>, optional, xs:decimal</text:p>
        </text:list-item>
        <text:list-item>
          <text:p text:style-name="P12"><text:a xlink:type="simple" xlink:href="#id1595">xml:id</text:a>, optional, xs:ID</text:p>
        </text:list-item>
        <text:list-item>
          <text:p text:style-name="P12"><text:a xlink:type="simple" xlink:href="#id1596">xml:lang</text:a>, optional, xs:language</text:p>
        </text:list-item>
        <text:list-item>
          <text:p text:style-name="P12"><text:a xlink:type="simple" xlink:href="#id136">y</text:a>, optional, xs:decimal</text:p>
        </text:list-item>
      </text:list>
      <text:h text:style-name="P2" text:outline-level="1">Module:</text:h>
      <text:p text:style-name="Text_20_body">usersymbols</text:p>
      <text:h text:style-name="P3" text:outline-level="1"><text:bookmark text:name="id297"/>&lt;annot&gt; annotation</text:h>
      <text:h text:style-name="P2" text:outline-level="1">Description:</text:h>
      <text:p text:style-name="Text_20_body">Provides a short statement explaining the text or indicating the basis for an assertion. It is used for both general comments and for an annotation of the musical text. &lt;annot&gt; provides a way to group participating *events* and/or *control events*, the notes that form a descending bass line or phrase marks, for example, and provide a label for or comment regarding the group. A list of event IDs may be given in the plist attribute. An editorial or analytical comment or observation, encoded elsewhere, such as in the front or back matter, in score text elements, or in an external document may be pointed to using the link.common, link.internal, or link.external attributes. Alternatively, the observation may be included directly within the &lt;annot&gt; element. The &lt;annot&gt; element, along with other elements with attributes from the att.link.external class, may also be used to link/synchronize elements within the MEI file to external media such as images or sound recordings. The ID of the MEI element(s) to be linked from should be encoded in the plist attribute while the link to the external media may be encoded in the href or entityref attributes or in the body of the annotation using &lt;extref&gt; or &lt;extptr&gt; elements. The starting point of the annotation may be indicated by either a tstamp, tstamp.ges, tstamp.real or startid attribute, while the ending point may be recorded by either a dur, dur.ges or endid attribute. The resp attribute records the editor(s) responsible for identifying or creating the annotation.</text:p>
      <text:h text:style-name="P2"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244">blockquote</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286">lg</text:a>, <text:a xlink:type="simple" xlink:href="#id249">list</text:a>, <text:a xlink:type="simple" xlink:href="#id1038">name</text:a>, <text:a xlink:type="simple" xlink:href="#id1087">num</text:a>, <text:a xlink:type="simple" xlink:href="#id1224">orig</text:a>, <text:a xlink:type="simple" xlink:href="#id261">p</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265">table</text:a>, <text:a xlink:type="simple" xlink:href="#id1091">title</text:a>, <text:a xlink:type="simple" xlink:href="#id1242">unclear</text:a> </text:p>
      <text:h text:style-name="P2" text:outline-level="1"><text:soft-page-break/>May occur within:</text:h>
      <text:p text:style-name="Text_20_body"><text:a xlink:type="simple" xlink:href="#id211">abbr</text:a>, <text:a xlink:type="simple" xlink:href="#id214">add</text:a>, <text:a xlink:type="simple" xlink:href="#id55">addressline</text:a>, <text:a xlink:type="simple" xlink:href="#id297">annot</text:a>, <text:a xlink:type="simple" xlink:href="#id204">bibl</text:a>, <text:a xlink:type="simple" xlink:href="#id268">cap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668">ending</text:a>, <text:a xlink:type="simple" xlink:href="#id1247">expan</text:a>, <text:a xlink:type="simple" xlink:href="#id49">extref</text:a>, <text:a xlink:type="simple" xlink:href="#id1102">figdesc</text:a>, <text:a xlink:type="simple" xlink:href="#id1069">geogname</text:a>, <text:a xlink:type="simple" xlink:href="#id252">head</text:a>, <text:a xlink:type="simple" xlink:href="#id1096">identifier</text:a>, <text:a xlink:type="simple" xlink:href="#id255">item</text:a>, <text:a xlink:type="simple" xlink:href="#id289">l</text:a>, <text:a xlink:type="simple" xlink:href="#id677">layer</text:a>, <text:a xlink:type="simple" xlink:href="#id222">lem</text:a>, <text:a xlink:type="simple" xlink:href="#id1155">measure</text:a>, <text:a xlink:type="simple" xlink:href="#id1038">name</text:a>, <text:a xlink:type="simple" xlink:href="#id1394">notesstmt</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294">pgdesc</text:a>, <text:a xlink:type="simple" xlink:href="#id1178">rdg</text:a>, <text:a xlink:type="simple" xlink:href="#id1344">ref</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1035">stack</text:a>, <text:a xlink:type="simple" xlink:href="#id673">staff</text:a>, <text:a xlink:type="simple" xlink:href="#id1079">stylename</text:a>, <text:a xlink:type="simple" xlink:href="#id1237">supplied</text:a>, <text:a xlink:type="simple" xlink:href="#id968">syllable</text:a>, <text:a xlink:type="simple" xlink:href="#id279">td</text:a>, <text:a xlink:type="simple" xlink:href="#id273">th</text:a>, <text:a xlink:type="simple" xlink:href="#id1091">title</text:a>, <text:a xlink:type="simple" xlink:href="#id1242">unclear</text:a> </text:p>
      <text:h text:style-name="P2" text:outline-level="1">Attributes:</text:h>
      <text:list xml:id="list34326066" text:style-name="L10">
        <text:list-item>
          <text:p text:style-name="P13"><text:a xlink:type="simple" xlink:href="#id98">copyof</text:a>, optional, xs:IDREF</text:p>
        </text:list-item>
        <text:list-item>
          <text:p text:style-name="P13"><text:a xlink:type="simple" xlink:href="#id99">corresp</text:a>, optional, xs:IDREFS</text:p>
        </text:list-item>
        <text:list-item>
          <text:p text:style-name="P13"><text:a xlink:type="simple" xlink:href="#id302">dur</text:a>, optional, xs:token, "([0-9]+m *\+ *)?[0-9]+(\.?[0-9]*)?"</text:p>
        </text:list-item>
        <text:list-item>
          <text:p text:style-name="P13"><text:a xlink:type="simple" xlink:href="#id313">dur.ges</text:a>, optional, CDATA</text:p>
        </text:list-item>
        <text:list-item>
          <text:p text:style-name="P13"><text:a xlink:type="simple" xlink:href="#id177">endid</text:a>, optional, xs:IDREF</text:p>
        </text:list-item>
        <text:list-item>
          <text:p text:style-name="P13"><text:a xlink:type="simple" xlink:href="#id46">entityref</text:a>, optional, xs:ENTITY</text:p>
        </text:list-item>
        <text:list-item>
          <text:p text:style-name="P13"><text:a xlink:type="simple" xlink:href="#id67">facs</text:a>, optional, xs:IDREFS</text:p>
        </text:list-item>
        <text:list-item>
          <text:p text:style-name="P13"><text:a xlink:type="simple" xlink:href="#id305">layer</text:a>, optional, xs:positiveInteger</text:p>
        </text:list-item>
        <text:list-item>
          <text:p text:style-name="P13"><text:a xlink:type="simple" xlink:href="#id37">n</text:a>, optional, xs:NMTOKEN</text:p>
        </text:list-item>
        <text:list-item>
          <text:p text:style-name="P13"><text:a xlink:type="simple" xlink:href="#id100">next</text:a>, optional, xs:IDREFS</text:p>
        </text:list-item>
        <text:list-item>
          <text:p text:style-name="P13"><text:a xlink:type="simple" xlink:href="#id70">plist</text:a>, optional, xs:IDREFS</text:p>
        </text:list-item>
        <text:list-item>
          <text:p text:style-name="P13"><text:a xlink:type="simple" xlink:href="#id101">prev</text:a>, optional, xs:IDREFS</text:p>
        </text:list-item>
        <text:list-item>
          <text:p text:style-name="P13"><text:a xlink:type="simple" xlink:href="#id316">resp</text:a>, optional, xs:IDREFS</text:p>
        </text:list-item>
        <text:list-item>
          <text:p text:style-name="P13"><text:a xlink:type="simple" xlink:href="#id102">sameas</text:a>, optional, xs:IDREFS</text:p>
        </text:list-item>
        <text:list-item>
          <text:p text:style-name="P13"><text:a xlink:type="simple" xlink:href="#id227">source</text:a>, optional, xs:IDREFS</text:p>
        </text:list-item>
        <text:list-item>
          <text:p text:style-name="P13"><text:a xlink:type="simple" xlink:href="#id306">staff</text:a>, optional, list of xs:positiveInteger, minimum length of 1</text:p>
        </text:list-item>
        <text:list-item>
          <text:p text:style-name="P13"><text:a xlink:type="simple" xlink:href="#id176">startid</text:a>, optional, xs:IDREF</text:p>
        </text:list-item>
        <text:list-item>
          <text:p text:style-name="P13"><text:a xlink:type="simple" xlink:href="#id180">subtype</text:a>, optional, xs:NMTOKEN</text:p>
        </text:list-item>
        <text:list-item>
          <text:p text:style-name="P13"><text:a xlink:type="simple" xlink:href="#id103">synch</text:a>, optional, xs:IDREFS</text:p>
        </text:list-item>
        <text:list-item>
          <text:p text:style-name="P13"><text:a xlink:type="simple" xlink:href="#id44">targettype</text:a>, optional, xs:NMTOKEN</text:p>
        </text:list-item>
        <text:list-item>
          <text:p text:style-name="P13"><text:a xlink:type="simple" xlink:href="#id94">tstamp</text:a>, optional, xs:decimal, 0 - ∞</text:p>
        </text:list-item>
        <text:list-item>
          <text:p text:style-name="P13"><text:a xlink:type="simple" xlink:href="#id308">tstamp.ges</text:a>, optional, xs:nonNegativeInteger</text:p>
        </text:list-item>
        <text:list-item>
          <text:p text:style-name="P13"><text:a xlink:type="simple" xlink:href="#id309">tstamp.real</text:a>, optional, xs:time</text:p>
        </text:list-item>
        <text:list-item>
          <text:p text:style-name="P13"><text:a xlink:type="simple" xlink:href="#id179">type</text:a>, optional, xs:NMTOKEN</text:p>
        </text:list-item>
        <text:list-item>
          <text:p text:style-name="P13"><text:a xlink:type="simple" xlink:href="#id105">when</text:a>, optional, xs:IDREF</text:p>
        </text:list-item>
        <text:list-item>
          <text:p text:style-name="P13"><text:a xlink:type="simple" xlink:href="#id41">xlink:actuate</text:a>, optional, xs:token, onLoad, onRequest, other, none</text:p>
        </text:list-item>
        <text:list-item>
          <text:p text:style-name="P13"><text:a xlink:type="simple" xlink:href="#id47">xlink:href</text:a>, optional, xs:anyURI</text:p>
        </text:list-item>
        <text:list-item>
          <text:p text:style-name="P13"><text:a xlink:type="simple" xlink:href="#id42">xlink:role</text:a>, optional, xs:anyURI</text:p>
        </text:list-item>
        <text:list-item>
          <text:p text:style-name="P13"><text:a xlink:type="simple" xlink:href="#id43">xlink:show</text:a>, optional, xs:token, new, replace, other, none</text:p>
        </text:list-item>
        <text:list-item>
          <text:p text:style-name="P13"><text:a xlink:type="simple" xlink:href="#id1594">xlink:title</text:a>, optional, CDATA</text:p>
        </text:list-item>
        <text:list-item>
          <text:p text:style-name="P13"><text:a xlink:type="simple" xlink:href="#id1595">xml:id</text:a>, optional, xs:ID</text:p>
        </text:list-item>
        <text:list-item>
          <text:p text:style-name="P13"><text:a xlink:type="simple" xlink:href="#id1596">xml:lang</text:a>, optional, xs:language</text:p>
        </text:list-item>
      </text:list>
      <text:h text:style-name="P2" text:outline-level="1">Module:</text:h>
      <text:p text:style-name="Text_20_body">shared</text:p>
      <text:h text:style-name="P3" text:outline-level="1"><text:bookmark text:name="id220"/><text:soft-page-break/>&lt;app&gt; apparatus</text:h>
      <text:h text:style-name="P2" text:outline-level="1">Description:</text:h>
      <text:p text:style-name="Text_20_body">Contains one or more alternative encodings. The alternatives may be thought of as exclusive or as parallel. The type attribute may contain any convenient descriptive word, describing the extent of the variation (e.g. note, phrase, measure, etc.), its text-critical significance (e.g. significant, accidental, unclear), or the nature of the variation or the principles required to understand it (e.g. lectio difficilior, usus auctoris, etc.).</text:p>
      <text:h text:style-name="P2" text:outline-level="1">May contain:</text:h>
      <text:p text:style-name="Text_20_body"><text:a xlink:type="simple" xlink:href="#id222">lem</text:a>, <text:a xlink:type="simple" xlink:href="#id1178">rdg</text:a> </text:p>
      <text:h text:style-name="P2" text:outline-level="1">May occur within:</text:h>
      <text:p text:style-name="Text_20_body"><text:a xlink:type="simple" xlink:href="#id897">beam</text:a>, <text:a xlink:type="simple" xlink:href="#id668">ending</text:a>, <text:a xlink:type="simple" xlink:href="#id240">fw</text:a>, <text:a xlink:type="simple" xlink:href="#id217">ineume</text:a>, <text:a xlink:type="simple" xlink:href="#id677">layer</text:a>, <text:a xlink:type="simple" xlink:href="#id222">lem</text:a>, <text:a xlink:type="simple" xlink:href="#id1155">measure</text:a>, <text:a xlink:type="simple" xlink:href="#id108">note</text:a>, <text:a xlink:type="simple" xlink:href="#id1159">ossia</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561">score</text:a>, <text:a xlink:type="simple" xlink:href="#id661">section</text:a>, <text:a xlink:type="simple" xlink:href="#id673">staff</text:a>, <text:a xlink:type="simple" xlink:href="#id968">syllable</text:a>, <text:a xlink:type="simple" xlink:href="#id905">tuplet</text:a>, <text:a xlink:type="simple" xlink:href="#id1190">uneume</text:a> </text:p>
      <text:h text:style-name="P2" text:outline-level="1">Attributes:</text:h>
      <text:list xml:id="list34315612" text:style-name="L11">
        <text:list-item>
          <text:p text:style-name="P14"><text:a xlink:type="simple" xlink:href="#id37">n</text:a>, optional, xs:NMTOKEN</text:p>
        </text:list-item>
        <text:list-item>
          <text:p text:style-name="P14"><text:a xlink:type="simple" xlink:href="#id180">subtype</text:a>, optional, xs:NMTOKEN</text:p>
        </text:list-item>
        <text:list-item>
          <text:p text:style-name="P14"><text:a xlink:type="simple" xlink:href="#id179">type</text:a>, optional, xs:NMTOKEN</text:p>
        </text:list-item>
        <text:list-item>
          <text:p text:style-name="P14"><text:a xlink:type="simple" xlink:href="#id1595">xml:id</text:a>, optional, xs:ID</text:p>
        </text:list-item>
      </text:list>
      <text:h text:style-name="P2" text:outline-level="1">Module:</text:h>
      <text:p text:style-name="Text_20_body">critapp</text:p>
      <text:h text:style-name="P3" text:outline-level="1"><text:bookmark text:name="id1477"/>&lt;appinfo&gt; application information</text:h>
      <text:h text:style-name="P2" text:outline-level="1">Description:</text:h>
      <text:p text:style-name="Text_20_body">Groups information about applications which have acted upon the MEI file. This is not to be confused with applications which were used to create the MEI file. The latter may be recorded in the projectdesc element.</text:p>
      <text:h text:style-name="P2" text:outline-level="1">May contain:</text:h>
      <text:p text:style-name="Text_20_body"><text:a xlink:type="simple" xlink:href="#id1479">application</text:a> </text:p>
      <text:h text:style-name="P2" text:outline-level="1">May occur within:</text:h>
      <text:p text:style-name="Text_20_body"><text:a xlink:type="simple" xlink:href="#id1474">encodingdesc</text:a> </text:p>
      <text:h text:style-name="P2" text:outline-level="1">Attributes:</text:h>
      <text:list xml:id="list34307047" text:style-name="L12">
        <text:list-item>
          <text:p text:style-name="P15"><text:a xlink:type="simple" xlink:href="#id37">n</text:a>, optional, xs:NMTOKEN</text:p>
        </text:list-item>
        <text:list-item>
          <text:p text:style-name="P15"><text:a xlink:type="simple" xlink:href="#id1595">xml:id</text:a>, optional, xs:ID</text:p>
        </text:list-item>
      </text:list>
      <text:h text:style-name="P2" text:outline-level="1">Module:</text:h>
      <text:p text:style-name="Text_20_body">header</text:p>
      <text:h text:style-name="P3" text:outline-level="1"><text:bookmark text:name="id1479"/><text:soft-page-break/>&lt;application&gt; application</text:h>
      <text:h text:style-name="P2" text:outline-level="1">Description:</text:h>
      <text:p text:style-name="Text_20_body">Provides information about an application which has acted upon the current document.</text:p>
      <text:h text:style-name="P2" text:outline-level="1">May contain:</text:h>
      <text:p text:style-name="Text_20_body"><text:a xlink:type="simple" xlink:href="#id1038">name</text:a>, <text:a xlink:type="simple" xlink:href="#id261">p</text:a>, <text:a xlink:type="simple" xlink:href="#id1342">ptr</text:a> </text:p>
      <text:h text:style-name="P2" text:outline-level="1">May occur within:</text:h>
      <text:p text:style-name="Text_20_body"><text:a xlink:type="simple" xlink:href="#id1477">appinfo</text:a> </text:p>
      <text:h text:style-name="P2" text:outline-level="1">Attributes:</text:h>
      <text:list xml:id="list34322005" text:style-name="L13">
        <text:list-item>
          <text:p text:style-name="P16"><text:a xlink:type="simple" xlink:href="#id1054">enddate</text:a>, optional, xs:date, xs:gYear, xs:gMonth, xs:gDay, xs:gYearMonth, xs:gMonthDay, xs:time, xs:dateTime, xs:token</text:p>
        </text:list-item>
        <text:list-item>
          <text:p text:style-name="P16"><text:a xlink:type="simple" xlink:href="#id37">n</text:a>, optional, xs:NMTOKEN</text:p>
        </text:list-item>
        <text:list-item>
          <text:p text:style-name="P16"><text:a xlink:type="simple" xlink:href="#id1056">notafter</text:a>, optional, xs:date, xs:gYear, xs:gMonth, xs:gDay, xs:gYearMonth, xs:gMonthDay, xs:time, xs:dateTime, xs:token</text:p>
        </text:list-item>
        <text:list-item>
          <text:p text:style-name="P16"><text:a xlink:type="simple" xlink:href="#id1057">notbefore</text:a>, optional, xs:date, xs:gYear, xs:gMonth, xs:gDay, xs:gYearMonth, xs:gMonthDay, xs:time, xs:dateTime, xs:token</text:p>
        </text:list-item>
        <text:list-item>
          <text:p text:style-name="P16"><text:a xlink:type="simple" xlink:href="#id1058">reg</text:a>, optional, xs:date, xs:gYear, xs:gMonth, xs:gDay, xs:gYearMonth, xs:gMonthDay, xs:time, xs:dateTime, xs:token</text:p>
        </text:list-item>
        <text:list-item>
          <text:p text:style-name="P16"><text:a xlink:type="simple" xlink:href="#id1059">startdate</text:a>, optional, xs:date, xs:gYear, xs:gMonth, xs:gDay, xs:gYearMonth, xs:gMonthDay, xs:time, xs:dateTime, xs:token</text:p>
        </text:list-item>
        <text:list-item>
          <text:p text:style-name="P16"><text:a xlink:type="simple" xlink:href="#id180">subtype</text:a>, optional, xs:NMTOKEN</text:p>
        </text:list-item>
        <text:list-item>
          <text:p text:style-name="P16"><text:a xlink:type="simple" xlink:href="#id179">type</text:a>, optional, xs:NMTOKEN</text:p>
        </text:list-item>
        <text:list-item>
          <text:p text:style-name="P16"><text:a xlink:type="simple" xlink:href="#id1482">version</text:a>, optional, CDATA</text:p>
        </text:list-item>
        <text:list-item>
          <text:p text:style-name="P16"><text:a xlink:type="simple" xlink:href="#id1595">xml:id</text:a>, optional, xs:ID</text:p>
        </text:list-item>
      </text:list>
      <text:h text:style-name="P2" text:outline-level="1">Module:</text:h>
      <text:p text:style-name="Text_20_body">header</text:p>
      <text:h text:style-name="P3" text:outline-level="1"><text:bookmark text:name="id796"/>&lt;arpeg&gt; arpeggiation</text:h>
      <text:h text:style-name="P2" text:outline-level="1">Description:</text:h>
      <text:p text:style-name="Text_20_body">Indicates that the notes of a chord are to be performed successively rather than simultaneously, usually from lowest to highest. Sometimes called a 'roll'. The usual symbol is a vertical wavy line preceding the chord.</text:p>
      <text:h text:style-name="P2" text:outline-level="1">May contain:</text:h>
      <text:p text:style-name="Text_20_body">EMPTY</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2" text:outline-level="1"><text:soft-page-break/>Attributes:</text:h>
      <text:list xml:id="list34329718" text:style-name="L14">
        <text:list-item>
          <text:p text:style-name="P17"><text:a xlink:type="simple" xlink:href="#id801">arrow</text:a>, optional, xs:token, true, false</text:p>
        </text:list-item>
        <text:list-item>
          <text:p text:style-name="P17"><text:a xlink:type="simple" xlink:href="#id86">color</text:a>, optional, xs:token, "(x[0-9A-Fa-f]{6,6}|aqua|black|fuchsia|gray|green|lime|maroon|navy|olive|purple|red|silver|teal|white|yellow)"</text:p>
        </text:list-item>
        <text:list-item>
          <text:p text:style-name="P17"><text:a xlink:type="simple" xlink:href="#id98">copyof</text:a>, optional, xs:IDREF</text:p>
        </text:list-item>
        <text:list-item>
          <text:p text:style-name="P17"><text:a xlink:type="simple" xlink:href="#id99">corresp</text:a>, optional, xs:IDREFS</text:p>
        </text:list-item>
        <text:list-item>
          <text:p text:style-name="P17"><text:a xlink:type="simple" xlink:href="#id67">facs</text:a>, optional, xs:IDREFS</text:p>
        </text:list-item>
        <text:list-item>
          <text:p text:style-name="P17"><text:a xlink:type="simple" xlink:href="#id130">ho</text:a>, optional, xs:decimal</text:p>
        </text:list-item>
        <text:list-item>
          <text:p text:style-name="P17"><text:a xlink:type="simple" xlink:href="#id777">layer</text:a>, optional, list of xs:positiveInteger, minimum length of 1</text:p>
        </text:list-item>
        <text:list-item>
          <text:p text:style-name="P17"><text:a xlink:type="simple" xlink:href="#id37">n</text:a>, optional, xs:NMTOKEN</text:p>
        </text:list-item>
        <text:list-item>
          <text:p text:style-name="P17"><text:a xlink:type="simple" xlink:href="#id100">next</text:a>, optional, xs:IDREFS</text:p>
        </text:list-item>
        <text:list-item>
          <text:p text:style-name="P17"><text:a xlink:type="simple" xlink:href="#id799">order</text:a>, optional, xs:token, up, down, nonarp</text:p>
        </text:list-item>
        <text:list-item>
          <text:p text:style-name="P17"><text:a xlink:type="simple" xlink:href="#id70">plist</text:a>, optional, xs:IDREFS</text:p>
        </text:list-item>
        <text:list-item>
          <text:p text:style-name="P17"><text:a xlink:type="simple" xlink:href="#id101">prev</text:a>, optional, xs:IDREFS</text:p>
        </text:list-item>
        <text:list-item>
          <text:p text:style-name="P17"><text:a xlink:type="simple" xlink:href="#id102">sameas</text:a>, optional, xs:IDREFS</text:p>
        </text:list-item>
        <text:list-item>
          <text:p text:style-name="P17"><text:a xlink:type="simple" xlink:href="#id687">staff</text:a>, required, list of xs:positiveInteger, minimum length of 1</text:p>
        </text:list-item>
        <text:list-item>
          <text:p text:style-name="P17"><text:a xlink:type="simple" xlink:href="#id103">synch</text:a>, optional, xs:IDREFS</text:p>
        </text:list-item>
        <text:list-item>
          <text:p text:style-name="P17"><text:a xlink:type="simple" xlink:href="#id155">to</text:a>, optional, xs:decimal</text:p>
        </text:list-item>
        <text:list-item>
          <text:p text:style-name="P17"><text:a xlink:type="simple" xlink:href="#id94">tstamp</text:a>, optional, xs:decimal, 0 - ∞</text:p>
        </text:list-item>
        <text:list-item>
          <text:p text:style-name="P17"><text:a xlink:type="simple" xlink:href="#id308">tstamp.ges</text:a>, optional, xs:nonNegativeInteger</text:p>
        </text:list-item>
        <text:list-item>
          <text:p text:style-name="P17"><text:a xlink:type="simple" xlink:href="#id309">tstamp.real</text:a>, optional, xs:time</text:p>
        </text:list-item>
        <text:list-item>
          <text:p text:style-name="P17"><text:a xlink:type="simple" xlink:href="#id133">vo</text:a>, optional, xs:decimal</text:p>
        </text:list-item>
        <text:list-item>
          <text:p text:style-name="P17"><text:a xlink:type="simple" xlink:href="#id105">when</text:a>, optional, xs:IDREF</text:p>
        </text:list-item>
        <text:list-item>
          <text:p text:style-name="P17"><text:a xlink:type="simple" xlink:href="#id135">x</text:a>, optional, xs:decimal</text:p>
        </text:list-item>
        <text:list-item>
          <text:p text:style-name="P17"><text:a xlink:type="simple" xlink:href="#id1595">xml:id</text:a>, optional, xs:ID</text:p>
        </text:list-item>
        <text:list-item>
          <text:p text:style-name="P17"><text:a xlink:type="simple" xlink:href="#id136">y</text:a>, optional, xs:decimal</text:p>
        </text:list-item>
      </text:list>
      <text:h text:style-name="P2" text:outline-level="1">Module:</text:h>
      <text:p text:style-name="Text_20_body">cmn</text:p>
      <text:h text:style-name="P3" text:outline-level="1"><text:bookmark text:name="id142"/>&lt;artic&gt; articulation</text:h>
      <text:h text:style-name="P2" text:outline-level="1">Description:</text:h>
      <text:p text:style-name="Text_20_body">An indication of how to play a note or chord. Articulations typically affect duration, such as staccato marks, or the force of attack, such as accents. This element provides an alternative to the artic attributes on the &lt;note&gt; and &lt;chord&gt; elements. It should be used when specific display info, such as size or color, needs to be recorded for the articulation or when multiple articulation marks occur on a single note or chord.</text:p>
      <text:h text:style-name="P2" text:outline-level="1">May contain:</text:h>
      <text:p text:style-name="Text_20_body">EMPTY</text:p>
      <text:h text:style-name="P2" text:outline-level="1">May occur within:</text:h>
      <text:p text:style-name="Text_20_body"><text:a xlink:type="simple" xlink:href="#id214">add</text:a>, <text:a xlink:type="simple" xlink:href="#id106">chor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2" text:outline-level="1"><text:soft-page-break/>Attributes:</text:h>
      <text:list xml:id="list34326173" text:style-name="L15">
        <text:list-item>
          <text:p text:style-name="P18"><text:a xlink:type="simple" xlink:href="#id146">artic</text:a>, optional, list of xs:token, acc, stacc, ten, stacciss, marc, marc-stacc, acc-marc, spicc, rip, doit, plop, fall, bend, flip, smear, dnbow, upbow, harm, snap, fingernail, damp, dampall, open, stop, dbltongue, trpltongue, heel, toe, tap, pluck, dot, stroke, minimum length of 1</text:p>
        </text:list-item>
        <text:list-item>
          <text:p text:style-name="P18"><text:a xlink:type="simple" xlink:href="#id86">color</text:a>, optional, xs:token, "(x[0-9A-Fa-f]{6,6}|aqua|black|fuchsia|gray|green|lime|maroon|navy|olive|purple|red|silver|teal|white|yellow)"</text:p>
        </text:list-item>
        <text:list-item>
          <text:p text:style-name="P18"><text:a xlink:type="simple" xlink:href="#id98">copyof</text:a>, optional, xs:IDREF</text:p>
        </text:list-item>
        <text:list-item>
          <text:p text:style-name="P18"><text:a xlink:type="simple" xlink:href="#id99">corresp</text:a>, optional, xs:IDREFS</text:p>
        </text:list-item>
        <text:list-item>
          <text:p text:style-name="P18"><text:a xlink:type="simple" xlink:href="#id138">enclose</text:a>, optional, xs:token, paren, brack</text:p>
        </text:list-item>
        <text:list-item>
          <text:p text:style-name="P18"><text:a xlink:type="simple" xlink:href="#id67">facs</text:a>, optional, xs:IDREFS</text:p>
        </text:list-item>
        <text:list-item>
          <text:p text:style-name="P18"><text:a xlink:type="simple" xlink:href="#id114">fontfam</text:a>, optional, xs:token</text:p>
        </text:list-item>
        <text:list-item>
          <text:p text:style-name="P18"><text:a xlink:type="simple" xlink:href="#id116">fontname</text:a>, optional, xs:token</text:p>
        </text:list-item>
        <text:list-item>
          <text:p text:style-name="P18"><text:a xlink:type="simple" xlink:href="#id118">fontsize</text:a>, optional, xs:decimal</text:p>
        </text:list-item>
        <text:list-item>
          <text:p text:style-name="P18"><text:a xlink:type="simple" xlink:href="#id119">fontstyle</text:a>, optional, xs:token, ital, normal, oblique</text:p>
        </text:list-item>
        <text:list-item>
          <text:p text:style-name="P18"><text:a xlink:type="simple" xlink:href="#id121">fontweight</text:a>, optional, xs:token, bold</text:p>
        </text:list-item>
        <text:list-item>
          <text:p text:style-name="P18"><text:a xlink:type="simple" xlink:href="#id130">ho</text:a>, optional, xs:decimal</text:p>
        </text:list-item>
        <text:list-item>
          <text:p text:style-name="P18"><text:a xlink:type="simple" xlink:href="#id37">n</text:a>, optional, xs:NMTOKEN</text:p>
        </text:list-item>
        <text:list-item>
          <text:p text:style-name="P18"><text:a xlink:type="simple" xlink:href="#id100">next</text:a>, optional, xs:IDREFS</text:p>
        </text:list-item>
        <text:list-item>
          <text:p text:style-name="P18"><text:a xlink:type="simple" xlink:href="#id151">place</text:a>, optional, xs:token, above, below, within</text:p>
        </text:list-item>
        <text:list-item>
          <text:p text:style-name="P18"><text:a xlink:type="simple" xlink:href="#id101">prev</text:a>, optional, xs:IDREFS</text:p>
        </text:list-item>
        <text:list-item>
          <text:p text:style-name="P18"><text:a xlink:type="simple" xlink:href="#id102">sameas</text:a>, optional, xs:IDREFS</text:p>
        </text:list-item>
        <text:list-item>
          <text:p text:style-name="P18"><text:a xlink:type="simple" xlink:href="#id103">synch</text:a>, optional, xs:IDREFS</text:p>
        </text:list-item>
        <text:list-item>
          <text:p text:style-name="P18"><text:a xlink:type="simple" xlink:href="#id155">to</text:a>, optional, xs:decimal</text:p>
        </text:list-item>
        <text:list-item>
          <text:p text:style-name="P18"><text:a xlink:type="simple" xlink:href="#id133">vo</text:a>, optional, xs:decimal</text:p>
        </text:list-item>
        <text:list-item>
          <text:p text:style-name="P18"><text:a xlink:type="simple" xlink:href="#id105">when</text:a>, optional, xs:IDREF</text:p>
        </text:list-item>
        <text:list-item>
          <text:p text:style-name="P18"><text:a xlink:type="simple" xlink:href="#id135">x</text:a>, optional, xs:decimal</text:p>
        </text:list-item>
        <text:list-item>
          <text:p text:style-name="P18"><text:a xlink:type="simple" xlink:href="#id1595">xml:id</text:a>, optional, xs:ID</text:p>
        </text:list-item>
        <text:list-item>
          <text:p text:style-name="P18"><text:a xlink:type="simple" xlink:href="#id136">y</text:a>, optional, xs:decimal</text:p>
        </text:list-item>
      </text:list>
      <text:h text:style-name="P2" text:outline-level="1">Module:</text:h>
      <text:p text:style-name="Text_20_body">shared</text:p>
      <text:h text:style-name="P3" text:outline-level="1"><text:bookmark text:name="id1371"/>&lt;availability&gt; availability</text:h>
      <text:h text:style-name="P2" text:outline-level="1">Description:</text:h>
      <text:p text:style-name="Text_20_body">Groups elements that describe the availability of and access to a bibliographic item, including the MEI-encoded document itself.</text:p>
      <text:h text:style-name="P2" text:outline-level="1">May contain:</text:h>
      <text:p text:style-name="Text_20_body"><text:a xlink:type="simple" xlink:href="#id1377">accessdesc</text:a>, <text:a xlink:type="simple" xlink:href="#id1374">acqsource</text:a>, <text:a xlink:type="simple" xlink:href="#id1380">price</text:a>, <text:a xlink:type="simple" xlink:href="#id1386">sysreq</text:a>, <text:a xlink:type="simple" xlink:href="#id1383">userestrict</text:a> </text:p>
      <text:h text:style-name="P2" text:outline-level="1">May occur within:</text:h>
      <text:p text:style-name="Text_20_body"><text:a xlink:type="simple" xlink:href="#id1366">pubstmt</text:a> </text:p>
      <text:h text:style-name="P2" text:outline-level="1"><text:soft-page-break/>Attributes:</text:h>
      <text:list xml:id="list34314539" text:style-name="L16">
        <text:list-item>
          <text:p text:style-name="P19"><text:a xlink:type="simple" xlink:href="#id1042">analog</text:a>, optional, CDATA</text:p>
        </text:list-item>
        <text:list-item>
          <text:p text:style-name="P19"><text:a xlink:type="simple" xlink:href="#id37">n</text:a>, optional, xs:NMTOKEN</text:p>
        </text:list-item>
        <text:list-item>
          <text:p text:style-name="P19"><text:a xlink:type="simple" xlink:href="#id1595">xml:id</text:a>, optional, xs:ID</text:p>
        </text:list-item>
      </text:list>
      <text:h text:style-name="P2" text:outline-level="1">Module:</text:h>
      <text:p text:style-name="Text_20_body">header</text:p>
      <text:h text:style-name="P3" text:outline-level="1"><text:bookmark text:name="id1582"/>&lt;back&gt; back</text:h>
      <text:h text:style-name="P2" text:outline-level="1">Description:</text:h>
      <text:p text:style-name="Text_20_body">Back matter such as indexes, advertisements, etc. following the main part of a text.</text:p>
      <text:h text:style-name="P2" text:outline-level="1">May contain:</text:h>
      <text:p text:style-name="Text_20_body"><text:a xlink:type="simple" xlink:href="#id229">div</text:a>, <text:a xlink:type="simple" xlink:href="#id233">lb</text:a>, <text:a xlink:type="simple" xlink:href="#id237">pb</text:a> </text:p>
      <text:h text:style-name="P2" text:outline-level="1">May occur within:</text:h>
      <text:p text:style-name="Text_20_body"><text:a xlink:type="simple" xlink:href="#id1533">music</text:a> </text:p>
      <text:h text:style-name="P2" text:outline-level="1">Attributes:</text:h>
      <text:list xml:id="list34324965" text:style-name="L17">
        <text:list-item>
          <text:p text:style-name="P20"><text:a xlink:type="simple" xlink:href="#id67">facs</text:a>, optional, xs:IDREFS</text:p>
        </text:list-item>
        <text:list-item>
          <text:p text:style-name="P20"><text:a xlink:type="simple" xlink:href="#id37">n</text:a>, optional, xs:NMTOKEN</text:p>
        </text:list-item>
        <text:list-item>
          <text:p text:style-name="P20"><text:a xlink:type="simple" xlink:href="#id1595">xml:id</text:a>, optional, xs:ID</text:p>
        </text:list-item>
        <text:list-item>
          <text:p text:style-name="P20"><text:a xlink:type="simple" xlink:href="#id1596">xml:lang</text:a>, optional, xs:language</text:p>
        </text:list-item>
      </text:list>
      <text:h text:style-name="P2" text:outline-level="1">Module:</text:h>
      <text:p text:style-name="Text_20_body">text</text:p>
      <text:h text:style-name="P3" text:outline-level="1"><text:bookmark text:name="id64"/>&lt;barline&gt; barline</text:h>
      <text:h text:style-name="P2" text:outline-level="1">Description:</text:h>
      <text:p text:style-name="Text_20_body">Vertical line that divides musical notation into metrical units. This element is provided as an alternative to the &lt;measure&gt; container. Some music printing systems rely on measure width data for rendering. The width attribute may be used to capture this data in MEI for interchange with these systems.</text:p>
      <text:h text:style-name="P2" text:outline-level="1">May contain:</text:h>
      <text:p text:style-name="Text_20_body">EMPTY</text:p>
      <text:h text:style-name="P2"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2" text:outline-level="1">Attributes:</text:h>
      <text:list xml:id="list34323556" text:style-name="L18">
        <text:list-item>
          <text:p text:style-name="P21"><text:a xlink:type="simple" xlink:href="#id81">barplace</text:a>, optional, xs:token, mensur, staff, takt</text:p>
        </text:list-item>
        <text:list-item>
          <text:p text:style-name="P21"><text:soft-page-break/><text:a xlink:type="simple" xlink:href="#id86">color</text:a>, optional, xs:token, "(x[0-9A-Fa-f]{6,6}|aqua|black|fuchsia|gray|green|lime|maroon|navy|olive|purple|red|silver|teal|white|yellow)"</text:p>
        </text:list-item>
        <text:list-item>
          <text:p text:style-name="P21"><text:a xlink:type="simple" xlink:href="#id74">complete</text:a>, optional, xs:token, c, i, o</text:p>
        </text:list-item>
        <text:list-item>
          <text:p text:style-name="P21"><text:a xlink:type="simple" xlink:href="#id75">control</text:a>, optional, xs:token, true, false</text:p>
        </text:list-item>
        <text:list-item>
          <text:p text:style-name="P21"><text:a xlink:type="simple" xlink:href="#id98">copyof</text:a>, optional, xs:IDREF</text:p>
        </text:list-item>
        <text:list-item>
          <text:p text:style-name="P21"><text:a xlink:type="simple" xlink:href="#id99">corresp</text:a>, optional, xs:IDREFS</text:p>
        </text:list-item>
        <text:list-item>
          <text:p text:style-name="P21"><text:a xlink:type="simple" xlink:href="#id46">entityref</text:a>, optional, xs:ENTITY</text:p>
        </text:list-item>
        <text:list-item>
          <text:p text:style-name="P21"><text:a xlink:type="simple" xlink:href="#id67">facs</text:a>, optional, xs:IDREFS</text:p>
        </text:list-item>
        <text:list-item>
          <text:p text:style-name="P21"><text:a xlink:type="simple" xlink:href="#id37">n</text:a>, optional, xs:NMTOKEN</text:p>
        </text:list-item>
        <text:list-item>
          <text:p text:style-name="P21"><text:a xlink:type="simple" xlink:href="#id100">next</text:a>, optional, xs:IDREFS</text:p>
        </text:list-item>
        <text:list-item>
          <text:p text:style-name="P21"><text:a xlink:type="simple" xlink:href="#id70">plist</text:a>, optional, xs:IDREFS</text:p>
        </text:list-item>
        <text:list-item>
          <text:p text:style-name="P21"><text:a xlink:type="simple" xlink:href="#id101">prev</text:a>, optional, xs:IDREFS</text:p>
        </text:list-item>
        <text:list-item>
          <text:p text:style-name="P21"><text:a xlink:type="simple" xlink:href="#id77">rend</text:a>, optional, xs:token, dashed, dotted, dbl, dbldashed, dbldotted, end, invis, rptstart, rptboth, rptend, single</text:p>
        </text:list-item>
        <text:list-item>
          <text:p text:style-name="P21"><text:a xlink:type="simple" xlink:href="#id102">sameas</text:a>, optional, xs:IDREFS</text:p>
        </text:list-item>
        <text:list-item>
          <text:p text:style-name="P21"><text:a xlink:type="simple" xlink:href="#id103">synch</text:a>, optional, xs:IDREFS</text:p>
        </text:list-item>
        <text:list-item>
          <text:p text:style-name="P21"><text:a xlink:type="simple" xlink:href="#id83">taktplace</text:a>, optional, xs:nonNegativeInteger</text:p>
        </text:list-item>
        <text:list-item>
          <text:p text:style-name="P21"><text:a xlink:type="simple" xlink:href="#id44">targettype</text:a>, optional, xs:NMTOKEN</text:p>
        </text:list-item>
        <text:list-item>
          <text:p text:style-name="P21"><text:a xlink:type="simple" xlink:href="#id94">tstamp</text:a>, optional, xs:decimal, 0 - ∞</text:p>
        </text:list-item>
        <text:list-item>
          <text:p text:style-name="P21"><text:a xlink:type="simple" xlink:href="#id89">unit</text:a>, optional, xs:NMTOKEN</text:p>
        </text:list-item>
        <text:list-item>
          <text:p text:style-name="P21"><text:a xlink:type="simple" xlink:href="#id105">when</text:a>, optional, xs:IDREF</text:p>
        </text:list-item>
        <text:list-item>
          <text:p text:style-name="P21"><text:a xlink:type="simple" xlink:href="#id91">width</text:a>, optional, xs:decimal</text:p>
        </text:list-item>
        <text:list-item>
          <text:p text:style-name="P21"><text:a xlink:type="simple" xlink:href="#id41">xlink:actuate</text:a>, optional, xs:token, onLoad, onRequest, other, none</text:p>
        </text:list-item>
        <text:list-item>
          <text:p text:style-name="P21"><text:a xlink:type="simple" xlink:href="#id47">xlink:href</text:a>, optional, xs:anyURI</text:p>
        </text:list-item>
        <text:list-item>
          <text:p text:style-name="P21"><text:a xlink:type="simple" xlink:href="#id42">xlink:role</text:a>, optional, xs:anyURI</text:p>
        </text:list-item>
        <text:list-item>
          <text:p text:style-name="P21"><text:a xlink:type="simple" xlink:href="#id43">xlink:show</text:a>, optional, xs:token, new, replace, other, none</text:p>
        </text:list-item>
        <text:list-item>
          <text:p text:style-name="P21"><text:a xlink:type="simple" xlink:href="#id1594">xlink:title</text:a>, optional, CDATA</text:p>
        </text:list-item>
        <text:list-item>
          <text:p text:style-name="P21"><text:a xlink:type="simple" xlink:href="#id1595">xml:id</text:a>, optional, xs:ID</text:p>
        </text:list-item>
      </text:list>
      <text:h text:style-name="P2" text:outline-level="1">Module:</text:h>
      <text:p text:style-name="Text_20_body">shared</text:p>
      <text:h text:style-name="P3" text:outline-level="1"><text:bookmark text:name="id375"/>&lt;barre&gt; barre</text:h>
      <text:h text:style-name="P2" text:outline-level="1">Description:</text:h>
      <text:p text:style-name="Text_20_body">An indication of fingering in a chord tablature grid. The startid and endid attributes are used to indicate the &lt;chordmember&gt; elements on which the barre starts and finishes respectively. The fret at which the barre should be created is recorded by the fret attribute.</text:p>
      <text:h text:style-name="P2" text:outline-level="1">May contain:</text:h>
      <text:p text:style-name="Text_20_body">EMPTY</text:p>
      <text:h text:style-name="P2" text:outline-level="1">May occur within:</text:h>
      <text:p text:style-name="Text_20_body"><text:a xlink:type="simple" xlink:href="#id361">chorddef</text:a> </text:p>
      <text:h text:style-name="P2" text:outline-level="1"><text:soft-page-break/>Attributes:</text:h>
      <text:list xml:id="list34314148" text:style-name="L19">
        <text:list-item>
          <text:p text:style-name="P22"><text:a xlink:type="simple" xlink:href="#id177">endid</text:a>, optional, xs:IDREF</text:p>
        </text:list-item>
        <text:list-item>
          <text:p text:style-name="P22"><text:a xlink:type="simple" xlink:href="#id369">fret</text:a>, optional, xs:positiveInteger, 1 - 5</text:p>
        </text:list-item>
        <text:list-item>
          <text:p text:style-name="P22"><text:a xlink:type="simple" xlink:href="#id37">n</text:a>, optional, xs:NMTOKEN</text:p>
        </text:list-item>
        <text:list-item>
          <text:p text:style-name="P22"><text:a xlink:type="simple" xlink:href="#id176">startid</text:a>, optional, xs:IDREF</text:p>
        </text:list-item>
        <text:list-item>
          <text:p text:style-name="P22"><text:a xlink:type="simple" xlink:href="#id1595">xml:id</text:a>, optional, xs:ID</text:p>
        </text:list-item>
      </text:list>
      <text:h text:style-name="P2" text:outline-level="1">Module:</text:h>
      <text:p text:style-name="Text_20_body">harmony</text:p>
      <text:h text:style-name="P3" text:outline-level="1"><text:bookmark text:name="id897"/>&lt;beam&gt; beam</text:h>
      <text:h text:style-name="P2" text:outline-level="1">Description:</text:h>
      <text:p text:style-name="Text_20_body">A container for a series of explicitly beamed events that begins and ends entirely within a measure. For beams that cross the barline, use the beamspan element. Secondary beams may be broken explicitly using the breaksec attribute on the notes or chords under the beam. Automated beaming, as opposed to explicitly marked beams, may be indicated for an entire score, part or section by using the beamgroup attribute on these elements.</text:p>
      <text:h text:style-name="P2" text:outline-level="1">May contain:</text:h>
      <text:p text:style-name="Text_20_body"><text:a xlink:type="simple" xlink:href="#id214">add</text:a>, <text:a xlink:type="simple" xlink:href="#id220">app</text:a>, <text:a xlink:type="simple" xlink:href="#id64">barline</text:a>, <text:a xlink:type="simple" xlink:href="#id897">beam</text:a>, <text:a xlink:type="simple" xlink:href="#id927">beatrpt</text:a>, <text:a xlink:type="simple" xlink:href="#id903">bend</text:a>, <text:a xlink:type="simple" xlink:href="#id934">btrem</text:a>, <text:a xlink:type="simple" xlink:href="#id58">choice</text:a>, <text:a xlink:type="simple" xlink:href="#id106">chord</text:a>, <text:a xlink:type="simple" xlink:href="#id861">clefchange</text:a>, <text:a xlink:type="simple" xlink:href="#id61">corr</text:a>, <text:a xlink:type="simple" xlink:href="#id324">custos</text:a>, <text:a xlink:type="simple" xlink:href="#id1212">damage</text:a>, <text:a xlink:type="simple" xlink:href="#id1220">del</text:a>, <text:a xlink:type="simple" xlink:href="#id941">ftrem</text:a>, <text:a xlink:type="simple" xlink:href="#id1333">gap</text:a>, <text:a xlink:type="simple" xlink:href="#id949">gliss</text:a>, <text:a xlink:type="simple" xlink:href="#id956">halfmrpt</text:a>, <text:a xlink:type="simple" xlink:href="#id1326">handshift</text:a>, <text:a xlink:type="simple" xlink:href="#id397">keysig</text:a>, <text:a xlink:type="simple" xlink:href="#id958">ligature</text:a>, <text:a xlink:type="simple" xlink:href="#id501">mensur</text:a>, <text:a xlink:type="simple" xlink:href="#id108">note</text:a>, <text:a xlink:type="simple" xlink:href="#id1224">orig</text:a>, <text:a xlink:type="simple" xlink:href="#id868">pad</text:a>, <text:a xlink:type="simple" xlink:href="#id529">proport</text:a>, <text:a xlink:type="simple" xlink:href="#id1227">reg</text:a>, <text:a xlink:type="simple" xlink:href="#id872">rest</text:a>, <text:a xlink:type="simple" xlink:href="#id1230">restore</text:a>, <text:a xlink:type="simple" xlink:href="#id1234">sic</text:a>, <text:a xlink:type="simple" xlink:href="#id890">space</text:a>, <text:a xlink:type="simple" xlink:href="#id1335">subst</text:a>, <text:a xlink:type="simple" xlink:href="#id1237">supplied</text:a>, <text:a xlink:type="simple" xlink:href="#id905">tuplet</text:a>, <text:a xlink:type="simple" xlink:href="#id1242">unclear</text:a> </text:p>
      <text:h text:style-name="P2"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2" text:outline-level="1">Attributes:</text:h>
      <text:list xml:id="list34333833" text:style-name="L20">
        <text:list-item>
          <text:p text:style-name="P23"><text:a xlink:type="simple" xlink:href="#id807">beam.with</text:a>, optional, xs:token, above, below</text:p>
        </text:list-item>
        <text:list-item>
          <text:p text:style-name="P23"><text:a xlink:type="simple" xlink:href="#id98">copyof</text:a>, optional, xs:IDREF</text:p>
        </text:list-item>
        <text:list-item>
          <text:p text:style-name="P23"><text:a xlink:type="simple" xlink:href="#id99">corresp</text:a>, optional, xs:IDREFS</text:p>
        </text:list-item>
        <text:list-item>
          <text:p text:style-name="P23"><text:a xlink:type="simple" xlink:href="#id67">facs</text:a>, optional, xs:IDREFS</text:p>
        </text:list-item>
        <text:list-item>
          <text:p text:style-name="P23"><text:a xlink:type="simple" xlink:href="#id305">layer</text:a>, optional, xs:positiveInteger</text:p>
        </text:list-item>
        <text:list-item>
          <text:p text:style-name="P23"><text:a xlink:type="simple" xlink:href="#id37">n</text:a>, optional, xs:NMTOKEN</text:p>
        </text:list-item>
        <text:list-item>
          <text:p text:style-name="P23"><text:a xlink:type="simple" xlink:href="#id100">next</text:a>, optional, xs:IDREFS</text:p>
        </text:list-item>
        <text:list-item>
          <text:p text:style-name="P23"><text:a xlink:type="simple" xlink:href="#id101">prev</text:a>, optional, xs:IDREFS</text:p>
        </text:list-item>
        <text:list-item>
          <text:p text:style-name="P23"><text:a xlink:type="simple" xlink:href="#id811">rend</text:a>, optional, xs:token, acc, rit, norm</text:p>
        </text:list-item>
        <text:list-item>
          <text:p text:style-name="P23"><text:a xlink:type="simple" xlink:href="#id102">sameas</text:a>, optional, xs:IDREFS</text:p>
        </text:list-item>
        <text:list-item>
          <text:p text:style-name="P23"><text:a xlink:type="simple" xlink:href="#id812">slope</text:a>, optional, xs:decimal</text:p>
        </text:list-item>
        <text:list-item>
          <text:p text:style-name="P23"><text:a xlink:type="simple" xlink:href="#id729">staff</text:a>, optional, list of xs:positiveInteger, minimum length of 1</text:p>
        </text:list-item>
        <text:list-item>
          <text:p text:style-name="P23"><text:a xlink:type="simple" xlink:href="#id103">synch</text:a>, optional, xs:IDREFS</text:p>
        </text:list-item>
        <text:list-item>
          <text:p text:style-name="P23"><text:a xlink:type="simple" xlink:href="#id94">tstamp</text:a>, optional, xs:decimal, 0 - ∞</text:p>
        </text:list-item>
        <text:list-item>
          <text:p text:style-name="P23"><text:a xlink:type="simple" xlink:href="#id308">tstamp.ges</text:a>, optional, xs:nonNegativeInteger</text:p>
        </text:list-item>
        <text:list-item>
          <text:p text:style-name="P23"><text:a xlink:type="simple" xlink:href="#id309">tstamp.real</text:a>, optional, xs:time</text:p>
        </text:list-item>
        <text:list-item>
          <text:p text:style-name="P23"><text:a xlink:type="simple" xlink:href="#id105">when</text:a>, optional, xs:IDREF</text:p>
        </text:list-item>
        <text:list-item>
          <text:p text:style-name="P23"><text:a xlink:type="simple" xlink:href="#id1595">xml:id</text:a>, optional, xs:ID</text:p>
        </text:list-item>
      </text:list>
      <text:h text:style-name="P2" text:outline-level="1"><text:soft-page-break/>Module:</text:h>
      <text:p text:style-name="Text_20_body">cmn</text:p>
      <text:h text:style-name="P3" text:outline-level="1"><text:bookmark text:name="id803"/>&lt;beamspan&gt; beam span</text:h>
      <text:h text:style-name="P2" text:outline-level="1">Description:</text:h>
      <text:p text:style-name="Text_20_body">Alternative element for explicitly encoding beams which extend across barlines. The starting point of the beam may be indicated by either a tstamp, tstamp.ges, tstamp.real or startid attribute, while the ending point may be recorded by either a dur, dur.ges or endid attribute. It is a semantic error not to specify one starting and one ending type of attribute.</text:p>
      <text:h text:style-name="P2" text:outline-level="1">May contain:</text:h>
      <text:p text:style-name="Text_20_body">EMPTY</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2" text:outline-level="1">Attributes:</text:h>
      <text:list xml:id="list34321846" text:style-name="L21">
        <text:list-item>
          <text:p text:style-name="P24"><text:a xlink:type="simple" xlink:href="#id807">beam.with</text:a>, optional, xs:token, above, below</text:p>
        </text:list-item>
        <text:list-item>
          <text:p text:style-name="P24"><text:a xlink:type="simple" xlink:href="#id98">copyof</text:a>, optional, xs:IDREF</text:p>
        </text:list-item>
        <text:list-item>
          <text:p text:style-name="P24"><text:a xlink:type="simple" xlink:href="#id99">corresp</text:a>, optional, xs:IDREFS</text:p>
        </text:list-item>
        <text:list-item>
          <text:p text:style-name="P24"><text:a xlink:type="simple" xlink:href="#id733">dur</text:a>, optional, xs:token, long, breve, 1, 2, 4, 8, 16, 32, 64, 128, 256, 512, 1024, 2048, maxima, longa, brevis, semibrevis, minima, semiminima, fusa, semifusa</text:p>
        </text:list-item>
        <text:list-item>
          <text:p text:style-name="P24"><text:a xlink:type="simple" xlink:href="#id313">dur.ges</text:a>, optional, CDATA</text:p>
        </text:list-item>
        <text:list-item>
          <text:p text:style-name="P24"><text:a xlink:type="simple" xlink:href="#id177">endid</text:a>, optional, xs:IDREF</text:p>
        </text:list-item>
        <text:list-item>
          <text:p text:style-name="P24"><text:a xlink:type="simple" xlink:href="#id67">facs</text:a>, optional, xs:IDREFS</text:p>
        </text:list-item>
        <text:list-item>
          <text:p text:style-name="P24"><text:a xlink:type="simple" xlink:href="#id777">layer</text:a>, optional, list of xs:positiveInteger, minimum length of 1</text:p>
        </text:list-item>
        <text:list-item>
          <text:p text:style-name="P24"><text:a xlink:type="simple" xlink:href="#id37">n</text:a>, optional, xs:NMTOKEN</text:p>
        </text:list-item>
        <text:list-item>
          <text:p text:style-name="P24"><text:a xlink:type="simple" xlink:href="#id100">next</text:a>, optional, xs:IDREFS</text:p>
        </text:list-item>
        <text:list-item>
          <text:p text:style-name="P24"><text:a xlink:type="simple" xlink:href="#id70">plist</text:a>, optional, xs:IDREFS</text:p>
        </text:list-item>
        <text:list-item>
          <text:p text:style-name="P24"><text:a xlink:type="simple" xlink:href="#id101">prev</text:a>, optional, xs:IDREFS</text:p>
        </text:list-item>
        <text:list-item>
          <text:p text:style-name="P24"><text:a xlink:type="simple" xlink:href="#id811">rend</text:a>, optional, xs:token, acc, rit, norm</text:p>
        </text:list-item>
        <text:list-item>
          <text:p text:style-name="P24"><text:a xlink:type="simple" xlink:href="#id102">sameas</text:a>, optional, xs:IDREFS</text:p>
        </text:list-item>
        <text:list-item>
          <text:p text:style-name="P24"><text:a xlink:type="simple" xlink:href="#id812">slope</text:a>, optional, xs:decimal</text:p>
        </text:list-item>
        <text:list-item>
          <text:p text:style-name="P24"><text:a xlink:type="simple" xlink:href="#id687">staff</text:a>, required, list of xs:positiveInteger, minimum length of 1</text:p>
        </text:list-item>
        <text:list-item>
          <text:p text:style-name="P24"><text:a xlink:type="simple" xlink:href="#id176">startid</text:a>, optional, xs:IDREF</text:p>
        </text:list-item>
        <text:list-item>
          <text:p text:style-name="P24"><text:a xlink:type="simple" xlink:href="#id103">synch</text:a>, optional, xs:IDREFS</text:p>
        </text:list-item>
        <text:list-item>
          <text:p text:style-name="P24"><text:a xlink:type="simple" xlink:href="#id94">tstamp</text:a>, optional, xs:decimal, 0 - ∞</text:p>
        </text:list-item>
        <text:list-item>
          <text:p text:style-name="P24"><text:a xlink:type="simple" xlink:href="#id308">tstamp.ges</text:a>, optional, xs:nonNegativeInteger</text:p>
        </text:list-item>
        <text:list-item>
          <text:p text:style-name="P24"><text:a xlink:type="simple" xlink:href="#id309">tstamp.real</text:a>, optional, xs:time</text:p>
        </text:list-item>
        <text:list-item>
          <text:p text:style-name="P24"><text:a xlink:type="simple" xlink:href="#id105">when</text:a>, optional, xs:IDREF</text:p>
        </text:list-item>
        <text:list-item>
          <text:p text:style-name="P24"><text:a xlink:type="simple" xlink:href="#id1595">xml:id</text:a>, optional, xs:ID</text:p>
        </text:list-item>
      </text:list>
      <text:h text:style-name="P2" text:outline-level="1"><text:soft-page-break/>Module:</text:h>
      <text:p text:style-name="Text_20_body">cmn</text:p>
      <text:h text:style-name="P3" text:outline-level="1"><text:bookmark text:name="id927"/>&lt;beatrpt&gt; beat repeat</text:h>
      <text:h text:style-name="P2" text:outline-level="1">Description:</text:h>
      <text:p text:style-name="Text_20_body">An indication that material on a preceding beat should be repeated.</text:p>
      <text:h text:style-name="P2" text:outline-level="1">May contain:</text:h>
      <text:p text:style-name="Text_20_body">EMPTY</text:p>
      <text:h text:style-name="P2"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2" text:outline-level="1">Attributes:</text:h>
      <text:list xml:id="list34317123" text:style-name="L22">
        <text:list-item>
          <text:p text:style-name="P25"><text:a xlink:type="simple" xlink:href="#id500">altsym</text:a>, optional, xs:IDREF</text:p>
        </text:list-item>
        <text:list-item>
          <text:p text:style-name="P25"><text:a xlink:type="simple" xlink:href="#id86">color</text:a>, optional, xs:token, "(x[0-9A-Fa-f]{6,6}|aqua|black|fuchsia|gray|green|lime|maroon|navy|olive|purple|red|silver|teal|white|yellow)"</text:p>
        </text:list-item>
        <text:list-item>
          <text:p text:style-name="P25"><text:a xlink:type="simple" xlink:href="#id98">copyof</text:a>, optional, xs:IDREF</text:p>
        </text:list-item>
        <text:list-item>
          <text:p text:style-name="P25"><text:a xlink:type="simple" xlink:href="#id99">corresp</text:a>, optional, xs:IDREFS</text:p>
        </text:list-item>
        <text:list-item>
          <text:p text:style-name="P25"><text:a xlink:type="simple" xlink:href="#id744">expand</text:a>, optional, xs:token, true, false</text:p>
        </text:list-item>
        <text:list-item>
          <text:p text:style-name="P25"><text:a xlink:type="simple" xlink:href="#id67">facs</text:a>, optional, xs:IDREFS</text:p>
        </text:list-item>
        <text:list-item>
          <text:p text:style-name="P25"><text:a xlink:type="simple" xlink:href="#id305">layer</text:a>, optional, xs:positiveInteger</text:p>
        </text:list-item>
        <text:list-item>
          <text:p text:style-name="P25"><text:a xlink:type="simple" xlink:href="#id37">n</text:a>, optional, xs:NMTOKEN</text:p>
        </text:list-item>
        <text:list-item>
          <text:p text:style-name="P25"><text:a xlink:type="simple" xlink:href="#id100">next</text:a>, optional, xs:IDREFS</text:p>
        </text:list-item>
        <text:list-item>
          <text:p text:style-name="P25"><text:a xlink:type="simple" xlink:href="#id101">prev</text:a>, optional, xs:IDREFS</text:p>
        </text:list-item>
        <text:list-item>
          <text:p text:style-name="P25"><text:a xlink:type="simple" xlink:href="#id931">rend</text:a>, required, xs:positiveInteger, xs:token</text:p>
        </text:list-item>
        <text:list-item>
          <text:p text:style-name="P25"><text:a xlink:type="simple" xlink:href="#id102">sameas</text:a>, optional, xs:IDREFS</text:p>
        </text:list-item>
        <text:list-item>
          <text:p text:style-name="P25"><text:a xlink:type="simple" xlink:href="#id729">staff</text:a>, optional, list of xs:positiveInteger, minimum length of 1</text:p>
        </text:list-item>
        <text:list-item>
          <text:p text:style-name="P25"><text:a xlink:type="simple" xlink:href="#id103">synch</text:a>, optional, xs:IDREFS</text:p>
        </text:list-item>
        <text:list-item>
          <text:p text:style-name="P25"><text:a xlink:type="simple" xlink:href="#id94">tstamp</text:a>, optional, xs:decimal, 0 - ∞</text:p>
        </text:list-item>
        <text:list-item>
          <text:p text:style-name="P25"><text:a xlink:type="simple" xlink:href="#id308">tstamp.ges</text:a>, optional, xs:nonNegativeInteger</text:p>
        </text:list-item>
        <text:list-item>
          <text:p text:style-name="P25"><text:a xlink:type="simple" xlink:href="#id309">tstamp.real</text:a>, optional, xs:time</text:p>
        </text:list-item>
        <text:list-item>
          <text:p text:style-name="P25"><text:a xlink:type="simple" xlink:href="#id105">when</text:a>, optional, xs:IDREF</text:p>
        </text:list-item>
        <text:list-item>
          <text:p text:style-name="P25"><text:a xlink:type="simple" xlink:href="#id1595">xml:id</text:a>, optional, xs:ID</text:p>
        </text:list-item>
      </text:list>
      <text:h text:style-name="P2" text:outline-level="1">Module:</text:h>
      <text:p text:style-name="Text_20_body">cmn</text:p>
      <text:h text:style-name="P3" text:outline-level="1"><text:bookmark text:name="id903"/>&lt;bend&gt; bend</text:h>
      <text:h text:style-name="P2" text:outline-level="1">Description:</text:h>
      <text:p text:style-name="Text_20_body">A variation in pitch (often microtonal) upwards or downwards during the course of a note. Typically, the performer attacks the note at "true" pitch, bends the intonation, then returns to true pitch. The bend element can <text:soft-page-break/>also be used for scoop, plop, falloff, and doit performance effects. It should *not* be used for l.v. (laissez vibrer) indications. Precise performance data that differs from the logical events in a measure may be recorded within the bend element. The starting point of the bend may be indicated by either a tstamp, tstamp.ges, tstamp.real or startid attribute. It is a semantic error not to specify a starting attribute.</text:p>
      <text:h text:style-name="P2" text:outline-level="1">May contain:</text:h>
      <text:p text:style-name="Text_20_body"><text:a xlink:type="simple" xlink:href="#id108">note</text:a>, <text:a xlink:type="simple" xlink:href="#id872">rest</text:a>, <text:a xlink:type="simple" xlink:href="#id905">tuplet</text:a> </text:p>
      <text:h text:style-name="P2"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2" text:outline-level="1">Attributes:</text:h>
      <text:list xml:id="list34314523" text:style-name="L23">
        <text:list-item>
          <text:p text:style-name="P26"><text:a xlink:type="simple" xlink:href="#id924">amount</text:a>, optional, xs:decimal, xs:token</text:p>
        </text:list-item>
        <text:list-item>
          <text:p text:style-name="P26"><text:a xlink:type="simple" xlink:href="#id195">bezier</text:a>, optional, list of xs:integer, minimum length of 1</text:p>
        </text:list-item>
        <text:list-item>
          <text:p text:style-name="P26"><text:a xlink:type="simple" xlink:href="#id196">bulge</text:a>, optional, list of xs:decimal, minimum length of 1</text:p>
        </text:list-item>
        <text:list-item>
          <text:p text:style-name="P26"><text:a xlink:type="simple" xlink:href="#id86">color</text:a>, optional, xs:token, "(x[0-9A-Fa-f]{6,6}|aqua|black|fuchsia|gray|green|lime|maroon|navy|olive|purple|red|silver|teal|white|yellow)"</text:p>
        </text:list-item>
        <text:list-item>
          <text:p text:style-name="P26"><text:a xlink:type="simple" xlink:href="#id98">copyof</text:a>, optional, xs:IDREF</text:p>
        </text:list-item>
        <text:list-item>
          <text:p text:style-name="P26"><text:a xlink:type="simple" xlink:href="#id99">corresp</text:a>, optional, xs:IDREFS</text:p>
        </text:list-item>
        <text:list-item>
          <text:p text:style-name="P26"><text:a xlink:type="simple" xlink:href="#id197">curvedir</text:a>, optional, xs:token, above, below</text:p>
        </text:list-item>
        <text:list-item>
          <text:p text:style-name="P26"><text:a xlink:type="simple" xlink:href="#id184">endho</text:a>, optional, xs:decimal</text:p>
        </text:list-item>
        <text:list-item>
          <text:p text:style-name="P26"><text:a xlink:type="simple" xlink:href="#id177">endid</text:a>, optional, xs:IDREF</text:p>
        </text:list-item>
        <text:list-item>
          <text:p text:style-name="P26"><text:a xlink:type="simple" xlink:href="#id187">endto</text:a>, optional, xs:decimal</text:p>
        </text:list-item>
        <text:list-item>
          <text:p text:style-name="P26"><text:a xlink:type="simple" xlink:href="#id190">endvo</text:a>, optional, xs:decimal</text:p>
        </text:list-item>
        <text:list-item>
          <text:p text:style-name="P26"><text:a xlink:type="simple" xlink:href="#id67">facs</text:a>, optional, xs:IDREFS</text:p>
        </text:list-item>
        <text:list-item>
          <text:p text:style-name="P26"><text:a xlink:type="simple" xlink:href="#id130">ho</text:a>, optional, xs:decimal</text:p>
        </text:list-item>
        <text:list-item>
          <text:p text:style-name="P26"><text:a xlink:type="simple" xlink:href="#id777">layer</text:a>, optional, list of xs:positiveInteger, minimum length of 1</text:p>
        </text:list-item>
        <text:list-item>
          <text:p text:style-name="P26"><text:a xlink:type="simple" xlink:href="#id37">n</text:a>, optional, xs:NMTOKEN</text:p>
        </text:list-item>
        <text:list-item>
          <text:p text:style-name="P26"><text:a xlink:type="simple" xlink:href="#id100">next</text:a>, optional, xs:IDREFS</text:p>
        </text:list-item>
        <text:list-item>
          <text:p text:style-name="P26"><text:a xlink:type="simple" xlink:href="#id70">plist</text:a>, optional, xs:IDREFS</text:p>
        </text:list-item>
        <text:list-item>
          <text:p text:style-name="P26"><text:a xlink:type="simple" xlink:href="#id101">prev</text:a>, optional, xs:IDREFS</text:p>
        </text:list-item>
        <text:list-item>
          <text:p text:style-name="P26"><text:a xlink:type="simple" xlink:href="#id199">rend</text:a>, optional, xs:token, medium, wide, dashed, dotted</text:p>
        </text:list-item>
        <text:list-item>
          <text:p text:style-name="P26"><text:a xlink:type="simple" xlink:href="#id102">sameas</text:a>, optional, xs:IDREFS</text:p>
        </text:list-item>
        <text:list-item>
          <text:p text:style-name="P26"><text:a xlink:type="simple" xlink:href="#id687">staff</text:a>, required, list of xs:positiveInteger, minimum length of 1</text:p>
        </text:list-item>
        <text:list-item>
          <text:p text:style-name="P26"><text:a xlink:type="simple" xlink:href="#id183">startho</text:a>, optional, xs:decimal</text:p>
        </text:list-item>
        <text:list-item>
          <text:p text:style-name="P26"><text:a xlink:type="simple" xlink:href="#id176">startid</text:a>, optional, xs:IDREF</text:p>
        </text:list-item>
        <text:list-item>
          <text:p text:style-name="P26"><text:a xlink:type="simple" xlink:href="#id186">startto</text:a>, optional, xs:decimal</text:p>
        </text:list-item>
        <text:list-item>
          <text:p text:style-name="P26"><text:a xlink:type="simple" xlink:href="#id189">startvo</text:a>, optional, xs:decimal</text:p>
        </text:list-item>
        <text:list-item>
          <text:p text:style-name="P26"><text:a xlink:type="simple" xlink:href="#id103">synch</text:a>, optional, xs:IDREFS</text:p>
        </text:list-item>
        <text:list-item>
          <text:p text:style-name="P26"><text:a xlink:type="simple" xlink:href="#id155">to</text:a>, optional, xs:decimal</text:p>
        </text:list-item>
        <text:list-item>
          <text:p text:style-name="P26"><text:a xlink:type="simple" xlink:href="#id94">tstamp</text:a>, optional, xs:decimal, 0 - ∞</text:p>
        </text:list-item>
        <text:list-item>
          <text:p text:style-name="P26"><text:a xlink:type="simple" xlink:href="#id308">tstamp.ges</text:a>, optional, xs:nonNegativeInteger</text:p>
        </text:list-item>
        <text:list-item>
          <text:p text:style-name="P26"><text:a xlink:type="simple" xlink:href="#id309">tstamp.real</text:a>, optional, xs:time</text:p>
        </text:list-item>
        <text:list-item>
          <text:p text:style-name="P26"><text:a xlink:type="simple" xlink:href="#id133">vo</text:a>, optional, xs:decimal</text:p>
        </text:list-item>
        <text:list-item>
          <text:p text:style-name="P26"><text:a xlink:type="simple" xlink:href="#id105">when</text:a>, optional, xs:IDREF</text:p>
        </text:list-item>
        <text:list-item>
          <text:p text:style-name="P26"><text:a xlink:type="simple" xlink:href="#id135">x</text:a>, optional, xs:decimal</text:p>
        </text:list-item>
        <text:list-item>
          <text:p text:style-name="P26"><text:soft-page-break/><text:a xlink:type="simple" xlink:href="#id192">x2</text:a>, optional, xs:decimal</text:p>
        </text:list-item>
        <text:list-item>
          <text:p text:style-name="P26"><text:a xlink:type="simple" xlink:href="#id1595">xml:id</text:a>, optional, xs:ID</text:p>
        </text:list-item>
        <text:list-item>
          <text:p text:style-name="P26"><text:a xlink:type="simple" xlink:href="#id136">y</text:a>, optional, xs:decimal</text:p>
        </text:list-item>
        <text:list-item>
          <text:p text:style-name="P26"><text:a xlink:type="simple" xlink:href="#id193">y2</text:a>, optional, xs:decimal</text:p>
        </text:list-item>
      </text:list>
      <text:h text:style-name="P2" text:outline-level="1">Module:</text:h>
      <text:p text:style-name="Text_20_body">cmn</text:p>
      <text:h text:style-name="P3" text:outline-level="1"><text:bookmark text:name="id204"/>&lt;bibl&gt; bibliographic reference</text:h>
      <text:h text:style-name="P2" text:outline-level="1">Description:</text:h>
      <text:p text:style-name="Text_20_body">Provides a citation for a published work. &lt;bibref&gt; may contain a mix of text and more specific elements such as &lt;title&gt;, &lt;edition&gt;, &lt;persname&gt;, and &lt;corpname&gt;. This element may also function as a hypertext reference to an external electronic resource. Do not confuse this element with &lt;ref&gt;, which is an internal link from one place in the MEI document to another place in the same document.</text:p>
      <text:h text:style-name="P2" text:outline-level="1">May contain:</text:h>
      <text:p text:style-name="Text_20_body">PCDATA, <text:a xlink:type="simple" xlink:href="#id211">abbr</text:a>, <text:a xlink:type="simple" xlink:href="#id53">address</text:a>, <text:a xlink:type="simple" xlink:href="#id297">annot</text:a>, <text:a xlink:type="simple" xlink:href="#id204">bibl</text:a>, <text:a xlink:type="simple" xlink:href="#id1050">corpname</text:a>, <text:a xlink:type="simple" xlink:href="#id1083">date</text:a>, <text:a xlink:type="simple" xlink:href="#id208">edition</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44">blockquote</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2" text:outline-level="1">Attributes:</text:h>
      <text:list xml:id="list34319598" text:style-name="L24">
        <text:list-item>
          <text:p text:style-name="P27"><text:a xlink:type="simple" xlink:href="#id46">entityref</text:a>, optional, xs:ENTITY</text:p>
        </text:list-item>
        <text:list-item>
          <text:p text:style-name="P27"><text:a xlink:type="simple" xlink:href="#id67">facs</text:a>, optional, xs:IDREFS</text:p>
        </text:list-item>
        <text:list-item>
          <text:p text:style-name="P27"><text:a xlink:type="simple" xlink:href="#id37">n</text:a>, optional, xs:NMTOKEN</text:p>
        </text:list-item>
        <text:list-item>
          <text:p text:style-name="P27"><text:a xlink:type="simple" xlink:href="#id44">targettype</text:a>, optional, xs:NMTOKEN</text:p>
        </text:list-item>
        <text:list-item>
          <text:p text:style-name="P27"><text:a xlink:type="simple" xlink:href="#id41">xlink:actuate</text:a>, optional, xs:token, onLoad, onRequest, other, none</text:p>
        </text:list-item>
        <text:list-item>
          <text:p text:style-name="P27"><text:a xlink:type="simple" xlink:href="#id47">xlink:href</text:a>, optional, xs:anyURI</text:p>
        </text:list-item>
        <text:list-item>
          <text:p text:style-name="P27"><text:a xlink:type="simple" xlink:href="#id42">xlink:role</text:a>, optional, xs:anyURI</text:p>
        </text:list-item>
        <text:list-item>
          <text:p text:style-name="P27"><text:a xlink:type="simple" xlink:href="#id43">xlink:show</text:a>, optional, xs:token, new, replace, other, none</text:p>
        </text:list-item>
        <text:list-item>
          <text:p text:style-name="P27"><text:a xlink:type="simple" xlink:href="#id1594">xlink:title</text:a>, optional, CDATA</text:p>
        </text:list-item>
        <text:list-item>
          <text:p text:style-name="P27"><text:a xlink:type="simple" xlink:href="#id1595">xml:id</text:a>, optional, xs:ID</text:p>
        </text:list-item>
        <text:list-item>
          <text:p text:style-name="P27"><text:a xlink:type="simple" xlink:href="#id1596">xml:lang</text:a>, optional, xs:language</text:p>
        </text:list-item>
      </text:list>
      <text:h text:style-name="P2" text:outline-level="1">Module:</text:h>
      <text:p text:style-name="Text_20_body">shared</text:p>
      <text:h text:style-name="P3" text:outline-level="1"><text:bookmark text:name="id244"/><text:soft-page-break/>&lt;blockquote&gt; blockquote</text:h>
      <text:h text:style-name="P2" text:outline-level="1">Description:</text:h>
      <text:p text:style-name="Text_20_body">A formatting element that designates an extended quotation; that is, a passage attributed to a source external to the text. The quotation is normally set off from the text by spacing or other typographic distinction. The source for the quote may be included in the optional &lt;bibl&gt; sub-element. Use &lt;rend&gt; for words that are enclosed in quotation marks for emphasis or for a short quoted phrase that occurs within a line of text.</text:p>
      <text:h text:style-name="P2" text:outline-level="1">May contain:</text:h>
      <text:p text:style-name="Text_20_body"><text:a xlink:type="simple" xlink:href="#id204">bibl</text:a>, <text:a xlink:type="simple" xlink:href="#id244">blockquote</text:a>, <text:a xlink:type="simple" xlink:href="#id286">lg</text:a>, <text:a xlink:type="simple" xlink:href="#id249">list</text:a>, <text:a xlink:type="simple" xlink:href="#id261">p</text:a>, <text:a xlink:type="simple" xlink:href="#id265">table</text:a> </text:p>
      <text:h text:style-name="P2" text:outline-level="1">May occur within:</text:h>
      <text:p text:style-name="Text_20_body"><text:a xlink:type="simple" xlink:href="#id297">annot</text:a>, <text:a xlink:type="simple" xlink:href="#id244">blockquote</text:a>, <text:a xlink:type="simple" xlink:href="#id1516">creation</text:a>, <text:a xlink:type="simple" xlink:href="#id229">div</text:a>, <text:a xlink:type="simple" xlink:href="#id1102">figdesc</text:a>, <text:a xlink:type="simple" xlink:href="#id240">fw</text:a>, <text:a xlink:type="simple" xlink:href="#id255">item</text:a>, <text:a xlink:type="simple" xlink:href="#id222">lem</text:a>, <text:a xlink:type="simple" xlink:href="#id261">p</text:a>, <text:a xlink:type="simple" xlink:href="#id294">pgdesc</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279">td</text:a>, <text:a xlink:type="simple" xlink:href="#id273">th</text:a>, <text:a xlink:type="simple" xlink:href="#id1442">titlepage</text:a> </text:p>
      <text:h text:style-name="P2" text:outline-level="1">Attributes:</text:h>
      <text:list xml:id="list34332963" text:style-name="L25">
        <text:list-item>
          <text:p text:style-name="P28"><text:a xlink:type="simple" xlink:href="#id67">facs</text:a>, optional, xs:IDREFS</text:p>
        </text:list-item>
        <text:list-item>
          <text:p text:style-name="P28"><text:a xlink:type="simple" xlink:href="#id37">n</text:a>, optional, xs:NMTOKEN</text:p>
        </text:list-item>
        <text:list-item>
          <text:p text:style-name="P28"><text:a xlink:type="simple" xlink:href="#id135">x</text:a>, optional, xs:decimal</text:p>
        </text:list-item>
        <text:list-item>
          <text:p text:style-name="P28"><text:a xlink:type="simple" xlink:href="#id1595">xml:id</text:a>, optional, xs:ID</text:p>
        </text:list-item>
        <text:list-item>
          <text:p text:style-name="P28"><text:a xlink:type="simple" xlink:href="#id1596">xml:lang</text:a>, optional, xs:language</text:p>
        </text:list-item>
        <text:list-item>
          <text:p text:style-name="P28"><text:a xlink:type="simple" xlink:href="#id136">y</text:a>, optional, xs:decimal</text:p>
        </text:list-item>
      </text:list>
      <text:h text:style-name="P2" text:outline-level="1">Module:</text:h>
      <text:p text:style-name="Text_20_body">text</text:p>
      <text:h text:style-name="P3" text:outline-level="1"><text:bookmark text:name="id1555"/>&lt;body&gt; body</text:h>
      <text:h text:style-name="P2" text:outline-level="1">Description:</text:h>
      <text:p text:style-name="Text_20_body">This element contains the actual music data of the MEI encoding, as opposed to the header, front, and back elements, which do not. When the music can be broken into high-level, discrete, linear segments, such as movements of a symphony, there may be multiple &lt;mdiv&gt; elements within this element. This is the highest level indication of the structure of the music.</text:p>
      <text:h text:style-name="P2" text:outline-level="1">May contain:</text:h>
      <text:p text:style-name="Text_20_body"><text:a xlink:type="simple" xlink:href="#id1558">mdiv</text:a> </text:p>
      <text:h text:style-name="P2" text:outline-level="1">May occur within:</text:h>
      <text:p text:style-name="Text_20_body"><text:a xlink:type="simple" xlink:href="#id1533">music</text:a> </text:p>
      <text:h text:style-name="P2" text:outline-level="1">Attributes:</text:h>
      <text:list xml:id="list34317382" text:style-name="L26">
        <text:list-item>
          <text:p text:style-name="P29"><text:a xlink:type="simple" xlink:href="#id37">n</text:a>, optional, xs:NMTOKEN</text:p>
        </text:list-item>
        <text:list-item>
          <text:p text:style-name="P29"><text:a xlink:type="simple" xlink:href="#id1595">xml:id</text:a>, optional, xs:ID</text:p>
        </text:list-item>
      </text:list>
      <text:h text:style-name="P2" text:outline-level="1"><text:soft-page-break/>Module:</text:h>
      <text:p text:style-name="Text_20_body">shared</text:p>
      <text:h text:style-name="P3" text:outline-level="1"><text:bookmark text:name="id815"/>&lt;breath&gt; breath mark</text:h>
      <text:h text:style-name="P2" text:outline-level="1">Description:</text:h>
      <text:p text:style-name="Text_20_body">The breath element is a specialized form of, i.e., syntactic sugar for, dir/@type="breathmark" with "," (comma) as its PCDATA content. The starting point of the breath mark may be indicated by either a tstamp, tstamp.ges, tstamp.real or startid attribute. It is a semantic error not to specify a starting point attribute.</text:p>
      <text:h text:style-name="P2" text:outline-level="1">May contain:</text:h>
      <text:p text:style-name="Text_20_body">EMPTY</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2" text:outline-level="1">Attributes:</text:h>
      <text:list xml:id="list34314412" text:style-name="L27">
        <text:list-item>
          <text:p text:style-name="P30"><text:a xlink:type="simple" xlink:href="#id500">altsym</text:a>, optional, xs:IDREF</text:p>
        </text:list-item>
        <text:list-item>
          <text:p text:style-name="P30"><text:a xlink:type="simple" xlink:href="#id86">color</text:a>, optional, xs:token, "(x[0-9A-Fa-f]{6,6}|aqua|black|fuchsia|gray|green|lime|maroon|navy|olive|purple|red|silver|teal|white|yellow)"</text:p>
        </text:list-item>
        <text:list-item>
          <text:p text:style-name="P30"><text:a xlink:type="simple" xlink:href="#id98">copyof</text:a>, optional, xs:IDREF</text:p>
        </text:list-item>
        <text:list-item>
          <text:p text:style-name="P30"><text:a xlink:type="simple" xlink:href="#id99">corresp</text:a>, optional, xs:IDREFS</text:p>
        </text:list-item>
        <text:list-item>
          <text:p text:style-name="P30"><text:a xlink:type="simple" xlink:href="#id177">endid</text:a>, optional, xs:IDREF</text:p>
        </text:list-item>
        <text:list-item>
          <text:p text:style-name="P30"><text:a xlink:type="simple" xlink:href="#id67">facs</text:a>, optional, xs:IDREFS</text:p>
        </text:list-item>
        <text:list-item>
          <text:p text:style-name="P30"><text:a xlink:type="simple" xlink:href="#id130">ho</text:a>, optional, xs:decimal</text:p>
        </text:list-item>
        <text:list-item>
          <text:p text:style-name="P30"><text:a xlink:type="simple" xlink:href="#id777">layer</text:a>, optional, list of xs:positiveInteger, minimum length of 1</text:p>
        </text:list-item>
        <text:list-item>
          <text:p text:style-name="P30"><text:a xlink:type="simple" xlink:href="#id37">n</text:a>, optional, xs:NMTOKEN</text:p>
        </text:list-item>
        <text:list-item>
          <text:p text:style-name="P30"><text:a xlink:type="simple" xlink:href="#id100">next</text:a>, optional, xs:IDREFS</text:p>
        </text:list-item>
        <text:list-item>
          <text:p text:style-name="P30"><text:a xlink:type="simple" xlink:href="#id151">place</text:a>, optional, xs:token, above, below, within</text:p>
        </text:list-item>
        <text:list-item>
          <text:p text:style-name="P30"><text:a xlink:type="simple" xlink:href="#id70">plist</text:a>, optional, xs:IDREFS</text:p>
        </text:list-item>
        <text:list-item>
          <text:p text:style-name="P30"><text:a xlink:type="simple" xlink:href="#id101">prev</text:a>, optional, xs:IDREFS</text:p>
        </text:list-item>
        <text:list-item>
          <text:p text:style-name="P30"><text:a xlink:type="simple" xlink:href="#id102">sameas</text:a>, optional, xs:IDREFS</text:p>
        </text:list-item>
        <text:list-item>
          <text:p text:style-name="P30"><text:a xlink:type="simple" xlink:href="#id687">staff</text:a>, required, list of xs:positiveInteger, minimum length of 1</text:p>
        </text:list-item>
        <text:list-item>
          <text:p text:style-name="P30"><text:a xlink:type="simple" xlink:href="#id176">startid</text:a>, optional, xs:IDREF</text:p>
        </text:list-item>
        <text:list-item>
          <text:p text:style-name="P30"><text:a xlink:type="simple" xlink:href="#id103">synch</text:a>, optional, xs:IDREFS</text:p>
        </text:list-item>
        <text:list-item>
          <text:p text:style-name="P30"><text:a xlink:type="simple" xlink:href="#id155">to</text:a>, optional, xs:decimal</text:p>
        </text:list-item>
        <text:list-item>
          <text:p text:style-name="P30"><text:a xlink:type="simple" xlink:href="#id94">tstamp</text:a>, optional, xs:decimal, 0 - ∞</text:p>
        </text:list-item>
        <text:list-item>
          <text:p text:style-name="P30"><text:a xlink:type="simple" xlink:href="#id308">tstamp.ges</text:a>, optional, xs:nonNegativeInteger</text:p>
        </text:list-item>
        <text:list-item>
          <text:p text:style-name="P30"><text:a xlink:type="simple" xlink:href="#id309">tstamp.real</text:a>, optional, xs:time</text:p>
        </text:list-item>
        <text:list-item>
          <text:p text:style-name="P30"><text:a xlink:type="simple" xlink:href="#id133">vo</text:a>, optional, xs:decimal</text:p>
        </text:list-item>
        <text:list-item>
          <text:p text:style-name="P30"><text:a xlink:type="simple" xlink:href="#id105">when</text:a>, optional, xs:IDREF</text:p>
        </text:list-item>
        <text:list-item>
          <text:p text:style-name="P30"><text:a xlink:type="simple" xlink:href="#id135">x</text:a>, optional, xs:decimal</text:p>
        </text:list-item>
        <text:list-item>
          <text:p text:style-name="P30"><text:a xlink:type="simple" xlink:href="#id1595">xml:id</text:a>, optional, xs:ID</text:p>
        </text:list-item>
        <text:list-item>
          <text:p text:style-name="P30"><text:a xlink:type="simple" xlink:href="#id136">y</text:a>, optional, xs:decimal</text:p>
        </text:list-item>
      </text:list>
      <text:h text:style-name="P2" text:outline-level="1"><text:soft-page-break/>Module:</text:h>
      <text:p text:style-name="Text_20_body">cmn</text:p>
      <text:h text:style-name="P3" text:outline-level="1"><text:bookmark text:name="id934"/>&lt;btrem&gt; bowed tremolo</text:h>
      <text:h text:style-name="P2" text:outline-level="1">Description:</text:h>
      <text:p text:style-name="Text_20_body">A rapid alternation on a single pitch or chord. This element should also be used for wind double and triple tonguing and for flutter tonguing when these are expressed as tremolandi. The num attribute can be used to store a number to be rendered along with a tremolo. The slash attribute indicates the number of slashes to be drawn. The number of slashes indicates the exact note values in an aural rendition of measured tremolandi, i.e., 4ths or 8ths=1, 16ths=2, 32nds=3, 64ths=4, 128ths=5, 256ths=6. See Read, p. 393-394. The stem modifier (slash or z) must also be explicity set on the child &lt;note&gt; or &lt;chord&gt; element for a complete visual representation.See Read, p. 394, ex. 23-21, line 5.</text:p>
      <text:h text:style-name="P2" text:outline-level="1">May contain:</text:h>
      <text:p text:style-name="Text_20_body"><text:a xlink:type="simple" xlink:href="#id106">chord</text:a>, <text:a xlink:type="simple" xlink:href="#id108">note</text:a> </text:p>
      <text:h text:style-name="P2"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2" text:outline-level="1">Attributes:</text:h>
      <text:list xml:id="list34328168" text:style-name="L28">
        <text:list-item>
          <text:p text:style-name="P31"><text:a xlink:type="simple" xlink:href="#id98">copyof</text:a>, optional, xs:IDREF</text:p>
        </text:list-item>
        <text:list-item>
          <text:p text:style-name="P31"><text:a xlink:type="simple" xlink:href="#id99">corresp</text:a>, optional, xs:IDREFS</text:p>
        </text:list-item>
        <text:list-item>
          <text:p text:style-name="P31"><text:a xlink:type="simple" xlink:href="#id67">facs</text:a>, optional, xs:IDREFS</text:p>
        </text:list-item>
        <text:list-item>
          <text:p text:style-name="P31"><text:a xlink:type="simple" xlink:href="#id938">form</text:a>, optional, xs:token, meas, unmeas</text:p>
        </text:list-item>
        <text:list-item>
          <text:p text:style-name="P31"><text:a xlink:type="simple" xlink:href="#id305">layer</text:a>, optional, xs:positiveInteger</text:p>
        </text:list-item>
        <text:list-item>
          <text:p text:style-name="P31"><text:a xlink:type="simple" xlink:href="#id37">n</text:a>, optional, xs:NMTOKEN</text:p>
        </text:list-item>
        <text:list-item>
          <text:p text:style-name="P31"><text:a xlink:type="simple" xlink:href="#id100">next</text:a>, optional, xs:IDREFS</text:p>
        </text:list-item>
        <text:list-item>
          <text:p text:style-name="P31"><text:a xlink:type="simple" xlink:href="#id761">num</text:a>, optional, xs:positiveInteger</text:p>
        </text:list-item>
        <text:list-item>
          <text:p text:style-name="P31"><text:a xlink:type="simple" xlink:href="#id912">num.place</text:a>, optional, xs:token, above, below</text:p>
        </text:list-item>
        <text:list-item>
          <text:p text:style-name="P31"><text:a xlink:type="simple" xlink:href="#id913">num.visible</text:a>, optional, xs:token, true, false</text:p>
        </text:list-item>
        <text:list-item>
          <text:p text:style-name="P31"><text:a xlink:type="simple" xlink:href="#id101">prev</text:a>, optional, xs:IDREFS</text:p>
        </text:list-item>
        <text:list-item>
          <text:p text:style-name="P31"><text:a xlink:type="simple" xlink:href="#id102">sameas</text:a>, optional, xs:IDREFS</text:p>
        </text:list-item>
        <text:list-item>
          <text:p text:style-name="P31"><text:a xlink:type="simple" xlink:href="#id520">slash</text:a>, optional, xs:positiveInteger, 1 - 6</text:p>
        </text:list-item>
        <text:list-item>
          <text:p text:style-name="P31"><text:a xlink:type="simple" xlink:href="#id729">staff</text:a>, optional, list of xs:positiveInteger, minimum length of 1</text:p>
        </text:list-item>
        <text:list-item>
          <text:p text:style-name="P31"><text:a xlink:type="simple" xlink:href="#id103">synch</text:a>, optional, xs:IDREFS</text:p>
        </text:list-item>
        <text:list-item>
          <text:p text:style-name="P31"><text:a xlink:type="simple" xlink:href="#id94">tstamp</text:a>, optional, xs:decimal, 0 - ∞</text:p>
        </text:list-item>
        <text:list-item>
          <text:p text:style-name="P31"><text:a xlink:type="simple" xlink:href="#id308">tstamp.ges</text:a>, optional, xs:nonNegativeInteger</text:p>
        </text:list-item>
        <text:list-item>
          <text:p text:style-name="P31"><text:a xlink:type="simple" xlink:href="#id309">tstamp.real</text:a>, optional, xs:time</text:p>
        </text:list-item>
        <text:list-item>
          <text:p text:style-name="P31"><text:a xlink:type="simple" xlink:href="#id105">when</text:a>, optional, xs:IDREF</text:p>
        </text:list-item>
        <text:list-item>
          <text:p text:style-name="P31"><text:a xlink:type="simple" xlink:href="#id1595">xml:id</text:a>, optional, xs:ID</text:p>
        </text:list-item>
      </text:list>
      <text:h text:style-name="P2" text:outline-level="1">Module:</text:h>
      <text:p text:style-name="Text_20_body">cmn</text:p>
      <text:h text:style-name="P3" text:outline-level="1"><text:bookmark text:name="id268"/><text:soft-page-break/>&lt;caption&gt; caption</text:h>
      <text:h text:style-name="P2" text:outline-level="1">Description:</text:h>
      <text:p text:style-name="Text_20_body">A label which accompanies an illustration or a table.</text:p>
      <text:h text:style-name="P2"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2" text:outline-level="1">May occur within:</text:h>
      <text:p text:style-name="Text_20_body"><text:a xlink:type="simple" xlink:href="#id1100">fig</text:a>, <text:a xlink:type="simple" xlink:href="#id265">table</text:a> </text:p>
      <text:h text:style-name="P2" text:outline-level="1">Attributes:</text:h>
      <text:list xml:id="list34318795" text:style-name="L29">
        <text:list-item>
          <text:p text:style-name="P32"><text:a xlink:type="simple" xlink:href="#id67">facs</text:a>, optional, xs:IDREFS</text:p>
        </text:list-item>
        <text:list-item>
          <text:p text:style-name="P32"><text:a xlink:type="simple" xlink:href="#id37">n</text:a>, optional, xs:NMTOKEN</text:p>
        </text:list-item>
        <text:list-item>
          <text:p text:style-name="P32"><text:a xlink:type="simple" xlink:href="#id1595">xml:id</text:a>, optional, xs:ID</text:p>
        </text:list-item>
        <text:list-item>
          <text:p text:style-name="P32"><text:a xlink:type="simple" xlink:href="#id1596">xml:lang</text:a>, optional, xs:language</text:p>
        </text:list-item>
      </text:list>
      <text:h text:style-name="P2" text:outline-level="1">Module:</text:h>
      <text:p text:style-name="Text_20_body">shared</text:p>
      <text:h text:style-name="P3" text:outline-level="1"><text:bookmark text:name="id683"/>&lt;cc&gt; control change</text:h>
      <text:h text:style-name="P2" text:outline-level="1">Description:</text:h>
      <text:p text:style-name="Text_20_body">MIDI parameter/control change. The num attribute specifies parameter number, while val contains the parameter value. Each must fall in the range 0-127.</text:p>
      <text:h text:style-name="P2" text:outline-level="1">May contain:</text:h>
      <text:p text:style-name="Text_20_body">EMPTY</text:p>
      <text:h text:style-name="P2" text:outline-level="1">May occur within:</text:h>
      <text:p text:style-name="Text_20_body"><text:a xlink:type="simple" xlink:href="#id681">midi</text:a> </text:p>
      <text:h text:style-name="P2" text:outline-level="1">Attributes:</text:h>
      <text:list xml:id="list34325246" text:style-name="L30">
        <text:list-item>
          <text:p text:style-name="P33"><text:a xlink:type="simple" xlink:href="#id98">copyof</text:a>, optional, xs:IDREF</text:p>
        </text:list-item>
        <text:list-item>
          <text:p text:style-name="P33"><text:a xlink:type="simple" xlink:href="#id99">corresp</text:a>, optional, xs:IDREFS</text:p>
        </text:list-item>
        <text:list-item>
          <text:p text:style-name="P33"><text:a xlink:type="simple" xlink:href="#id305">layer</text:a>, optional, xs:positiveInteger</text:p>
        </text:list-item>
        <text:list-item>
          <text:p text:style-name="P33"><text:a xlink:type="simple" xlink:href="#id37">n</text:a>, optional, xs:NMTOKEN</text:p>
        </text:list-item>
        <text:list-item>
          <text:p text:style-name="P33"><text:a xlink:type="simple" xlink:href="#id100">next</text:a>, optional, xs:IDREFS</text:p>
        </text:list-item>
        <text:list-item>
          <text:p text:style-name="P33"><text:a xlink:type="simple" xlink:href="#id689">num</text:a>, required, xs:nonNegativeInteger, 0 - 127</text:p>
        </text:list-item>
        <text:list-item>
          <text:p text:style-name="P33"><text:a xlink:type="simple" xlink:href="#id101">prev</text:a>, optional, xs:IDREFS</text:p>
        </text:list-item>
        <text:list-item>
          <text:p text:style-name="P33"><text:a xlink:type="simple" xlink:href="#id102">sameas</text:a>, optional, xs:IDREFS</text:p>
        </text:list-item>
        <text:list-item>
          <text:p text:style-name="P33"><text:a xlink:type="simple" xlink:href="#id687">staff</text:a>, required, list of xs:positiveInteger, minimum length of 1</text:p>
        </text:list-item>
        <text:list-item>
          <text:p text:style-name="P33"><text:soft-page-break/><text:a xlink:type="simple" xlink:href="#id103">synch</text:a>, optional, xs:IDREFS</text:p>
        </text:list-item>
        <text:list-item>
          <text:p text:style-name="P33"><text:a xlink:type="simple" xlink:href="#id94">tstamp</text:a>, optional, xs:decimal, 0 - ∞</text:p>
        </text:list-item>
        <text:list-item>
          <text:p text:style-name="P33"><text:a xlink:type="simple" xlink:href="#id691">val</text:a>, optional, xs:nonNegativeInteger, 0 - 127</text:p>
        </text:list-item>
        <text:list-item>
          <text:p text:style-name="P33"><text:a xlink:type="simple" xlink:href="#id105">when</text:a>, optional, xs:IDREF</text:p>
        </text:list-item>
        <text:list-item>
          <text:p text:style-name="P33"><text:a xlink:type="simple" xlink:href="#id1595">xml:id</text:a>, optional, xs:ID</text:p>
        </text:list-item>
      </text:list>
      <text:h text:style-name="P2" text:outline-level="1">Module:</text:h>
      <text:p text:style-name="Text_20_body">midi</text:p>
      <text:h text:style-name="P3" text:outline-level="1"><text:bookmark text:name="id692"/>&lt;chan&gt; channel</text:h>
      <text:h text:style-name="P2" text:outline-level="1">Description:</text:h>
      <text:p text:style-name="Text_20_body">MIDI channel assignment.</text:p>
      <text:h text:style-name="P2" text:outline-level="1">May contain:</text:h>
      <text:p text:style-name="Text_20_body">EMPTY</text:p>
      <text:h text:style-name="P2" text:outline-level="1">May occur within:</text:h>
      <text:p text:style-name="Text_20_body"><text:a xlink:type="simple" xlink:href="#id681">midi</text:a> </text:p>
      <text:h text:style-name="P2" text:outline-level="1">Attributes:</text:h>
      <text:list xml:id="list34320264" text:style-name="L31">
        <text:list-item>
          <text:p text:style-name="P34"><text:a xlink:type="simple" xlink:href="#id98">copyof</text:a>, optional, xs:IDREF</text:p>
        </text:list-item>
        <text:list-item>
          <text:p text:style-name="P34"><text:a xlink:type="simple" xlink:href="#id99">corresp</text:a>, optional, xs:IDREFS</text:p>
        </text:list-item>
        <text:list-item>
          <text:p text:style-name="P34"><text:a xlink:type="simple" xlink:href="#id305">layer</text:a>, optional, xs:positiveInteger</text:p>
        </text:list-item>
        <text:list-item>
          <text:p text:style-name="P34"><text:a xlink:type="simple" xlink:href="#id37">n</text:a>, optional, xs:NMTOKEN</text:p>
        </text:list-item>
        <text:list-item>
          <text:p text:style-name="P34"><text:a xlink:type="simple" xlink:href="#id100">next</text:a>, optional, xs:IDREFS</text:p>
        </text:list-item>
        <text:list-item>
          <text:p text:style-name="P34"><text:a xlink:type="simple" xlink:href="#id694">num</text:a>, required, xs:positiveInteger, 0 - 16</text:p>
        </text:list-item>
        <text:list-item>
          <text:p text:style-name="P34"><text:a xlink:type="simple" xlink:href="#id101">prev</text:a>, optional, xs:IDREFS</text:p>
        </text:list-item>
        <text:list-item>
          <text:p text:style-name="P34"><text:a xlink:type="simple" xlink:href="#id102">sameas</text:a>, optional, xs:IDREFS</text:p>
        </text:list-item>
        <text:list-item>
          <text:p text:style-name="P34"><text:a xlink:type="simple" xlink:href="#id687">staff</text:a>, required, list of xs:positiveInteger, minimum length of 1</text:p>
        </text:list-item>
        <text:list-item>
          <text:p text:style-name="P34"><text:a xlink:type="simple" xlink:href="#id103">synch</text:a>, optional, xs:IDREFS</text:p>
        </text:list-item>
        <text:list-item>
          <text:p text:style-name="P34"><text:a xlink:type="simple" xlink:href="#id94">tstamp</text:a>, optional, xs:decimal, 0 - ∞</text:p>
        </text:list-item>
        <text:list-item>
          <text:p text:style-name="P34"><text:a xlink:type="simple" xlink:href="#id105">when</text:a>, optional, xs:IDREF</text:p>
        </text:list-item>
        <text:list-item>
          <text:p text:style-name="P34"><text:a xlink:type="simple" xlink:href="#id1595">xml:id</text:a>, optional, xs:ID</text:p>
        </text:list-item>
      </text:list>
      <text:h text:style-name="P2" text:outline-level="1">Module:</text:h>
      <text:p text:style-name="Text_20_body">midi</text:p>
      <text:h text:style-name="P3" text:outline-level="1"><text:bookmark text:name="id1522"/>&lt;change&gt; change</text:h>
      <text:h text:style-name="P2" text:outline-level="1">Description:</text:h>
      <text:p text:style-name="Text_20_body">Individual change within the revision description. Additions, deletions, and significant recoding should be noted, but not correction of minor typographical errors. It is recommended that revisions should be entered in reverse chronological order, with the most recent &lt;change&gt; first. The resp attribute contains a pointer to an element containing info about the person/entity responsible for change. The edition element can be used to <text:soft-page-break/>designate an MEI encoding that has been so substantively changed that it constitutes a new version that supersedes earlier versions.</text:p>
      <text:h text:style-name="P2" text:outline-level="1">May contain:</text:h>
      <text:p text:style-name="Text_20_body"><text:a xlink:type="simple" xlink:href="#id1524">changedesc</text:a>, <text:a xlink:type="simple" xlink:href="#id1083">date</text:a>, <text:a xlink:type="simple" xlink:href="#id1352">respstmt</text:a> </text:p>
      <text:h text:style-name="P2" text:outline-level="1">May occur within:</text:h>
      <text:p text:style-name="Text_20_body"><text:a xlink:type="simple" xlink:href="#id1520">revisiondesc</text:a> </text:p>
      <text:h text:style-name="P2" text:outline-level="1">Attributes:</text:h>
      <text:list xml:id="list34335919" text:style-name="L32">
        <text:list-item>
          <text:p text:style-name="P35"><text:a xlink:type="simple" xlink:href="#id1042">analog</text:a>, optional, CDATA</text:p>
        </text:list-item>
        <text:list-item>
          <text:p text:style-name="P35"><text:a xlink:type="simple" xlink:href="#id37">n</text:a>, optional, xs:NMTOKEN</text:p>
        </text:list-item>
        <text:list-item>
          <text:p text:style-name="P35"><text:a xlink:type="simple" xlink:href="#id1595">xml:id</text:a>, optional, xs:ID</text:p>
        </text:list-item>
      </text:list>
      <text:h text:style-name="P2" text:outline-level="1">Module:</text:h>
      <text:p text:style-name="Text_20_body">header</text:p>
      <text:h text:style-name="P3" text:outline-level="1"><text:bookmark text:name="id1524"/>&lt;changedesc&gt; change description</text:h>
      <text:h text:style-name="P2" text:outline-level="1">Description:</text:h>
      <text:p text:style-name="Text_20_body">Description of a revision of the MEI file.</text:p>
      <text:h text:style-name="P2" text:outline-level="1">May contain:</text:h>
      <text:p text:style-name="Text_20_body"><text:a xlink:type="simple" xlink:href="#id261">p</text:a> </text:p>
      <text:h text:style-name="P2" text:outline-level="1">May occur within:</text:h>
      <text:p text:style-name="Text_20_body"><text:a xlink:type="simple" xlink:href="#id1522">change</text:a> </text:p>
      <text:h text:style-name="P2" text:outline-level="1">Attributes:</text:h>
      <text:list xml:id="list34314764" text:style-name="L33">
        <text:list-item>
          <text:p text:style-name="P36"><text:a xlink:type="simple" xlink:href="#id1042">analog</text:a>, optional, CDATA</text:p>
        </text:list-item>
        <text:list-item>
          <text:p text:style-name="P36"><text:a xlink:type="simple" xlink:href="#id37">n</text:a>, optional, xs:NMTOKEN</text:p>
        </text:list-item>
        <text:list-item>
          <text:p text:style-name="P36"><text:a xlink:type="simple" xlink:href="#id1595">xml:id</text:a>, optional, xs:ID</text:p>
        </text:list-item>
        <text:list-item>
          <text:p text:style-name="P36"><text:a xlink:type="simple" xlink:href="#id1596">xml:lang</text:a>, optional, xs:language</text:p>
        </text:list-item>
      </text:list>
      <text:h text:style-name="P2" text:outline-level="1">Module:</text:h>
      <text:p text:style-name="Text_20_body">header</text:p>
      <text:h text:style-name="P3" text:outline-level="1"><text:bookmark text:name="id695"/>&lt;chanpr&gt; channel pressure</text:h>
      <text:h text:style-name="P2" text:outline-level="1">Description:</text:h>
      <text:p text:style-name="Text_20_body">MIDI channel pressure/after touch. The value of the num attribute must be in the range 0-127.</text:p>
      <text:h text:style-name="P2" text:outline-level="1">May contain:</text:h>
      <text:p text:style-name="Text_20_body">EMPTY</text:p>
      <text:h text:style-name="P2" text:outline-level="1"><text:soft-page-break/>May occur within:</text:h>
      <text:p text:style-name="Text_20_body"><text:a xlink:type="simple" xlink:href="#id681">midi</text:a> </text:p>
      <text:h text:style-name="P2" text:outline-level="1">Attributes:</text:h>
      <text:list xml:id="list34336224" text:style-name="L34">
        <text:list-item>
          <text:p text:style-name="P37"><text:a xlink:type="simple" xlink:href="#id98">copyof</text:a>, optional, xs:IDREF</text:p>
        </text:list-item>
        <text:list-item>
          <text:p text:style-name="P37"><text:a xlink:type="simple" xlink:href="#id99">corresp</text:a>, optional, xs:IDREFS</text:p>
        </text:list-item>
        <text:list-item>
          <text:p text:style-name="P37"><text:a xlink:type="simple" xlink:href="#id305">layer</text:a>, optional, xs:positiveInteger</text:p>
        </text:list-item>
        <text:list-item>
          <text:p text:style-name="P37"><text:a xlink:type="simple" xlink:href="#id37">n</text:a>, optional, xs:NMTOKEN</text:p>
        </text:list-item>
        <text:list-item>
          <text:p text:style-name="P37"><text:a xlink:type="simple" xlink:href="#id100">next</text:a>, optional, xs:IDREFS</text:p>
        </text:list-item>
        <text:list-item>
          <text:p text:style-name="P37"><text:a xlink:type="simple" xlink:href="#id689">num</text:a>, required, xs:nonNegativeInteger, 0 - 127</text:p>
        </text:list-item>
        <text:list-item>
          <text:p text:style-name="P37"><text:a xlink:type="simple" xlink:href="#id101">prev</text:a>, optional, xs:IDREFS</text:p>
        </text:list-item>
        <text:list-item>
          <text:p text:style-name="P37"><text:a xlink:type="simple" xlink:href="#id102">sameas</text:a>, optional, xs:IDREFS</text:p>
        </text:list-item>
        <text:list-item>
          <text:p text:style-name="P37"><text:a xlink:type="simple" xlink:href="#id687">staff</text:a>, required, list of xs:positiveInteger, minimum length of 1</text:p>
        </text:list-item>
        <text:list-item>
          <text:p text:style-name="P37"><text:a xlink:type="simple" xlink:href="#id103">synch</text:a>, optional, xs:IDREFS</text:p>
        </text:list-item>
        <text:list-item>
          <text:p text:style-name="P37"><text:a xlink:type="simple" xlink:href="#id94">tstamp</text:a>, optional, xs:decimal, 0 - ∞</text:p>
        </text:list-item>
        <text:list-item>
          <text:p text:style-name="P37"><text:a xlink:type="simple" xlink:href="#id105">when</text:a>, optional, xs:IDREF</text:p>
        </text:list-item>
        <text:list-item>
          <text:p text:style-name="P37"><text:a xlink:type="simple" xlink:href="#id1595">xml:id</text:a>, optional, xs:ID</text:p>
        </text:list-item>
      </text:list>
      <text:h text:style-name="P2" text:outline-level="1">Module:</text:h>
      <text:p text:style-name="Text_20_body">midi</text:p>
      <text:h text:style-name="P3" text:outline-level="1"><text:bookmark text:name="id58"/>&lt;choice&gt; choice</text:h>
      <text:h text:style-name="P2" text:outline-level="1">Description:</text:h>
      <text:p text:style-name="Text_20_body">Groups a number of alternative encodings for the same point in a text. Because the children of a choice element all represent alternative ways of encoding the same sequence, it is natural to think of them as mutually exclusive. However, there may be cases where a full representation of a text requires the alternative encodings to be considered as parallel. Note also that choice elements may be recursively nested.</text:p>
      <text:h text:style-name="P2" text:outline-level="1">May contain:</text:h>
      <text:p text:style-name="Text_20_body"><text:a xlink:type="simple" xlink:href="#id211">abbr</text:a>, <text:a xlink:type="simple" xlink:href="#id58">choice</text:a>, <text:a xlink:type="simple" xlink:href="#id61">corr</text:a>, <text:a xlink:type="simple" xlink:href="#id1247">expan</text:a>, <text:a xlink:type="simple" xlink:href="#id1224">orig</text:a>, <text:a xlink:type="simple" xlink:href="#id1227">reg</text:a>, <text:a xlink:type="simple" xlink:href="#id1234">sic</text:a>, <text:a xlink:type="simple" xlink:href="#id1242">unclear</text:a> </text:p>
      <text:h text:style-name="P2" text:outline-level="1">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58">choice</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2" text:outline-level="1">Attributes:</text:h>
      <text:list xml:id="list34330850" text:style-name="L35">
        <text:list-item>
          <text:p text:style-name="P38"><text:a xlink:type="simple" xlink:href="#id37">n</text:a>, optional, xs:NMTOKEN</text:p>
        </text:list-item>
        <text:list-item>
          <text:p text:style-name="P38"><text:a xlink:type="simple" xlink:href="#id1595">xml:id</text:a>, optional, xs:ID</text:p>
        </text:list-item>
      </text:list>
      <text:h text:style-name="P2" text:outline-level="1">Module:</text:h>
      <text:p text:style-name="Text_20_body">edittrans</text:p>
      <text:h text:style-name="P3" text:outline-level="1"><text:bookmark text:name="id106"/><text:soft-page-break/>&lt;chord&gt; chord</text:h>
      <text:h text:style-name="P2" text:outline-level="1">Description:</text:h>
      <text:p text:style-name="Text_20_body">A simultaneous sounding of 2 or more notes in the same layer *with the same duration*.</text:p>
      <text:h text:style-name="P2" text:outline-level="1">May contain:</text:h>
      <text:p text:style-name="Text_20_body"><text:a xlink:type="simple" xlink:href="#id142">artic</text:a>, <text:a xlink:type="simple" xlink:href="#id108">note</text:a> </text:p>
      <text:h text:style-name="P2" text:outline-level="1">May occur within:</text:h>
      <text:p text:style-name="Text_20_body"><text:a xlink:type="simple" xlink:href="#id214">add</text:a>, <text:a xlink:type="simple" xlink:href="#id897">beam</text:a>, <text:a xlink:type="simple" xlink:href="#id934">btrem</text:a>, <text:a xlink:type="simple" xlink:href="#id61">corr</text:a>, <text:a xlink:type="simple" xlink:href="#id1212">damage</text:a>, <text:a xlink:type="simple" xlink:href="#id1220">del</text:a>, <text:a xlink:type="simple" xlink:href="#id941">ftrem</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2" text:outline-level="1">Attributes:</text:h>
      <text:list xml:id="list34323869" text:style-name="L36">
        <text:list-item>
          <text:p text:style-name="P39"><text:a xlink:type="simple" xlink:href="#id500">altsym</text:a>, optional, xs:IDREF</text:p>
        </text:list-item>
        <text:list-item>
          <text:p text:style-name="P39"><text:a xlink:type="simple" xlink:href="#id146">artic</text:a>, optional, list of xs:token, acc, stacc, ten, stacciss, marc, marc-stacc, acc-marc, spicc, rip, doit, plop, fall, bend, flip, smear, dnbow, upbow, harm, snap, fingernail, damp, dampall, open, stop, dbltongue, trpltongue, heel, toe, tap, pluck, dot, stroke, minimum length of 1</text:p>
        </text:list-item>
        <text:list-item>
          <text:p text:style-name="P39"><text:a xlink:type="simple" xlink:href="#id1297">artic.ges</text:a>, optional, list of xs:token, acc, stacc, ten, stacciss, marc, marc-stacc, acc-marc, spicc, rip, doit, plop, fall, bend, flip, smear, dnbow, upbow, harm, snap, fingernail, damp, dampall, open, stop, dbltongue, trpltongue, heel, toe, tap, pluck, dot, stroke, minimum length of 1</text:p>
        </text:list-item>
        <text:list-item>
          <text:p text:style-name="P39"><text:a xlink:type="simple" xlink:href="#id883">beam</text:a>, optional, list of xs:token, "[i|m|t][1-6]", minimum length of 1</text:p>
        </text:list-item>
        <text:list-item>
          <text:p text:style-name="P39"><text:a xlink:type="simple" xlink:href="#id1294">breaksec</text:a>, optional, xs:positiveInteger</text:p>
        </text:list-item>
        <text:list-item>
          <text:p text:style-name="P39"><text:a xlink:type="simple" xlink:href="#id1320">cluster</text:a>, optional, xs:token, whbox, blbox</text:p>
        </text:list-item>
        <text:list-item>
          <text:p text:style-name="P39"><text:a xlink:type="simple" xlink:href="#id86">color</text:a>, optional, xs:token, "(x[0-9A-Fa-f]{6,6}|aqua|black|fuchsia|gray|green|lime|maroon|navy|olive|purple|red|silver|teal|white|yellow)"</text:p>
        </text:list-item>
        <text:list-item>
          <text:p text:style-name="P39"><text:a xlink:type="simple" xlink:href="#id98">copyof</text:a>, optional, xs:IDREF</text:p>
        </text:list-item>
        <text:list-item>
          <text:p text:style-name="P39"><text:a xlink:type="simple" xlink:href="#id99">corresp</text:a>, optional, xs:IDREFS</text:p>
        </text:list-item>
        <text:list-item>
          <text:p text:style-name="P39"><text:a xlink:type="simple" xlink:href="#id876">dots</text:a>, optional, xs:nonNegativeInteger, 0 - 4</text:p>
        </text:list-item>
        <text:list-item>
          <text:p text:style-name="P39"><text:a xlink:type="simple" xlink:href="#id733">dur</text:a>, optional, xs:token, long, breve, 1, 2, 4, 8, 16, 32, 64, 128, 256, 512, 1024, 2048, maxima, longa, brevis, semibrevis, minima, semiminima, fusa, semifusa</text:p>
        </text:list-item>
        <text:list-item>
          <text:p text:style-name="P39"><text:a xlink:type="simple" xlink:href="#id313">dur.ges</text:a>, optional, CDATA</text:p>
        </text:list-item>
        <text:list-item>
          <text:p text:style-name="P39"><text:a xlink:type="simple" xlink:href="#id67">facs</text:a>, optional, xs:IDREFS</text:p>
        </text:list-item>
        <text:list-item>
          <text:p text:style-name="P39"><text:a xlink:type="simple" xlink:href="#id731">fermata</text:a>, optional, xs:token, above, below, within</text:p>
        </text:list-item>
        <text:list-item>
          <text:p text:style-name="P39"><text:a xlink:type="simple" xlink:href="#id1304">grace</text:a>, optional, xs:token, acc, unacc, unknown</text:p>
        </text:list-item>
        <text:list-item>
          <text:p text:style-name="P39"><text:a xlink:type="simple" xlink:href="#id1306">grace.time</text:a>, optional, xs:token, "[0-9]+(\.?[0-9]*)?%"</text:p>
        </text:list-item>
        <text:list-item>
          <text:p text:style-name="P39"><text:a xlink:type="simple" xlink:href="#id130">ho</text:a>, optional, xs:decimal</text:p>
        </text:list-item>
        <text:list-item>
          <text:p text:style-name="P39"><text:a xlink:type="simple" xlink:href="#id481">instr</text:a>, optional, xs:IDREF</text:p>
        </text:list-item>
        <text:list-item>
          <text:p text:style-name="P39"><text:a xlink:type="simple" xlink:href="#id305">layer</text:a>, optional, xs:positiveInteger</text:p>
        </text:list-item>
        <text:list-item>
          <text:p text:style-name="P39"><text:a xlink:type="simple" xlink:href="#id1275">lv</text:a>, optional, xs:token, true, false</text:p>
        </text:list-item>
        <text:list-item>
          <text:p text:style-name="P39"><text:a xlink:type="simple" xlink:href="#id1205">mfunc</text:a>, optional, xs:NMTOKEN</text:p>
        </text:list-item>
        <text:list-item>
          <text:p text:style-name="P39"><text:a xlink:type="simple" xlink:href="#id37">n</text:a>, optional, xs:NMTOKEN</text:p>
        </text:list-item>
        <text:list-item>
          <text:p text:style-name="P39"><text:a xlink:type="simple" xlink:href="#id100">next</text:a>, optional, xs:IDREFS</text:p>
        </text:list-item>
        <text:list-item>
          <text:p text:style-name="P39"><text:a xlink:type="simple" xlink:href="#id101">prev</text:a>, optional, xs:IDREFS</text:p>
        </text:list-item>
        <text:list-item>
          <text:p text:style-name="P39"><text:a xlink:type="simple" xlink:href="#id102">sameas</text:a>, optional, xs:IDREFS</text:p>
        </text:list-item>
        <text:list-item>
          <text:p text:style-name="P39"><text:a xlink:type="simple" xlink:href="#id517">size</text:a>, optional, xs:token, normal, cue</text:p>
        </text:list-item>
        <text:list-item>
          <text:p text:style-name="P39"><text:a xlink:type="simple" xlink:href="#id1268">slur</text:a>, optional, list of xs:token, "[i|m|t][1-6]", minimum length of 1</text:p>
        </text:list-item>
        <text:list-item>
          <text:p text:style-name="P39"><text:soft-page-break/><text:a xlink:type="simple" xlink:href="#id729">staff</text:a>, optional, list of xs:positiveInteger, minimum length of 1</text:p>
        </text:list-item>
        <text:list-item>
          <text:p text:style-name="P39"><text:a xlink:type="simple" xlink:href="#id1281">stem.dir</text:a>, optional, xs:token, up, down</text:p>
        </text:list-item>
        <text:list-item>
          <text:p text:style-name="P39"><text:a xlink:type="simple" xlink:href="#id1283">stem.len</text:a>, optional, xs:decimal</text:p>
        </text:list-item>
        <text:list-item>
          <text:p text:style-name="P39"><text:a xlink:type="simple" xlink:href="#id1288">stem.mod</text:a>, optional, xs:token, 1slash, 2slash, 3slash, 4slash, 5slash, 6slash, sprech, z</text:p>
        </text:list-item>
        <text:list-item>
          <text:p text:style-name="P39"><text:a xlink:type="simple" xlink:href="#id1284">stem.pos</text:a>, optional, xs:token, left, right, center</text:p>
        </text:list-item>
        <text:list-item>
          <text:p text:style-name="P39"><text:a xlink:type="simple" xlink:href="#id1290">stem.with</text:a>, optional, xs:token, above, below</text:p>
        </text:list-item>
        <text:list-item>
          <text:p text:style-name="P39"><text:a xlink:type="simple" xlink:href="#id1286">stem.x</text:a>, optional, xs:decimal</text:p>
        </text:list-item>
        <text:list-item>
          <text:p text:style-name="P39"><text:a xlink:type="simple" xlink:href="#id1287">stem.y</text:a>, optional, xs:decimal</text:p>
        </text:list-item>
        <text:list-item>
          <text:p text:style-name="P39"><text:a xlink:type="simple" xlink:href="#id1195">syl</text:a>, optional, CDATA</text:p>
        </text:list-item>
        <text:list-item>
          <text:p text:style-name="P39"><text:a xlink:type="simple" xlink:href="#id103">synch</text:a>, optional, xs:IDREFS</text:p>
        </text:list-item>
        <text:list-item>
          <text:p text:style-name="P39"><text:a xlink:type="simple" xlink:href="#id1272">tie</text:a>, optional, xs:token, "[i|m|t]"</text:p>
        </text:list-item>
        <text:list-item>
          <text:p text:style-name="P39"><text:a xlink:type="simple" xlink:href="#id155">to</text:a>, optional, xs:decimal</text:p>
        </text:list-item>
        <text:list-item>
          <text:p text:style-name="P39"><text:a xlink:type="simple" xlink:href="#id94">tstamp</text:a>, optional, xs:decimal, 0 - ∞</text:p>
        </text:list-item>
        <text:list-item>
          <text:p text:style-name="P39"><text:a xlink:type="simple" xlink:href="#id308">tstamp.ges</text:a>, optional, xs:nonNegativeInteger</text:p>
        </text:list-item>
        <text:list-item>
          <text:p text:style-name="P39"><text:a xlink:type="simple" xlink:href="#id309">tstamp.real</text:a>, optional, xs:time</text:p>
        </text:list-item>
        <text:list-item>
          <text:p text:style-name="P39"><text:a xlink:type="simple" xlink:href="#id879">tuplet</text:a>, optional, list of xs:token, "[i|m|t][1-6]", minimum length of 1</text:p>
        </text:list-item>
        <text:list-item>
          <text:p text:style-name="P39"><text:a xlink:type="simple" xlink:href="#id469">visible</text:a>, optional, xs:token, true, false</text:p>
        </text:list-item>
        <text:list-item>
          <text:p text:style-name="P39"><text:a xlink:type="simple" xlink:href="#id105">when</text:a>, optional, xs:IDREF</text:p>
        </text:list-item>
        <text:list-item>
          <text:p text:style-name="P39"><text:a xlink:type="simple" xlink:href="#id135">x</text:a>, optional, xs:decimal</text:p>
        </text:list-item>
        <text:list-item>
          <text:p text:style-name="P39"><text:a xlink:type="simple" xlink:href="#id1595">xml:id</text:a>, optional, xs:ID</text:p>
        </text:list-item>
        <text:list-item>
          <text:p text:style-name="P39"><text:a xlink:type="simple" xlink:href="#id136">y</text:a>, optional, xs:decimal</text:p>
        </text:list-item>
      </text:list>
      <text:h text:style-name="P2" text:outline-level="1">Module:</text:h>
      <text:p text:style-name="Text_20_body">shared</text:p>
      <text:h text:style-name="P3" text:outline-level="1"><text:bookmark text:name="id361"/>&lt;chorddef&gt; chord definition</text:h>
      <text:h text:style-name="P2" text:outline-level="1">Description:</text:h>
      <text:p text:style-name="Text_20_body">Chord tablature definition. An id attribute, while not required by the schema, is needed so that &lt;harm&gt; elements can reference a particular chord definition. The pos (position) attribute is provided in order to create displayable chord tablature grids.</text:p>
      <text:h text:style-name="P2" text:outline-level="1">May contain:</text:h>
      <text:p text:style-name="Text_20_body"><text:a xlink:type="simple" xlink:href="#id375">barre</text:a>, <text:a xlink:type="simple" xlink:href="#id363">chordmember</text:a> </text:p>
      <text:h text:style-name="P2" text:outline-level="1">May occur within:</text:h>
      <text:p text:style-name="Text_20_body"><text:a xlink:type="simple" xlink:href="#id359">chordtable</text:a> </text:p>
      <text:h text:style-name="P2" text:outline-level="1">Attributes:</text:h>
      <text:list xml:id="list34307988" text:style-name="L37">
        <text:list-item>
          <text:p text:style-name="P40"><text:a xlink:type="simple" xlink:href="#id37">n</text:a>, optional, xs:NMTOKEN</text:p>
        </text:list-item>
        <text:list-item>
          <text:p text:style-name="P40"><text:a xlink:type="simple" xlink:href="#id378">pos</text:a>, optional, CDATA</text:p>
        </text:list-item>
        <text:list-item>
          <text:p text:style-name="P40"><text:a xlink:type="simple" xlink:href="#id1595">xml:id</text:a>, optional, xs:ID</text:p>
        </text:list-item>
      </text:list>
      <text:h text:style-name="P2" text:outline-level="1">Module:</text:h>
      <text:p text:style-name="Text_20_body">harmony</text:p>
      <text:h text:style-name="P3" text:outline-level="1"><text:bookmark text:name="id363"/><text:soft-page-break/>&lt;chordmember&gt; chord member</text:h>
      <text:h text:style-name="P2" text:outline-level="1">Description:</text:h>
      <text:p text:style-name="Text_20_body">An individual pitch in a chord defined by a &lt;chorddef&gt; element. The fing and fret attributes are provided in order to create displayable chord tablature grids. The inth (harmonic interval) attribute may be used to facilitate automated performance of a chord. It gives the number of 1/2 steps above the bass. Of course, for the bass note itself, inth should be set to '0'. The fret at which a finger should be placed is recorded in the fret attribute.</text:p>
      <text:h text:style-name="P2" text:outline-level="1">May contain:</text:h>
      <text:p text:style-name="Text_20_body">EMPTY</text:p>
      <text:h text:style-name="P2" text:outline-level="1">May occur within:</text:h>
      <text:p text:style-name="Text_20_body"><text:a xlink:type="simple" xlink:href="#id361">chorddef</text:a> </text:p>
      <text:h text:style-name="P2" text:outline-level="1">Attributes:</text:h>
      <text:list xml:id="list34312397" text:style-name="L38">
        <text:list-item>
          <text:p text:style-name="P41"><text:a xlink:type="simple" xlink:href="#id366">accid.ges</text:a>, optional, xs:token, s, f, ss, ff, n</text:p>
        </text:list-item>
        <text:list-item>
          <text:p text:style-name="P41"><text:a xlink:type="simple" xlink:href="#id373">fing</text:a>, optional, xs:positiveInteger, xs:token</text:p>
        </text:list-item>
        <text:list-item>
          <text:p text:style-name="P41"><text:a xlink:type="simple" xlink:href="#id369">fret</text:a>, optional, xs:positiveInteger, 1 - 5</text:p>
        </text:list-item>
        <text:list-item>
          <text:p text:style-name="P41"><text:a xlink:type="simple" xlink:href="#id372">inth</text:a>, optional, xs:NMTOKENS</text:p>
        </text:list-item>
        <text:list-item>
          <text:p text:style-name="P41"><text:a xlink:type="simple" xlink:href="#id37">n</text:a>, optional, xs:NMTOKEN</text:p>
        </text:list-item>
        <text:list-item>
          <text:p text:style-name="P41"><text:a xlink:type="simple" xlink:href="#id332">oct</text:a>, optional, xs:nonNegativeInteger, 0 - 9</text:p>
        </text:list-item>
        <text:list-item>
          <text:p text:style-name="P41"><text:a xlink:type="simple" xlink:href="#id329">pname</text:a>, optional, xs:token, "[a-g]"</text:p>
        </text:list-item>
        <text:list-item>
          <text:p text:style-name="P41"><text:a xlink:type="simple" xlink:href="#id1595">xml:id</text:a>, optional, xs:ID</text:p>
        </text:list-item>
      </text:list>
      <text:h text:style-name="P2" text:outline-level="1">Module:</text:h>
      <text:p text:style-name="Text_20_body">harmony</text:p>
      <text:h text:style-name="P3" text:outline-level="1"><text:bookmark text:name="id359"/>&lt;chordtable&gt; chord table</text:h>
      <text:h text:style-name="P2" text:outline-level="1">Description:</text:h>
      <text:p text:style-name="Text_20_body">Chord/tablature look-up table. A table may be shared between MEI instances through the use of an external parsed entity containing the look-up table to be shared.</text:p>
      <text:h text:style-name="P2" text:outline-level="1">May contain:</text:h>
      <text:p text:style-name="Text_20_body"><text:a xlink:type="simple" xlink:href="#id361">chorddef</text:a> </text:p>
      <text:h text:style-name="P2" text:outline-level="1">May occur within:</text:h>
      <text:p text:style-name="Text_20_body"><text:a xlink:type="simple" xlink:href="#id342">scoredef</text:a> </text:p>
      <text:h text:style-name="P2" text:outline-level="1">Attributes:</text:h>
      <text:list xml:id="list34314358" text:style-name="L39">
        <text:list-item>
          <text:p text:style-name="P42"><text:a xlink:type="simple" xlink:href="#id37">n</text:a>, optional, xs:NMTOKEN</text:p>
        </text:list-item>
        <text:list-item>
          <text:p text:style-name="P42"><text:a xlink:type="simple" xlink:href="#id1595">xml:id</text:a>, optional, xs:ID</text:p>
        </text:list-item>
      </text:list>
      <text:h text:style-name="P2" text:outline-level="1"><text:soft-page-break/>Module:</text:h>
      <text:p text:style-name="Text_20_body">harmony</text:p>
      <text:h text:style-name="P3" text:outline-level="1"><text:bookmark text:name="id1460"/>&lt;classcode&gt; classification code</text:h>
      <text:h text:style-name="P2" text:outline-level="1">Description:</text:h>
      <text:p text:style-name="Text_20_body">Library of Congress subject or call number, or a thesaurus or ontology citation, for example. The source of controlled-vocabulary terms used in the &lt;keywords&gt; element.</text:p>
      <text:h text:style-name="P2" text:outline-level="1">May contain:</text:h>
      <text:p text:style-name="Text_20_body">EMPTY</text:p>
      <text:h text:style-name="P2" text:outline-level="1">May occur within:</text:h>
      <text:p text:style-name="Text_20_body"><text:a xlink:type="simple" xlink:href="#id1458">classification</text:a> </text:p>
      <text:h text:style-name="P2" text:outline-level="1">Attributes:</text:h>
      <text:list xml:id="list34333613" text:style-name="L40">
        <text:list-item>
          <text:p text:style-name="P43"><text:a xlink:type="simple" xlink:href="#id1042">analog</text:a>, optional, CDATA</text:p>
        </text:list-item>
        <text:list-item>
          <text:p text:style-name="P43"><text:a xlink:type="simple" xlink:href="#id37">n</text:a>, optional, xs:NMTOKEN</text:p>
        </text:list-item>
        <text:list-item>
          <text:p text:style-name="P43"><text:a xlink:type="simple" xlink:href="#id1595">xml:id</text:a>, optional, xs:ID</text:p>
        </text:list-item>
      </text:list>
      <text:h text:style-name="P2" text:outline-level="1">Module:</text:h>
      <text:p text:style-name="Text_20_body">header</text:p>
      <text:h text:style-name="P3" text:outline-level="1"><text:bookmark text:name="id1458"/>&lt;classification&gt; classification</text:h>
      <text:h text:style-name="P2" text:outline-level="1">Description:</text:h>
      <text:p text:style-name="Text_20_body">Groups information which describes the nature or topic of a musical work. Although use of names and terms from locally controlled vocabularies is possible, terms used here should come from standard national or international vocabularies whenever they are available in order to enable searches in systems that include multiple MEI documents, or MEI documents and bibliographic records from many institutions.</text:p>
      <text:h text:style-name="P2" text:outline-level="1">May contain:</text:h>
      <text:p text:style-name="Text_20_body"><text:a xlink:type="simple" xlink:href="#id1460">classcode</text:a>, <text:a xlink:type="simple" xlink:href="#id1462">keywords</text:a> </text:p>
      <text:h text:style-name="P2" text:outline-level="1">May occur within:</text:h>
      <text:p text:style-name="Text_20_body"><text:a xlink:type="simple" xlink:href="#id1513">profiledesc</text:a>, <text:a xlink:type="simple" xlink:href="#id1399">source</text:a> </text:p>
      <text:h text:style-name="P2" text:outline-level="1">Attributes:</text:h>
      <text:list xml:id="list34314695" text:style-name="L41">
        <text:list-item>
          <text:p text:style-name="P44"><text:a xlink:type="simple" xlink:href="#id1042">analog</text:a>, optional, CDATA</text:p>
        </text:list-item>
        <text:list-item>
          <text:p text:style-name="P44"><text:a xlink:type="simple" xlink:href="#id37">n</text:a>, optional, xs:NMTOKEN</text:p>
        </text:list-item>
        <text:list-item>
          <text:p text:style-name="P44"><text:a xlink:type="simple" xlink:href="#id1595">xml:id</text:a>, optional, xs:ID</text:p>
        </text:list-item>
      </text:list>
      <text:h text:style-name="P2" text:outline-level="1">Module:</text:h>
      <text:p text:style-name="Text_20_body">header</text:p>
      <text:h text:style-name="P3" text:outline-level="1"><text:bookmark text:name="id483"/><text:soft-page-break/>&lt;clef&gt; clef</text:h>
      <text:h text:style-name="P2" text:outline-level="1">Description:</text:h>
      <text:p text:style-name="Text_20_body">Indication of the exact location of a particular note on the staff and, therefore, the other notes as well. This element provides an alternative to the staff element's clef.* attributes. It should be used when specific display info, such as size or color, needs to be recorded for the clef or when multiple, simultaneous clefs occur on a single staff.</text:p>
      <text:h text:style-name="P2" text:outline-level="1">May contain:</text:h>
      <text:p text:style-name="Text_20_body">EMPTY</text:p>
      <text:h text:style-name="P2" text:outline-level="1">May occur within:</text:h>
      <text:p text:style-name="Text_20_body"><text:a xlink:type="simple" xlink:href="#id861">clefchange</text:a>, <text:a xlink:type="simple" xlink:href="#id452">staffdef</text:a> </text:p>
      <text:h text:style-name="P2" text:outline-level="1">Attributes:</text:h>
      <text:list xml:id="list34322304" text:style-name="L42">
        <text:list-item>
          <text:p text:style-name="P45"><text:a xlink:type="simple" xlink:href="#id500">altsym</text:a>, optional, xs:IDREF</text:p>
        </text:list-item>
        <text:list-item>
          <text:p text:style-name="P45"><text:a xlink:type="simple" xlink:href="#id86">color</text:a>, optional, xs:token, "(x[0-9A-Fa-f]{6,6}|aqua|black|fuchsia|gray|green|lime|maroon|navy|olive|purple|red|silver|teal|white|yellow)"</text:p>
        </text:list-item>
        <text:list-item>
          <text:p text:style-name="P45"><text:a xlink:type="simple" xlink:href="#id98">copyof</text:a>, optional, xs:IDREF</text:p>
        </text:list-item>
        <text:list-item>
          <text:p text:style-name="P45"><text:a xlink:type="simple" xlink:href="#id99">corresp</text:a>, optional, xs:IDREFS</text:p>
        </text:list-item>
        <text:list-item>
          <text:p text:style-name="P45"><text:a xlink:type="simple" xlink:href="#id494">dis</text:a>, optional, xs:positiveInteger, "([\-+]?[0-9]+) &amp; (8|15|22)"</text:p>
        </text:list-item>
        <text:list-item>
          <text:p text:style-name="P45"><text:a xlink:type="simple" xlink:href="#id496">dis.place</text:a>, optional, xs:token, above, below</text:p>
        </text:list-item>
        <text:list-item>
          <text:p text:style-name="P45"><text:a xlink:type="simple" xlink:href="#id67">facs</text:a>, optional, xs:IDREFS</text:p>
        </text:list-item>
        <text:list-item>
          <text:p text:style-name="P45"><text:a xlink:type="simple" xlink:href="#id491">line</text:a>, optional, xs:positiveInteger</text:p>
        </text:list-item>
        <text:list-item>
          <text:p text:style-name="P45"><text:a xlink:type="simple" xlink:href="#id37">n</text:a>, optional, xs:NMTOKEN</text:p>
        </text:list-item>
        <text:list-item>
          <text:p text:style-name="P45"><text:a xlink:type="simple" xlink:href="#id100">next</text:a>, optional, xs:IDREFS</text:p>
        </text:list-item>
        <text:list-item>
          <text:p text:style-name="P45"><text:a xlink:type="simple" xlink:href="#id332">oct</text:a>, optional, xs:nonNegativeInteger, 0 - 9</text:p>
        </text:list-item>
        <text:list-item>
          <text:p text:style-name="P45"><text:a xlink:type="simple" xlink:href="#id101">prev</text:a>, optional, xs:IDREFS</text:p>
        </text:list-item>
        <text:list-item>
          <text:p text:style-name="P45"><text:a xlink:type="simple" xlink:href="#id102">sameas</text:a>, optional, xs:IDREFS</text:p>
        </text:list-item>
        <text:list-item>
          <text:p text:style-name="P45"><text:a xlink:type="simple" xlink:href="#id488">shape</text:a>, optional, xs:token, G, GG, F, C, perc, TAB</text:p>
        </text:list-item>
        <text:list-item>
          <text:p text:style-name="P45"><text:a xlink:type="simple" xlink:href="#id103">synch</text:a>, optional, xs:IDREFS</text:p>
        </text:list-item>
        <text:list-item>
          <text:p text:style-name="P45"><text:a xlink:type="simple" xlink:href="#id105">when</text:a>, optional, xs:IDREF</text:p>
        </text:list-item>
        <text:list-item>
          <text:p text:style-name="P45"><text:a xlink:type="simple" xlink:href="#id1595">xml:id</text:a>, optional, xs:ID</text:p>
        </text:list-item>
      </text:list>
      <text:h text:style-name="P2" text:outline-level="1">Module:</text:h>
      <text:p text:style-name="Text_20_body">shared</text:p>
      <text:h text:style-name="P3" text:outline-level="1"><text:bookmark text:name="id861"/>&lt;clefchange&gt; clef change</text:h>
      <text:h text:style-name="P2" text:outline-level="1">Description:</text:h>
      <text:p text:style-name="Text_20_body">A change of clef not occurring at a barline.</text:p>
      <text:h text:style-name="P2" text:outline-level="1">May contain:</text:h>
      <text:p text:style-name="Text_20_body"><text:a xlink:type="simple" xlink:href="#id483">clef</text:a> </text:p>
      <text:h text:style-name="P2" text:outline-level="1"><text:soft-page-break/>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2" text:outline-level="1">Attributes:</text:h>
      <text:list xml:id="list34320638" text:style-name="L43">
        <text:list-item>
          <text:p text:style-name="P46"><text:a xlink:type="simple" xlink:href="#id500">altsym</text:a>, optional, xs:IDREF</text:p>
        </text:list-item>
        <text:list-item>
          <text:p text:style-name="P46"><text:a xlink:type="simple" xlink:href="#id86">color</text:a>, optional, xs:token, "(x[0-9A-Fa-f]{6,6}|aqua|black|fuchsia|gray|green|lime|maroon|navy|olive|purple|red|silver|teal|white|yellow)"</text:p>
        </text:list-item>
        <text:list-item>
          <text:p text:style-name="P46"><text:a xlink:type="simple" xlink:href="#id98">copyof</text:a>, optional, xs:IDREF</text:p>
        </text:list-item>
        <text:list-item>
          <text:p text:style-name="P46"><text:a xlink:type="simple" xlink:href="#id99">corresp</text:a>, optional, xs:IDREFS</text:p>
        </text:list-item>
        <text:list-item>
          <text:p text:style-name="P46"><text:a xlink:type="simple" xlink:href="#id494">dis</text:a>, optional, xs:positiveInteger, "([\-+]?[0-9]+) &amp; (8|15|22)"</text:p>
        </text:list-item>
        <text:list-item>
          <text:p text:style-name="P46"><text:a xlink:type="simple" xlink:href="#id496">dis.place</text:a>, optional, xs:token, above, below</text:p>
        </text:list-item>
        <text:list-item>
          <text:p text:style-name="P46"><text:a xlink:type="simple" xlink:href="#id67">facs</text:a>, optional, xs:IDREFS</text:p>
        </text:list-item>
        <text:list-item>
          <text:p text:style-name="P46"><text:a xlink:type="simple" xlink:href="#id305">layer</text:a>, optional, xs:positiveInteger</text:p>
        </text:list-item>
        <text:list-item>
          <text:p text:style-name="P46"><text:a xlink:type="simple" xlink:href="#id491">line</text:a>, optional, xs:positiveInteger</text:p>
        </text:list-item>
        <text:list-item>
          <text:p text:style-name="P46"><text:a xlink:type="simple" xlink:href="#id37">n</text:a>, optional, xs:NMTOKEN</text:p>
        </text:list-item>
        <text:list-item>
          <text:p text:style-name="P46"><text:a xlink:type="simple" xlink:href="#id100">next</text:a>, optional, xs:IDREFS</text:p>
        </text:list-item>
        <text:list-item>
          <text:p text:style-name="P46"><text:a xlink:type="simple" xlink:href="#id332">oct</text:a>, optional, xs:nonNegativeInteger, 0 - 9</text:p>
        </text:list-item>
        <text:list-item>
          <text:p text:style-name="P46"><text:a xlink:type="simple" xlink:href="#id101">prev</text:a>, optional, xs:IDREFS</text:p>
        </text:list-item>
        <text:list-item>
          <text:p text:style-name="P46"><text:a xlink:type="simple" xlink:href="#id102">sameas</text:a>, optional, xs:IDREFS</text:p>
        </text:list-item>
        <text:list-item>
          <text:p text:style-name="P46"><text:a xlink:type="simple" xlink:href="#id488">shape</text:a>, optional, xs:token, G, GG, F, C, perc, TAB</text:p>
        </text:list-item>
        <text:list-item>
          <text:p text:style-name="P46"><text:a xlink:type="simple" xlink:href="#id729">staff</text:a>, optional, list of xs:positiveInteger, minimum length of 1</text:p>
        </text:list-item>
        <text:list-item>
          <text:p text:style-name="P46"><text:a xlink:type="simple" xlink:href="#id103">synch</text:a>, optional, xs:IDREFS</text:p>
        </text:list-item>
        <text:list-item>
          <text:p text:style-name="P46"><text:a xlink:type="simple" xlink:href="#id94">tstamp</text:a>, optional, xs:decimal, 0 - ∞</text:p>
        </text:list-item>
        <text:list-item>
          <text:p text:style-name="P46"><text:a xlink:type="simple" xlink:href="#id308">tstamp.ges</text:a>, optional, xs:nonNegativeInteger</text:p>
        </text:list-item>
        <text:list-item>
          <text:p text:style-name="P46"><text:a xlink:type="simple" xlink:href="#id309">tstamp.real</text:a>, optional, xs:time</text:p>
        </text:list-item>
        <text:list-item>
          <text:p text:style-name="P46"><text:a xlink:type="simple" xlink:href="#id105">when</text:a>, optional, xs:IDREF</text:p>
        </text:list-item>
        <text:list-item>
          <text:p text:style-name="P46"><text:a xlink:type="simple" xlink:href="#id1595">xml:id</text:a>, optional, xs:ID</text:p>
        </text:list-item>
      </text:list>
      <text:h text:style-name="P2" text:outline-level="1">Module:</text:h>
      <text:p text:style-name="Text_20_body">shared</text:p>
      <text:h text:style-name="P3" text:outline-level="1"><text:bookmark text:name="id1404"/>&lt;condition&gt; condition</text:h>
      <text:h text:style-name="P2" text:outline-level="1">Description:</text:h>
      <text:p text:style-name="Text_20_body">The physical condition of an item, particularly any variances between the physical makeup of the item and that of other copies of the same item (e.g., missing pages, plates, etc.). Condition may reflect other aspects of the physical condition of the item as well (e.g., brittleness, faded images, etc.).</text:p>
      <text:h text:style-name="P2"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2" text:outline-level="1">May occur within:</text:h>
      <text:p text:style-name="Text_20_body"><text:a xlink:type="simple" xlink:href="#id1401">physdesc</text:a> </text:p>
      <text:h text:style-name="P2" text:outline-level="1"><text:soft-page-break/>Attributes:</text:h>
      <text:list xml:id="list34330758" text:style-name="L44">
        <text:list-item>
          <text:p text:style-name="P47"><text:a xlink:type="simple" xlink:href="#id1042">analog</text:a>, optional, CDATA</text:p>
        </text:list-item>
        <text:list-item>
          <text:p text:style-name="P47"><text:a xlink:type="simple" xlink:href="#id37">n</text:a>, optional, xs:NMTOKEN</text:p>
        </text:list-item>
        <text:list-item>
          <text:p text:style-name="P47"><text:a xlink:type="simple" xlink:href="#id1595">xml:id</text:a>, optional, xs:ID</text:p>
        </text:list-item>
        <text:list-item>
          <text:p text:style-name="P47"><text:a xlink:type="simple" xlink:href="#id1596">xml:lang</text:a>, optional, xs:language</text:p>
        </text:list-item>
      </text:list>
      <text:h text:style-name="P2" text:outline-level="1">Module:</text:h>
      <text:p text:style-name="Text_20_body">header</text:p>
      <text:h text:style-name="P3" text:outline-level="1"><text:bookmark text:name="id1050"/>&lt;corpname&gt; corporate name</text:h>
      <text:h text:style-name="P2" text:outline-level="1">Description:</text:h>
      <text:p text:style-name="Text_20_body">Identifies an organization or group of people that acts as a single entity. Examples include names of associations, institutions, business firms, non-profit enterprises, governments, government agencies, projects, programs, religious bodies, churches, conferences, athletic contests, exhibitions, expeditions, fairs, and ships. Secondary name parts may be encoded in &lt;corpname&gt; sub-elements. The name of the list from which a controlled value is taken may be recorded using the authority attribute.</text:p>
      <text:h text:style-name="P2"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352">respstmt</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2" text:outline-level="1">Attributes:</text:h>
      <text:list xml:id="list34330715" text:style-name="L45">
        <text:list-item>
          <text:p text:style-name="P48"><text:a xlink:type="simple" xlink:href="#id1042">analog</text:a>, optional, CDATA</text:p>
        </text:list-item>
        <text:list-item>
          <text:p text:style-name="P48"><text:a xlink:type="simple" xlink:href="#id1045">authority</text:a>, optional, CDATA</text:p>
        </text:list-item>
        <text:list-item>
          <text:p text:style-name="P48"><text:a xlink:type="simple" xlink:href="#id1061">cert</text:a>, optional, xs:token, high, medium, low, unknown</text:p>
        </text:list-item>
        <text:list-item>
          <text:p text:style-name="P48"><text:a xlink:type="simple" xlink:href="#id1046">dbkey</text:a>, optional, xs:NMTOKEN</text:p>
        </text:list-item>
        <text:list-item>
          <text:p text:style-name="P48"><text:a xlink:type="simple" xlink:href="#id1054">enddate</text:a>, optional, xs:date, xs:gYear, xs:gMonth, xs:gDay, xs:gYearMonth, xs:gMonthDay, xs:time, xs:dateTime, xs:token</text:p>
        </text:list-item>
        <text:list-item>
          <text:p text:style-name="P48"><text:a xlink:type="simple" xlink:href="#id1063">evidence</text:a>, optional, xs:NMTOKEN</text:p>
        </text:list-item>
        <text:list-item>
          <text:p text:style-name="P48"><text:a xlink:type="simple" xlink:href="#id67">facs</text:a>, optional, xs:IDREFS</text:p>
        </text:list-item>
        <text:list-item>
          <text:p text:style-name="P48"><text:a xlink:type="simple" xlink:href="#id37">n</text:a>, optional, xs:NMTOKEN</text:p>
        </text:list-item>
        <text:list-item>
          <text:p text:style-name="P48"><text:a xlink:type="simple" xlink:href="#id1056">notafter</text:a>, optional, xs:date, xs:gYear, xs:gMonth, xs:gDay, xs:gYearMonth, xs:gMonthDay, xs:time, xs:dateTime, xs:token</text:p>
        </text:list-item>
        <text:list-item>
          <text:p text:style-name="P48"><text:a xlink:type="simple" xlink:href="#id1057">notbefore</text:a>, optional, xs:date, xs:gYear, xs:gMonth, xs:gDay, xs:gYearMonth, xs:gMonthDay, xs:time, xs:dateTime, xs:token</text:p>
        </text:list-item>
        <text:list-item>
          <text:p text:style-name="P48"><text:a xlink:type="simple" xlink:href="#id1047">nymref</text:a>, optional, xs:IDREF</text:p>
        </text:list-item>
        <text:list-item>
          <text:p text:style-name="P48"><text:soft-page-break/><text:a xlink:type="simple" xlink:href="#id1058">reg</text:a>, optional, xs:date, xs:gYear, xs:gMonth, xs:gDay, xs:gYearMonth, xs:gMonthDay, xs:time, xs:dateTime, xs:token</text:p>
        </text:list-item>
        <text:list-item>
          <text:p text:style-name="P48"><text:a xlink:type="simple" xlink:href="#id316">resp</text:a>, optional, xs:IDREFS</text:p>
        </text:list-item>
        <text:list-item>
          <text:p text:style-name="P48"><text:a xlink:type="simple" xlink:href="#id1048">role</text:a>, optional, CDATA</text:p>
        </text:list-item>
        <text:list-item>
          <text:p text:style-name="P48"><text:a xlink:type="simple" xlink:href="#id227">source</text:a>, optional, xs:IDREFS</text:p>
        </text:list-item>
        <text:list-item>
          <text:p text:style-name="P48"><text:a xlink:type="simple" xlink:href="#id1059">startdate</text:a>, optional, xs:date, xs:gYear, xs:gMonth, xs:gDay, xs:gYearMonth, xs:gMonthDay, xs:time, xs:dateTime, xs:token</text:p>
        </text:list-item>
        <text:list-item>
          <text:p text:style-name="P48"><text:a xlink:type="simple" xlink:href="#id180">subtype</text:a>, optional, xs:NMTOKEN</text:p>
        </text:list-item>
        <text:list-item>
          <text:p text:style-name="P48"><text:a xlink:type="simple" xlink:href="#id179">type</text:a>, optional, xs:NMTOKEN</text:p>
        </text:list-item>
        <text:list-item>
          <text:p text:style-name="P48"><text:a xlink:type="simple" xlink:href="#id1595">xml:id</text:a>, optional, xs:ID</text:p>
        </text:list-item>
        <text:list-item>
          <text:p text:style-name="P48"><text:a xlink:type="simple" xlink:href="#id1596">xml:lang</text:a>, optional, xs:language</text:p>
        </text:list-item>
      </text:list>
      <text:h text:style-name="P2" text:outline-level="1">Module:</text:h>
      <text:p text:style-name="Text_20_body">namesdates</text:p>
      <text:h text:style-name="P3" text:outline-level="1"><text:bookmark text:name="id61"/>&lt;corr&gt; correction</text:h>
      <text:h text:style-name="P2" text:outline-level="1">Description:</text:h>
      <text:p text:style-name="Text_20_body">Contains the correct form of an apparent erroneous passage. The cert attribute signifies the degree of certainty ascribed to correction. The resp attribute contains an ID reference to an element containing the name of the editor or transcriber responsible for suggesting the correction held as the content of the &lt;corr&gt; element. If the correction was made in the source, resp should be used to identify the hand of the corrector. The value of resp must point to one or more identifiers declared in the document header.</text:p>
      <text:h text:style-name="P2" text:outline-level="1">May contain:</text:h>
      <text:p text:style-name="Text_20_body">PCDATA, <text:a xlink:type="simple" xlink:href="#id211">abbr</text:a>, <text:a xlink:type="simple" xlink:href="#id111">accid</text:a>, <text:a xlink:type="simple" xlink:href="#id214">add</text:a>, <text:a xlink:type="simple" xlink:href="#id53">address</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204">bibl</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1050">corpname</text:a>, <text:a xlink:type="simple" xlink:href="#id61">corr</text:a>, <text:a xlink:type="simple" xlink:href="#id324">custos</text:a>, <text:a xlink:type="simple" xlink:href="#id1212">damage</text:a>, <text:a xlink:type="simple" xlink:href="#id1083">date</text:a>, <text:a xlink:type="simple" xlink:href="#id1220">del</text:a>, <text:a xlink:type="simple" xlink:href="#id169">dir</text:a>, <text:a xlink:type="simple" xlink:href="#id158">dot</text:a>, <text:a xlink:type="simple" xlink:href="#id772">dynam</text:a>, <text:a xlink:type="simple" xlink:href="#id1247">expan</text:a>, <text:a xlink:type="simple" xlink:href="#id34">extptr</text:a>, <text:a xlink:type="simple" xlink:href="#id49">extref</text:a>, <text:a xlink:type="simple" xlink:href="#id820">fermata</text:a>, <text:a xlink:type="simple" xlink:href="#id1100">fig</text:a>, <text:a xlink:type="simple" xlink:href="#id941">ftrem</text:a>, <text:a xlink:type="simple" xlink:href="#id1333">gap</text:a>, <text:a xlink:type="simple" xlink:href="#id1069">geogname</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1096">identifier</text:a>, <text:a xlink:type="simple" xlink:href="#id217">ineume</text:a>, <text:a xlink:type="simple" xlink:href="#id397">keysig</text:a>, <text:a xlink:type="simple" xlink:href="#id677">layer</text:a>, <text:a xlink:type="simple" xlink:href="#id233">lb</text:a>, <text:a xlink:type="simple" xlink:href="#id958">ligature</text:a>, <text:a xlink:type="simple" xlink:href="#id961">lyrics</text:a>, <text:a xlink:type="simple" xlink:href="#id1155">measure</text:a>, <text:a xlink:type="simple" xlink:href="#id501">mensur</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38">name</text:a>, <text:a xlink:type="simple" xlink:href="#id108">note</text:a>, <text:a xlink:type="simple" xlink:href="#id1087">num</text:a>, <text:a xlink:type="simple" xlink:href="#id848">octave</text:a>, <text:a xlink:type="simple" xlink:href="#id1224">orig</text:a>, <text:a xlink:type="simple" xlink:href="#id868">pad</text:a>, <text:a xlink:type="simple" xlink:href="#id237">pb</text:a>, <text:a xlink:type="simple" xlink:href="#id1016">pedal</text:a>, <text:a xlink:type="simple" xlink:href="#id1076">periodname</text:a>, <text:a xlink:type="simple" xlink:href="#id1064">persname</text:a>, <text:a xlink:type="simple" xlink:href="#id781">phrase</text:a>, <text:a xlink:type="simple" xlink:href="#id529">proport</text:a>, <text:a xlink:type="simple" xlink:href="#id1342">ptr</text:a>, <text:a xlink:type="simple" xlink:href="#id1344">ref</text:a>, <text:a xlink:type="simple" xlink:href="#id1227">reg</text:a>, <text:a xlink:type="simple" xlink:href="#id1023">reh</text:a>, <text:a xlink:type="simple" xlink:href="#id1026">rend</text:a>, <text:a xlink:type="simple" xlink:href="#id1073">repository</text:a>, <text:a xlink:type="simple" xlink:href="#id872">rest</text:a>, <text:a xlink:type="simple" xlink:href="#id1230">restore</text:a>, <text:a xlink:type="simple" xlink:href="#id661">section</text:a>, <text:a xlink:type="simple" xlink:href="#id1234">sic</text:a>, <text:a xlink:type="simple" xlink:href="#id1120">slur</text:a>, <text:a xlink:type="simple" xlink:href="#id890">space</text:a>, <text:a xlink:type="simple" xlink:href="#id1035">stack</text:a>, <text:a xlink:type="simple" xlink:href="#id673">staff</text:a>, <text:a xlink:type="simple" xlink:href="#id1079">stylename</text:a>, <text:a xlink:type="simple" xlink:href="#id1335">subst</text:a>, <text:a xlink:type="simple" xlink:href="#id1237">supplied</text:a>, <text:a xlink:type="simple" xlink:href="#id789">tempo</text:a>, <text:a xlink:type="simple" xlink:href="#id1126">tie</text:a>, <text:a xlink:type="simple" xlink:href="#id1091">titl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p>
      <text:h text:style-name="P2" text:outline-level="1">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58">choice</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335">subst</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2" text:outline-level="1">Attributes:</text:h>
      <text:list xml:id="list34324519" text:style-name="L46">
        <text:list-item>
          <text:p text:style-name="P49"><text:a xlink:type="simple" xlink:href="#id1061">cert</text:a>, optional, xs:token, high, medium, low, unknown</text:p>
        </text:list-item>
        <text:list-item>
          <text:p text:style-name="P49"><text:a xlink:type="simple" xlink:href="#id1063">evidence</text:a>, optional, xs:NMTOKEN</text:p>
        </text:list-item>
        <text:list-item>
          <text:p text:style-name="P49"><text:a xlink:type="simple" xlink:href="#id1173">hand</text:a>, optional, xs:IDREF</text:p>
        </text:list-item>
        <text:list-item>
          <text:p text:style-name="P49"><text:a xlink:type="simple" xlink:href="#id37">n</text:a>, optional, xs:NMTOKEN</text:p>
        </text:list-item>
        <text:list-item>
          <text:p text:style-name="P49"><text:a xlink:type="simple" xlink:href="#id316">resp</text:a>, optional, xs:IDREFS</text:p>
        </text:list-item>
        <text:list-item>
          <text:p text:style-name="P49"><text:a xlink:type="simple" xlink:href="#id1175">seq</text:a>, optional, xs:positiveInteger</text:p>
        </text:list-item>
        <text:list-item>
          <text:p text:style-name="P49"><text:soft-page-break/><text:a xlink:type="simple" xlink:href="#id227">source</text:a>, optional, xs:IDREFS</text:p>
        </text:list-item>
        <text:list-item>
          <text:p text:style-name="P49"><text:a xlink:type="simple" xlink:href="#id1595">xml:id</text:a>, optional, xs:ID</text:p>
        </text:list-item>
      </text:list>
      <text:h text:style-name="P2" text:outline-level="1">Module:</text:h>
      <text:p text:style-name="Text_20_body">edittrans</text:p>
      <text:h text:style-name="P3" text:outline-level="1"><text:bookmark text:name="id1493"/>&lt;correction&gt; correction</text:h>
      <text:h text:style-name="P2" text:outline-level="1">Description:</text:h>
      <text:p text:style-name="Text_20_body">States how and under what circumstances corrections have been made in the text.</text:p>
      <text:h text:style-name="P2" text:outline-level="1">May contain:</text:h>
      <text:p text:style-name="Text_20_body"><text:a xlink:type="simple" xlink:href="#id261">p</text:a> </text:p>
      <text:h text:style-name="P2" text:outline-level="1">May occur within:</text:h>
      <text:p text:style-name="Text_20_body"><text:a xlink:type="simple" xlink:href="#id1490">editorialdecl</text:a> </text:p>
      <text:h text:style-name="P2" text:outline-level="1">Attributes:</text:h>
      <text:list xml:id="list34335424" text:style-name="L47">
        <text:list-item>
          <text:p text:style-name="P50"><text:a xlink:type="simple" xlink:href="#id1042">analog</text:a>, optional, CDATA</text:p>
        </text:list-item>
        <text:list-item>
          <text:p text:style-name="P50"><text:a xlink:type="simple" xlink:href="#id1498">corrlevel</text:a>, optional, xs:token, high, medium, low, unknown</text:p>
        </text:list-item>
        <text:list-item>
          <text:p text:style-name="P50"><text:a xlink:type="simple" xlink:href="#id1497">method</text:a>, optional, xs:token, silent, tags</text:p>
        </text:list-item>
        <text:list-item>
          <text:p text:style-name="P50"><text:a xlink:type="simple" xlink:href="#id37">n</text:a>, optional, xs:NMTOKEN</text:p>
        </text:list-item>
        <text:list-item>
          <text:p text:style-name="P50"><text:a xlink:type="simple" xlink:href="#id1595">xml:id</text:a>, optional, xs:ID</text:p>
        </text:list-item>
        <text:list-item>
          <text:p text:style-name="P50"><text:a xlink:type="simple" xlink:href="#id1596">xml:lang</text:a>, optional, xs:language</text:p>
        </text:list-item>
      </text:list>
      <text:h text:style-name="P2" text:outline-level="1">Module:</text:h>
      <text:p text:style-name="Text_20_body">header</text:p>
      <text:h text:style-name="P3" text:outline-level="1"><text:bookmark text:name="id1516"/>&lt;creation&gt; creation</text:h>
      <text:h text:style-name="P2" text:outline-level="1">Description:</text:h>
      <text:p text:style-name="Text_20_body">Non-bibliographic creation details for the work being encoded, in narrative form. Contains phrases describing the origin of the text, e.g. the date, place, and circumstances of its composition.</text:p>
      <text:h text:style-name="P2" text:outline-level="1">May contain:</text:h>
      <text:p text:style-name="Text_20_body"><text:a xlink:type="simple" xlink:href="#id244">blockquote</text:a>, <text:a xlink:type="simple" xlink:href="#id286">lg</text:a>, <text:a xlink:type="simple" xlink:href="#id249">list</text:a>, <text:a xlink:type="simple" xlink:href="#id261">p</text:a>, <text:a xlink:type="simple" xlink:href="#id265">table</text:a> </text:p>
      <text:h text:style-name="P2" text:outline-level="1">May occur within:</text:h>
      <text:p text:style-name="Text_20_body"><text:a xlink:type="simple" xlink:href="#id1513">profiledesc</text:a> </text:p>
      <text:h text:style-name="P2" text:outline-level="1">Attributes:</text:h>
      <text:list xml:id="list34334571" text:style-name="L48">
        <text:list-item>
          <text:p text:style-name="P51"><text:a xlink:type="simple" xlink:href="#id1042">analog</text:a>, optional, CDATA</text:p>
        </text:list-item>
        <text:list-item>
          <text:p text:style-name="P51"><text:a xlink:type="simple" xlink:href="#id37">n</text:a>, optional, xs:NMTOKEN</text:p>
        </text:list-item>
        <text:list-item>
          <text:p text:style-name="P51"><text:a xlink:type="simple" xlink:href="#id1595">xml:id</text:a>, optional, xs:ID</text:p>
        </text:list-item>
        <text:list-item>
          <text:p text:style-name="P51"><text:soft-page-break/><text:a xlink:type="simple" xlink:href="#id1596">xml:lang</text:a>, optional, xs:language</text:p>
        </text:list-item>
      </text:list>
      <text:h text:style-name="P2" text:outline-level="1">Module:</text:h>
      <text:p text:style-name="Text_20_body">header</text:p>
      <text:h text:style-name="P3" text:outline-level="1"><text:bookmark text:name="id697"/>&lt;cue&gt; cue</text:h>
      <text:h text:style-name="P2" text:outline-level="1">Description:</text:h>
      <text:p text:style-name="Text_20_body">MIDI cue point.</text:p>
      <text:h text:style-name="P2" text:outline-level="1">May contain:</text:h>
      <text:p text:style-name="Text_20_body">EMPTY</text:p>
      <text:h text:style-name="P2" text:outline-level="1">May occur within:</text:h>
      <text:p text:style-name="Text_20_body"><text:a xlink:type="simple" xlink:href="#id681">midi</text:a> </text:p>
      <text:h text:style-name="P2" text:outline-level="1">Attributes:</text:h>
      <text:list xml:id="list34318782" text:style-name="L49">
        <text:list-item>
          <text:p text:style-name="P52"><text:a xlink:type="simple" xlink:href="#id98">copyof</text:a>, optional, xs:IDREF</text:p>
        </text:list-item>
        <text:list-item>
          <text:p text:style-name="P52"><text:a xlink:type="simple" xlink:href="#id99">corresp</text:a>, optional, xs:IDREFS</text:p>
        </text:list-item>
        <text:list-item>
          <text:p text:style-name="P52"><text:a xlink:type="simple" xlink:href="#id305">layer</text:a>, optional, xs:positiveInteger</text:p>
        </text:list-item>
        <text:list-item>
          <text:p text:style-name="P52"><text:a xlink:type="simple" xlink:href="#id37">n</text:a>, optional, xs:NMTOKEN</text:p>
        </text:list-item>
        <text:list-item>
          <text:p text:style-name="P52"><text:a xlink:type="simple" xlink:href="#id100">next</text:a>, optional, xs:IDREFS</text:p>
        </text:list-item>
        <text:list-item>
          <text:p text:style-name="P52"><text:a xlink:type="simple" xlink:href="#id101">prev</text:a>, optional, xs:IDREFS</text:p>
        </text:list-item>
        <text:list-item>
          <text:p text:style-name="P52"><text:a xlink:type="simple" xlink:href="#id102">sameas</text:a>, optional, xs:IDREFS</text:p>
        </text:list-item>
        <text:list-item>
          <text:p text:style-name="P52"><text:a xlink:type="simple" xlink:href="#id687">staff</text:a>, required, list of xs:positiveInteger, minimum length of 1</text:p>
        </text:list-item>
        <text:list-item>
          <text:p text:style-name="P52"><text:a xlink:type="simple" xlink:href="#id103">synch</text:a>, optional, xs:IDREFS</text:p>
        </text:list-item>
        <text:list-item>
          <text:p text:style-name="P52"><text:a xlink:type="simple" xlink:href="#id94">tstamp</text:a>, optional, xs:decimal, 0 - ∞</text:p>
        </text:list-item>
        <text:list-item>
          <text:p text:style-name="P52"><text:a xlink:type="simple" xlink:href="#id105">when</text:a>, optional, xs:IDREF</text:p>
        </text:list-item>
        <text:list-item>
          <text:p text:style-name="P52"><text:a xlink:type="simple" xlink:href="#id1595">xml:id</text:a>, optional, xs:ID</text:p>
        </text:list-item>
      </text:list>
      <text:h text:style-name="P2" text:outline-level="1">Module:</text:h>
      <text:p text:style-name="Text_20_body">midi</text:p>
      <text:h text:style-name="P3" text:outline-level="1"><text:bookmark text:name="id172"/>&lt;curve&gt; curve</text:h>
      <text:h text:style-name="P2" text:outline-level="1">Description:</text:h>
      <text:p text:style-name="Text_20_body">A curved line that cannot be represented by a more specific element, such as a &lt;slur&gt;. The starting point of the curve may be identified in absolute output coordinate terms using the x1 and y1 attributes or relative to the location of another element using the startid attribute. The attributes in the att.visualoffset class may be used to record horizontal, vertical, or time offsets from the absolute coordinates or from the location of the referenced element. Similarly, the terminal point of the curve may be recorded using either the x2,y2 coordinates or in relation to the location of another element using the endid attribute. Attributes in the att.visualoffset2 class maybe used to record the offsets of the ending point. The bulge attribute or, alternatively, the bezier attribute, describes the shape of the curve. The bulge attribute describes the curve as a set of distance values above or below an imaginary line connecting the endpoints of the curve while the bezier attribute records the placement <text:soft-page-break/>of Bezier control points as a series of space-separated xy coordinate pairs, eg. 19 45 -32 118. The bulge attribute must contain one or more values of the NUMBER datatype. The rend attribute captures the appearance of the curve.</text:p>
      <text:h text:style-name="P2" text:outline-level="1">May contain:</text:h>
      <text:p text:style-name="Text_20_body">EMPTY</text:p>
      <text:h text:style-name="P2" text:outline-level="1">May occur within:</text:h>
      <text:p text:style-name="Text_20_body"><text:a xlink:type="simple" xlink:href="#id169">dir</text:a>, <text:a xlink:type="simple" xlink:href="#id668">ending</text:a>, <text:a xlink:type="simple" xlink:href="#id1102">figdesc</text:a>, <text:a xlink:type="simple" xlink:href="#id1138">harm</text:a>, <text:a xlink:type="simple" xlink:href="#id677">layer</text:a>, <text:a xlink:type="simple" xlink:href="#id222">lem</text:a>, <text:a xlink:type="simple" xlink:href="#id1155">measure</text:a>, <text:a xlink:type="simple" xlink:href="#id1159">ossia</text:a>, <text:a xlink:type="simple" xlink:href="#id294">pgdesc</text:a>, <text:a xlink:type="simple" xlink:href="#id1178">rdg</text:a>, <text:a xlink:type="simple" xlink:href="#id1561">score</text:a>, <text:a xlink:type="simple" xlink:href="#id661">section</text:a>, <text:a xlink:type="simple" xlink:href="#id673">staff</text:a>, <text:a xlink:type="simple" xlink:href="#id968">syllable</text:a>, <text:a xlink:type="simple" xlink:href="#id383">symboldef</text:a>, <text:a xlink:type="simple" xlink:href="#id789">tempo</text:a> </text:p>
      <text:h text:style-name="P2" text:outline-level="1">Attributes:</text:h>
      <text:list xml:id="list34315708" text:style-name="L50">
        <text:list-item>
          <text:p text:style-name="P53"><text:a xlink:type="simple" xlink:href="#id195">bezier</text:a>, optional, list of xs:integer, minimum length of 1</text:p>
        </text:list-item>
        <text:list-item>
          <text:p text:style-name="P53"><text:a xlink:type="simple" xlink:href="#id196">bulge</text:a>, optional, list of xs:decimal, minimum length of 1</text:p>
        </text:list-item>
        <text:list-item>
          <text:p text:style-name="P53"><text:a xlink:type="simple" xlink:href="#id86">color</text:a>, optional, xs:token, "(x[0-9A-Fa-f]{6,6}|aqua|black|fuchsia|gray|green|lime|maroon|navy|olive|purple|red|silver|teal|white|yellow)"</text:p>
        </text:list-item>
        <text:list-item>
          <text:p text:style-name="P53"><text:a xlink:type="simple" xlink:href="#id98">copyof</text:a>, optional, xs:IDREF</text:p>
        </text:list-item>
        <text:list-item>
          <text:p text:style-name="P53"><text:a xlink:type="simple" xlink:href="#id99">corresp</text:a>, optional, xs:IDREFS</text:p>
        </text:list-item>
        <text:list-item>
          <text:p text:style-name="P53"><text:a xlink:type="simple" xlink:href="#id197">curvedir</text:a>, optional, xs:token, above, below</text:p>
        </text:list-item>
        <text:list-item>
          <text:p text:style-name="P53"><text:a xlink:type="simple" xlink:href="#id184">endho</text:a>, optional, xs:decimal</text:p>
        </text:list-item>
        <text:list-item>
          <text:p text:style-name="P53"><text:a xlink:type="simple" xlink:href="#id177">endid</text:a>, optional, xs:IDREF</text:p>
        </text:list-item>
        <text:list-item>
          <text:p text:style-name="P53"><text:a xlink:type="simple" xlink:href="#id187">endto</text:a>, optional, xs:decimal</text:p>
        </text:list-item>
        <text:list-item>
          <text:p text:style-name="P53"><text:a xlink:type="simple" xlink:href="#id190">endvo</text:a>, optional, xs:decimal</text:p>
        </text:list-item>
        <text:list-item>
          <text:p text:style-name="P53"><text:a xlink:type="simple" xlink:href="#id67">facs</text:a>, optional, xs:IDREFS</text:p>
        </text:list-item>
        <text:list-item>
          <text:p text:style-name="P53"><text:a xlink:type="simple" xlink:href="#id130">ho</text:a>, optional, xs:decimal</text:p>
        </text:list-item>
        <text:list-item>
          <text:p text:style-name="P53"><text:a xlink:type="simple" xlink:href="#id37">n</text:a>, optional, xs:NMTOKEN</text:p>
        </text:list-item>
        <text:list-item>
          <text:p text:style-name="P53"><text:a xlink:type="simple" xlink:href="#id100">next</text:a>, optional, xs:IDREFS</text:p>
        </text:list-item>
        <text:list-item>
          <text:p text:style-name="P53"><text:a xlink:type="simple" xlink:href="#id101">prev</text:a>, optional, xs:IDREFS</text:p>
        </text:list-item>
        <text:list-item>
          <text:p text:style-name="P53"><text:a xlink:type="simple" xlink:href="#id199">rend</text:a>, optional, xs:token, medium, wide, dashed, dotted</text:p>
        </text:list-item>
        <text:list-item>
          <text:p text:style-name="P53"><text:a xlink:type="simple" xlink:href="#id102">sameas</text:a>, optional, xs:IDREFS</text:p>
        </text:list-item>
        <text:list-item>
          <text:p text:style-name="P53"><text:a xlink:type="simple" xlink:href="#id183">startho</text:a>, optional, xs:decimal</text:p>
        </text:list-item>
        <text:list-item>
          <text:p text:style-name="P53"><text:a xlink:type="simple" xlink:href="#id176">startid</text:a>, optional, xs:IDREF</text:p>
        </text:list-item>
        <text:list-item>
          <text:p text:style-name="P53"><text:a xlink:type="simple" xlink:href="#id186">startto</text:a>, optional, xs:decimal</text:p>
        </text:list-item>
        <text:list-item>
          <text:p text:style-name="P53"><text:a xlink:type="simple" xlink:href="#id189">startvo</text:a>, optional, xs:decimal</text:p>
        </text:list-item>
        <text:list-item>
          <text:p text:style-name="P53"><text:a xlink:type="simple" xlink:href="#id180">subtype</text:a>, optional, xs:NMTOKEN</text:p>
        </text:list-item>
        <text:list-item>
          <text:p text:style-name="P53"><text:a xlink:type="simple" xlink:href="#id103">synch</text:a>, optional, xs:IDREFS</text:p>
        </text:list-item>
        <text:list-item>
          <text:p text:style-name="P53"><text:a xlink:type="simple" xlink:href="#id155">to</text:a>, optional, xs:decimal</text:p>
        </text:list-item>
        <text:list-item>
          <text:p text:style-name="P53"><text:a xlink:type="simple" xlink:href="#id179">type</text:a>, optional, xs:NMTOKEN</text:p>
        </text:list-item>
        <text:list-item>
          <text:p text:style-name="P53"><text:a xlink:type="simple" xlink:href="#id133">vo</text:a>, optional, xs:decimal</text:p>
        </text:list-item>
        <text:list-item>
          <text:p text:style-name="P53"><text:a xlink:type="simple" xlink:href="#id105">when</text:a>, optional, xs:IDREF</text:p>
        </text:list-item>
        <text:list-item>
          <text:p text:style-name="P53"><text:a xlink:type="simple" xlink:href="#id135">x</text:a>, optional, xs:decimal</text:p>
        </text:list-item>
        <text:list-item>
          <text:p text:style-name="P53"><text:a xlink:type="simple" xlink:href="#id192">x2</text:a>, optional, xs:decimal</text:p>
        </text:list-item>
        <text:list-item>
          <text:p text:style-name="P53"><text:a xlink:type="simple" xlink:href="#id1595">xml:id</text:a>, optional, xs:ID</text:p>
        </text:list-item>
        <text:list-item>
          <text:p text:style-name="P53"><text:a xlink:type="simple" xlink:href="#id136">y</text:a>, optional, xs:decimal</text:p>
        </text:list-item>
        <text:list-item>
          <text:p text:style-name="P53"><text:a xlink:type="simple" xlink:href="#id193">y2</text:a>, optional, xs:decimal</text:p>
        </text:list-item>
      </text:list>
      <text:h text:style-name="P2" text:outline-level="1"><text:soft-page-break/>Module:</text:h>
      <text:p text:style-name="Text_20_body">usersymbols</text:p>
      <text:h text:style-name="P3" text:outline-level="1"><text:bookmark text:name="id324"/>&lt;custos&gt; custos</text:h>
      <text:h text:style-name="P2" text:outline-level="1">Description:</text:h>
      <text:p text:style-name="Text_20_body">The symbol placed at the end of a staff to indicate the first note of the next staff. Sometimes called a "direct". Together the pname and oct attributes identify the location where the custos appears.</text:p>
      <text:h text:style-name="P2" text:outline-level="1">May contain:</text:h>
      <text:p text:style-name="Text_20_body">EMPTY</text:p>
      <text:h text:style-name="P2"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322">sb</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2" text:outline-level="1">Attributes:</text:h>
      <text:list xml:id="list34335224" text:style-name="L51">
        <text:list-item>
          <text:p text:style-name="P54"><text:a xlink:type="simple" xlink:href="#id86">color</text:a>, optional, xs:token, "(x[0-9A-Fa-f]{6,6}|aqua|black|fuchsia|gray|green|lime|maroon|navy|olive|purple|red|silver|teal|white|yellow)"</text:p>
        </text:list-item>
        <text:list-item>
          <text:p text:style-name="P54"><text:a xlink:type="simple" xlink:href="#id98">copyof</text:a>, optional, xs:IDREF</text:p>
        </text:list-item>
        <text:list-item>
          <text:p text:style-name="P54"><text:a xlink:type="simple" xlink:href="#id99">corresp</text:a>, optional, xs:IDREFS</text:p>
        </text:list-item>
        <text:list-item>
          <text:p text:style-name="P54"><text:a xlink:type="simple" xlink:href="#id67">facs</text:a>, optional, xs:IDREFS</text:p>
        </text:list-item>
        <text:list-item>
          <text:p text:style-name="P54"><text:a xlink:type="simple" xlink:href="#id37">n</text:a>, optional, xs:NMTOKEN</text:p>
        </text:list-item>
        <text:list-item>
          <text:p text:style-name="P54"><text:a xlink:type="simple" xlink:href="#id100">next</text:a>, optional, xs:IDREFS</text:p>
        </text:list-item>
        <text:list-item>
          <text:p text:style-name="P54"><text:a xlink:type="simple" xlink:href="#id332">oct</text:a>, optional, xs:nonNegativeInteger, 0 - 9</text:p>
        </text:list-item>
        <text:list-item>
          <text:p text:style-name="P54"><text:a xlink:type="simple" xlink:href="#id329">pname</text:a>, optional, xs:token, "[a-g]"</text:p>
        </text:list-item>
        <text:list-item>
          <text:p text:style-name="P54"><text:a xlink:type="simple" xlink:href="#id101">prev</text:a>, optional, xs:IDREFS</text:p>
        </text:list-item>
        <text:list-item>
          <text:p text:style-name="P54"><text:a xlink:type="simple" xlink:href="#id102">sameas</text:a>, optional, xs:IDREFS</text:p>
        </text:list-item>
        <text:list-item>
          <text:p text:style-name="P54"><text:a xlink:type="simple" xlink:href="#id227">source</text:a>, optional, xs:IDREFS</text:p>
        </text:list-item>
        <text:list-item>
          <text:p text:style-name="P54"><text:a xlink:type="simple" xlink:href="#id103">synch</text:a>, optional, xs:IDREFS</text:p>
        </text:list-item>
        <text:list-item>
          <text:p text:style-name="P54"><text:a xlink:type="simple" xlink:href="#id334">target</text:a>, optional, xs:IDREF</text:p>
        </text:list-item>
        <text:list-item>
          <text:p text:style-name="P54"><text:a xlink:type="simple" xlink:href="#id105">when</text:a>, optional, xs:IDREF</text:p>
        </text:list-item>
        <text:list-item>
          <text:p text:style-name="P54"><text:a xlink:type="simple" xlink:href="#id1595">xml:id</text:a>, optional, xs:ID</text:p>
        </text:list-item>
      </text:list>
      <text:h text:style-name="P2" text:outline-level="1">Module:</text:h>
      <text:p text:style-name="Text_20_body">shared</text:p>
      <text:h text:style-name="P3" text:outline-level="1"><text:bookmark text:name="id1212"/>&lt;damage&gt; damage</text:h>
      <text:h text:style-name="P2" text:outline-level="1">Description:</text:h>
      <text:p text:style-name="Text_20_body">Contains an area of damage to the carrier. In the case of damage resulting from an identifiable cause, the agent attribute signifies the causative agent. The degree attribute signifies the degree of damage according to a convenient scale. A &lt;damage&gt; tag with this attribute should only be used where the text may be read with some confidence; data supplied from other sources should be tagged as &lt;supplied&gt;. The extent attribute indicates approximately how much text is in the damaged area, in notes, measures, inches, or any appropriate unit, where <text:soft-page-break/>this cannot be deduced from the contents of the tag. For example, the damage may span structural divisions in the text so that the tag must then be empty of content. In the case of damage (deliberate defacement, etc.) assignable to an identifiable hand, the hand attribute signifies the hand responsible for the damage.</text:p>
      <text:h text:style-name="P2" text:outline-level="1">May contain:</text:h>
      <text:p text:style-name="Text_20_body">PCDATA, <text:a xlink:type="simple" xlink:href="#id211">abbr</text:a>, <text:a xlink:type="simple" xlink:href="#id111">accid</text:a>, <text:a xlink:type="simple" xlink:href="#id214">add</text:a>, <text:a xlink:type="simple" xlink:href="#id53">address</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204">bibl</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1050">corpname</text:a>, <text:a xlink:type="simple" xlink:href="#id61">corr</text:a>, <text:a xlink:type="simple" xlink:href="#id324">custos</text:a>, <text:a xlink:type="simple" xlink:href="#id1212">damage</text:a>, <text:a xlink:type="simple" xlink:href="#id1083">date</text:a>, <text:a xlink:type="simple" xlink:href="#id1220">del</text:a>, <text:a xlink:type="simple" xlink:href="#id169">dir</text:a>, <text:a xlink:type="simple" xlink:href="#id158">dot</text:a>, <text:a xlink:type="simple" xlink:href="#id772">dynam</text:a>, <text:a xlink:type="simple" xlink:href="#id1247">expan</text:a>, <text:a xlink:type="simple" xlink:href="#id34">extptr</text:a>, <text:a xlink:type="simple" xlink:href="#id49">extref</text:a>, <text:a xlink:type="simple" xlink:href="#id820">fermata</text:a>, <text:a xlink:type="simple" xlink:href="#id1100">fig</text:a>, <text:a xlink:type="simple" xlink:href="#id941">ftrem</text:a>, <text:a xlink:type="simple" xlink:href="#id1333">gap</text:a>, <text:a xlink:type="simple" xlink:href="#id1069">geogname</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1096">identifier</text:a>, <text:a xlink:type="simple" xlink:href="#id217">ineume</text:a>, <text:a xlink:type="simple" xlink:href="#id397">keysig</text:a>, <text:a xlink:type="simple" xlink:href="#id677">layer</text:a>, <text:a xlink:type="simple" xlink:href="#id233">lb</text:a>, <text:a xlink:type="simple" xlink:href="#id958">ligature</text:a>, <text:a xlink:type="simple" xlink:href="#id961">lyrics</text:a>, <text:a xlink:type="simple" xlink:href="#id1155">measure</text:a>, <text:a xlink:type="simple" xlink:href="#id501">mensur</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38">name</text:a>, <text:a xlink:type="simple" xlink:href="#id108">note</text:a>, <text:a xlink:type="simple" xlink:href="#id1087">num</text:a>, <text:a xlink:type="simple" xlink:href="#id848">octave</text:a>, <text:a xlink:type="simple" xlink:href="#id1224">orig</text:a>, <text:a xlink:type="simple" xlink:href="#id868">pad</text:a>, <text:a xlink:type="simple" xlink:href="#id237">pb</text:a>, <text:a xlink:type="simple" xlink:href="#id1016">pedal</text:a>, <text:a xlink:type="simple" xlink:href="#id1076">periodname</text:a>, <text:a xlink:type="simple" xlink:href="#id1064">persname</text:a>, <text:a xlink:type="simple" xlink:href="#id781">phrase</text:a>, <text:a xlink:type="simple" xlink:href="#id529">proport</text:a>, <text:a xlink:type="simple" xlink:href="#id1342">ptr</text:a>, <text:a xlink:type="simple" xlink:href="#id1344">ref</text:a>, <text:a xlink:type="simple" xlink:href="#id1227">reg</text:a>, <text:a xlink:type="simple" xlink:href="#id1023">reh</text:a>, <text:a xlink:type="simple" xlink:href="#id1026">rend</text:a>, <text:a xlink:type="simple" xlink:href="#id1073">repository</text:a>, <text:a xlink:type="simple" xlink:href="#id872">rest</text:a>, <text:a xlink:type="simple" xlink:href="#id1230">restore</text:a>, <text:a xlink:type="simple" xlink:href="#id661">section</text:a>, <text:a xlink:type="simple" xlink:href="#id1234">sic</text:a>, <text:a xlink:type="simple" xlink:href="#id1120">slur</text:a>, <text:a xlink:type="simple" xlink:href="#id890">space</text:a>, <text:a xlink:type="simple" xlink:href="#id1035">stack</text:a>, <text:a xlink:type="simple" xlink:href="#id673">staff</text:a>, <text:a xlink:type="simple" xlink:href="#id1079">stylename</text:a>, <text:a xlink:type="simple" xlink:href="#id1335">subst</text:a>, <text:a xlink:type="simple" xlink:href="#id1237">supplied</text:a>, <text:a xlink:type="simple" xlink:href="#id789">tempo</text:a>, <text:a xlink:type="simple" xlink:href="#id1126">tie</text:a>, <text:a xlink:type="simple" xlink:href="#id1091">titl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p>
      <text:h text:style-name="P2" text:outline-level="1">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335">subst</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2" text:outline-level="1">Attributes:</text:h>
      <text:list xml:id="list34322374" text:style-name="L52">
        <text:list-item>
          <text:p text:style-name="P55"><text:a xlink:type="simple" xlink:href="#id1216">agent</text:a>, optional, CDATA</text:p>
        </text:list-item>
        <text:list-item>
          <text:p text:style-name="P55"><text:a xlink:type="simple" xlink:href="#id1219">degree</text:a>, optional, CDATA</text:p>
        </text:list-item>
        <text:list-item>
          <text:p text:style-name="P55"><text:a xlink:type="simple" xlink:href="#id1218">extent</text:a>, optional, CDATA</text:p>
        </text:list-item>
        <text:list-item>
          <text:p text:style-name="P55"><text:a xlink:type="simple" xlink:href="#id67">facs</text:a>, optional, xs:IDREFS</text:p>
        </text:list-item>
        <text:list-item>
          <text:p text:style-name="P55"><text:a xlink:type="simple" xlink:href="#id1173">hand</text:a>, optional, xs:IDREF</text:p>
        </text:list-item>
        <text:list-item>
          <text:p text:style-name="P55"><text:a xlink:type="simple" xlink:href="#id37">n</text:a>, optional, xs:NMTOKEN</text:p>
        </text:list-item>
        <text:list-item>
          <text:p text:style-name="P55"><text:a xlink:type="simple" xlink:href="#id180">subtype</text:a>, optional, xs:NMTOKEN</text:p>
        </text:list-item>
        <text:list-item>
          <text:p text:style-name="P55"><text:a xlink:type="simple" xlink:href="#id179">type</text:a>, optional, xs:NMTOKEN</text:p>
        </text:list-item>
        <text:list-item>
          <text:p text:style-name="P55"><text:a xlink:type="simple" xlink:href="#id1595">xml:id</text:a>, optional, xs:ID</text:p>
        </text:list-item>
      </text:list>
      <text:h text:style-name="P2" text:outline-level="1">Module:</text:h>
      <text:p text:style-name="Text_20_body">edittrans</text:p>
      <text:h text:style-name="P3" text:outline-level="1"><text:bookmark text:name="id1083"/>&lt;date&gt; date</text:h>
      <text:h text:style-name="P2" text:outline-level="1">Description:</text:h>
      <text:p text:style-name="Text_20_body">A date in any format.</text:p>
      <text:h text:style-name="P2" text:outline-level="1">May contain:</text:h>
      <text:p text:style-name="Text_20_body">PCDATA, <text:a xlink:type="simple" xlink:href="#id211">abbr</text:a>, <text:a xlink:type="simple" xlink:href="#id53">address</text:a>, <text:a xlink:type="simple" xlink:href="#id297">annot</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522">change</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3">event</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soft-page-break/><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366">pubstmt</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2" text:outline-level="1">Attributes:</text:h>
      <text:list xml:id="list34331049" text:style-name="L53">
        <text:list-item>
          <text:p text:style-name="P56"><text:a xlink:type="simple" xlink:href="#id1042">analog</text:a>, optional, CDATA</text:p>
        </text:list-item>
        <text:list-item>
          <text:p text:style-name="P56"><text:a xlink:type="simple" xlink:href="#id1111">calendar</text:a>, optional, xs:NMTOKEN</text:p>
        </text:list-item>
        <text:list-item>
          <text:p text:style-name="P56"><text:a xlink:type="simple" xlink:href="#id1061">cert</text:a>, optional, xs:token, high, medium, low, unknown</text:p>
        </text:list-item>
        <text:list-item>
          <text:p text:style-name="P56"><text:a xlink:type="simple" xlink:href="#id1054">enddate</text:a>, optional, xs:date, xs:gYear, xs:gMonth, xs:gDay, xs:gYearMonth, xs:gMonthDay, xs:time, xs:dateTime, xs:token</text:p>
        </text:list-item>
        <text:list-item>
          <text:p text:style-name="P56"><text:a xlink:type="simple" xlink:href="#id1063">evidence</text:a>, optional, xs:NMTOKEN</text:p>
        </text:list-item>
        <text:list-item>
          <text:p text:style-name="P56"><text:a xlink:type="simple" xlink:href="#id67">facs</text:a>, optional, xs:IDREFS</text:p>
        </text:list-item>
        <text:list-item>
          <text:p text:style-name="P56"><text:a xlink:type="simple" xlink:href="#id37">n</text:a>, optional, xs:NMTOKEN</text:p>
        </text:list-item>
        <text:list-item>
          <text:p text:style-name="P56"><text:a xlink:type="simple" xlink:href="#id1056">notafter</text:a>, optional, xs:date, xs:gYear, xs:gMonth, xs:gDay, xs:gYearMonth, xs:gMonthDay, xs:time, xs:dateTime, xs:token</text:p>
        </text:list-item>
        <text:list-item>
          <text:p text:style-name="P56"><text:a xlink:type="simple" xlink:href="#id1057">notbefore</text:a>, optional, xs:date, xs:gYear, xs:gMonth, xs:gDay, xs:gYearMonth, xs:gMonthDay, xs:time, xs:dateTime, xs:token</text:p>
        </text:list-item>
        <text:list-item>
          <text:p text:style-name="P56"><text:a xlink:type="simple" xlink:href="#id1058">reg</text:a>, optional, xs:date, xs:gYear, xs:gMonth, xs:gDay, xs:gYearMonth, xs:gMonthDay, xs:time, xs:dateTime, xs:token</text:p>
        </text:list-item>
        <text:list-item>
          <text:p text:style-name="P56"><text:a xlink:type="simple" xlink:href="#id316">resp</text:a>, optional, xs:IDREFS</text:p>
        </text:list-item>
        <text:list-item>
          <text:p text:style-name="P56"><text:a xlink:type="simple" xlink:href="#id227">source</text:a>, optional, xs:IDREFS</text:p>
        </text:list-item>
        <text:list-item>
          <text:p text:style-name="P56"><text:a xlink:type="simple" xlink:href="#id1059">startdate</text:a>, optional, xs:date, xs:gYear, xs:gMonth, xs:gDay, xs:gYearMonth, xs:gMonthDay, xs:time, xs:dateTime, xs:token</text:p>
        </text:list-item>
        <text:list-item>
          <text:p text:style-name="P56"><text:a xlink:type="simple" xlink:href="#id1595">xml:id</text:a>, optional, xs:ID</text:p>
        </text:list-item>
        <text:list-item>
          <text:p text:style-name="P56"><text:a xlink:type="simple" xlink:href="#id1596">xml:lang</text:a>, optional, xs:language</text:p>
        </text:list-item>
      </text:list>
      <text:h text:style-name="P2" text:outline-level="1">Module:</text:h>
      <text:p text:style-name="Text_20_body">shared</text:p>
      <text:h text:style-name="P3" text:outline-level="1"><text:bookmark text:name="id1220"/>&lt;del&gt; deletion</text:h>
      <text:h text:style-name="P2" text:outline-level="1">Description:</text:h>
      <text:p text:style-name="Text_20_body">Contains information deleted, marked as deleted, or otherwise indicated as superfluous or spurious in the copy text by an author, scribe, annotator, or corrector. The resp attribute contains an ID reference to an element containing the name of the editor or transcriber responsible for identifying the hand of the deletion. The cert attribute signifies the degree of certainty ascribed to the identification of the hand of the deletion. The hand of the agent which made the deletion should be pointed to using the hand attribute. The rend attribute may be used to record the method used to make the deletion (overstrike, strike[through], etc.) or how the deleted matter should be displayed.</text:p>
      <text:h text:style-name="P2" text:outline-level="1">May contain:</text:h>
      <text:p text:style-name="Text_20_body">PCDATA, <text:a xlink:type="simple" xlink:href="#id211">abbr</text:a>, <text:a xlink:type="simple" xlink:href="#id111">accid</text:a>, <text:a xlink:type="simple" xlink:href="#id214">add</text:a>, <text:a xlink:type="simple" xlink:href="#id53">address</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204">bibl</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1050">corpname</text:a>, <text:a xlink:type="simple" xlink:href="#id61">corr</text:a>, <text:a xlink:type="simple" xlink:href="#id324">custos</text:a>, <text:a xlink:type="simple" xlink:href="#id1212">damage</text:a>, <text:a xlink:type="simple" xlink:href="#id1083">date</text:a>, <text:a xlink:type="simple" xlink:href="#id1220">del</text:a>, <text:a xlink:type="simple" xlink:href="#id169">dir</text:a>, <text:a xlink:type="simple" xlink:href="#id158">dot</text:a>, <text:a xlink:type="simple" xlink:href="#id772">dynam</text:a>, <text:a xlink:type="simple" xlink:href="#id1247">expan</text:a>, <text:a xlink:type="simple" xlink:href="#id34">extptr</text:a>, <text:a xlink:type="simple" xlink:href="#id49">extref</text:a>, <text:a xlink:type="simple" xlink:href="#id820">fermata</text:a>, <text:a xlink:type="simple" xlink:href="#id1100">fig</text:a>, <text:a xlink:type="simple" xlink:href="#id941">ftrem</text:a>, <text:a xlink:type="simple" xlink:href="#id1333">gap</text:a>, <text:a xlink:type="simple" xlink:href="#id1069">geogname</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1096">identifier</text:a>, <text:a xlink:type="simple" xlink:href="#id217">ineume</text:a>, <text:a xlink:type="simple" xlink:href="#id397">keysig</text:a>, <text:a xlink:type="simple" xlink:href="#id677">layer</text:a>, <text:a xlink:type="simple" xlink:href="#id233">lb</text:a>, <text:a xlink:type="simple" xlink:href="#id958">ligature</text:a>, <text:a xlink:type="simple" xlink:href="#id961">lyrics</text:a>, <text:a xlink:type="simple" xlink:href="#id1155">measure</text:a>, <text:a xlink:type="simple" xlink:href="#id501">mensur</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38">name</text:a>, <text:a xlink:type="simple" xlink:href="#id108">note</text:a>, <text:a xlink:type="simple" xlink:href="#id1087">num</text:a>, <text:a xlink:type="simple" xlink:href="#id848">octave</text:a>, <text:a xlink:type="simple" xlink:href="#id1224">orig</text:a>, <text:a xlink:type="simple" xlink:href="#id868">pad</text:a>, <text:a xlink:type="simple" xlink:href="#id237">pb</text:a>, <text:a xlink:type="simple" xlink:href="#id1016">pedal</text:a>, <text:a xlink:type="simple" xlink:href="#id1076">periodname</text:a>, <text:a xlink:type="simple" xlink:href="#id1064">persname</text:a>, <text:a xlink:type="simple" xlink:href="#id781">phrase</text:a>, <text:a xlink:type="simple" xlink:href="#id529">proport</text:a>, <text:a xlink:type="simple" xlink:href="#id1342">ptr</text:a>, <text:soft-page-break/><text:a xlink:type="simple" xlink:href="#id1344">ref</text:a>, <text:a xlink:type="simple" xlink:href="#id1227">reg</text:a>, <text:a xlink:type="simple" xlink:href="#id1023">reh</text:a>, <text:a xlink:type="simple" xlink:href="#id1026">rend</text:a>, <text:a xlink:type="simple" xlink:href="#id1073">repository</text:a>, <text:a xlink:type="simple" xlink:href="#id872">rest</text:a>, <text:a xlink:type="simple" xlink:href="#id1230">restore</text:a>, <text:a xlink:type="simple" xlink:href="#id661">section</text:a>, <text:a xlink:type="simple" xlink:href="#id1234">sic</text:a>, <text:a xlink:type="simple" xlink:href="#id1120">slur</text:a>, <text:a xlink:type="simple" xlink:href="#id890">space</text:a>, <text:a xlink:type="simple" xlink:href="#id1035">stack</text:a>, <text:a xlink:type="simple" xlink:href="#id673">staff</text:a>, <text:a xlink:type="simple" xlink:href="#id1079">stylename</text:a>, <text:a xlink:type="simple" xlink:href="#id1335">subst</text:a>, <text:a xlink:type="simple" xlink:href="#id1237">supplied</text:a>, <text:a xlink:type="simple" xlink:href="#id789">tempo</text:a>, <text:a xlink:type="simple" xlink:href="#id1126">tie</text:a>, <text:a xlink:type="simple" xlink:href="#id1091">titl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p>
      <text:h text:style-name="P2" text:outline-level="1">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335">subst</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2" text:outline-level="1">Attributes:</text:h>
      <text:list xml:id="list34319029" text:style-name="L54">
        <text:list-item>
          <text:p text:style-name="P57"><text:a xlink:type="simple" xlink:href="#id67">facs</text:a>, optional, xs:IDREFS</text:p>
        </text:list-item>
        <text:list-item>
          <text:p text:style-name="P57"><text:a xlink:type="simple" xlink:href="#id1173">hand</text:a>, optional, xs:IDREF</text:p>
        </text:list-item>
        <text:list-item>
          <text:p text:style-name="P57"><text:a xlink:type="simple" xlink:href="#id37">n</text:a>, optional, xs:NMTOKEN</text:p>
        </text:list-item>
        <text:list-item>
          <text:p text:style-name="P57"><text:a xlink:type="simple" xlink:href="#id1223">rend</text:a>, optional, CDATA</text:p>
        </text:list-item>
        <text:list-item>
          <text:p text:style-name="P57"><text:a xlink:type="simple" xlink:href="#id1175">seq</text:a>, optional, xs:positiveInteger</text:p>
        </text:list-item>
        <text:list-item>
          <text:p text:style-name="P57"><text:a xlink:type="simple" xlink:href="#id1595">xml:id</text:a>, optional, xs:ID</text:p>
        </text:list-item>
      </text:list>
      <text:h text:style-name="P2" text:outline-level="1">Module:</text:h>
      <text:p text:style-name="Text_20_body">edittrans</text:p>
      <text:h text:style-name="P3" text:outline-level="1"><text:bookmark text:name="id1407"/>&lt;dimensions&gt; dimensions</text:h>
      <text:h text:style-name="P2" text:outline-level="1">Description:</text:h>
      <text:p text:style-name="Text_20_body">Information about the physical size of a bibliographic source; usually includes numerical data. There are no height and width sub-elements; however, num sub-elements may be used with appropriate n attribute values. Measurements may be expressed in any convenient unit. Do not confuse this element with the &lt;extent&gt; element, which is used to indicate the quantity of described materials.</text:p>
      <text:h text:style-name="P2"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2" text:outline-level="1">May occur within:</text:h>
      <text:p text:style-name="Text_20_body"><text:a xlink:type="simple" xlink:href="#id1401">physdesc</text:a> </text:p>
      <text:h text:style-name="P2" text:outline-level="1">Attributes:</text:h>
      <text:list xml:id="list34313592" text:style-name="L55">
        <text:list-item>
          <text:p text:style-name="P58"><text:a xlink:type="simple" xlink:href="#id1042">analog</text:a>, optional, CDATA</text:p>
        </text:list-item>
        <text:list-item>
          <text:p text:style-name="P58"><text:a xlink:type="simple" xlink:href="#id37">n</text:a>, optional, xs:NMTOKEN</text:p>
        </text:list-item>
        <text:list-item>
          <text:p text:style-name="P58"><text:a xlink:type="simple" xlink:href="#id89">unit</text:a>, optional, xs:NMTOKEN</text:p>
        </text:list-item>
        <text:list-item>
          <text:p text:style-name="P58"><text:a xlink:type="simple" xlink:href="#id1595">xml:id</text:a>, optional, xs:ID</text:p>
        </text:list-item>
      </text:list>
      <text:h text:style-name="P2" text:outline-level="1">Module:</text:h>
      <text:p text:style-name="Text_20_body">header</text:p>
      <text:h text:style-name="P3" text:outline-level="1"><text:bookmark text:name="id169"/><text:soft-page-break/>&lt;dir&gt; directive</text:h>
      <text:h text:style-name="P2" text:outline-level="1">Description:</text:h>
      <text:p text:style-name="Text_20_body">A text expression that is on the score (typically above, below, or between staves), but not on the staff and not encoded elsewhere in more specific elements, such as &lt;tempo&gt; or &lt;dynam&gt;. Examples include text strings, such as 'affettuoso' or fingerings and music symbols, such as segno and coda symbols, fermatas over a barline, etc. Unlike generic text elements, directives can be control elements. That is, they can be used as pointers to other events. The starting point of the directive may be indicated by either a tstamp, tstamp.ges, tstamp.real or startid attribute, while the ending point may be recorded by either a dur, dur.ges or endid attribute. It is a semantic error not to specify a starting point attribute.</text:p>
      <text:h text:style-name="P2" text:outline-level="1">May contain:</text:h>
      <text:p text:style-name="Text_20_body">PCDATA, <text:a xlink:type="simple" xlink:href="#id211">abbr</text:a>, <text:a xlink:type="simple" xlink:href="#id214">add</text:a>, <text:a xlink:type="simple" xlink:href="#id53">address</text:a>, <text:a xlink:type="simple" xlink:href="#id391">anchoredtext</text:a>, <text:a xlink:type="simple" xlink:href="#id204">bibl</text:a>, <text:a xlink:type="simple" xlink:href="#id58">choice</text:a>, <text:a xlink:type="simple" xlink:href="#id1050">corpname</text:a>, <text:a xlink:type="simple" xlink:href="#id61">corr</text:a>, <text:a xlink:type="simple" xlink:href="#id172">curve</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201">line</text:a>, <text:a xlink:type="simple" xlink:href="#id1038">name</text:a>, <text:a xlink:type="simple" xlink:href="#id1087">num</text:a>, <text:a xlink:type="simple" xlink:href="#id1224">orig</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385">symbol</text:a>, <text:a xlink:type="simple" xlink:href="#id1091">title</text:a>, <text:a xlink:type="simple" xlink:href="#id1242">unclear</text:a> </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a xlink:type="simple" xlink:href="#id167">verse</text:a> </text:p>
      <text:h text:style-name="P2" text:outline-level="1">Attributes:</text:h>
      <text:list xml:id="list34334629" text:style-name="L56">
        <text:list-item>
          <text:p text:style-name="P59"><text:a xlink:type="simple" xlink:href="#id98">copyof</text:a>, optional, xs:IDREF</text:p>
        </text:list-item>
        <text:list-item>
          <text:p text:style-name="P59"><text:a xlink:type="simple" xlink:href="#id99">corresp</text:a>, optional, xs:IDREFS</text:p>
        </text:list-item>
        <text:list-item>
          <text:p text:style-name="P59"><text:a xlink:type="simple" xlink:href="#id302">dur</text:a>, optional, xs:token, "([0-9]+m *\+ *)?[0-9]+(\.?[0-9]*)?"</text:p>
        </text:list-item>
        <text:list-item>
          <text:p text:style-name="P59"><text:a xlink:type="simple" xlink:href="#id313">dur.ges</text:a>, optional, CDATA</text:p>
        </text:list-item>
        <text:list-item>
          <text:p text:style-name="P59"><text:a xlink:type="simple" xlink:href="#id184">endho</text:a>, optional, xs:decimal</text:p>
        </text:list-item>
        <text:list-item>
          <text:p text:style-name="P59"><text:a xlink:type="simple" xlink:href="#id177">endid</text:a>, optional, xs:IDREF</text:p>
        </text:list-item>
        <text:list-item>
          <text:p text:style-name="P59"><text:a xlink:type="simple" xlink:href="#id187">endto</text:a>, optional, xs:decimal</text:p>
        </text:list-item>
        <text:list-item>
          <text:p text:style-name="P59"><text:a xlink:type="simple" xlink:href="#id67">facs</text:a>, optional, xs:IDREFS</text:p>
        </text:list-item>
        <text:list-item>
          <text:p text:style-name="P59"><text:a xlink:type="simple" xlink:href="#id130">ho</text:a>, optional, xs:decimal</text:p>
        </text:list-item>
        <text:list-item>
          <text:p text:style-name="P59"><text:a xlink:type="simple" xlink:href="#id777">layer</text:a>, optional, list of xs:positiveInteger, minimum length of 1</text:p>
        </text:list-item>
        <text:list-item>
          <text:p text:style-name="P59"><text:a xlink:type="simple" xlink:href="#id37">n</text:a>, optional, xs:NMTOKEN</text:p>
        </text:list-item>
        <text:list-item>
          <text:p text:style-name="P59"><text:a xlink:type="simple" xlink:href="#id100">next</text:a>, optional, xs:IDREFS</text:p>
        </text:list-item>
        <text:list-item>
          <text:p text:style-name="P59"><text:a xlink:type="simple" xlink:href="#id151">place</text:a>, optional, xs:token, above, below, within</text:p>
        </text:list-item>
        <text:list-item>
          <text:p text:style-name="P59"><text:a xlink:type="simple" xlink:href="#id70">plist</text:a>, optional, xs:IDREFS</text:p>
        </text:list-item>
        <text:list-item>
          <text:p text:style-name="P59"><text:a xlink:type="simple" xlink:href="#id101">prev</text:a>, optional, xs:IDREFS</text:p>
        </text:list-item>
        <text:list-item>
          <text:p text:style-name="P59"><text:a xlink:type="simple" xlink:href="#id102">sameas</text:a>, optional, xs:IDREFS</text:p>
        </text:list-item>
        <text:list-item>
          <text:p text:style-name="P59"><text:a xlink:type="simple" xlink:href="#id687">staff</text:a>, required, list of xs:positiveInteger, minimum length of 1</text:p>
        </text:list-item>
        <text:list-item>
          <text:p text:style-name="P59"><text:a xlink:type="simple" xlink:href="#id183">startho</text:a>, optional, xs:decimal</text:p>
        </text:list-item>
        <text:list-item>
          <text:p text:style-name="P59"><text:a xlink:type="simple" xlink:href="#id176">startid</text:a>, optional, xs:IDREF</text:p>
        </text:list-item>
        <text:list-item>
          <text:p text:style-name="P59"><text:a xlink:type="simple" xlink:href="#id186">startto</text:a>, optional, xs:decimal</text:p>
        </text:list-item>
        <text:list-item>
          <text:p text:style-name="P59"><text:a xlink:type="simple" xlink:href="#id180">subtype</text:a>, optional, xs:NMTOKEN</text:p>
        </text:list-item>
        <text:list-item>
          <text:p text:style-name="P59"><text:a xlink:type="simple" xlink:href="#id103">synch</text:a>, optional, xs:IDREFS</text:p>
        </text:list-item>
        <text:list-item>
          <text:p text:style-name="P59"><text:a xlink:type="simple" xlink:href="#id155">to</text:a>, optional, xs:decimal</text:p>
        </text:list-item>
        <text:list-item>
          <text:p text:style-name="P59"><text:a xlink:type="simple" xlink:href="#id94">tstamp</text:a>, optional, xs:decimal, 0 - ∞</text:p>
        </text:list-item>
        <text:list-item>
          <text:p text:style-name="P59"><text:a xlink:type="simple" xlink:href="#id308">tstamp.ges</text:a>, optional, xs:nonNegativeInteger</text:p>
        </text:list-item>
        <text:list-item>
          <text:p text:style-name="P59"><text:soft-page-break/><text:a xlink:type="simple" xlink:href="#id309">tstamp.real</text:a>, optional, xs:time</text:p>
        </text:list-item>
        <text:list-item>
          <text:p text:style-name="P59"><text:a xlink:type="simple" xlink:href="#id179">type</text:a>, optional, xs:NMTOKEN</text:p>
        </text:list-item>
        <text:list-item>
          <text:p text:style-name="P59"><text:a xlink:type="simple" xlink:href="#id133">vo</text:a>, optional, xs:decimal</text:p>
        </text:list-item>
        <text:list-item>
          <text:p text:style-name="P59"><text:a xlink:type="simple" xlink:href="#id105">when</text:a>, optional, xs:IDREF</text:p>
        </text:list-item>
        <text:list-item>
          <text:p text:style-name="P59"><text:a xlink:type="simple" xlink:href="#id135">x</text:a>, optional, xs:decimal</text:p>
        </text:list-item>
        <text:list-item>
          <text:p text:style-name="P59"><text:a xlink:type="simple" xlink:href="#id1595">xml:id</text:a>, optional, xs:ID</text:p>
        </text:list-item>
        <text:list-item>
          <text:p text:style-name="P59"><text:a xlink:type="simple" xlink:href="#id1596">xml:lang</text:a>, optional, xs:language</text:p>
        </text:list-item>
        <text:list-item>
          <text:p text:style-name="P59"><text:a xlink:type="simple" xlink:href="#id136">y</text:a>, optional, xs:decimal</text:p>
        </text:list-item>
      </text:list>
      <text:h text:style-name="P2" text:outline-level="1">Module:</text:h>
      <text:p text:style-name="Text_20_body">shared</text:p>
      <text:h text:style-name="P3" text:outline-level="1"><text:bookmark text:name="id229"/>&lt;div&gt; division</text:h>
      <text:h text:style-name="P2" text:outline-level="1">Description:</text:h>
      <text:p text:style-name="Text_20_body">Major structural division of text, such as a preface, chapter or section. Often, the &lt;head&gt; sub-element identifies the &lt;div&gt;'s purpose.</text:p>
      <text:h text:style-name="P2" text:outline-level="1">May contain:</text:h>
      <text:p text:style-name="Text_20_body"><text:a xlink:type="simple" xlink:href="#id244">blockquote</text:a>, <text:a xlink:type="simple" xlink:href="#id229">div</text:a>, <text:a xlink:type="simple" xlink:href="#id252">head</text:a>, <text:a xlink:type="simple" xlink:href="#id233">lb</text:a>, <text:a xlink:type="simple" xlink:href="#id286">lg</text:a>, <text:a xlink:type="simple" xlink:href="#id249">list</text:a>, <text:a xlink:type="simple" xlink:href="#id261">p</text:a>, <text:a xlink:type="simple" xlink:href="#id237">pb</text:a>, <text:a xlink:type="simple" xlink:href="#id265">table</text:a> </text:p>
      <text:h text:style-name="P2" text:outline-level="1">May occur within:</text:h>
      <text:p text:style-name="Text_20_body"><text:a xlink:type="simple" xlink:href="#id1582">back</text:a>, <text:a xlink:type="simple" xlink:href="#id229">div</text:a>, <text:a xlink:type="simple" xlink:href="#id668">ending</text:a>, <text:a xlink:type="simple" xlink:href="#id1552">front</text:a>, <text:a xlink:type="simple" xlink:href="#id677">layer</text:a>, <text:a xlink:type="simple" xlink:href="#id222">lem</text:a>, <text:a xlink:type="simple" xlink:href="#id1155">measure</text:a>, <text:a xlink:type="simple" xlink:href="#id1159">ossia</text:a>, <text:a xlink:type="simple" xlink:href="#id1178">rdg</text:a>, <text:a xlink:type="simple" xlink:href="#id1561">score</text:a>, <text:a xlink:type="simple" xlink:href="#id661">section</text:a>, <text:a xlink:type="simple" xlink:href="#id673">staff</text:a>, <text:a xlink:type="simple" xlink:href="#id968">syllable</text:a> </text:p>
      <text:h text:style-name="P2" text:outline-level="1">Attributes:</text:h>
      <text:list xml:id="list34307990" text:style-name="L57">
        <text:list-item>
          <text:p text:style-name="P60"><text:a xlink:type="simple" xlink:href="#id67">facs</text:a>, optional, xs:IDREFS</text:p>
        </text:list-item>
        <text:list-item>
          <text:p text:style-name="P60"><text:a xlink:type="simple" xlink:href="#id37">n</text:a>, optional, xs:NMTOKEN</text:p>
        </text:list-item>
        <text:list-item>
          <text:p text:style-name="P60"><text:a xlink:type="simple" xlink:href="#id180">subtype</text:a>, optional, xs:NMTOKEN</text:p>
        </text:list-item>
        <text:list-item>
          <text:p text:style-name="P60"><text:a xlink:type="simple" xlink:href="#id179">type</text:a>, optional, xs:NMTOKEN</text:p>
        </text:list-item>
        <text:list-item>
          <text:p text:style-name="P60"><text:a xlink:type="simple" xlink:href="#id1595">xml:id</text:a>, optional, xs:ID</text:p>
        </text:list-item>
        <text:list-item>
          <text:p text:style-name="P60"><text:a xlink:type="simple" xlink:href="#id1596">xml:lang</text:a>, optional, xs:language</text:p>
        </text:list-item>
      </text:list>
      <text:h text:style-name="P2" text:outline-level="1">Module:</text:h>
      <text:p text:style-name="Text_20_body">text</text:p>
      <text:h text:style-name="P3" text:outline-level="1"><text:bookmark text:name="id158"/>&lt;dot&gt; dot</text:h>
      <text:h text:style-name="P2" text:outline-level="1">Description:</text:h>
      <text:p text:style-name="Text_20_body">This element provides an alternative to the dots attribute on chord, note, rest, space, tuplet, and tupletspan elements. It should be used when specific display info, such as size or color, needs to be recorded for the dot. This element may also be used for dots of division in the mensural repertoire.</text:p>
      <text:h text:style-name="P2" text:outline-level="1">May contain:</text:h>
      <text:p text:style-name="Text_20_body">EMPTY</text:p>
      <text:h text:style-name="P2" text:outline-level="1"><text:soft-page-break/>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2" text:outline-level="1">Attributes:</text:h>
      <text:list xml:id="list34311003" text:style-name="L58">
        <text:list-item>
          <text:p text:style-name="P61"><text:a xlink:type="simple" xlink:href="#id86">color</text:a>, optional, xs:token, "(x[0-9A-Fa-f]{6,6}|aqua|black|fuchsia|gray|green|lime|maroon|navy|olive|purple|red|silver|teal|white|yellow)"</text:p>
        </text:list-item>
        <text:list-item>
          <text:p text:style-name="P61"><text:a xlink:type="simple" xlink:href="#id98">copyof</text:a>, optional, xs:IDREF</text:p>
        </text:list-item>
        <text:list-item>
          <text:p text:style-name="P61"><text:a xlink:type="simple" xlink:href="#id99">corresp</text:a>, optional, xs:IDREFS</text:p>
        </text:list-item>
        <text:list-item>
          <text:p text:style-name="P61"><text:a xlink:type="simple" xlink:href="#id67">facs</text:a>, optional, xs:IDREFS</text:p>
        </text:list-item>
        <text:list-item>
          <text:p text:style-name="P61"><text:a xlink:type="simple" xlink:href="#id163">form</text:a>, optional, xs:token, aug, div</text:p>
        </text:list-item>
        <text:list-item>
          <text:p text:style-name="P61"><text:a xlink:type="simple" xlink:href="#id130">ho</text:a>, optional, xs:decimal</text:p>
        </text:list-item>
        <text:list-item>
          <text:p text:style-name="P61"><text:a xlink:type="simple" xlink:href="#id162">loc</text:a>, optional, xs:nonNegativeInteger</text:p>
        </text:list-item>
        <text:list-item>
          <text:p text:style-name="P61"><text:a xlink:type="simple" xlink:href="#id37">n</text:a>, optional, xs:NMTOKEN</text:p>
        </text:list-item>
        <text:list-item>
          <text:p text:style-name="P61"><text:a xlink:type="simple" xlink:href="#id100">next</text:a>, optional, xs:IDREFS</text:p>
        </text:list-item>
        <text:list-item>
          <text:p text:style-name="P61"><text:a xlink:type="simple" xlink:href="#id101">prev</text:a>, optional, xs:IDREFS</text:p>
        </text:list-item>
        <text:list-item>
          <text:p text:style-name="P61"><text:a xlink:type="simple" xlink:href="#id102">sameas</text:a>, optional, xs:IDREFS</text:p>
        </text:list-item>
        <text:list-item>
          <text:p text:style-name="P61"><text:a xlink:type="simple" xlink:href="#id103">synch</text:a>, optional, xs:IDREFS</text:p>
        </text:list-item>
        <text:list-item>
          <text:p text:style-name="P61"><text:a xlink:type="simple" xlink:href="#id133">vo</text:a>, optional, xs:decimal</text:p>
        </text:list-item>
        <text:list-item>
          <text:p text:style-name="P61"><text:a xlink:type="simple" xlink:href="#id105">when</text:a>, optional, xs:IDREF</text:p>
        </text:list-item>
        <text:list-item>
          <text:p text:style-name="P61"><text:a xlink:type="simple" xlink:href="#id135">x</text:a>, optional, xs:decimal</text:p>
        </text:list-item>
        <text:list-item>
          <text:p text:style-name="P61"><text:a xlink:type="simple" xlink:href="#id1595">xml:id</text:a>, optional, xs:ID</text:p>
        </text:list-item>
        <text:list-item>
          <text:p text:style-name="P61"><text:a xlink:type="simple" xlink:href="#id136">y</text:a>, optional, xs:decimal</text:p>
        </text:list-item>
      </text:list>
      <text:h text:style-name="P2" text:outline-level="1">Module:</text:h>
      <text:p text:style-name="Text_20_body">shared</text:p>
      <text:h text:style-name="P3" text:outline-level="1"><text:bookmark text:name="id772"/>&lt;dynam&gt; dynamic</text:h>
      <text:h text:style-name="P2" text:outline-level="1">Description:</text:h>
      <text:p text:style-name="Text_20_body">Indication of the volume of a note, phrase, or section of music. This element may be used for instantaneous or continuous textual dynamics, e.g. 'p', 'mf', or 'cresc. poco a poco'. The &lt;hairpin&gt; element should be used for graphical, i.e., crescendo and diminuendo, dynamic markings. The starting point of the dynamic marking may be indicated by either a tstamp, tstamp.ges, tstamp.real or startid attribute, while the ending point may be recorded by either a dur, dur.ges or endid attribute. It is a semantic error not to specify a starting point attribute. Please note that the dur attribute is not a true duration, but rather a time stamp for the end point of the dynamic mark. A MIDI value associated with the graphical dynamic sign may be recorded in the val attribute.</text:p>
      <text:h text:style-name="P2" text:outline-level="1">May contain:</text:h>
      <text:p text:style-name="Text_20_body">PCDATA, <text:a xlink:type="simple" xlink:href="#id211">abbr</text:a>, <text:a xlink:type="simple" xlink:href="#id214">add</text:a>, <text:a xlink:type="simple" xlink:href="#id53">address</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a xlink:type="simple" xlink:href="#id167">verse</text:a> </text:p>
      <text:h text:style-name="P2" text:outline-level="1"><text:soft-page-break/>Attributes:</text:h>
      <text:list xml:id="list34311430" text:style-name="L59">
        <text:list-item>
          <text:p text:style-name="P62"><text:a xlink:type="simple" xlink:href="#id98">copyof</text:a>, optional, xs:IDREF</text:p>
        </text:list-item>
        <text:list-item>
          <text:p text:style-name="P62"><text:a xlink:type="simple" xlink:href="#id99">corresp</text:a>, optional, xs:IDREFS</text:p>
        </text:list-item>
        <text:list-item>
          <text:p text:style-name="P62"><text:a xlink:type="simple" xlink:href="#id302">dur</text:a>, optional, xs:token, "([0-9]+m *\+ *)?[0-9]+(\.?[0-9]*)?"</text:p>
        </text:list-item>
        <text:list-item>
          <text:p text:style-name="P62"><text:a xlink:type="simple" xlink:href="#id313">dur.ges</text:a>, optional, CDATA</text:p>
        </text:list-item>
        <text:list-item>
          <text:p text:style-name="P62"><text:a xlink:type="simple" xlink:href="#id184">endho</text:a>, optional, xs:decimal</text:p>
        </text:list-item>
        <text:list-item>
          <text:p text:style-name="P62"><text:a xlink:type="simple" xlink:href="#id177">endid</text:a>, optional, xs:IDREF</text:p>
        </text:list-item>
        <text:list-item>
          <text:p text:style-name="P62"><text:a xlink:type="simple" xlink:href="#id187">endto</text:a>, optional, xs:decimal</text:p>
        </text:list-item>
        <text:list-item>
          <text:p text:style-name="P62"><text:a xlink:type="simple" xlink:href="#id67">facs</text:a>, optional, xs:IDREFS</text:p>
        </text:list-item>
        <text:list-item>
          <text:p text:style-name="P62"><text:a xlink:type="simple" xlink:href="#id130">ho</text:a>, optional, xs:decimal</text:p>
        </text:list-item>
        <text:list-item>
          <text:p text:style-name="P62"><text:a xlink:type="simple" xlink:href="#id777">layer</text:a>, optional, list of xs:positiveInteger, minimum length of 1</text:p>
        </text:list-item>
        <text:list-item>
          <text:p text:style-name="P62"><text:a xlink:type="simple" xlink:href="#id37">n</text:a>, optional, xs:NMTOKEN</text:p>
        </text:list-item>
        <text:list-item>
          <text:p text:style-name="P62"><text:a xlink:type="simple" xlink:href="#id100">next</text:a>, optional, xs:IDREFS</text:p>
        </text:list-item>
        <text:list-item>
          <text:p text:style-name="P62"><text:a xlink:type="simple" xlink:href="#id151">place</text:a>, optional, xs:token, above, below, within</text:p>
        </text:list-item>
        <text:list-item>
          <text:p text:style-name="P62"><text:a xlink:type="simple" xlink:href="#id70">plist</text:a>, optional, xs:IDREFS</text:p>
        </text:list-item>
        <text:list-item>
          <text:p text:style-name="P62"><text:a xlink:type="simple" xlink:href="#id101">prev</text:a>, optional, xs:IDREFS</text:p>
        </text:list-item>
        <text:list-item>
          <text:p text:style-name="P62"><text:a xlink:type="simple" xlink:href="#id102">sameas</text:a>, optional, xs:IDREFS</text:p>
        </text:list-item>
        <text:list-item>
          <text:p text:style-name="P62"><text:a xlink:type="simple" xlink:href="#id687">staff</text:a>, required, list of xs:positiveInteger, minimum length of 1</text:p>
        </text:list-item>
        <text:list-item>
          <text:p text:style-name="P62"><text:a xlink:type="simple" xlink:href="#id183">startho</text:a>, optional, xs:decimal</text:p>
        </text:list-item>
        <text:list-item>
          <text:p text:style-name="P62"><text:a xlink:type="simple" xlink:href="#id176">startid</text:a>, optional, xs:IDREF</text:p>
        </text:list-item>
        <text:list-item>
          <text:p text:style-name="P62"><text:a xlink:type="simple" xlink:href="#id186">startto</text:a>, optional, xs:decimal</text:p>
        </text:list-item>
        <text:list-item>
          <text:p text:style-name="P62"><text:a xlink:type="simple" xlink:href="#id103">synch</text:a>, optional, xs:IDREFS</text:p>
        </text:list-item>
        <text:list-item>
          <text:p text:style-name="P62"><text:a xlink:type="simple" xlink:href="#id155">to</text:a>, optional, xs:decimal</text:p>
        </text:list-item>
        <text:list-item>
          <text:p text:style-name="P62"><text:a xlink:type="simple" xlink:href="#id94">tstamp</text:a>, optional, xs:decimal, 0 - ∞</text:p>
        </text:list-item>
        <text:list-item>
          <text:p text:style-name="P62"><text:a xlink:type="simple" xlink:href="#id308">tstamp.ges</text:a>, optional, xs:nonNegativeInteger</text:p>
        </text:list-item>
        <text:list-item>
          <text:p text:style-name="P62"><text:a xlink:type="simple" xlink:href="#id309">tstamp.real</text:a>, optional, xs:time</text:p>
        </text:list-item>
        <text:list-item>
          <text:p text:style-name="P62"><text:a xlink:type="simple" xlink:href="#id691">val</text:a>, optional, xs:nonNegativeInteger, 0 - 127</text:p>
        </text:list-item>
        <text:list-item>
          <text:p text:style-name="P62"><text:a xlink:type="simple" xlink:href="#id133">vo</text:a>, optional, xs:decimal</text:p>
        </text:list-item>
        <text:list-item>
          <text:p text:style-name="P62"><text:a xlink:type="simple" xlink:href="#id105">when</text:a>, optional, xs:IDREF</text:p>
        </text:list-item>
        <text:list-item>
          <text:p text:style-name="P62"><text:a xlink:type="simple" xlink:href="#id135">x</text:a>, optional, xs:decimal</text:p>
        </text:list-item>
        <text:list-item>
          <text:p text:style-name="P62"><text:a xlink:type="simple" xlink:href="#id1595">xml:id</text:a>, optional, xs:ID</text:p>
        </text:list-item>
        <text:list-item>
          <text:p text:style-name="P62"><text:a xlink:type="simple" xlink:href="#id1596">xml:lang</text:a>, optional, xs:language</text:p>
        </text:list-item>
        <text:list-item>
          <text:p text:style-name="P62"><text:a xlink:type="simple" xlink:href="#id136">y</text:a>, optional, xs:decimal</text:p>
        </text:list-item>
      </text:list>
      <text:h text:style-name="P2" text:outline-level="1">Module:</text:h>
      <text:p text:style-name="Text_20_body">shared</text:p>
      <text:h text:style-name="P3" text:outline-level="1"><text:bookmark text:name="id208"/>&lt;edition&gt; edition designation</text:h>
      <text:h text:style-name="P2" text:outline-level="1">Description:</text:h>
      <text:p text:style-name="Text_20_body">A word or text phrase that indicates a difference in either content or form between the item being described and a related item previously issued by the same publisher/distributor (e.g. 2nd edition, version 2.0, etc.), or simultaneously issued by either the same publisher/distributor or another publisher/distributor (e.g. large print edition, British edition, etc.).</text:p>
      <text:h text:style-name="P2" text:outline-level="1"><text:soft-page-break/>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2" text:outline-level="1">May occur within:</text:h>
      <text:p text:style-name="Text_20_body"><text:a xlink:type="simple" xlink:href="#id204">bibl</text:a>, <text:a xlink:type="simple" xlink:href="#id1358">editionstmt</text:a> </text:p>
      <text:h text:style-name="P2" text:outline-level="1">Attributes:</text:h>
      <text:list xml:id="list34321975" text:style-name="L60">
        <text:list-item>
          <text:p text:style-name="P63"><text:a xlink:type="simple" xlink:href="#id1042">analog</text:a>, optional, CDATA</text:p>
        </text:list-item>
        <text:list-item>
          <text:p text:style-name="P63"><text:a xlink:type="simple" xlink:href="#id37">n</text:a>, optional, xs:NMTOKEN</text:p>
        </text:list-item>
        <text:list-item>
          <text:p text:style-name="P63"><text:a xlink:type="simple" xlink:href="#id1595">xml:id</text:a>, optional, xs:ID</text:p>
        </text:list-item>
      </text:list>
      <text:h text:style-name="P2" text:outline-level="1">Module:</text:h>
      <text:p text:style-name="Text_20_body">shared</text:p>
      <text:h text:style-name="P3" text:outline-level="1"><text:bookmark text:name="id1358"/>&lt;editionstmt&gt; edition statement</text:h>
      <text:h text:style-name="P2" text:outline-level="1">Description:</text:h>
      <text:p text:style-name="Text_20_body">Container for meta-data pertaining to a particular edition of the material being described.</text:p>
      <text:h text:style-name="P2" text:outline-level="1">May contain:</text:h>
      <text:p text:style-name="Text_20_body"><text:a xlink:type="simple" xlink:href="#id208">edition</text:a>, <text:a xlink:type="simple" xlink:href="#id1352">respstmt</text:a> </text:p>
      <text:h text:style-name="P2" text:outline-level="1">May occur within:</text:h>
      <text:p text:style-name="Text_20_body"><text:a xlink:type="simple" xlink:href="#id1348">filedesc</text:a>, <text:a xlink:type="simple" xlink:href="#id1399">source</text:a> </text:p>
      <text:h text:style-name="P2" text:outline-level="1">Attributes:</text:h>
      <text:list xml:id="list34307391" text:style-name="L61">
        <text:list-item>
          <text:p text:style-name="P64"><text:a xlink:type="simple" xlink:href="#id1042">analog</text:a>, optional, CDATA</text:p>
        </text:list-item>
        <text:list-item>
          <text:p text:style-name="P64"><text:a xlink:type="simple" xlink:href="#id37">n</text:a>, optional, xs:NMTOKEN</text:p>
        </text:list-item>
        <text:list-item>
          <text:p text:style-name="P64"><text:a xlink:type="simple" xlink:href="#id1595">xml:id</text:a>, optional, xs:ID</text:p>
        </text:list-item>
        <text:list-item>
          <text:p text:style-name="P64"><text:a xlink:type="simple" xlink:href="#id1596">xml:lang</text:a>, optional, xs:language</text:p>
        </text:list-item>
      </text:list>
      <text:h text:style-name="P2" text:outline-level="1">Module:</text:h>
      <text:p text:style-name="Text_20_body">header</text:p>
      <text:h text:style-name="P3" text:outline-level="1"><text:bookmark text:name="id1490"/>&lt;editorialdecl&gt; editorial declaration</text:h>
      <text:h text:style-name="P2" text:outline-level="1">Description:</text:h>
      <text:p text:style-name="Text_20_body">Used to provide details of editorial principles and practices applied during the encoding of musical text.</text:p>
      <text:h text:style-name="P2" text:outline-level="1">May contain:</text:h>
      <text:p text:style-name="Text_20_body"><text:a xlink:type="simple" xlink:href="#id1493">correction</text:a>, <text:a xlink:type="simple" xlink:href="#id1499">interpretation</text:a>, <text:a xlink:type="simple" xlink:href="#id1502">normalization</text:a>, <text:a xlink:type="simple" xlink:href="#id261">p</text:a>, <text:a xlink:type="simple" xlink:href="#id1505">segmentation</text:a>, <text:a xlink:type="simple" xlink:href="#id1508">stdvals</text:a> </text:p>
      <text:h text:style-name="P2" text:outline-level="1"><text:soft-page-break/>May occur within:</text:h>
      <text:p text:style-name="Text_20_body"><text:a xlink:type="simple" xlink:href="#id1474">encodingdesc</text:a> </text:p>
      <text:h text:style-name="P2" text:outline-level="1">Attributes:</text:h>
      <text:list xml:id="list34316386" text:style-name="L62">
        <text:list-item>
          <text:p text:style-name="P65"><text:a xlink:type="simple" xlink:href="#id1042">analog</text:a>, optional, CDATA</text:p>
        </text:list-item>
        <text:list-item>
          <text:p text:style-name="P65"><text:a xlink:type="simple" xlink:href="#id37">n</text:a>, optional, xs:NMTOKEN</text:p>
        </text:list-item>
        <text:list-item>
          <text:p text:style-name="P65"><text:a xlink:type="simple" xlink:href="#id1595">xml:id</text:a>, optional, xs:ID</text:p>
        </text:list-item>
        <text:list-item>
          <text:p text:style-name="P65"><text:a xlink:type="simple" xlink:href="#id1596">xml:lang</text:a>, optional, xs:language</text:p>
        </text:list-item>
      </text:list>
      <text:h text:style-name="P2" text:outline-level="1">Module:</text:h>
      <text:p text:style-name="Text_20_body">header</text:p>
      <text:h text:style-name="P3" text:outline-level="1"><text:bookmark text:name="id1474"/>&lt;encodingdesc&gt; encoding description</text:h>
      <text:h text:style-name="P2" text:outline-level="1">Description:</text:h>
      <text:p text:style-name="Text_20_body">Documents the relationship between an electronic file and the source or sources from which it was derived as well as applications used in the encoding/editing process.</text:p>
      <text:h text:style-name="P2" text:outline-level="1">May contain:</text:h>
      <text:p text:style-name="Text_20_body"><text:a xlink:type="simple" xlink:href="#id1477">appinfo</text:a>, <text:a xlink:type="simple" xlink:href="#id1490">editorialdecl</text:a>, <text:a xlink:type="simple" xlink:href="#id1484">projectdesc</text:a>, <text:a xlink:type="simple" xlink:href="#id1487">samplingdecl</text:a> </text:p>
      <text:h text:style-name="P2" text:outline-level="1">May occur within:</text:h>
      <text:p text:style-name="Text_20_body"><text:a xlink:type="simple" xlink:href="#id28">meihead</text:a> </text:p>
      <text:h text:style-name="P2" text:outline-level="1">Attributes:</text:h>
      <text:list xml:id="list34320369" text:style-name="L63">
        <text:list-item>
          <text:p text:style-name="P66"><text:a xlink:type="simple" xlink:href="#id1042">analog</text:a>, optional, CDATA</text:p>
        </text:list-item>
        <text:list-item>
          <text:p text:style-name="P66"><text:a xlink:type="simple" xlink:href="#id37">n</text:a>, optional, xs:NMTOKEN</text:p>
        </text:list-item>
        <text:list-item>
          <text:p text:style-name="P66"><text:a xlink:type="simple" xlink:href="#id1595">xml:id</text:a>, optional, xs:ID</text:p>
        </text:list-item>
      </text:list>
      <text:h text:style-name="P2" text:outline-level="1">Module:</text:h>
      <text:p text:style-name="Text_20_body">header</text:p>
      <text:h text:style-name="P3" text:outline-level="1"><text:bookmark text:name="id668"/>&lt;ending&gt; ending</text:h>
      <text:h text:style-name="P2" text:outline-level="1">Description:</text:h>
      <text:p text:style-name="Text_20_body">Alternative ending for a repeated section of music. The scoredef element is allowed as a sub-element so that an ending may have its own meta-data without the overhead of child &lt;section&gt;s. Div sub-elements are not allowed within ending in order to avoid collisions with the brackets that are usually displayed over endings. Endings may *not* contain other ending elements.</text:p>
      <text:h text:style-name="P2" text:outline-level="1">May contain:</text:h>
      <text:p text:style-name="Text_20_body"><text:a xlink:type="simple" xlink:href="#id214">add</text:a>, <text:a xlink:type="simple" xlink:href="#id391">anchoredtext</text:a>, <text:a xlink:type="simple" xlink:href="#id297">annot</text:a>, <text:a xlink:type="simple" xlink:href="#id220">app</text:a>, <text:a xlink:type="simple" xlink:href="#id58">choice</text:a>, <text:a xlink:type="simple" xlink:href="#id61">corr</text:a>, <text:a xlink:type="simple" xlink:href="#id172">curve</text:a>, <text:a xlink:type="simple" xlink:href="#id1212">damage</text:a>, <text:a xlink:type="simple" xlink:href="#id1220">del</text:a>, <text:a xlink:type="simple" xlink:href="#id229">div</text:a>, <text:a xlink:type="simple" xlink:href="#id668">ending</text:a>, <text:a xlink:type="simple" xlink:href="#id224">expansion</text:a>, <text:a xlink:type="simple" xlink:href="#id1333">gap</text:a>, <text:a xlink:type="simple" xlink:href="#id1326">handshift</text:a>, <text:a xlink:type="simple" xlink:href="#id201">line</text:a>, <text:a xlink:type="simple" xlink:href="#id1155">measure</text:a>, <text:a xlink:type="simple" xlink:href="#id1224">orig</text:a>, <text:a xlink:type="simple" xlink:href="#id237">pb</text:a>, <text:a xlink:type="simple" xlink:href="#id1227">reg</text:a>, <text:a xlink:type="simple" xlink:href="#id1230">restore</text:a>, <text:a xlink:type="simple" xlink:href="#id322">sb</text:a>, <text:a xlink:type="simple" xlink:href="#id342">scoredef</text:a>, <text:a xlink:type="simple" xlink:href="#id661">section</text:a>, <text:a xlink:type="simple" xlink:href="#id1234">sic</text:a>, <text:a xlink:type="simple" xlink:href="#id673">staff</text:a>, <text:a xlink:type="simple" xlink:href="#id452">staffdef</text:a>, <text:a xlink:type="simple" xlink:href="#id437">staffgrp</text:a>, <text:a xlink:type="simple" xlink:href="#id1335">subst</text:a>, <text:a xlink:type="simple" xlink:href="#id1237">supplied</text:a>, <text:a xlink:type="simple" xlink:href="#id385">symbol</text:a>, <text:a xlink:type="simple" xlink:href="#id1242">unclear</text:a> </text:p>
      <text:h text:style-name="P2" text:outline-level="1"><text:soft-page-break/>May occur within:</text:h>
      <text:p text:style-name="Text_20_body"><text:a xlink:type="simple" xlink:href="#id668">ending</text:a>, <text:a xlink:type="simple" xlink:href="#id222">lem</text:a>, <text:a xlink:type="simple" xlink:href="#id1570">part</text:a>, <text:a xlink:type="simple" xlink:href="#id1178">rdg</text:a>, <text:a xlink:type="simple" xlink:href="#id1561">score</text:a>, <text:a xlink:type="simple" xlink:href="#id661">section</text:a> </text:p>
      <text:h text:style-name="P2" text:outline-level="1">Attributes:</text:h>
      <text:list xml:id="list34324047" text:style-name="L64">
        <text:list-item>
          <text:p text:style-name="P67"><text:a xlink:type="simple" xlink:href="#id98">copyof</text:a>, optional, xs:IDREF</text:p>
        </text:list-item>
        <text:list-item>
          <text:p text:style-name="P67"><text:a xlink:type="simple" xlink:href="#id99">corresp</text:a>, optional, xs:IDREFS</text:p>
        </text:list-item>
        <text:list-item>
          <text:p text:style-name="P67"><text:a xlink:type="simple" xlink:href="#id46">entityref</text:a>, optional, xs:ENTITY</text:p>
        </text:list-item>
        <text:list-item>
          <text:p text:style-name="P67"><text:a xlink:type="simple" xlink:href="#id67">facs</text:a>, optional, xs:IDREFS</text:p>
        </text:list-item>
        <text:list-item>
          <text:p text:style-name="P67"><text:a xlink:type="simple" xlink:href="#id37">n</text:a>, optional, xs:NMTOKEN</text:p>
        </text:list-item>
        <text:list-item>
          <text:p text:style-name="P67"><text:a xlink:type="simple" xlink:href="#id100">next</text:a>, optional, xs:IDREFS</text:p>
        </text:list-item>
        <text:list-item>
          <text:p text:style-name="P67"><text:a xlink:type="simple" xlink:href="#id70">plist</text:a>, optional, xs:IDREFS</text:p>
        </text:list-item>
        <text:list-item>
          <text:p text:style-name="P67"><text:a xlink:type="simple" xlink:href="#id101">prev</text:a>, optional, xs:IDREFS</text:p>
        </text:list-item>
        <text:list-item>
          <text:p text:style-name="P67"><text:a xlink:type="simple" xlink:href="#id102">sameas</text:a>, optional, xs:IDREFS</text:p>
        </text:list-item>
        <text:list-item>
          <text:p text:style-name="P67"><text:a xlink:type="simple" xlink:href="#id180">subtype</text:a>, optional, xs:NMTOKEN</text:p>
        </text:list-item>
        <text:list-item>
          <text:p text:style-name="P67"><text:a xlink:type="simple" xlink:href="#id103">synch</text:a>, optional, xs:IDREFS</text:p>
        </text:list-item>
        <text:list-item>
          <text:p text:style-name="P67"><text:a xlink:type="simple" xlink:href="#id44">targettype</text:a>, optional, xs:NMTOKEN</text:p>
        </text:list-item>
        <text:list-item>
          <text:p text:style-name="P67"><text:a xlink:type="simple" xlink:href="#id179">type</text:a>, optional, xs:NMTOKEN</text:p>
        </text:list-item>
        <text:list-item>
          <text:p text:style-name="P67"><text:a xlink:type="simple" xlink:href="#id105">when</text:a>, optional, xs:IDREF</text:p>
        </text:list-item>
        <text:list-item>
          <text:p text:style-name="P67"><text:a xlink:type="simple" xlink:href="#id41">xlink:actuate</text:a>, optional, xs:token, onLoad, onRequest, other, none</text:p>
        </text:list-item>
        <text:list-item>
          <text:p text:style-name="P67"><text:a xlink:type="simple" xlink:href="#id47">xlink:href</text:a>, optional, xs:anyURI</text:p>
        </text:list-item>
        <text:list-item>
          <text:p text:style-name="P67"><text:a xlink:type="simple" xlink:href="#id42">xlink:role</text:a>, optional, xs:anyURI</text:p>
        </text:list-item>
        <text:list-item>
          <text:p text:style-name="P67"><text:a xlink:type="simple" xlink:href="#id43">xlink:show</text:a>, optional, xs:token, new, replace, other, none</text:p>
        </text:list-item>
        <text:list-item>
          <text:p text:style-name="P67"><text:a xlink:type="simple" xlink:href="#id1594">xlink:title</text:a>, optional, CDATA</text:p>
        </text:list-item>
        <text:list-item>
          <text:p text:style-name="P67"><text:a xlink:type="simple" xlink:href="#id1595">xml:id</text:a>, optional, xs:ID</text:p>
        </text:list-item>
      </text:list>
      <text:h text:style-name="P2" text:outline-level="1">Module:</text:h>
      <text:p text:style-name="Text_20_body">shared</text:p>
      <text:h text:style-name="P3" text:outline-level="1"><text:bookmark text:name="id1433"/>&lt;event&gt; event</text:h>
      <text:h text:style-name="P2" text:outline-level="1">Description:</text:h>
      <text:p text:style-name="Text_20_body">groups a date, a description of the event related to the date, and optionally, any number of places where the event took place.</text:p>
      <text:h text:style-name="P2" text:outline-level="1">May contain:</text:h>
      <text:p text:style-name="Text_20_body"><text:a xlink:type="simple" xlink:href="#id1083">date</text:a>, <text:a xlink:type="simple" xlink:href="#id1435">eventdesc</text:a>, <text:a xlink:type="simple" xlink:href="#id1069">geogname</text:a>, <text:a xlink:type="simple" xlink:href="#id1073">repository</text:a> </text:p>
      <text:h text:style-name="P2" text:outline-level="1">May occur within:</text:h>
      <text:p text:style-name="Text_20_body"><text:a xlink:type="simple" xlink:href="#id1431">eventlist</text:a> </text:p>
      <text:h text:style-name="P2" text:outline-level="1">Attributes:</text:h>
      <text:list xml:id="list34311463" text:style-name="L65">
        <text:list-item>
          <text:p text:style-name="P68"><text:a xlink:type="simple" xlink:href="#id1042">analog</text:a>, optional, CDATA</text:p>
        </text:list-item>
        <text:list-item>
          <text:p text:style-name="P68"><text:a xlink:type="simple" xlink:href="#id37">n</text:a>, optional, xs:NMTOKEN</text:p>
        </text:list-item>
        <text:list-item>
          <text:p text:style-name="P68"><text:a xlink:type="simple" xlink:href="#id1595">xml:id</text:a>, optional, xs:ID</text:p>
        </text:list-item>
      </text:list>
      <text:h text:style-name="P2" text:outline-level="1"><text:soft-page-break/>Module:</text:h>
      <text:p text:style-name="Text_20_body">header</text:p>
      <text:h text:style-name="P3" text:outline-level="1"><text:bookmark text:name="id1435"/>&lt;eventdesc&gt; event description</text:h>
      <text:h text:style-name="P2" text:outline-level="1">Description:</text:h>
      <text:p text:style-name="Text_20_body">Describes or names something that happened.</text:p>
      <text:h text:style-name="P2"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2" text:outline-level="1">May occur within:</text:h>
      <text:p text:style-name="Text_20_body"><text:a xlink:type="simple" xlink:href="#id1433">event</text:a> </text:p>
      <text:h text:style-name="P2" text:outline-level="1">Attributes:</text:h>
      <text:list xml:id="list34310497" text:style-name="L66">
        <text:list-item>
          <text:p text:style-name="P69"><text:a xlink:type="simple" xlink:href="#id1042">analog</text:a>, optional, CDATA</text:p>
        </text:list-item>
        <text:list-item>
          <text:p text:style-name="P69"><text:a xlink:type="simple" xlink:href="#id37">n</text:a>, optional, xs:NMTOKEN</text:p>
        </text:list-item>
        <text:list-item>
          <text:p text:style-name="P69"><text:a xlink:type="simple" xlink:href="#id1595">xml:id</text:a>, optional, xs:ID</text:p>
        </text:list-item>
        <text:list-item>
          <text:p text:style-name="P69"><text:a xlink:type="simple" xlink:href="#id1596">xml:lang</text:a>, optional, xs:language</text:p>
        </text:list-item>
      </text:list>
      <text:h text:style-name="P2" text:outline-level="1">Module:</text:h>
      <text:p text:style-name="Text_20_body">header</text:p>
      <text:h text:style-name="P3" text:outline-level="1"><text:bookmark text:name="id1431"/>&lt;eventlist&gt; event list</text:h>
      <text:h text:style-name="P2" text:outline-level="1">Description:</text:h>
      <text:p text:style-name="Text_20_body">Contains historical information given as a sequence of significant past events. &lt;eventlist&gt; contains &lt;event&gt; elements that pair a date or date range with a brief description of the associated event and locations where the event took place. An &lt;eventlist&gt; describes events associated with a work when it appears in the &lt;profiledesc&gt; element or events associated with the custodial history of a given copy of a source for the encoding when it appears within the &lt;source&gt; element.</text:p>
      <text:h text:style-name="P2" text:outline-level="1">May contain:</text:h>
      <text:p text:style-name="Text_20_body"><text:a xlink:type="simple" xlink:href="#id1433">event</text:a> </text:p>
      <text:h text:style-name="P2" text:outline-level="1">May occur within:</text:h>
      <text:p text:style-name="Text_20_body"><text:a xlink:type="simple" xlink:href="#id1513">profiledesc</text:a>, <text:a xlink:type="simple" xlink:href="#id1429">provenance</text:a> </text:p>
      <text:h text:style-name="P2" text:outline-level="1">Attributes:</text:h>
      <text:list xml:id="list34321298" text:style-name="L67">
        <text:list-item>
          <text:p text:style-name="P70"><text:a xlink:type="simple" xlink:href="#id1042">analog</text:a>, optional, CDATA</text:p>
        </text:list-item>
        <text:list-item>
          <text:p text:style-name="P70"><text:a xlink:type="simple" xlink:href="#id37">n</text:a>, optional, xs:NMTOKEN</text:p>
        </text:list-item>
        <text:list-item>
          <text:p text:style-name="P70"><text:a xlink:type="simple" xlink:href="#id180">subtype</text:a>, optional, xs:NMTOKEN</text:p>
        </text:list-item>
        <text:list-item>
          <text:p text:style-name="P70"><text:a xlink:type="simple" xlink:href="#id179">type</text:a>, optional, xs:NMTOKEN</text:p>
        </text:list-item>
        <text:list-item>
          <text:p text:style-name="P70"><text:soft-page-break/><text:a xlink:type="simple" xlink:href="#id1595">xml:id</text:a>, optional, xs:ID</text:p>
        </text:list-item>
      </text:list>
      <text:h text:style-name="P2" text:outline-level="1">Module:</text:h>
      <text:p text:style-name="Text_20_body">header</text:p>
      <text:h text:style-name="P3" text:outline-level="1"><text:bookmark text:name="id1410"/>&lt;exhibithist&gt; exhibition history</text:h>
      <text:h text:style-name="P2" text:outline-level="1">Description:</text:h>
      <text:p text:style-name="Text_20_body">A record of public exhibitions, including dates, venues, etc.</text:p>
      <text:h text:style-name="P2"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2" text:outline-level="1">May occur within:</text:h>
      <text:p text:style-name="Text_20_body"><text:a xlink:type="simple" xlink:href="#id1401">physdesc</text:a> </text:p>
      <text:h text:style-name="P2" text:outline-level="1">Attributes:</text:h>
      <text:list xml:id="list34324716" text:style-name="L68">
        <text:list-item>
          <text:p text:style-name="P71"><text:a xlink:type="simple" xlink:href="#id1042">analog</text:a>, optional, CDATA</text:p>
        </text:list-item>
        <text:list-item>
          <text:p text:style-name="P71"><text:a xlink:type="simple" xlink:href="#id37">n</text:a>, optional, xs:NMTOKEN</text:p>
        </text:list-item>
        <text:list-item>
          <text:p text:style-name="P71"><text:a xlink:type="simple" xlink:href="#id1595">xml:id</text:a>, optional, xs:ID</text:p>
        </text:list-item>
        <text:list-item>
          <text:p text:style-name="P71"><text:a xlink:type="simple" xlink:href="#id1596">xml:lang</text:a>, optional, xs:language</text:p>
        </text:list-item>
      </text:list>
      <text:h text:style-name="P2" text:outline-level="1">Module:</text:h>
      <text:p text:style-name="Text_20_body">header</text:p>
      <text:h text:style-name="P3" text:outline-level="1"><text:bookmark text:name="id1247"/>&lt;expan&gt; expansion</text:h>
      <text:h text:style-name="P2" text:outline-level="1">Description:</text:h>
      <text:p text:style-name="Text_20_body">Contains the expansion of an abbreviation. The type attribute may be used to classify the abbreviation according to some convenient typology. This element is the mirror image of &lt;abbr&gt;. Both allow the encoder to transcribe both an abbreviation and its expansion. In &lt;abbr&gt;, however, the original is transcribed as the content of the element and the expansion as an attribute value; &lt;expan&gt; reverses this. The choice between the two elements is up to the user. If appropriate, the encoder may expand abbreviations in the source text silently, without tagging them. If this is done, the MEI header should indicate this has been done. The abbr attribute gives the abbreviation in its unexpanded form. The cert attribute signifies the degree of certainty ascribed to the expansion of the abbreviation. The resp attribute contains an ID reference to an element containing the name of the editor or transcriber responsible for supplying the expansion of the abbreviation held as the content of the &lt;expan&gt; element.</text:p>
      <text:h text:style-name="P2"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2" text:outline-level="1"><text:soft-page-break/>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58">choice</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2" text:outline-level="1">Attributes:</text:h>
      <text:list xml:id="list34332954" text:style-name="L69">
        <text:list-item>
          <text:p text:style-name="P72"><text:a xlink:type="simple" xlink:href="#id1250">abbr</text:a>, optional, CDATA</text:p>
        </text:list-item>
        <text:list-item>
          <text:p text:style-name="P72"><text:a xlink:type="simple" xlink:href="#id1061">cert</text:a>, optional, xs:token, high, medium, low, unknown</text:p>
        </text:list-item>
        <text:list-item>
          <text:p text:style-name="P72"><text:a xlink:type="simple" xlink:href="#id1063">evidence</text:a>, optional, xs:NMTOKEN</text:p>
        </text:list-item>
        <text:list-item>
          <text:p text:style-name="P72"><text:a xlink:type="simple" xlink:href="#id67">facs</text:a>, optional, xs:IDREFS</text:p>
        </text:list-item>
        <text:list-item>
          <text:p text:style-name="P72"><text:a xlink:type="simple" xlink:href="#id1173">hand</text:a>, optional, xs:IDREF</text:p>
        </text:list-item>
        <text:list-item>
          <text:p text:style-name="P72"><text:a xlink:type="simple" xlink:href="#id37">n</text:a>, optional, xs:NMTOKEN</text:p>
        </text:list-item>
        <text:list-item>
          <text:p text:style-name="P72"><text:a xlink:type="simple" xlink:href="#id316">resp</text:a>, optional, xs:IDREFS</text:p>
        </text:list-item>
        <text:list-item>
          <text:p text:style-name="P72"><text:a xlink:type="simple" xlink:href="#id1175">seq</text:a>, optional, xs:positiveInteger</text:p>
        </text:list-item>
        <text:list-item>
          <text:p text:style-name="P72"><text:a xlink:type="simple" xlink:href="#id227">source</text:a>, optional, xs:IDREFS</text:p>
        </text:list-item>
        <text:list-item>
          <text:p text:style-name="P72"><text:a xlink:type="simple" xlink:href="#id180">subtype</text:a>, optional, xs:NMTOKEN</text:p>
        </text:list-item>
        <text:list-item>
          <text:p text:style-name="P72"><text:a xlink:type="simple" xlink:href="#id179">type</text:a>, optional, xs:NMTOKEN</text:p>
        </text:list-item>
        <text:list-item>
          <text:p text:style-name="P72"><text:a xlink:type="simple" xlink:href="#id1595">xml:id</text:a>, optional, xs:ID</text:p>
        </text:list-item>
        <text:list-item>
          <text:p text:style-name="P72"><text:a xlink:type="simple" xlink:href="#id1596">xml:lang</text:a>, optional, xs:language</text:p>
        </text:list-item>
      </text:list>
      <text:h text:style-name="P2" text:outline-level="1">Module:</text:h>
      <text:p text:style-name="Text_20_body">shared</text:p>
      <text:h text:style-name="P3" text:outline-level="1"><text:bookmark text:name="id224"/>&lt;expansion&gt; expansion</text:h>
      <text:h text:style-name="P2" text:outline-level="1">Description:</text:h>
      <text:p text:style-name="Text_20_body">Indicates how a section may be programmatically expanded into its 'through-composed' form. The plist attribute contains an ordered list of IDs of descendant &lt;section&gt;, &lt;ending&gt;, &lt;lem&gt;, or &lt;rdg&gt; elements. For example, the sequence "A End1 A End2" indicates that the section labelled 'A' comes first, then the ending labelled 'End1', followed by the 'A' section again, and finally the ending labelled 'End2'.</text:p>
      <text:h text:style-name="P2" text:outline-level="1">May contain:</text:h>
      <text:p text:style-name="Text_20_body">EMPTY</text:p>
      <text:h text:style-name="P2" text:outline-level="1">May occur within:</text:h>
      <text:p text:style-name="Text_20_body"><text:a xlink:type="simple" xlink:href="#id668">ending</text:a>, <text:a xlink:type="simple" xlink:href="#id222">lem</text:a>, <text:a xlink:type="simple" xlink:href="#id1178">rdg</text:a>, <text:a xlink:type="simple" xlink:href="#id661">section</text:a> </text:p>
      <text:h text:style-name="P2" text:outline-level="1">Attributes:</text:h>
      <text:list xml:id="list34322265" text:style-name="L70">
        <text:list-item>
          <text:p text:style-name="P73"><text:a xlink:type="simple" xlink:href="#id37">n</text:a>, optional, xs:NMTOKEN</text:p>
        </text:list-item>
        <text:list-item>
          <text:p text:style-name="P73"><text:a xlink:type="simple" xlink:href="#id70">plist</text:a>, optional, xs:IDREFS</text:p>
        </text:list-item>
        <text:list-item>
          <text:p text:style-name="P73"><text:a xlink:type="simple" xlink:href="#id227">source</text:a>, optional, xs:IDREFS</text:p>
        </text:list-item>
        <text:list-item>
          <text:p text:style-name="P73"><text:a xlink:type="simple" xlink:href="#id180">subtype</text:a>, optional, xs:NMTOKEN</text:p>
        </text:list-item>
        <text:list-item>
          <text:p text:style-name="P73"><text:soft-page-break/><text:a xlink:type="simple" xlink:href="#id179">type</text:a>, optional, xs:NMTOKEN</text:p>
        </text:list-item>
        <text:list-item>
          <text:p text:style-name="P73"><text:a xlink:type="simple" xlink:href="#id1595">xml:id</text:a>, optional, xs:ID</text:p>
        </text:list-item>
      </text:list>
      <text:h text:style-name="P2" text:outline-level="1">Module:</text:h>
      <text:p text:style-name="Text_20_body">shared</text:p>
      <text:h text:style-name="P3" text:outline-level="1"><text:bookmark text:name="id1361"/>&lt;extent&gt; extent</text:h>
      <text:h text:style-name="P2" text:outline-level="1">Description:</text:h>
      <text:p text:style-name="Text_20_body">Used to express size in terms other than physical dimensions, such as number of pages, number of records in file, number of bytes, performance duration for music, audio recordings and visual projections, etc. Use the &lt;dimensions&gt; element when it is necessary to specify the physical size of materials being described, for example, height and width.</text:p>
      <text:h text:style-name="P2"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2" text:outline-level="1">May occur within:</text:h>
      <text:p text:style-name="Text_20_body"><text:a xlink:type="simple" xlink:href="#id1348">filedesc</text:a>, <text:a xlink:type="simple" xlink:href="#id1401">physdesc</text:a> </text:p>
      <text:h text:style-name="P2" text:outline-level="1">Attributes:</text:h>
      <text:list xml:id="list34326976" text:style-name="L71">
        <text:list-item>
          <text:p text:style-name="P74"><text:a xlink:type="simple" xlink:href="#id1042">analog</text:a>, optional, CDATA</text:p>
        </text:list-item>
        <text:list-item>
          <text:p text:style-name="P74"><text:a xlink:type="simple" xlink:href="#id37">n</text:a>, optional, xs:NMTOKEN</text:p>
        </text:list-item>
        <text:list-item>
          <text:p text:style-name="P74"><text:a xlink:type="simple" xlink:href="#id89">unit</text:a>, optional, xs:NMTOKEN</text:p>
        </text:list-item>
        <text:list-item>
          <text:p text:style-name="P74"><text:a xlink:type="simple" xlink:href="#id1595">xml:id</text:a>, optional, xs:ID</text:p>
        </text:list-item>
      </text:list>
      <text:h text:style-name="P2" text:outline-level="1">Module:</text:h>
      <text:p text:style-name="Text_20_body">header</text:p>
      <text:h text:style-name="P3" text:outline-level="1"><text:bookmark text:name="id34"/>&lt;extptr&gt; external pointer</text:h>
      <text:h text:style-name="P2" text:outline-level="1">Description:</text:h>
      <text:p text:style-name="Text_20_body">An empty linking element that uses attributes to connect the MEI document to an external electronic object. Either the entityref or href attribute may be used to identify the external object. Don't confuse this element with the &lt;ptr&lt; element, which is an internal link for movement from one place in the MEI document to another in the same document.</text:p>
      <text:h text:style-name="P2" text:outline-level="1">May contain:</text:h>
      <text:p text:style-name="Text_20_body">EMPTY</text:p>
      <text:h text:style-name="P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soft-page-break/><text:a xlink:type="simple" xlink:href="#id1076">periodname</text:a>, <text:a xlink:type="simple" xlink:href="#id1064">persname</text:a>, <text:a xlink:type="simple" xlink:href="#id294">pgdesc</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2" text:outline-level="1">Attributes:</text:h>
      <text:list xml:id="list34308012" text:style-name="L72">
        <text:list-item>
          <text:p text:style-name="P75"><text:a xlink:type="simple" xlink:href="#id46">entityref</text:a>, optional, xs:ENTITY</text:p>
        </text:list-item>
        <text:list-item>
          <text:p text:style-name="P75"><text:a xlink:type="simple" xlink:href="#id39">mimetype</text:a>, optional, CDATA</text:p>
        </text:list-item>
        <text:list-item>
          <text:p text:style-name="P75"><text:a xlink:type="simple" xlink:href="#id37">n</text:a>, optional, xs:NMTOKEN</text:p>
        </text:list-item>
        <text:list-item>
          <text:p text:style-name="P75"><text:a xlink:type="simple" xlink:href="#id44">targettype</text:a>, optional, xs:NMTOKEN</text:p>
        </text:list-item>
        <text:list-item>
          <text:p text:style-name="P75"><text:a xlink:type="simple" xlink:href="#id41">xlink:actuate</text:a>, optional, xs:token, onLoad, onRequest, other, none</text:p>
        </text:list-item>
        <text:list-item>
          <text:p text:style-name="P75"><text:a xlink:type="simple" xlink:href="#id47">xlink:href</text:a>, optional, xs:anyURI</text:p>
        </text:list-item>
        <text:list-item>
          <text:p text:style-name="P75"><text:a xlink:type="simple" xlink:href="#id42">xlink:role</text:a>, optional, xs:anyURI</text:p>
        </text:list-item>
        <text:list-item>
          <text:p text:style-name="P75"><text:a xlink:type="simple" xlink:href="#id43">xlink:show</text:a>, optional, xs:token, new, replace, other, none</text:p>
        </text:list-item>
        <text:list-item>
          <text:p text:style-name="P75"><text:a xlink:type="simple" xlink:href="#id1594">xlink:title</text:a>, optional, CDATA</text:p>
        </text:list-item>
        <text:list-item>
          <text:p text:style-name="P75"><text:a xlink:type="simple" xlink:href="#id1595">xml:id</text:a>, optional, xs:ID</text:p>
        </text:list-item>
      </text:list>
      <text:h text:style-name="P2" text:outline-level="1">Module:</text:h>
      <text:p text:style-name="Text_20_body">ptrref</text:p>
      <text:h text:style-name="P3" text:outline-level="1"><text:bookmark text:name="id49"/>&lt;extref&gt; external reference</text:h>
      <text:h text:style-name="P2" text:outline-level="1">Description:</text:h>
      <text:p text:style-name="Text_20_body">A linking element that can include text and sub-elements as part of its reference to an electronic object that is external to the MEI document. Either the entityref or href attribute may be used to identify the external object. Don't confuse this element with the &lt;ref&gt; element, which is an internal link for movement from one place in the MEI document to another in the same document.</text:p>
      <text:h text:style-name="P2" text:outline-level="1">May contain:</text:h>
      <text:p text:style-name="Text_20_body">PCDATA, <text:a xlink:type="simple" xlink:href="#id211">abbr</text:a>, <text:a xlink:type="simple" xlink:href="#id53">address</text:a>, <text:a xlink:type="simple" xlink:href="#id297">annot</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294">pgdesc</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2" text:outline-level="1">Attributes:</text:h>
      <text:list xml:id="list34328739" text:style-name="L73">
        <text:list-item>
          <text:p text:style-name="P76"><text:a xlink:type="simple" xlink:href="#id46">entityref</text:a>, optional, xs:ENTITY</text:p>
        </text:list-item>
        <text:list-item>
          <text:p text:style-name="P76"><text:a xlink:type="simple" xlink:href="#id37">n</text:a>, optional, xs:NMTOKEN</text:p>
        </text:list-item>
        <text:list-item>
          <text:p text:style-name="P76"><text:a xlink:type="simple" xlink:href="#id44">targettype</text:a>, optional, xs:NMTOKEN</text:p>
        </text:list-item>
        <text:list-item>
          <text:p text:style-name="P76"><text:a xlink:type="simple" xlink:href="#id41">xlink:actuate</text:a>, optional, xs:token, onLoad, onRequest, other, none</text:p>
        </text:list-item>
        <text:list-item>
          <text:p text:style-name="P76"><text:a xlink:type="simple" xlink:href="#id47">xlink:href</text:a>, optional, xs:anyURI</text:p>
        </text:list-item>
        <text:list-item>
          <text:p text:style-name="P76"><text:a xlink:type="simple" xlink:href="#id42">xlink:role</text:a>, optional, xs:anyURI</text:p>
        </text:list-item>
        <text:list-item>
          <text:p text:style-name="P76"><text:soft-page-break/><text:a xlink:type="simple" xlink:href="#id43">xlink:show</text:a>, optional, xs:token, new, replace, other, none</text:p>
        </text:list-item>
        <text:list-item>
          <text:p text:style-name="P76"><text:a xlink:type="simple" xlink:href="#id1594">xlink:title</text:a>, optional, CDATA</text:p>
        </text:list-item>
        <text:list-item>
          <text:p text:style-name="P76"><text:a xlink:type="simple" xlink:href="#id1595">xml:id</text:a>, optional, xs:ID</text:p>
        </text:list-item>
        <text:list-item>
          <text:p text:style-name="P76"><text:a xlink:type="simple" xlink:href="#id1596">xml:lang</text:a>, optional, xs:language</text:p>
        </text:list-item>
      </text:list>
      <text:h text:style-name="P2" text:outline-level="1">Module:</text:h>
      <text:p text:style-name="Text_20_body">ptrref</text:p>
      <text:h text:style-name="P3" text:outline-level="1"><text:bookmark text:name="id1535"/>&lt;facsimile&gt; facsimile</text:h>
      <text:h text:style-name="P2" text:outline-level="1">Description:</text:h>
      <text:p text:style-name="Text_20_body">Contains a representation of some written source in the form of a set of images rather than as transcribed or encoded text. The source attribute may be used to link the collection of images with a particular source described in the header.</text:p>
      <text:h text:style-name="P2" text:outline-level="1">May contain:</text:h>
      <text:p text:style-name="Text_20_body"><text:a xlink:type="simple" xlink:href="#id1537">surface</text:a> </text:p>
      <text:h text:style-name="P2" text:outline-level="1">May occur within:</text:h>
      <text:p text:style-name="Text_20_body"><text:a xlink:type="simple" xlink:href="#id1533">music</text:a> </text:p>
      <text:h text:style-name="P2" text:outline-level="1">Attributes:</text:h>
      <text:list xml:id="list34311976" text:style-name="L74">
        <text:list-item>
          <text:p text:style-name="P77"><text:a xlink:type="simple" xlink:href="#id37">n</text:a>, optional, xs:NMTOKEN</text:p>
        </text:list-item>
        <text:list-item>
          <text:p text:style-name="P77"><text:a xlink:type="simple" xlink:href="#id227">source</text:a>, optional, xs:IDREFS</text:p>
        </text:list-item>
        <text:list-item>
          <text:p text:style-name="P77"><text:a xlink:type="simple" xlink:href="#id1595">xml:id</text:a>, optional, xs:ID</text:p>
        </text:list-item>
      </text:list>
      <text:h text:style-name="P2" text:outline-level="1">Module:</text:h>
      <text:p text:style-name="Text_20_body">facsimile</text:p>
      <text:h text:style-name="P3" text:outline-level="1"><text:bookmark text:name="id820"/>&lt;fermata&gt; fermata</text:h>
      <text:h text:style-name="P2" text:outline-level="1">Description:</text:h>
      <text:p text:style-name="Text_20_body">A hold or pause. The &lt;fermata&gt; element is a specialized form of, i.e., syntactic sugar for, dir/@type="fermata" with &amp;ferm; or &amp;uferm; as its PCDATA content. The starting point of the fermata may be indicated by either a tstamp, tstamp.ges, tstamp.real or startid attribute. It is a semantic error not to specify a starting point attribute.</text:p>
      <text:h text:style-name="P2" text:outline-level="1">May contain:</text:h>
      <text:p text:style-name="Text_20_body">EMPTY</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2" text:outline-level="1"><text:soft-page-break/>Attributes:</text:h>
      <text:list xml:id="list34330456" text:style-name="L75">
        <text:list-item>
          <text:p text:style-name="P78"><text:a xlink:type="simple" xlink:href="#id500">altsym</text:a>, optional, xs:IDREF</text:p>
        </text:list-item>
        <text:list-item>
          <text:p text:style-name="P78"><text:a xlink:type="simple" xlink:href="#id86">color</text:a>, optional, xs:token, "(x[0-9A-Fa-f]{6,6}|aqua|black|fuchsia|gray|green|lime|maroon|navy|olive|purple|red|silver|teal|white|yellow)"</text:p>
        </text:list-item>
        <text:list-item>
          <text:p text:style-name="P78"><text:a xlink:type="simple" xlink:href="#id98">copyof</text:a>, optional, xs:IDREF</text:p>
        </text:list-item>
        <text:list-item>
          <text:p text:style-name="P78"><text:a xlink:type="simple" xlink:href="#id99">corresp</text:a>, optional, xs:IDREFS</text:p>
        </text:list-item>
        <text:list-item>
          <text:p text:style-name="P78"><text:a xlink:type="simple" xlink:href="#id313">dur.ges</text:a>, optional, CDATA</text:p>
        </text:list-item>
        <text:list-item>
          <text:p text:style-name="P78"><text:a xlink:type="simple" xlink:href="#id177">endid</text:a>, optional, xs:IDREF</text:p>
        </text:list-item>
        <text:list-item>
          <text:p text:style-name="P78"><text:a xlink:type="simple" xlink:href="#id67">facs</text:a>, optional, xs:IDREFS</text:p>
        </text:list-item>
        <text:list-item>
          <text:p text:style-name="P78"><text:a xlink:type="simple" xlink:href="#id824">form</text:a>, optional, xs:token, inv, norm</text:p>
        </text:list-item>
        <text:list-item>
          <text:p text:style-name="P78"><text:a xlink:type="simple" xlink:href="#id130">ho</text:a>, optional, xs:decimal</text:p>
        </text:list-item>
        <text:list-item>
          <text:p text:style-name="P78"><text:a xlink:type="simple" xlink:href="#id777">layer</text:a>, optional, list of xs:positiveInteger, minimum length of 1</text:p>
        </text:list-item>
        <text:list-item>
          <text:p text:style-name="P78"><text:a xlink:type="simple" xlink:href="#id37">n</text:a>, optional, xs:NMTOKEN</text:p>
        </text:list-item>
        <text:list-item>
          <text:p text:style-name="P78"><text:a xlink:type="simple" xlink:href="#id100">next</text:a>, optional, xs:IDREFS</text:p>
        </text:list-item>
        <text:list-item>
          <text:p text:style-name="P78"><text:a xlink:type="simple" xlink:href="#id151">place</text:a>, optional, xs:token, above, below, within</text:p>
        </text:list-item>
        <text:list-item>
          <text:p text:style-name="P78"><text:a xlink:type="simple" xlink:href="#id70">plist</text:a>, optional, xs:IDREFS</text:p>
        </text:list-item>
        <text:list-item>
          <text:p text:style-name="P78"><text:a xlink:type="simple" xlink:href="#id101">prev</text:a>, optional, xs:IDREFS</text:p>
        </text:list-item>
        <text:list-item>
          <text:p text:style-name="P78"><text:a xlink:type="simple" xlink:href="#id102">sameas</text:a>, optional, xs:IDREFS</text:p>
        </text:list-item>
        <text:list-item>
          <text:p text:style-name="P78"><text:a xlink:type="simple" xlink:href="#id687">staff</text:a>, required, list of xs:positiveInteger, minimum length of 1</text:p>
        </text:list-item>
        <text:list-item>
          <text:p text:style-name="P78"><text:a xlink:type="simple" xlink:href="#id176">startid</text:a>, optional, xs:IDREF</text:p>
        </text:list-item>
        <text:list-item>
          <text:p text:style-name="P78"><text:a xlink:type="simple" xlink:href="#id103">synch</text:a>, optional, xs:IDREFS</text:p>
        </text:list-item>
        <text:list-item>
          <text:p text:style-name="P78"><text:a xlink:type="simple" xlink:href="#id155">to</text:a>, optional, xs:decimal</text:p>
        </text:list-item>
        <text:list-item>
          <text:p text:style-name="P78"><text:a xlink:type="simple" xlink:href="#id94">tstamp</text:a>, optional, xs:decimal, 0 - ∞</text:p>
        </text:list-item>
        <text:list-item>
          <text:p text:style-name="P78"><text:a xlink:type="simple" xlink:href="#id308">tstamp.ges</text:a>, optional, xs:nonNegativeInteger</text:p>
        </text:list-item>
        <text:list-item>
          <text:p text:style-name="P78"><text:a xlink:type="simple" xlink:href="#id309">tstamp.real</text:a>, optional, xs:time</text:p>
        </text:list-item>
        <text:list-item>
          <text:p text:style-name="P78"><text:a xlink:type="simple" xlink:href="#id133">vo</text:a>, optional, xs:decimal</text:p>
        </text:list-item>
        <text:list-item>
          <text:p text:style-name="P78"><text:a xlink:type="simple" xlink:href="#id105">when</text:a>, optional, xs:IDREF</text:p>
        </text:list-item>
        <text:list-item>
          <text:p text:style-name="P78"><text:a xlink:type="simple" xlink:href="#id135">x</text:a>, optional, xs:decimal</text:p>
        </text:list-item>
        <text:list-item>
          <text:p text:style-name="P78"><text:a xlink:type="simple" xlink:href="#id1595">xml:id</text:a>, optional, xs:ID</text:p>
        </text:list-item>
        <text:list-item>
          <text:p text:style-name="P78"><text:a xlink:type="simple" xlink:href="#id136">y</text:a>, optional, xs:decimal</text:p>
        </text:list-item>
      </text:list>
      <text:h text:style-name="P2" text:outline-level="1">Module:</text:h>
      <text:p text:style-name="Text_20_body">cmn</text:p>
      <text:h text:style-name="P3" text:outline-level="1"><text:bookmark text:name="id1100"/>&lt;fig&gt; figure</text:h>
      <text:h text:style-name="P2" text:outline-level="1">Description:</text:h>
      <text:p text:style-name="Text_20_body">groups elements representing or containing graphic information such as an illustration or figure.</text:p>
      <text:h text:style-name="P2" text:outline-level="1">May contain:</text:h>
      <text:p text:style-name="Text_20_body"><text:a xlink:type="simple" xlink:href="#id268">caption</text:a>, <text:a xlink:type="simple" xlink:href="#id1102">figdesc</text:a>, <text:a xlink:type="simple" xlink:href="#id1106">graphic</text:a> </text:p>
      <text:h text:style-name="P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soft-page-break/><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2" text:outline-level="1">Attributes:</text:h>
      <text:list xml:id="list34318159" text:style-name="L76">
        <text:list-item>
          <text:p text:style-name="P79"><text:a xlink:type="simple" xlink:href="#id46">entityref</text:a>, optional, xs:ENTITY</text:p>
        </text:list-item>
        <text:list-item>
          <text:p text:style-name="P79"><text:a xlink:type="simple" xlink:href="#id67">facs</text:a>, optional, xs:IDREFS</text:p>
        </text:list-item>
        <text:list-item>
          <text:p text:style-name="P79"><text:a xlink:type="simple" xlink:href="#id37">n</text:a>, optional, xs:NMTOKEN</text:p>
        </text:list-item>
        <text:list-item>
          <text:p text:style-name="P79"><text:a xlink:type="simple" xlink:href="#id44">targettype</text:a>, optional, xs:NMTOKEN</text:p>
        </text:list-item>
        <text:list-item>
          <text:p text:style-name="P79"><text:a xlink:type="simple" xlink:href="#id135">x</text:a>, optional, xs:decimal</text:p>
        </text:list-item>
        <text:list-item>
          <text:p text:style-name="P79"><text:a xlink:type="simple" xlink:href="#id41">xlink:actuate</text:a>, optional, xs:token, onLoad, onRequest, other, none</text:p>
        </text:list-item>
        <text:list-item>
          <text:p text:style-name="P79"><text:a xlink:type="simple" xlink:href="#id47">xlink:href</text:a>, optional, xs:anyURI</text:p>
        </text:list-item>
        <text:list-item>
          <text:p text:style-name="P79"><text:a xlink:type="simple" xlink:href="#id42">xlink:role</text:a>, optional, xs:anyURI</text:p>
        </text:list-item>
        <text:list-item>
          <text:p text:style-name="P79"><text:a xlink:type="simple" xlink:href="#id43">xlink:show</text:a>, optional, xs:token, new, replace, other, none</text:p>
        </text:list-item>
        <text:list-item>
          <text:p text:style-name="P79"><text:a xlink:type="simple" xlink:href="#id1594">xlink:title</text:a>, optional, CDATA</text:p>
        </text:list-item>
        <text:list-item>
          <text:p text:style-name="P79"><text:a xlink:type="simple" xlink:href="#id1595">xml:id</text:a>, optional, xs:ID</text:p>
        </text:list-item>
        <text:list-item>
          <text:p text:style-name="P79"><text:a xlink:type="simple" xlink:href="#id136">y</text:a>, optional, xs:decimal</text:p>
        </text:list-item>
      </text:list>
      <text:h text:style-name="P2" text:outline-level="1">Module:</text:h>
      <text:p text:style-name="Text_20_body">figtable</text:p>
      <text:h text:style-name="P3" text:outline-level="1"><text:bookmark text:name="id1102"/>&lt;figdesc&gt; figure description</text:h>
      <text:h text:style-name="P2" text:outline-level="1">Description:</text:h>
      <text:p text:style-name="Text_20_body">Contains a brief prose description of the appearance or content of a graphic figure, for use when documenting an image without displaying it. Best practice suggests the use of controlled vocabulary. Don't confuse this element with a figure caption. A caption is text primarily intended for display with an illustration. It may or may not function as a description of the illustration.</text:p>
      <text:h text:style-name="P2" text:outline-level="1">May contain:</text:h>
      <text:p text:style-name="Text_20_body">PCDATA, <text:a xlink:type="simple" xlink:href="#id391">anchoredtext</text:a>, <text:a xlink:type="simple" xlink:href="#id297">annot</text:a>, <text:a xlink:type="simple" xlink:href="#id244">blockquote</text:a>, <text:a xlink:type="simple" xlink:href="#id172">curve</text:a>, <text:a xlink:type="simple" xlink:href="#id286">lg</text:a>, <text:a xlink:type="simple" xlink:href="#id201">line</text:a>, <text:a xlink:type="simple" xlink:href="#id249">list</text:a>, <text:a xlink:type="simple" xlink:href="#id261">p</text:a>, <text:a xlink:type="simple" xlink:href="#id385">symbol</text:a>, <text:a xlink:type="simple" xlink:href="#id265">table</text:a> </text:p>
      <text:h text:style-name="P2" text:outline-level="1">May occur within:</text:h>
      <text:p text:style-name="Text_20_body"><text:a xlink:type="simple" xlink:href="#id1100">fig</text:a>, <text:a xlink:type="simple" xlink:href="#id1537">surface</text:a>, <text:a xlink:type="simple" xlink:href="#id1540">zone</text:a> </text:p>
      <text:h text:style-name="P2" text:outline-level="1">Attributes:</text:h>
      <text:list xml:id="list34314123" text:style-name="L77">
        <text:list-item>
          <text:p text:style-name="P80"><text:a xlink:type="simple" xlink:href="#id37">n</text:a>, optional, xs:NMTOKEN</text:p>
        </text:list-item>
        <text:list-item>
          <text:p text:style-name="P80"><text:a xlink:type="simple" xlink:href="#id1595">xml:id</text:a>, optional, xs:ID</text:p>
        </text:list-item>
        <text:list-item>
          <text:p text:style-name="P80"><text:a xlink:type="simple" xlink:href="#id1596">xml:lang</text:a>, optional, xs:language</text:p>
        </text:list-item>
      </text:list>
      <text:h text:style-name="P2" text:outline-level="1">Module:</text:h>
      <text:p text:style-name="Text_20_body">figtable</text:p>
      <text:h text:style-name="P3" text:outline-level="1"><text:bookmark text:name="id1348"/><text:soft-page-break/>&lt;filedesc&gt; file description</text:h>
      <text:h text:style-name="P2" text:outline-level="1">Description:</text:h>
      <text:p text:style-name="Text_20_body">Contains a full bibliographic description of the MEI file. Extent in this context is file size.</text:p>
      <text:h text:style-name="P2" text:outline-level="1">May contain:</text:h>
      <text:p text:style-name="Text_20_body"><text:a xlink:type="simple" xlink:href="#id1358">editionstmt</text:a>, <text:a xlink:type="simple" xlink:href="#id1361">extent</text:a>, <text:a xlink:type="simple" xlink:href="#id1364">fingerprint</text:a>, <text:a xlink:type="simple" xlink:href="#id1394">notesstmt</text:a>, <text:a xlink:type="simple" xlink:href="#id1366">pubstmt</text:a>, <text:a xlink:type="simple" xlink:href="#id1391">seriesstmt</text:a>, <text:a xlink:type="simple" xlink:href="#id1397">sourcedesc</text:a>, <text:a xlink:type="simple" xlink:href="#id1350">titlestmt</text:a> </text:p>
      <text:h text:style-name="P2" text:outline-level="1">May occur within:</text:h>
      <text:p text:style-name="Text_20_body"><text:a xlink:type="simple" xlink:href="#id28">meihead</text:a> </text:p>
      <text:h text:style-name="P2" text:outline-level="1">Attributes:</text:h>
      <text:list xml:id="list34315278" text:style-name="L78">
        <text:list-item>
          <text:p text:style-name="P81"><text:a xlink:type="simple" xlink:href="#id1042">analog</text:a>, optional, CDATA</text:p>
        </text:list-item>
        <text:list-item>
          <text:p text:style-name="P81"><text:a xlink:type="simple" xlink:href="#id37">n</text:a>, optional, xs:NMTOKEN</text:p>
        </text:list-item>
        <text:list-item>
          <text:p text:style-name="P81"><text:a xlink:type="simple" xlink:href="#id1595">xml:id</text:a>, optional, xs:ID</text:p>
        </text:list-item>
      </text:list>
      <text:h text:style-name="P2" text:outline-level="1">Module:</text:h>
      <text:p text:style-name="Text_20_body">header</text:p>
      <text:h text:style-name="P3" text:outline-level="1"><text:bookmark text:name="id1364"/>&lt;fingerprint&gt; fingerprint</text:h>
      <text:h text:style-name="P2" text:outline-level="1">Description:</text:h>
      <text:p text:style-name="Text_20_body">Traditionally, an identifier, constructed by combining groups of characters transcribed from specified pages of a printed item, which makes it possible to signal differences between copies of the item. For an electronic item, such as an MEI file, however, the fingerprint should be a checksum.</text:p>
      <text:h text:style-name="P2" text:outline-level="1">May contain:</text:h>
      <text:p text:style-name="Text_20_body">EMPTY</text:p>
      <text:h text:style-name="P2" text:outline-level="1">May occur within:</text:h>
      <text:p text:style-name="Text_20_body"><text:a xlink:type="simple" xlink:href="#id1348">filedesc</text:a> </text:p>
      <text:h text:style-name="P2" text:outline-level="1">Attributes:</text:h>
      <text:list xml:id="list34323131" text:style-name="L79">
        <text:list-item>
          <text:p text:style-name="P82"><text:a xlink:type="simple" xlink:href="#id37">n</text:a>, optional, xs:NMTOKEN</text:p>
        </text:list-item>
        <text:list-item>
          <text:p text:style-name="P82"><text:a xlink:type="simple" xlink:href="#id1595">xml:id</text:a>, optional, xs:ID</text:p>
        </text:list-item>
        <text:list-item>
          <text:p text:style-name="P82"><text:a xlink:type="simple" xlink:href="#id1596">xml:lang</text:a>, optional, xs:language</text:p>
        </text:list-item>
      </text:list>
      <text:h text:style-name="P2" text:outline-level="1">Module:</text:h>
      <text:p text:style-name="Text_20_body">header</text:p>
      <text:h text:style-name="P3" text:outline-level="1"><text:bookmark text:name="id1552"/><text:soft-page-break/>&lt;front&gt; front</text:h>
      <text:h text:style-name="P2" text:outline-level="1">Description:</text:h>
      <text:p text:style-name="Text_20_body">Bundles prefatory text found before the start of the musical text. &lt;titlepage&gt; may be used to transcribe the item's title page. Other front matter structures, such as a preface, dedication, or table of contents, may be encoded as textual divisions; that is, as &lt;div&gt;s, with an optional &lt;head&gt; sub-element describing the nature of the division. The &lt;pb&gt; element is allowed here in order to accommodate page images, e.g. cover, endpapers, etc. before and after the actual textual matter.</text:p>
      <text:h text:style-name="P2" text:outline-level="1">May contain:</text:h>
      <text:p text:style-name="Text_20_body"><text:a xlink:type="simple" xlink:href="#id229">div</text:a>, <text:a xlink:type="simple" xlink:href="#id233">lb</text:a>, <text:a xlink:type="simple" xlink:href="#id237">pb</text:a>, <text:a xlink:type="simple" xlink:href="#id1442">titlepage</text:a> </text:p>
      <text:h text:style-name="P2" text:outline-level="1">May occur within:</text:h>
      <text:p text:style-name="Text_20_body"><text:a xlink:type="simple" xlink:href="#id1533">music</text:a> </text:p>
      <text:h text:style-name="P2" text:outline-level="1">Attributes:</text:h>
      <text:list xml:id="list34327097" text:style-name="L80">
        <text:list-item>
          <text:p text:style-name="P83"><text:a xlink:type="simple" xlink:href="#id67">facs</text:a>, optional, xs:IDREFS</text:p>
        </text:list-item>
        <text:list-item>
          <text:p text:style-name="P83"><text:a xlink:type="simple" xlink:href="#id37">n</text:a>, optional, xs:NMTOKEN</text:p>
        </text:list-item>
        <text:list-item>
          <text:p text:style-name="P83"><text:a xlink:type="simple" xlink:href="#id1595">xml:id</text:a>, optional, xs:ID</text:p>
        </text:list-item>
        <text:list-item>
          <text:p text:style-name="P83"><text:a xlink:type="simple" xlink:href="#id1596">xml:lang</text:a>, optional, xs:language</text:p>
        </text:list-item>
      </text:list>
      <text:h text:style-name="P2" text:outline-level="1">Module:</text:h>
      <text:p text:style-name="Text_20_body">text</text:p>
      <text:h text:style-name="P3" text:outline-level="1"><text:bookmark text:name="id941"/>&lt;ftrem&gt; fingered tremolo</text:h>
      <text:h text:style-name="P2" text:outline-level="1">Description:</text:h>
      <text:p text:style-name="Text_20_body">A rapid alternation between a pair of notes (or chords or perhaps between a note and a chord) that are (usually) farther apart than a major second. For rapid alternation between notes on the same pitch (bowed tremolo, double &amp;amp; triple tonguing, and flutter tonguing) use the &lt;btrem&gt; element. The slash attribute records the number of slashes required — 4ths or 8ths=1, 16ths=2, 32nds=3, 64ths=4, 128ths=5, 256ths=6.</text:p>
      <text:h text:style-name="P2" text:outline-level="1">May contain:</text:h>
      <text:p text:style-name="Text_20_body"><text:a xlink:type="simple" xlink:href="#id106">chord</text:a>, <text:a xlink:type="simple" xlink:href="#id108">note</text:a> </text:p>
      <text:h text:style-name="P2"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2" text:outline-level="1">Attributes:</text:h>
      <text:list xml:id="list34317415" text:style-name="L81">
        <text:list-item>
          <text:p text:style-name="P84"><text:a xlink:type="simple" xlink:href="#id98">copyof</text:a>, optional, xs:IDREF</text:p>
        </text:list-item>
        <text:list-item>
          <text:p text:style-name="P84"><text:a xlink:type="simple" xlink:href="#id99">corresp</text:a>, optional, xs:IDREFS</text:p>
        </text:list-item>
        <text:list-item>
          <text:p text:style-name="P84"><text:a xlink:type="simple" xlink:href="#id67">facs</text:a>, optional, xs:IDREFS</text:p>
        </text:list-item>
        <text:list-item>
          <text:p text:style-name="P84"><text:a xlink:type="simple" xlink:href="#id947">form</text:a>, optional, xs:token, meas, unmeas</text:p>
        </text:list-item>
        <text:list-item>
          <text:p text:style-name="P84"><text:a xlink:type="simple" xlink:href="#id305">layer</text:a>, optional, xs:positiveInteger</text:p>
        </text:list-item>
        <text:list-item>
          <text:p text:style-name="P84"><text:soft-page-break/><text:a xlink:type="simple" xlink:href="#id37">n</text:a>, optional, xs:NMTOKEN</text:p>
        </text:list-item>
        <text:list-item>
          <text:p text:style-name="P84"><text:a xlink:type="simple" xlink:href="#id100">next</text:a>, optional, xs:IDREFS</text:p>
        </text:list-item>
        <text:list-item>
          <text:p text:style-name="P84"><text:a xlink:type="simple" xlink:href="#id101">prev</text:a>, optional, xs:IDREFS</text:p>
        </text:list-item>
        <text:list-item>
          <text:p text:style-name="P84"><text:a xlink:type="simple" xlink:href="#id102">sameas</text:a>, optional, xs:IDREFS</text:p>
        </text:list-item>
        <text:list-item>
          <text:p text:style-name="P84"><text:a xlink:type="simple" xlink:href="#id520">slash</text:a>, optional, xs:positiveInteger, 1 - 6</text:p>
        </text:list-item>
        <text:list-item>
          <text:p text:style-name="P84"><text:a xlink:type="simple" xlink:href="#id729">staff</text:a>, optional, list of xs:positiveInteger, minimum length of 1</text:p>
        </text:list-item>
        <text:list-item>
          <text:p text:style-name="P84"><text:a xlink:type="simple" xlink:href="#id103">synch</text:a>, optional, xs:IDREFS</text:p>
        </text:list-item>
        <text:list-item>
          <text:p text:style-name="P84"><text:a xlink:type="simple" xlink:href="#id94">tstamp</text:a>, optional, xs:decimal, 0 - ∞</text:p>
        </text:list-item>
        <text:list-item>
          <text:p text:style-name="P84"><text:a xlink:type="simple" xlink:href="#id308">tstamp.ges</text:a>, optional, xs:nonNegativeInteger</text:p>
        </text:list-item>
        <text:list-item>
          <text:p text:style-name="P84"><text:a xlink:type="simple" xlink:href="#id309">tstamp.real</text:a>, optional, xs:time</text:p>
        </text:list-item>
        <text:list-item>
          <text:p text:style-name="P84"><text:a xlink:type="simple" xlink:href="#id105">when</text:a>, optional, xs:IDREF</text:p>
        </text:list-item>
        <text:list-item>
          <text:p text:style-name="P84"><text:a xlink:type="simple" xlink:href="#id1595">xml:id</text:a>, optional, xs:ID</text:p>
        </text:list-item>
      </text:list>
      <text:h text:style-name="P2" text:outline-level="1">Module:</text:h>
      <text:p text:style-name="Text_20_body">cmn</text:p>
      <text:h text:style-name="P3" text:outline-level="1"><text:bookmark text:name="id240"/>&lt;fw&gt; forme work</text:h>
      <text:h text:style-name="P2" text:outline-level="1">Description:</text:h>
      <text:p text:style-name="Text_20_body">This element is intended for capture of header/footer material that is non-repeating; that is, it occurs on isolated pages. For recurring headers and footers use pgheadN and pgfootN elements.</text:p>
      <text:h text:style-name="P2" text:outline-level="1">May contain:</text:h>
      <text:p text:style-name="Text_20_body">PCDATA, <text:a xlink:type="simple" xlink:href="#id211">abbr</text:a>, <text:a xlink:type="simple" xlink:href="#id214">add</text:a>, <text:a xlink:type="simple" xlink:href="#id53">address</text:a>, <text:a xlink:type="simple" xlink:href="#id220">app</text:a>, <text:a xlink:type="simple" xlink:href="#id204">bibl</text:a>, <text:a xlink:type="simple" xlink:href="#id244">blockquote</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286">lg</text:a>, <text:a xlink:type="simple" xlink:href="#id249">list</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265">table</text:a>, <text:a xlink:type="simple" xlink:href="#id1091">title</text:a>, <text:a xlink:type="simple" xlink:href="#id1242">unclear</text:a> </text:p>
      <text:h text:style-name="P2" text:outline-level="1">May occur within:</text:h>
      <text:p text:style-name="Text_20_body"><text:a xlink:type="simple" xlink:href="#id237">pb</text:a> </text:p>
      <text:h text:style-name="P2" text:outline-level="1">Attributes:</text:h>
      <text:list xml:id="list34329141" text:style-name="L82">
        <text:list-item>
          <text:p text:style-name="P85"><text:a xlink:type="simple" xlink:href="#id67">facs</text:a>, optional, xs:IDREFS</text:p>
        </text:list-item>
        <text:list-item>
          <text:p text:style-name="P85"><text:a xlink:type="simple" xlink:href="#id37">n</text:a>, optional, xs:NMTOKEN</text:p>
        </text:list-item>
        <text:list-item>
          <text:p text:style-name="P85"><text:a xlink:type="simple" xlink:href="#id180">subtype</text:a>, optional, xs:NMTOKEN</text:p>
        </text:list-item>
        <text:list-item>
          <text:p text:style-name="P85"><text:a xlink:type="simple" xlink:href="#id179">type</text:a>, optional, xs:NMTOKEN</text:p>
        </text:list-item>
        <text:list-item>
          <text:p text:style-name="P85"><text:a xlink:type="simple" xlink:href="#id1595">xml:id</text:a>, optional, xs:ID</text:p>
        </text:list-item>
        <text:list-item>
          <text:p text:style-name="P85"><text:a xlink:type="simple" xlink:href="#id1596">xml:lang</text:a>, optional, xs:language</text:p>
        </text:list-item>
      </text:list>
      <text:h text:style-name="P2" text:outline-level="1">Module:</text:h>
      <text:p text:style-name="Text_20_body">shared</text:p>
      <text:h text:style-name="P3" text:outline-level="1"><text:bookmark text:name="id1333"/><text:soft-page-break/>&lt;gap&gt; gap</text:h>
      <text:h text:style-name="P2" text:outline-level="1">Description:</text:h>
      <text:p text:style-name="Text_20_body">Indicates a point where material has been omitted in a transcription, whether as part of sampling practice or for editorial reasons described in the MEI header. When material is omitted because it is illegible or inaudible, &lt;unclear&gt; should be used instead. Similarly, use &lt;damage&gt; if the omission is due to damage and &lt;del&gt; if the omission is because the material is marked as deleted, or otherwise indicated as superfluous or spurious in the copy text by an author, scribe, annotator, or corrector. An indication of how much material has been omitted from the transcription may be recorded in the extent attribute. The unit attribute names the unit used for describing the extent of the gap. The reason attribute gives the reason for omission. Sample values include 'sampling', 'irrelevant', 'cancelled'. The resp attribute contains an ID reference to an element containing the name of the editor, transcriber or encoder responsible for the decision not to provide any transcription of the material and hence the application of the &lt;gap&gt; tag. The hand attribute signifies the hand which made the deletion in the case of text omitted from the transcription because of deliberate deletion by an identifiable hand. The cert attribute signifies the degree of certainty ascribed to the identification of the extent of the missing material.</text:p>
      <text:h text:style-name="P2" text:outline-level="1">May contain:</text:h>
      <text:p text:style-name="Text_20_body">EMPTY</text:p>
      <text:h text:style-name="P2" text:outline-level="1">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2" text:outline-level="1">Attributes:</text:h>
      <text:list xml:id="list34316878" text:style-name="L83">
        <text:list-item>
          <text:p text:style-name="P86"><text:a xlink:type="simple" xlink:href="#id1061">cert</text:a>, optional, xs:token, high, medium, low, unknown</text:p>
        </text:list-item>
        <text:list-item>
          <text:p text:style-name="P86"><text:a xlink:type="simple" xlink:href="#id1063">evidence</text:a>, optional, xs:NMTOKEN</text:p>
        </text:list-item>
        <text:list-item>
          <text:p text:style-name="P86"><text:a xlink:type="simple" xlink:href="#id1218">extent</text:a>, optional, CDATA</text:p>
        </text:list-item>
        <text:list-item>
          <text:p text:style-name="P86"><text:a xlink:type="simple" xlink:href="#id1173">hand</text:a>, optional, xs:IDREF</text:p>
        </text:list-item>
        <text:list-item>
          <text:p text:style-name="P86"><text:a xlink:type="simple" xlink:href="#id37">n</text:a>, optional, xs:NMTOKEN</text:p>
        </text:list-item>
        <text:list-item>
          <text:p text:style-name="P86"><text:a xlink:type="simple" xlink:href="#id1241">reason</text:a>, optional, CDATA</text:p>
        </text:list-item>
        <text:list-item>
          <text:p text:style-name="P86"><text:a xlink:type="simple" xlink:href="#id316">resp</text:a>, optional, xs:IDREFS</text:p>
        </text:list-item>
        <text:list-item>
          <text:p text:style-name="P86"><text:a xlink:type="simple" xlink:href="#id227">source</text:a>, optional, xs:IDREFS</text:p>
        </text:list-item>
        <text:list-item>
          <text:p text:style-name="P86"><text:a xlink:type="simple" xlink:href="#id89">unit</text:a>, optional, xs:NMTOKEN</text:p>
        </text:list-item>
        <text:list-item>
          <text:p text:style-name="P86"><text:a xlink:type="simple" xlink:href="#id1595">xml:id</text:a>, optional, xs:ID</text:p>
        </text:list-item>
      </text:list>
      <text:h text:style-name="P2" text:outline-level="1">Module:</text:h>
      <text:p text:style-name="Text_20_body">edittrans</text:p>
      <text:h text:style-name="P3" text:outline-level="1"><text:bookmark text:name="id1069"/>&lt;geogname&gt; geographic name</text:h>
      <text:h text:style-name="P2" text:outline-level="1">Description:</text:h>
      <text:p text:style-name="Text_20_body">The proper noun designation for a place, natural feature, or political jurisdiction. Examples include Black Forest; Baltimore, Maryland; and Quartier Latin, Paris. Name sub-parts may be encoded in &lt;geogname&gt; sub-<text:soft-page-break/>elements. The name of the list from which a controlled value is taken, such as the Thesaurus of Geographic Names (TGN), may be recorded using the authority attribute.</text:p>
      <text:h text:style-name="P2"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3">event</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366">pubstmt</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2" text:outline-level="1">Attributes:</text:h>
      <text:list xml:id="list34335478" text:style-name="L84">
        <text:list-item>
          <text:p text:style-name="P87"><text:a xlink:type="simple" xlink:href="#id1042">analog</text:a>, optional, CDATA</text:p>
        </text:list-item>
        <text:list-item>
          <text:p text:style-name="P87"><text:a xlink:type="simple" xlink:href="#id1045">authority</text:a>, optional, CDATA</text:p>
        </text:list-item>
        <text:list-item>
          <text:p text:style-name="P87"><text:a xlink:type="simple" xlink:href="#id1061">cert</text:a>, optional, xs:token, high, medium, low, unknown</text:p>
        </text:list-item>
        <text:list-item>
          <text:p text:style-name="P87"><text:a xlink:type="simple" xlink:href="#id1046">dbkey</text:a>, optional, xs:NMTOKEN</text:p>
        </text:list-item>
        <text:list-item>
          <text:p text:style-name="P87"><text:a xlink:type="simple" xlink:href="#id1063">evidence</text:a>, optional, xs:NMTOKEN</text:p>
        </text:list-item>
        <text:list-item>
          <text:p text:style-name="P87"><text:a xlink:type="simple" xlink:href="#id67">facs</text:a>, optional, xs:IDREFS</text:p>
        </text:list-item>
        <text:list-item>
          <text:p text:style-name="P87"><text:a xlink:type="simple" xlink:href="#id37">n</text:a>, optional, xs:NMTOKEN</text:p>
        </text:list-item>
        <text:list-item>
          <text:p text:style-name="P87"><text:a xlink:type="simple" xlink:href="#id1047">nymref</text:a>, optional, xs:IDREF</text:p>
        </text:list-item>
        <text:list-item>
          <text:p text:style-name="P87"><text:a xlink:type="simple" xlink:href="#id316">resp</text:a>, optional, xs:IDREFS</text:p>
        </text:list-item>
        <text:list-item>
          <text:p text:style-name="P87"><text:a xlink:type="simple" xlink:href="#id1048">role</text:a>, optional, CDATA</text:p>
        </text:list-item>
        <text:list-item>
          <text:p text:style-name="P87"><text:a xlink:type="simple" xlink:href="#id227">source</text:a>, optional, xs:IDREFS</text:p>
        </text:list-item>
        <text:list-item>
          <text:p text:style-name="P87"><text:a xlink:type="simple" xlink:href="#id180">subtype</text:a>, optional, xs:NMTOKEN</text:p>
        </text:list-item>
        <text:list-item>
          <text:p text:style-name="P87"><text:a xlink:type="simple" xlink:href="#id179">type</text:a>, optional, xs:NMTOKEN</text:p>
        </text:list-item>
        <text:list-item>
          <text:p text:style-name="P87"><text:a xlink:type="simple" xlink:href="#id1595">xml:id</text:a>, optional, xs:ID</text:p>
        </text:list-item>
        <text:list-item>
          <text:p text:style-name="P87"><text:a xlink:type="simple" xlink:href="#id1596">xml:lang</text:a>, optional, xs:language</text:p>
        </text:list-item>
      </text:list>
      <text:h text:style-name="P2" text:outline-level="1">Module:</text:h>
      <text:p text:style-name="Text_20_body">namesdates</text:p>
      <text:h text:style-name="P3" text:outline-level="1"><text:bookmark text:name="id949"/>&lt;gliss&gt; glissando</text:h>
      <text:h text:style-name="P2" text:outline-level="1">Description:</text:h>
      <text:p text:style-name="Text_20_body">An indication to perform notes between the written pitches at a tempo such that the intermediate pitches are not heard individually. Sometimes called a 'slide'. Precise performance data, that is, exact pitches, may be recorded within the &lt;gliss&gt; element. The starting point of the glissand sign may be indicated by either a tstamp, tstamp.ges, tstamp.real or startid attribute. It is a semantic error not to specify a starting point attribute.</text:p>
      <text:h text:style-name="P2" text:outline-level="1">May contain:</text:h>
      <text:p text:style-name="Text_20_body"><text:a xlink:type="simple" xlink:href="#id108">note</text:a>, <text:a xlink:type="simple" xlink:href="#id872">rest</text:a>, <text:a xlink:type="simple" xlink:href="#id905">tuplet</text:a> </text:p>
      <text:h text:style-name="P2" text:outline-level="1"><text:soft-page-break/>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2" text:outline-level="1">Attributes:</text:h>
      <text:list xml:id="list34338576" text:style-name="L85">
        <text:list-item>
          <text:p text:style-name="P88"><text:a xlink:type="simple" xlink:href="#id86">color</text:a>, optional, xs:token, "(x[0-9A-Fa-f]{6,6}|aqua|black|fuchsia|gray|green|lime|maroon|navy|olive|purple|red|silver|teal|white|yellow)"</text:p>
        </text:list-item>
        <text:list-item>
          <text:p text:style-name="P88"><text:a xlink:type="simple" xlink:href="#id98">copyof</text:a>, optional, xs:IDREF</text:p>
        </text:list-item>
        <text:list-item>
          <text:p text:style-name="P88"><text:a xlink:type="simple" xlink:href="#id99">corresp</text:a>, optional, xs:IDREFS</text:p>
        </text:list-item>
        <text:list-item>
          <text:p text:style-name="P88"><text:a xlink:type="simple" xlink:href="#id184">endho</text:a>, optional, xs:decimal</text:p>
        </text:list-item>
        <text:list-item>
          <text:p text:style-name="P88"><text:a xlink:type="simple" xlink:href="#id177">endid</text:a>, optional, xs:IDREF</text:p>
        </text:list-item>
        <text:list-item>
          <text:p text:style-name="P88"><text:a xlink:type="simple" xlink:href="#id187">endto</text:a>, optional, xs:decimal</text:p>
        </text:list-item>
        <text:list-item>
          <text:p text:style-name="P88"><text:a xlink:type="simple" xlink:href="#id190">endvo</text:a>, optional, xs:decimal</text:p>
        </text:list-item>
        <text:list-item>
          <text:p text:style-name="P88"><text:a xlink:type="simple" xlink:href="#id67">facs</text:a>, optional, xs:IDREFS</text:p>
        </text:list-item>
        <text:list-item>
          <text:p text:style-name="P88"><text:a xlink:type="simple" xlink:href="#id130">ho</text:a>, optional, xs:decimal</text:p>
        </text:list-item>
        <text:list-item>
          <text:p text:style-name="P88"><text:a xlink:type="simple" xlink:href="#id777">layer</text:a>, optional, list of xs:positiveInteger, minimum length of 1</text:p>
        </text:list-item>
        <text:list-item>
          <text:p text:style-name="P88"><text:a xlink:type="simple" xlink:href="#id37">n</text:a>, optional, xs:NMTOKEN</text:p>
        </text:list-item>
        <text:list-item>
          <text:p text:style-name="P88"><text:a xlink:type="simple" xlink:href="#id100">next</text:a>, optional, xs:IDREFS</text:p>
        </text:list-item>
        <text:list-item>
          <text:p text:style-name="P88"><text:a xlink:type="simple" xlink:href="#id70">plist</text:a>, optional, xs:IDREFS</text:p>
        </text:list-item>
        <text:list-item>
          <text:p text:style-name="P88"><text:a xlink:type="simple" xlink:href="#id101">prev</text:a>, optional, xs:IDREFS</text:p>
        </text:list-item>
        <text:list-item>
          <text:p text:style-name="P88"><text:a xlink:type="simple" xlink:href="#id854">rend</text:a>, optional, xs:token, narrow, medium, wide, dashed, dotted, wavy</text:p>
        </text:list-item>
        <text:list-item>
          <text:p text:style-name="P88"><text:a xlink:type="simple" xlink:href="#id102">sameas</text:a>, optional, xs:IDREFS</text:p>
        </text:list-item>
        <text:list-item>
          <text:p text:style-name="P88"><text:a xlink:type="simple" xlink:href="#id687">staff</text:a>, required, list of xs:positiveInteger, minimum length of 1</text:p>
        </text:list-item>
        <text:list-item>
          <text:p text:style-name="P88"><text:a xlink:type="simple" xlink:href="#id183">startho</text:a>, optional, xs:decimal</text:p>
        </text:list-item>
        <text:list-item>
          <text:p text:style-name="P88"><text:a xlink:type="simple" xlink:href="#id176">startid</text:a>, optional, xs:IDREF</text:p>
        </text:list-item>
        <text:list-item>
          <text:p text:style-name="P88"><text:a xlink:type="simple" xlink:href="#id186">startto</text:a>, optional, xs:decimal</text:p>
        </text:list-item>
        <text:list-item>
          <text:p text:style-name="P88"><text:a xlink:type="simple" xlink:href="#id189">startvo</text:a>, optional, xs:decimal</text:p>
        </text:list-item>
        <text:list-item>
          <text:p text:style-name="P88"><text:a xlink:type="simple" xlink:href="#id103">synch</text:a>, optional, xs:IDREFS</text:p>
        </text:list-item>
        <text:list-item>
          <text:p text:style-name="P88"><text:a xlink:type="simple" xlink:href="#id954">text</text:a>, optional, CDATA</text:p>
        </text:list-item>
        <text:list-item>
          <text:p text:style-name="P88"><text:a xlink:type="simple" xlink:href="#id155">to</text:a>, optional, xs:decimal</text:p>
        </text:list-item>
        <text:list-item>
          <text:p text:style-name="P88"><text:a xlink:type="simple" xlink:href="#id94">tstamp</text:a>, optional, xs:decimal, 0 - ∞</text:p>
        </text:list-item>
        <text:list-item>
          <text:p text:style-name="P88"><text:a xlink:type="simple" xlink:href="#id308">tstamp.ges</text:a>, optional, xs:nonNegativeInteger</text:p>
        </text:list-item>
        <text:list-item>
          <text:p text:style-name="P88"><text:a xlink:type="simple" xlink:href="#id309">tstamp.real</text:a>, optional, xs:time</text:p>
        </text:list-item>
        <text:list-item>
          <text:p text:style-name="P88"><text:a xlink:type="simple" xlink:href="#id133">vo</text:a>, optional, xs:decimal</text:p>
        </text:list-item>
        <text:list-item>
          <text:p text:style-name="P88"><text:a xlink:type="simple" xlink:href="#id105">when</text:a>, optional, xs:IDREF</text:p>
        </text:list-item>
        <text:list-item>
          <text:p text:style-name="P88"><text:a xlink:type="simple" xlink:href="#id135">x</text:a>, optional, xs:decimal</text:p>
        </text:list-item>
        <text:list-item>
          <text:p text:style-name="P88"><text:a xlink:type="simple" xlink:href="#id192">x2</text:a>, optional, xs:decimal</text:p>
        </text:list-item>
        <text:list-item>
          <text:p text:style-name="P88"><text:a xlink:type="simple" xlink:href="#id1595">xml:id</text:a>, optional, xs:ID</text:p>
        </text:list-item>
        <text:list-item>
          <text:p text:style-name="P88"><text:a xlink:type="simple" xlink:href="#id136">y</text:a>, optional, xs:decimal</text:p>
        </text:list-item>
        <text:list-item>
          <text:p text:style-name="P88"><text:a xlink:type="simple" xlink:href="#id193">y2</text:a>, optional, xs:decimal</text:p>
        </text:list-item>
      </text:list>
      <text:h text:style-name="P2" text:outline-level="1">Module:</text:h>
      <text:p text:style-name="Text_20_body">cmn</text:p>
      <text:h text:style-name="P3" text:outline-level="1"><text:bookmark text:name="id1106"/><text:soft-page-break/>&lt;graphic&gt; graphic</text:h>
      <text:h text:style-name="P2" text:outline-level="1">Description:</text:h>
      <text:p text:style-name="Text_20_body">Indicates the location of an inline graphic, illustration, or figure.</text:p>
      <text:h text:style-name="P2" text:outline-level="1">May contain:</text:h>
      <text:p text:style-name="Text_20_body">EMPTY</text:p>
      <text:h text:style-name="P2" text:outline-level="1">May occur within:</text:h>
      <text:p text:style-name="Text_20_body"><text:a xlink:type="simple" xlink:href="#id1100">fig</text:a>, <text:a xlink:type="simple" xlink:href="#id1537">surface</text:a>, <text:a xlink:type="simple" xlink:href="#id1540">zone</text:a> </text:p>
      <text:h text:style-name="P2" text:outline-level="1">Attributes:</text:h>
      <text:list xml:id="list34332970" text:style-name="L86">
        <text:list-item>
          <text:p text:style-name="P89"><text:a xlink:type="simple" xlink:href="#id46">entityref</text:a>, optional, xs:ENTITY</text:p>
        </text:list-item>
        <text:list-item>
          <text:p text:style-name="P89"><text:a xlink:type="simple" xlink:href="#id67">facs</text:a>, optional, xs:IDREFS</text:p>
        </text:list-item>
        <text:list-item>
          <text:p text:style-name="P89"><text:a xlink:type="simple" xlink:href="#id1108">height</text:a>, optional, xs:positiveInteger</text:p>
        </text:list-item>
        <text:list-item>
          <text:p text:style-name="P89"><text:a xlink:type="simple" xlink:href="#id39">mimetype</text:a>, optional, CDATA</text:p>
        </text:list-item>
        <text:list-item>
          <text:p text:style-name="P89"><text:a xlink:type="simple" xlink:href="#id37">n</text:a>, optional, xs:NMTOKEN</text:p>
        </text:list-item>
        <text:list-item>
          <text:p text:style-name="P89"><text:a xlink:type="simple" xlink:href="#id180">subtype</text:a>, optional, xs:NMTOKEN</text:p>
        </text:list-item>
        <text:list-item>
          <text:p text:style-name="P89"><text:a xlink:type="simple" xlink:href="#id179">type</text:a>, optional, xs:NMTOKEN</text:p>
        </text:list-item>
        <text:list-item>
          <text:p text:style-name="P89"><text:a xlink:type="simple" xlink:href="#id89">unit</text:a>, optional, xs:NMTOKEN</text:p>
        </text:list-item>
        <text:list-item>
          <text:p text:style-name="P89"><text:a xlink:type="simple" xlink:href="#id91">width</text:a>, optional, xs:decimal</text:p>
        </text:list-item>
        <text:list-item>
          <text:p text:style-name="P89"><text:a xlink:type="simple" xlink:href="#id47">xlink:href</text:a>, optional, xs:anyURI</text:p>
        </text:list-item>
        <text:list-item>
          <text:p text:style-name="P89"><text:a xlink:type="simple" xlink:href="#id1595">xml:id</text:a>, optional, xs:ID</text:p>
        </text:list-item>
      </text:list>
      <text:h text:style-name="P2" text:outline-level="1">Module:</text:h>
      <text:p text:style-name="Text_20_body">figtable</text:p>
      <text:h text:style-name="P3" text:outline-level="1"><text:bookmark text:name="id1578"/>&lt;group&gt; group</text:h>
      <text:h text:style-name="P2" text:outline-level="1">Description:</text:h>
      <text:p text:style-name="Text_20_body">Enables the gathering of multiple documents into a single file. Because its model contains the music element, each of the documents can have its own front and back matter.</text:p>
      <text:h text:style-name="P2" text:outline-level="1">May contain:</text:h>
      <text:p text:style-name="Text_20_body"><text:a xlink:type="simple" xlink:href="#id1578">group</text:a>, <text:a xlink:type="simple" xlink:href="#id1533">music</text:a> </text:p>
      <text:h text:style-name="P2" text:outline-level="1">May occur within:</text:h>
      <text:p text:style-name="Text_20_body"><text:a xlink:type="simple" xlink:href="#id1578">group</text:a>, <text:a xlink:type="simple" xlink:href="#id1533">music</text:a> </text:p>
      <text:h text:style-name="P2" text:outline-level="1">Attributes:</text:h>
      <text:list xml:id="list34337530" text:style-name="L87">
        <text:list-item>
          <text:p text:style-name="P90"><text:a xlink:type="simple" xlink:href="#id37">n</text:a>, optional, xs:NMTOKEN</text:p>
        </text:list-item>
        <text:list-item>
          <text:p text:style-name="P90"><text:a xlink:type="simple" xlink:href="#id1595">xml:id</text:a>, optional, xs:ID</text:p>
        </text:list-item>
      </text:list>
      <text:h text:style-name="P2" text:outline-level="1"><text:soft-page-break/>Module:</text:h>
      <text:p text:style-name="Text_20_body">shared</text:p>
      <text:h text:style-name="P3" text:outline-level="1"><text:bookmark text:name="id439"/>&lt;grpsym&gt; group symbol</text:h>
      <text:h text:style-name="P2" text:outline-level="1">Description:</text:h>
      <text:p text:style-name="Text_20_body">A brace or bracket used to join two or more staves to create a system or to group staves within a system. This element provides an alternative to the staffgrp element's symbol attribute. It may be used when exact placement or editorial details for the grouping symbol must be recorded.</text:p>
      <text:h text:style-name="P2" text:outline-level="1">May contain:</text:h>
      <text:p text:style-name="Text_20_body"><text:a xlink:type="simple" xlink:href="#id442">label</text:a> </text:p>
      <text:h text:style-name="P2" text:outline-level="1">May occur within:</text:h>
      <text:p text:style-name="Text_20_body"><text:a xlink:type="simple" xlink:href="#id437">staffgrp</text:a> </text:p>
      <text:h text:style-name="P2" text:outline-level="1">Attributes:</text:h>
      <text:list xml:id="list34313905" text:style-name="L88">
        <text:list-item>
          <text:p text:style-name="P91"><text:a xlink:type="simple" xlink:href="#id98">copyof</text:a>, optional, xs:IDREF</text:p>
        </text:list-item>
        <text:list-item>
          <text:p text:style-name="P91"><text:a xlink:type="simple" xlink:href="#id99">corresp</text:a>, optional, xs:IDREFS</text:p>
        </text:list-item>
        <text:list-item>
          <text:p text:style-name="P91"><text:a xlink:type="simple" xlink:href="#id67">facs</text:a>, optional, xs:IDREFS</text:p>
        </text:list-item>
        <text:list-item>
          <text:p text:style-name="P91"><text:a xlink:type="simple" xlink:href="#id130">ho</text:a>, optional, xs:decimal</text:p>
        </text:list-item>
        <text:list-item>
          <text:p text:style-name="P91"><text:a xlink:type="simple" xlink:href="#id37">n</text:a>, optional, xs:NMTOKEN</text:p>
        </text:list-item>
        <text:list-item>
          <text:p text:style-name="P91"><text:a xlink:type="simple" xlink:href="#id100">next</text:a>, optional, xs:IDREFS</text:p>
        </text:list-item>
        <text:list-item>
          <text:p text:style-name="P91"><text:a xlink:type="simple" xlink:href="#id101">prev</text:a>, optional, xs:IDREFS</text:p>
        </text:list-item>
        <text:list-item>
          <text:p text:style-name="P91"><text:a xlink:type="simple" xlink:href="#id102">sameas</text:a>, optional, xs:IDREFS</text:p>
        </text:list-item>
        <text:list-item>
          <text:p text:style-name="P91"><text:a xlink:type="simple" xlink:href="#id448">symbol</text:a>, optional, xs:token, brace, bracket, line, none</text:p>
        </text:list-item>
        <text:list-item>
          <text:p text:style-name="P91"><text:a xlink:type="simple" xlink:href="#id103">synch</text:a>, optional, xs:IDREFS</text:p>
        </text:list-item>
        <text:list-item>
          <text:p text:style-name="P91"><text:a xlink:type="simple" xlink:href="#id155">to</text:a>, optional, xs:decimal</text:p>
        </text:list-item>
        <text:list-item>
          <text:p text:style-name="P91"><text:a xlink:type="simple" xlink:href="#id133">vo</text:a>, optional, xs:decimal</text:p>
        </text:list-item>
        <text:list-item>
          <text:p text:style-name="P91"><text:a xlink:type="simple" xlink:href="#id105">when</text:a>, optional, xs:IDREF</text:p>
        </text:list-item>
        <text:list-item>
          <text:p text:style-name="P91"><text:a xlink:type="simple" xlink:href="#id135">x</text:a>, optional, xs:decimal</text:p>
        </text:list-item>
        <text:list-item>
          <text:p text:style-name="P91"><text:a xlink:type="simple" xlink:href="#id1595">xml:id</text:a>, optional, xs:ID</text:p>
        </text:list-item>
        <text:list-item>
          <text:p text:style-name="P91"><text:a xlink:type="simple" xlink:href="#id136">y</text:a>, optional, xs:decimal</text:p>
        </text:list-item>
      </text:list>
      <text:h text:style-name="P2" text:outline-level="1">Module:</text:h>
      <text:p text:style-name="Text_20_body">shared</text:p>
      <text:h text:style-name="P3" text:outline-level="1"><text:bookmark text:name="id827"/>&lt;hairpin&gt; hairpin</text:h>
      <text:h text:style-name="P2" text:outline-level="1">Description:</text:h>
      <text:p text:style-name="Text_20_body">Indicates continuous dynamics expressed on the score as graphics, e.g. &lt; and &gt;. The starting point of the hairpin may be indicated by either a tstamp, tstamp.ges, tstamp.real or startid attribute, while the ending point may be recorded by either a dur, dur.ges or endid attribute. It is a semantic error not to specify one starting and one ending type of attribute. Please note that the value of the dur attribute is not a true duration, but rather a time stamp for the end point of the hairpin.</text:p>
      <text:h text:style-name="P2" text:outline-level="1"><text:soft-page-break/>May contain:</text:h>
      <text:p text:style-name="Text_20_body">EMPTY</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2" text:outline-level="1">Attributes:</text:h>
      <text:list xml:id="list34311967" text:style-name="L89">
        <text:list-item>
          <text:p text:style-name="P92"><text:a xlink:type="simple" xlink:href="#id86">color</text:a>, optional, xs:token, "(x[0-9A-Fa-f]{6,6}|aqua|black|fuchsia|gray|green|lime|maroon|navy|olive|purple|red|silver|teal|white|yellow)"</text:p>
        </text:list-item>
        <text:list-item>
          <text:p text:style-name="P92"><text:a xlink:type="simple" xlink:href="#id98">copyof</text:a>, optional, xs:IDREF</text:p>
        </text:list-item>
        <text:list-item>
          <text:p text:style-name="P92"><text:a xlink:type="simple" xlink:href="#id99">corresp</text:a>, optional, xs:IDREFS</text:p>
        </text:list-item>
        <text:list-item>
          <text:p text:style-name="P92"><text:a xlink:type="simple" xlink:href="#id302">dur</text:a>, optional, xs:token, "([0-9]+m *\+ *)?[0-9]+(\.?[0-9]*)?"</text:p>
        </text:list-item>
        <text:list-item>
          <text:p text:style-name="P92"><text:a xlink:type="simple" xlink:href="#id313">dur.ges</text:a>, optional, CDATA</text:p>
        </text:list-item>
        <text:list-item>
          <text:p text:style-name="P92"><text:a xlink:type="simple" xlink:href="#id184">endho</text:a>, optional, xs:decimal</text:p>
        </text:list-item>
        <text:list-item>
          <text:p text:style-name="P92"><text:a xlink:type="simple" xlink:href="#id177">endid</text:a>, optional, xs:IDREF</text:p>
        </text:list-item>
        <text:list-item>
          <text:p text:style-name="P92"><text:a xlink:type="simple" xlink:href="#id187">endto</text:a>, optional, xs:decimal</text:p>
        </text:list-item>
        <text:list-item>
          <text:p text:style-name="P92"><text:a xlink:type="simple" xlink:href="#id190">endvo</text:a>, optional, xs:decimal</text:p>
        </text:list-item>
        <text:list-item>
          <text:p text:style-name="P92"><text:a xlink:type="simple" xlink:href="#id67">facs</text:a>, optional, xs:IDREFS</text:p>
        </text:list-item>
        <text:list-item>
          <text:p text:style-name="P92"><text:a xlink:type="simple" xlink:href="#id830">form</text:a>, required, xs:token, cres, dim</text:p>
        </text:list-item>
        <text:list-item>
          <text:p text:style-name="P92"><text:a xlink:type="simple" xlink:href="#id130">ho</text:a>, optional, xs:decimal</text:p>
        </text:list-item>
        <text:list-item>
          <text:p text:style-name="P92"><text:a xlink:type="simple" xlink:href="#id777">layer</text:a>, optional, list of xs:positiveInteger, minimum length of 1</text:p>
        </text:list-item>
        <text:list-item>
          <text:p text:style-name="P92"><text:a xlink:type="simple" xlink:href="#id37">n</text:a>, optional, xs:NMTOKEN</text:p>
        </text:list-item>
        <text:list-item>
          <text:p text:style-name="P92"><text:a xlink:type="simple" xlink:href="#id100">next</text:a>, optional, xs:IDREFS</text:p>
        </text:list-item>
        <text:list-item>
          <text:p text:style-name="P92"><text:a xlink:type="simple" xlink:href="#id832">opening</text:a>, optional, xs:decimal</text:p>
        </text:list-item>
        <text:list-item>
          <text:p text:style-name="P92"><text:a xlink:type="simple" xlink:href="#id151">place</text:a>, optional, xs:token, above, below, within</text:p>
        </text:list-item>
        <text:list-item>
          <text:p text:style-name="P92"><text:a xlink:type="simple" xlink:href="#id70">plist</text:a>, optional, xs:IDREFS</text:p>
        </text:list-item>
        <text:list-item>
          <text:p text:style-name="P92"><text:a xlink:type="simple" xlink:href="#id101">prev</text:a>, optional, xs:IDREFS</text:p>
        </text:list-item>
        <text:list-item>
          <text:p text:style-name="P92"><text:a xlink:type="simple" xlink:href="#id102">sameas</text:a>, optional, xs:IDREFS</text:p>
        </text:list-item>
        <text:list-item>
          <text:p text:style-name="P92"><text:a xlink:type="simple" xlink:href="#id687">staff</text:a>, required, list of xs:positiveInteger, minimum length of 1</text:p>
        </text:list-item>
        <text:list-item>
          <text:p text:style-name="P92"><text:a xlink:type="simple" xlink:href="#id183">startho</text:a>, optional, xs:decimal</text:p>
        </text:list-item>
        <text:list-item>
          <text:p text:style-name="P92"><text:a xlink:type="simple" xlink:href="#id176">startid</text:a>, optional, xs:IDREF</text:p>
        </text:list-item>
        <text:list-item>
          <text:p text:style-name="P92"><text:a xlink:type="simple" xlink:href="#id186">startto</text:a>, optional, xs:decimal</text:p>
        </text:list-item>
        <text:list-item>
          <text:p text:style-name="P92"><text:a xlink:type="simple" xlink:href="#id189">startvo</text:a>, optional, xs:decimal</text:p>
        </text:list-item>
        <text:list-item>
          <text:p text:style-name="P92"><text:a xlink:type="simple" xlink:href="#id103">synch</text:a>, optional, xs:IDREFS</text:p>
        </text:list-item>
        <text:list-item>
          <text:p text:style-name="P92"><text:a xlink:type="simple" xlink:href="#id155">to</text:a>, optional, xs:decimal</text:p>
        </text:list-item>
        <text:list-item>
          <text:p text:style-name="P92"><text:a xlink:type="simple" xlink:href="#id94">tstamp</text:a>, optional, xs:decimal, 0 - ∞</text:p>
        </text:list-item>
        <text:list-item>
          <text:p text:style-name="P92"><text:a xlink:type="simple" xlink:href="#id308">tstamp.ges</text:a>, optional, xs:nonNegativeInteger</text:p>
        </text:list-item>
        <text:list-item>
          <text:p text:style-name="P92"><text:a xlink:type="simple" xlink:href="#id309">tstamp.real</text:a>, optional, xs:time</text:p>
        </text:list-item>
        <text:list-item>
          <text:p text:style-name="P92"><text:a xlink:type="simple" xlink:href="#id133">vo</text:a>, optional, xs:decimal</text:p>
        </text:list-item>
        <text:list-item>
          <text:p text:style-name="P92"><text:a xlink:type="simple" xlink:href="#id105">when</text:a>, optional, xs:IDREF</text:p>
        </text:list-item>
        <text:list-item>
          <text:p text:style-name="P92"><text:a xlink:type="simple" xlink:href="#id135">x</text:a>, optional, xs:decimal</text:p>
        </text:list-item>
        <text:list-item>
          <text:p text:style-name="P92"><text:a xlink:type="simple" xlink:href="#id192">x2</text:a>, optional, xs:decimal</text:p>
        </text:list-item>
        <text:list-item>
          <text:p text:style-name="P92"><text:a xlink:type="simple" xlink:href="#id1595">xml:id</text:a>, optional, xs:ID</text:p>
        </text:list-item>
        <text:list-item>
          <text:p text:style-name="P92"><text:a xlink:type="simple" xlink:href="#id136">y</text:a>, optional, xs:decimal</text:p>
        </text:list-item>
        <text:list-item>
          <text:p text:style-name="P92"><text:a xlink:type="simple" xlink:href="#id193">y2</text:a>, optional, xs:decimal</text:p>
        </text:list-item>
      </text:list>
      <text:h text:style-name="P2" text:outline-level="1"><text:soft-page-break/>Module:</text:h>
      <text:p text:style-name="Text_20_body">cmn</text:p>
      <text:h text:style-name="P3" text:outline-level="1"><text:bookmark text:name="id956"/>&lt;halfmrpt&gt; half-measure repeat</text:h>
      <text:h text:style-name="P2" text:outline-level="1">Description:</text:h>
      <text:p text:style-name="Text_20_body">A half-measure repeat in any meter.</text:p>
      <text:h text:style-name="P2" text:outline-level="1">May contain:</text:h>
      <text:p text:style-name="Text_20_body"><text:a xlink:type="simple" xlink:href="#id64">barline</text:a>, <text:a xlink:type="simple" xlink:href="#id897">beam</text:a>, <text:a xlink:type="simple" xlink:href="#id927">beatrpt</text:a>, <text:a xlink:type="simple" xlink:href="#id903">bend</text:a>, <text:a xlink:type="simple" xlink:href="#id934">btrem</text:a>, <text:a xlink:type="simple" xlink:href="#id106">chord</text:a>, <text:a xlink:type="simple" xlink:href="#id861">clefchange</text:a>, <text:a xlink:type="simple" xlink:href="#id324">custos</text:a>, <text:a xlink:type="simple" xlink:href="#id941">ftrem</text:a>, <text:a xlink:type="simple" xlink:href="#id949">gliss</text:a>, <text:a xlink:type="simple" xlink:href="#id956">halfmrpt</text:a>, <text:a xlink:type="simple" xlink:href="#id397">keysig</text:a>, <text:a xlink:type="simple" xlink:href="#id958">ligature</text:a>, <text:a xlink:type="simple" xlink:href="#id501">mensur</text:a>, <text:a xlink:type="simple" xlink:href="#id108">note</text:a>, <text:a xlink:type="simple" xlink:href="#id868">pad</text:a>, <text:a xlink:type="simple" xlink:href="#id529">proport</text:a>, <text:a xlink:type="simple" xlink:href="#id872">rest</text:a>, <text:a xlink:type="simple" xlink:href="#id890">space</text:a>, <text:a xlink:type="simple" xlink:href="#id905">tuplet</text:a> </text:p>
      <text:h text:style-name="P2"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2" text:outline-level="1">Attributes:</text:h>
      <text:list xml:id="list34313817" text:style-name="L90">
        <text:list-item>
          <text:p text:style-name="P93"><text:a xlink:type="simple" xlink:href="#id500">altsym</text:a>, optional, xs:IDREF</text:p>
        </text:list-item>
        <text:list-item>
          <text:p text:style-name="P93"><text:a xlink:type="simple" xlink:href="#id86">color</text:a>, optional, xs:token, "(x[0-9A-Fa-f]{6,6}|aqua|black|fuchsia|gray|green|lime|maroon|navy|olive|purple|red|silver|teal|white|yellow)"</text:p>
        </text:list-item>
        <text:list-item>
          <text:p text:style-name="P93"><text:a xlink:type="simple" xlink:href="#id98">copyof</text:a>, optional, xs:IDREF</text:p>
        </text:list-item>
        <text:list-item>
          <text:p text:style-name="P93"><text:a xlink:type="simple" xlink:href="#id99">corresp</text:a>, optional, xs:IDREFS</text:p>
        </text:list-item>
        <text:list-item>
          <text:p text:style-name="P93"><text:a xlink:type="simple" xlink:href="#id733">dur</text:a>, optional, xs:token, long, breve, 1, 2, 4, 8, 16, 32, 64, 128, 256, 512, 1024, 2048, maxima, longa, brevis, semibrevis, minima, semiminima, fusa, semifusa</text:p>
        </text:list-item>
        <text:list-item>
          <text:p text:style-name="P93"><text:a xlink:type="simple" xlink:href="#id744">expand</text:a>, optional, xs:token, true, false</text:p>
        </text:list-item>
        <text:list-item>
          <text:p text:style-name="P93"><text:a xlink:type="simple" xlink:href="#id67">facs</text:a>, optional, xs:IDREFS</text:p>
        </text:list-item>
        <text:list-item>
          <text:p text:style-name="P93"><text:a xlink:type="simple" xlink:href="#id130">ho</text:a>, optional, xs:decimal</text:p>
        </text:list-item>
        <text:list-item>
          <text:p text:style-name="P93"><text:a xlink:type="simple" xlink:href="#id305">layer</text:a>, optional, xs:positiveInteger</text:p>
        </text:list-item>
        <text:list-item>
          <text:p text:style-name="P93"><text:a xlink:type="simple" xlink:href="#id37">n</text:a>, optional, xs:NMTOKEN</text:p>
        </text:list-item>
        <text:list-item>
          <text:p text:style-name="P93"><text:a xlink:type="simple" xlink:href="#id100">next</text:a>, optional, xs:IDREFS</text:p>
        </text:list-item>
        <text:list-item>
          <text:p text:style-name="P93"><text:a xlink:type="simple" xlink:href="#id101">prev</text:a>, optional, xs:IDREFS</text:p>
        </text:list-item>
        <text:list-item>
          <text:p text:style-name="P93"><text:a xlink:type="simple" xlink:href="#id102">sameas</text:a>, optional, xs:IDREFS</text:p>
        </text:list-item>
        <text:list-item>
          <text:p text:style-name="P93"><text:a xlink:type="simple" xlink:href="#id729">staff</text:a>, optional, list of xs:positiveInteger, minimum length of 1</text:p>
        </text:list-item>
        <text:list-item>
          <text:p text:style-name="P93"><text:a xlink:type="simple" xlink:href="#id103">synch</text:a>, optional, xs:IDREFS</text:p>
        </text:list-item>
        <text:list-item>
          <text:p text:style-name="P93"><text:a xlink:type="simple" xlink:href="#id155">to</text:a>, optional, xs:decimal</text:p>
        </text:list-item>
        <text:list-item>
          <text:p text:style-name="P93"><text:a xlink:type="simple" xlink:href="#id94">tstamp</text:a>, optional, xs:decimal, 0 - ∞</text:p>
        </text:list-item>
        <text:list-item>
          <text:p text:style-name="P93"><text:a xlink:type="simple" xlink:href="#id308">tstamp.ges</text:a>, optional, xs:nonNegativeInteger</text:p>
        </text:list-item>
        <text:list-item>
          <text:p text:style-name="P93"><text:a xlink:type="simple" xlink:href="#id309">tstamp.real</text:a>, optional, xs:time</text:p>
        </text:list-item>
        <text:list-item>
          <text:p text:style-name="P93"><text:a xlink:type="simple" xlink:href="#id133">vo</text:a>, optional, xs:decimal</text:p>
        </text:list-item>
        <text:list-item>
          <text:p text:style-name="P93"><text:a xlink:type="simple" xlink:href="#id105">when</text:a>, optional, xs:IDREF</text:p>
        </text:list-item>
        <text:list-item>
          <text:p text:style-name="P93"><text:a xlink:type="simple" xlink:href="#id1595">xml:id</text:a>, optional, xs:ID</text:p>
        </text:list-item>
      </text:list>
      <text:h text:style-name="P2" text:outline-level="1">Module:</text:h>
      <text:p text:style-name="Text_20_body">cmn</text:p>
      <text:h text:style-name="P3" text:outline-level="1"><text:bookmark text:name="id1415"/><text:soft-page-break/>&lt;hand&gt; hand</text:h>
      <text:h text:style-name="P2" text:outline-level="1">Description:</text:h>
      <text:p text:style-name="Text_20_body">Defines a distinct scribe or handwriting style. The initial attribute indicates whether this is the first or main scribe of the document. The medium attribute describes the writing medium, e.g., 'pencil', or the tint or type of ink, e.g. 'brown'. The resp attribute contains an ID reference to an element containing the name of the editor or transcriber responsible for identifying the hand. The characteristics of the hand, particularly those related to the quality of the writing, such as 'shaky', 'thick', etc. may be described within the content of the hand element.</text:p>
      <text:h text:style-name="P2"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2" text:outline-level="1">May occur within:</text:h>
      <text:p text:style-name="Text_20_body"><text:a xlink:type="simple" xlink:href="#id1413">handlist</text:a> </text:p>
      <text:h text:style-name="P2" text:outline-level="1">Attributes:</text:h>
      <text:list xml:id="list34324139" text:style-name="L91">
        <text:list-item>
          <text:p text:style-name="P94"><text:a xlink:type="simple" xlink:href="#id1042">analog</text:a>, optional, CDATA</text:p>
        </text:list-item>
        <text:list-item>
          <text:p text:style-name="P94"><text:a xlink:type="simple" xlink:href="#id1418">initial</text:a>, optional, xs:token, true, false</text:p>
        </text:list-item>
        <text:list-item>
          <text:p text:style-name="P94"><text:a xlink:type="simple" xlink:href="#id1329">medium</text:a>, optional, CDATA</text:p>
        </text:list-item>
        <text:list-item>
          <text:p text:style-name="P94"><text:a xlink:type="simple" xlink:href="#id37">n</text:a>, optional, xs:NMTOKEN</text:p>
        </text:list-item>
        <text:list-item>
          <text:p text:style-name="P94"><text:a xlink:type="simple" xlink:href="#id316">resp</text:a>, optional, xs:IDREFS</text:p>
        </text:list-item>
        <text:list-item>
          <text:p text:style-name="P94"><text:a xlink:type="simple" xlink:href="#id1595">xml:id</text:a>, optional, xs:ID</text:p>
        </text:list-item>
        <text:list-item>
          <text:p text:style-name="P94"><text:a xlink:type="simple" xlink:href="#id1596">xml:lang</text:a>, optional, xs:language</text:p>
        </text:list-item>
      </text:list>
      <text:h text:style-name="P2" text:outline-level="1">Module:</text:h>
      <text:p text:style-name="Text_20_body">header</text:p>
      <text:h text:style-name="P3" text:outline-level="1"><text:bookmark text:name="id1413"/>&lt;handlist&gt; hand list</text:h>
      <text:h text:style-name="P2" text:outline-level="1">Description:</text:h>
      <text:p text:style-name="Text_20_body">Container for one or more hand elements.</text:p>
      <text:h text:style-name="P2" text:outline-level="1">May contain:</text:h>
      <text:p text:style-name="Text_20_body"><text:a xlink:type="simple" xlink:href="#id1415">hand</text:a> </text:p>
      <text:h text:style-name="P2" text:outline-level="1">May occur within:</text:h>
      <text:p text:style-name="Text_20_body"><text:a xlink:type="simple" xlink:href="#id1401">physdesc</text:a> </text:p>
      <text:h text:style-name="P2" text:outline-level="1">Attributes:</text:h>
      <text:list xml:id="list34312129" text:style-name="L92">
        <text:list-item>
          <text:p text:style-name="P95"><text:a xlink:type="simple" xlink:href="#id1042">analog</text:a>, optional, CDATA</text:p>
        </text:list-item>
        <text:list-item>
          <text:p text:style-name="P95"><text:a xlink:type="simple" xlink:href="#id37">n</text:a>, optional, xs:NMTOKEN</text:p>
        </text:list-item>
        <text:list-item>
          <text:p text:style-name="P95"><text:a xlink:type="simple" xlink:href="#id1595">xml:id</text:a>, optional, xs:ID</text:p>
        </text:list-item>
      </text:list>
      <text:h text:style-name="P2" text:outline-level="1"><text:soft-page-break/>Module:</text:h>
      <text:p text:style-name="Text_20_body">header</text:p>
      <text:h text:style-name="P3" text:outline-level="1"><text:bookmark text:name="id1326"/>&lt;handshift&gt; hand shift</text:h>
      <text:h text:style-name="P2" text:outline-level="1">Description:</text:h>
      <text:p text:style-name="Text_20_body">Marks the beginning of a passage written in a new hand, or of a change in the scribe, writing style, ink or character of the document hand. The character attribute describes characteristics of the hand, particularly those related to the quality of the writing, e.g., 'shaky', 'thick', regular'. A description of the tint or type of ink, e.g. 'brown' or the writing medium, e.g. 'pencil', may be placed in the medium attribute. The new hand may be identified using the new attribute, while the previous hand may be recorded in the old attribute. The resp attribute contains an ID reference to an element containing the name of the editor or transcriber responsible for identifying the change of hand. The cert attribute signifies the degree of certainty ascribed to the identification of the new hand.</text:p>
      <text:h text:style-name="P2" text:outline-level="1">May contain:</text:h>
      <text:p text:style-name="Text_20_body">EMPTY</text:p>
      <text:h text:style-name="P2" text:outline-level="1">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2" text:outline-level="1">Attributes:</text:h>
      <text:list xml:id="list34335347" text:style-name="L93">
        <text:list-item>
          <text:p text:style-name="P96"><text:a xlink:type="simple" xlink:href="#id1061">cert</text:a>, optional, xs:token, high, medium, low, unknown</text:p>
        </text:list-item>
        <text:list-item>
          <text:p text:style-name="P96"><text:a xlink:type="simple" xlink:href="#id1330">character</text:a>, optional, CDATA</text:p>
        </text:list-item>
        <text:list-item>
          <text:p text:style-name="P96"><text:a xlink:type="simple" xlink:href="#id1063">evidence</text:a>, optional, xs:NMTOKEN</text:p>
        </text:list-item>
        <text:list-item>
          <text:p text:style-name="P96"><text:a xlink:type="simple" xlink:href="#id67">facs</text:a>, optional, xs:IDREFS</text:p>
        </text:list-item>
        <text:list-item>
          <text:p text:style-name="P96"><text:a xlink:type="simple" xlink:href="#id1329">medium</text:a>, optional, CDATA</text:p>
        </text:list-item>
        <text:list-item>
          <text:p text:style-name="P96"><text:a xlink:type="simple" xlink:href="#id37">n</text:a>, optional, xs:NMTOKEN</text:p>
        </text:list-item>
        <text:list-item>
          <text:p text:style-name="P96"><text:a xlink:type="simple" xlink:href="#id1331">new</text:a>, optional, xs:IDREF</text:p>
        </text:list-item>
        <text:list-item>
          <text:p text:style-name="P96"><text:a xlink:type="simple" xlink:href="#id1332">old</text:a>, optional, xs:IDREF</text:p>
        </text:list-item>
        <text:list-item>
          <text:p text:style-name="P96"><text:a xlink:type="simple" xlink:href="#id316">resp</text:a>, optional, xs:IDREFS</text:p>
        </text:list-item>
        <text:list-item>
          <text:p text:style-name="P96"><text:a xlink:type="simple" xlink:href="#id227">source</text:a>, optional, xs:IDREFS</text:p>
        </text:list-item>
        <text:list-item>
          <text:p text:style-name="P96"><text:a xlink:type="simple" xlink:href="#id1595">xml:id</text:a>, optional, xs:ID</text:p>
        </text:list-item>
      </text:list>
      <text:h text:style-name="P2" text:outline-level="1">Module:</text:h>
      <text:p text:style-name="Text_20_body">edittrans</text:p>
      <text:h text:style-name="P3" text:outline-level="1"><text:bookmark text:name="id1138"/>&lt;harm&gt; harmony</text:h>
      <text:h text:style-name="P2" text:outline-level="1">Description:</text:h>
      <text:p text:style-name="Text_20_body">A textual indication of harmony, e.g., chord names, tablature grids, harmonic analysis, figured bass. The starting point of the harmony may be indicated by either a tstamp, tstamp.ges, tstamp.real or startid attribute, <text:soft-page-break/>while the ending point may be recorded by either a dur, dur.ges or endid attribute. It is a semantic error not to specify a starting point attribute. The dur attribute encodes the logical and visual duration of the harmony. Please note that the dur attribute here is not a true duration, but rather a time stamp for the end point of the harmony.</text:p>
      <text:h text:style-name="P2" text:outline-level="1">May contain:</text:h>
      <text:p text:style-name="Text_20_body">PCDATA, <text:a xlink:type="simple" xlink:href="#id211">abbr</text:a>, <text:a xlink:type="simple" xlink:href="#id214">add</text:a>, <text:a xlink:type="simple" xlink:href="#id53">address</text:a>, <text:a xlink:type="simple" xlink:href="#id391">anchoredtext</text:a>, <text:a xlink:type="simple" xlink:href="#id204">bibl</text:a>, <text:a xlink:type="simple" xlink:href="#id58">choice</text:a>, <text:a xlink:type="simple" xlink:href="#id1050">corpname</text:a>, <text:a xlink:type="simple" xlink:href="#id61">corr</text:a>, <text:a xlink:type="simple" xlink:href="#id172">curve</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201">line</text:a>, <text:a xlink:type="simple" xlink:href="#id1038">name</text:a>, <text:a xlink:type="simple" xlink:href="#id1087">num</text:a>, <text:a xlink:type="simple" xlink:href="#id1224">orig</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385">symbol</text:a>, <text:a xlink:type="simple" xlink:href="#id1091">title</text:a>, <text:a xlink:type="simple" xlink:href="#id1242">unclear</text:a> </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2" text:outline-level="1">Attributes:</text:h>
      <text:list xml:id="list34328472" text:style-name="L94">
        <text:list-item>
          <text:p text:style-name="P97"><text:a xlink:type="simple" xlink:href="#id1142">chordref</text:a>, optional, xs:IDREF</text:p>
        </text:list-item>
        <text:list-item>
          <text:p text:style-name="P97"><text:a xlink:type="simple" xlink:href="#id98">copyof</text:a>, optional, xs:IDREF</text:p>
        </text:list-item>
        <text:list-item>
          <text:p text:style-name="P97"><text:a xlink:type="simple" xlink:href="#id99">corresp</text:a>, optional, xs:IDREFS</text:p>
        </text:list-item>
        <text:list-item>
          <text:p text:style-name="P97"><text:a xlink:type="simple" xlink:href="#id302">dur</text:a>, optional, xs:token, "([0-9]+m *\+ *)?[0-9]+(\.?[0-9]*)?"</text:p>
        </text:list-item>
        <text:list-item>
          <text:p text:style-name="P97"><text:a xlink:type="simple" xlink:href="#id313">dur.ges</text:a>, optional, CDATA</text:p>
        </text:list-item>
        <text:list-item>
          <text:p text:style-name="P97"><text:a xlink:type="simple" xlink:href="#id184">endho</text:a>, optional, xs:decimal</text:p>
        </text:list-item>
        <text:list-item>
          <text:p text:style-name="P97"><text:a xlink:type="simple" xlink:href="#id177">endid</text:a>, optional, xs:IDREF</text:p>
        </text:list-item>
        <text:list-item>
          <text:p text:style-name="P97"><text:a xlink:type="simple" xlink:href="#id187">endto</text:a>, optional, xs:decimal</text:p>
        </text:list-item>
        <text:list-item>
          <text:p text:style-name="P97"><text:a xlink:type="simple" xlink:href="#id1144">extender</text:a>, optional, xs:token, true, false</text:p>
        </text:list-item>
        <text:list-item>
          <text:p text:style-name="P97"><text:a xlink:type="simple" xlink:href="#id67">facs</text:a>, optional, xs:IDREFS</text:p>
        </text:list-item>
        <text:list-item>
          <text:p text:style-name="P97"><text:a xlink:type="simple" xlink:href="#id130">ho</text:a>, optional, xs:decimal</text:p>
        </text:list-item>
        <text:list-item>
          <text:p text:style-name="P97"><text:a xlink:type="simple" xlink:href="#id777">layer</text:a>, optional, list of xs:positiveInteger, minimum length of 1</text:p>
        </text:list-item>
        <text:list-item>
          <text:p text:style-name="P97"><text:a xlink:type="simple" xlink:href="#id37">n</text:a>, optional, xs:NMTOKEN</text:p>
        </text:list-item>
        <text:list-item>
          <text:p text:style-name="P97"><text:a xlink:type="simple" xlink:href="#id100">next</text:a>, optional, xs:IDREFS</text:p>
        </text:list-item>
        <text:list-item>
          <text:p text:style-name="P97"><text:a xlink:type="simple" xlink:href="#id151">place</text:a>, optional, xs:token, above, below, within</text:p>
        </text:list-item>
        <text:list-item>
          <text:p text:style-name="P97"><text:a xlink:type="simple" xlink:href="#id70">plist</text:a>, optional, xs:IDREFS</text:p>
        </text:list-item>
        <text:list-item>
          <text:p text:style-name="P97"><text:a xlink:type="simple" xlink:href="#id101">prev</text:a>, optional, xs:IDREFS</text:p>
        </text:list-item>
        <text:list-item>
          <text:p text:style-name="P97"><text:a xlink:type="simple" xlink:href="#id1145">rendgrid</text:a>, optional, xs:token, grid, gridname</text:p>
        </text:list-item>
        <text:list-item>
          <text:p text:style-name="P97"><text:a xlink:type="simple" xlink:href="#id102">sameas</text:a>, optional, xs:IDREFS</text:p>
        </text:list-item>
        <text:list-item>
          <text:p text:style-name="P97"><text:a xlink:type="simple" xlink:href="#id687">staff</text:a>, required, list of xs:positiveInteger, minimum length of 1</text:p>
        </text:list-item>
        <text:list-item>
          <text:p text:style-name="P97"><text:a xlink:type="simple" xlink:href="#id183">startho</text:a>, optional, xs:decimal</text:p>
        </text:list-item>
        <text:list-item>
          <text:p text:style-name="P97"><text:a xlink:type="simple" xlink:href="#id176">startid</text:a>, optional, xs:IDREF</text:p>
        </text:list-item>
        <text:list-item>
          <text:p text:style-name="P97"><text:a xlink:type="simple" xlink:href="#id186">startto</text:a>, optional, xs:decimal</text:p>
        </text:list-item>
        <text:list-item>
          <text:p text:style-name="P97"><text:a xlink:type="simple" xlink:href="#id103">synch</text:a>, optional, xs:IDREFS</text:p>
        </text:list-item>
        <text:list-item>
          <text:p text:style-name="P97"><text:a xlink:type="simple" xlink:href="#id155">to</text:a>, optional, xs:decimal</text:p>
        </text:list-item>
        <text:list-item>
          <text:p text:style-name="P97"><text:a xlink:type="simple" xlink:href="#id94">tstamp</text:a>, optional, xs:decimal, 0 - ∞</text:p>
        </text:list-item>
        <text:list-item>
          <text:p text:style-name="P97"><text:a xlink:type="simple" xlink:href="#id308">tstamp.ges</text:a>, optional, xs:nonNegativeInteger</text:p>
        </text:list-item>
        <text:list-item>
          <text:p text:style-name="P97"><text:a xlink:type="simple" xlink:href="#id309">tstamp.real</text:a>, optional, xs:time</text:p>
        </text:list-item>
        <text:list-item>
          <text:p text:style-name="P97"><text:a xlink:type="simple" xlink:href="#id133">vo</text:a>, optional, xs:decimal</text:p>
        </text:list-item>
        <text:list-item>
          <text:p text:style-name="P97"><text:a xlink:type="simple" xlink:href="#id105">when</text:a>, optional, xs:IDREF</text:p>
        </text:list-item>
        <text:list-item>
          <text:p text:style-name="P97"><text:a xlink:type="simple" xlink:href="#id135">x</text:a>, optional, xs:decimal</text:p>
        </text:list-item>
        <text:list-item>
          <text:p text:style-name="P97"><text:a xlink:type="simple" xlink:href="#id1595">xml:id</text:a>, optional, xs:ID</text:p>
        </text:list-item>
        <text:list-item>
          <text:p text:style-name="P97"><text:soft-page-break/><text:a xlink:type="simple" xlink:href="#id136">y</text:a>, optional, xs:decimal</text:p>
        </text:list-item>
      </text:list>
      <text:h text:style-name="P2" text:outline-level="1">Module:</text:h>
      <text:p text:style-name="Text_20_body">harmony</text:p>
      <text:h text:style-name="P3" text:outline-level="1"><text:bookmark text:name="id835"/>&lt;harppedal&gt; harp pedal</text:h>
      <text:h text:style-name="P2" text:outline-level="1">Description:</text:h>
      <text:p text:style-name="Text_20_body">Harp pedal diagram. The starting point of the harp pedal diagram may be indicated by either a tstamp, tstamp.ges, tstamp.real or startid attribute. It is a semantic error not to specify a starting point attribute.</text:p>
      <text:h text:style-name="P2" text:outline-level="1">May contain:</text:h>
      <text:p text:style-name="Text_20_body">EMPTY</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2" text:outline-level="1">Attributes:</text:h>
      <text:list xml:id="list34327248" text:style-name="L95">
        <text:list-item>
          <text:p text:style-name="P98"><text:a xlink:type="simple" xlink:href="#id843">a</text:a>, optional, xs:token, f, n, s</text:p>
        </text:list-item>
        <text:list-item>
          <text:p text:style-name="P98"><text:a xlink:type="simple" xlink:href="#id844">b</text:a>, optional, xs:token, f, n, s</text:p>
        </text:list-item>
        <text:list-item>
          <text:p text:style-name="P98"><text:a xlink:type="simple" xlink:href="#id838">c</text:a>, optional, xs:token, f, n, s</text:p>
        </text:list-item>
        <text:list-item>
          <text:p text:style-name="P98"><text:a xlink:type="simple" xlink:href="#id86">color</text:a>, optional, xs:token, "(x[0-9A-Fa-f]{6,6}|aqua|black|fuchsia|gray|green|lime|maroon|navy|olive|purple|red|silver|teal|white|yellow)"</text:p>
        </text:list-item>
        <text:list-item>
          <text:p text:style-name="P98"><text:a xlink:type="simple" xlink:href="#id98">copyof</text:a>, optional, xs:IDREF</text:p>
        </text:list-item>
        <text:list-item>
          <text:p text:style-name="P98"><text:a xlink:type="simple" xlink:href="#id99">corresp</text:a>, optional, xs:IDREFS</text:p>
        </text:list-item>
        <text:list-item>
          <text:p text:style-name="P98"><text:a xlink:type="simple" xlink:href="#id839">d</text:a>, optional, xs:token, f, n, s</text:p>
        </text:list-item>
        <text:list-item>
          <text:p text:style-name="P98"><text:a xlink:type="simple" xlink:href="#id313">dur.ges</text:a>, optional, CDATA</text:p>
        </text:list-item>
        <text:list-item>
          <text:p text:style-name="P98"><text:a xlink:type="simple" xlink:href="#id840">e</text:a>, optional, xs:token, f, n, s</text:p>
        </text:list-item>
        <text:list-item>
          <text:p text:style-name="P98"><text:a xlink:type="simple" xlink:href="#id177">endid</text:a>, optional, xs:IDREF</text:p>
        </text:list-item>
        <text:list-item>
          <text:p text:style-name="P98"><text:a xlink:type="simple" xlink:href="#id841">f</text:a>, optional, xs:token, f, n, s</text:p>
        </text:list-item>
        <text:list-item>
          <text:p text:style-name="P98"><text:a xlink:type="simple" xlink:href="#id67">facs</text:a>, optional, xs:IDREFS</text:p>
        </text:list-item>
        <text:list-item>
          <text:p text:style-name="P98"><text:a xlink:type="simple" xlink:href="#id842">g</text:a>, optional, xs:token, f, n, s</text:p>
        </text:list-item>
        <text:list-item>
          <text:p text:style-name="P98"><text:a xlink:type="simple" xlink:href="#id130">ho</text:a>, optional, xs:decimal</text:p>
        </text:list-item>
        <text:list-item>
          <text:p text:style-name="P98"><text:a xlink:type="simple" xlink:href="#id777">layer</text:a>, optional, list of xs:positiveInteger, minimum length of 1</text:p>
        </text:list-item>
        <text:list-item>
          <text:p text:style-name="P98"><text:a xlink:type="simple" xlink:href="#id37">n</text:a>, optional, xs:NMTOKEN</text:p>
        </text:list-item>
        <text:list-item>
          <text:p text:style-name="P98"><text:a xlink:type="simple" xlink:href="#id100">next</text:a>, optional, xs:IDREFS</text:p>
        </text:list-item>
        <text:list-item>
          <text:p text:style-name="P98"><text:a xlink:type="simple" xlink:href="#id151">place</text:a>, optional, xs:token, above, below, within</text:p>
        </text:list-item>
        <text:list-item>
          <text:p text:style-name="P98"><text:a xlink:type="simple" xlink:href="#id70">plist</text:a>, optional, xs:IDREFS</text:p>
        </text:list-item>
        <text:list-item>
          <text:p text:style-name="P98"><text:a xlink:type="simple" xlink:href="#id101">prev</text:a>, optional, xs:IDREFS</text:p>
        </text:list-item>
        <text:list-item>
          <text:p text:style-name="P98"><text:a xlink:type="simple" xlink:href="#id102">sameas</text:a>, optional, xs:IDREFS</text:p>
        </text:list-item>
        <text:list-item>
          <text:p text:style-name="P98"><text:a xlink:type="simple" xlink:href="#id687">staff</text:a>, required, list of xs:positiveInteger, minimum length of 1</text:p>
        </text:list-item>
        <text:list-item>
          <text:p text:style-name="P98"><text:a xlink:type="simple" xlink:href="#id176">startid</text:a>, optional, xs:IDREF</text:p>
        </text:list-item>
        <text:list-item>
          <text:p text:style-name="P98"><text:a xlink:type="simple" xlink:href="#id103">synch</text:a>, optional, xs:IDREFS</text:p>
        </text:list-item>
        <text:list-item>
          <text:p text:style-name="P98"><text:a xlink:type="simple" xlink:href="#id155">to</text:a>, optional, xs:decimal</text:p>
        </text:list-item>
        <text:list-item>
          <text:p text:style-name="P98"><text:a xlink:type="simple" xlink:href="#id94">tstamp</text:a>, optional, xs:decimal, 0 - ∞</text:p>
        </text:list-item>
        <text:list-item>
          <text:p text:style-name="P98"><text:soft-page-break/><text:a xlink:type="simple" xlink:href="#id308">tstamp.ges</text:a>, optional, xs:nonNegativeInteger</text:p>
        </text:list-item>
        <text:list-item>
          <text:p text:style-name="P98"><text:a xlink:type="simple" xlink:href="#id309">tstamp.real</text:a>, optional, xs:time</text:p>
        </text:list-item>
        <text:list-item>
          <text:p text:style-name="P98"><text:a xlink:type="simple" xlink:href="#id133">vo</text:a>, optional, xs:decimal</text:p>
        </text:list-item>
        <text:list-item>
          <text:p text:style-name="P98"><text:a xlink:type="simple" xlink:href="#id105">when</text:a>, optional, xs:IDREF</text:p>
        </text:list-item>
        <text:list-item>
          <text:p text:style-name="P98"><text:a xlink:type="simple" xlink:href="#id135">x</text:a>, optional, xs:decimal</text:p>
        </text:list-item>
        <text:list-item>
          <text:p text:style-name="P98"><text:a xlink:type="simple" xlink:href="#id1595">xml:id</text:a>, optional, xs:ID</text:p>
        </text:list-item>
        <text:list-item>
          <text:p text:style-name="P98"><text:a xlink:type="simple" xlink:href="#id136">y</text:a>, optional, xs:decimal</text:p>
        </text:list-item>
      </text:list>
      <text:h text:style-name="P2" text:outline-level="1">Module:</text:h>
      <text:p text:style-name="Text_20_body">cmn</text:p>
      <text:h text:style-name="P3" text:outline-level="1"><text:bookmark text:name="id252"/>&lt;head&gt; heading</text:h>
      <text:h text:style-name="P2" text:outline-level="1">Description:</text:h>
      <text:p text:style-name="Text_20_body">Contains any heading, for example, the title of a section of text, or the heading of a list. When &lt;head&gt; is used, it should be the first sub-element, followed by one or more other elements.</text:p>
      <text:h text:style-name="P2"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2" text:outline-level="1">May occur within:</text:h>
      <text:p text:style-name="Text_20_body"><text:a xlink:type="simple" xlink:href="#id229">div</text:a>, <text:a xlink:type="simple" xlink:href="#id286">lg</text:a>, <text:a xlink:type="simple" xlink:href="#id249">list</text:a> </text:p>
      <text:h text:style-name="P2" text:outline-level="1">Attributes:</text:h>
      <text:list xml:id="list34310166" text:style-name="L96">
        <text:list-item>
          <text:p text:style-name="P99"><text:a xlink:type="simple" xlink:href="#id67">facs</text:a>, optional, xs:IDREFS</text:p>
        </text:list-item>
        <text:list-item>
          <text:p text:style-name="P99"><text:a xlink:type="simple" xlink:href="#id37">n</text:a>, optional, xs:NMTOKEN</text:p>
        </text:list-item>
        <text:list-item>
          <text:p text:style-name="P99"><text:a xlink:type="simple" xlink:href="#id135">x</text:a>, optional, xs:decimal</text:p>
        </text:list-item>
        <text:list-item>
          <text:p text:style-name="P99"><text:a xlink:type="simple" xlink:href="#id1595">xml:id</text:a>, optional, xs:ID</text:p>
        </text:list-item>
        <text:list-item>
          <text:p text:style-name="P99"><text:a xlink:type="simple" xlink:href="#id1596">xml:lang</text:a>, optional, xs:language</text:p>
        </text:list-item>
        <text:list-item>
          <text:p text:style-name="P99"><text:a xlink:type="simple" xlink:href="#id136">y</text:a>, optional, xs:decimal</text:p>
        </text:list-item>
      </text:list>
      <text:h text:style-name="P2" text:outline-level="1">Module:</text:h>
      <text:p text:style-name="Text_20_body">text</text:p>
      <text:h text:style-name="P3" text:outline-level="1"><text:bookmark text:name="id699"/>&lt;hex&gt; hex</text:h>
      <text:h text:style-name="P2" text:outline-level="1">Description:</text:h>
      <text:p text:style-name="Text_20_body">Arbitrary MIDI data in hexadecimal form. The element's content must be wrapped in a CDATA section to avoid parsing errors.</text:p>
      <text:h text:style-name="P2" text:outline-level="1">May contain:</text:h>
      <text:p text:style-name="Text_20_body">EMPTY</text:p>
      <text:h text:style-name="P2" text:outline-level="1"><text:soft-page-break/>May occur within:</text:h>
      <text:p text:style-name="Text_20_body"><text:a xlink:type="simple" xlink:href="#id681">midi</text:a> </text:p>
      <text:h text:style-name="P2" text:outline-level="1">Attributes:</text:h>
      <text:list xml:id="list34313134" text:style-name="L97">
        <text:list-item>
          <text:p text:style-name="P100"><text:a xlink:type="simple" xlink:href="#id98">copyof</text:a>, optional, xs:IDREF</text:p>
        </text:list-item>
        <text:list-item>
          <text:p text:style-name="P100"><text:a xlink:type="simple" xlink:href="#id99">corresp</text:a>, optional, xs:IDREFS</text:p>
        </text:list-item>
        <text:list-item>
          <text:p text:style-name="P100"><text:a xlink:type="simple" xlink:href="#id305">layer</text:a>, optional, xs:positiveInteger</text:p>
        </text:list-item>
        <text:list-item>
          <text:p text:style-name="P100"><text:a xlink:type="simple" xlink:href="#id37">n</text:a>, optional, xs:NMTOKEN</text:p>
        </text:list-item>
        <text:list-item>
          <text:p text:style-name="P100"><text:a xlink:type="simple" xlink:href="#id100">next</text:a>, optional, xs:IDREFS</text:p>
        </text:list-item>
        <text:list-item>
          <text:p text:style-name="P100"><text:a xlink:type="simple" xlink:href="#id101">prev</text:a>, optional, xs:IDREFS</text:p>
        </text:list-item>
        <text:list-item>
          <text:p text:style-name="P100"><text:a xlink:type="simple" xlink:href="#id102">sameas</text:a>, optional, xs:IDREFS</text:p>
        </text:list-item>
        <text:list-item>
          <text:p text:style-name="P100"><text:a xlink:type="simple" xlink:href="#id687">staff</text:a>, required, list of xs:positiveInteger, minimum length of 1</text:p>
        </text:list-item>
        <text:list-item>
          <text:p text:style-name="P100"><text:a xlink:type="simple" xlink:href="#id103">synch</text:a>, optional, xs:IDREFS</text:p>
        </text:list-item>
        <text:list-item>
          <text:p text:style-name="P100"><text:a xlink:type="simple" xlink:href="#id94">tstamp</text:a>, optional, xs:decimal, 0 - ∞</text:p>
        </text:list-item>
        <text:list-item>
          <text:p text:style-name="P100"><text:a xlink:type="simple" xlink:href="#id105">when</text:a>, optional, xs:IDREF</text:p>
        </text:list-item>
        <text:list-item>
          <text:p text:style-name="P100"><text:a xlink:type="simple" xlink:href="#id1595">xml:id</text:a>, optional, xs:ID</text:p>
        </text:list-item>
      </text:list>
      <text:h text:style-name="P2" text:outline-level="1">Module:</text:h>
      <text:p text:style-name="Text_20_body">midi</text:p>
      <text:h text:style-name="P3" text:outline-level="1"><text:bookmark text:name="id1096"/>&lt;identifier&gt; identifier</text:h>
      <text:h text:style-name="P2" text:outline-level="1">Description:</text:h>
      <text:p text:style-name="Text_20_body">An alpha-numeric string that establishes the identity of the described material, such as an International Standard Book/Music Number, Library of Congress Control Number, publisher's number, plate number, a personal identification number, an entry in a bibliography or catalog, etc. The type attribute may be used to indicate the system from which the identifier was derived.</text:p>
      <text:h text:style-name="P2"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366">pubstmt</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391">seriesstmt</text:a>, <text:a xlink:type="simple" xlink:href="#id1234">sic</text:a>, <text:a xlink:type="simple" xlink:href="#id1399">source</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2" text:outline-level="1">Attributes:</text:h>
      <text:list xml:id="list34307490" text:style-name="L98">
        <text:list-item>
          <text:p text:style-name="P101"><text:a xlink:type="simple" xlink:href="#id1042">analog</text:a>, optional, CDATA</text:p>
        </text:list-item>
        <text:list-item>
          <text:p text:style-name="P101"><text:a xlink:type="simple" xlink:href="#id67">facs</text:a>, optional, xs:IDREFS</text:p>
        </text:list-item>
        <text:list-item>
          <text:p text:style-name="P101"><text:a xlink:type="simple" xlink:href="#id37">n</text:a>, optional, xs:NMTOKEN</text:p>
        </text:list-item>
        <text:list-item>
          <text:p text:style-name="P101"><text:a xlink:type="simple" xlink:href="#id180">subtype</text:a>, optional, xs:NMTOKEN</text:p>
        </text:list-item>
        <text:list-item>
          <text:p text:style-name="P101"><text:soft-page-break/><text:a xlink:type="simple" xlink:href="#id179">type</text:a>, optional, xs:NMTOKEN</text:p>
        </text:list-item>
        <text:list-item>
          <text:p text:style-name="P101"><text:a xlink:type="simple" xlink:href="#id1595">xml:id</text:a>, optional, xs:ID</text:p>
        </text:list-item>
      </text:list>
      <text:h text:style-name="P2" text:outline-level="1">Module:</text:h>
      <text:p text:style-name="Text_20_body">shared</text:p>
      <text:h text:style-name="P3" text:outline-level="1"><text:bookmark text:name="id217"/>&lt;ineume&gt; interrupted neume</text:h>
      <text:h text:style-name="P2" text:outline-level="1">Description:</text:h>
      <text:p text:style-name="Text_20_body">a graphically interrupted neume; that is, a neume which is logically a single entity written using multiple signs. The constituent signs may be encoded using ineume and uneume sub-elements.</text:p>
      <text:h text:style-name="P2" text:outline-level="1">May contain:</text:h>
      <text:p text:style-name="Text_20_body"><text:a xlink:type="simple" xlink:href="#id214">add</text:a>, <text:a xlink:type="simple" xlink:href="#id220">app</text:a>, <text:a xlink:type="simple" xlink:href="#id64">barline</text:a>, <text:a xlink:type="simple" xlink:href="#id897">beam</text:a>, <text:a xlink:type="simple" xlink:href="#id927">beatrpt</text:a>, <text:a xlink:type="simple" xlink:href="#id903">bend</text:a>, <text:a xlink:type="simple" xlink:href="#id934">btrem</text:a>, <text:a xlink:type="simple" xlink:href="#id58">choice</text:a>, <text:a xlink:type="simple" xlink:href="#id106">chord</text:a>, <text:a xlink:type="simple" xlink:href="#id861">clefchange</text:a>, <text:a xlink:type="simple" xlink:href="#id61">corr</text:a>, <text:a xlink:type="simple" xlink:href="#id324">custos</text:a>, <text:a xlink:type="simple" xlink:href="#id1212">damage</text:a>, <text:a xlink:type="simple" xlink:href="#id1220">del</text:a>, <text:a xlink:type="simple" xlink:href="#id941">ftrem</text:a>, <text:a xlink:type="simple" xlink:href="#id1333">gap</text:a>, <text:a xlink:type="simple" xlink:href="#id949">gliss</text:a>, <text:a xlink:type="simple" xlink:href="#id956">halfmrpt</text:a>, <text:a xlink:type="simple" xlink:href="#id1326">handshift</text:a>, <text:a xlink:type="simple" xlink:href="#id217">ineume</text:a>, <text:a xlink:type="simple" xlink:href="#id397">keysig</text:a>, <text:a xlink:type="simple" xlink:href="#id958">ligature</text:a>, <text:a xlink:type="simple" xlink:href="#id501">mensur</text:a>, <text:a xlink:type="simple" xlink:href="#id108">note</text:a>, <text:a xlink:type="simple" xlink:href="#id1224">orig</text:a>, <text:a xlink:type="simple" xlink:href="#id868">pad</text:a>, <text:a xlink:type="simple" xlink:href="#id529">proport</text:a>, <text:a xlink:type="simple" xlink:href="#id1227">reg</text:a>, <text:a xlink:type="simple" xlink:href="#id872">rest</text:a>, <text:a xlink:type="simple" xlink:href="#id1230">restore</text:a>, <text:a xlink:type="simple" xlink:href="#id1234">sic</text:a>, <text:a xlink:type="simple" xlink:href="#id890">space</text:a>, <text:a xlink:type="simple" xlink:href="#id1335">subst</text:a>, <text:a xlink:type="simple" xlink:href="#id1237">supplied</text:a>, <text:a xlink:type="simple" xlink:href="#id905">tuplet</text:a>, <text:a xlink:type="simple" xlink:href="#id1242">unclear</text:a>, <text:a xlink:type="simple" xlink:href="#id1190">uneume</text:a>, <text:a xlink:type="simple" xlink:href="#id167">verse</text:a> </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217">ineume</text:a>, <text:a xlink:type="simple" xlink:href="#id677">layer</text:a>, <text:a xlink:type="simple" xlink:href="#id222">lem</text:a>, <text:a xlink:type="simple" xlink:href="#id958">ligatur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2" text:outline-level="1">Attributes:</text:h>
      <text:list xml:id="list34318049" text:style-name="L99">
        <text:list-item>
          <text:p text:style-name="P102"><text:a xlink:type="simple" xlink:href="#id86">color</text:a>, optional, xs:token, "(x[0-9A-Fa-f]{6,6}|aqua|black|fuchsia|gray|green|lime|maroon|navy|olive|purple|red|silver|teal|white|yellow)"</text:p>
        </text:list-item>
        <text:list-item>
          <text:p text:style-name="P102"><text:a xlink:type="simple" xlink:href="#id98">copyof</text:a>, optional, xs:IDREF</text:p>
        </text:list-item>
        <text:list-item>
          <text:p text:style-name="P102"><text:a xlink:type="simple" xlink:href="#id99">corresp</text:a>, optional, xs:IDREFS</text:p>
        </text:list-item>
        <text:list-item>
          <text:p text:style-name="P102"><text:a xlink:type="simple" xlink:href="#id67">facs</text:a>, optional, xs:IDREFS</text:p>
        </text:list-item>
        <text:list-item>
          <text:p text:style-name="P102"><text:a xlink:type="simple" xlink:href="#id1184">form</text:a>, optional, xs:token, liquescent1, liquescent2, tied, tiedliquescent1, tiedliquescent2</text:p>
        </text:list-item>
        <text:list-item>
          <text:p text:style-name="P102"><text:a xlink:type="simple" xlink:href="#id37">n</text:a>, optional, xs:NMTOKEN</text:p>
        </text:list-item>
        <text:list-item>
          <text:p text:style-name="P102"><text:a xlink:type="simple" xlink:href="#id1186">name</text:a>, optional, xs:token, pessubpunctis, climacus, scandicus, bistropha, tristropha, pressusminor, pressusmaior</text:p>
        </text:list-item>
        <text:list-item>
          <text:p text:style-name="P102"><text:a xlink:type="simple" xlink:href="#id100">next</text:a>, optional, xs:IDREFS</text:p>
        </text:list-item>
        <text:list-item>
          <text:p text:style-name="P102"><text:a xlink:type="simple" xlink:href="#id101">prev</text:a>, optional, xs:IDREFS</text:p>
        </text:list-item>
        <text:list-item>
          <text:p text:style-name="P102"><text:a xlink:type="simple" xlink:href="#id102">sameas</text:a>, optional, xs:IDREFS</text:p>
        </text:list-item>
        <text:list-item>
          <text:p text:style-name="P102"><text:a xlink:type="simple" xlink:href="#id180">subtype</text:a>, optional, xs:NMTOKEN</text:p>
        </text:list-item>
        <text:list-item>
          <text:p text:style-name="P102"><text:a xlink:type="simple" xlink:href="#id103">synch</text:a>, optional, xs:IDREFS</text:p>
        </text:list-item>
        <text:list-item>
          <text:p text:style-name="P102"><text:a xlink:type="simple" xlink:href="#id179">type</text:a>, optional, xs:NMTOKEN</text:p>
        </text:list-item>
        <text:list-item>
          <text:p text:style-name="P102"><text:a xlink:type="simple" xlink:href="#id105">when</text:a>, optional, xs:IDREF</text:p>
        </text:list-item>
        <text:list-item>
          <text:p text:style-name="P102"><text:a xlink:type="simple" xlink:href="#id1595">xml:id</text:a>, optional, xs:ID</text:p>
        </text:list-item>
      </text:list>
      <text:h text:style-name="P2" text:outline-level="1">Module:</text:h>
      <text:p text:style-name="Text_20_body">neumes</text:p>
      <text:h text:style-name="P3" text:outline-level="1"><text:bookmark text:name="id1420"/><text:soft-page-break/>&lt;inscription&gt; inscription</text:h>
      <text:h text:style-name="P2" text:outline-level="1">Description:</text:h>
      <text:p text:style-name="Text_20_body">An inscription added to an item, such as a bookplate, a note designating the item as a gift, and/or the author's signature.</text:p>
      <text:h text:style-name="P2" text:outline-level="1">May contain:</text:h>
      <text:p text:style-name="Text_20_body">PCDATA, <text:a xlink:type="simple" xlink:href="#id211">abbr</text:a>, <text:a xlink:type="simple" xlink:href="#id214">add</text:a>, <text:a xlink:type="simple" xlink:href="#id53">address</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2" text:outline-level="1">May occur within:</text:h>
      <text:p text:style-name="Text_20_body"><text:a xlink:type="simple" xlink:href="#id1401">physdesc</text:a> </text:p>
      <text:h text:style-name="P2" text:outline-level="1">Attributes:</text:h>
      <text:list xml:id="list34335694" text:style-name="L100">
        <text:list-item>
          <text:p text:style-name="P103"><text:a xlink:type="simple" xlink:href="#id1042">analog</text:a>, optional, CDATA</text:p>
        </text:list-item>
        <text:list-item>
          <text:p text:style-name="P103"><text:a xlink:type="simple" xlink:href="#id37">n</text:a>, optional, xs:NMTOKEN</text:p>
        </text:list-item>
        <text:list-item>
          <text:p text:style-name="P103"><text:a xlink:type="simple" xlink:href="#id1595">xml:id</text:a>, optional, xs:ID</text:p>
        </text:list-item>
        <text:list-item>
          <text:p text:style-name="P103"><text:a xlink:type="simple" xlink:href="#id1596">xml:lang</text:a>, optional, xs:language</text:p>
        </text:list-item>
      </text:list>
      <text:h text:style-name="P2" text:outline-level="1">Module:</text:h>
      <text:p text:style-name="Text_20_body">header</text:p>
      <text:h text:style-name="P3" text:outline-level="1"><text:bookmark text:name="id422"/>&lt;instrdef&gt; instrument definition</text:h>
      <text:h text:style-name="P2" text:outline-level="1">Description:</text:h>
      <text:p text:style-name="Text_20_body">MIDI instrument declaration. This element provides a starting or default instrument declaration for a staff, a group of staves, or a layer. MIDI prog elements may then change the instrument as necessary.</text:p>
      <text:h text:style-name="P2" text:outline-level="1">May contain:</text:h>
      <text:p text:style-name="Text_20_body">EMPTY</text:p>
      <text:h text:style-name="P2" text:outline-level="1">May occur within:</text:h>
      <text:p text:style-name="Text_20_body"><text:a xlink:type="simple" xlink:href="#id419">instrgrp</text:a>, <text:a xlink:type="simple" xlink:href="#id455">layerdef</text:a>, <text:a xlink:type="simple" xlink:href="#id452">staffdef</text:a>, <text:a xlink:type="simple" xlink:href="#id437">staffgrp</text:a> </text:p>
      <text:h text:style-name="P2" text:outline-level="1">Attributes:</text:h>
      <text:list xml:id="list34324663" text:style-name="L101">
        <text:list-item>
          <text:p text:style-name="P104"><text:a xlink:type="simple" xlink:href="#id425">midi.channel</text:a>, optional, xs:positiveInteger, 0 - 16</text:p>
        </text:list-item>
        <text:list-item>
          <text:p text:style-name="P104"><text:a xlink:type="simple" xlink:href="#id427">midi.duty</text:a>, optional, xs:token, "[0-9]+(\.?[0-9]*)?%"</text:p>
        </text:list-item>
        <text:list-item>
          <text:p text:style-name="P104"><text:a xlink:type="simple" xlink:href="#id433">midi.instrname</text:a>, optional, xs:token, Acoustic_Grand_Piano, Bright_Acoustic_Piano, Electric_Grand_Piano, Honky-tonk_Piano, Electric_Piano_1, Electric_Piano_2, Harpsichord, Clavi, Celesta, Glockenspiel, Music_Box, Vibraphone, Marimba, Xylophone, Tubular_Bells, Dulcimer, Drawbar_Organ, Percussive_Organ, Rock_Organ, Church_Organ, Reed_Organ, Accordion, Harmonica, Tango_Accordion, Acoustic_Guitar_nylon, Acoustic_Guitar_steel, Electric_Guitar_jazz, Electric_Guitar_clean, Electric_Guitar_muted, Overdriven_Guitar, Distortion_Guitar, Guitar_harmonics, Acoustic_Bass, Electric_Bass_finger, Electric_Bass_pick, Fretless_Bass, <text:soft-page-break/>Slap_Bass_1, Slap_Bass_2, Synth_Bass_1, Synth_Bass_2, Violin, Viola, Cello, Contrabass, Tremolo_Strings, Pizzicato_Strings, Orchestral_Harp, Timpani, String_Ensemble_1, String_Ensemble_2, SynthStrings_1, SynthStrings_2, Choir_Aahs, Voice_Oohs, Synth_Voice, Orchestra_Hit, Trumpet, Trombone, Tuba, Muted_Trumpet, French_Horn, Brass_Section, SynthBrass_1, SynthBrass_2, Soprano_Sax, Alto_Sax, Tenor_Sax, Baritone_Sax, Oboe, English_Horn, Bassoon, Clarinet, Piccolo, Flute, Recorder, Pan_Flute, Blown_Bottle, Shakuhachi, Whistle, Ocarina, Lead_1_square, Lead_2_sawtooth, Lead_3_calliope, Lead_4_chiff, Lead_5_charang, Lead_6_voice, Lead_7_fifths, Lead_8_bass_and_lead, Pad_1_new_age, Pad_2_warm, Pad_3_polysynth, Pad_4_choir, Pad_5_bowed, Pad_6_metallic, Pad_7_halo, Pad_8_sweep, FX_1_rain, FX_2_soundtrack, FX_3_crystal, FX_4_atmosphere, FX_5_brightness, FX_6_goblins, FX_7_echoes, FX_8_sci-fi, Sitar, Banjo, Shamisen, Koto, Kalimba, Bagpipe, Fiddle, Shanai, Tinkle_Bell, Agogo, Steel_Drums, Woodblock, Taiko_Drum, Melodic_Tom, Synth_Drum, Reverse_Cymbal, Guitar_Fret_Noise, Breath_Noise, Seashore, Bird_Tweet, Telephone_Ring, Helicopter, Applause, Gunshot</text:p>
        </text:list-item>
        <text:list-item>
          <text:p text:style-name="P104"><text:a xlink:type="simple" xlink:href="#id432">midi.instrnum</text:a>, optional, xs:nonNegativeInteger, 0 - 127</text:p>
        </text:list-item>
        <text:list-item>
          <text:p text:style-name="P104"><text:a xlink:type="simple" xlink:href="#id428">midi.port</text:a>, optional, xs:nonNegativeInteger, 0 - 127</text:p>
        </text:list-item>
        <text:list-item>
          <text:p text:style-name="P104"><text:a xlink:type="simple" xlink:href="#id430">midi.track</text:a>, optional, xs:positiveInteger</text:p>
        </text:list-item>
        <text:list-item>
          <text:p text:style-name="P104"><text:a xlink:type="simple" xlink:href="#id37">n</text:a>, optional, xs:NMTOKEN</text:p>
        </text:list-item>
        <text:list-item>
          <text:p text:style-name="P104"><text:a xlink:type="simple" xlink:href="#id1595">xml:id</text:a>, optional, xs:ID</text:p>
        </text:list-item>
      </text:list>
      <text:h text:style-name="P2" text:outline-level="1">Module:</text:h>
      <text:p text:style-name="Text_20_body">shared</text:p>
      <text:h text:style-name="P3" text:outline-level="1"><text:bookmark text:name="id419"/>&lt;instrgrp&gt; instrument group</text:h>
      <text:h text:style-name="P2" text:outline-level="1">Description:</text:h>
      <text:p text:style-name="Text_20_body">Collects MIDI instrument definitions.</text:p>
      <text:h text:style-name="P2" text:outline-level="1">May contain:</text:h>
      <text:p text:style-name="Text_20_body"><text:a xlink:type="simple" xlink:href="#id422">instrdef</text:a> </text:p>
      <text:h text:style-name="P2" text:outline-level="1">May occur within:</text:h>
      <text:p text:style-name="Text_20_body"><text:a xlink:type="simple" xlink:href="#id342">scoredef</text:a> </text:p>
      <text:h text:style-name="P2" text:outline-level="1">Attributes:</text:h>
      <text:list xml:id="list34322060" text:style-name="L102">
        <text:list-item>
          <text:p text:style-name="P105"><text:a xlink:type="simple" xlink:href="#id37">n</text:a>, optional, xs:NMTOKEN</text:p>
        </text:list-item>
        <text:list-item>
          <text:p text:style-name="P105"><text:a xlink:type="simple" xlink:href="#id1595">xml:id</text:a>, optional, xs:ID</text:p>
        </text:list-item>
      </text:list>
      <text:h text:style-name="P2" text:outline-level="1">Module:</text:h>
      <text:p text:style-name="Text_20_body">shared</text:p>
      <text:h text:style-name="P3" text:outline-level="1"><text:bookmark text:name="id1499"/>&lt;interpretation&gt; interpretation</text:h>
      <text:h text:style-name="P2" text:outline-level="1">Description:</text:h>
      <text:p text:style-name="Text_20_body">Describes the scope of any analytic or interpretive information added to the transcription of the music.</text:p>
      <text:h text:style-name="P2" text:outline-level="1"><text:soft-page-break/>May contain:</text:h>
      <text:p text:style-name="Text_20_body"><text:a xlink:type="simple" xlink:href="#id261">p</text:a> </text:p>
      <text:h text:style-name="P2" text:outline-level="1">May occur within:</text:h>
      <text:p text:style-name="Text_20_body"><text:a xlink:type="simple" xlink:href="#id1490">editorialdecl</text:a> </text:p>
      <text:h text:style-name="P2" text:outline-level="1">Attributes:</text:h>
      <text:list xml:id="list34329296" text:style-name="L103">
        <text:list-item>
          <text:p text:style-name="P106"><text:a xlink:type="simple" xlink:href="#id1042">analog</text:a>, optional, CDATA</text:p>
        </text:list-item>
        <text:list-item>
          <text:p text:style-name="P106"><text:a xlink:type="simple" xlink:href="#id37">n</text:a>, optional, xs:NMTOKEN</text:p>
        </text:list-item>
        <text:list-item>
          <text:p text:style-name="P106"><text:a xlink:type="simple" xlink:href="#id1595">xml:id</text:a>, optional, xs:ID</text:p>
        </text:list-item>
        <text:list-item>
          <text:p text:style-name="P106"><text:a xlink:type="simple" xlink:href="#id1596">xml:lang</text:a>, optional, xs:language</text:p>
        </text:list-item>
      </text:list>
      <text:h text:style-name="P2" text:outline-level="1">Module:</text:h>
      <text:p text:style-name="Text_20_body">header</text:p>
      <text:h text:style-name="P3" text:outline-level="1"><text:bookmark text:name="id255"/>&lt;item&gt; item</text:h>
      <text:h text:style-name="P2" text:outline-level="1">Description:</text:h>
      <text:p text:style-name="Text_20_body">Single item in a &lt;list&gt;.</text:p>
      <text:h text:style-name="P2"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244">blockquote</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286">lg</text:a>, <text:a xlink:type="simple" xlink:href="#id249">list</text:a>, <text:a xlink:type="simple" xlink:href="#id1038">name</text:a>, <text:a xlink:type="simple" xlink:href="#id1087">num</text:a>, <text:a xlink:type="simple" xlink:href="#id1224">orig</text:a>, <text:a xlink:type="simple" xlink:href="#id261">p</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265">table</text:a>, <text:a xlink:type="simple" xlink:href="#id1091">title</text:a>, <text:a xlink:type="simple" xlink:href="#id1242">unclear</text:a> </text:p>
      <text:h text:style-name="P2" text:outline-level="1">May occur within:</text:h>
      <text:p text:style-name="Text_20_body"><text:a xlink:type="simple" xlink:href="#id249">list</text:a> </text:p>
      <text:h text:style-name="P2" text:outline-level="1">Attributes:</text:h>
      <text:list xml:id="list34323360" text:style-name="L104">
        <text:list-item>
          <text:p text:style-name="P107"><text:a xlink:type="simple" xlink:href="#id67">facs</text:a>, optional, xs:IDREFS</text:p>
        </text:list-item>
        <text:list-item>
          <text:p text:style-name="P107"><text:a xlink:type="simple" xlink:href="#id37">n</text:a>, optional, xs:NMTOKEN</text:p>
        </text:list-item>
        <text:list-item>
          <text:p text:style-name="P107"><text:a xlink:type="simple" xlink:href="#id1595">xml:id</text:a>, optional, xs:ID</text:p>
        </text:list-item>
      </text:list>
      <text:h text:style-name="P2" text:outline-level="1">Module:</text:h>
      <text:p text:style-name="Text_20_body">text</text:p>
      <text:h text:style-name="P3" text:outline-level="1"><text:bookmark text:name="id400"/>&lt;keyaccid&gt; key accidental</text:h>
      <text:h text:style-name="P2" text:outline-level="1">Description:</text:h>
      <text:p text:style-name="Text_20_body">Accidental in a key signature. It is a semantic error not to provide either the x and y pair of attributes or the staffloc attribute.</text:p>
      <text:h text:style-name="P2" text:outline-level="1">May contain:</text:h>
      <text:p text:style-name="Text_20_body">EMPTY</text:p>
      <text:h text:style-name="P2" text:outline-level="1"><text:soft-page-break/>May occur within:</text:h>
      <text:p text:style-name="Text_20_body"><text:a xlink:type="simple" xlink:href="#id1598">keychange</text:a>, <text:a xlink:type="simple" xlink:href="#id397">keysig</text:a> </text:p>
      <text:h text:style-name="P2" text:outline-level="1">Attributes:</text:h>
      <text:list xml:id="list34308404" text:style-name="L105">
        <text:list-item>
          <text:p text:style-name="P108"><text:a xlink:type="simple" xlink:href="#id125">accid</text:a>, optional, xs:token, s, f, ss, x, ff, xs, tb, n, nf, ns, su, sd, fu, fd, nu, nd</text:p>
        </text:list-item>
        <text:list-item>
          <text:p text:style-name="P108"><text:a xlink:type="simple" xlink:href="#id138">enclose</text:a>, optional, xs:token, paren, brack</text:p>
        </text:list-item>
        <text:list-item>
          <text:p text:style-name="P108"><text:a xlink:type="simple" xlink:href="#id67">facs</text:a>, optional, xs:IDREFS</text:p>
        </text:list-item>
        <text:list-item>
          <text:p text:style-name="P108"><text:a xlink:type="simple" xlink:href="#id402">form</text:a>, optional, xs:token, implicit, explicit</text:p>
        </text:list-item>
        <text:list-item>
          <text:p text:style-name="P108"><text:a xlink:type="simple" xlink:href="#id162">loc</text:a>, optional, xs:nonNegativeInteger</text:p>
        </text:list-item>
        <text:list-item>
          <text:p text:style-name="P108"><text:a xlink:type="simple" xlink:href="#id37">n</text:a>, optional, xs:NMTOKEN</text:p>
        </text:list-item>
        <text:list-item>
          <text:p text:style-name="P108"><text:a xlink:type="simple" xlink:href="#id332">oct</text:a>, optional, xs:nonNegativeInteger, 0 - 9</text:p>
        </text:list-item>
        <text:list-item>
          <text:p text:style-name="P108"><text:a xlink:type="simple" xlink:href="#id329">pname</text:a>, optional, xs:token, "[a-g]"</text:p>
        </text:list-item>
        <text:list-item>
          <text:p text:style-name="P108"><text:a xlink:type="simple" xlink:href="#id135">x</text:a>, optional, xs:decimal</text:p>
        </text:list-item>
        <text:list-item>
          <text:p text:style-name="P108"><text:a xlink:type="simple" xlink:href="#id1595">xml:id</text:a>, optional, xs:ID</text:p>
        </text:list-item>
        <text:list-item>
          <text:p text:style-name="P108"><text:a xlink:type="simple" xlink:href="#id136">y</text:a>, optional, xs:decimal</text:p>
        </text:list-item>
      </text:list>
      <text:h text:style-name="P2" text:outline-level="1">Module:</text:h>
      <text:p text:style-name="Text_20_body">shared</text:p>
      <text:h text:style-name="P3" text:outline-level="1"><text:bookmark text:name="id1598"/>&lt;keychange&gt; key change</text:h>
      <text:h text:style-name="P2" text:outline-level="1">Description:</text:h>
      <text:p text:style-name="Text_20_body">Change of key signature.</text:p>
      <text:h text:style-name="P2" text:outline-level="1">May contain:</text:h>
      <text:p text:style-name="Text_20_body"><text:a xlink:type="simple" xlink:href="#id400">keyaccid</text:a> </text:p>
      <text:h text:style-name="P2" text:outline-level="1">May occur within:</text:h>
      <text:p text:style-name="Text_20_body"/>
      <text:h text:style-name="P2" text:outline-level="1">Attributes:</text:h>
      <text:list xml:id="list34330710" text:style-name="L106">
        <text:list-item>
          <text:p text:style-name="P109"><text:a xlink:type="simple" xlink:href="#id67">facs</text:a>, optional, xs:IDREFS</text:p>
        </text:list-item>
        <text:list-item>
          <text:p text:style-name="P109"><text:a xlink:type="simple" xlink:href="#id37">n</text:a>, optional, xs:NMTOKEN</text:p>
        </text:list-item>
        <text:list-item>
          <text:p text:style-name="P109"><text:a xlink:type="simple" xlink:href="#id1595">xml:id</text:a>, optional, xs:ID</text:p>
        </text:list-item>
      </text:list>
      <text:h text:style-name="P2" text:outline-level="1">Module:</text:h>
      <text:p text:style-name="Text_20_body">shared</text:p>
      <text:h text:style-name="P3" text:outline-level="1"><text:bookmark text:name="id397"/>&lt;keysig&gt; key signature</text:h>
      <text:h text:style-name="P2" text:outline-level="1">Description:</text:h>
      <text:p text:style-name="Text_20_body">This element may be used as an alternative to the key.* attributes (especially key.sig.mixed) on scoredef and staffdef.</text:p>
      <text:h text:style-name="P2" text:outline-level="1"><text:soft-page-break/>May contain:</text:h>
      <text:p text:style-name="Text_20_body"><text:a xlink:type="simple" xlink:href="#id400">keyaccid</text:a> </text:p>
      <text:h text:style-name="P2"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342">scoredef</text:a>, <text:a xlink:type="simple" xlink:href="#id1234">sic</text:a>, <text:a xlink:type="simple" xlink:href="#id452">staffdef</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2" text:outline-level="1">Attributes:</text:h>
      <text:list xml:id="list34338206" text:style-name="L107">
        <text:list-item>
          <text:p text:style-name="P110"><text:a xlink:type="simple" xlink:href="#id125">accid</text:a>, optional, xs:token, s, f, ss, x, ff, xs, tb, n, nf, ns, su, sd, fu, fd, nu, nd</text:p>
        </text:list-item>
        <text:list-item>
          <text:p text:style-name="P110"><text:a xlink:type="simple" xlink:href="#id67">facs</text:a>, optional, xs:IDREFS</text:p>
        </text:list-item>
        <text:list-item>
          <text:p text:style-name="P110"><text:a xlink:type="simple" xlink:href="#id404">mode</text:a>, optional, xs:token, major, minor, dorian, phrygian, lydian, mixolydian, aeolian, locrian</text:p>
        </text:list-item>
        <text:list-item>
          <text:p text:style-name="P110"><text:a xlink:type="simple" xlink:href="#id37">n</text:a>, optional, xs:NMTOKEN</text:p>
        </text:list-item>
        <text:list-item>
          <text:p text:style-name="P110"><text:a xlink:type="simple" xlink:href="#id329">pname</text:a>, optional, xs:token, "[a-g]"</text:p>
        </text:list-item>
        <text:list-item>
          <text:p text:style-name="P110"><text:a xlink:type="simple" xlink:href="#id1595">xml:id</text:a>, optional, xs:ID</text:p>
        </text:list-item>
      </text:list>
      <text:h text:style-name="P2" text:outline-level="1">Module:</text:h>
      <text:p text:style-name="Text_20_body">shared</text:p>
      <text:h text:style-name="P3" text:outline-level="1"><text:bookmark text:name="id1462"/>&lt;keywords&gt; keywords</text:h>
      <text:h text:style-name="P2" text:outline-level="1">Description:</text:h>
      <text:p text:style-name="Text_20_body">Collection of keywords or text phrases which describe the work.</text:p>
      <text:h text:style-name="P2" text:outline-level="1">May contain:</text:h>
      <text:p text:style-name="Text_20_body"><text:a xlink:type="simple" xlink:href="#id1464">term</text:a> </text:p>
      <text:h text:style-name="P2" text:outline-level="1">May occur within:</text:h>
      <text:p text:style-name="Text_20_body"><text:a xlink:type="simple" xlink:href="#id1458">classification</text:a> </text:p>
      <text:h text:style-name="P2" text:outline-level="1">Attributes:</text:h>
      <text:list xml:id="list34338675" text:style-name="L108">
        <text:list-item>
          <text:p text:style-name="P111"><text:a xlink:type="simple" xlink:href="#id1042">analog</text:a>, optional, CDATA</text:p>
        </text:list-item>
        <text:list-item>
          <text:p text:style-name="P111"><text:a xlink:type="simple" xlink:href="#id37">n</text:a>, optional, xs:NMTOKEN</text:p>
        </text:list-item>
        <text:list-item>
          <text:p text:style-name="P111"><text:a xlink:type="simple" xlink:href="#id1595">xml:id</text:a>, optional, xs:ID</text:p>
        </text:list-item>
      </text:list>
      <text:h text:style-name="P2" text:outline-level="1">Module:</text:h>
      <text:p text:style-name="Text_20_body">header</text:p>
      <text:h text:style-name="P3" text:outline-level="1"><text:bookmark text:name="id289"/>&lt;l&gt; line of text</text:h>
      <text:h text:style-name="P2" text:outline-level="1">Description:</text:h>
      <text:p text:style-name="Text_20_body">Contains a single line of text within a line group. The n attribute should be used to record a label for the line, i.e., most likely a line number. Do not confuse this element with the &lt;line&gt; element, which is used for graphical lines that occur in music notation.</text:p>
      <text:h text:style-name="P2" text:outline-level="1"><text:soft-page-break/>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2" text:outline-level="1">May occur within:</text:h>
      <text:p text:style-name="Text_20_body"><text:a xlink:type="simple" xlink:href="#id286">lg</text:a> </text:p>
      <text:h text:style-name="P2" text:outline-level="1">Attributes:</text:h>
      <text:list xml:id="list34307354" text:style-name="L109">
        <text:list-item>
          <text:p text:style-name="P112"><text:a xlink:type="simple" xlink:href="#id67">facs</text:a>, optional, xs:IDREFS</text:p>
        </text:list-item>
        <text:list-item>
          <text:p text:style-name="P112"><text:a xlink:type="simple" xlink:href="#id37">n</text:a>, optional, xs:NMTOKEN</text:p>
        </text:list-item>
        <text:list-item>
          <text:p text:style-name="P112"><text:a xlink:type="simple" xlink:href="#id1595">xml:id</text:a>, optional, xs:ID</text:p>
        </text:list-item>
        <text:list-item>
          <text:p text:style-name="P112"><text:a xlink:type="simple" xlink:href="#id1596">xml:lang</text:a>, optional, xs:language</text:p>
        </text:list-item>
      </text:list>
      <text:h text:style-name="P2" text:outline-level="1">Module:</text:h>
      <text:p text:style-name="Text_20_body">text</text:p>
      <text:h text:style-name="P3" text:outline-level="1"><text:bookmark text:name="id442"/>&lt;label&gt; label</text:h>
      <text:h text:style-name="P2" text:outline-level="1">Description:</text:h>
      <text:p text:style-name="Text_20_body">A text string that identifies a staff or staff group.</text:p>
      <text:h text:style-name="P2" text:outline-level="1">May contain:</text:h>
      <text:p text:style-name="Text_20_body">PCDATA, <text:a xlink:type="simple" xlink:href="#id211">abbr</text:a>, <text:a xlink:type="simple" xlink:href="#id214">add</text:a>, <text:a xlink:type="simple" xlink:href="#id53">address</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2" text:outline-level="1">May occur within:</text:h>
      <text:p text:style-name="Text_20_body"><text:a xlink:type="simple" xlink:href="#id439">grpsym</text:a>, <text:a xlink:type="simple" xlink:href="#id452">staffdef</text:a>, <text:a xlink:type="simple" xlink:href="#id437">staffgrp</text:a> </text:p>
      <text:h text:style-name="P2" text:outline-level="1">Attributes:</text:h>
      <text:list xml:id="list34323304" text:style-name="L110">
        <text:list-item>
          <text:p text:style-name="P113"><text:a xlink:type="simple" xlink:href="#id67">facs</text:a>, optional, xs:IDREFS</text:p>
        </text:list-item>
        <text:list-item>
          <text:p text:style-name="P113"><text:a xlink:type="simple" xlink:href="#id37">n</text:a>, optional, xs:NMTOKEN</text:p>
        </text:list-item>
        <text:list-item>
          <text:p text:style-name="P113"><text:a xlink:type="simple" xlink:href="#id227">source</text:a>, optional, xs:IDREFS</text:p>
        </text:list-item>
        <text:list-item>
          <text:p text:style-name="P113"><text:a xlink:type="simple" xlink:href="#id1595">xml:id</text:a>, optional, xs:ID</text:p>
        </text:list-item>
      </text:list>
      <text:h text:style-name="P2" text:outline-level="1">Module:</text:h>
      <text:p text:style-name="Text_20_body">shared</text:p>
      <text:h text:style-name="P3" text:outline-level="1"><text:bookmark text:name="id1454"/><text:soft-page-break/>&lt;language&gt; language</text:h>
      <text:h text:style-name="P2" text:outline-level="1">Description:</text:h>
      <text:p text:style-name="Text_20_body">Description of a language used in the document. A text element may be related to this element via its xml:lang attribute, which normally takes the form of a code, drawn from a coded list, such as ISO639-2b. The name of the authorizing list may be encoded in the authority attribute.</text:p>
      <text:h text:style-name="P2"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2" text:outline-level="1">May occur within:</text:h>
      <text:p text:style-name="Text_20_body"><text:a xlink:type="simple" xlink:href="#id1452">langusage</text:a> </text:p>
      <text:h text:style-name="P2" text:outline-level="1">Attributes:</text:h>
      <text:list xml:id="list34317261" text:style-name="L111">
        <text:list-item>
          <text:p text:style-name="P114"><text:a xlink:type="simple" xlink:href="#id1042">analog</text:a>, optional, CDATA</text:p>
        </text:list-item>
        <text:list-item>
          <text:p text:style-name="P114"><text:a xlink:type="simple" xlink:href="#id1045">authority</text:a>, optional, CDATA</text:p>
        </text:list-item>
        <text:list-item>
          <text:p text:style-name="P114"><text:a xlink:type="simple" xlink:href="#id37">n</text:a>, optional, xs:NMTOKEN</text:p>
        </text:list-item>
        <text:list-item>
          <text:p text:style-name="P114"><text:a xlink:type="simple" xlink:href="#id1595">xml:id</text:a>, optional, xs:ID</text:p>
        </text:list-item>
      </text:list>
      <text:h text:style-name="P2" text:outline-level="1">Module:</text:h>
      <text:p text:style-name="Text_20_body">header</text:p>
      <text:h text:style-name="P3" text:outline-level="1"><text:bookmark text:name="id1452"/>&lt;langusage&gt; language usage</text:h>
      <text:h text:style-name="P2" text:outline-level="1">Description:</text:h>
      <text:p text:style-name="Text_20_body">Langusage groups elements describing the languages, sublanguages, dialects, etc., represented within the encoded work.</text:p>
      <text:h text:style-name="P2" text:outline-level="1">May contain:</text:h>
      <text:p text:style-name="Text_20_body"><text:a xlink:type="simple" xlink:href="#id1454">language</text:a> </text:p>
      <text:h text:style-name="P2" text:outline-level="1">May occur within:</text:h>
      <text:p text:style-name="Text_20_body"><text:a xlink:type="simple" xlink:href="#id1513">profiledesc</text:a>, <text:a xlink:type="simple" xlink:href="#id1399">source</text:a> </text:p>
      <text:h text:style-name="P2" text:outline-level="1">Attributes:</text:h>
      <text:list xml:id="list34314442" text:style-name="L112">
        <text:list-item>
          <text:p text:style-name="P115"><text:a xlink:type="simple" xlink:href="#id1042">analog</text:a>, optional, CDATA</text:p>
        </text:list-item>
        <text:list-item>
          <text:p text:style-name="P115"><text:a xlink:type="simple" xlink:href="#id37">n</text:a>, optional, xs:NMTOKEN</text:p>
        </text:list-item>
        <text:list-item>
          <text:p text:style-name="P115"><text:a xlink:type="simple" xlink:href="#id1595">xml:id</text:a>, optional, xs:ID</text:p>
        </text:list-item>
      </text:list>
      <text:h text:style-name="P2" text:outline-level="1">Module:</text:h>
      <text:p text:style-name="Text_20_body">header</text:p>
      <text:h text:style-name="P3" text:outline-level="1"><text:bookmark text:name="id677"/><text:soft-page-break/>&lt;layer&gt; layer</text:h>
      <text:h text:style-name="P2" text:outline-level="1">Description:</text:h>
      <text:p text:style-name="Text_20_body">An independent stream of events on a staff. The term 'layer' in used instead of 'voice' in order to avoid confusion between 'voice' and 'voice leading'. The n attribute is used to establish a connection back to the appropriate layerdef element.</text:p>
      <text:h text:style-name="P2" text:outline-level="1">May contain:</text:h>
      <text:p text:style-name="Text_20_body"><text:a xlink:type="simple" xlink:href="#id111">accid</text:a>, <text:a xlink:type="simple" xlink:href="#id214">add</text:a>, <text:a xlink:type="simple" xlink:href="#id391">anchoredtext</text:a>, <text:a xlink:type="simple" xlink:href="#id297">annot</text:a>, <text:a xlink:type="simple" xlink:href="#id220">app</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61">corr</text:a>, <text:a xlink:type="simple" xlink:href="#id172">curve</text:a>, <text:a xlink:type="simple" xlink:href="#id324">custos</text:a>, <text:a xlink:type="simple" xlink:href="#id1212">damage</text:a>, <text:a xlink:type="simple" xlink:href="#id1220">del</text:a>, <text:a xlink:type="simple" xlink:href="#id169">dir</text:a>, <text:a xlink:type="simple" xlink:href="#id229">div</text:a>, <text:a xlink:type="simple" xlink:href="#id158">dot</text:a>, <text:a xlink:type="simple" xlink:href="#id772">dynam</text:a>, <text:a xlink:type="simple" xlink:href="#id820">fermata</text:a>, <text:a xlink:type="simple" xlink:href="#id941">ftrem</text:a>, <text:a xlink:type="simple" xlink:href="#id1333">gap</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217">ineume</text:a>, <text:a xlink:type="simple" xlink:href="#id397">keysig</text:a>, <text:a xlink:type="simple" xlink:href="#id958">ligature</text:a>, <text:a xlink:type="simple" xlink:href="#id201">line</text:a>, <text:a xlink:type="simple" xlink:href="#id961">lyrics</text:a>, <text:a xlink:type="simple" xlink:href="#id501">mensur</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8">note</text:a>, <text:a xlink:type="simple" xlink:href="#id848">octave</text:a>, <text:a xlink:type="simple" xlink:href="#id1224">orig</text:a>, <text:a xlink:type="simple" xlink:href="#id868">pad</text:a>, <text:a xlink:type="simple" xlink:href="#id237">pb</text:a>, <text:a xlink:type="simple" xlink:href="#id1016">pedal</text:a>, <text:a xlink:type="simple" xlink:href="#id781">phrase</text:a>, <text:a xlink:type="simple" xlink:href="#id529">proport</text:a>, <text:a xlink:type="simple" xlink:href="#id1227">reg</text:a>, <text:a xlink:type="simple" xlink:href="#id1023">reh</text:a>, <text:a xlink:type="simple" xlink:href="#id872">rest</text:a>, <text:a xlink:type="simple" xlink:href="#id1230">restore</text:a>, <text:a xlink:type="simple" xlink:href="#id322">sb</text:a>, <text:a xlink:type="simple" xlink:href="#id342">scoredef</text:a>, <text:a xlink:type="simple" xlink:href="#id1234">sic</text:a>, <text:a xlink:type="simple" xlink:href="#id1120">slur</text:a>, <text:a xlink:type="simple" xlink:href="#id890">space</text:a>, <text:a xlink:type="simple" xlink:href="#id452">staffdef</text:a>, <text:a xlink:type="simple" xlink:href="#id437">staffgrp</text:a>, <text:a xlink:type="simple" xlink:href="#id1335">subst</text:a>, <text:a xlink:type="simple" xlink:href="#id1237">supplied</text:a>, <text:a xlink:type="simple" xlink:href="#id968">syllable</text:a>, <text:a xlink:type="simple" xlink:href="#id385">symbol</text:a>, <text:a xlink:type="simple" xlink:href="#id789">tempo</text:a>, <text:a xlink:type="simple" xlink:href="#id1126">ti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222">lem</text:a>, <text:a xlink:type="simple" xlink:href="#id1224">orig</text:a>, <text:a xlink:type="simple" xlink:href="#id1178">rdg</text:a>, <text:a xlink:type="simple" xlink:href="#id1227">reg</text:a>, <text:a xlink:type="simple" xlink:href="#id1230">restore</text:a>, <text:a xlink:type="simple" xlink:href="#id1234">sic</text:a>, <text:a xlink:type="simple" xlink:href="#id673">staff</text:a>, <text:a xlink:type="simple" xlink:href="#id1237">supplied</text:a>, <text:a xlink:type="simple" xlink:href="#id1242">unclear</text:a> </text:p>
      <text:h text:style-name="P2" text:outline-level="1">Attributes:</text:h>
      <text:list xml:id="list34325273" text:style-name="L113">
        <text:list-item>
          <text:p text:style-name="P116"><text:a xlink:type="simple" xlink:href="#id98">copyof</text:a>, optional, xs:IDREF</text:p>
        </text:list-item>
        <text:list-item>
          <text:p text:style-name="P116"><text:a xlink:type="simple" xlink:href="#id99">corresp</text:a>, optional, xs:IDREFS</text:p>
        </text:list-item>
        <text:list-item>
          <text:p text:style-name="P116"><text:a xlink:type="simple" xlink:href="#id67">facs</text:a>, optional, xs:IDREFS</text:p>
        </text:list-item>
        <text:list-item>
          <text:p text:style-name="P116"><text:a xlink:type="simple" xlink:href="#id37">n</text:a>, optional, xs:NMTOKEN</text:p>
        </text:list-item>
        <text:list-item>
          <text:p text:style-name="P116"><text:a xlink:type="simple" xlink:href="#id100">next</text:a>, optional, xs:IDREFS</text:p>
        </text:list-item>
        <text:list-item>
          <text:p text:style-name="P116"><text:a xlink:type="simple" xlink:href="#id101">prev</text:a>, optional, xs:IDREFS</text:p>
        </text:list-item>
        <text:list-item>
          <text:p text:style-name="P116"><text:a xlink:type="simple" xlink:href="#id102">sameas</text:a>, optional, xs:IDREFS</text:p>
        </text:list-item>
        <text:list-item>
          <text:p text:style-name="P116"><text:a xlink:type="simple" xlink:href="#id103">synch</text:a>, optional, xs:IDREFS</text:p>
        </text:list-item>
        <text:list-item>
          <text:p text:style-name="P116"><text:a xlink:type="simple" xlink:href="#id469">visible</text:a>, optional, xs:token, true, false</text:p>
        </text:list-item>
        <text:list-item>
          <text:p text:style-name="P116"><text:a xlink:type="simple" xlink:href="#id105">when</text:a>, optional, xs:IDREF</text:p>
        </text:list-item>
        <text:list-item>
          <text:p text:style-name="P116"><text:a xlink:type="simple" xlink:href="#id1595">xml:id</text:a>, optional, xs:ID</text:p>
        </text:list-item>
      </text:list>
      <text:h text:style-name="P2" text:outline-level="1">Module:</text:h>
      <text:p text:style-name="Text_20_body">shared</text:p>
      <text:h text:style-name="P3" text:outline-level="1"><text:bookmark text:name="id455"/>&lt;layerdef&gt; layer definition</text:h>
      <text:h text:style-name="P2" text:outline-level="1">Description:</text:h>
      <text:p text:style-name="Text_20_body">Container for layer meta-information.</text:p>
      <text:h text:style-name="P2" text:outline-level="1">May contain:</text:h>
      <text:p text:style-name="Text_20_body"><text:a xlink:type="simple" xlink:href="#id422">instrdef</text:a> </text:p>
      <text:h text:style-name="P2" text:outline-level="1">May occur within:</text:h>
      <text:p text:style-name="Text_20_body"><text:a xlink:type="simple" xlink:href="#id452">staffdef</text:a> </text:p>
      <text:h text:style-name="P2" text:outline-level="1"><text:soft-page-break/>Attributes:</text:h>
      <text:list xml:id="list34338055" text:style-name="L114">
        <text:list-item>
          <text:p text:style-name="P117"><text:a xlink:type="simple" xlink:href="#id465">beam.group</text:a>, optional, CDATA</text:p>
        </text:list-item>
        <text:list-item>
          <text:p text:style-name="P117"><text:a xlink:type="simple" xlink:href="#id471">beam.rend</text:a>, optional, xs:token, acc, rit, norm</text:p>
        </text:list-item>
        <text:list-item>
          <text:p text:style-name="P117"><text:a xlink:type="simple" xlink:href="#id466">beam.rests</text:a>, optional, xs:token, true, false</text:p>
        </text:list-item>
        <text:list-item>
          <text:p text:style-name="P117"><text:a xlink:type="simple" xlink:href="#id472">beam.slope</text:a>, optional, xs:decimal</text:p>
        </text:list-item>
        <text:list-item>
          <text:p text:style-name="P117"><text:a xlink:type="simple" xlink:href="#id460">dur.default</text:a>, optional, xs:token, long, breve, 1, 2, 4, 8, 16, 32, 64, 128, 256, 512, 1024, 2048, maxima, longa, brevis, semibrevis, minima, semiminima, fusa, semifusa</text:p>
        </text:list-item>
        <text:list-item>
          <text:p text:style-name="P117"><text:a xlink:type="simple" xlink:href="#id481">instr</text:a>, optional, xs:IDREF</text:p>
        </text:list-item>
        <text:list-item>
          <text:p text:style-name="P117"><text:a xlink:type="simple" xlink:href="#id37">n</text:a>, optional, xs:NMTOKEN</text:p>
        </text:list-item>
        <text:list-item>
          <text:p text:style-name="P117"><text:a xlink:type="simple" xlink:href="#id463">octave.default</text:a>, optional, xs:nonNegativeInteger, 0 - 9</text:p>
        </text:list-item>
        <text:list-item>
          <text:p text:style-name="P117"><text:a xlink:type="simple" xlink:href="#id474">text.fam</text:a>, optional, xs:token</text:p>
        </text:list-item>
        <text:list-item>
          <text:p text:style-name="P117"><text:a xlink:type="simple" xlink:href="#id475">text.name</text:a>, optional, xs:token</text:p>
        </text:list-item>
        <text:list-item>
          <text:p text:style-name="P117"><text:a xlink:type="simple" xlink:href="#id476">text.size</text:a>, optional, xs:decimal</text:p>
        </text:list-item>
        <text:list-item>
          <text:p text:style-name="P117"><text:a xlink:type="simple" xlink:href="#id477">text.style</text:a>, optional, xs:token, ital, normal, oblique</text:p>
        </text:list-item>
        <text:list-item>
          <text:p text:style-name="P117"><text:a xlink:type="simple" xlink:href="#id478">text.weight</text:a>, optional, xs:token, bold</text:p>
        </text:list-item>
        <text:list-item>
          <text:p text:style-name="P117"><text:a xlink:type="simple" xlink:href="#id469">visible</text:a>, optional, xs:token, true, false</text:p>
        </text:list-item>
        <text:list-item>
          <text:p text:style-name="P117"><text:a xlink:type="simple" xlink:href="#id1595">xml:id</text:a>, optional, xs:ID</text:p>
        </text:list-item>
      </text:list>
      <text:h text:style-name="P2" text:outline-level="1">Module:</text:h>
      <text:p text:style-name="Text_20_body">shared</text:p>
      <text:h text:style-name="P3" text:outline-level="1"><text:bookmark text:name="id233"/>&lt;lb&gt; line break</text:h>
      <text:h text:style-name="P2" text:outline-level="1">Description:</text:h>
      <text:p text:style-name="Text_20_body">An empty formatting element that forces text to begin on a new line. The n attribute should be used to record a label for the line, i.e., most likely a line number. See comment on &lt;verse&gt; element for description of func attribute. Do not confuse this element with the &lt;sb&gt; element, which performs a similar function for musical notation.</text:p>
      <text:h text:style-name="P2" text:outline-level="1">May contain:</text:h>
      <text:p text:style-name="Text_20_body">EMPTY</text:p>
      <text:h text:style-name="P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1582">back</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229">div</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1552">front</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3">reh</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2">titlepage</text:a>, <text:a xlink:type="simple" xlink:href="#id1445">treatmenthist</text:a>, <text:a xlink:type="simple" xlink:href="#id1448">treatmentsched</text:a>, <text:a xlink:type="simple" xlink:href="#id1242">unclear</text:a>, <text:a xlink:type="simple" xlink:href="#id1383">userestrict</text:a>, <text:a xlink:type="simple" xlink:href="#id167">verse</text:a> </text:p>
      <text:h text:style-name="P2" text:outline-level="1">Attributes:</text:h>
      <text:list xml:id="list34321891" text:style-name="L115">
        <text:list-item>
          <text:p text:style-name="P118"><text:a xlink:type="simple" xlink:href="#id67">facs</text:a>, optional, xs:IDREFS</text:p>
        </text:list-item>
        <text:list-item>
          <text:p text:style-name="P118"><text:a xlink:type="simple" xlink:href="#id235">func</text:a>, optional, xs:token, line, group</text:p>
        </text:list-item>
        <text:list-item>
          <text:p text:style-name="P118"><text:a xlink:type="simple" xlink:href="#id37">n</text:a>, optional, xs:NMTOKEN</text:p>
        </text:list-item>
        <text:list-item>
          <text:p text:style-name="P118"><text:a xlink:type="simple" xlink:href="#id227">source</text:a>, optional, xs:IDREFS</text:p>
        </text:list-item>
        <text:list-item>
          <text:p text:style-name="P118"><text:a xlink:type="simple" xlink:href="#id180">subtype</text:a>, optional, xs:NMTOKEN</text:p>
        </text:list-item>
        <text:list-item>
          <text:p text:style-name="P118"><text:soft-page-break/><text:a xlink:type="simple" xlink:href="#id179">type</text:a>, optional, xs:NMTOKEN</text:p>
        </text:list-item>
        <text:list-item>
          <text:p text:style-name="P118"><text:a xlink:type="simple" xlink:href="#id1595">xml:id</text:a>, optional, xs:ID</text:p>
        </text:list-item>
      </text:list>
      <text:h text:style-name="P2" text:outline-level="1">Module:</text:h>
      <text:p text:style-name="Text_20_body">shared</text:p>
      <text:h text:style-name="P3" text:outline-level="1"><text:bookmark text:name="id222"/>&lt;lem&gt; lemma</text:h>
      <text:h text:style-name="P2" text:outline-level="1">Description:</text:h>
      <text:p text:style-name="Text_20_body">Contains the lemma, or base text, of a textual variation. The lem element may also be used, under some circumstances, to record the base text of the source edition, to mark the readings of a base witness, to indicate the preference of an editor or encoder for a particular reading, or to make clear, in cases of ambiguity, precisely which portion of the main text the variation applies to. Those who prefer to work without the notion of a base text may prefer not to use it at all. An integer indicating the position of this reading in a sequence, when there is reason to presume a sequence of the variant readings, may be captured in the seq attribute.</text:p>
      <text:h text:style-name="P2" text:outline-level="1">May contain:</text:h>
      <text:p text:style-name="Text_20_body">PCDATA, <text:a xlink:type="simple" xlink:href="#id211">abbr</text:a>, <text:a xlink:type="simple" xlink:href="#id111">accid</text:a>, <text:a xlink:type="simple" xlink:href="#id214">add</text:a>, <text:a xlink:type="simple" xlink:href="#id53">address</text:a>, <text:a xlink:type="simple" xlink:href="#id391">anchoredtext</text:a>, <text:a xlink:type="simple" xlink:href="#id297">annot</text:a>, <text:a xlink:type="simple" xlink:href="#id220">app</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204">bibl</text:a>, <text:a xlink:type="simple" xlink:href="#id244">blockquote</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1050">corpname</text:a>, <text:a xlink:type="simple" xlink:href="#id61">corr</text:a>, <text:a xlink:type="simple" xlink:href="#id172">curve</text:a>, <text:a xlink:type="simple" xlink:href="#id324">custos</text:a>, <text:a xlink:type="simple" xlink:href="#id1212">damage</text:a>, <text:a xlink:type="simple" xlink:href="#id1083">date</text:a>, <text:a xlink:type="simple" xlink:href="#id1220">del</text:a>, <text:a xlink:type="simple" xlink:href="#id169">dir</text:a>, <text:a xlink:type="simple" xlink:href="#id229">div</text:a>, <text:a xlink:type="simple" xlink:href="#id158">dot</text:a>, <text:a xlink:type="simple" xlink:href="#id772">dynam</text:a>, <text:a xlink:type="simple" xlink:href="#id668">ending</text:a>, <text:a xlink:type="simple" xlink:href="#id1247">expan</text:a>, <text:a xlink:type="simple" xlink:href="#id224">expansion</text:a>, <text:a xlink:type="simple" xlink:href="#id34">extptr</text:a>, <text:a xlink:type="simple" xlink:href="#id49">extref</text:a>, <text:a xlink:type="simple" xlink:href="#id820">fermata</text:a>, <text:a xlink:type="simple" xlink:href="#id1100">fig</text:a>, <text:a xlink:type="simple" xlink:href="#id941">ftrem</text:a>, <text:a xlink:type="simple" xlink:href="#id1333">gap</text:a>, <text:a xlink:type="simple" xlink:href="#id1069">geogname</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1096">identifier</text:a>, <text:a xlink:type="simple" xlink:href="#id217">ineume</text:a>, <text:a xlink:type="simple" xlink:href="#id397">keysig</text:a>, <text:a xlink:type="simple" xlink:href="#id677">layer</text:a>, <text:a xlink:type="simple" xlink:href="#id233">lb</text:a>, <text:a xlink:type="simple" xlink:href="#id286">lg</text:a>, <text:a xlink:type="simple" xlink:href="#id958">ligature</text:a>, <text:a xlink:type="simple" xlink:href="#id201">line</text:a>, <text:a xlink:type="simple" xlink:href="#id249">list</text:a>, <text:a xlink:type="simple" xlink:href="#id961">lyrics</text:a>, <text:a xlink:type="simple" xlink:href="#id1155">measure</text:a>, <text:a xlink:type="simple" xlink:href="#id501">mensur</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38">name</text:a>, <text:a xlink:type="simple" xlink:href="#id108">note</text:a>, <text:a xlink:type="simple" xlink:href="#id1087">num</text:a>, <text:a xlink:type="simple" xlink:href="#id848">octave</text:a>, <text:a xlink:type="simple" xlink:href="#id1224">orig</text:a>, <text:a xlink:type="simple" xlink:href="#id1159">ossia</text:a>, <text:a xlink:type="simple" xlink:href="#id261">p</text:a>, <text:a xlink:type="simple" xlink:href="#id868">pad</text:a>, <text:a xlink:type="simple" xlink:href="#id237">pb</text:a>, <text:a xlink:type="simple" xlink:href="#id1016">pedal</text:a>, <text:a xlink:type="simple" xlink:href="#id1076">periodname</text:a>, <text:a xlink:type="simple" xlink:href="#id1064">persname</text:a>, <text:a xlink:type="simple" xlink:href="#id781">phrase</text:a>, <text:a xlink:type="simple" xlink:href="#id529">proport</text:a>, <text:a xlink:type="simple" xlink:href="#id1342">ptr</text:a>, <text:a xlink:type="simple" xlink:href="#id1344">ref</text:a>, <text:a xlink:type="simple" xlink:href="#id1227">reg</text:a>, <text:a xlink:type="simple" xlink:href="#id1023">reh</text:a>, <text:a xlink:type="simple" xlink:href="#id1026">rend</text:a>, <text:a xlink:type="simple" xlink:href="#id1073">repository</text:a>, <text:a xlink:type="simple" xlink:href="#id872">rest</text:a>, <text:a xlink:type="simple" xlink:href="#id1230">restore</text:a>, <text:a xlink:type="simple" xlink:href="#id322">sb</text:a>, <text:a xlink:type="simple" xlink:href="#id342">scoredef</text:a>, <text:a xlink:type="simple" xlink:href="#id661">section</text:a>, <text:a xlink:type="simple" xlink:href="#id1234">sic</text:a>, <text:a xlink:type="simple" xlink:href="#id1120">slur</text:a>, <text:a xlink:type="simple" xlink:href="#id890">space</text:a>, <text:a xlink:type="simple" xlink:href="#id1035">stack</text:a>, <text:a xlink:type="simple" xlink:href="#id673">staff</text:a>, <text:a xlink:type="simple" xlink:href="#id452">staffdef</text:a>, <text:a xlink:type="simple" xlink:href="#id437">staffgrp</text:a>, <text:a xlink:type="simple" xlink:href="#id1079">stylename</text:a>, <text:a xlink:type="simple" xlink:href="#id1335">subst</text:a>, <text:a xlink:type="simple" xlink:href="#id1237">supplied</text:a>, <text:a xlink:type="simple" xlink:href="#id972">syl</text:a>, <text:a xlink:type="simple" xlink:href="#id968">syllable</text:a>, <text:a xlink:type="simple" xlink:href="#id385">symbol</text:a>, <text:a xlink:type="simple" xlink:href="#id265">table</text:a>, <text:a xlink:type="simple" xlink:href="#id789">tempo</text:a>, <text:a xlink:type="simple" xlink:href="#id1126">tie</text:a>, <text:a xlink:type="simple" xlink:href="#id1091">titl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a xlink:type="simple" xlink:href="#id167">verse</text:a> </text:p>
      <text:h text:style-name="P2" text:outline-level="1">May occur within:</text:h>
      <text:p text:style-name="Text_20_body"><text:a xlink:type="simple" xlink:href="#id220">app</text:a> </text:p>
      <text:h text:style-name="P2" text:outline-level="1">Attributes:</text:h>
      <text:list xml:id="list34315606" text:style-name="L116">
        <text:list-item>
          <text:p text:style-name="P119"><text:a xlink:type="simple" xlink:href="#id1176">cause</text:a>, optional, xs:NMTOKEN</text:p>
        </text:list-item>
        <text:list-item>
          <text:p text:style-name="P119"><text:a xlink:type="simple" xlink:href="#id98">copyof</text:a>, optional, xs:IDREF</text:p>
        </text:list-item>
        <text:list-item>
          <text:p text:style-name="P119"><text:a xlink:type="simple" xlink:href="#id99">corresp</text:a>, optional, xs:IDREFS</text:p>
        </text:list-item>
        <text:list-item>
          <text:p text:style-name="P119"><text:a xlink:type="simple" xlink:href="#id46">entityref</text:a>, optional, xs:ENTITY</text:p>
        </text:list-item>
        <text:list-item>
          <text:p text:style-name="P119"><text:a xlink:type="simple" xlink:href="#id1173">hand</text:a>, optional, xs:IDREF</text:p>
        </text:list-item>
        <text:list-item>
          <text:p text:style-name="P119"><text:a xlink:type="simple" xlink:href="#id37">n</text:a>, optional, xs:NMTOKEN</text:p>
        </text:list-item>
        <text:list-item>
          <text:p text:style-name="P119"><text:a xlink:type="simple" xlink:href="#id100">next</text:a>, optional, xs:IDREFS</text:p>
        </text:list-item>
        <text:list-item>
          <text:p text:style-name="P119"><text:a xlink:type="simple" xlink:href="#id70">plist</text:a>, optional, xs:IDREFS</text:p>
        </text:list-item>
        <text:list-item>
          <text:p text:style-name="P119"><text:a xlink:type="simple" xlink:href="#id101">prev</text:a>, optional, xs:IDREFS</text:p>
        </text:list-item>
        <text:list-item>
          <text:p text:style-name="P119"><text:a xlink:type="simple" xlink:href="#id316">resp</text:a>, optional, xs:IDREFS</text:p>
        </text:list-item>
        <text:list-item>
          <text:p text:style-name="P119"><text:a xlink:type="simple" xlink:href="#id102">sameas</text:a>, optional, xs:IDREFS</text:p>
        </text:list-item>
        <text:list-item>
          <text:p text:style-name="P119"><text:a xlink:type="simple" xlink:href="#id1175">seq</text:a>, optional, xs:positiveInteger</text:p>
        </text:list-item>
        <text:list-item>
          <text:p text:style-name="P119"><text:a xlink:type="simple" xlink:href="#id227">source</text:a>, optional, xs:IDREFS</text:p>
        </text:list-item>
        <text:list-item>
          <text:p text:style-name="P119"><text:a xlink:type="simple" xlink:href="#id180">subtype</text:a>, optional, xs:NMTOKEN</text:p>
        </text:list-item>
        <text:list-item>
          <text:p text:style-name="P119"><text:a xlink:type="simple" xlink:href="#id103">synch</text:a>, optional, xs:IDREFS</text:p>
        </text:list-item>
        <text:list-item>
          <text:p text:style-name="P119"><text:a xlink:type="simple" xlink:href="#id44">targettype</text:a>, optional, xs:NMTOKEN</text:p>
        </text:list-item>
        <text:list-item>
          <text:p text:style-name="P119"><text:soft-page-break/><text:a xlink:type="simple" xlink:href="#id179">type</text:a>, optional, xs:NMTOKEN</text:p>
        </text:list-item>
        <text:list-item>
          <text:p text:style-name="P119"><text:a xlink:type="simple" xlink:href="#id105">when</text:a>, optional, xs:IDREF</text:p>
        </text:list-item>
        <text:list-item>
          <text:p text:style-name="P119"><text:a xlink:type="simple" xlink:href="#id41">xlink:actuate</text:a>, optional, xs:token, onLoad, onRequest, other, none</text:p>
        </text:list-item>
        <text:list-item>
          <text:p text:style-name="P119"><text:a xlink:type="simple" xlink:href="#id47">xlink:href</text:a>, optional, xs:anyURI</text:p>
        </text:list-item>
        <text:list-item>
          <text:p text:style-name="P119"><text:a xlink:type="simple" xlink:href="#id42">xlink:role</text:a>, optional, xs:anyURI</text:p>
        </text:list-item>
        <text:list-item>
          <text:p text:style-name="P119"><text:a xlink:type="simple" xlink:href="#id43">xlink:show</text:a>, optional, xs:token, new, replace, other, none</text:p>
        </text:list-item>
        <text:list-item>
          <text:p text:style-name="P119"><text:a xlink:type="simple" xlink:href="#id1594">xlink:title</text:a>, optional, CDATA</text:p>
        </text:list-item>
        <text:list-item>
          <text:p text:style-name="P119"><text:a xlink:type="simple" xlink:href="#id1595">xml:id</text:a>, optional, xs:ID</text:p>
        </text:list-item>
      </text:list>
      <text:h text:style-name="P2" text:outline-level="1">Module:</text:h>
      <text:p text:style-name="Text_20_body">critapp</text:p>
      <text:h text:style-name="P3" text:outline-level="1"><text:bookmark text:name="id286"/>&lt;lg&gt; line group</text:h>
      <text:h text:style-name="P2" text:outline-level="1">Description:</text:h>
      <text:p text:style-name="Text_20_body">Usually contains a lyric verse although it may be used for any section of text that is organized as a group of lines.</text:p>
      <text:h text:style-name="P2" text:outline-level="1">May contain:</text:h>
      <text:p text:style-name="Text_20_body"><text:a xlink:type="simple" xlink:href="#id252">head</text:a>, <text:a xlink:type="simple" xlink:href="#id289">l</text:a> </text:p>
      <text:h text:style-name="P2" text:outline-level="1">May occur within:</text:h>
      <text:p text:style-name="Text_20_body"><text:a xlink:type="simple" xlink:href="#id297">annot</text:a>, <text:a xlink:type="simple" xlink:href="#id244">blockquote</text:a>, <text:a xlink:type="simple" xlink:href="#id1516">creation</text:a>, <text:a xlink:type="simple" xlink:href="#id229">div</text:a>, <text:a xlink:type="simple" xlink:href="#id1102">figdesc</text:a>, <text:a xlink:type="simple" xlink:href="#id240">fw</text:a>, <text:a xlink:type="simple" xlink:href="#id255">item</text:a>, <text:a xlink:type="simple" xlink:href="#id222">lem</text:a>, <text:a xlink:type="simple" xlink:href="#id294">pgdesc</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279">td</text:a>, <text:a xlink:type="simple" xlink:href="#id273">th</text:a>, <text:a xlink:type="simple" xlink:href="#id1442">titlepage</text:a> </text:p>
      <text:h text:style-name="P2" text:outline-level="1">Attributes:</text:h>
      <text:list xml:id="list34318124" text:style-name="L117">
        <text:list-item>
          <text:p text:style-name="P120"><text:a xlink:type="simple" xlink:href="#id67">facs</text:a>, optional, xs:IDREFS</text:p>
        </text:list-item>
        <text:list-item>
          <text:p text:style-name="P120"><text:a xlink:type="simple" xlink:href="#id37">n</text:a>, optional, xs:NMTOKEN</text:p>
        </text:list-item>
        <text:list-item>
          <text:p text:style-name="P120"><text:a xlink:type="simple" xlink:href="#id135">x</text:a>, optional, xs:decimal</text:p>
        </text:list-item>
        <text:list-item>
          <text:p text:style-name="P120"><text:a xlink:type="simple" xlink:href="#id1595">xml:id</text:a>, optional, xs:ID</text:p>
        </text:list-item>
        <text:list-item>
          <text:p text:style-name="P120"><text:a xlink:type="simple" xlink:href="#id1596">xml:lang</text:a>, optional, xs:language</text:p>
        </text:list-item>
        <text:list-item>
          <text:p text:style-name="P120"><text:a xlink:type="simple" xlink:href="#id136">y</text:a>, optional, xs:decimal</text:p>
        </text:list-item>
      </text:list>
      <text:h text:style-name="P2" text:outline-level="1">Module:</text:h>
      <text:p text:style-name="Text_20_body">text</text:p>
      <text:h text:style-name="P3" text:outline-level="1"><text:bookmark text:name="id958"/>&lt;ligature&gt; ligature</text:h>
      <text:h text:style-name="P2" text:outline-level="1">Description:</text:h>
      <text:p text:style-name="Text_20_body">The &lt;ligature&gt; element is provided for the encoding of mensural notation where multiple notes are represented by joined symbols.</text:p>
      <text:h text:style-name="P2" text:outline-level="1">May contain:</text:h>
      <text:p text:style-name="Text_20_body"><text:a xlink:type="simple" xlink:href="#id111">accid</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815">breath</text:a>, <text:a xlink:type="simple" xlink:href="#id934">btrem</text:a>, <text:a xlink:type="simple" xlink:href="#id106">chord</text:a>, <text:a xlink:type="simple" xlink:href="#id861">clefchange</text:a>, <text:a xlink:type="simple" xlink:href="#id324">custos</text:a>, <text:a xlink:type="simple" xlink:href="#id169">dir</text:a>, <text:a xlink:type="simple" xlink:href="#id158">dot</text:a>, <text:a xlink:type="simple" xlink:href="#id772">dynam</text:a>, <text:a xlink:type="simple" xlink:href="#id820">fermata</text:a>, <text:a xlink:type="simple" xlink:href="#id941">ftrem</text:a>, <text:a xlink:type="simple" xlink:href="#id949">gliss</text:a>, <text:a xlink:type="simple" xlink:href="#id827">hairpin</text:a>, <text:a xlink:type="simple" xlink:href="#id956">halfmrpt</text:a>, <text:a xlink:type="simple" xlink:href="#id1138">harm</text:a>, <text:a xlink:type="simple" xlink:href="#id835">harppedal</text:a>, <text:a xlink:type="simple" xlink:href="#id217">ineume</text:a>, <text:a xlink:type="simple" xlink:href="#id397">keysig</text:a>, <text:a xlink:type="simple" xlink:href="#id958">ligature</text:a>, <text:a xlink:type="simple" xlink:href="#id961">lyrics</text:a>, <text:a xlink:type="simple" xlink:href="#id501">mensur</text:a>, <text:a xlink:type="simple" xlink:href="#id681">midi</text:a>, <text:soft-page-break/><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8">note</text:a>, <text:a xlink:type="simple" xlink:href="#id848">octave</text:a>, <text:a xlink:type="simple" xlink:href="#id868">pad</text:a>, <text:a xlink:type="simple" xlink:href="#id1016">pedal</text:a>, <text:a xlink:type="simple" xlink:href="#id781">phrase</text:a>, <text:a xlink:type="simple" xlink:href="#id529">proport</text:a>, <text:a xlink:type="simple" xlink:href="#id1023">reh</text:a>, <text:a xlink:type="simple" xlink:href="#id872">rest</text:a>, <text:a xlink:type="simple" xlink:href="#id1120">slur</text:a>, <text:a xlink:type="simple" xlink:href="#id890">space</text:a>, <text:a xlink:type="simple" xlink:href="#id968">syllable</text:a>, <text:a xlink:type="simple" xlink:href="#id789">tempo</text:a>, <text:a xlink:type="simple" xlink:href="#id1126">tie</text:a>, <text:a xlink:type="simple" xlink:href="#id1001">trill</text:a>, <text:a xlink:type="simple" xlink:href="#id905">tuplet</text:a>, <text:a xlink:type="simple" xlink:href="#id1131">tupletspan</text:a>, <text:a xlink:type="simple" xlink:href="#id1008">turn</text:a>, <text:a xlink:type="simple" xlink:href="#id1190">uneume</text:a> </text:p>
      <text:h text:style-name="P2"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2" text:outline-level="1">Attributes:</text:h>
      <text:list xml:id="list34318822" text:style-name="L118">
        <text:list-item>
          <text:p text:style-name="P121"><text:a xlink:type="simple" xlink:href="#id98">copyof</text:a>, optional, xs:IDREF</text:p>
        </text:list-item>
        <text:list-item>
          <text:p text:style-name="P121"><text:a xlink:type="simple" xlink:href="#id99">corresp</text:a>, optional, xs:IDREFS</text:p>
        </text:list-item>
        <text:list-item>
          <text:p text:style-name="P121"><text:a xlink:type="simple" xlink:href="#id67">facs</text:a>, optional, xs:IDREFS</text:p>
        </text:list-item>
        <text:list-item>
          <text:p text:style-name="P121"><text:a xlink:type="simple" xlink:href="#id985">form</text:a>, optional, xs:token, recta, obliqua</text:p>
        </text:list-item>
        <text:list-item>
          <text:p text:style-name="P121"><text:a xlink:type="simple" xlink:href="#id37">n</text:a>, optional, xs:NMTOKEN</text:p>
        </text:list-item>
        <text:list-item>
          <text:p text:style-name="P121"><text:a xlink:type="simple" xlink:href="#id100">next</text:a>, optional, xs:IDREFS</text:p>
        </text:list-item>
        <text:list-item>
          <text:p text:style-name="P121"><text:a xlink:type="simple" xlink:href="#id101">prev</text:a>, optional, xs:IDREFS</text:p>
        </text:list-item>
        <text:list-item>
          <text:p text:style-name="P121"><text:a xlink:type="simple" xlink:href="#id102">sameas</text:a>, optional, xs:IDREFS</text:p>
        </text:list-item>
        <text:list-item>
          <text:p text:style-name="P121"><text:a xlink:type="simple" xlink:href="#id103">synch</text:a>, optional, xs:IDREFS</text:p>
        </text:list-item>
        <text:list-item>
          <text:p text:style-name="P121"><text:a xlink:type="simple" xlink:href="#id105">when</text:a>, optional, xs:IDREF</text:p>
        </text:list-item>
        <text:list-item>
          <text:p text:style-name="P121"><text:a xlink:type="simple" xlink:href="#id1595">xml:id</text:a>, optional, xs:ID</text:p>
        </text:list-item>
      </text:list>
      <text:h text:style-name="P2" text:outline-level="1">Module:</text:h>
      <text:p text:style-name="Text_20_body">mensural</text:p>
      <text:h text:style-name="P3" text:outline-level="1"><text:bookmark text:name="id201"/>&lt;line&gt; line</text:h>
      <text:h text:style-name="P2" text:outline-level="1">Description:</text:h>
      <text:p text:style-name="Text_20_body">A line that cannot be represented by a more specific element. The starting point of the line may be identified in absolute output coordinate terms using the x1 and y1 attributes or relative to the location of another element using the startid attribute. The attributes in the att.visualoffset class may be used to record horizontal, vertical, or time offsets from the absolute coordinates or from the location of the referenced element. Similarly, the terminal point of the line may be recorded using either the x2 and y2 attributes or in relation to the location of another element using the endid attribute. Attributes in the att.visualoffset2 class maybe used to record the offsets of the ending point. Text content of the line element, e.g. 'gliss.', may be rendered with the line. The appearance of the line is captured in the rend attribute.</text:p>
      <text:h text:style-name="P2"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2" text:outline-level="1">May occur within:</text:h>
      <text:p text:style-name="Text_20_body"><text:a xlink:type="simple" xlink:href="#id169">dir</text:a>, <text:a xlink:type="simple" xlink:href="#id668">ending</text:a>, <text:a xlink:type="simple" xlink:href="#id1102">figdesc</text:a>, <text:a xlink:type="simple" xlink:href="#id1138">harm</text:a>, <text:a xlink:type="simple" xlink:href="#id677">layer</text:a>, <text:a xlink:type="simple" xlink:href="#id222">lem</text:a>, <text:a xlink:type="simple" xlink:href="#id1155">measure</text:a>, <text:a xlink:type="simple" xlink:href="#id1159">ossia</text:a>, <text:a xlink:type="simple" xlink:href="#id294">pgdesc</text:a>, <text:a xlink:type="simple" xlink:href="#id1178">rdg</text:a>, <text:a xlink:type="simple" xlink:href="#id1561">score</text:a>, <text:a xlink:type="simple" xlink:href="#id661">section</text:a>, <text:a xlink:type="simple" xlink:href="#id673">staff</text:a>, <text:a xlink:type="simple" xlink:href="#id968">syllable</text:a>, <text:a xlink:type="simple" xlink:href="#id383">symboldef</text:a>, <text:a xlink:type="simple" xlink:href="#id789">tempo</text:a> </text:p>
      <text:h text:style-name="P2" text:outline-level="1">Attributes:</text:h>
      <text:list xml:id="list34320103" text:style-name="L119">
        <text:list-item>
          <text:p text:style-name="P122"><text:a xlink:type="simple" xlink:href="#id86">color</text:a>, optional, xs:token, "(x[0-9A-Fa-f]{6,6}|aqua|black|fuchsia|gray|green|lime|maroon|navy|olive|purple|red|silver|teal|white|yellow)"</text:p>
        </text:list-item>
        <text:list-item>
          <text:p text:style-name="P122"><text:soft-page-break/><text:a xlink:type="simple" xlink:href="#id98">copyof</text:a>, optional, xs:IDREF</text:p>
        </text:list-item>
        <text:list-item>
          <text:p text:style-name="P122"><text:a xlink:type="simple" xlink:href="#id99">corresp</text:a>, optional, xs:IDREFS</text:p>
        </text:list-item>
        <text:list-item>
          <text:p text:style-name="P122"><text:a xlink:type="simple" xlink:href="#id184">endho</text:a>, optional, xs:decimal</text:p>
        </text:list-item>
        <text:list-item>
          <text:p text:style-name="P122"><text:a xlink:type="simple" xlink:href="#id177">endid</text:a>, optional, xs:IDREF</text:p>
        </text:list-item>
        <text:list-item>
          <text:p text:style-name="P122"><text:a xlink:type="simple" xlink:href="#id187">endto</text:a>, optional, xs:decimal</text:p>
        </text:list-item>
        <text:list-item>
          <text:p text:style-name="P122"><text:a xlink:type="simple" xlink:href="#id190">endvo</text:a>, optional, xs:decimal</text:p>
        </text:list-item>
        <text:list-item>
          <text:p text:style-name="P122"><text:a xlink:type="simple" xlink:href="#id67">facs</text:a>, optional, xs:IDREFS</text:p>
        </text:list-item>
        <text:list-item>
          <text:p text:style-name="P122"><text:a xlink:type="simple" xlink:href="#id130">ho</text:a>, optional, xs:decimal</text:p>
        </text:list-item>
        <text:list-item>
          <text:p text:style-name="P122"><text:a xlink:type="simple" xlink:href="#id37">n</text:a>, optional, xs:NMTOKEN</text:p>
        </text:list-item>
        <text:list-item>
          <text:p text:style-name="P122"><text:a xlink:type="simple" xlink:href="#id100">next</text:a>, optional, xs:IDREFS</text:p>
        </text:list-item>
        <text:list-item>
          <text:p text:style-name="P122"><text:a xlink:type="simple" xlink:href="#id101">prev</text:a>, optional, xs:IDREFS</text:p>
        </text:list-item>
        <text:list-item>
          <text:p text:style-name="P122"><text:a xlink:type="simple" xlink:href="#id854">rend</text:a>, optional, xs:token, narrow, medium, wide, dashed, dotted, wavy</text:p>
        </text:list-item>
        <text:list-item>
          <text:p text:style-name="P122"><text:a xlink:type="simple" xlink:href="#id102">sameas</text:a>, optional, xs:IDREFS</text:p>
        </text:list-item>
        <text:list-item>
          <text:p text:style-name="P122"><text:a xlink:type="simple" xlink:href="#id183">startho</text:a>, optional, xs:decimal</text:p>
        </text:list-item>
        <text:list-item>
          <text:p text:style-name="P122"><text:a xlink:type="simple" xlink:href="#id176">startid</text:a>, optional, xs:IDREF</text:p>
        </text:list-item>
        <text:list-item>
          <text:p text:style-name="P122"><text:a xlink:type="simple" xlink:href="#id186">startto</text:a>, optional, xs:decimal</text:p>
        </text:list-item>
        <text:list-item>
          <text:p text:style-name="P122"><text:a xlink:type="simple" xlink:href="#id189">startvo</text:a>, optional, xs:decimal</text:p>
        </text:list-item>
        <text:list-item>
          <text:p text:style-name="P122"><text:a xlink:type="simple" xlink:href="#id180">subtype</text:a>, optional, xs:NMTOKEN</text:p>
        </text:list-item>
        <text:list-item>
          <text:p text:style-name="P122"><text:a xlink:type="simple" xlink:href="#id103">synch</text:a>, optional, xs:IDREFS</text:p>
        </text:list-item>
        <text:list-item>
          <text:p text:style-name="P122"><text:a xlink:type="simple" xlink:href="#id155">to</text:a>, optional, xs:decimal</text:p>
        </text:list-item>
        <text:list-item>
          <text:p text:style-name="P122"><text:a xlink:type="simple" xlink:href="#id179">type</text:a>, optional, xs:NMTOKEN</text:p>
        </text:list-item>
        <text:list-item>
          <text:p text:style-name="P122"><text:a xlink:type="simple" xlink:href="#id133">vo</text:a>, optional, xs:decimal</text:p>
        </text:list-item>
        <text:list-item>
          <text:p text:style-name="P122"><text:a xlink:type="simple" xlink:href="#id105">when</text:a>, optional, xs:IDREF</text:p>
        </text:list-item>
        <text:list-item>
          <text:p text:style-name="P122"><text:a xlink:type="simple" xlink:href="#id135">x</text:a>, optional, xs:decimal</text:p>
        </text:list-item>
        <text:list-item>
          <text:p text:style-name="P122"><text:a xlink:type="simple" xlink:href="#id192">x2</text:a>, optional, xs:decimal</text:p>
        </text:list-item>
        <text:list-item>
          <text:p text:style-name="P122"><text:a xlink:type="simple" xlink:href="#id1595">xml:id</text:a>, optional, xs:ID</text:p>
        </text:list-item>
        <text:list-item>
          <text:p text:style-name="P122"><text:a xlink:type="simple" xlink:href="#id136">y</text:a>, optional, xs:decimal</text:p>
        </text:list-item>
        <text:list-item>
          <text:p text:style-name="P122"><text:a xlink:type="simple" xlink:href="#id193">y2</text:a>, optional, xs:decimal</text:p>
        </text:list-item>
      </text:list>
      <text:h text:style-name="P2" text:outline-level="1">Module:</text:h>
      <text:p text:style-name="Text_20_body">usersymbols</text:p>
      <text:h text:style-name="P3" text:outline-level="1"><text:bookmark text:name="id249"/>&lt;list&gt; list</text:h>
      <text:h text:style-name="P2" text:outline-level="1">Description:</text:h>
      <text:p text:style-name="Text_20_body">A formatting element that contains as series of items separated from one another and arranged in a linear, of vertical sequence.</text:p>
      <text:h text:style-name="P2" text:outline-level="1">May contain:</text:h>
      <text:p text:style-name="Text_20_body"><text:a xlink:type="simple" xlink:href="#id252">head</text:a>, <text:a xlink:type="simple" xlink:href="#id255">item</text:a> </text:p>
      <text:h text:style-name="P2" text:outline-level="1">May occur within:</text:h>
      <text:p text:style-name="Text_20_body"><text:a xlink:type="simple" xlink:href="#id297">annot</text:a>, <text:a xlink:type="simple" xlink:href="#id244">blockquote</text:a>, <text:a xlink:type="simple" xlink:href="#id1516">creation</text:a>, <text:a xlink:type="simple" xlink:href="#id229">div</text:a>, <text:a xlink:type="simple" xlink:href="#id1102">figdesc</text:a>, <text:a xlink:type="simple" xlink:href="#id240">fw</text:a>, <text:a xlink:type="simple" xlink:href="#id255">item</text:a>, <text:a xlink:type="simple" xlink:href="#id222">lem</text:a>, <text:a xlink:type="simple" xlink:href="#id261">p</text:a>, <text:a xlink:type="simple" xlink:href="#id294">pgdesc</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391">seriesstmt</text:a>, <text:a xlink:type="simple" xlink:href="#id279">td</text:a>, <text:a xlink:type="simple" xlink:href="#id273">th</text:a>, <text:a xlink:type="simple" xlink:href="#id1442">titlepage</text:a> </text:p>
      <text:h text:style-name="P2" text:outline-level="1"><text:soft-page-break/>Attributes:</text:h>
      <text:list xml:id="list34316636" text:style-name="L120">
        <text:list-item>
          <text:p text:style-name="P123"><text:a xlink:type="simple" xlink:href="#id67">facs</text:a>, optional, xs:IDREFS</text:p>
        </text:list-item>
        <text:list-item>
          <text:p text:style-name="P123"><text:a xlink:type="simple" xlink:href="#id259">form</text:a>, optional, xs:token, simple, marked, ordered</text:p>
        </text:list-item>
        <text:list-item>
          <text:p text:style-name="P123"><text:a xlink:type="simple" xlink:href="#id37">n</text:a>, optional, xs:NMTOKEN</text:p>
        </text:list-item>
        <text:list-item>
          <text:p text:style-name="P123"><text:a xlink:type="simple" xlink:href="#id135">x</text:a>, optional, xs:decimal</text:p>
        </text:list-item>
        <text:list-item>
          <text:p text:style-name="P123"><text:a xlink:type="simple" xlink:href="#id1595">xml:id</text:a>, optional, xs:ID</text:p>
        </text:list-item>
        <text:list-item>
          <text:p text:style-name="P123"><text:a xlink:type="simple" xlink:href="#id1596">xml:lang</text:a>, optional, xs:language</text:p>
        </text:list-item>
        <text:list-item>
          <text:p text:style-name="P123"><text:a xlink:type="simple" xlink:href="#id136">y</text:a>, optional, xs:decimal</text:p>
        </text:list-item>
      </text:list>
      <text:h text:style-name="P2" text:outline-level="1">Module:</text:h>
      <text:p text:style-name="Text_20_body">text</text:p>
      <text:h text:style-name="P3" text:outline-level="1"><text:bookmark text:name="id961"/>&lt;lyrics&gt; lyrics</text:h>
      <text:h text:style-name="P2" text:outline-level="1">Description:</text:h>
      <text:p text:style-name="Text_20_body">The staff attribute gives the staff to which the lyrics are attached. The rhythm of the lyrics will be taken from the notes of that staff. If there is more than 1 layer on that staff, the layer attribute may be used to indicate the layer from which the rhythm should be taken.</text:p>
      <text:h text:style-name="P2" text:outline-level="1">May contain:</text:h>
      <text:p text:style-name="Text_20_body"><text:a xlink:type="simple" xlink:href="#id167">verse</text:a> </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2" text:outline-level="1">Attributes:</text:h>
      <text:list xml:id="list34320649" text:style-name="L121">
        <text:list-item>
          <text:p text:style-name="P124"><text:a xlink:type="simple" xlink:href="#id98">copyof</text:a>, optional, xs:IDREF</text:p>
        </text:list-item>
        <text:list-item>
          <text:p text:style-name="P124"><text:a xlink:type="simple" xlink:href="#id99">corresp</text:a>, optional, xs:IDREFS</text:p>
        </text:list-item>
        <text:list-item>
          <text:p text:style-name="P124"><text:a xlink:type="simple" xlink:href="#id67">facs</text:a>, optional, xs:IDREFS</text:p>
        </text:list-item>
        <text:list-item>
          <text:p text:style-name="P124"><text:a xlink:type="simple" xlink:href="#id114">fontfam</text:a>, optional, xs:token</text:p>
        </text:list-item>
        <text:list-item>
          <text:p text:style-name="P124"><text:a xlink:type="simple" xlink:href="#id116">fontname</text:a>, optional, xs:token</text:p>
        </text:list-item>
        <text:list-item>
          <text:p text:style-name="P124"><text:a xlink:type="simple" xlink:href="#id118">fontsize</text:a>, optional, xs:decimal</text:p>
        </text:list-item>
        <text:list-item>
          <text:p text:style-name="P124"><text:a xlink:type="simple" xlink:href="#id119">fontstyle</text:a>, optional, xs:token, ital, normal, oblique</text:p>
        </text:list-item>
        <text:list-item>
          <text:p text:style-name="P124"><text:a xlink:type="simple" xlink:href="#id121">fontweight</text:a>, optional, xs:token, bold</text:p>
        </text:list-item>
        <text:list-item>
          <text:p text:style-name="P124"><text:a xlink:type="simple" xlink:href="#id305">layer</text:a>, optional, xs:positiveInteger</text:p>
        </text:list-item>
        <text:list-item>
          <text:p text:style-name="P124"><text:a xlink:type="simple" xlink:href="#id37">n</text:a>, optional, xs:NMTOKEN</text:p>
        </text:list-item>
        <text:list-item>
          <text:p text:style-name="P124"><text:a xlink:type="simple" xlink:href="#id100">next</text:a>, optional, xs:IDREFS</text:p>
        </text:list-item>
        <text:list-item>
          <text:p text:style-name="P124"><text:a xlink:type="simple" xlink:href="#id151">place</text:a>, optional, xs:token, above, below, within</text:p>
        </text:list-item>
        <text:list-item>
          <text:p text:style-name="P124"><text:a xlink:type="simple" xlink:href="#id101">prev</text:a>, optional, xs:IDREFS</text:p>
        </text:list-item>
        <text:list-item>
          <text:p text:style-name="P124"><text:a xlink:type="simple" xlink:href="#id102">sameas</text:a>, optional, xs:IDREFS</text:p>
        </text:list-item>
        <text:list-item>
          <text:p text:style-name="P124"><text:a xlink:type="simple" xlink:href="#id687">staff</text:a>, required, list of xs:positiveInteger, minimum length of 1</text:p>
        </text:list-item>
        <text:list-item>
          <text:p text:style-name="P124"><text:a xlink:type="simple" xlink:href="#id103">synch</text:a>, optional, xs:IDREFS</text:p>
        </text:list-item>
        <text:list-item>
          <text:p text:style-name="P124"><text:a xlink:type="simple" xlink:href="#id105">when</text:a>, optional, xs:IDREF</text:p>
        </text:list-item>
        <text:list-item>
          <text:p text:style-name="P124"><text:a xlink:type="simple" xlink:href="#id1595">xml:id</text:a>, optional, xs:ID</text:p>
        </text:list-item>
        <text:list-item>
          <text:p text:style-name="P124"><text:soft-page-break/><text:a xlink:type="simple" xlink:href="#id1596">xml:lang</text:a>, optional, xs:language</text:p>
        </text:list-item>
      </text:list>
      <text:h text:style-name="P2" text:outline-level="1">Module:</text:h>
      <text:p text:style-name="Text_20_body">lyrics</text:p>
      <text:h text:style-name="P3" text:outline-level="1"><text:bookmark text:name="id701"/>&lt;marker&gt; marker</text:h>
      <text:h text:style-name="P2" text:outline-level="1">Description:</text:h>
      <text:p text:style-name="Text_20_body">MIDI marker meta-event.</text:p>
      <text:h text:style-name="P2" text:outline-level="1">May contain:</text:h>
      <text:p text:style-name="Text_20_body">EMPTY</text:p>
      <text:h text:style-name="P2" text:outline-level="1">May occur within:</text:h>
      <text:p text:style-name="Text_20_body"><text:a xlink:type="simple" xlink:href="#id681">midi</text:a> </text:p>
      <text:h text:style-name="P2" text:outline-level="1">Attributes:</text:h>
      <text:list xml:id="list34336904" text:style-name="L122">
        <text:list-item>
          <text:p text:style-name="P125"><text:a xlink:type="simple" xlink:href="#id98">copyof</text:a>, optional, xs:IDREF</text:p>
        </text:list-item>
        <text:list-item>
          <text:p text:style-name="P125"><text:a xlink:type="simple" xlink:href="#id99">corresp</text:a>, optional, xs:IDREFS</text:p>
        </text:list-item>
        <text:list-item>
          <text:p text:style-name="P125"><text:a xlink:type="simple" xlink:href="#id305">layer</text:a>, optional, xs:positiveInteger</text:p>
        </text:list-item>
        <text:list-item>
          <text:p text:style-name="P125"><text:a xlink:type="simple" xlink:href="#id37">n</text:a>, optional, xs:NMTOKEN</text:p>
        </text:list-item>
        <text:list-item>
          <text:p text:style-name="P125"><text:a xlink:type="simple" xlink:href="#id100">next</text:a>, optional, xs:IDREFS</text:p>
        </text:list-item>
        <text:list-item>
          <text:p text:style-name="P125"><text:a xlink:type="simple" xlink:href="#id101">prev</text:a>, optional, xs:IDREFS</text:p>
        </text:list-item>
        <text:list-item>
          <text:p text:style-name="P125"><text:a xlink:type="simple" xlink:href="#id102">sameas</text:a>, optional, xs:IDREFS</text:p>
        </text:list-item>
        <text:list-item>
          <text:p text:style-name="P125"><text:a xlink:type="simple" xlink:href="#id687">staff</text:a>, required, list of xs:positiveInteger, minimum length of 1</text:p>
        </text:list-item>
        <text:list-item>
          <text:p text:style-name="P125"><text:a xlink:type="simple" xlink:href="#id103">synch</text:a>, optional, xs:IDREFS</text:p>
        </text:list-item>
        <text:list-item>
          <text:p text:style-name="P125"><text:a xlink:type="simple" xlink:href="#id94">tstamp</text:a>, optional, xs:decimal, 0 - ∞</text:p>
        </text:list-item>
        <text:list-item>
          <text:p text:style-name="P125"><text:a xlink:type="simple" xlink:href="#id105">when</text:a>, optional, xs:IDREF</text:p>
        </text:list-item>
        <text:list-item>
          <text:p text:style-name="P125"><text:a xlink:type="simple" xlink:href="#id1595">xml:id</text:a>, optional, xs:ID</text:p>
        </text:list-item>
      </text:list>
      <text:h text:style-name="P2" text:outline-level="1">Module:</text:h>
      <text:p text:style-name="Text_20_body">midi</text:p>
      <text:h text:style-name="P3" text:outline-level="1"><text:bookmark text:name="id1558"/>&lt;mdiv&gt; musical division</text:h>
      <text:h text:style-name="P2" text:outline-level="1">Description:</text:h>
      <text:p text:style-name="Text_20_body">The mdiv element may contain one or both of 2 possible views of the music. The score view is the traditional full and open score while the parts view contains each performer's view of the score; that is, his part. These 2 views are necessary because it is not always possible or desirable to generate one from the other. The score and parts elements are placed here and not directly within the body element because score and part characteristics may change from mdiv to mdiv. For example, the 2nd movement of a symphony may require different performing forces (and therefore different score and part layout) than the other movements. The mdiv element may be recursively nested in order to represent music which exhibits this kind of structure. For example, an opera is normally divided into acts, which are in turn divided into scenes. This may be represented by the <text:soft-page-break/>following markup: &lt;mdiv&gt; &lt;- the opera &lt;mdiv&gt; &lt;- act I &lt;mdiv&gt; &lt;- scene i &lt;mdiv&gt; &lt;- scene ii &lt;/mdiv&gt; &lt;mdiv&gt; &lt;- act II &lt;mdiv&gt; &lt;- scene i &lt;mdiv&gt; &lt;- scene ii &lt;/mdiv&gt; &lt;/mdiv&gt;</text:p>
      <text:h text:style-name="P2" text:outline-level="1">May contain:</text:h>
      <text:p text:style-name="Text_20_body"><text:a xlink:type="simple" xlink:href="#id1558">mdiv</text:a>, <text:a xlink:type="simple" xlink:href="#id1567">parts</text:a>, <text:a xlink:type="simple" xlink:href="#id1561">score</text:a> </text:p>
      <text:h text:style-name="P2" text:outline-level="1">May occur within:</text:h>
      <text:p text:style-name="Text_20_body"><text:a xlink:type="simple" xlink:href="#id1555">body</text:a>, <text:a xlink:type="simple" xlink:href="#id1558">mdiv</text:a> </text:p>
      <text:h text:style-name="P2" text:outline-level="1">Attributes:</text:h>
      <text:list xml:id="list34321121" text:style-name="L123">
        <text:list-item>
          <text:p text:style-name="P126"><text:a xlink:type="simple" xlink:href="#id67">facs</text:a>, optional, xs:IDREFS</text:p>
        </text:list-item>
        <text:list-item>
          <text:p text:style-name="P126"><text:a xlink:type="simple" xlink:href="#id37">n</text:a>, optional, xs:NMTOKEN</text:p>
        </text:list-item>
        <text:list-item>
          <text:p text:style-name="P126"><text:a xlink:type="simple" xlink:href="#id180">subtype</text:a>, optional, xs:NMTOKEN</text:p>
        </text:list-item>
        <text:list-item>
          <text:p text:style-name="P126"><text:a xlink:type="simple" xlink:href="#id179">type</text:a>, optional, xs:NMTOKEN</text:p>
        </text:list-item>
        <text:list-item>
          <text:p text:style-name="P126"><text:a xlink:type="simple" xlink:href="#id1595">xml:id</text:a>, optional, xs:ID</text:p>
        </text:list-item>
      </text:list>
      <text:h text:style-name="P2" text:outline-level="1">Module:</text:h>
      <text:p text:style-name="Text_20_body">shared</text:p>
      <text:h text:style-name="P3" text:outline-level="1"><text:bookmark text:name="id1155"/>&lt;measure&gt; measure</text:h>
      <text:h text:style-name="P2" text:outline-level="1">Description:</text:h>
      <text:p text:style-name="Text_20_body">"In Western notation a vertical line drawn through the staff to mark off metrical units. Hence also the metrical unit thus indicated, which in American usage is called 'measure'. English usage often relies on context alone to make the distinction clear (e.g. 'up to the double bar', 'the end of the bar'), but 'bar-line' is also common." (New Grove) In MEI, the measure element is also a linking element that uses attributes to connect the MEI document to an external electronic object or to another location within the MEI instance. Some music printing systems rely on measure width data for rendering. The width attribute allows for the capture of this data in MEI for interchange with these systems.</text:p>
      <text:h text:style-name="P2" text:outline-level="1">May contain:</text:h>
      <text:p text:style-name="Text_20_body"><text:a xlink:type="simple" xlink:href="#id214">add</text:a>, <text:a xlink:type="simple" xlink:href="#id391">anchoredtext</text:a>, <text:a xlink:type="simple" xlink:href="#id297">annot</text:a>, <text:a xlink:type="simple" xlink:href="#id220">app</text:a>, <text:a xlink:type="simple" xlink:href="#id796">arpeg</text:a>, <text:a xlink:type="simple" xlink:href="#id803">beamspan</text:a>, <text:a xlink:type="simple" xlink:href="#id815">breath</text:a>, <text:a xlink:type="simple" xlink:href="#id58">choice</text:a>, <text:a xlink:type="simple" xlink:href="#id61">corr</text:a>, <text:a xlink:type="simple" xlink:href="#id172">curve</text:a>, <text:a xlink:type="simple" xlink:href="#id1212">damage</text:a>, <text:a xlink:type="simple" xlink:href="#id1220">del</text:a>, <text:a xlink:type="simple" xlink:href="#id169">dir</text:a>, <text:a xlink:type="simple" xlink:href="#id229">div</text:a>, <text:a xlink:type="simple" xlink:href="#id772">dynam</text:a>, <text:a xlink:type="simple" xlink:href="#id820">fermata</text:a>, <text:a xlink:type="simple" xlink:href="#id1333">gap</text:a>, <text:a xlink:type="simple" xlink:href="#id827">hairpin</text:a>, <text:a xlink:type="simple" xlink:href="#id1326">handshift</text:a>, <text:a xlink:type="simple" xlink:href="#id1138">harm</text:a>, <text:a xlink:type="simple" xlink:href="#id835">harppedal</text:a>, <text:a xlink:type="simple" xlink:href="#id201">line</text:a>, <text:a xlink:type="simple" xlink:href="#id961">lyrics</text:a>, <text:a xlink:type="simple" xlink:href="#id681">midi</text:a>, <text:a xlink:type="simple" xlink:href="#id859">mordent</text:a>, <text:a xlink:type="simple" xlink:href="#id848">octave</text:a>, <text:a xlink:type="simple" xlink:href="#id1224">orig</text:a>, <text:a xlink:type="simple" xlink:href="#id1159">ossia</text:a>, <text:a xlink:type="simple" xlink:href="#id237">pb</text:a>, <text:a xlink:type="simple" xlink:href="#id1016">pedal</text:a>, <text:a xlink:type="simple" xlink:href="#id781">phrase</text:a>, <text:a xlink:type="simple" xlink:href="#id1227">reg</text:a>, <text:a xlink:type="simple" xlink:href="#id1023">reh</text:a>, <text:a xlink:type="simple" xlink:href="#id1230">restore</text:a>, <text:a xlink:type="simple" xlink:href="#id322">sb</text:a>, <text:a xlink:type="simple" xlink:href="#id342">scoredef</text:a>, <text:a xlink:type="simple" xlink:href="#id1234">sic</text:a>, <text:a xlink:type="simple" xlink:href="#id1120">slur</text:a>, <text:a xlink:type="simple" xlink:href="#id673">staff</text:a>, <text:a xlink:type="simple" xlink:href="#id452">staffdef</text:a>, <text:a xlink:type="simple" xlink:href="#id437">staffgrp</text:a>, <text:a xlink:type="simple" xlink:href="#id1335">subst</text:a>, <text:a xlink:type="simple" xlink:href="#id1237">supplied</text:a>, <text:a xlink:type="simple" xlink:href="#id385">symbol</text:a>, <text:a xlink:type="simple" xlink:href="#id789">tempo</text:a>, <text:a xlink:type="simple" xlink:href="#id1126">tie</text:a>, <text:a xlink:type="simple" xlink:href="#id1001">trill</text:a>, <text:a xlink:type="simple" xlink:href="#id1131">tupletspan</text:a>, <text:a xlink:type="simple" xlink:href="#id1008">turn</text:a>, <text:a xlink:type="simple" xlink:href="#id1242">unclear</text:a> </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68">ending</text:a>, <text:a xlink:type="simple" xlink:href="#id222">lem</text:a>, <text:a xlink:type="simple" xlink:href="#id1224">orig</text:a>, <text:a xlink:type="simple" xlink:href="#id1178">rdg</text:a>, <text:a xlink:type="simple" xlink:href="#id1227">reg</text:a>, <text:a xlink:type="simple" xlink:href="#id1230">restore</text:a>, <text:a xlink:type="simple" xlink:href="#id661">section</text:a>, <text:a xlink:type="simple" xlink:href="#id1234">sic</text:a>, <text:a xlink:type="simple" xlink:href="#id1237">supplied</text:a>, <text:a xlink:type="simple" xlink:href="#id1242">unclear</text:a> </text:p>
      <text:h text:style-name="P2" text:outline-level="1">Attributes:</text:h>
      <text:list xml:id="list34310735" text:style-name="L124">
        <text:list-item>
          <text:p text:style-name="P127"><text:a xlink:type="simple" xlink:href="#id81">barplace</text:a>, optional, xs:token, mensur, staff, takt</text:p>
        </text:list-item>
        <text:list-item>
          <text:p text:style-name="P127"><text:a xlink:type="simple" xlink:href="#id74">complete</text:a>, optional, xs:token, c, i, o</text:p>
        </text:list-item>
        <text:list-item>
          <text:p text:style-name="P127"><text:a xlink:type="simple" xlink:href="#id75">control</text:a>, optional, xs:token, true, false</text:p>
        </text:list-item>
        <text:list-item>
          <text:p text:style-name="P127"><text:a xlink:type="simple" xlink:href="#id98">copyof</text:a>, optional, xs:IDREF</text:p>
        </text:list-item>
        <text:list-item>
          <text:p text:style-name="P127"><text:a xlink:type="simple" xlink:href="#id99">corresp</text:a>, optional, xs:IDREFS</text:p>
        </text:list-item>
        <text:list-item>
          <text:p text:style-name="P127"><text:a xlink:type="simple" xlink:href="#id46">entityref</text:a>, optional, xs:ENTITY</text:p>
        </text:list-item>
        <text:list-item>
          <text:p text:style-name="P127"><text:soft-page-break/><text:a xlink:type="simple" xlink:href="#id67">facs</text:a>, optional, xs:IDREFS</text:p>
        </text:list-item>
        <text:list-item>
          <text:p text:style-name="P127"><text:a xlink:type="simple" xlink:href="#id788">join</text:a>, optional, xs:IDREFS</text:p>
        </text:list-item>
        <text:list-item>
          <text:p text:style-name="P127"><text:a xlink:type="simple" xlink:href="#id1165">left</text:a>, optional, xs:token, dashed, dotted, dbl, dbldashed, dbldotted, end, invis, rptstart, rptboth, rptend, single</text:p>
        </text:list-item>
        <text:list-item>
          <text:p text:style-name="P127"><text:a xlink:type="simple" xlink:href="#id37">n</text:a>, optional, xs:NMTOKEN</text:p>
        </text:list-item>
        <text:list-item>
          <text:p text:style-name="P127"><text:a xlink:type="simple" xlink:href="#id100">next</text:a>, optional, xs:IDREFS</text:p>
        </text:list-item>
        <text:list-item>
          <text:p text:style-name="P127"><text:a xlink:type="simple" xlink:href="#id70">plist</text:a>, optional, xs:IDREFS</text:p>
        </text:list-item>
        <text:list-item>
          <text:p text:style-name="P127"><text:a xlink:type="simple" xlink:href="#id101">prev</text:a>, optional, xs:IDREFS</text:p>
        </text:list-item>
        <text:list-item>
          <text:p text:style-name="P127"><text:a xlink:type="simple" xlink:href="#id1166">right</text:a>, optional, xs:token, dashed, dotted, dbl, dbldashed, dbldotted, end, invis, rptstart, rptboth, rptend, single</text:p>
        </text:list-item>
        <text:list-item>
          <text:p text:style-name="P127"><text:a xlink:type="simple" xlink:href="#id102">sameas</text:a>, optional, xs:IDREFS</text:p>
        </text:list-item>
        <text:list-item>
          <text:p text:style-name="P127"><text:a xlink:type="simple" xlink:href="#id180">subtype</text:a>, optional, xs:NMTOKEN</text:p>
        </text:list-item>
        <text:list-item>
          <text:p text:style-name="P127"><text:a xlink:type="simple" xlink:href="#id103">synch</text:a>, optional, xs:IDREFS</text:p>
        </text:list-item>
        <text:list-item>
          <text:p text:style-name="P127"><text:a xlink:type="simple" xlink:href="#id83">taktplace</text:a>, optional, xs:nonNegativeInteger</text:p>
        </text:list-item>
        <text:list-item>
          <text:p text:style-name="P127"><text:a xlink:type="simple" xlink:href="#id44">targettype</text:a>, optional, xs:NMTOKEN</text:p>
        </text:list-item>
        <text:list-item>
          <text:p text:style-name="P127"><text:a xlink:type="simple" xlink:href="#id308">tstamp.ges</text:a>, optional, xs:nonNegativeInteger</text:p>
        </text:list-item>
        <text:list-item>
          <text:p text:style-name="P127"><text:a xlink:type="simple" xlink:href="#id309">tstamp.real</text:a>, optional, xs:time</text:p>
        </text:list-item>
        <text:list-item>
          <text:p text:style-name="P127"><text:a xlink:type="simple" xlink:href="#id179">type</text:a>, optional, xs:NMTOKEN</text:p>
        </text:list-item>
        <text:list-item>
          <text:p text:style-name="P127"><text:a xlink:type="simple" xlink:href="#id89">unit</text:a>, optional, xs:NMTOKEN</text:p>
        </text:list-item>
        <text:list-item>
          <text:p text:style-name="P127"><text:a xlink:type="simple" xlink:href="#id105">when</text:a>, optional, xs:IDREF</text:p>
        </text:list-item>
        <text:list-item>
          <text:p text:style-name="P127"><text:a xlink:type="simple" xlink:href="#id91">width</text:a>, optional, xs:decimal</text:p>
        </text:list-item>
        <text:list-item>
          <text:p text:style-name="P127"><text:a xlink:type="simple" xlink:href="#id41">xlink:actuate</text:a>, optional, xs:token, onLoad, onRequest, other, none</text:p>
        </text:list-item>
        <text:list-item>
          <text:p text:style-name="P127"><text:a xlink:type="simple" xlink:href="#id47">xlink:href</text:a>, optional, xs:anyURI</text:p>
        </text:list-item>
        <text:list-item>
          <text:p text:style-name="P127"><text:a xlink:type="simple" xlink:href="#id42">xlink:role</text:a>, optional, xs:anyURI</text:p>
        </text:list-item>
        <text:list-item>
          <text:p text:style-name="P127"><text:a xlink:type="simple" xlink:href="#id43">xlink:show</text:a>, optional, xs:token, new, replace, other, none</text:p>
        </text:list-item>
        <text:list-item>
          <text:p text:style-name="P127"><text:a xlink:type="simple" xlink:href="#id1594">xlink:title</text:a>, optional, CDATA</text:p>
        </text:list-item>
        <text:list-item>
          <text:p text:style-name="P127"><text:a xlink:type="simple" xlink:href="#id1595">xml:id</text:a>, optional, xs:ID</text:p>
        </text:list-item>
      </text:list>
      <text:h text:style-name="P2" text:outline-level="1">Module:</text:h>
      <text:p text:style-name="Text_20_body">cmn</text:p>
      <text:h text:style-name="P3" text:outline-level="1"><text:bookmark text:name="id27"/>&lt;mei&gt; mei</text:h>
      <text:h text:style-name="P2" text:outline-level="1">Description:</text:h>
      <text:p text:style-name="Text_20_body">The document element for a single document, containing a header and data. The &lt;mei&gt; element defines a particular instance of a document encoded with the MEI schema. The name of this element should not be changed in order to assure an absolute minimum level of MEI compliance.</text:p>
      <text:h text:style-name="P2" text:outline-level="1">May contain:</text:h>
      <text:p text:style-name="Text_20_body">EMPTY</text:p>
      <text:h text:style-name="P2" text:outline-level="1">May occur within:</text:h>
      <text:p text:style-name="Text_20_body"><text:a xlink:type="simple" xlink:href="#id1587">meicorpus</text:a> </text:p>
      <text:h text:style-name="P2" text:outline-level="1">Attributes:</text:h>
      <text:list xml:id="list34314925" text:style-name="L125">
        <text:list-item>
          <text:p text:style-name="P128"><text:a xlink:type="simple" xlink:href="#id1531">meiversion</text:a>, optional, xs:token, 1.9b</text:p>
        </text:list-item>
        <text:list-item>
          <text:p text:style-name="P128"><text:soft-page-break/><text:a xlink:type="simple" xlink:href="#id1595">xml:id</text:a>, optional, xs:ID</text:p>
        </text:list-item>
      </text:list>
      <text:h text:style-name="P2" text:outline-level="1">Module:</text:h>
      <text:p text:style-name="Text_20_body">shared</text:p>
      <text:h text:style-name="P3" text:outline-level="1"><text:bookmark text:name="id1587"/>&lt;meicorpus&gt; meicorpus</text:h>
      <text:h text:style-name="P2" text:outline-level="1">Description:</text:h>
      <text:p text:style-name="Text_20_body">The document element for a group of related MEI documents, each with its own complete header, contains a header for the group, and one or more &lt;mei&gt; elements. The group may be related in a number of ways, for example, by composer, by similar instrumentation, by holding institution, etc. This element's name should not be changed in order to assure an absolute minimum level of MEI compliance.</text:p>
      <text:h text:style-name="P2" text:outline-level="1">May contain:</text:h>
      <text:p text:style-name="Text_20_body"><text:a xlink:type="simple" xlink:href="#id27">mei</text:a>, <text:a xlink:type="simple" xlink:href="#id28">meihead</text:a> </text:p>
      <text:h text:style-name="P2" text:outline-level="1">May occur within:</text:h>
      <text:p text:style-name="Text_20_body"/>
      <text:h text:style-name="P2" text:outline-level="1">Attributes:</text:h>
      <text:list xml:id="list34325479" text:style-name="L126">
        <text:list-item>
          <text:p text:style-name="P129"><text:a xlink:type="simple" xlink:href="#id1531">meiversion</text:a>, optional, xs:token, 1.9b</text:p>
        </text:list-item>
        <text:list-item>
          <text:p text:style-name="P129"><text:a xlink:type="simple" xlink:href="#id37">n</text:a>, optional, xs:NMTOKEN</text:p>
        </text:list-item>
        <text:list-item>
          <text:p text:style-name="P129"><text:a xlink:type="simple" xlink:href="#id1595">xml:id</text:a>, optional, xs:ID</text:p>
        </text:list-item>
      </text:list>
      <text:h text:style-name="P2" text:outline-level="1">Module:</text:h>
      <text:p text:style-name="Text_20_body">corpus</text:p>
      <text:h text:style-name="P3" text:outline-level="1"><text:bookmark text:name="id28"/>&lt;meihead&gt; meihead</text:h>
      <text:h text:style-name="P2" text:outline-level="1">Description:</text:h>
      <text:p text:style-name="Text_20_body">A wrapper for general bibliographic and descriptive information about the encoded file. This information is often essential in a machine-readable environment. Five sub-elements must be encoded in the following order: &lt;altmeiid&gt;(optional), &lt;filedesc&gt;(required), &lt;encodingdesc&gt;(optional), &lt;profiledesc;&gt;(optional), and &lt;revisiondesc&gt;(optional). These elements and their sub-elements provide: a unique identifier for the MEI file, bibliographic information about the MEI file and its sources, information about the encoding process, information about the creation of the work being encoded, and statements regarding significant revisions of the file. The xml:lang attribute may be used to indicate the language in which the metadata content of the header is provided.</text:p>
      <text:h text:style-name="P2" text:outline-level="1">May contain:</text:h>
      <text:p text:style-name="Text_20_body"><text:a xlink:type="simple" xlink:href="#id30">altmeiid</text:a>, <text:a xlink:type="simple" xlink:href="#id1474">encodingdesc</text:a>, <text:a xlink:type="simple" xlink:href="#id1348">filedesc</text:a>, <text:a xlink:type="simple" xlink:href="#id1513">profiledesc</text:a>, <text:a xlink:type="simple" xlink:href="#id1520">revisiondesc</text:a> </text:p>
      <text:h text:style-name="P2" text:outline-level="1">May occur within:</text:h>
      <text:p text:style-name="Text_20_body"><text:a xlink:type="simple" xlink:href="#id27">mei</text:a>, <text:a xlink:type="simple" xlink:href="#id1587">meicorpus</text:a> </text:p>
      <text:h text:style-name="P2" text:outline-level="1"><text:soft-page-break/>Attributes:</text:h>
      <text:list xml:id="list34311525" text:style-name="L127">
        <text:list-item>
          <text:p text:style-name="P130"><text:a xlink:type="simple" xlink:href="#id1042">analog</text:a>, optional, CDATA</text:p>
        </text:list-item>
        <text:list-item>
          <text:p text:style-name="P130"><text:a xlink:type="simple" xlink:href="#id1531">meiversion</text:a>, optional, xs:token, 1.9b</text:p>
        </text:list-item>
        <text:list-item>
          <text:p text:style-name="P130"><text:a xlink:type="simple" xlink:href="#id37">n</text:a>, optional, xs:NMTOKEN</text:p>
        </text:list-item>
        <text:list-item>
          <text:p text:style-name="P130"><text:a xlink:type="simple" xlink:href="#id1532">type</text:a>, optional, xs:token, music, corpus</text:p>
        </text:list-item>
        <text:list-item>
          <text:p text:style-name="P130"><text:a xlink:type="simple" xlink:href="#id1595">xml:id</text:a>, optional, xs:ID</text:p>
        </text:list-item>
        <text:list-item>
          <text:p text:style-name="P130"><text:a xlink:type="simple" xlink:href="#id1596">xml:lang</text:a>, optional, xs:language</text:p>
        </text:list-item>
      </text:list>
      <text:h text:style-name="P2" text:outline-level="1">Module:</text:h>
      <text:p text:style-name="Text_20_body">header</text:p>
      <text:h text:style-name="P3" text:outline-level="1"><text:bookmark text:name="id501"/>&lt;mensur&gt; mensuration</text:h>
      <text:h text:style-name="P2" text:outline-level="1">Description:</text:h>
      <text:p text:style-name="Text_20_body">The &lt;mensur&gt; element is provided for the encoding of mensural notation. It collects information about the metrical relationship between a note value and the next smaller value. The slash attribute indicates the number lines added to the mensuration sign. For example, one slash is added for what we now call 'alla breve'.</text:p>
      <text:h text:style-name="P2" text:outline-level="1">May contain:</text:h>
      <text:p text:style-name="Text_20_body">EMPTY</text:p>
      <text:h text:style-name="P2"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452">staffdef</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2" text:outline-level="1">Attributes:</text:h>
      <text:list xml:id="list34324806" text:style-name="L128">
        <text:list-item>
          <text:p text:style-name="P131"><text:a xlink:type="simple" xlink:href="#id86">color</text:a>, optional, xs:token, "(x[0-9A-Fa-f]{6,6}|aqua|black|fuchsia|gray|green|lime|maroon|navy|olive|purple|red|silver|teal|white|yellow)"</text:p>
        </text:list-item>
        <text:list-item>
          <text:p text:style-name="P131"><text:a xlink:type="simple" xlink:href="#id98">copyof</text:a>, optional, xs:IDREF</text:p>
        </text:list-item>
        <text:list-item>
          <text:p text:style-name="P131"><text:a xlink:type="simple" xlink:href="#id99">corresp</text:a>, optional, xs:IDREFS</text:p>
        </text:list-item>
        <text:list-item>
          <text:p text:style-name="P131"><text:a xlink:type="simple" xlink:href="#id522">dot</text:a>, optional, xs:token, true, false</text:p>
        </text:list-item>
        <text:list-item>
          <text:p text:style-name="P131"><text:a xlink:type="simple" xlink:href="#id67">facs</text:a>, optional, xs:IDREFS</text:p>
        </text:list-item>
        <text:list-item>
          <text:p text:style-name="P131"><text:a xlink:type="simple" xlink:href="#id523">form</text:a>, optional, xs:token, horizontal, vertical</text:p>
        </text:list-item>
        <text:list-item>
          <text:p text:style-name="P131"><text:a xlink:type="simple" xlink:href="#id162">loc</text:a>, optional, xs:nonNegativeInteger</text:p>
        </text:list-item>
        <text:list-item>
          <text:p text:style-name="P131"><text:a xlink:type="simple" xlink:href="#id507">modusmaior</text:a>, optional, xs:positiveInteger, 2 - 3</text:p>
        </text:list-item>
        <text:list-item>
          <text:p text:style-name="P131"><text:a xlink:type="simple" xlink:href="#id509">modusminor</text:a>, optional, xs:positiveInteger, 2 - 3</text:p>
        </text:list-item>
        <text:list-item>
          <text:p text:style-name="P131"><text:a xlink:type="simple" xlink:href="#id37">n</text:a>, optional, xs:NMTOKEN</text:p>
        </text:list-item>
        <text:list-item>
          <text:p text:style-name="P131"><text:a xlink:type="simple" xlink:href="#id100">next</text:a>, optional, xs:IDREFS</text:p>
        </text:list-item>
        <text:list-item>
          <text:p text:style-name="P131"><text:a xlink:type="simple" xlink:href="#id505">num</text:a>, optional, xs:positiveInteger</text:p>
        </text:list-item>
        <text:list-item>
          <text:p text:style-name="P131"><text:a xlink:type="simple" xlink:href="#id506">numbase</text:a>, optional, xs:positiveInteger</text:p>
        </text:list-item>
        <text:list-item>
          <text:p text:style-name="P131"><text:a xlink:type="simple" xlink:href="#id524">orient</text:a>, optional, xs:token, "reversed|90CW|90CCW"</text:p>
        </text:list-item>
        <text:list-item>
          <text:p text:style-name="P131"><text:a xlink:type="simple" xlink:href="#id101">prev</text:a>, optional, xs:IDREFS</text:p>
        </text:list-item>
        <text:list-item>
          <text:p text:style-name="P131"><text:a xlink:type="simple" xlink:href="#id511">prolatio</text:a>, optional, xs:positiveInteger, 2 - 3</text:p>
        </text:list-item>
        <text:list-item>
          <text:p text:style-name="P131"><text:a xlink:type="simple" xlink:href="#id102">sameas</text:a>, optional, xs:IDREFS</text:p>
        </text:list-item>
        <text:list-item>
          <text:p text:style-name="P131"><text:a xlink:type="simple" xlink:href="#id526">sign</text:a>, optional, xs:token, C, O</text:p>
        </text:list-item>
        <text:list-item>
          <text:p text:style-name="P131"><text:soft-page-break/><text:a xlink:type="simple" xlink:href="#id517">size</text:a>, optional, xs:token, normal, cue</text:p>
        </text:list-item>
        <text:list-item>
          <text:p text:style-name="P131"><text:a xlink:type="simple" xlink:href="#id520">slash</text:a>, optional, xs:positiveInteger, 1 - 6</text:p>
        </text:list-item>
        <text:list-item>
          <text:p text:style-name="P131"><text:a xlink:type="simple" xlink:href="#id103">synch</text:a>, optional, xs:IDREFS</text:p>
        </text:list-item>
        <text:list-item>
          <text:p text:style-name="P131"><text:a xlink:type="simple" xlink:href="#id513">tempus</text:a>, optional, xs:positiveInteger, 2 - 3</text:p>
        </text:list-item>
        <text:list-item>
          <text:p text:style-name="P131"><text:a xlink:type="simple" xlink:href="#id105">when</text:a>, optional, xs:IDREF</text:p>
        </text:list-item>
        <text:list-item>
          <text:p text:style-name="P131"><text:a xlink:type="simple" xlink:href="#id1595">xml:id</text:a>, optional, xs:ID</text:p>
        </text:list-item>
      </text:list>
      <text:h text:style-name="P2" text:outline-level="1">Module:</text:h>
      <text:p text:style-name="Text_20_body">mensural</text:p>
      <text:h text:style-name="P3" text:outline-level="1"><text:bookmark text:name="id703"/>&lt;metatext&gt; meta text</text:h>
      <text:h text:style-name="P2" text:outline-level="1">Description:</text:h>
      <text:p text:style-name="Text_20_body">MIDI text meta-event.</text:p>
      <text:h text:style-name="P2" text:outline-level="1">May contain:</text:h>
      <text:p text:style-name="Text_20_body">EMPTY</text:p>
      <text:h text:style-name="P2" text:outline-level="1">May occur within:</text:h>
      <text:p text:style-name="Text_20_body"><text:a xlink:type="simple" xlink:href="#id681">midi</text:a> </text:p>
      <text:h text:style-name="P2" text:outline-level="1">Attributes:</text:h>
      <text:list xml:id="list34332379" text:style-name="L129">
        <text:list-item>
          <text:p text:style-name="P132"><text:a xlink:type="simple" xlink:href="#id98">copyof</text:a>, optional, xs:IDREF</text:p>
        </text:list-item>
        <text:list-item>
          <text:p text:style-name="P132"><text:a xlink:type="simple" xlink:href="#id99">corresp</text:a>, optional, xs:IDREFS</text:p>
        </text:list-item>
        <text:list-item>
          <text:p text:style-name="P132"><text:a xlink:type="simple" xlink:href="#id305">layer</text:a>, optional, xs:positiveInteger</text:p>
        </text:list-item>
        <text:list-item>
          <text:p text:style-name="P132"><text:a xlink:type="simple" xlink:href="#id37">n</text:a>, optional, xs:NMTOKEN</text:p>
        </text:list-item>
        <text:list-item>
          <text:p text:style-name="P132"><text:a xlink:type="simple" xlink:href="#id100">next</text:a>, optional, xs:IDREFS</text:p>
        </text:list-item>
        <text:list-item>
          <text:p text:style-name="P132"><text:a xlink:type="simple" xlink:href="#id101">prev</text:a>, optional, xs:IDREFS</text:p>
        </text:list-item>
        <text:list-item>
          <text:p text:style-name="P132"><text:a xlink:type="simple" xlink:href="#id102">sameas</text:a>, optional, xs:IDREFS</text:p>
        </text:list-item>
        <text:list-item>
          <text:p text:style-name="P132"><text:a xlink:type="simple" xlink:href="#id687">staff</text:a>, required, list of xs:positiveInteger, minimum length of 1</text:p>
        </text:list-item>
        <text:list-item>
          <text:p text:style-name="P132"><text:a xlink:type="simple" xlink:href="#id103">synch</text:a>, optional, xs:IDREFS</text:p>
        </text:list-item>
        <text:list-item>
          <text:p text:style-name="P132"><text:a xlink:type="simple" xlink:href="#id94">tstamp</text:a>, optional, xs:decimal, 0 - ∞</text:p>
        </text:list-item>
        <text:list-item>
          <text:p text:style-name="P132"><text:a xlink:type="simple" xlink:href="#id105">when</text:a>, optional, xs:IDREF</text:p>
        </text:list-item>
        <text:list-item>
          <text:p text:style-name="P132"><text:a xlink:type="simple" xlink:href="#id1595">xml:id</text:a>, optional, xs:ID</text:p>
        </text:list-item>
      </text:list>
      <text:h text:style-name="P2" text:outline-level="1">Module:</text:h>
      <text:p text:style-name="Text_20_body">midi</text:p>
      <text:h text:style-name="P3" text:outline-level="1"><text:bookmark text:name="id681"/>&lt;midi&gt; midi</text:h>
      <text:h text:style-name="P2" text:outline-level="1">Description:</text:h>
      <text:p text:style-name="Text_20_body">Container for elements that contain information useful when generating MIDI output. The n attribute can be used to differentiate between multiple MIDI data streams, e.g. quantized/unquantized, straight/swing, ornamented/as notated, etc.</text:p>
      <text:h text:style-name="P2" text:outline-level="1"><text:soft-page-break/>May contain:</text:h>
      <text:p text:style-name="Text_20_body"><text:a xlink:type="simple" xlink:href="#id683">cc</text:a>, <text:a xlink:type="simple" xlink:href="#id692">chan</text:a>, <text:a xlink:type="simple" xlink:href="#id695">chanpr</text:a>, <text:a xlink:type="simple" xlink:href="#id697">cue</text:a>, <text:a xlink:type="simple" xlink:href="#id699">hex</text:a>, <text:a xlink:type="simple" xlink:href="#id701">marker</text:a>, <text:a xlink:type="simple" xlink:href="#id703">metatext</text:a>, <text:a xlink:type="simple" xlink:href="#id705">noteoff</text:a>, <text:a xlink:type="simple" xlink:href="#id707">noteon</text:a>, <text:a xlink:type="simple" xlink:href="#id709">port</text:a>, <text:a xlink:type="simple" xlink:href="#id711">prog</text:a>, <text:a xlink:type="simple" xlink:href="#id713">seqnum</text:a>, <text:a xlink:type="simple" xlink:href="#id716">trkname</text:a>, <text:a xlink:type="simple" xlink:href="#id718">vel</text:a> </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2" text:outline-level="1">Attributes:</text:h>
      <text:list xml:id="list34309595" text:style-name="L130">
        <text:list-item>
          <text:p text:style-name="P133"><text:a xlink:type="simple" xlink:href="#id98">copyof</text:a>, optional, xs:IDREF</text:p>
        </text:list-item>
        <text:list-item>
          <text:p text:style-name="P133"><text:a xlink:type="simple" xlink:href="#id99">corresp</text:a>, optional, xs:IDREFS</text:p>
        </text:list-item>
        <text:list-item>
          <text:p text:style-name="P133"><text:a xlink:type="simple" xlink:href="#id305">layer</text:a>, optional, xs:positiveInteger</text:p>
        </text:list-item>
        <text:list-item>
          <text:p text:style-name="P133"><text:a xlink:type="simple" xlink:href="#id37">n</text:a>, optional, xs:NMTOKEN</text:p>
        </text:list-item>
        <text:list-item>
          <text:p text:style-name="P133"><text:a xlink:type="simple" xlink:href="#id100">next</text:a>, optional, xs:IDREFS</text:p>
        </text:list-item>
        <text:list-item>
          <text:p text:style-name="P133"><text:a xlink:type="simple" xlink:href="#id101">prev</text:a>, optional, xs:IDREFS</text:p>
        </text:list-item>
        <text:list-item>
          <text:p text:style-name="P133"><text:a xlink:type="simple" xlink:href="#id102">sameas</text:a>, optional, xs:IDREFS</text:p>
        </text:list-item>
        <text:list-item>
          <text:p text:style-name="P133"><text:a xlink:type="simple" xlink:href="#id687">staff</text:a>, required, list of xs:positiveInteger, minimum length of 1</text:p>
        </text:list-item>
        <text:list-item>
          <text:p text:style-name="P133"><text:a xlink:type="simple" xlink:href="#id103">synch</text:a>, optional, xs:IDREFS</text:p>
        </text:list-item>
        <text:list-item>
          <text:p text:style-name="P133"><text:a xlink:type="simple" xlink:href="#id105">when</text:a>, optional, xs:IDREF</text:p>
        </text:list-item>
        <text:list-item>
          <text:p text:style-name="P133"><text:a xlink:type="simple" xlink:href="#id1595">xml:id</text:a>, optional, xs:ID</text:p>
        </text:list-item>
      </text:list>
      <text:h text:style-name="P2" text:outline-level="1">Module:</text:h>
      <text:p text:style-name="Text_20_body">midi</text:p>
      <text:h text:style-name="P3" text:outline-level="1"><text:bookmark text:name="id859"/>&lt;mordent&gt; mordent</text:h>
      <text:h text:style-name="P2" text:outline-level="1">Description:</text:h>
      <text:p text:style-name="Text_20_body">An ornament indicating rapid alternation of the main note with a secondary note, usually a step below, but sometimes a step above. See Read, p. 245-246. Events may be contained within &lt;mordent&gt; in order to record precise performance data. The starting point of the mordent may be indicated by either a tstamp, tstamp.ges, tstamp.real or startid attribute. It is a semantic error not to specify a starting point attribute.</text:p>
      <text:h text:style-name="P2" text:outline-level="1">May contain:</text:h>
      <text:p text:style-name="Text_20_body"><text:a xlink:type="simple" xlink:href="#id64">barline</text:a>, <text:a xlink:type="simple" xlink:href="#id897">beam</text:a>, <text:a xlink:type="simple" xlink:href="#id927">beatrpt</text:a>, <text:a xlink:type="simple" xlink:href="#id903">bend</text:a>, <text:a xlink:type="simple" xlink:href="#id934">btrem</text:a>, <text:a xlink:type="simple" xlink:href="#id106">chord</text:a>, <text:a xlink:type="simple" xlink:href="#id861">clefchange</text:a>, <text:a xlink:type="simple" xlink:href="#id324">custos</text:a>, <text:a xlink:type="simple" xlink:href="#id941">ftrem</text:a>, <text:a xlink:type="simple" xlink:href="#id949">gliss</text:a>, <text:a xlink:type="simple" xlink:href="#id956">halfmrpt</text:a>, <text:a xlink:type="simple" xlink:href="#id397">keysig</text:a>, <text:a xlink:type="simple" xlink:href="#id958">ligature</text:a>, <text:a xlink:type="simple" xlink:href="#id501">mensur</text:a>, <text:a xlink:type="simple" xlink:href="#id108">note</text:a>, <text:a xlink:type="simple" xlink:href="#id868">pad</text:a>, <text:a xlink:type="simple" xlink:href="#id529">proport</text:a>, <text:a xlink:type="simple" xlink:href="#id872">rest</text:a>, <text:a xlink:type="simple" xlink:href="#id890">space</text:a>, <text:a xlink:type="simple" xlink:href="#id905">tuplet</text:a> </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2" text:outline-level="1">Attributes:</text:h>
      <text:list xml:id="list34326538" text:style-name="L131">
        <text:list-item>
          <text:p text:style-name="P134"><text:a xlink:type="simple" xlink:href="#id996">accidlower</text:a>, optional, xs:token, s, f, ss, x, ff, xs, tb, n, nf, ns, su, sd, fu, fd, nu, nd</text:p>
        </text:list-item>
        <text:list-item>
          <text:p text:style-name="P134"><text:a xlink:type="simple" xlink:href="#id995">accidupper</text:a>, optional, xs:token, s, f, ss, x, ff, xs, tb, n, nf, ns, su, sd, fu, fd, nu, nd</text:p>
        </text:list-item>
        <text:list-item>
          <text:p text:style-name="P134"><text:a xlink:type="simple" xlink:href="#id86">color</text:a>, optional, xs:token, "(x[0-9A-Fa-f]{6,6}|aqua|black|fuchsia|gray|green|lime|maroon|navy|olive|purple|red|silver|teal|white|yellow)"</text:p>
        </text:list-item>
        <text:list-item>
          <text:p text:style-name="P134"><text:a xlink:type="simple" xlink:href="#id98">copyof</text:a>, optional, xs:IDREF</text:p>
        </text:list-item>
        <text:list-item>
          <text:p text:style-name="P134"><text:soft-page-break/><text:a xlink:type="simple" xlink:href="#id99">corresp</text:a>, optional, xs:IDREFS</text:p>
        </text:list-item>
        <text:list-item>
          <text:p text:style-name="P134"><text:a xlink:type="simple" xlink:href="#id177">endid</text:a>, optional, xs:IDREF</text:p>
        </text:list-item>
        <text:list-item>
          <text:p text:style-name="P134"><text:a xlink:type="simple" xlink:href="#id67">facs</text:a>, optional, xs:IDREFS</text:p>
        </text:list-item>
        <text:list-item>
          <text:p text:style-name="P134"><text:a xlink:type="simple" xlink:href="#id997">form</text:a>, optional, xs:token, inv, norm</text:p>
        </text:list-item>
        <text:list-item>
          <text:p text:style-name="P134"><text:a xlink:type="simple" xlink:href="#id130">ho</text:a>, optional, xs:decimal</text:p>
        </text:list-item>
        <text:list-item>
          <text:p text:style-name="P134"><text:a xlink:type="simple" xlink:href="#id777">layer</text:a>, optional, list of xs:positiveInteger, minimum length of 1</text:p>
        </text:list-item>
        <text:list-item>
          <text:p text:style-name="P134"><text:a xlink:type="simple" xlink:href="#id998">long</text:a>, optional, xs:token, true, false</text:p>
        </text:list-item>
        <text:list-item>
          <text:p text:style-name="P134"><text:a xlink:type="simple" xlink:href="#id37">n</text:a>, optional, xs:NMTOKEN</text:p>
        </text:list-item>
        <text:list-item>
          <text:p text:style-name="P134"><text:a xlink:type="simple" xlink:href="#id100">next</text:a>, optional, xs:IDREFS</text:p>
        </text:list-item>
        <text:list-item>
          <text:p text:style-name="P134"><text:a xlink:type="simple" xlink:href="#id151">place</text:a>, optional, xs:token, above, below, within</text:p>
        </text:list-item>
        <text:list-item>
          <text:p text:style-name="P134"><text:a xlink:type="simple" xlink:href="#id70">plist</text:a>, optional, xs:IDREFS</text:p>
        </text:list-item>
        <text:list-item>
          <text:p text:style-name="P134"><text:a xlink:type="simple" xlink:href="#id101">prev</text:a>, optional, xs:IDREFS</text:p>
        </text:list-item>
        <text:list-item>
          <text:p text:style-name="P134"><text:a xlink:type="simple" xlink:href="#id102">sameas</text:a>, optional, xs:IDREFS</text:p>
        </text:list-item>
        <text:list-item>
          <text:p text:style-name="P134"><text:a xlink:type="simple" xlink:href="#id687">staff</text:a>, required, list of xs:positiveInteger, minimum length of 1</text:p>
        </text:list-item>
        <text:list-item>
          <text:p text:style-name="P134"><text:a xlink:type="simple" xlink:href="#id176">startid</text:a>, optional, xs:IDREF</text:p>
        </text:list-item>
        <text:list-item>
          <text:p text:style-name="P134"><text:a xlink:type="simple" xlink:href="#id103">synch</text:a>, optional, xs:IDREFS</text:p>
        </text:list-item>
        <text:list-item>
          <text:p text:style-name="P134"><text:a xlink:type="simple" xlink:href="#id155">to</text:a>, optional, xs:decimal</text:p>
        </text:list-item>
        <text:list-item>
          <text:p text:style-name="P134"><text:a xlink:type="simple" xlink:href="#id94">tstamp</text:a>, optional, xs:decimal, 0 - ∞</text:p>
        </text:list-item>
        <text:list-item>
          <text:p text:style-name="P134"><text:a xlink:type="simple" xlink:href="#id308">tstamp.ges</text:a>, optional, xs:nonNegativeInteger</text:p>
        </text:list-item>
        <text:list-item>
          <text:p text:style-name="P134"><text:a xlink:type="simple" xlink:href="#id309">tstamp.real</text:a>, optional, xs:time</text:p>
        </text:list-item>
        <text:list-item>
          <text:p text:style-name="P134"><text:a xlink:type="simple" xlink:href="#id133">vo</text:a>, optional, xs:decimal</text:p>
        </text:list-item>
        <text:list-item>
          <text:p text:style-name="P134"><text:a xlink:type="simple" xlink:href="#id105">when</text:a>, optional, xs:IDREF</text:p>
        </text:list-item>
        <text:list-item>
          <text:p text:style-name="P134"><text:a xlink:type="simple" xlink:href="#id1595">xml:id</text:a>, optional, xs:ID</text:p>
        </text:list-item>
      </text:list>
      <text:h text:style-name="P2" text:outline-level="1">Module:</text:h>
      <text:p text:style-name="Text_20_body">cmnOrnaments</text:p>
      <text:h text:style-name="P3" text:outline-level="1"><text:bookmark text:name="id725"/>&lt;mrest&gt; measure rest</text:h>
      <text:h text:style-name="P2" text:outline-level="1">Description:</text:h>
      <text:p text:style-name="Text_20_body">Complete measure rest in any meter (Read, p. 97-98). The numbering of consecutive measures of rest may be controlled via the multi.number attribute on the scoredef or staffdef elements.</text:p>
      <text:h text:style-name="P2" text:outline-level="1">May contain:</text:h>
      <text:p text:style-name="Text_20_body">EMPTY</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1242">unclear</text:a> </text:p>
      <text:h text:style-name="P2" text:outline-level="1">Attributes:</text:h>
      <text:list xml:id="list34307452" text:style-name="L132">
        <text:list-item>
          <text:p text:style-name="P135"><text:a xlink:type="simple" xlink:href="#id500">altsym</text:a>, optional, xs:IDREF</text:p>
        </text:list-item>
        <text:list-item>
          <text:p text:style-name="P135"><text:a xlink:type="simple" xlink:href="#id98">copyof</text:a>, optional, xs:IDREF</text:p>
        </text:list-item>
        <text:list-item>
          <text:p text:style-name="P135"><text:a xlink:type="simple" xlink:href="#id99">corresp</text:a>, optional, xs:IDREFS</text:p>
        </text:list-item>
        <text:list-item>
          <text:p text:style-name="P135"><text:a xlink:type="simple" xlink:href="#id736">cutout</text:a>, optional, xs:token, cutout</text:p>
        </text:list-item>
        <text:list-item>
          <text:p text:style-name="P135"><text:a xlink:type="simple" xlink:href="#id733">dur</text:a>, optional, xs:token, long, breve, 1, 2, 4, 8, 16, 32, 64, 128, 256, 512, 1024, 2048, maxima, longa, brevis, semibrevis, minima, semiminima, fusa, semifusa</text:p>
        </text:list-item>
        <text:list-item>
          <text:p text:style-name="P135"><text:soft-page-break/><text:a xlink:type="simple" xlink:href="#id313">dur.ges</text:a>, optional, CDATA</text:p>
        </text:list-item>
        <text:list-item>
          <text:p text:style-name="P135"><text:a xlink:type="simple" xlink:href="#id67">facs</text:a>, optional, xs:IDREFS</text:p>
        </text:list-item>
        <text:list-item>
          <text:p text:style-name="P135"><text:a xlink:type="simple" xlink:href="#id731">fermata</text:a>, optional, xs:token, above, below, within</text:p>
        </text:list-item>
        <text:list-item>
          <text:p text:style-name="P135"><text:a xlink:type="simple" xlink:href="#id130">ho</text:a>, optional, xs:decimal</text:p>
        </text:list-item>
        <text:list-item>
          <text:p text:style-name="P135"><text:a xlink:type="simple" xlink:href="#id481">instr</text:a>, optional, xs:IDREF</text:p>
        </text:list-item>
        <text:list-item>
          <text:p text:style-name="P135"><text:a xlink:type="simple" xlink:href="#id305">layer</text:a>, optional, xs:positiveInteger</text:p>
        </text:list-item>
        <text:list-item>
          <text:p text:style-name="P135"><text:a xlink:type="simple" xlink:href="#id37">n</text:a>, optional, xs:NMTOKEN</text:p>
        </text:list-item>
        <text:list-item>
          <text:p text:style-name="P135"><text:a xlink:type="simple" xlink:href="#id100">next</text:a>, optional, xs:IDREFS</text:p>
        </text:list-item>
        <text:list-item>
          <text:p text:style-name="P135"><text:a xlink:type="simple" xlink:href="#id101">prev</text:a>, optional, xs:IDREFS</text:p>
        </text:list-item>
        <text:list-item>
          <text:p text:style-name="P135"><text:a xlink:type="simple" xlink:href="#id102">sameas</text:a>, optional, xs:IDREFS</text:p>
        </text:list-item>
        <text:list-item>
          <text:p text:style-name="P135"><text:a xlink:type="simple" xlink:href="#id517">size</text:a>, optional, xs:token, normal, cue</text:p>
        </text:list-item>
        <text:list-item>
          <text:p text:style-name="P135"><text:a xlink:type="simple" xlink:href="#id729">staff</text:a>, optional, list of xs:positiveInteger, minimum length of 1</text:p>
        </text:list-item>
        <text:list-item>
          <text:p text:style-name="P135"><text:a xlink:type="simple" xlink:href="#id103">synch</text:a>, optional, xs:IDREFS</text:p>
        </text:list-item>
        <text:list-item>
          <text:p text:style-name="P135"><text:a xlink:type="simple" xlink:href="#id155">to</text:a>, optional, xs:decimal</text:p>
        </text:list-item>
        <text:list-item>
          <text:p text:style-name="P135"><text:a xlink:type="simple" xlink:href="#id94">tstamp</text:a>, optional, xs:decimal, 0 - ∞</text:p>
        </text:list-item>
        <text:list-item>
          <text:p text:style-name="P135"><text:a xlink:type="simple" xlink:href="#id308">tstamp.ges</text:a>, optional, xs:nonNegativeInteger</text:p>
        </text:list-item>
        <text:list-item>
          <text:p text:style-name="P135"><text:a xlink:type="simple" xlink:href="#id309">tstamp.real</text:a>, optional, xs:time</text:p>
        </text:list-item>
        <text:list-item>
          <text:p text:style-name="P135"><text:a xlink:type="simple" xlink:href="#id469">visible</text:a>, optional, xs:token, true, false</text:p>
        </text:list-item>
        <text:list-item>
          <text:p text:style-name="P135"><text:a xlink:type="simple" xlink:href="#id133">vo</text:a>, optional, xs:decimal</text:p>
        </text:list-item>
        <text:list-item>
          <text:p text:style-name="P135"><text:a xlink:type="simple" xlink:href="#id105">when</text:a>, optional, xs:IDREF</text:p>
        </text:list-item>
        <text:list-item>
          <text:p text:style-name="P135"><text:a xlink:type="simple" xlink:href="#id135">x</text:a>, optional, xs:decimal</text:p>
        </text:list-item>
        <text:list-item>
          <text:p text:style-name="P135"><text:a xlink:type="simple" xlink:href="#id1595">xml:id</text:a>, optional, xs:ID</text:p>
        </text:list-item>
        <text:list-item>
          <text:p text:style-name="P135"><text:a xlink:type="simple" xlink:href="#id136">y</text:a>, optional, xs:decimal</text:p>
        </text:list-item>
      </text:list>
      <text:h text:style-name="P2" text:outline-level="1">Module:</text:h>
      <text:p text:style-name="Text_20_body">cmn</text:p>
      <text:h text:style-name="P3" text:outline-level="1"><text:bookmark text:name="id739"/>&lt;mrpt&gt; measure repeat</text:h>
      <text:h text:style-name="P2" text:outline-level="1">Description:</text:h>
      <text:p text:style-name="Text_20_body">An indication that the previous measure should be repeated. The automated numbering of consecutive measures of rest may be controlled via the multi.number attribute on the scoredef or staffdef elements.</text:p>
      <text:h text:style-name="P2" text:outline-level="1">May contain:</text:h>
      <text:p text:style-name="Text_20_body">EMPTY</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1242">unclear</text:a> </text:p>
      <text:h text:style-name="P2" text:outline-level="1">Attributes:</text:h>
      <text:list xml:id="list34330528" text:style-name="L133">
        <text:list-item>
          <text:p text:style-name="P136"><text:a xlink:type="simple" xlink:href="#id500">altsym</text:a>, optional, xs:IDREF</text:p>
        </text:list-item>
        <text:list-item>
          <text:p text:style-name="P136"><text:a xlink:type="simple" xlink:href="#id86">color</text:a>, optional, xs:token, "(x[0-9A-Fa-f]{6,6}|aqua|black|fuchsia|gray|green|lime|maroon|navy|olive|purple|red|silver|teal|white|yellow)"</text:p>
        </text:list-item>
        <text:list-item>
          <text:p text:style-name="P136"><text:a xlink:type="simple" xlink:href="#id98">copyof</text:a>, optional, xs:IDREF</text:p>
        </text:list-item>
        <text:list-item>
          <text:p text:style-name="P136"><text:a xlink:type="simple" xlink:href="#id99">corresp</text:a>, optional, xs:IDREFS</text:p>
        </text:list-item>
        <text:list-item>
          <text:p text:style-name="P136"><text:a xlink:type="simple" xlink:href="#id744">expand</text:a>, optional, xs:token, true, false</text:p>
        </text:list-item>
        <text:list-item>
          <text:p text:style-name="P136"><text:soft-page-break/><text:a xlink:type="simple" xlink:href="#id67">facs</text:a>, optional, xs:IDREFS</text:p>
        </text:list-item>
        <text:list-item>
          <text:p text:style-name="P136"><text:a xlink:type="simple" xlink:href="#id305">layer</text:a>, optional, xs:positiveInteger</text:p>
        </text:list-item>
        <text:list-item>
          <text:p text:style-name="P136"><text:a xlink:type="simple" xlink:href="#id37">n</text:a>, optional, xs:NMTOKEN</text:p>
        </text:list-item>
        <text:list-item>
          <text:p text:style-name="P136"><text:a xlink:type="simple" xlink:href="#id100">next</text:a>, optional, xs:IDREFS</text:p>
        </text:list-item>
        <text:list-item>
          <text:p text:style-name="P136"><text:a xlink:type="simple" xlink:href="#id101">prev</text:a>, optional, xs:IDREFS</text:p>
        </text:list-item>
        <text:list-item>
          <text:p text:style-name="P136"><text:a xlink:type="simple" xlink:href="#id102">sameas</text:a>, optional, xs:IDREFS</text:p>
        </text:list-item>
        <text:list-item>
          <text:p text:style-name="P136"><text:a xlink:type="simple" xlink:href="#id729">staff</text:a>, optional, list of xs:positiveInteger, minimum length of 1</text:p>
        </text:list-item>
        <text:list-item>
          <text:p text:style-name="P136"><text:a xlink:type="simple" xlink:href="#id103">synch</text:a>, optional, xs:IDREFS</text:p>
        </text:list-item>
        <text:list-item>
          <text:p text:style-name="P136"><text:a xlink:type="simple" xlink:href="#id94">tstamp</text:a>, optional, xs:decimal, 0 - ∞</text:p>
        </text:list-item>
        <text:list-item>
          <text:p text:style-name="P136"><text:a xlink:type="simple" xlink:href="#id308">tstamp.ges</text:a>, optional, xs:nonNegativeInteger</text:p>
        </text:list-item>
        <text:list-item>
          <text:p text:style-name="P136"><text:a xlink:type="simple" xlink:href="#id309">tstamp.real</text:a>, optional, xs:time</text:p>
        </text:list-item>
        <text:list-item>
          <text:p text:style-name="P136"><text:a xlink:type="simple" xlink:href="#id105">when</text:a>, optional, xs:IDREF</text:p>
        </text:list-item>
        <text:list-item>
          <text:p text:style-name="P136"><text:a xlink:type="simple" xlink:href="#id1595">xml:id</text:a>, optional, xs:ID</text:p>
        </text:list-item>
      </text:list>
      <text:h text:style-name="P2" text:outline-level="1">Module:</text:h>
      <text:p text:style-name="Text_20_body">cmn</text:p>
      <text:h text:style-name="P3" text:outline-level="1"><text:bookmark text:name="id746"/>&lt;mrpt2&gt; 2-measure repeat</text:h>
      <text:h text:style-name="P2" text:outline-level="1">Description:</text:h>
      <text:p text:style-name="Text_20_body">An indication that the previous two measures should be repeated.</text:p>
      <text:h text:style-name="P2" text:outline-level="1">May contain:</text:h>
      <text:p text:style-name="Text_20_body">EMPTY</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1242">unclear</text:a> </text:p>
      <text:h text:style-name="P2" text:outline-level="1">Attributes:</text:h>
      <text:list xml:id="list34312608" text:style-name="L134">
        <text:list-item>
          <text:p text:style-name="P137"><text:a xlink:type="simple" xlink:href="#id500">altsym</text:a>, optional, xs:IDREF</text:p>
        </text:list-item>
        <text:list-item>
          <text:p text:style-name="P137"><text:a xlink:type="simple" xlink:href="#id86">color</text:a>, optional, xs:token, "(x[0-9A-Fa-f]{6,6}|aqua|black|fuchsia|gray|green|lime|maroon|navy|olive|purple|red|silver|teal|white|yellow)"</text:p>
        </text:list-item>
        <text:list-item>
          <text:p text:style-name="P137"><text:a xlink:type="simple" xlink:href="#id98">copyof</text:a>, optional, xs:IDREF</text:p>
        </text:list-item>
        <text:list-item>
          <text:p text:style-name="P137"><text:a xlink:type="simple" xlink:href="#id99">corresp</text:a>, optional, xs:IDREFS</text:p>
        </text:list-item>
        <text:list-item>
          <text:p text:style-name="P137"><text:a xlink:type="simple" xlink:href="#id744">expand</text:a>, optional, xs:token, true, false</text:p>
        </text:list-item>
        <text:list-item>
          <text:p text:style-name="P137"><text:a xlink:type="simple" xlink:href="#id67">facs</text:a>, optional, xs:IDREFS</text:p>
        </text:list-item>
        <text:list-item>
          <text:p text:style-name="P137"><text:a xlink:type="simple" xlink:href="#id305">layer</text:a>, optional, xs:positiveInteger</text:p>
        </text:list-item>
        <text:list-item>
          <text:p text:style-name="P137"><text:a xlink:type="simple" xlink:href="#id37">n</text:a>, optional, xs:NMTOKEN</text:p>
        </text:list-item>
        <text:list-item>
          <text:p text:style-name="P137"><text:a xlink:type="simple" xlink:href="#id100">next</text:a>, optional, xs:IDREFS</text:p>
        </text:list-item>
        <text:list-item>
          <text:p text:style-name="P137"><text:a xlink:type="simple" xlink:href="#id101">prev</text:a>, optional, xs:IDREFS</text:p>
        </text:list-item>
        <text:list-item>
          <text:p text:style-name="P137"><text:a xlink:type="simple" xlink:href="#id102">sameas</text:a>, optional, xs:IDREFS</text:p>
        </text:list-item>
        <text:list-item>
          <text:p text:style-name="P137"><text:a xlink:type="simple" xlink:href="#id729">staff</text:a>, optional, list of xs:positiveInteger, minimum length of 1</text:p>
        </text:list-item>
        <text:list-item>
          <text:p text:style-name="P137"><text:a xlink:type="simple" xlink:href="#id103">synch</text:a>, optional, xs:IDREFS</text:p>
        </text:list-item>
        <text:list-item>
          <text:p text:style-name="P137"><text:a xlink:type="simple" xlink:href="#id94">tstamp</text:a>, optional, xs:decimal, 0 - ∞</text:p>
        </text:list-item>
        <text:list-item>
          <text:p text:style-name="P137"><text:a xlink:type="simple" xlink:href="#id308">tstamp.ges</text:a>, optional, xs:nonNegativeInteger</text:p>
        </text:list-item>
        <text:list-item>
          <text:p text:style-name="P137"><text:soft-page-break/><text:a xlink:type="simple" xlink:href="#id309">tstamp.real</text:a>, optional, xs:time</text:p>
        </text:list-item>
        <text:list-item>
          <text:p text:style-name="P137"><text:a xlink:type="simple" xlink:href="#id105">when</text:a>, optional, xs:IDREF</text:p>
        </text:list-item>
        <text:list-item>
          <text:p text:style-name="P137"><text:a xlink:type="simple" xlink:href="#id1595">xml:id</text:a>, optional, xs:ID</text:p>
        </text:list-item>
      </text:list>
      <text:h text:style-name="P2" text:outline-level="1">Module:</text:h>
      <text:p text:style-name="Text_20_body">cmn</text:p>
      <text:h text:style-name="P3" text:outline-level="1"><text:bookmark text:name="id751"/>&lt;mspace&gt; measure space</text:h>
      <text:h text:style-name="P2" text:outline-level="1">Description:</text:h>
      <text:p text:style-name="Text_20_body">Complete measure consisting of empty space in any meter. The automated numbering of consecutive measures of space may be controlled via the multi.number attribute on the scoredef or staffdef elements.</text:p>
      <text:h text:style-name="P2" text:outline-level="1">May contain:</text:h>
      <text:p text:style-name="Text_20_body">EMPTY</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1242">unclear</text:a> </text:p>
      <text:h text:style-name="P2" text:outline-level="1">Attributes:</text:h>
      <text:list xml:id="list34328805" text:style-name="L135">
        <text:list-item>
          <text:p text:style-name="P138"><text:a xlink:type="simple" xlink:href="#id500">altsym</text:a>, optional, xs:IDREF</text:p>
        </text:list-item>
        <text:list-item>
          <text:p text:style-name="P138"><text:a xlink:type="simple" xlink:href="#id98">copyof</text:a>, optional, xs:IDREF</text:p>
        </text:list-item>
        <text:list-item>
          <text:p text:style-name="P138"><text:a xlink:type="simple" xlink:href="#id99">corresp</text:a>, optional, xs:IDREFS</text:p>
        </text:list-item>
        <text:list-item>
          <text:p text:style-name="P138"><text:a xlink:type="simple" xlink:href="#id736">cutout</text:a>, optional, xs:token, cutout</text:p>
        </text:list-item>
        <text:list-item>
          <text:p text:style-name="P138"><text:a xlink:type="simple" xlink:href="#id733">dur</text:a>, optional, xs:token, long, breve, 1, 2, 4, 8, 16, 32, 64, 128, 256, 512, 1024, 2048, maxima, longa, brevis, semibrevis, minima, semiminima, fusa, semifusa</text:p>
        </text:list-item>
        <text:list-item>
          <text:p text:style-name="P138"><text:a xlink:type="simple" xlink:href="#id313">dur.ges</text:a>, optional, CDATA</text:p>
        </text:list-item>
        <text:list-item>
          <text:p text:style-name="P138"><text:a xlink:type="simple" xlink:href="#id67">facs</text:a>, optional, xs:IDREFS</text:p>
        </text:list-item>
        <text:list-item>
          <text:p text:style-name="P138"><text:a xlink:type="simple" xlink:href="#id731">fermata</text:a>, optional, xs:token, above, below, within</text:p>
        </text:list-item>
        <text:list-item>
          <text:p text:style-name="P138"><text:a xlink:type="simple" xlink:href="#id481">instr</text:a>, optional, xs:IDREF</text:p>
        </text:list-item>
        <text:list-item>
          <text:p text:style-name="P138"><text:a xlink:type="simple" xlink:href="#id305">layer</text:a>, optional, xs:positiveInteger</text:p>
        </text:list-item>
        <text:list-item>
          <text:p text:style-name="P138"><text:a xlink:type="simple" xlink:href="#id37">n</text:a>, optional, xs:NMTOKEN</text:p>
        </text:list-item>
        <text:list-item>
          <text:p text:style-name="P138"><text:a xlink:type="simple" xlink:href="#id100">next</text:a>, optional, xs:IDREFS</text:p>
        </text:list-item>
        <text:list-item>
          <text:p text:style-name="P138"><text:a xlink:type="simple" xlink:href="#id101">prev</text:a>, optional, xs:IDREFS</text:p>
        </text:list-item>
        <text:list-item>
          <text:p text:style-name="P138"><text:a xlink:type="simple" xlink:href="#id102">sameas</text:a>, optional, xs:IDREFS</text:p>
        </text:list-item>
        <text:list-item>
          <text:p text:style-name="P138"><text:a xlink:type="simple" xlink:href="#id729">staff</text:a>, optional, list of xs:positiveInteger, minimum length of 1</text:p>
        </text:list-item>
        <text:list-item>
          <text:p text:style-name="P138"><text:a xlink:type="simple" xlink:href="#id103">synch</text:a>, optional, xs:IDREFS</text:p>
        </text:list-item>
        <text:list-item>
          <text:p text:style-name="P138"><text:a xlink:type="simple" xlink:href="#id94">tstamp</text:a>, optional, xs:decimal, 0 - ∞</text:p>
        </text:list-item>
        <text:list-item>
          <text:p text:style-name="P138"><text:a xlink:type="simple" xlink:href="#id308">tstamp.ges</text:a>, optional, xs:nonNegativeInteger</text:p>
        </text:list-item>
        <text:list-item>
          <text:p text:style-name="P138"><text:a xlink:type="simple" xlink:href="#id309">tstamp.real</text:a>, optional, xs:time</text:p>
        </text:list-item>
        <text:list-item>
          <text:p text:style-name="P138"><text:a xlink:type="simple" xlink:href="#id469">visible</text:a>, optional, xs:token, true, false</text:p>
        </text:list-item>
        <text:list-item>
          <text:p text:style-name="P138"><text:a xlink:type="simple" xlink:href="#id105">when</text:a>, optional, xs:IDREF</text:p>
        </text:list-item>
        <text:list-item>
          <text:p text:style-name="P138"><text:a xlink:type="simple" xlink:href="#id135">x</text:a>, optional, xs:decimal</text:p>
        </text:list-item>
        <text:list-item>
          <text:p text:style-name="P138"><text:a xlink:type="simple" xlink:href="#id1595">xml:id</text:a>, optional, xs:ID</text:p>
        </text:list-item>
        <text:list-item>
          <text:p text:style-name="P138"><text:a xlink:type="simple" xlink:href="#id136">y</text:a>, optional, xs:decimal</text:p>
        </text:list-item>
      </text:list>
      <text:h text:style-name="P2" text:outline-level="1"><text:soft-page-break/>Module:</text:h>
      <text:p text:style-name="Text_20_body">cmn</text:p>
      <text:h text:style-name="P3" text:outline-level="1"><text:bookmark text:name="id757"/>&lt;multirest&gt; multi-rest</text:h>
      <text:h text:style-name="P2" text:outline-level="1">Description:</text:h>
      <text:p text:style-name="Text_20_body">Multiple measures of rest compressed into a single symbol, frequently found in performer parts. The num attribute can used to store a number to be rendered along with the note. See Read, p. 394, ex. 23-21, line 5.</text:p>
      <text:h text:style-name="P2" text:outline-level="1">May contain:</text:h>
      <text:p text:style-name="Text_20_body">EMPTY</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1242">unclear</text:a> </text:p>
      <text:h text:style-name="P2" text:outline-level="1">Attributes:</text:h>
      <text:list xml:id="list34315981" text:style-name="L136">
        <text:list-item>
          <text:p text:style-name="P139"><text:a xlink:type="simple" xlink:href="#id500">altsym</text:a>, optional, xs:IDREF</text:p>
        </text:list-item>
        <text:list-item>
          <text:p text:style-name="P139"><text:a xlink:type="simple" xlink:href="#id763">block</text:a>, optional, xs:token, true, false</text:p>
        </text:list-item>
        <text:list-item>
          <text:p text:style-name="P139"><text:a xlink:type="simple" xlink:href="#id98">copyof</text:a>, optional, xs:IDREF</text:p>
        </text:list-item>
        <text:list-item>
          <text:p text:style-name="P139"><text:a xlink:type="simple" xlink:href="#id99">corresp</text:a>, optional, xs:IDREFS</text:p>
        </text:list-item>
        <text:list-item>
          <text:p text:style-name="P139"><text:a xlink:type="simple" xlink:href="#id313">dur.ges</text:a>, optional, CDATA</text:p>
        </text:list-item>
        <text:list-item>
          <text:p text:style-name="P139"><text:a xlink:type="simple" xlink:href="#id67">facs</text:a>, optional, xs:IDREFS</text:p>
        </text:list-item>
        <text:list-item>
          <text:p text:style-name="P139"><text:a xlink:type="simple" xlink:href="#id481">instr</text:a>, optional, xs:IDREF</text:p>
        </text:list-item>
        <text:list-item>
          <text:p text:style-name="P139"><text:a xlink:type="simple" xlink:href="#id305">layer</text:a>, optional, xs:positiveInteger</text:p>
        </text:list-item>
        <text:list-item>
          <text:p text:style-name="P139"><text:a xlink:type="simple" xlink:href="#id37">n</text:a>, optional, xs:NMTOKEN</text:p>
        </text:list-item>
        <text:list-item>
          <text:p text:style-name="P139"><text:a xlink:type="simple" xlink:href="#id100">next</text:a>, optional, xs:IDREFS</text:p>
        </text:list-item>
        <text:list-item>
          <text:p text:style-name="P139"><text:a xlink:type="simple" xlink:href="#id761">num</text:a>, optional, xs:positiveInteger</text:p>
        </text:list-item>
        <text:list-item>
          <text:p text:style-name="P139"><text:a xlink:type="simple" xlink:href="#id101">prev</text:a>, optional, xs:IDREFS</text:p>
        </text:list-item>
        <text:list-item>
          <text:p text:style-name="P139"><text:a xlink:type="simple" xlink:href="#id102">sameas</text:a>, optional, xs:IDREFS</text:p>
        </text:list-item>
        <text:list-item>
          <text:p text:style-name="P139"><text:a xlink:type="simple" xlink:href="#id729">staff</text:a>, optional, list of xs:positiveInteger, minimum length of 1</text:p>
        </text:list-item>
        <text:list-item>
          <text:p text:style-name="P139"><text:a xlink:type="simple" xlink:href="#id103">synch</text:a>, optional, xs:IDREFS</text:p>
        </text:list-item>
        <text:list-item>
          <text:p text:style-name="P139"><text:a xlink:type="simple" xlink:href="#id94">tstamp</text:a>, optional, xs:decimal, 0 - ∞</text:p>
        </text:list-item>
        <text:list-item>
          <text:p text:style-name="P139"><text:a xlink:type="simple" xlink:href="#id308">tstamp.ges</text:a>, optional, xs:nonNegativeInteger</text:p>
        </text:list-item>
        <text:list-item>
          <text:p text:style-name="P139"><text:a xlink:type="simple" xlink:href="#id309">tstamp.real</text:a>, optional, xs:time</text:p>
        </text:list-item>
        <text:list-item>
          <text:p text:style-name="P139"><text:a xlink:type="simple" xlink:href="#id105">when</text:a>, optional, xs:IDREF</text:p>
        </text:list-item>
        <text:list-item>
          <text:p text:style-name="P139"><text:a xlink:type="simple" xlink:href="#id1595">xml:id</text:a>, optional, xs:ID</text:p>
        </text:list-item>
      </text:list>
      <text:h text:style-name="P2" text:outline-level="1">Module:</text:h>
      <text:p text:style-name="Text_20_body">cmn</text:p>
      <text:h text:style-name="P3" text:outline-level="1"><text:bookmark text:name="id766"/><text:soft-page-break/>&lt;multirpt&gt; multi-repeat</text:h>
      <text:h text:style-name="P2" text:outline-level="1">Description:</text:h>
      <text:p text:style-name="Text_20_body">Multiple repeated measures. In modern publishing practice repeats of more than 2 measures should be written out using repeat signs. This element, however, is provided for handling non-standard practices often found in manuscript. The num attribute records the number of measures to be repeated.</text:p>
      <text:h text:style-name="P2" text:outline-level="1">May contain:</text:h>
      <text:p text:style-name="Text_20_body">EMPTY</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1242">unclear</text:a> </text:p>
      <text:h text:style-name="P2" text:outline-level="1">Attributes:</text:h>
      <text:list xml:id="list34335938" text:style-name="L137">
        <text:list-item>
          <text:p text:style-name="P140"><text:a xlink:type="simple" xlink:href="#id500">altsym</text:a>, optional, xs:IDREF</text:p>
        </text:list-item>
        <text:list-item>
          <text:p text:style-name="P140"><text:a xlink:type="simple" xlink:href="#id98">copyof</text:a>, optional, xs:IDREF</text:p>
        </text:list-item>
        <text:list-item>
          <text:p text:style-name="P140"><text:a xlink:type="simple" xlink:href="#id99">corresp</text:a>, optional, xs:IDREFS</text:p>
        </text:list-item>
        <text:list-item>
          <text:p text:style-name="P140"><text:a xlink:type="simple" xlink:href="#id744">expand</text:a>, optional, xs:token, true, false</text:p>
        </text:list-item>
        <text:list-item>
          <text:p text:style-name="P140"><text:a xlink:type="simple" xlink:href="#id67">facs</text:a>, optional, xs:IDREFS</text:p>
        </text:list-item>
        <text:list-item>
          <text:p text:style-name="P140"><text:a xlink:type="simple" xlink:href="#id305">layer</text:a>, optional, xs:positiveInteger</text:p>
        </text:list-item>
        <text:list-item>
          <text:p text:style-name="P140"><text:a xlink:type="simple" xlink:href="#id37">n</text:a>, optional, xs:NMTOKEN</text:p>
        </text:list-item>
        <text:list-item>
          <text:p text:style-name="P140"><text:a xlink:type="simple" xlink:href="#id100">next</text:a>, optional, xs:IDREFS</text:p>
        </text:list-item>
        <text:list-item>
          <text:p text:style-name="P140"><text:a xlink:type="simple" xlink:href="#id761">num</text:a>, optional, xs:positiveInteger</text:p>
        </text:list-item>
        <text:list-item>
          <text:p text:style-name="P140"><text:a xlink:type="simple" xlink:href="#id101">prev</text:a>, optional, xs:IDREFS</text:p>
        </text:list-item>
        <text:list-item>
          <text:p text:style-name="P140"><text:a xlink:type="simple" xlink:href="#id102">sameas</text:a>, optional, xs:IDREFS</text:p>
        </text:list-item>
        <text:list-item>
          <text:p text:style-name="P140"><text:a xlink:type="simple" xlink:href="#id729">staff</text:a>, optional, list of xs:positiveInteger, minimum length of 1</text:p>
        </text:list-item>
        <text:list-item>
          <text:p text:style-name="P140"><text:a xlink:type="simple" xlink:href="#id103">synch</text:a>, optional, xs:IDREFS</text:p>
        </text:list-item>
        <text:list-item>
          <text:p text:style-name="P140"><text:a xlink:type="simple" xlink:href="#id94">tstamp</text:a>, optional, xs:decimal, 0 - ∞</text:p>
        </text:list-item>
        <text:list-item>
          <text:p text:style-name="P140"><text:a xlink:type="simple" xlink:href="#id308">tstamp.ges</text:a>, optional, xs:nonNegativeInteger</text:p>
        </text:list-item>
        <text:list-item>
          <text:p text:style-name="P140"><text:a xlink:type="simple" xlink:href="#id309">tstamp.real</text:a>, optional, xs:time</text:p>
        </text:list-item>
        <text:list-item>
          <text:p text:style-name="P140"><text:a xlink:type="simple" xlink:href="#id105">when</text:a>, optional, xs:IDREF</text:p>
        </text:list-item>
        <text:list-item>
          <text:p text:style-name="P140"><text:a xlink:type="simple" xlink:href="#id1595">xml:id</text:a>, optional, xs:ID</text:p>
        </text:list-item>
      </text:list>
      <text:h text:style-name="P2" text:outline-level="1">Module:</text:h>
      <text:p text:style-name="Text_20_body">cmn</text:p>
      <text:h text:style-name="P3" text:outline-level="1"><text:bookmark text:name="id1533"/>&lt;music&gt; music</text:h>
      <text:h text:style-name="P2" text:outline-level="1">Description:</text:h>
      <text:p text:style-name="Text_20_body">Container for everything else in the document apart from the header.</text:p>
      <text:h text:style-name="P2" text:outline-level="1">May contain:</text:h>
      <text:p text:style-name="Text_20_body">EMPTY</text:p>
      <text:h text:style-name="P2" text:outline-level="1"><text:soft-page-break/>May occur within:</text:h>
      <text:p text:style-name="Text_20_body"><text:a xlink:type="simple" xlink:href="#id1578">group</text:a>, <text:a xlink:type="simple" xlink:href="#id27">mei</text:a> </text:p>
      <text:h text:style-name="P2" text:outline-level="1">Attributes:</text:h>
      <text:list xml:id="list34332243" text:style-name="L138">
        <text:list-item>
          <text:p text:style-name="P141"><text:a xlink:type="simple" xlink:href="#id1531">meiversion</text:a>, optional, xs:token, 1.9b</text:p>
        </text:list-item>
        <text:list-item>
          <text:p text:style-name="P141"><text:a xlink:type="simple" xlink:href="#id37">n</text:a>, optional, xs:NMTOKEN</text:p>
        </text:list-item>
        <text:list-item>
          <text:p text:style-name="P141"><text:a xlink:type="simple" xlink:href="#id1595">xml:id</text:a>, optional, xs:ID</text:p>
        </text:list-item>
      </text:list>
      <text:h text:style-name="P2" text:outline-level="1">Module:</text:h>
      <text:p text:style-name="Text_20_body">shared</text:p>
      <text:h text:style-name="P3" text:outline-level="1"><text:bookmark text:name="id1038"/>&lt;name&gt; name</text:h>
      <text:h text:style-name="P2" text:outline-level="1">Description:</text:h>
      <text:p text:style-name="Text_20_body">Contains the name of an entity that is difficult to tag more specifically as a &lt;corpname&gt;, &lt;geogname&gt;, &lt;persname&gt;, or &lt;title&gt;. The &lt;name&gt; element may be used in place of the more specific elements when it is not known what kind of name is being described or when a high degree of precision is not necessary. For example, the &lt;name&gt; element might be used when it is not clear whether the name "Bach" refers to a person or a geographic feature. The &lt;name&gt; element may be used for an individual, such as 'Henry VIII, King of England'; a corporate body, such as 'The Beatles'; a geographical place; or a generative mechanical process. When name parts are needed, use &lt;name&gt; sub-elements. The recommended values for the type attribute are: pers, corp, place, process. The &lt;date&gt; sub-element is available within &lt;name&gt; in order to record any dates, associated with the name, i.e., birth and death in the case of persons or creation and dissolution in the case of a corporate entity or place. The name of the list from which a controlled value is taken, such as the Thesaurus of Geographic Names (TGN) or Library of Congress Name Authority File (LCNAF), may be recorded using the authority attribute.</text:p>
      <text:h text:style-name="P2"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1479">application</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352">respstmt</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2" text:outline-level="1">Attributes:</text:h>
      <text:list xml:id="list34320661" text:style-name="L139">
        <text:list-item>
          <text:p text:style-name="P142"><text:a xlink:type="simple" xlink:href="#id1042">analog</text:a>, optional, CDATA</text:p>
        </text:list-item>
        <text:list-item>
          <text:p text:style-name="P142"><text:a xlink:type="simple" xlink:href="#id1045">authority</text:a>, optional, CDATA</text:p>
        </text:list-item>
        <text:list-item>
          <text:p text:style-name="P142"><text:a xlink:type="simple" xlink:href="#id1046">dbkey</text:a>, optional, xs:NMTOKEN</text:p>
        </text:list-item>
        <text:list-item>
          <text:p text:style-name="P142"><text:a xlink:type="simple" xlink:href="#id67">facs</text:a>, optional, xs:IDREFS</text:p>
        </text:list-item>
        <text:list-item>
          <text:p text:style-name="P142"><text:a xlink:type="simple" xlink:href="#id37">n</text:a>, optional, xs:NMTOKEN</text:p>
        </text:list-item>
        <text:list-item>
          <text:p text:style-name="P142"><text:soft-page-break/><text:a xlink:type="simple" xlink:href="#id1047">nymref</text:a>, optional, xs:IDREF</text:p>
        </text:list-item>
        <text:list-item>
          <text:p text:style-name="P142"><text:a xlink:type="simple" xlink:href="#id1048">role</text:a>, optional, CDATA</text:p>
        </text:list-item>
        <text:list-item>
          <text:p text:style-name="P142"><text:a xlink:type="simple" xlink:href="#id180">subtype</text:a>, optional, xs:NMTOKEN</text:p>
        </text:list-item>
        <text:list-item>
          <text:p text:style-name="P142"><text:a xlink:type="simple" xlink:href="#id179">type</text:a>, optional, xs:NMTOKEN</text:p>
        </text:list-item>
        <text:list-item>
          <text:p text:style-name="P142"><text:a xlink:type="simple" xlink:href="#id1595">xml:id</text:a>, optional, xs:ID</text:p>
        </text:list-item>
        <text:list-item>
          <text:p text:style-name="P142"><text:a xlink:type="simple" xlink:href="#id1596">xml:lang</text:a>, optional, xs:language</text:p>
        </text:list-item>
      </text:list>
      <text:h text:style-name="P2" text:outline-level="1">Module:</text:h>
      <text:p text:style-name="Text_20_body">shared</text:p>
      <text:h text:style-name="P3" text:outline-level="1"><text:bookmark text:name="id1502"/>&lt;normalization&gt; normalization</text:h>
      <text:h text:style-name="P2" text:outline-level="1">Description:</text:h>
      <text:p text:style-name="Text_20_body">Indicates the extent of normalization or regularization of the original source carried out in converting it to electronic form.</text:p>
      <text:h text:style-name="P2" text:outline-level="1">May contain:</text:h>
      <text:p text:style-name="Text_20_body"><text:a xlink:type="simple" xlink:href="#id261">p</text:a> </text:p>
      <text:h text:style-name="P2" text:outline-level="1">May occur within:</text:h>
      <text:p text:style-name="Text_20_body"><text:a xlink:type="simple" xlink:href="#id1490">editorialdecl</text:a> </text:p>
      <text:h text:style-name="P2" text:outline-level="1">Attributes:</text:h>
      <text:list xml:id="list34314300" text:style-name="L140">
        <text:list-item>
          <text:p text:style-name="P143"><text:a xlink:type="simple" xlink:href="#id1042">analog</text:a>, optional, CDATA</text:p>
        </text:list-item>
        <text:list-item>
          <text:p text:style-name="P143"><text:a xlink:type="simple" xlink:href="#id1497">method</text:a>, optional, xs:token, silent, tags</text:p>
        </text:list-item>
        <text:list-item>
          <text:p text:style-name="P143"><text:a xlink:type="simple" xlink:href="#id37">n</text:a>, optional, xs:NMTOKEN</text:p>
        </text:list-item>
        <text:list-item>
          <text:p text:style-name="P143"><text:a xlink:type="simple" xlink:href="#id1595">xml:id</text:a>, optional, xs:ID</text:p>
        </text:list-item>
        <text:list-item>
          <text:p text:style-name="P143"><text:a xlink:type="simple" xlink:href="#id1596">xml:lang</text:a>, optional, xs:language</text:p>
        </text:list-item>
      </text:list>
      <text:h text:style-name="P2" text:outline-level="1">Module:</text:h>
      <text:p text:style-name="Text_20_body">header</text:p>
      <text:h text:style-name="P3" text:outline-level="1"><text:bookmark text:name="id108"/>&lt;note&gt; note</text:h>
      <text:h text:style-name="P2" text:outline-level="1">Description:</text:h>
      <text:p text:style-name="Text_20_body">A single pitched event. (Read, p. 63) The note element is allowed to contain other events for situations where a single written note may be representative of a group of performed notes. The accid and artic sub-elements may be used instead of the note element's attributes when accid and artic represent first-class objects, e.g., when they require attributes, such as x and y location attributes. Similarly, the syl sub-element may be used instead of the syl attribute. The verse sub-element may be used to group text syllables by verse. The colored attribute may be used to indicate coloration. In the mensural repertoire coloration is a temporary change in the underlying mensuration from perfect to imperfect. In the CMN repertoire coloration is an inversion of the note head's normal rendition, that is, the notehead is void when it would otherwise be filled and vice versa. Do not confuse this with visual color.</text:p>
      <text:h text:style-name="P2" text:outline-level="1"><text:soft-page-break/>May contain:</text:h>
      <text:p text:style-name="Text_20_body"><text:a xlink:type="simple" xlink:href="#id111">accid</text:a>, <text:a xlink:type="simple" xlink:href="#id214">add</text:a>, <text:a xlink:type="simple" xlink:href="#id220">app</text:a>, <text:a xlink:type="simple" xlink:href="#id142">artic</text:a>, <text:a xlink:type="simple" xlink:href="#id64">barline</text:a>, <text:a xlink:type="simple" xlink:href="#id897">beam</text:a>, <text:a xlink:type="simple" xlink:href="#id927">beatrpt</text:a>, <text:a xlink:type="simple" xlink:href="#id903">bend</text:a>, <text:a xlink:type="simple" xlink:href="#id934">btrem</text:a>, <text:a xlink:type="simple" xlink:href="#id58">choice</text:a>, <text:a xlink:type="simple" xlink:href="#id106">chord</text:a>, <text:a xlink:type="simple" xlink:href="#id861">clefchange</text:a>, <text:a xlink:type="simple" xlink:href="#id61">corr</text:a>, <text:a xlink:type="simple" xlink:href="#id324">custos</text:a>, <text:a xlink:type="simple" xlink:href="#id1212">damage</text:a>, <text:a xlink:type="simple" xlink:href="#id1220">del</text:a>, <text:a xlink:type="simple" xlink:href="#id158">dot</text:a>, <text:a xlink:type="simple" xlink:href="#id941">ftrem</text:a>, <text:a xlink:type="simple" xlink:href="#id1333">gap</text:a>, <text:a xlink:type="simple" xlink:href="#id949">gliss</text:a>, <text:a xlink:type="simple" xlink:href="#id956">halfmrpt</text:a>, <text:a xlink:type="simple" xlink:href="#id1326">handshift</text:a>, <text:a xlink:type="simple" xlink:href="#id397">keysig</text:a>, <text:a xlink:type="simple" xlink:href="#id958">ligature</text:a>, <text:a xlink:type="simple" xlink:href="#id501">mensur</text:a>, <text:a xlink:type="simple" xlink:href="#id108">note</text:a>, <text:a xlink:type="simple" xlink:href="#id1224">orig</text:a>, <text:a xlink:type="simple" xlink:href="#id868">pad</text:a>, <text:a xlink:type="simple" xlink:href="#id529">proport</text:a>, <text:a xlink:type="simple" xlink:href="#id1227">reg</text:a>, <text:a xlink:type="simple" xlink:href="#id872">rest</text:a>, <text:a xlink:type="simple" xlink:href="#id1230">restore</text:a>, <text:a xlink:type="simple" xlink:href="#id1234">sic</text:a>, <text:a xlink:type="simple" xlink:href="#id890">space</text:a>, <text:a xlink:type="simple" xlink:href="#id1335">subst</text:a>, <text:a xlink:type="simple" xlink:href="#id1237">supplied</text:a>, <text:a xlink:type="simple" xlink:href="#id972">syl</text:a>, <text:a xlink:type="simple" xlink:href="#id905">tuplet</text:a>, <text:a xlink:type="simple" xlink:href="#id1242">unclear</text:a>, <text:a xlink:type="simple" xlink:href="#id167">verse</text:a> </text:p>
      <text:h text:style-name="P2" text:outline-level="1">May occur within:</text:h>
      <text:p text:style-name="Text_20_body"><text:a xlink:type="simple" xlink:href="#id214">add</text:a>, <text:a xlink:type="simple" xlink:href="#id897">beam</text:a>, <text:a xlink:type="simple" xlink:href="#id903">bend</text:a>, <text:a xlink:type="simple" xlink:href="#id934">btrem</text:a>, <text:a xlink:type="simple" xlink:href="#id106">chord</text:a>, <text:a xlink:type="simple" xlink:href="#id61">corr</text:a>, <text:a xlink:type="simple" xlink:href="#id1212">damage</text:a>, <text:a xlink:type="simple" xlink:href="#id1220">del</text:a>, <text:a xlink:type="simple" xlink:href="#id941">ftrem</text:a>, <text:a xlink:type="simple" xlink:href="#id949">gliss</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2" text:outline-level="1">Attributes:</text:h>
      <text:list xml:id="list34329168" text:style-name="L141">
        <text:list-item>
          <text:p text:style-name="P144"><text:a xlink:type="simple" xlink:href="#id125">accid</text:a>, optional, xs:token, s, f, ss, x, ff, xs, tb, n, nf, ns, su, sd, fu, fd, nu, nd</text:p>
        </text:list-item>
        <text:list-item>
          <text:p text:style-name="P144"><text:a xlink:type="simple" xlink:href="#id366">accid.ges</text:a>, optional, xs:token, s, f, ss, ff, n</text:p>
        </text:list-item>
        <text:list-item>
          <text:p text:style-name="P144"><text:a xlink:type="simple" xlink:href="#id500">altsym</text:a>, optional, xs:IDREF</text:p>
        </text:list-item>
        <text:list-item>
          <text:p text:style-name="P144"><text:a xlink:type="simple" xlink:href="#id146">artic</text:a>, optional, list of xs:token, acc, stacc, ten, stacciss, marc, marc-stacc, acc-marc, spicc, rip, doit, plop, fall, bend, flip, smear, dnbow, upbow, harm, snap, fingernail, damp, dampall, open, stop, dbltongue, trpltongue, heel, toe, tap, pluck, dot, stroke, minimum length of 1</text:p>
        </text:list-item>
        <text:list-item>
          <text:p text:style-name="P144"><text:a xlink:type="simple" xlink:href="#id1297">artic.ges</text:a>, optional, list of xs:token, acc, stacc, ten, stacciss, marc, marc-stacc, acc-marc, spicc, rip, doit, plop, fall, bend, flip, smear, dnbow, upbow, harm, snap, fingernail, damp, dampall, open, stop, dbltongue, trpltongue, heel, toe, tap, pluck, dot, stroke, minimum length of 1</text:p>
        </text:list-item>
        <text:list-item>
          <text:p text:style-name="P144"><text:a xlink:type="simple" xlink:href="#id883">beam</text:a>, optional, list of xs:token, "[i|m|t][1-6]", minimum length of 1</text:p>
        </text:list-item>
        <text:list-item>
          <text:p text:style-name="P144"><text:a xlink:type="simple" xlink:href="#id1294">breaksec</text:a>, optional, xs:positiveInteger</text:p>
        </text:list-item>
        <text:list-item>
          <text:p text:style-name="P144"><text:a xlink:type="simple" xlink:href="#id86">color</text:a>, optional, xs:token, "(x[0-9A-Fa-f]{6,6}|aqua|black|fuchsia|gray|green|lime|maroon|navy|olive|purple|red|silver|teal|white|yellow)"</text:p>
        </text:list-item>
        <text:list-item>
          <text:p text:style-name="P144"><text:a xlink:type="simple" xlink:href="#id1279">colored</text:a>, optional, xs:token, true, false</text:p>
        </text:list-item>
        <text:list-item>
          <text:p text:style-name="P144"><text:a xlink:type="simple" xlink:href="#id98">copyof</text:a>, optional, xs:IDREF</text:p>
        </text:list-item>
        <text:list-item>
          <text:p text:style-name="P144"><text:a xlink:type="simple" xlink:href="#id99">corresp</text:a>, optional, xs:IDREFS</text:p>
        </text:list-item>
        <text:list-item>
          <text:p text:style-name="P144"><text:a xlink:type="simple" xlink:href="#id876">dots</text:a>, optional, xs:nonNegativeInteger, 0 - 4</text:p>
        </text:list-item>
        <text:list-item>
          <text:p text:style-name="P144"><text:a xlink:type="simple" xlink:href="#id733">dur</text:a>, optional, xs:token, long, breve, 1, 2, 4, 8, 16, 32, 64, 128, 256, 512, 1024, 2048, maxima, longa, brevis, semibrevis, minima, semiminima, fusa, semifusa</text:p>
        </text:list-item>
        <text:list-item>
          <text:p text:style-name="P144"><text:a xlink:type="simple" xlink:href="#id313">dur.ges</text:a>, optional, CDATA</text:p>
        </text:list-item>
        <text:list-item>
          <text:p text:style-name="P144"><text:a xlink:type="simple" xlink:href="#id138">enclose</text:a>, optional, xs:token, paren, brack</text:p>
        </text:list-item>
        <text:list-item>
          <text:p text:style-name="P144"><text:a xlink:type="simple" xlink:href="#id67">facs</text:a>, optional, xs:IDREFS</text:p>
        </text:list-item>
        <text:list-item>
          <text:p text:style-name="P144"><text:a xlink:type="simple" xlink:href="#id731">fermata</text:a>, optional, xs:token, above, below, within</text:p>
        </text:list-item>
        <text:list-item>
          <text:p text:style-name="P144"><text:a xlink:type="simple" xlink:href="#id1307">gliss</text:a>, optional, xs:token, i, m, t</text:p>
        </text:list-item>
        <text:list-item>
          <text:p text:style-name="P144"><text:a xlink:type="simple" xlink:href="#id1304">grace</text:a>, optional, xs:token, acc, unacc, unknown</text:p>
        </text:list-item>
        <text:list-item>
          <text:p text:style-name="P144"><text:a xlink:type="simple" xlink:href="#id1306">grace.time</text:a>, optional, xs:token, "[0-9]+(\.?[0-9]*)?%"</text:p>
        </text:list-item>
        <text:list-item>
          <text:p text:style-name="P144"><text:a xlink:type="simple" xlink:href="#id1291">headshape</text:a>, optional, xs:token, quarter, half, whole, dblwhole, filldiamond, diamond, dwdiamond, fillisotriangle, isotriangle, dwhisotriangle, fillpiewedge, piewedge, dwhpiewedge, fillrectangle, rectangle, dwhrectangle, fillrtriangle, rtriangle, dwrtriangle, fillurtriangle, urtriangle, dwurtriangle, fillsemicircle, semicircle, dwsemicircle, fillslash, slash, dwslash, x, blank, circlex, cross</text:p>
        </text:list-item>
        <text:list-item>
          <text:p text:style-name="P144"><text:a xlink:type="simple" xlink:href="#id1203">hfunc</text:a>, optional, xs:NMTOKEN</text:p>
        </text:list-item>
        <text:list-item>
          <text:p text:style-name="P144"><text:a xlink:type="simple" xlink:href="#id130">ho</text:a>, optional, xs:decimal</text:p>
        </text:list-item>
        <text:list-item>
          <text:p text:style-name="P144"><text:a xlink:type="simple" xlink:href="#id481">instr</text:a>, optional, xs:IDREF</text:p>
        </text:list-item>
        <text:list-item>
          <text:p text:style-name="P144"><text:a xlink:type="simple" xlink:href="#id372">inth</text:a>, optional, xs:NMTOKENS</text:p>
        </text:list-item>
        <text:list-item>
          <text:p text:style-name="P144"><text:a xlink:type="simple" xlink:href="#id1207">intm</text:a>, optional, xs:NMTOKEN</text:p>
        </text:list-item>
        <text:list-item>
          <text:p text:style-name="P144"><text:a xlink:type="simple" xlink:href="#id305">layer</text:a>, optional, xs:positiveInteger</text:p>
        </text:list-item>
        <text:list-item>
          <text:p text:style-name="P144"><text:a xlink:type="simple" xlink:href="#id1276">lig</text:a>, optional, xs:token, recta, obliqua</text:p>
        </text:list-item>
        <text:list-item>
          <text:p text:style-name="P144"><text:soft-page-break/><text:a xlink:type="simple" xlink:href="#id1275">lv</text:a>, optional, xs:token, true, false</text:p>
        </text:list-item>
        <text:list-item>
          <text:p text:style-name="P144"><text:a xlink:type="simple" xlink:href="#id1205">mfunc</text:a>, optional, xs:NMTOKEN</text:p>
        </text:list-item>
        <text:list-item>
          <text:p text:style-name="P144"><text:a xlink:type="simple" xlink:href="#id37">n</text:a>, optional, xs:NMTOKEN</text:p>
        </text:list-item>
        <text:list-item>
          <text:p text:style-name="P144"><text:a xlink:type="simple" xlink:href="#id100">next</text:a>, optional, xs:IDREFS</text:p>
        </text:list-item>
        <text:list-item>
          <text:p text:style-name="P144"><text:a xlink:type="simple" xlink:href="#id505">num</text:a>, optional, xs:positiveInteger</text:p>
        </text:list-item>
        <text:list-item>
          <text:p text:style-name="P144"><text:a xlink:type="simple" xlink:href="#id506">numbase</text:a>, optional, xs:positiveInteger</text:p>
        </text:list-item>
        <text:list-item>
          <text:p text:style-name="P144"><text:a xlink:type="simple" xlink:href="#id332">oct</text:a>, optional, xs:nonNegativeInteger, 0 - 9</text:p>
        </text:list-item>
        <text:list-item>
          <text:p text:style-name="P144"><text:a xlink:type="simple" xlink:href="#id1298">oct.ges</text:a>, optional, xs:nonNegativeInteger, 0 - 9</text:p>
        </text:list-item>
        <text:list-item>
          <text:p text:style-name="P144"><text:a xlink:type="simple" xlink:href="#id1315">pclass</text:a>, optional, xs:nonNegativeInteger, 0 - 11</text:p>
        </text:list-item>
        <text:list-item>
          <text:p text:style-name="P144"><text:a xlink:type="simple" xlink:href="#id329">pname</text:a>, optional, xs:token, "[a-g]"</text:p>
        </text:list-item>
        <text:list-item>
          <text:p text:style-name="P144"><text:a xlink:type="simple" xlink:href="#id1299">pname.ges</text:a>, optional, xs:token, "[a-g]|none"</text:p>
        </text:list-item>
        <text:list-item>
          <text:p text:style-name="P144"><text:a xlink:type="simple" xlink:href="#id1301">pnum</text:a>, optional, xs:nonNegativeInteger</text:p>
        </text:list-item>
        <text:list-item>
          <text:p text:style-name="P144"><text:a xlink:type="simple" xlink:href="#id101">prev</text:a>, optional, xs:IDREFS</text:p>
        </text:list-item>
        <text:list-item>
          <text:p text:style-name="P144"><text:a xlink:type="simple" xlink:href="#id1209">psolfa</text:a>, optional, CDATA</text:p>
        </text:list-item>
        <text:list-item>
          <text:p text:style-name="P144"><text:a xlink:type="simple" xlink:href="#id102">sameas</text:a>, optional, xs:IDREFS</text:p>
        </text:list-item>
        <text:list-item>
          <text:p text:style-name="P144"><text:a xlink:type="simple" xlink:href="#id517">size</text:a>, optional, xs:token, normal, cue</text:p>
        </text:list-item>
        <text:list-item>
          <text:p text:style-name="P144"><text:a xlink:type="simple" xlink:href="#id1268">slur</text:a>, optional, list of xs:token, "[i|m|t][1-6]", minimum length of 1</text:p>
        </text:list-item>
        <text:list-item>
          <text:p text:style-name="P144"><text:a xlink:type="simple" xlink:href="#id729">staff</text:a>, optional, list of xs:positiveInteger, minimum length of 1</text:p>
        </text:list-item>
        <text:list-item>
          <text:p text:style-name="P144"><text:a xlink:type="simple" xlink:href="#id1281">stem.dir</text:a>, optional, xs:token, up, down</text:p>
        </text:list-item>
        <text:list-item>
          <text:p text:style-name="P144"><text:a xlink:type="simple" xlink:href="#id1283">stem.len</text:a>, optional, xs:decimal</text:p>
        </text:list-item>
        <text:list-item>
          <text:p text:style-name="P144"><text:a xlink:type="simple" xlink:href="#id1288">stem.mod</text:a>, optional, xs:token, 1slash, 2slash, 3slash, 4slash, 5slash, 6slash, sprech, z</text:p>
        </text:list-item>
        <text:list-item>
          <text:p text:style-name="P144"><text:a xlink:type="simple" xlink:href="#id1284">stem.pos</text:a>, optional, xs:token, left, right, center</text:p>
        </text:list-item>
        <text:list-item>
          <text:p text:style-name="P144"><text:a xlink:type="simple" xlink:href="#id1290">stem.with</text:a>, optional, xs:token, above, below</text:p>
        </text:list-item>
        <text:list-item>
          <text:p text:style-name="P144"><text:a xlink:type="simple" xlink:href="#id1286">stem.x</text:a>, optional, xs:decimal</text:p>
        </text:list-item>
        <text:list-item>
          <text:p text:style-name="P144"><text:a xlink:type="simple" xlink:href="#id1287">stem.y</text:a>, optional, xs:decimal</text:p>
        </text:list-item>
        <text:list-item>
          <text:p text:style-name="P144"><text:a xlink:type="simple" xlink:href="#id1195">syl</text:a>, optional, CDATA</text:p>
        </text:list-item>
        <text:list-item>
          <text:p text:style-name="P144"><text:a xlink:type="simple" xlink:href="#id103">synch</text:a>, optional, xs:IDREFS</text:p>
        </text:list-item>
        <text:list-item>
          <text:p text:style-name="P144"><text:a xlink:type="simple" xlink:href="#id1309">tab.fret</text:a>, optional, xs:nonNegativeInteger, xs:token</text:p>
        </text:list-item>
        <text:list-item>
          <text:p text:style-name="P144"><text:a xlink:type="simple" xlink:href="#id1311">tab.string</text:a>, optional, xs:positiveInteger</text:p>
        </text:list-item>
        <text:list-item>
          <text:p text:style-name="P144"><text:a xlink:type="simple" xlink:href="#id1272">tie</text:a>, optional, xs:token, "[i|m|t]"</text:p>
        </text:list-item>
        <text:list-item>
          <text:p text:style-name="P144"><text:a xlink:type="simple" xlink:href="#id155">to</text:a>, optional, xs:decimal</text:p>
        </text:list-item>
        <text:list-item>
          <text:p text:style-name="P144"><text:a xlink:type="simple" xlink:href="#id94">tstamp</text:a>, optional, xs:decimal, 0 - ∞</text:p>
        </text:list-item>
        <text:list-item>
          <text:p text:style-name="P144"><text:a xlink:type="simple" xlink:href="#id308">tstamp.ges</text:a>, optional, xs:nonNegativeInteger</text:p>
        </text:list-item>
        <text:list-item>
          <text:p text:style-name="P144"><text:a xlink:type="simple" xlink:href="#id309">tstamp.real</text:a>, optional, xs:time</text:p>
        </text:list-item>
        <text:list-item>
          <text:p text:style-name="P144"><text:a xlink:type="simple" xlink:href="#id879">tuplet</text:a>, optional, list of xs:token, "[i|m|t][1-6]", minimum length of 1</text:p>
        </text:list-item>
        <text:list-item>
          <text:p text:style-name="P144"><text:a xlink:type="simple" xlink:href="#id469">visible</text:a>, optional, xs:token, true, false</text:p>
        </text:list-item>
        <text:list-item>
          <text:p text:style-name="P144"><text:a xlink:type="simple" xlink:href="#id105">when</text:a>, optional, xs:IDREF</text:p>
        </text:list-item>
        <text:list-item>
          <text:p text:style-name="P144"><text:a xlink:type="simple" xlink:href="#id135">x</text:a>, optional, xs:decimal</text:p>
        </text:list-item>
        <text:list-item>
          <text:p text:style-name="P144"><text:a xlink:type="simple" xlink:href="#id1595">xml:id</text:a>, optional, xs:ID</text:p>
        </text:list-item>
        <text:list-item>
          <text:p text:style-name="P144"><text:a xlink:type="simple" xlink:href="#id136">y</text:a>, optional, xs:decimal</text:p>
        </text:list-item>
      </text:list>
      <text:h text:style-name="P2" text:outline-level="1">Module:</text:h>
      <text:p text:style-name="Text_20_body">shared</text:p>
      <text:h text:style-name="P3" text:outline-level="1"><text:bookmark text:name="id705"/><text:soft-page-break/>&lt;noteoff&gt; note-off</text:h>
      <text:h text:style-name="P2" text:outline-level="1">Description:</text:h>
      <text:p text:style-name="Text_20_body">MIDI note-off event.</text:p>
      <text:h text:style-name="P2" text:outline-level="1">May contain:</text:h>
      <text:p text:style-name="Text_20_body">EMPTY</text:p>
      <text:h text:style-name="P2" text:outline-level="1">May occur within:</text:h>
      <text:p text:style-name="Text_20_body"><text:a xlink:type="simple" xlink:href="#id681">midi</text:a> </text:p>
      <text:h text:style-name="P2" text:outline-level="1">Attributes:</text:h>
      <text:list xml:id="list34320764" text:style-name="L142">
        <text:list-item>
          <text:p text:style-name="P145"><text:a xlink:type="simple" xlink:href="#id98">copyof</text:a>, optional, xs:IDREF</text:p>
        </text:list-item>
        <text:list-item>
          <text:p text:style-name="P145"><text:a xlink:type="simple" xlink:href="#id99">corresp</text:a>, optional, xs:IDREFS</text:p>
        </text:list-item>
        <text:list-item>
          <text:p text:style-name="P145"><text:a xlink:type="simple" xlink:href="#id305">layer</text:a>, optional, xs:positiveInteger</text:p>
        </text:list-item>
        <text:list-item>
          <text:p text:style-name="P145"><text:a xlink:type="simple" xlink:href="#id37">n</text:a>, optional, xs:NMTOKEN</text:p>
        </text:list-item>
        <text:list-item>
          <text:p text:style-name="P145"><text:a xlink:type="simple" xlink:href="#id100">next</text:a>, optional, xs:IDREFS</text:p>
        </text:list-item>
        <text:list-item>
          <text:p text:style-name="P145"><text:a xlink:type="simple" xlink:href="#id689">num</text:a>, required, xs:nonNegativeInteger, 0 - 127</text:p>
        </text:list-item>
        <text:list-item>
          <text:p text:style-name="P145"><text:a xlink:type="simple" xlink:href="#id101">prev</text:a>, optional, xs:IDREFS</text:p>
        </text:list-item>
        <text:list-item>
          <text:p text:style-name="P145"><text:a xlink:type="simple" xlink:href="#id102">sameas</text:a>, optional, xs:IDREFS</text:p>
        </text:list-item>
        <text:list-item>
          <text:p text:style-name="P145"><text:a xlink:type="simple" xlink:href="#id687">staff</text:a>, required, list of xs:positiveInteger, minimum length of 1</text:p>
        </text:list-item>
        <text:list-item>
          <text:p text:style-name="P145"><text:a xlink:type="simple" xlink:href="#id103">synch</text:a>, optional, xs:IDREFS</text:p>
        </text:list-item>
        <text:list-item>
          <text:p text:style-name="P145"><text:a xlink:type="simple" xlink:href="#id94">tstamp</text:a>, optional, xs:decimal, 0 - ∞</text:p>
        </text:list-item>
        <text:list-item>
          <text:p text:style-name="P145"><text:a xlink:type="simple" xlink:href="#id105">when</text:a>, optional, xs:IDREF</text:p>
        </text:list-item>
        <text:list-item>
          <text:p text:style-name="P145"><text:a xlink:type="simple" xlink:href="#id1595">xml:id</text:a>, optional, xs:ID</text:p>
        </text:list-item>
      </text:list>
      <text:h text:style-name="P2" text:outline-level="1">Module:</text:h>
      <text:p text:style-name="Text_20_body">midi</text:p>
      <text:h text:style-name="P3" text:outline-level="1"><text:bookmark text:name="id707"/>&lt;noteon&gt; note-on</text:h>
      <text:h text:style-name="P2" text:outline-level="1">Description:</text:h>
      <text:p text:style-name="Text_20_body">MIDI note-on event.</text:p>
      <text:h text:style-name="P2" text:outline-level="1">May contain:</text:h>
      <text:p text:style-name="Text_20_body">EMPTY</text:p>
      <text:h text:style-name="P2" text:outline-level="1">May occur within:</text:h>
      <text:p text:style-name="Text_20_body"><text:a xlink:type="simple" xlink:href="#id681">midi</text:a> </text:p>
      <text:h text:style-name="P2" text:outline-level="1">Attributes:</text:h>
      <text:list xml:id="list34329405" text:style-name="L143">
        <text:list-item>
          <text:p text:style-name="P146"><text:a xlink:type="simple" xlink:href="#id98">copyof</text:a>, optional, xs:IDREF</text:p>
        </text:list-item>
        <text:list-item>
          <text:p text:style-name="P146"><text:a xlink:type="simple" xlink:href="#id99">corresp</text:a>, optional, xs:IDREFS</text:p>
        </text:list-item>
        <text:list-item>
          <text:p text:style-name="P146"><text:a xlink:type="simple" xlink:href="#id305">layer</text:a>, optional, xs:positiveInteger</text:p>
        </text:list-item>
        <text:list-item>
          <text:p text:style-name="P146"><text:soft-page-break/><text:a xlink:type="simple" xlink:href="#id37">n</text:a>, optional, xs:NMTOKEN</text:p>
        </text:list-item>
        <text:list-item>
          <text:p text:style-name="P146"><text:a xlink:type="simple" xlink:href="#id100">next</text:a>, optional, xs:IDREFS</text:p>
        </text:list-item>
        <text:list-item>
          <text:p text:style-name="P146"><text:a xlink:type="simple" xlink:href="#id689">num</text:a>, required, xs:nonNegativeInteger, 0 - 127</text:p>
        </text:list-item>
        <text:list-item>
          <text:p text:style-name="P146"><text:a xlink:type="simple" xlink:href="#id101">prev</text:a>, optional, xs:IDREFS</text:p>
        </text:list-item>
        <text:list-item>
          <text:p text:style-name="P146"><text:a xlink:type="simple" xlink:href="#id102">sameas</text:a>, optional, xs:IDREFS</text:p>
        </text:list-item>
        <text:list-item>
          <text:p text:style-name="P146"><text:a xlink:type="simple" xlink:href="#id687">staff</text:a>, required, list of xs:positiveInteger, minimum length of 1</text:p>
        </text:list-item>
        <text:list-item>
          <text:p text:style-name="P146"><text:a xlink:type="simple" xlink:href="#id103">synch</text:a>, optional, xs:IDREFS</text:p>
        </text:list-item>
        <text:list-item>
          <text:p text:style-name="P146"><text:a xlink:type="simple" xlink:href="#id94">tstamp</text:a>, optional, xs:decimal, 0 - ∞</text:p>
        </text:list-item>
        <text:list-item>
          <text:p text:style-name="P146"><text:a xlink:type="simple" xlink:href="#id105">when</text:a>, optional, xs:IDREF</text:p>
        </text:list-item>
        <text:list-item>
          <text:p text:style-name="P146"><text:a xlink:type="simple" xlink:href="#id1595">xml:id</text:a>, optional, xs:ID</text:p>
        </text:list-item>
      </text:list>
      <text:h text:style-name="P2" text:outline-level="1">Module:</text:h>
      <text:p text:style-name="Text_20_body">midi</text:p>
      <text:h text:style-name="P3" text:outline-level="1"><text:bookmark text:name="id1394"/>&lt;notesstmt&gt; notes statement</text:h>
      <text:h text:style-name="P2" text:outline-level="1">Description:</text:h>
      <text:p text:style-name="Text_20_body">Groups bibliographic annotations, each of which provides descriptive information in addition to that recorded in other parts of the bibliographic description. These annotations are similar to "general notes" in traditional bibliographic descriptions.</text:p>
      <text:h text:style-name="P2" text:outline-level="1">May contain:</text:h>
      <text:p text:style-name="Text_20_body"><text:a xlink:type="simple" xlink:href="#id297">annot</text:a> </text:p>
      <text:h text:style-name="P2" text:outline-level="1">May occur within:</text:h>
      <text:p text:style-name="Text_20_body"><text:a xlink:type="simple" xlink:href="#id1348">filedesc</text:a>, <text:a xlink:type="simple" xlink:href="#id1399">source</text:a> </text:p>
      <text:h text:style-name="P2" text:outline-level="1">Attributes:</text:h>
      <text:list xml:id="list34335341" text:style-name="L144">
        <text:list-item>
          <text:p text:style-name="P147"><text:a xlink:type="simple" xlink:href="#id1042">analog</text:a>, optional, CDATA</text:p>
        </text:list-item>
        <text:list-item>
          <text:p text:style-name="P147"><text:a xlink:type="simple" xlink:href="#id37">n</text:a>, optional, xs:NMTOKEN</text:p>
        </text:list-item>
        <text:list-item>
          <text:p text:style-name="P147"><text:a xlink:type="simple" xlink:href="#id1595">xml:id</text:a>, optional, xs:ID</text:p>
        </text:list-item>
      </text:list>
      <text:h text:style-name="P2" text:outline-level="1">Module:</text:h>
      <text:p text:style-name="Text_20_body">header</text:p>
      <text:h text:style-name="P3" text:outline-level="1"><text:bookmark text:name="id1087"/>&lt;num&gt; number</text:h>
      <text:h text:style-name="P2" text:outline-level="1">Description:</text:h>
      <text:p text:style-name="Text_20_body">Numeric information in any form occurring in text.</text:p>
      <text:h text:style-name="P2"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2" text:outline-level="1"><text:soft-page-break/>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2" text:outline-level="1">Attributes:</text:h>
      <text:list xml:id="list34330396" text:style-name="L145">
        <text:list-item>
          <text:p text:style-name="P148"><text:a xlink:type="simple" xlink:href="#id67">facs</text:a>, optional, xs:IDREFS</text:p>
        </text:list-item>
        <text:list-item>
          <text:p text:style-name="P148"><text:a xlink:type="simple" xlink:href="#id37">n</text:a>, optional, xs:NMTOKEN</text:p>
        </text:list-item>
        <text:list-item>
          <text:p text:style-name="P148"><text:a xlink:type="simple" xlink:href="#id89">unit</text:a>, optional, xs:NMTOKEN</text:p>
        </text:list-item>
        <text:list-item>
          <text:p text:style-name="P148"><text:a xlink:type="simple" xlink:href="#id1595">xml:id</text:a>, optional, xs:ID</text:p>
        </text:list-item>
        <text:list-item>
          <text:p text:style-name="P148"><text:a xlink:type="simple" xlink:href="#id1596">xml:lang</text:a>, optional, xs:language</text:p>
        </text:list-item>
      </text:list>
      <text:h text:style-name="P2" text:outline-level="1">Module:</text:h>
      <text:p text:style-name="Text_20_body">shared</text:p>
      <text:h text:style-name="P3" text:outline-level="1"><text:bookmark text:name="id848"/>&lt;octave&gt; octave</text:h>
      <text:h text:style-name="P2" text:outline-level="1">Description:</text:h>
      <text:p text:style-name="Text_20_body">Octave displacement. (Read, p. 45). The starting point of the octave displacement may be indicated by either a tstamp, tstamp.ges, tstamp.real or startid attribute, while the ending point may be recorded by either a dur, dur.ges or endid attribute. It is a semantic error not to specify one starting and one ending type of attribute. Please note that the dur attribute here is not a true duration, but rather a time stamp for the end point of the octave displacement. Also, note that the dur attribute is not required because the octave displacement can be visually instantaneous. The rend attribute captures the appearance of the continuation line associated with the octave displacement.</text:p>
      <text:h text:style-name="P2" text:outline-level="1">May contain:</text:h>
      <text:p text:style-name="Text_20_body">EMPTY</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2" text:outline-level="1">Attributes:</text:h>
      <text:list xml:id="list34333055" text:style-name="L146">
        <text:list-item>
          <text:p text:style-name="P149"><text:a xlink:type="simple" xlink:href="#id851">coll</text:a>, optional, xs:token, coll</text:p>
        </text:list-item>
        <text:list-item>
          <text:p text:style-name="P149"><text:a xlink:type="simple" xlink:href="#id98">copyof</text:a>, optional, xs:IDREF</text:p>
        </text:list-item>
        <text:list-item>
          <text:p text:style-name="P149"><text:a xlink:type="simple" xlink:href="#id99">corresp</text:a>, optional, xs:IDREFS</text:p>
        </text:list-item>
        <text:list-item>
          <text:p text:style-name="P149"><text:a xlink:type="simple" xlink:href="#id494">dis</text:a>, optional, xs:positiveInteger, "([\-+]?[0-9]+) &amp; (8|15|22)"</text:p>
        </text:list-item>
        <text:list-item>
          <text:p text:style-name="P149"><text:a xlink:type="simple" xlink:href="#id496">dis.place</text:a>, optional, xs:token, above, below</text:p>
        </text:list-item>
        <text:list-item>
          <text:p text:style-name="P149"><text:a xlink:type="simple" xlink:href="#id302">dur</text:a>, optional, xs:token, "([0-9]+m *\+ *)?[0-9]+(\.?[0-9]*)?"</text:p>
        </text:list-item>
        <text:list-item>
          <text:p text:style-name="P149"><text:a xlink:type="simple" xlink:href="#id313">dur.ges</text:a>, optional, CDATA</text:p>
        </text:list-item>
        <text:list-item>
          <text:p text:style-name="P149"><text:a xlink:type="simple" xlink:href="#id184">endho</text:a>, optional, xs:decimal</text:p>
        </text:list-item>
        <text:list-item>
          <text:p text:style-name="P149"><text:a xlink:type="simple" xlink:href="#id177">endid</text:a>, optional, xs:IDREF</text:p>
        </text:list-item>
        <text:list-item>
          <text:p text:style-name="P149"><text:soft-page-break/><text:a xlink:type="simple" xlink:href="#id187">endto</text:a>, optional, xs:decimal</text:p>
        </text:list-item>
        <text:list-item>
          <text:p text:style-name="P149"><text:a xlink:type="simple" xlink:href="#id67">facs</text:a>, optional, xs:IDREFS</text:p>
        </text:list-item>
        <text:list-item>
          <text:p text:style-name="P149"><text:a xlink:type="simple" xlink:href="#id130">ho</text:a>, optional, xs:decimal</text:p>
        </text:list-item>
        <text:list-item>
          <text:p text:style-name="P149"><text:a xlink:type="simple" xlink:href="#id777">layer</text:a>, optional, list of xs:positiveInteger, minimum length of 1</text:p>
        </text:list-item>
        <text:list-item>
          <text:p text:style-name="P149"><text:a xlink:type="simple" xlink:href="#id37">n</text:a>, optional, xs:NMTOKEN</text:p>
        </text:list-item>
        <text:list-item>
          <text:p text:style-name="P149"><text:a xlink:type="simple" xlink:href="#id100">next</text:a>, optional, xs:IDREFS</text:p>
        </text:list-item>
        <text:list-item>
          <text:p text:style-name="P149"><text:a xlink:type="simple" xlink:href="#id70">plist</text:a>, optional, xs:IDREFS</text:p>
        </text:list-item>
        <text:list-item>
          <text:p text:style-name="P149"><text:a xlink:type="simple" xlink:href="#id101">prev</text:a>, optional, xs:IDREFS</text:p>
        </text:list-item>
        <text:list-item>
          <text:p text:style-name="P149"><text:a xlink:type="simple" xlink:href="#id854">rend</text:a>, optional, xs:token, narrow, medium, wide, dashed, dotted, wavy</text:p>
        </text:list-item>
        <text:list-item>
          <text:p text:style-name="P149"><text:a xlink:type="simple" xlink:href="#id102">sameas</text:a>, optional, xs:IDREFS</text:p>
        </text:list-item>
        <text:list-item>
          <text:p text:style-name="P149"><text:a xlink:type="simple" xlink:href="#id687">staff</text:a>, required, list of xs:positiveInteger, minimum length of 1</text:p>
        </text:list-item>
        <text:list-item>
          <text:p text:style-name="P149"><text:a xlink:type="simple" xlink:href="#id183">startho</text:a>, optional, xs:decimal</text:p>
        </text:list-item>
        <text:list-item>
          <text:p text:style-name="P149"><text:a xlink:type="simple" xlink:href="#id176">startid</text:a>, optional, xs:IDREF</text:p>
        </text:list-item>
        <text:list-item>
          <text:p text:style-name="P149"><text:a xlink:type="simple" xlink:href="#id186">startto</text:a>, optional, xs:decimal</text:p>
        </text:list-item>
        <text:list-item>
          <text:p text:style-name="P149"><text:a xlink:type="simple" xlink:href="#id103">synch</text:a>, optional, xs:IDREFS</text:p>
        </text:list-item>
        <text:list-item>
          <text:p text:style-name="P149"><text:a xlink:type="simple" xlink:href="#id155">to</text:a>, optional, xs:decimal</text:p>
        </text:list-item>
        <text:list-item>
          <text:p text:style-name="P149"><text:a xlink:type="simple" xlink:href="#id94">tstamp</text:a>, optional, xs:decimal, 0 - ∞</text:p>
        </text:list-item>
        <text:list-item>
          <text:p text:style-name="P149"><text:a xlink:type="simple" xlink:href="#id308">tstamp.ges</text:a>, optional, xs:nonNegativeInteger</text:p>
        </text:list-item>
        <text:list-item>
          <text:p text:style-name="P149"><text:a xlink:type="simple" xlink:href="#id309">tstamp.real</text:a>, optional, xs:time</text:p>
        </text:list-item>
        <text:list-item>
          <text:p text:style-name="P149"><text:a xlink:type="simple" xlink:href="#id133">vo</text:a>, optional, xs:decimal</text:p>
        </text:list-item>
        <text:list-item>
          <text:p text:style-name="P149"><text:a xlink:type="simple" xlink:href="#id105">when</text:a>, optional, xs:IDREF</text:p>
        </text:list-item>
        <text:list-item>
          <text:p text:style-name="P149"><text:a xlink:type="simple" xlink:href="#id135">x</text:a>, optional, xs:decimal</text:p>
        </text:list-item>
        <text:list-item>
          <text:p text:style-name="P149"><text:a xlink:type="simple" xlink:href="#id1595">xml:id</text:a>, optional, xs:ID</text:p>
        </text:list-item>
        <text:list-item>
          <text:p text:style-name="P149"><text:a xlink:type="simple" xlink:href="#id136">y</text:a>, optional, xs:decimal</text:p>
        </text:list-item>
      </text:list>
      <text:h text:style-name="P2" text:outline-level="1">Module:</text:h>
      <text:p text:style-name="Text_20_body">cmn</text:p>
      <text:h text:style-name="P3" text:outline-level="1"><text:bookmark text:name="id1224"/>&lt;orig&gt; original</text:h>
      <text:h text:style-name="P2" text:outline-level="1">Description:</text:h>
      <text:p text:style-name="Text_20_body">Contains a reading which is marked as following the original, rather than being normalized or corrected. This element will often be combined with a regularized form within a choice element. The editor(s) responsible for asserting that the material is original may be recorded in the resp attribute. The value of resp must point to one or more identifiers declared in the document header. The cert attribute signifies the degree of certainty ascribed to the transcription of the original text.</text:p>
      <text:h text:style-name="P2" text:outline-level="1">May contain:</text:h>
      <text:p text:style-name="Text_20_body">PCDATA, <text:a xlink:type="simple" xlink:href="#id211">abbr</text:a>, <text:a xlink:type="simple" xlink:href="#id111">accid</text:a>, <text:a xlink:type="simple" xlink:href="#id214">add</text:a>, <text:a xlink:type="simple" xlink:href="#id53">address</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204">bibl</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1050">corpname</text:a>, <text:a xlink:type="simple" xlink:href="#id61">corr</text:a>, <text:a xlink:type="simple" xlink:href="#id324">custos</text:a>, <text:a xlink:type="simple" xlink:href="#id1212">damage</text:a>, <text:a xlink:type="simple" xlink:href="#id1083">date</text:a>, <text:a xlink:type="simple" xlink:href="#id1220">del</text:a>, <text:a xlink:type="simple" xlink:href="#id169">dir</text:a>, <text:a xlink:type="simple" xlink:href="#id158">dot</text:a>, <text:a xlink:type="simple" xlink:href="#id772">dynam</text:a>, <text:a xlink:type="simple" xlink:href="#id1247">expan</text:a>, <text:a xlink:type="simple" xlink:href="#id34">extptr</text:a>, <text:a xlink:type="simple" xlink:href="#id49">extref</text:a>, <text:a xlink:type="simple" xlink:href="#id820">fermata</text:a>, <text:a xlink:type="simple" xlink:href="#id1100">fig</text:a>, <text:a xlink:type="simple" xlink:href="#id941">ftrem</text:a>, <text:a xlink:type="simple" xlink:href="#id1333">gap</text:a>, <text:a xlink:type="simple" xlink:href="#id1069">geogname</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1096">identifier</text:a>, <text:a xlink:type="simple" xlink:href="#id217">ineume</text:a>, <text:a xlink:type="simple" xlink:href="#id397">keysig</text:a>, <text:a xlink:type="simple" xlink:href="#id677">layer</text:a>, <text:a xlink:type="simple" xlink:href="#id233">lb</text:a>, <text:a xlink:type="simple" xlink:href="#id958">ligature</text:a>, <text:a xlink:type="simple" xlink:href="#id961">lyrics</text:a>, <text:a xlink:type="simple" xlink:href="#id1155">measure</text:a>, <text:a xlink:type="simple" xlink:href="#id501">mensur</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38">name</text:a>, <text:a xlink:type="simple" xlink:href="#id108">note</text:a>, <text:a xlink:type="simple" xlink:href="#id1087">num</text:a>, <text:a xlink:type="simple" xlink:href="#id848">octave</text:a>, <text:a xlink:type="simple" xlink:href="#id1224">orig</text:a>, <text:a xlink:type="simple" xlink:href="#id868">pad</text:a>, <text:a xlink:type="simple" xlink:href="#id237">pb</text:a>, <text:a xlink:type="simple" xlink:href="#id1016">pedal</text:a>, <text:a xlink:type="simple" xlink:href="#id1076">periodname</text:a>, <text:a xlink:type="simple" xlink:href="#id1064">persname</text:a>, <text:a xlink:type="simple" xlink:href="#id781">phrase</text:a>, <text:a xlink:type="simple" xlink:href="#id529">proport</text:a>, <text:a xlink:type="simple" xlink:href="#id1342">ptr</text:a>, <text:a xlink:type="simple" xlink:href="#id1344">ref</text:a>, <text:a xlink:type="simple" xlink:href="#id1227">reg</text:a>, <text:a xlink:type="simple" xlink:href="#id1023">reh</text:a>, <text:a xlink:type="simple" xlink:href="#id1026">rend</text:a>, <text:a xlink:type="simple" xlink:href="#id1073">repository</text:a>, <text:a xlink:type="simple" xlink:href="#id872">rest</text:a>, <text:a xlink:type="simple" xlink:href="#id1230">restore</text:a>, <text:a xlink:type="simple" xlink:href="#id661">section</text:a>, <text:a xlink:type="simple" xlink:href="#id1234">sic</text:a>, <text:a xlink:type="simple" xlink:href="#id1120">slur</text:a>, <text:a xlink:type="simple" xlink:href="#id890">space</text:a>, <text:a xlink:type="simple" xlink:href="#id1035">stack</text:a>, <text:a xlink:type="simple" xlink:href="#id673">staff</text:a>, <text:a xlink:type="simple" xlink:href="#id1079">stylename</text:a>, <text:a xlink:type="simple" xlink:href="#id1335">subst</text:a>, <text:a xlink:type="simple" xlink:href="#id1237">supplied</text:a>, <text:a xlink:type="simple" xlink:href="#id789">tempo</text:a>, <text:a xlink:type="simple" xlink:href="#id1126">tie</text:a>, <text:a xlink:type="simple" xlink:href="#id1091">titl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p>
      <text:h text:style-name="P2" text:outline-level="1"><text:soft-page-break/>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58">choice</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335">subst</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2" text:outline-level="1">Attributes:</text:h>
      <text:list xml:id="list34331133" text:style-name="L147">
        <text:list-item>
          <text:p text:style-name="P150"><text:a xlink:type="simple" xlink:href="#id1061">cert</text:a>, optional, xs:token, high, medium, low, unknown</text:p>
        </text:list-item>
        <text:list-item>
          <text:p text:style-name="P150"><text:a xlink:type="simple" xlink:href="#id1063">evidence</text:a>, optional, xs:NMTOKEN</text:p>
        </text:list-item>
        <text:list-item>
          <text:p text:style-name="P150"><text:a xlink:type="simple" xlink:href="#id67">facs</text:a>, optional, xs:IDREFS</text:p>
        </text:list-item>
        <text:list-item>
          <text:p text:style-name="P150"><text:a xlink:type="simple" xlink:href="#id37">n</text:a>, optional, xs:NMTOKEN</text:p>
        </text:list-item>
        <text:list-item>
          <text:p text:style-name="P150"><text:a xlink:type="simple" xlink:href="#id316">resp</text:a>, optional, xs:IDREFS</text:p>
        </text:list-item>
        <text:list-item>
          <text:p text:style-name="P150"><text:a xlink:type="simple" xlink:href="#id227">source</text:a>, optional, xs:IDREFS</text:p>
        </text:list-item>
        <text:list-item>
          <text:p text:style-name="P150"><text:a xlink:type="simple" xlink:href="#id180">subtype</text:a>, optional, xs:NMTOKEN</text:p>
        </text:list-item>
        <text:list-item>
          <text:p text:style-name="P150"><text:a xlink:type="simple" xlink:href="#id179">type</text:a>, optional, xs:NMTOKEN</text:p>
        </text:list-item>
        <text:list-item>
          <text:p text:style-name="P150"><text:a xlink:type="simple" xlink:href="#id1595">xml:id</text:a>, optional, xs:ID</text:p>
        </text:list-item>
      </text:list>
      <text:h text:style-name="P2" text:outline-level="1">Module:</text:h>
      <text:p text:style-name="Text_20_body">edittrans</text:p>
      <text:h text:style-name="P3" text:outline-level="1"><text:bookmark text:name="id1159"/>&lt;ossia&gt; ossia</text:h>
      <text:h text:style-name="P2" text:outline-level="1">Description:</text:h>
      <text:p text:style-name="Text_20_body">Indicates an alternative, usually simpler, version of a measure *present in the source being transcribed*. An ossia may be treated as a substitute for the measure, in which case it is rendered on the current staff, or it may be rendered in addition to the measure's contents, in which case it is rendered above the staff on a reduced-size staff.</text:p>
      <text:h text:style-name="P2" text:outline-level="1">May contain:</text:h>
      <text:p text:style-name="Text_20_body"><text:a xlink:type="simple" xlink:href="#id214">add</text:a>, <text:a xlink:type="simple" xlink:href="#id391">anchoredtext</text:a>, <text:a xlink:type="simple" xlink:href="#id297">annot</text:a>, <text:a xlink:type="simple" xlink:href="#id220">app</text:a>, <text:a xlink:type="simple" xlink:href="#id796">arpeg</text:a>, <text:a xlink:type="simple" xlink:href="#id803">beamspan</text:a>, <text:a xlink:type="simple" xlink:href="#id815">breath</text:a>, <text:a xlink:type="simple" xlink:href="#id58">choice</text:a>, <text:a xlink:type="simple" xlink:href="#id61">corr</text:a>, <text:a xlink:type="simple" xlink:href="#id172">curve</text:a>, <text:a xlink:type="simple" xlink:href="#id1212">damage</text:a>, <text:a xlink:type="simple" xlink:href="#id1220">del</text:a>, <text:a xlink:type="simple" xlink:href="#id169">dir</text:a>, <text:a xlink:type="simple" xlink:href="#id229">div</text:a>, <text:a xlink:type="simple" xlink:href="#id772">dynam</text:a>, <text:a xlink:type="simple" xlink:href="#id820">fermata</text:a>, <text:a xlink:type="simple" xlink:href="#id1333">gap</text:a>, <text:a xlink:type="simple" xlink:href="#id827">hairpin</text:a>, <text:a xlink:type="simple" xlink:href="#id1326">handshift</text:a>, <text:a xlink:type="simple" xlink:href="#id1138">harm</text:a>, <text:a xlink:type="simple" xlink:href="#id835">harppedal</text:a>, <text:a xlink:type="simple" xlink:href="#id201">line</text:a>, <text:a xlink:type="simple" xlink:href="#id961">lyrics</text:a>, <text:a xlink:type="simple" xlink:href="#id681">midi</text:a>, <text:a xlink:type="simple" xlink:href="#id859">mordent</text:a>, <text:a xlink:type="simple" xlink:href="#id848">octave</text:a>, <text:a xlink:type="simple" xlink:href="#id1224">orig</text:a>, <text:a xlink:type="simple" xlink:href="#id1159">ossia</text:a>, <text:a xlink:type="simple" xlink:href="#id237">pb</text:a>, <text:a xlink:type="simple" xlink:href="#id1016">pedal</text:a>, <text:a xlink:type="simple" xlink:href="#id781">phrase</text:a>, <text:a xlink:type="simple" xlink:href="#id1227">reg</text:a>, <text:a xlink:type="simple" xlink:href="#id1023">reh</text:a>, <text:a xlink:type="simple" xlink:href="#id1230">restore</text:a>, <text:a xlink:type="simple" xlink:href="#id322">sb</text:a>, <text:a xlink:type="simple" xlink:href="#id342">scoredef</text:a>, <text:a xlink:type="simple" xlink:href="#id1234">sic</text:a>, <text:a xlink:type="simple" xlink:href="#id1120">slur</text:a>, <text:a xlink:type="simple" xlink:href="#id673">staff</text:a>, <text:a xlink:type="simple" xlink:href="#id452">staffdef</text:a>, <text:a xlink:type="simple" xlink:href="#id437">staffgrp</text:a>, <text:a xlink:type="simple" xlink:href="#id1335">subst</text:a>, <text:a xlink:type="simple" xlink:href="#id1237">supplied</text:a>, <text:a xlink:type="simple" xlink:href="#id385">symbol</text:a>, <text:a xlink:type="simple" xlink:href="#id789">tempo</text:a>, <text:a xlink:type="simple" xlink:href="#id1126">tie</text:a>, <text:a xlink:type="simple" xlink:href="#id1001">trill</text:a>, <text:a xlink:type="simple" xlink:href="#id1131">tupletspan</text:a>, <text:a xlink:type="simple" xlink:href="#id1008">turn</text:a>, <text:a xlink:type="simple" xlink:href="#id1242">unclear</text:a> </text:p>
      <text:h text:style-name="P2" text:outline-level="1">May occur within:</text:h>
      <text:p text:style-name="Text_20_body"><text:a xlink:type="simple" xlink:href="#id222">lem</text:a>, <text:a xlink:type="simple" xlink:href="#id1155">measure</text:a>, <text:a xlink:type="simple" xlink:href="#id1159">ossia</text:a>, <text:a xlink:type="simple" xlink:href="#id1178">rdg</text:a> </text:p>
      <text:h text:style-name="P2" text:outline-level="1">Attributes:</text:h>
      <text:list xml:id="list34319917" text:style-name="L148">
        <text:list-item>
          <text:p text:style-name="P151"><text:a xlink:type="simple" xlink:href="#id98">copyof</text:a>, optional, xs:IDREF</text:p>
        </text:list-item>
        <text:list-item>
          <text:p text:style-name="P151"><text:a xlink:type="simple" xlink:href="#id99">corresp</text:a>, optional, xs:IDREFS</text:p>
        </text:list-item>
        <text:list-item>
          <text:p text:style-name="P151"><text:a xlink:type="simple" xlink:href="#id67">facs</text:a>, optional, xs:IDREFS</text:p>
        </text:list-item>
        <text:list-item>
          <text:p text:style-name="P151"><text:a xlink:type="simple" xlink:href="#id37">n</text:a>, optional, xs:NMTOKEN</text:p>
        </text:list-item>
        <text:list-item>
          <text:p text:style-name="P151"><text:a xlink:type="simple" xlink:href="#id100">next</text:a>, optional, xs:IDREFS</text:p>
        </text:list-item>
        <text:list-item>
          <text:p text:style-name="P151"><text:a xlink:type="simple" xlink:href="#id101">prev</text:a>, optional, xs:IDREFS</text:p>
        </text:list-item>
        <text:list-item>
          <text:p text:style-name="P151"><text:a xlink:type="simple" xlink:href="#id102">sameas</text:a>, optional, xs:IDREFS</text:p>
        </text:list-item>
        <text:list-item>
          <text:p text:style-name="P151"><text:soft-page-break/><text:a xlink:type="simple" xlink:href="#id103">synch</text:a>, optional, xs:IDREFS</text:p>
        </text:list-item>
        <text:list-item>
          <text:p text:style-name="P151"><text:a xlink:type="simple" xlink:href="#id105">when</text:a>, optional, xs:IDREF</text:p>
        </text:list-item>
        <text:list-item>
          <text:p text:style-name="P151"><text:a xlink:type="simple" xlink:href="#id1595">xml:id</text:a>, optional, xs:ID</text:p>
        </text:list-item>
      </text:list>
      <text:h text:style-name="P2" text:outline-level="1">Module:</text:h>
      <text:p text:style-name="Text_20_body">cmn</text:p>
      <text:h text:style-name="P3" text:outline-level="1"><text:bookmark text:name="id261"/>&lt;p&gt; paragraph</text:h>
      <text:h text:style-name="P2" text:outline-level="1">Description:</text:h>
      <text:p text:style-name="Text_20_body">One or more text phrases that form a logical prose passage. A paragraph is usually typographically distinct: The text usually begins on a new line and the first letter of the content is often indented, enlarged, or both.</text:p>
      <text:h text:style-name="P2"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244">blockquote</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249">list</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265">table</text:a>, <text:a xlink:type="simple" xlink:href="#id1091">title</text:a>, <text:a xlink:type="simple" xlink:href="#id1242">unclear</text:a> </text:p>
      <text:h text:style-name="P2" text:outline-level="1">May occur within:</text:h>
      <text:p text:style-name="Text_20_body"><text:a xlink:type="simple" xlink:href="#id297">annot</text:a>, <text:a xlink:type="simple" xlink:href="#id1479">application</text:a>, <text:a xlink:type="simple" xlink:href="#id244">blockquote</text:a>, <text:a xlink:type="simple" xlink:href="#id1524">changedesc</text:a>, <text:a xlink:type="simple" xlink:href="#id1493">correction</text:a>, <text:a xlink:type="simple" xlink:href="#id1516">creation</text:a>, <text:a xlink:type="simple" xlink:href="#id229">div</text:a>, <text:a xlink:type="simple" xlink:href="#id1490">editorialdecl</text:a>, <text:a xlink:type="simple" xlink:href="#id1102">figdesc</text:a>, <text:a xlink:type="simple" xlink:href="#id240">fw</text:a>, <text:a xlink:type="simple" xlink:href="#id1499">interpretation</text:a>, <text:a xlink:type="simple" xlink:href="#id255">item</text:a>, <text:a xlink:type="simple" xlink:href="#id222">lem</text:a>, <text:a xlink:type="simple" xlink:href="#id1502">normalization</text:a>, <text:a xlink:type="simple" xlink:href="#id294">pgdesc</text:a>, <text:a xlink:type="simple" xlink:href="#id413">pgfoot1</text:a>, <text:a xlink:type="simple" xlink:href="#id416">pgfoot2</text:a>, <text:a xlink:type="simple" xlink:href="#id407">pghead1</text:a>, <text:a xlink:type="simple" xlink:href="#id410">pghead2</text:a>, <text:a xlink:type="simple" xlink:href="#id1484">projectdesc</text:a>, <text:a xlink:type="simple" xlink:href="#id1178">rdg</text:a>, <text:a xlink:type="simple" xlink:href="#id1487">samplingdecl</text:a>, <text:a xlink:type="simple" xlink:href="#id1505">segmentation</text:a>, <text:a xlink:type="simple" xlink:href="#id1508">stdvals</text:a>, <text:a xlink:type="simple" xlink:href="#id279">td</text:a>, <text:a xlink:type="simple" xlink:href="#id273">th</text:a>, <text:a xlink:type="simple" xlink:href="#id1442">titlepage</text:a> </text:p>
      <text:h text:style-name="P2" text:outline-level="1">Attributes:</text:h>
      <text:list xml:id="list34325312" text:style-name="L149">
        <text:list-item>
          <text:p text:style-name="P152"><text:a xlink:type="simple" xlink:href="#id67">facs</text:a>, optional, xs:IDREFS</text:p>
        </text:list-item>
        <text:list-item>
          <text:p text:style-name="P152"><text:a xlink:type="simple" xlink:href="#id37">n</text:a>, optional, xs:NMTOKEN</text:p>
        </text:list-item>
        <text:list-item>
          <text:p text:style-name="P152"><text:a xlink:type="simple" xlink:href="#id135">x</text:a>, optional, xs:decimal</text:p>
        </text:list-item>
        <text:list-item>
          <text:p text:style-name="P152"><text:a xlink:type="simple" xlink:href="#id1595">xml:id</text:a>, optional, xs:ID</text:p>
        </text:list-item>
        <text:list-item>
          <text:p text:style-name="P152"><text:a xlink:type="simple" xlink:href="#id1596">xml:lang</text:a>, optional, xs:language</text:p>
        </text:list-item>
        <text:list-item>
          <text:p text:style-name="P152"><text:a xlink:type="simple" xlink:href="#id136">y</text:a>, optional, xs:decimal</text:p>
        </text:list-item>
      </text:list>
      <text:h text:style-name="P2" text:outline-level="1">Module:</text:h>
      <text:p text:style-name="Text_20_body">shared</text:p>
      <text:h text:style-name="P3" text:outline-level="1"><text:bookmark text:name="id868"/>&lt;pad&gt; pad</text:h>
      <text:h text:style-name="P2" text:outline-level="1">Description:</text:h>
      <text:p text:style-name="Text_20_body">An indication of extra visual space between notational elements.</text:p>
      <text:h text:style-name="P2" text:outline-level="1">May contain:</text:h>
      <text:p text:style-name="Text_20_body">EMPTY</text:p>
      <text:h text:style-name="P2" text:outline-level="1"><text:soft-page-break/>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2" text:outline-level="1">Attributes:</text:h>
      <text:list xml:id="list34318378" text:style-name="L150">
        <text:list-item>
          <text:p text:style-name="P153"><text:a xlink:type="simple" xlink:href="#id305">layer</text:a>, optional, xs:positiveInteger</text:p>
        </text:list-item>
        <text:list-item>
          <text:p text:style-name="P153"><text:a xlink:type="simple" xlink:href="#id37">n</text:a>, optional, xs:NMTOKEN</text:p>
        </text:list-item>
        <text:list-item>
          <text:p text:style-name="P153"><text:a xlink:type="simple" xlink:href="#id871">num</text:a>, required, xs:decimal</text:p>
        </text:list-item>
        <text:list-item>
          <text:p text:style-name="P153"><text:a xlink:type="simple" xlink:href="#id729">staff</text:a>, optional, list of xs:positiveInteger, minimum length of 1</text:p>
        </text:list-item>
        <text:list-item>
          <text:p text:style-name="P153"><text:a xlink:type="simple" xlink:href="#id94">tstamp</text:a>, optional, xs:decimal, 0 - ∞</text:p>
        </text:list-item>
        <text:list-item>
          <text:p text:style-name="P153"><text:a xlink:type="simple" xlink:href="#id308">tstamp.ges</text:a>, optional, xs:nonNegativeInteger</text:p>
        </text:list-item>
        <text:list-item>
          <text:p text:style-name="P153"><text:a xlink:type="simple" xlink:href="#id309">tstamp.real</text:a>, optional, xs:time</text:p>
        </text:list-item>
        <text:list-item>
          <text:p text:style-name="P153"><text:a xlink:type="simple" xlink:href="#id1595">xml:id</text:a>, optional, xs:ID</text:p>
        </text:list-item>
      </text:list>
      <text:h text:style-name="P2" text:outline-level="1">Module:</text:h>
      <text:p text:style-name="Text_20_body">shared</text:p>
      <text:h text:style-name="P3" text:outline-level="1"><text:bookmark text:name="id1570"/>&lt;part&gt; part</text:h>
      <text:h text:style-name="P2" text:outline-level="1">Description:</text:h>
      <text:p text:style-name="Text_20_body">An alternative visual rendition of the score from a particular performer's point of view. Part elements are not used in the score to indicate voice leading. Next attributes on event elements should be used for this purpose. Part elements are useful for encoding individual parts when there is no score, such as early music part books, when the music has non-aligning barlines, when different layout, such as page turns, are needed for the score and parts, or for accommodating software that requires part-by-part encoding. When assembly of the parts into a score is desired and there are non-aligning barlines, barlines which indicate points of alignment across all the parts may be marked as 'controlling', while non-aligning ones may be marked as 'non-controlling'.</text:p>
      <text:h text:style-name="P2" text:outline-level="1">May contain:</text:h>
      <text:p text:style-name="Text_20_body"><text:a xlink:type="simple" xlink:href="#id668">ending</text:a>, <text:a xlink:type="simple" xlink:href="#id661">section</text:a> </text:p>
      <text:h text:style-name="P2" text:outline-level="1">May occur within:</text:h>
      <text:p text:style-name="Text_20_body"><text:a xlink:type="simple" xlink:href="#id1567">parts</text:a> </text:p>
      <text:h text:style-name="P2" text:outline-level="1">Attributes:</text:h>
      <text:list xml:id="list34309758" text:style-name="L151">
        <text:list-item>
          <text:p text:style-name="P154"><text:a xlink:type="simple" xlink:href="#id98">copyof</text:a>, optional, xs:IDREF</text:p>
        </text:list-item>
        <text:list-item>
          <text:p text:style-name="P154"><text:a xlink:type="simple" xlink:href="#id99">corresp</text:a>, optional, xs:IDREFS</text:p>
        </text:list-item>
        <text:list-item>
          <text:p text:style-name="P154"><text:a xlink:type="simple" xlink:href="#id37">n</text:a>, optional, xs:NMTOKEN</text:p>
        </text:list-item>
        <text:list-item>
          <text:p text:style-name="P154"><text:a xlink:type="simple" xlink:href="#id100">next</text:a>, optional, xs:IDREFS</text:p>
        </text:list-item>
        <text:list-item>
          <text:p text:style-name="P154"><text:a xlink:type="simple" xlink:href="#id101">prev</text:a>, optional, xs:IDREFS</text:p>
        </text:list-item>
        <text:list-item>
          <text:p text:style-name="P154"><text:a xlink:type="simple" xlink:href="#id102">sameas</text:a>, optional, xs:IDREFS</text:p>
        </text:list-item>
        <text:list-item>
          <text:p text:style-name="P154"><text:a xlink:type="simple" xlink:href="#id180">subtype</text:a>, optional, xs:NMTOKEN</text:p>
        </text:list-item>
        <text:list-item>
          <text:p text:style-name="P154"><text:a xlink:type="simple" xlink:href="#id103">synch</text:a>, optional, xs:IDREFS</text:p>
        </text:list-item>
        <text:list-item>
          <text:p text:style-name="P154"><text:a xlink:type="simple" xlink:href="#id179">type</text:a>, optional, xs:NMTOKEN</text:p>
        </text:list-item>
        <text:list-item>
          <text:p text:style-name="P154"><text:a xlink:type="simple" xlink:href="#id105">when</text:a>, optional, xs:IDREF</text:p>
        </text:list-item>
        <text:list-item>
          <text:p text:style-name="P154"><text:soft-page-break/><text:a xlink:type="simple" xlink:href="#id1595">xml:id</text:a>, optional, xs:ID</text:p>
        </text:list-item>
      </text:list>
      <text:h text:style-name="P2" text:outline-level="1">Module:</text:h>
      <text:p text:style-name="Text_20_body">shared</text:p>
      <text:h text:style-name="P3" text:outline-level="1"><text:bookmark text:name="id1567"/>&lt;parts&gt; parts</text:h>
      <text:h text:style-name="P2" text:outline-level="1">Description:</text:h>
      <text:p text:style-name="Text_20_body">Gathers performers' parts.</text:p>
      <text:h text:style-name="P2" text:outline-level="1">May contain:</text:h>
      <text:p text:style-name="Text_20_body"><text:a xlink:type="simple" xlink:href="#id1570">part</text:a> </text:p>
      <text:h text:style-name="P2" text:outline-level="1">May occur within:</text:h>
      <text:p text:style-name="Text_20_body"><text:a xlink:type="simple" xlink:href="#id1558">mdiv</text:a> </text:p>
      <text:h text:style-name="P2" text:outline-level="1">Attributes:</text:h>
      <text:list xml:id="list34320099" text:style-name="L152">
        <text:list-item>
          <text:p text:style-name="P155"><text:a xlink:type="simple" xlink:href="#id98">copyof</text:a>, optional, xs:IDREF</text:p>
        </text:list-item>
        <text:list-item>
          <text:p text:style-name="P155"><text:a xlink:type="simple" xlink:href="#id99">corresp</text:a>, optional, xs:IDREFS</text:p>
        </text:list-item>
        <text:list-item>
          <text:p text:style-name="P155"><text:a xlink:type="simple" xlink:href="#id37">n</text:a>, optional, xs:NMTOKEN</text:p>
        </text:list-item>
        <text:list-item>
          <text:p text:style-name="P155"><text:a xlink:type="simple" xlink:href="#id100">next</text:a>, optional, xs:IDREFS</text:p>
        </text:list-item>
        <text:list-item>
          <text:p text:style-name="P155"><text:a xlink:type="simple" xlink:href="#id101">prev</text:a>, optional, xs:IDREFS</text:p>
        </text:list-item>
        <text:list-item>
          <text:p text:style-name="P155"><text:a xlink:type="simple" xlink:href="#id102">sameas</text:a>, optional, xs:IDREFS</text:p>
        </text:list-item>
        <text:list-item>
          <text:p text:style-name="P155"><text:a xlink:type="simple" xlink:href="#id180">subtype</text:a>, optional, xs:NMTOKEN</text:p>
        </text:list-item>
        <text:list-item>
          <text:p text:style-name="P155"><text:a xlink:type="simple" xlink:href="#id103">synch</text:a>, optional, xs:IDREFS</text:p>
        </text:list-item>
        <text:list-item>
          <text:p text:style-name="P155"><text:a xlink:type="simple" xlink:href="#id179">type</text:a>, optional, xs:NMTOKEN</text:p>
        </text:list-item>
        <text:list-item>
          <text:p text:style-name="P155"><text:a xlink:type="simple" xlink:href="#id105">when</text:a>, optional, xs:IDREF</text:p>
        </text:list-item>
        <text:list-item>
          <text:p text:style-name="P155"><text:a xlink:type="simple" xlink:href="#id1595">xml:id</text:a>, optional, xs:ID</text:p>
        </text:list-item>
      </text:list>
      <text:h text:style-name="P2" text:outline-level="1">Module:</text:h>
      <text:p text:style-name="Text_20_body">shared</text:p>
      <text:h text:style-name="P3" text:outline-level="1"><text:bookmark text:name="id237"/>&lt;pb&gt; page break</text:h>
      <text:h text:style-name="P2" text:outline-level="1">Description:</text:h>
      <text:p text:style-name="Text_20_body">The n attribute records the page number in the source. It need not be an integer, e.g. 'iv', or 'p17-3'. The logical page number can be calculated by counting previous &lt;pb&gt; ancestor elements. When used in a score context, a page break implies an accompanying system break.</text:p>
      <text:h text:style-name="P2" text:outline-level="1">May contain:</text:h>
      <text:p text:style-name="Text_20_body"><text:a xlink:type="simple" xlink:href="#id240">fw</text:a>, <text:a xlink:type="simple" xlink:href="#id294">pgdesc</text:a> </text:p>
      <text:h text:style-name="P2" text:outline-level="1"><text:soft-page-break/>May occur within:</text:h>
      <text:p text:style-name="Text_20_body"><text:a xlink:type="simple" xlink:href="#id211">abbr</text:a>, <text:a xlink:type="simple" xlink:href="#id214">add</text:a>, <text:a xlink:type="simple" xlink:href="#id55">addressline</text:a>, <text:a xlink:type="simple" xlink:href="#id297">annot</text:a>, <text:a xlink:type="simple" xlink:href="#id1582">back</text:a>, <text:a xlink:type="simple" xlink:href="#id204">bibl</text:a>, <text:a xlink:type="simple" xlink:href="#id268">cap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229">div</text:a>, <text:a xlink:type="simple" xlink:href="#id668">ending</text:a>, <text:a xlink:type="simple" xlink:href="#id1247">expan</text:a>, <text:a xlink:type="simple" xlink:href="#id49">extref</text:a>, <text:a xlink:type="simple" xlink:href="#id1552">front</text:a>, <text:a xlink:type="simple" xlink:href="#id1069">geogname</text:a>, <text:a xlink:type="simple" xlink:href="#id252">head</text:a>, <text:a xlink:type="simple" xlink:href="#id1096">identifier</text:a>, <text:a xlink:type="simple" xlink:href="#id255">item</text:a>, <text:a xlink:type="simple" xlink:href="#id289">l</text:a>, <text:a xlink:type="simple" xlink:href="#id677">layer</text:a>, <text:a xlink:type="simple" xlink:href="#id222">lem</text:a>, <text:a xlink:type="simple" xlink:href="#id1155">measure</text:a>, <text:a xlink:type="simple" xlink:href="#id1038">nam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1178">rdg</text:a>, <text:a xlink:type="simple" xlink:href="#id1344">ref</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1035">stack</text:a>, <text:a xlink:type="simple" xlink:href="#id673">staff</text:a>, <text:a xlink:type="simple" xlink:href="#id1079">stylename</text:a>, <text:a xlink:type="simple" xlink:href="#id1237">supplied</text:a>, <text:a xlink:type="simple" xlink:href="#id968">syllable</text:a>, <text:a xlink:type="simple" xlink:href="#id279">td</text:a>, <text:a xlink:type="simple" xlink:href="#id273">th</text:a>, <text:a xlink:type="simple" xlink:href="#id1091">title</text:a>, <text:a xlink:type="simple" xlink:href="#id1442">titlepage</text:a>, <text:a xlink:type="simple" xlink:href="#id1242">unclear</text:a> </text:p>
      <text:h text:style-name="P2" text:outline-level="1">Attributes:</text:h>
      <text:list xml:id="list34326160" text:style-name="L153">
        <text:list-item>
          <text:p text:style-name="P156"><text:a xlink:type="simple" xlink:href="#id46">entityref</text:a>, optional, xs:ENTITY</text:p>
        </text:list-item>
        <text:list-item>
          <text:p text:style-name="P156"><text:a xlink:type="simple" xlink:href="#id67">facs</text:a>, optional, xs:IDREFS</text:p>
        </text:list-item>
        <text:list-item>
          <text:p text:style-name="P156"><text:a xlink:type="simple" xlink:href="#id319">func</text:a>, optional, xs:token, verso, recto</text:p>
        </text:list-item>
        <text:list-item>
          <text:p text:style-name="P156"><text:a xlink:type="simple" xlink:href="#id37">n</text:a>, optional, xs:NMTOKEN</text:p>
        </text:list-item>
        <text:list-item>
          <text:p text:style-name="P156"><text:a xlink:type="simple" xlink:href="#id227">source</text:a>, optional, xs:IDREFS</text:p>
        </text:list-item>
        <text:list-item>
          <text:p text:style-name="P156"><text:a xlink:type="simple" xlink:href="#id44">targettype</text:a>, optional, xs:NMTOKEN</text:p>
        </text:list-item>
        <text:list-item>
          <text:p text:style-name="P156"><text:a xlink:type="simple" xlink:href="#id41">xlink:actuate</text:a>, optional, xs:token, onLoad, onRequest, other, none</text:p>
        </text:list-item>
        <text:list-item>
          <text:p text:style-name="P156"><text:a xlink:type="simple" xlink:href="#id47">xlink:href</text:a>, optional, xs:anyURI</text:p>
        </text:list-item>
        <text:list-item>
          <text:p text:style-name="P156"><text:a xlink:type="simple" xlink:href="#id42">xlink:role</text:a>, optional, xs:anyURI</text:p>
        </text:list-item>
        <text:list-item>
          <text:p text:style-name="P156"><text:a xlink:type="simple" xlink:href="#id43">xlink:show</text:a>, optional, xs:token, new, replace, other, none</text:p>
        </text:list-item>
        <text:list-item>
          <text:p text:style-name="P156"><text:a xlink:type="simple" xlink:href="#id1594">xlink:title</text:a>, optional, CDATA</text:p>
        </text:list-item>
        <text:list-item>
          <text:p text:style-name="P156"><text:a xlink:type="simple" xlink:href="#id1595">xml:id</text:a>, optional, xs:ID</text:p>
        </text:list-item>
      </text:list>
      <text:h text:style-name="P2" text:outline-level="1">Module:</text:h>
      <text:p text:style-name="Text_20_body">shared</text:p>
      <text:h text:style-name="P3" text:outline-level="1"><text:bookmark text:name="id1016"/>&lt;pedal&gt; pedal</text:h>
      <text:h text:style-name="P2" text:outline-level="1">Description:</text:h>
      <text:p text:style-name="Text_20_body">Piano pedal mark (Read, p. 317-318). The starting point of the pedal mark may be indicated by either a tstamp, tstamp.ges, tstamp.real or startid attribute. It is a semantic error not to specify a starting point attribute.</text:p>
      <text:h text:style-name="P2" text:outline-level="1">May contain:</text:h>
      <text:p text:style-name="Text_20_body">EMPTY</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2" text:outline-level="1">Attributes:</text:h>
      <text:list xml:id="list34309415" text:style-name="L154">
        <text:list-item>
          <text:p text:style-name="P157"><text:a xlink:type="simple" xlink:href="#id86">color</text:a>, optional, xs:token, "(x[0-9A-Fa-f]{6,6}|aqua|black|fuchsia|gray|green|lime|maroon|navy|olive|purple|red|silver|teal|white|yellow)"</text:p>
        </text:list-item>
        <text:list-item>
          <text:p text:style-name="P157"><text:a xlink:type="simple" xlink:href="#id98">copyof</text:a>, optional, xs:IDREF</text:p>
        </text:list-item>
        <text:list-item>
          <text:p text:style-name="P157"><text:a xlink:type="simple" xlink:href="#id99">corresp</text:a>, optional, xs:IDREFS</text:p>
        </text:list-item>
        <text:list-item>
          <text:p text:style-name="P157"><text:a xlink:type="simple" xlink:href="#id1019">dir</text:a>, required, xs:token, down, up, half, bounce</text:p>
        </text:list-item>
        <text:list-item>
          <text:p text:style-name="P157"><text:a xlink:type="simple" xlink:href="#id177">endid</text:a>, optional, xs:IDREF</text:p>
        </text:list-item>
        <text:list-item>
          <text:p text:style-name="P157"><text:a xlink:type="simple" xlink:href="#id67">facs</text:a>, optional, xs:IDREFS</text:p>
        </text:list-item>
        <text:list-item>
          <text:p text:style-name="P157"><text:a xlink:type="simple" xlink:href="#id130">ho</text:a>, optional, xs:decimal</text:p>
        </text:list-item>
        <text:list-item>
          <text:p text:style-name="P157"><text:soft-page-break/><text:a xlink:type="simple" xlink:href="#id777">layer</text:a>, optional, list of xs:positiveInteger, minimum length of 1</text:p>
        </text:list-item>
        <text:list-item>
          <text:p text:style-name="P157"><text:a xlink:type="simple" xlink:href="#id37">n</text:a>, optional, xs:NMTOKEN</text:p>
        </text:list-item>
        <text:list-item>
          <text:p text:style-name="P157"><text:a xlink:type="simple" xlink:href="#id100">next</text:a>, optional, xs:IDREFS</text:p>
        </text:list-item>
        <text:list-item>
          <text:p text:style-name="P157"><text:a xlink:type="simple" xlink:href="#id151">place</text:a>, optional, xs:token, above, below, within</text:p>
        </text:list-item>
        <text:list-item>
          <text:p text:style-name="P157"><text:a xlink:type="simple" xlink:href="#id70">plist</text:a>, optional, xs:IDREFS</text:p>
        </text:list-item>
        <text:list-item>
          <text:p text:style-name="P157"><text:a xlink:type="simple" xlink:href="#id101">prev</text:a>, optional, xs:IDREFS</text:p>
        </text:list-item>
        <text:list-item>
          <text:p text:style-name="P157"><text:a xlink:type="simple" xlink:href="#id102">sameas</text:a>, optional, xs:IDREFS</text:p>
        </text:list-item>
        <text:list-item>
          <text:p text:style-name="P157"><text:a xlink:type="simple" xlink:href="#id687">staff</text:a>, required, list of xs:positiveInteger, minimum length of 1</text:p>
        </text:list-item>
        <text:list-item>
          <text:p text:style-name="P157"><text:a xlink:type="simple" xlink:href="#id176">startid</text:a>, optional, xs:IDREF</text:p>
        </text:list-item>
        <text:list-item>
          <text:p text:style-name="P157"><text:a xlink:type="simple" xlink:href="#id1021">style</text:a>, optional, xs:token, line, pedstar, altpedstar</text:p>
        </text:list-item>
        <text:list-item>
          <text:p text:style-name="P157"><text:a xlink:type="simple" xlink:href="#id103">synch</text:a>, optional, xs:IDREFS</text:p>
        </text:list-item>
        <text:list-item>
          <text:p text:style-name="P157"><text:a xlink:type="simple" xlink:href="#id155">to</text:a>, optional, xs:decimal</text:p>
        </text:list-item>
        <text:list-item>
          <text:p text:style-name="P157"><text:a xlink:type="simple" xlink:href="#id94">tstamp</text:a>, optional, xs:decimal, 0 - ∞</text:p>
        </text:list-item>
        <text:list-item>
          <text:p text:style-name="P157"><text:a xlink:type="simple" xlink:href="#id308">tstamp.ges</text:a>, optional, xs:nonNegativeInteger</text:p>
        </text:list-item>
        <text:list-item>
          <text:p text:style-name="P157"><text:a xlink:type="simple" xlink:href="#id309">tstamp.real</text:a>, optional, xs:time</text:p>
        </text:list-item>
        <text:list-item>
          <text:p text:style-name="P157"><text:a xlink:type="simple" xlink:href="#id133">vo</text:a>, optional, xs:decimal</text:p>
        </text:list-item>
        <text:list-item>
          <text:p text:style-name="P157"><text:a xlink:type="simple" xlink:href="#id105">when</text:a>, optional, xs:IDREF</text:p>
        </text:list-item>
        <text:list-item>
          <text:p text:style-name="P157"><text:a xlink:type="simple" xlink:href="#id135">x</text:a>, optional, xs:decimal</text:p>
        </text:list-item>
        <text:list-item>
          <text:p text:style-name="P157"><text:a xlink:type="simple" xlink:href="#id1595">xml:id</text:a>, optional, xs:ID</text:p>
        </text:list-item>
        <text:list-item>
          <text:p text:style-name="P157"><text:a xlink:type="simple" xlink:href="#id136">y</text:a>, optional, xs:decimal</text:p>
        </text:list-item>
      </text:list>
      <text:h text:style-name="P2" text:outline-level="1">Module:</text:h>
      <text:p text:style-name="Text_20_body">cmn</text:p>
      <text:h text:style-name="P3" text:outline-level="1"><text:bookmark text:name="id1076"/>&lt;periodname&gt; period name</text:h>
      <text:h text:style-name="P2" text:outline-level="1">Description:</text:h>
      <text:p text:style-name="Text_20_body">A label that describes a period of time, such as 'Baroque' or '3rd Style period'. The name of the list from which a controlled value is taken may be recorded using the authority attribute.</text:p>
      <text:h text:style-name="P2"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2" text:outline-level="1">Attributes:</text:h>
      <text:list xml:id="list34320108" text:style-name="L155">
        <text:list-item>
          <text:p text:style-name="P158"><text:a xlink:type="simple" xlink:href="#id1042">analog</text:a>, optional, CDATA</text:p>
        </text:list-item>
        <text:list-item>
          <text:p text:style-name="P158"><text:a xlink:type="simple" xlink:href="#id1045">authority</text:a>, optional, CDATA</text:p>
        </text:list-item>
        <text:list-item>
          <text:p text:style-name="P158"><text:soft-page-break/><text:a xlink:type="simple" xlink:href="#id1061">cert</text:a>, optional, xs:token, high, medium, low, unknown</text:p>
        </text:list-item>
        <text:list-item>
          <text:p text:style-name="P158"><text:a xlink:type="simple" xlink:href="#id1046">dbkey</text:a>, optional, xs:NMTOKEN</text:p>
        </text:list-item>
        <text:list-item>
          <text:p text:style-name="P158"><text:a xlink:type="simple" xlink:href="#id1054">enddate</text:a>, optional, xs:date, xs:gYear, xs:gMonth, xs:gDay, xs:gYearMonth, xs:gMonthDay, xs:time, xs:dateTime, xs:token</text:p>
        </text:list-item>
        <text:list-item>
          <text:p text:style-name="P158"><text:a xlink:type="simple" xlink:href="#id1063">evidence</text:a>, optional, xs:NMTOKEN</text:p>
        </text:list-item>
        <text:list-item>
          <text:p text:style-name="P158"><text:a xlink:type="simple" xlink:href="#id67">facs</text:a>, optional, xs:IDREFS</text:p>
        </text:list-item>
        <text:list-item>
          <text:p text:style-name="P158"><text:a xlink:type="simple" xlink:href="#id37">n</text:a>, optional, xs:NMTOKEN</text:p>
        </text:list-item>
        <text:list-item>
          <text:p text:style-name="P158"><text:a xlink:type="simple" xlink:href="#id1056">notafter</text:a>, optional, xs:date, xs:gYear, xs:gMonth, xs:gDay, xs:gYearMonth, xs:gMonthDay, xs:time, xs:dateTime, xs:token</text:p>
        </text:list-item>
        <text:list-item>
          <text:p text:style-name="P158"><text:a xlink:type="simple" xlink:href="#id1057">notbefore</text:a>, optional, xs:date, xs:gYear, xs:gMonth, xs:gDay, xs:gYearMonth, xs:gMonthDay, xs:time, xs:dateTime, xs:token</text:p>
        </text:list-item>
        <text:list-item>
          <text:p text:style-name="P158"><text:a xlink:type="simple" xlink:href="#id1047">nymref</text:a>, optional, xs:IDREF</text:p>
        </text:list-item>
        <text:list-item>
          <text:p text:style-name="P158"><text:a xlink:type="simple" xlink:href="#id1058">reg</text:a>, optional, xs:date, xs:gYear, xs:gMonth, xs:gDay, xs:gYearMonth, xs:gMonthDay, xs:time, xs:dateTime, xs:token</text:p>
        </text:list-item>
        <text:list-item>
          <text:p text:style-name="P158"><text:a xlink:type="simple" xlink:href="#id316">resp</text:a>, optional, xs:IDREFS</text:p>
        </text:list-item>
        <text:list-item>
          <text:p text:style-name="P158"><text:a xlink:type="simple" xlink:href="#id1048">role</text:a>, optional, CDATA</text:p>
        </text:list-item>
        <text:list-item>
          <text:p text:style-name="P158"><text:a xlink:type="simple" xlink:href="#id227">source</text:a>, optional, xs:IDREFS</text:p>
        </text:list-item>
        <text:list-item>
          <text:p text:style-name="P158"><text:a xlink:type="simple" xlink:href="#id1059">startdate</text:a>, optional, xs:date, xs:gYear, xs:gMonth, xs:gDay, xs:gYearMonth, xs:gMonthDay, xs:time, xs:dateTime, xs:token</text:p>
        </text:list-item>
        <text:list-item>
          <text:p text:style-name="P158"><text:a xlink:type="simple" xlink:href="#id180">subtype</text:a>, optional, xs:NMTOKEN</text:p>
        </text:list-item>
        <text:list-item>
          <text:p text:style-name="P158"><text:a xlink:type="simple" xlink:href="#id179">type</text:a>, optional, xs:NMTOKEN</text:p>
        </text:list-item>
        <text:list-item>
          <text:p text:style-name="P158"><text:a xlink:type="simple" xlink:href="#id1595">xml:id</text:a>, optional, xs:ID</text:p>
        </text:list-item>
        <text:list-item>
          <text:p text:style-name="P158"><text:a xlink:type="simple" xlink:href="#id1596">xml:lang</text:a>, optional, xs:language</text:p>
        </text:list-item>
      </text:list>
      <text:h text:style-name="P2" text:outline-level="1">Module:</text:h>
      <text:p text:style-name="Text_20_body">namesdates</text:p>
      <text:h text:style-name="P3" text:outline-level="1"><text:bookmark text:name="id1064"/>&lt;persname&gt; personal name</text:h>
      <text:h text:style-name="P2" text:outline-level="1">Description:</text:h>
      <text:p text:style-name="Text_20_body">Designation for an individual, including any or all of that individual's forenames, surnames, honorific titles, and added names. Name sub-parts may be recorded in &lt;persname&gt; sub-elements. The name of the list from which a controlled value is taken may be recorded using the authority attribute.</text:p>
      <text:h text:style-name="P2"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352">respstmt</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2" text:outline-level="1"><text:soft-page-break/>Attributes:</text:h>
      <text:list xml:id="list34313511" text:style-name="L156">
        <text:list-item>
          <text:p text:style-name="P159"><text:a xlink:type="simple" xlink:href="#id1042">analog</text:a>, optional, CDATA</text:p>
        </text:list-item>
        <text:list-item>
          <text:p text:style-name="P159"><text:a xlink:type="simple" xlink:href="#id1045">authority</text:a>, optional, CDATA</text:p>
        </text:list-item>
        <text:list-item>
          <text:p text:style-name="P159"><text:a xlink:type="simple" xlink:href="#id1061">cert</text:a>, optional, xs:token, high, medium, low, unknown</text:p>
        </text:list-item>
        <text:list-item>
          <text:p text:style-name="P159"><text:a xlink:type="simple" xlink:href="#id1046">dbkey</text:a>, optional, xs:NMTOKEN</text:p>
        </text:list-item>
        <text:list-item>
          <text:p text:style-name="P159"><text:a xlink:type="simple" xlink:href="#id1054">enddate</text:a>, optional, xs:date, xs:gYear, xs:gMonth, xs:gDay, xs:gYearMonth, xs:gMonthDay, xs:time, xs:dateTime, xs:token</text:p>
        </text:list-item>
        <text:list-item>
          <text:p text:style-name="P159"><text:a xlink:type="simple" xlink:href="#id1063">evidence</text:a>, optional, xs:NMTOKEN</text:p>
        </text:list-item>
        <text:list-item>
          <text:p text:style-name="P159"><text:a xlink:type="simple" xlink:href="#id67">facs</text:a>, optional, xs:IDREFS</text:p>
        </text:list-item>
        <text:list-item>
          <text:p text:style-name="P159"><text:a xlink:type="simple" xlink:href="#id37">n</text:a>, optional, xs:NMTOKEN</text:p>
        </text:list-item>
        <text:list-item>
          <text:p text:style-name="P159"><text:a xlink:type="simple" xlink:href="#id1056">notafter</text:a>, optional, xs:date, xs:gYear, xs:gMonth, xs:gDay, xs:gYearMonth, xs:gMonthDay, xs:time, xs:dateTime, xs:token</text:p>
        </text:list-item>
        <text:list-item>
          <text:p text:style-name="P159"><text:a xlink:type="simple" xlink:href="#id1057">notbefore</text:a>, optional, xs:date, xs:gYear, xs:gMonth, xs:gDay, xs:gYearMonth, xs:gMonthDay, xs:time, xs:dateTime, xs:token</text:p>
        </text:list-item>
        <text:list-item>
          <text:p text:style-name="P159"><text:a xlink:type="simple" xlink:href="#id1047">nymref</text:a>, optional, xs:IDREF</text:p>
        </text:list-item>
        <text:list-item>
          <text:p text:style-name="P159"><text:a xlink:type="simple" xlink:href="#id1058">reg</text:a>, optional, xs:date, xs:gYear, xs:gMonth, xs:gDay, xs:gYearMonth, xs:gMonthDay, xs:time, xs:dateTime, xs:token</text:p>
        </text:list-item>
        <text:list-item>
          <text:p text:style-name="P159"><text:a xlink:type="simple" xlink:href="#id316">resp</text:a>, optional, xs:IDREFS</text:p>
        </text:list-item>
        <text:list-item>
          <text:p text:style-name="P159"><text:a xlink:type="simple" xlink:href="#id1048">role</text:a>, optional, CDATA</text:p>
        </text:list-item>
        <text:list-item>
          <text:p text:style-name="P159"><text:a xlink:type="simple" xlink:href="#id227">source</text:a>, optional, xs:IDREFS</text:p>
        </text:list-item>
        <text:list-item>
          <text:p text:style-name="P159"><text:a xlink:type="simple" xlink:href="#id1059">startdate</text:a>, optional, xs:date, xs:gYear, xs:gMonth, xs:gDay, xs:gYearMonth, xs:gMonthDay, xs:time, xs:dateTime, xs:token</text:p>
        </text:list-item>
        <text:list-item>
          <text:p text:style-name="P159"><text:a xlink:type="simple" xlink:href="#id180">subtype</text:a>, optional, xs:NMTOKEN</text:p>
        </text:list-item>
        <text:list-item>
          <text:p text:style-name="P159"><text:a xlink:type="simple" xlink:href="#id179">type</text:a>, optional, xs:NMTOKEN</text:p>
        </text:list-item>
        <text:list-item>
          <text:p text:style-name="P159"><text:a xlink:type="simple" xlink:href="#id1595">xml:id</text:a>, optional, xs:ID</text:p>
        </text:list-item>
        <text:list-item>
          <text:p text:style-name="P159"><text:a xlink:type="simple" xlink:href="#id1596">xml:lang</text:a>, optional, xs:language</text:p>
        </text:list-item>
      </text:list>
      <text:h text:style-name="P2" text:outline-level="1">Module:</text:h>
      <text:p text:style-name="Text_20_body">namesdates</text:p>
      <text:h text:style-name="P3" text:outline-level="1"><text:bookmark text:name="id294"/>&lt;pgdesc&gt; page description</text:h>
      <text:h text:style-name="P2" text:outline-level="1">Description:</text:h>
      <text:p text:style-name="Text_20_body">Contains a brief prose description of the appearance or description of the content of a physical page. Best practice suggests the use of controlled vocabulary. Don't confuse this element with a figure caption. A caption is text primarily intended for display with an illustration. It may or may not function as a description of the illustration.</text:p>
      <text:h text:style-name="P2" text:outline-level="1">May contain:</text:h>
      <text:p text:style-name="Text_20_body">PCDATA, <text:a xlink:type="simple" xlink:href="#id391">anchoredtext</text:a>, <text:a xlink:type="simple" xlink:href="#id297">annot</text:a>, <text:a xlink:type="simple" xlink:href="#id244">blockquote</text:a>, <text:a xlink:type="simple" xlink:href="#id172">curve</text:a>, <text:a xlink:type="simple" xlink:href="#id34">extptr</text:a>, <text:a xlink:type="simple" xlink:href="#id49">extref</text:a>, <text:a xlink:type="simple" xlink:href="#id286">lg</text:a>, <text:a xlink:type="simple" xlink:href="#id201">line</text:a>, <text:a xlink:type="simple" xlink:href="#id249">list</text:a>, <text:a xlink:type="simple" xlink:href="#id261">p</text:a>, <text:a xlink:type="simple" xlink:href="#id1342">ptr</text:a>, <text:a xlink:type="simple" xlink:href="#id1344">ref</text:a>, <text:a xlink:type="simple" xlink:href="#id385">symbol</text:a>, <text:a xlink:type="simple" xlink:href="#id265">table</text:a> </text:p>
      <text:h text:style-name="P2" text:outline-level="1">May occur within:</text:h>
      <text:p text:style-name="Text_20_body"><text:a xlink:type="simple" xlink:href="#id237">pb</text:a> </text:p>
      <text:h text:style-name="P2" text:outline-level="1">Attributes:</text:h>
      <text:list xml:id="list34338611" text:style-name="L157">
        <text:list-item>
          <text:p text:style-name="P160"><text:a xlink:type="simple" xlink:href="#id37">n</text:a>, optional, xs:NMTOKEN</text:p>
        </text:list-item>
        <text:list-item>
          <text:p text:style-name="P160"><text:soft-page-break/><text:a xlink:type="simple" xlink:href="#id1595">xml:id</text:a>, optional, xs:ID</text:p>
        </text:list-item>
        <text:list-item>
          <text:p text:style-name="P160"><text:a xlink:type="simple" xlink:href="#id1596">xml:lang</text:a>, optional, xs:language</text:p>
        </text:list-item>
      </text:list>
      <text:h text:style-name="P2" text:outline-level="1">Module:</text:h>
      <text:p text:style-name="Text_20_body">shared</text:p>
      <text:h text:style-name="P3" text:outline-level="1"><text:bookmark text:name="id413"/>&lt;pgfoot1&gt; page footer 1</text:h>
      <text:h text:style-name="P2" text:outline-level="1">Description:</text:h>
      <text:p text:style-name="Text_20_body">A running footer on the first page. This element is a specialized form of the fw element. Auto-generated page numbers may be indicated with a processing instruction. The pgheadN and pgfootN elements should *not* be used to encode textual notes/annotations.</text:p>
      <text:h text:style-name="P2" text:outline-level="1">May contain:</text:h>
      <text:p text:style-name="Text_20_body">PCDATA, <text:a xlink:type="simple" xlink:href="#id211">abbr</text:a>, <text:a xlink:type="simple" xlink:href="#id214">add</text:a>, <text:a xlink:type="simple" xlink:href="#id53">address</text:a>, <text:a xlink:type="simple" xlink:href="#id220">app</text:a>, <text:a xlink:type="simple" xlink:href="#id204">bibl</text:a>, <text:a xlink:type="simple" xlink:href="#id244">blockquote</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286">lg</text:a>, <text:a xlink:type="simple" xlink:href="#id249">list</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265">table</text:a>, <text:a xlink:type="simple" xlink:href="#id1091">title</text:a>, <text:a xlink:type="simple" xlink:href="#id1242">unclear</text:a> </text:p>
      <text:h text:style-name="P2" text:outline-level="1">May occur within:</text:h>
      <text:p text:style-name="Text_20_body"><text:a xlink:type="simple" xlink:href="#id342">scoredef</text:a> </text:p>
      <text:h text:style-name="P2" text:outline-level="1">Attributes:</text:h>
      <text:list xml:id="list34320531" text:style-name="L158">
        <text:list-item>
          <text:p text:style-name="P161"><text:a xlink:type="simple" xlink:href="#id67">facs</text:a>, optional, xs:IDREFS</text:p>
        </text:list-item>
        <text:list-item>
          <text:p text:style-name="P161"><text:a xlink:type="simple" xlink:href="#id37">n</text:a>, optional, xs:NMTOKEN</text:p>
        </text:list-item>
        <text:list-item>
          <text:p text:style-name="P161"><text:a xlink:type="simple" xlink:href="#id1595">xml:id</text:a>, optional, xs:ID</text:p>
        </text:list-item>
        <text:list-item>
          <text:p text:style-name="P161"><text:a xlink:type="simple" xlink:href="#id1596">xml:lang</text:a>, optional, xs:language</text:p>
        </text:list-item>
      </text:list>
      <text:h text:style-name="P2" text:outline-level="1">Module:</text:h>
      <text:p text:style-name="Text_20_body">shared</text:p>
      <text:h text:style-name="P3" text:outline-level="1"><text:bookmark text:name="id416"/>&lt;pgfoot2&gt; page footer 2</text:h>
      <text:h text:style-name="P2" text:outline-level="1">Description:</text:h>
      <text:p text:style-name="Text_20_body">A running header on the pages following the first. This element is a specialized form of the fw element. Auto-generated page numbers may be indicated with a processing instruction. The pgheadN and pgfootN elements should *not* be used to encode textual notes/annotations.</text:p>
      <text:h text:style-name="P2" text:outline-level="1">May contain:</text:h>
      <text:p text:style-name="Text_20_body">PCDATA, <text:a xlink:type="simple" xlink:href="#id211">abbr</text:a>, <text:a xlink:type="simple" xlink:href="#id214">add</text:a>, <text:a xlink:type="simple" xlink:href="#id53">address</text:a>, <text:a xlink:type="simple" xlink:href="#id220">app</text:a>, <text:a xlink:type="simple" xlink:href="#id204">bibl</text:a>, <text:a xlink:type="simple" xlink:href="#id244">blockquote</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286">lg</text:a>, <text:a xlink:type="simple" xlink:href="#id249">list</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265">table</text:a>, <text:a xlink:type="simple" xlink:href="#id1091">title</text:a>, <text:a xlink:type="simple" xlink:href="#id1242">unclear</text:a> </text:p>
      <text:h text:style-name="P2" text:outline-level="1">May occur within:</text:h>
      <text:p text:style-name="Text_20_body"><text:a xlink:type="simple" xlink:href="#id342">scoredef</text:a> </text:p>
      <text:h text:style-name="P2" text:outline-level="1"><text:soft-page-break/>Attributes:</text:h>
      <text:list xml:id="list34325757" text:style-name="L159">
        <text:list-item>
          <text:p text:style-name="P162"><text:a xlink:type="simple" xlink:href="#id67">facs</text:a>, optional, xs:IDREFS</text:p>
        </text:list-item>
        <text:list-item>
          <text:p text:style-name="P162"><text:a xlink:type="simple" xlink:href="#id37">n</text:a>, optional, xs:NMTOKEN</text:p>
        </text:list-item>
        <text:list-item>
          <text:p text:style-name="P162"><text:a xlink:type="simple" xlink:href="#id1595">xml:id</text:a>, optional, xs:ID</text:p>
        </text:list-item>
        <text:list-item>
          <text:p text:style-name="P162"><text:a xlink:type="simple" xlink:href="#id1596">xml:lang</text:a>, optional, xs:language</text:p>
        </text:list-item>
      </text:list>
      <text:h text:style-name="P2" text:outline-level="1">Module:</text:h>
      <text:p text:style-name="Text_20_body">shared</text:p>
      <text:h text:style-name="P3" text:outline-level="1"><text:bookmark text:name="id407"/>&lt;pghead1&gt; page header 1</text:h>
      <text:h text:style-name="P2" text:outline-level="1">Description:</text:h>
      <text:p text:style-name="Text_20_body">A running header on the first page. This element is a specialized form of the fw element for capturing the table-formatted textual data that often appears on the first page of printed music. It may also be used for similarly formatted material in manuscripts. The pgheadN and pgfootN elements should *not* be used to encode textual notes/annotations. Auto-generated page numbers may be indicated with a processing instruction.</text:p>
      <text:h text:style-name="P2" text:outline-level="1">May contain:</text:h>
      <text:p text:style-name="Text_20_body">PCDATA, <text:a xlink:type="simple" xlink:href="#id211">abbr</text:a>, <text:a xlink:type="simple" xlink:href="#id214">add</text:a>, <text:a xlink:type="simple" xlink:href="#id53">address</text:a>, <text:a xlink:type="simple" xlink:href="#id220">app</text:a>, <text:a xlink:type="simple" xlink:href="#id204">bibl</text:a>, <text:a xlink:type="simple" xlink:href="#id244">blockquote</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286">lg</text:a>, <text:a xlink:type="simple" xlink:href="#id249">list</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265">table</text:a>, <text:a xlink:type="simple" xlink:href="#id1091">title</text:a>, <text:a xlink:type="simple" xlink:href="#id1242">unclear</text:a> </text:p>
      <text:h text:style-name="P2" text:outline-level="1">May occur within:</text:h>
      <text:p text:style-name="Text_20_body"><text:a xlink:type="simple" xlink:href="#id342">scoredef</text:a> </text:p>
      <text:h text:style-name="P2" text:outline-level="1">Attributes:</text:h>
      <text:list xml:id="list34316587" text:style-name="L160">
        <text:list-item>
          <text:p text:style-name="P163"><text:a xlink:type="simple" xlink:href="#id67">facs</text:a>, optional, xs:IDREFS</text:p>
        </text:list-item>
        <text:list-item>
          <text:p text:style-name="P163"><text:a xlink:type="simple" xlink:href="#id37">n</text:a>, optional, xs:NMTOKEN</text:p>
        </text:list-item>
        <text:list-item>
          <text:p text:style-name="P163"><text:a xlink:type="simple" xlink:href="#id1595">xml:id</text:a>, optional, xs:ID</text:p>
        </text:list-item>
        <text:list-item>
          <text:p text:style-name="P163"><text:a xlink:type="simple" xlink:href="#id1596">xml:lang</text:a>, optional, xs:language</text:p>
        </text:list-item>
      </text:list>
      <text:h text:style-name="P2" text:outline-level="1">Module:</text:h>
      <text:p text:style-name="Text_20_body">shared</text:p>
      <text:h text:style-name="P3" text:outline-level="1"><text:bookmark text:name="id410"/>&lt;pghead2&gt; page header 2</text:h>
      <text:h text:style-name="P2" text:outline-level="1">Description:</text:h>
      <text:p text:style-name="Text_20_body">A running header on the pages following the first. This element is a specialized form of the fw element. The pgheadN and pgfootN elements should *not* be used to encode textual notes/annotations. Auto-generated page numbers may be indicated with a processing instruction.</text:p>
      <text:h text:style-name="P2" text:outline-level="1">May contain:</text:h>
      <text:p text:style-name="Text_20_body">PCDATA, <text:a xlink:type="simple" xlink:href="#id211">abbr</text:a>, <text:a xlink:type="simple" xlink:href="#id214">add</text:a>, <text:a xlink:type="simple" xlink:href="#id53">address</text:a>, <text:a xlink:type="simple" xlink:href="#id220">app</text:a>, <text:a xlink:type="simple" xlink:href="#id204">bibl</text:a>, <text:a xlink:type="simple" xlink:href="#id244">blockquote</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286">lg</text:a>, <text:a xlink:type="simple" xlink:href="#id249">list</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265">table</text:a>, <text:a xlink:type="simple" xlink:href="#id1091">title</text:a>, <text:a xlink:type="simple" xlink:href="#id1242">unclear</text:a> </text:p>
      <text:h text:style-name="P2" text:outline-level="1"><text:soft-page-break/>May occur within:</text:h>
      <text:p text:style-name="Text_20_body"><text:a xlink:type="simple" xlink:href="#id342">scoredef</text:a> </text:p>
      <text:h text:style-name="P2" text:outline-level="1">Attributes:</text:h>
      <text:list xml:id="list34332673" text:style-name="L161">
        <text:list-item>
          <text:p text:style-name="P164"><text:a xlink:type="simple" xlink:href="#id67">facs</text:a>, optional, xs:IDREFS</text:p>
        </text:list-item>
        <text:list-item>
          <text:p text:style-name="P164"><text:a xlink:type="simple" xlink:href="#id37">n</text:a>, optional, xs:NMTOKEN</text:p>
        </text:list-item>
        <text:list-item>
          <text:p text:style-name="P164"><text:a xlink:type="simple" xlink:href="#id1595">xml:id</text:a>, optional, xs:ID</text:p>
        </text:list-item>
        <text:list-item>
          <text:p text:style-name="P164"><text:a xlink:type="simple" xlink:href="#id1596">xml:lang</text:a>, optional, xs:language</text:p>
        </text:list-item>
      </text:list>
      <text:h text:style-name="P2" text:outline-level="1">Module:</text:h>
      <text:p text:style-name="Text_20_body">shared</text:p>
      <text:h text:style-name="P3" text:outline-level="1"><text:bookmark text:name="id781"/>&lt;phrase&gt; phrase</text:h>
      <text:h text:style-name="P2" text:outline-level="1">Description:</text:h>
      <text:p text:style-name="Text_20_body">Historically, a phrase mark indicated a "unified melodic idea", while the term "slur" was used for two-note legato patterns. (Read, p. 265). Nowadays, however, "phrase" and "slur" are often used interchangably (Read, p. 265-266), since the visual rendition of the two concepts is the same. MEI provides two distinct elements so that those users wishing to maintain a distinction for historical reasons may do so. If the user does not want to maintain the distinction, then the more generic &lt;slur&gt; element should be employed. The starting point of the phrase may be indicated by either a tstamp, tstamp.ges, tstamp.real or startid attribute, while the ending point may be recorded by either a dur, dur.ges or endid attribute. It is a semantic error not to specify one starting and one ending type of attribute. Either place, bulge, or bezier attributes may be used to record the curvature of the phrase. Please note that the dur attribute here is not a true duration, but rather a time stamp for the end point of the phrase mark.</text:p>
      <text:h text:style-name="P2" text:outline-level="1">May contain:</text:h>
      <text:p text:style-name="Text_20_body">EMPTY</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2" text:outline-level="1">Attributes:</text:h>
      <text:list xml:id="list34315614" text:style-name="L162">
        <text:list-item>
          <text:p text:style-name="P165"><text:a xlink:type="simple" xlink:href="#id195">bezier</text:a>, optional, list of xs:integer, minimum length of 1</text:p>
        </text:list-item>
        <text:list-item>
          <text:p text:style-name="P165"><text:a xlink:type="simple" xlink:href="#id196">bulge</text:a>, optional, list of xs:decimal, minimum length of 1</text:p>
        </text:list-item>
        <text:list-item>
          <text:p text:style-name="P165"><text:a xlink:type="simple" xlink:href="#id86">color</text:a>, optional, xs:token, "(x[0-9A-Fa-f]{6,6}|aqua|black|fuchsia|gray|green|lime|maroon|navy|olive|purple|red|silver|teal|white|yellow)"</text:p>
        </text:list-item>
        <text:list-item>
          <text:p text:style-name="P165"><text:a xlink:type="simple" xlink:href="#id98">copyof</text:a>, optional, xs:IDREF</text:p>
        </text:list-item>
        <text:list-item>
          <text:p text:style-name="P165"><text:a xlink:type="simple" xlink:href="#id99">corresp</text:a>, optional, xs:IDREFS</text:p>
        </text:list-item>
        <text:list-item>
          <text:p text:style-name="P165"><text:a xlink:type="simple" xlink:href="#id197">curvedir</text:a>, optional, xs:token, above, below</text:p>
        </text:list-item>
        <text:list-item>
          <text:p text:style-name="P165"><text:a xlink:type="simple" xlink:href="#id302">dur</text:a>, optional, xs:token, "([0-9]+m *\+ *)?[0-9]+(\.?[0-9]*)?"</text:p>
        </text:list-item>
        <text:list-item>
          <text:p text:style-name="P165"><text:a xlink:type="simple" xlink:href="#id313">dur.ges</text:a>, optional, CDATA</text:p>
        </text:list-item>
        <text:list-item>
          <text:p text:style-name="P165"><text:a xlink:type="simple" xlink:href="#id184">endho</text:a>, optional, xs:decimal</text:p>
        </text:list-item>
        <text:list-item>
          <text:p text:style-name="P165"><text:a xlink:type="simple" xlink:href="#id177">endid</text:a>, optional, xs:IDREF</text:p>
        </text:list-item>
        <text:list-item>
          <text:p text:style-name="P165"><text:a xlink:type="simple" xlink:href="#id187">endto</text:a>, optional, xs:decimal</text:p>
        </text:list-item>
        <text:list-item>
          <text:p text:style-name="P165"><text:soft-page-break/><text:a xlink:type="simple" xlink:href="#id190">endvo</text:a>, optional, xs:decimal</text:p>
        </text:list-item>
        <text:list-item>
          <text:p text:style-name="P165"><text:a xlink:type="simple" xlink:href="#id67">facs</text:a>, optional, xs:IDREFS</text:p>
        </text:list-item>
        <text:list-item>
          <text:p text:style-name="P165"><text:a xlink:type="simple" xlink:href="#id130">ho</text:a>, optional, xs:decimal</text:p>
        </text:list-item>
        <text:list-item>
          <text:p text:style-name="P165"><text:a xlink:type="simple" xlink:href="#id788">join</text:a>, optional, xs:IDREFS</text:p>
        </text:list-item>
        <text:list-item>
          <text:p text:style-name="P165"><text:a xlink:type="simple" xlink:href="#id777">layer</text:a>, optional, list of xs:positiveInteger, minimum length of 1</text:p>
        </text:list-item>
        <text:list-item>
          <text:p text:style-name="P165"><text:a xlink:type="simple" xlink:href="#id37">n</text:a>, optional, xs:NMTOKEN</text:p>
        </text:list-item>
        <text:list-item>
          <text:p text:style-name="P165"><text:a xlink:type="simple" xlink:href="#id100">next</text:a>, optional, xs:IDREFS</text:p>
        </text:list-item>
        <text:list-item>
          <text:p text:style-name="P165"><text:a xlink:type="simple" xlink:href="#id70">plist</text:a>, optional, xs:IDREFS</text:p>
        </text:list-item>
        <text:list-item>
          <text:p text:style-name="P165"><text:a xlink:type="simple" xlink:href="#id101">prev</text:a>, optional, xs:IDREFS</text:p>
        </text:list-item>
        <text:list-item>
          <text:p text:style-name="P165"><text:a xlink:type="simple" xlink:href="#id199">rend</text:a>, optional, xs:token, medium, wide, dashed, dotted</text:p>
        </text:list-item>
        <text:list-item>
          <text:p text:style-name="P165"><text:a xlink:type="simple" xlink:href="#id102">sameas</text:a>, optional, xs:IDREFS</text:p>
        </text:list-item>
        <text:list-item>
          <text:p text:style-name="P165"><text:a xlink:type="simple" xlink:href="#id687">staff</text:a>, required, list of xs:positiveInteger, minimum length of 1</text:p>
        </text:list-item>
        <text:list-item>
          <text:p text:style-name="P165"><text:a xlink:type="simple" xlink:href="#id183">startho</text:a>, optional, xs:decimal</text:p>
        </text:list-item>
        <text:list-item>
          <text:p text:style-name="P165"><text:a xlink:type="simple" xlink:href="#id176">startid</text:a>, optional, xs:IDREF</text:p>
        </text:list-item>
        <text:list-item>
          <text:p text:style-name="P165"><text:a xlink:type="simple" xlink:href="#id186">startto</text:a>, optional, xs:decimal</text:p>
        </text:list-item>
        <text:list-item>
          <text:p text:style-name="P165"><text:a xlink:type="simple" xlink:href="#id189">startvo</text:a>, optional, xs:decimal</text:p>
        </text:list-item>
        <text:list-item>
          <text:p text:style-name="P165"><text:a xlink:type="simple" xlink:href="#id103">synch</text:a>, optional, xs:IDREFS</text:p>
        </text:list-item>
        <text:list-item>
          <text:p text:style-name="P165"><text:a xlink:type="simple" xlink:href="#id155">to</text:a>, optional, xs:decimal</text:p>
        </text:list-item>
        <text:list-item>
          <text:p text:style-name="P165"><text:a xlink:type="simple" xlink:href="#id94">tstamp</text:a>, optional, xs:decimal, 0 - ∞</text:p>
        </text:list-item>
        <text:list-item>
          <text:p text:style-name="P165"><text:a xlink:type="simple" xlink:href="#id308">tstamp.ges</text:a>, optional, xs:nonNegativeInteger</text:p>
        </text:list-item>
        <text:list-item>
          <text:p text:style-name="P165"><text:a xlink:type="simple" xlink:href="#id309">tstamp.real</text:a>, optional, xs:time</text:p>
        </text:list-item>
        <text:list-item>
          <text:p text:style-name="P165"><text:a xlink:type="simple" xlink:href="#id133">vo</text:a>, optional, xs:decimal</text:p>
        </text:list-item>
        <text:list-item>
          <text:p text:style-name="P165"><text:a xlink:type="simple" xlink:href="#id105">when</text:a>, optional, xs:IDREF</text:p>
        </text:list-item>
        <text:list-item>
          <text:p text:style-name="P165"><text:a xlink:type="simple" xlink:href="#id135">x</text:a>, optional, xs:decimal</text:p>
        </text:list-item>
        <text:list-item>
          <text:p text:style-name="P165"><text:a xlink:type="simple" xlink:href="#id192">x2</text:a>, optional, xs:decimal</text:p>
        </text:list-item>
        <text:list-item>
          <text:p text:style-name="P165"><text:a xlink:type="simple" xlink:href="#id1595">xml:id</text:a>, optional, xs:ID</text:p>
        </text:list-item>
        <text:list-item>
          <text:p text:style-name="P165"><text:a xlink:type="simple" xlink:href="#id136">y</text:a>, optional, xs:decimal</text:p>
        </text:list-item>
        <text:list-item>
          <text:p text:style-name="P165"><text:a xlink:type="simple" xlink:href="#id193">y2</text:a>, optional, xs:decimal</text:p>
        </text:list-item>
      </text:list>
      <text:h text:style-name="P2" text:outline-level="1">Module:</text:h>
      <text:p text:style-name="Text_20_body">shared</text:p>
      <text:h text:style-name="P3" text:outline-level="1"><text:bookmark text:name="id1401"/>&lt;physdesc&gt; physical description</text:h>
      <text:h text:style-name="P2" text:outline-level="1">Description:</text:h>
      <text:p text:style-name="Text_20_body">Container for information about the location, appearance, construction, or handling of physical materials, such as their dimension, quantity, color, style, and technique of creation. Dedicatory text and title page features may also be encoded here when they are not transcribed as part of the front or back matter; i.e., when they are considered to be meta-data rather than a transcription.</text:p>
      <text:h text:style-name="P2" text:outline-level="1">May contain:</text:h>
      <text:p text:style-name="Text_20_body"><text:a xlink:type="simple" xlink:href="#id1404">condition</text:a>, <text:a xlink:type="simple" xlink:href="#id1407">dimensions</text:a>, <text:a xlink:type="simple" xlink:href="#id1410">exhibithist</text:a>, <text:a xlink:type="simple" xlink:href="#id1361">extent</text:a>, <text:a xlink:type="simple" xlink:href="#id1413">handlist</text:a>, <text:a xlink:type="simple" xlink:href="#id1420">inscription</text:a>, <text:a xlink:type="simple" xlink:href="#id1426">physloc</text:a>, <text:a xlink:type="simple" xlink:href="#id1423">physmedium</text:a>, <text:a xlink:type="simple" xlink:href="#id1429">provenance</text:a>, <text:a xlink:type="simple" xlink:href="#id1073">repository</text:a>, <text:a xlink:type="simple" xlink:href="#id1442">titlepage</text:a>, <text:a xlink:type="simple" xlink:href="#id1445">treatmenthist</text:a>, <text:a xlink:type="simple" xlink:href="#id1448">treatmentsched</text:a> </text:p>
      <text:h text:style-name="P2" text:outline-level="1">May occur within:</text:h>
      <text:p text:style-name="Text_20_body"><text:a xlink:type="simple" xlink:href="#id1399">source</text:a> </text:p>
      <text:h text:style-name="P2" text:outline-level="1"><text:soft-page-break/>Attributes:</text:h>
      <text:list xml:id="list34335839" text:style-name="L163">
        <text:list-item>
          <text:p text:style-name="P166"><text:a xlink:type="simple" xlink:href="#id1042">analog</text:a>, optional, CDATA</text:p>
        </text:list-item>
        <text:list-item>
          <text:p text:style-name="P166"><text:a xlink:type="simple" xlink:href="#id37">n</text:a>, optional, xs:NMTOKEN</text:p>
        </text:list-item>
        <text:list-item>
          <text:p text:style-name="P166"><text:a xlink:type="simple" xlink:href="#id1595">xml:id</text:a>, optional, xs:ID</text:p>
        </text:list-item>
      </text:list>
      <text:h text:style-name="P2" text:outline-level="1">Module:</text:h>
      <text:p text:style-name="Text_20_body">header</text:p>
      <text:h text:style-name="P3" text:outline-level="1"><text:bookmark text:name="id1426"/>&lt;physloc&gt; physical location</text:h>
      <text:h text:style-name="P2" text:outline-level="1">Description:</text:h>
      <text:p text:style-name="Text_20_body">Location of the source within a repository, e.g., shelf mark or other locational information.</text:p>
      <text:h text:style-name="P2"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2" text:outline-level="1">May occur within:</text:h>
      <text:p text:style-name="Text_20_body"><text:a xlink:type="simple" xlink:href="#id1401">physdesc</text:a> </text:p>
      <text:h text:style-name="P2" text:outline-level="1">Attributes:</text:h>
      <text:list xml:id="list34338119" text:style-name="L164">
        <text:list-item>
          <text:p text:style-name="P167"><text:a xlink:type="simple" xlink:href="#id1042">analog</text:a>, optional, CDATA</text:p>
        </text:list-item>
        <text:list-item>
          <text:p text:style-name="P167"><text:a xlink:type="simple" xlink:href="#id37">n</text:a>, optional, xs:NMTOKEN</text:p>
        </text:list-item>
        <text:list-item>
          <text:p text:style-name="P167"><text:a xlink:type="simple" xlink:href="#id1595">xml:id</text:a>, optional, xs:ID</text:p>
        </text:list-item>
      </text:list>
      <text:h text:style-name="P2" text:outline-level="1">Module:</text:h>
      <text:p text:style-name="Text_20_body">header</text:p>
      <text:h text:style-name="P3" text:outline-level="1"><text:bookmark text:name="id1423"/>&lt;physmedium&gt; physical medium</text:h>
      <text:h text:style-name="P2" text:outline-level="1">Description:</text:h>
      <text:p text:style-name="Text_20_body">Records the physical materials used in the source, such as ink and paper. All materials may be described in a single &lt;physmedium&gt; element or multiple elements may be used, one for each medium.</text:p>
      <text:h text:style-name="P2"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2" text:outline-level="1">May occur within:</text:h>
      <text:p text:style-name="Text_20_body"><text:a xlink:type="simple" xlink:href="#id1401">physdesc</text:a> </text:p>
      <text:h text:style-name="P2" text:outline-level="1">Attributes:</text:h>
      <text:list xml:id="list34316072" text:style-name="L165">
        <text:list-item>
          <text:p text:style-name="P168"><text:a xlink:type="simple" xlink:href="#id1042">analog</text:a>, optional, CDATA</text:p>
        </text:list-item>
        <text:list-item>
          <text:p text:style-name="P168"><text:a xlink:type="simple" xlink:href="#id1045">authority</text:a>, optional, CDATA</text:p>
        </text:list-item>
        <text:list-item>
          <text:p text:style-name="P168"><text:soft-page-break/><text:a xlink:type="simple" xlink:href="#id37">n</text:a>, optional, xs:NMTOKEN</text:p>
        </text:list-item>
        <text:list-item>
          <text:p text:style-name="P168"><text:a xlink:type="simple" xlink:href="#id1595">xml:id</text:a>, optional, xs:ID</text:p>
        </text:list-item>
        <text:list-item>
          <text:p text:style-name="P168"><text:a xlink:type="simple" xlink:href="#id1596">xml:lang</text:a>, optional, xs:language</text:p>
        </text:list-item>
      </text:list>
      <text:h text:style-name="P2" text:outline-level="1">Module:</text:h>
      <text:p text:style-name="Text_20_body">header</text:p>
      <text:h text:style-name="P3" text:outline-level="1"><text:bookmark text:name="id709"/>&lt;port&gt; port</text:h>
      <text:h text:style-name="P2" text:outline-level="1">Description:</text:h>
      <text:p text:style-name="Text_20_body">MIDI port. The num attribute must be in the range 0-127.</text:p>
      <text:h text:style-name="P2" text:outline-level="1">May contain:</text:h>
      <text:p text:style-name="Text_20_body">EMPTY</text:p>
      <text:h text:style-name="P2" text:outline-level="1">May occur within:</text:h>
      <text:p text:style-name="Text_20_body"><text:a xlink:type="simple" xlink:href="#id681">midi</text:a> </text:p>
      <text:h text:style-name="P2" text:outline-level="1">Attributes:</text:h>
      <text:list xml:id="list34311139" text:style-name="L166">
        <text:list-item>
          <text:p text:style-name="P169"><text:a xlink:type="simple" xlink:href="#id98">copyof</text:a>, optional, xs:IDREF</text:p>
        </text:list-item>
        <text:list-item>
          <text:p text:style-name="P169"><text:a xlink:type="simple" xlink:href="#id99">corresp</text:a>, optional, xs:IDREFS</text:p>
        </text:list-item>
        <text:list-item>
          <text:p text:style-name="P169"><text:a xlink:type="simple" xlink:href="#id305">layer</text:a>, optional, xs:positiveInteger</text:p>
        </text:list-item>
        <text:list-item>
          <text:p text:style-name="P169"><text:a xlink:type="simple" xlink:href="#id37">n</text:a>, optional, xs:NMTOKEN</text:p>
        </text:list-item>
        <text:list-item>
          <text:p text:style-name="P169"><text:a xlink:type="simple" xlink:href="#id100">next</text:a>, optional, xs:IDREFS</text:p>
        </text:list-item>
        <text:list-item>
          <text:p text:style-name="P169"><text:a xlink:type="simple" xlink:href="#id689">num</text:a>, required, xs:nonNegativeInteger, 0 - 127</text:p>
        </text:list-item>
        <text:list-item>
          <text:p text:style-name="P169"><text:a xlink:type="simple" xlink:href="#id101">prev</text:a>, optional, xs:IDREFS</text:p>
        </text:list-item>
        <text:list-item>
          <text:p text:style-name="P169"><text:a xlink:type="simple" xlink:href="#id102">sameas</text:a>, optional, xs:IDREFS</text:p>
        </text:list-item>
        <text:list-item>
          <text:p text:style-name="P169"><text:a xlink:type="simple" xlink:href="#id687">staff</text:a>, required, list of xs:positiveInteger, minimum length of 1</text:p>
        </text:list-item>
        <text:list-item>
          <text:p text:style-name="P169"><text:a xlink:type="simple" xlink:href="#id103">synch</text:a>, optional, xs:IDREFS</text:p>
        </text:list-item>
        <text:list-item>
          <text:p text:style-name="P169"><text:a xlink:type="simple" xlink:href="#id94">tstamp</text:a>, optional, xs:decimal, 0 - ∞</text:p>
        </text:list-item>
        <text:list-item>
          <text:p text:style-name="P169"><text:a xlink:type="simple" xlink:href="#id105">when</text:a>, optional, xs:IDREF</text:p>
        </text:list-item>
        <text:list-item>
          <text:p text:style-name="P169"><text:a xlink:type="simple" xlink:href="#id1595">xml:id</text:a>, optional, xs:ID</text:p>
        </text:list-item>
      </text:list>
      <text:h text:style-name="P2" text:outline-level="1">Module:</text:h>
      <text:p text:style-name="Text_20_body">midi</text:p>
      <text:h text:style-name="P3" text:outline-level="1"><text:bookmark text:name="id1380"/>&lt;price&gt; price</text:h>
      <text:h text:style-name="P2" text:outline-level="1">Description:</text:h>
      <text:p text:style-name="Text_20_body">The cost of access to a bibliographic item.</text:p>
      <text:h text:style-name="P2"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2" text:outline-level="1"><text:soft-page-break/>May occur within:</text:h>
      <text:p text:style-name="Text_20_body"><text:a xlink:type="simple" xlink:href="#id1371">availability</text:a> </text:p>
      <text:h text:style-name="P2" text:outline-level="1">Attributes:</text:h>
      <text:list xml:id="list34316619" text:style-name="L167">
        <text:list-item>
          <text:p text:style-name="P170"><text:a xlink:type="simple" xlink:href="#id1042">analog</text:a>, optional, CDATA</text:p>
        </text:list-item>
        <text:list-item>
          <text:p text:style-name="P170"><text:a xlink:type="simple" xlink:href="#id37">n</text:a>, optional, xs:NMTOKEN</text:p>
        </text:list-item>
        <text:list-item>
          <text:p text:style-name="P170"><text:a xlink:type="simple" xlink:href="#id89">unit</text:a>, optional, xs:NMTOKEN</text:p>
        </text:list-item>
        <text:list-item>
          <text:p text:style-name="P170"><text:a xlink:type="simple" xlink:href="#id1595">xml:id</text:a>, optional, xs:ID</text:p>
        </text:list-item>
      </text:list>
      <text:h text:style-name="P2" text:outline-level="1">Module:</text:h>
      <text:p text:style-name="Text_20_body">header</text:p>
      <text:h text:style-name="P3" text:outline-level="1"><text:bookmark text:name="id1513"/>&lt;profiledesc&gt; profile description</text:h>
      <text:h text:style-name="P2" text:outline-level="1">Description:</text:h>
      <text:p text:style-name="Text_20_body">A detailed description of the non-bibliographic aspects of the creation of a musical work, specifically the languages and sublanguages used, the situation in which it was produced, e.g. the participants, setting, reception history, etc. Do not confuse this with &lt;filedesc&gt;, which bundles bibliographic information about the creation of the MEI file.</text:p>
      <text:h text:style-name="P2" text:outline-level="1">May contain:</text:h>
      <text:p text:style-name="Text_20_body"><text:a xlink:type="simple" xlink:href="#id1458">classification</text:a>, <text:a xlink:type="simple" xlink:href="#id1516">creation</text:a>, <text:a xlink:type="simple" xlink:href="#id1431">eventlist</text:a>, <text:a xlink:type="simple" xlink:href="#id1452">langusage</text:a> </text:p>
      <text:h text:style-name="P2" text:outline-level="1">May occur within:</text:h>
      <text:p text:style-name="Text_20_body"><text:a xlink:type="simple" xlink:href="#id28">meihead</text:a> </text:p>
      <text:h text:style-name="P2" text:outline-level="1">Attributes:</text:h>
      <text:list xml:id="list34336891" text:style-name="L168">
        <text:list-item>
          <text:p text:style-name="P171"><text:a xlink:type="simple" xlink:href="#id1042">analog</text:a>, optional, CDATA</text:p>
        </text:list-item>
        <text:list-item>
          <text:p text:style-name="P171"><text:a xlink:type="simple" xlink:href="#id37">n</text:a>, optional, xs:NMTOKEN</text:p>
        </text:list-item>
        <text:list-item>
          <text:p text:style-name="P171"><text:a xlink:type="simple" xlink:href="#id1595">xml:id</text:a>, optional, xs:ID</text:p>
        </text:list-item>
      </text:list>
      <text:h text:style-name="P2" text:outline-level="1">Module:</text:h>
      <text:p text:style-name="Text_20_body">header</text:p>
      <text:h text:style-name="P3" text:outline-level="1"><text:bookmark text:name="id711"/>&lt;prog&gt; program</text:h>
      <text:h text:style-name="P2" text:outline-level="1">Description:</text:h>
      <text:p text:style-name="Text_20_body">MIDI program change. The num attribute must be in the range 0-127.</text:p>
      <text:h text:style-name="P2" text:outline-level="1">May contain:</text:h>
      <text:p text:style-name="Text_20_body">EMPTY</text:p>
      <text:h text:style-name="P2" text:outline-level="1">May occur within:</text:h>
      <text:p text:style-name="Text_20_body"><text:a xlink:type="simple" xlink:href="#id681">midi</text:a> </text:p>
      <text:h text:style-name="P2" text:outline-level="1"><text:soft-page-break/>Attributes:</text:h>
      <text:list xml:id="list34313361" text:style-name="L169">
        <text:list-item>
          <text:p text:style-name="P172"><text:a xlink:type="simple" xlink:href="#id98">copyof</text:a>, optional, xs:IDREF</text:p>
        </text:list-item>
        <text:list-item>
          <text:p text:style-name="P172"><text:a xlink:type="simple" xlink:href="#id99">corresp</text:a>, optional, xs:IDREFS</text:p>
        </text:list-item>
        <text:list-item>
          <text:p text:style-name="P172"><text:a xlink:type="simple" xlink:href="#id305">layer</text:a>, optional, xs:positiveInteger</text:p>
        </text:list-item>
        <text:list-item>
          <text:p text:style-name="P172"><text:a xlink:type="simple" xlink:href="#id37">n</text:a>, optional, xs:NMTOKEN</text:p>
        </text:list-item>
        <text:list-item>
          <text:p text:style-name="P172"><text:a xlink:type="simple" xlink:href="#id100">next</text:a>, optional, xs:IDREFS</text:p>
        </text:list-item>
        <text:list-item>
          <text:p text:style-name="P172"><text:a xlink:type="simple" xlink:href="#id689">num</text:a>, required, xs:nonNegativeInteger, 0 - 127</text:p>
        </text:list-item>
        <text:list-item>
          <text:p text:style-name="P172"><text:a xlink:type="simple" xlink:href="#id101">prev</text:a>, optional, xs:IDREFS</text:p>
        </text:list-item>
        <text:list-item>
          <text:p text:style-name="P172"><text:a xlink:type="simple" xlink:href="#id102">sameas</text:a>, optional, xs:IDREFS</text:p>
        </text:list-item>
        <text:list-item>
          <text:p text:style-name="P172"><text:a xlink:type="simple" xlink:href="#id687">staff</text:a>, required, list of xs:positiveInteger, minimum length of 1</text:p>
        </text:list-item>
        <text:list-item>
          <text:p text:style-name="P172"><text:a xlink:type="simple" xlink:href="#id103">synch</text:a>, optional, xs:IDREFS</text:p>
        </text:list-item>
        <text:list-item>
          <text:p text:style-name="P172"><text:a xlink:type="simple" xlink:href="#id94">tstamp</text:a>, optional, xs:decimal, 0 - ∞</text:p>
        </text:list-item>
        <text:list-item>
          <text:p text:style-name="P172"><text:a xlink:type="simple" xlink:href="#id105">when</text:a>, optional, xs:IDREF</text:p>
        </text:list-item>
        <text:list-item>
          <text:p text:style-name="P172"><text:a xlink:type="simple" xlink:href="#id1595">xml:id</text:a>, optional, xs:ID</text:p>
        </text:list-item>
      </text:list>
      <text:h text:style-name="P2" text:outline-level="1">Module:</text:h>
      <text:p text:style-name="Text_20_body">midi</text:p>
      <text:h text:style-name="P3" text:outline-level="1"><text:bookmark text:name="id1484"/>&lt;projectdesc&gt; project description</text:h>
      <text:h text:style-name="P2" text:outline-level="1">Description:</text:h>
      <text:p text:style-name="Text_20_body">Project-level meta-data describing the aim or purpose for which the electronic file was encoded, funding agencies, etc. together with any other relevant information concerning the process by which it was assembled or collected.</text:p>
      <text:h text:style-name="P2" text:outline-level="1">May contain:</text:h>
      <text:p text:style-name="Text_20_body"><text:a xlink:type="simple" xlink:href="#id261">p</text:a> </text:p>
      <text:h text:style-name="P2" text:outline-level="1">May occur within:</text:h>
      <text:p text:style-name="Text_20_body"><text:a xlink:type="simple" xlink:href="#id1474">encodingdesc</text:a> </text:p>
      <text:h text:style-name="P2" text:outline-level="1">Attributes:</text:h>
      <text:list xml:id="list34319459" text:style-name="L170">
        <text:list-item>
          <text:p text:style-name="P173"><text:a xlink:type="simple" xlink:href="#id1042">analog</text:a>, optional, CDATA</text:p>
        </text:list-item>
        <text:list-item>
          <text:p text:style-name="P173"><text:a xlink:type="simple" xlink:href="#id37">n</text:a>, optional, xs:NMTOKEN</text:p>
        </text:list-item>
        <text:list-item>
          <text:p text:style-name="P173"><text:a xlink:type="simple" xlink:href="#id1595">xml:id</text:a>, optional, xs:ID</text:p>
        </text:list-item>
        <text:list-item>
          <text:p text:style-name="P173"><text:a xlink:type="simple" xlink:href="#id1596">xml:lang</text:a>, optional, xs:language</text:p>
        </text:list-item>
      </text:list>
      <text:h text:style-name="P2" text:outline-level="1">Module:</text:h>
      <text:p text:style-name="Text_20_body">header</text:p>
      <text:h text:style-name="P3" text:outline-level="1"><text:bookmark text:name="id529"/><text:soft-page-break/>&lt;proport&gt; proportion</text:h>
      <text:h text:style-name="P2" text:outline-level="1">Description:</text:h>
      <text:p text:style-name="Text_20_body">The &lt;proportion&gt; element is provided for the encoding of mensural notation. It allows the description of note durations as arithmetic ratios. While mensuration refers to the normal relationships between note durations, proportion affects the relations of the note durations to the tactus.</text:p>
      <text:h text:style-name="P2" text:outline-level="1">May contain:</text:h>
      <text:p text:style-name="Text_20_body">EMPTY</text:p>
      <text:h text:style-name="P2"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452">staffdef</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2" text:outline-level="1">Attributes:</text:h>
      <text:list xml:id="list34336511" text:style-name="L171">
        <text:list-item>
          <text:p text:style-name="P174"><text:a xlink:type="simple" xlink:href="#id98">copyof</text:a>, optional, xs:IDREF</text:p>
        </text:list-item>
        <text:list-item>
          <text:p text:style-name="P174"><text:a xlink:type="simple" xlink:href="#id99">corresp</text:a>, optional, xs:IDREFS</text:p>
        </text:list-item>
        <text:list-item>
          <text:p text:style-name="P174"><text:a xlink:type="simple" xlink:href="#id67">facs</text:a>, optional, xs:IDREFS</text:p>
        </text:list-item>
        <text:list-item>
          <text:p text:style-name="P174"><text:a xlink:type="simple" xlink:href="#id37">n</text:a>, optional, xs:NMTOKEN</text:p>
        </text:list-item>
        <text:list-item>
          <text:p text:style-name="P174"><text:a xlink:type="simple" xlink:href="#id100">next</text:a>, optional, xs:IDREFS</text:p>
        </text:list-item>
        <text:list-item>
          <text:p text:style-name="P174"><text:a xlink:type="simple" xlink:href="#id505">num</text:a>, optional, xs:positiveInteger</text:p>
        </text:list-item>
        <text:list-item>
          <text:p text:style-name="P174"><text:a xlink:type="simple" xlink:href="#id506">numbase</text:a>, optional, xs:positiveInteger</text:p>
        </text:list-item>
        <text:list-item>
          <text:p text:style-name="P174"><text:a xlink:type="simple" xlink:href="#id101">prev</text:a>, optional, xs:IDREFS</text:p>
        </text:list-item>
        <text:list-item>
          <text:p text:style-name="P174"><text:a xlink:type="simple" xlink:href="#id102">sameas</text:a>, optional, xs:IDREFS</text:p>
        </text:list-item>
        <text:list-item>
          <text:p text:style-name="P174"><text:a xlink:type="simple" xlink:href="#id103">synch</text:a>, optional, xs:IDREFS</text:p>
        </text:list-item>
        <text:list-item>
          <text:p text:style-name="P174"><text:a xlink:type="simple" xlink:href="#id105">when</text:a>, optional, xs:IDREF</text:p>
        </text:list-item>
        <text:list-item>
          <text:p text:style-name="P174"><text:a xlink:type="simple" xlink:href="#id1595">xml:id</text:a>, optional, xs:ID</text:p>
        </text:list-item>
      </text:list>
      <text:h text:style-name="P2" text:outline-level="1">Module:</text:h>
      <text:p text:style-name="Text_20_body">mensural</text:p>
      <text:h text:style-name="P3" text:outline-level="1"><text:bookmark text:name="id1429"/>&lt;provenance&gt; provenance</text:h>
      <text:h text:style-name="P2" text:outline-level="1">Description:</text:h>
      <text:p text:style-name="Text_20_body">The record of ownership or custodianship of an item.</text:p>
      <text:h text:style-name="P2"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431">eventlist</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2" text:outline-level="1">May occur within:</text:h>
      <text:p text:style-name="Text_20_body"><text:a xlink:type="simple" xlink:href="#id1401">physdesc</text:a> </text:p>
      <text:h text:style-name="P2" text:outline-level="1"><text:soft-page-break/>Attributes:</text:h>
      <text:list xml:id="list34314473" text:style-name="L172">
        <text:list-item>
          <text:p text:style-name="P175"><text:a xlink:type="simple" xlink:href="#id1042">analog</text:a>, optional, CDATA</text:p>
        </text:list-item>
        <text:list-item>
          <text:p text:style-name="P175"><text:a xlink:type="simple" xlink:href="#id37">n</text:a>, optional, xs:NMTOKEN</text:p>
        </text:list-item>
        <text:list-item>
          <text:p text:style-name="P175"><text:a xlink:type="simple" xlink:href="#id1595">xml:id</text:a>, optional, xs:ID</text:p>
        </text:list-item>
        <text:list-item>
          <text:p text:style-name="P175"><text:a xlink:type="simple" xlink:href="#id1596">xml:lang</text:a>, optional, xs:language</text:p>
        </text:list-item>
      </text:list>
      <text:h text:style-name="P2" text:outline-level="1">Module:</text:h>
      <text:p text:style-name="Text_20_body">header</text:p>
      <text:h text:style-name="P3" text:outline-level="1"><text:bookmark text:name="id1342"/>&lt;ptr&gt; pointer</text:h>
      <text:h text:style-name="P2" text:outline-level="1">Description:</text:h>
      <text:p text:style-name="Text_20_body">An empty internal linking element that uses attributes to provide for movement from one place in an MEI document to another place in the same document. Unlike the &lt;ref&gt; element, &lt;ptr&gt; cannot contain text or sub-elements to describe the referenced object. Don't confuse this element with &lt;extptr&gt; which is used to connect the MEI document to an external electronic object.</text:p>
      <text:h text:style-name="P2" text:outline-level="1">May contain:</text:h>
      <text:p text:style-name="Text_20_body">EMPTY</text:p>
      <text:h text:style-name="P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1479">application</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294">pgdesc</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2" text:outline-level="1">Attributes:</text:h>
      <text:list xml:id="list34316395" text:style-name="L173">
        <text:list-item>
          <text:p text:style-name="P176"><text:a xlink:type="simple" xlink:href="#id37">n</text:a>, optional, xs:NMTOKEN</text:p>
        </text:list-item>
        <text:list-item>
          <text:p text:style-name="P176"><text:a xlink:type="simple" xlink:href="#id70">plist</text:a>, optional, xs:IDREFS</text:p>
        </text:list-item>
        <text:list-item>
          <text:p text:style-name="P176"><text:a xlink:type="simple" xlink:href="#id44">targettype</text:a>, optional, xs:NMTOKEN</text:p>
        </text:list-item>
        <text:list-item>
          <text:p text:style-name="P176"><text:a xlink:type="simple" xlink:href="#id41">xlink:actuate</text:a>, optional, xs:token, onLoad, onRequest, other, none</text:p>
        </text:list-item>
        <text:list-item>
          <text:p text:style-name="P176"><text:a xlink:type="simple" xlink:href="#id42">xlink:role</text:a>, optional, xs:anyURI</text:p>
        </text:list-item>
        <text:list-item>
          <text:p text:style-name="P176"><text:a xlink:type="simple" xlink:href="#id43">xlink:show</text:a>, optional, xs:token, new, replace, other, none</text:p>
        </text:list-item>
        <text:list-item>
          <text:p text:style-name="P176"><text:a xlink:type="simple" xlink:href="#id1594">xlink:title</text:a>, optional, CDATA</text:p>
        </text:list-item>
        <text:list-item>
          <text:p text:style-name="P176"><text:a xlink:type="simple" xlink:href="#id1595">xml:id</text:a>, optional, xs:ID</text:p>
        </text:list-item>
      </text:list>
      <text:h text:style-name="P2" text:outline-level="1">Module:</text:h>
      <text:p text:style-name="Text_20_body">ptrref</text:p>
      <text:h text:style-name="P3" text:outline-level="1"><text:bookmark text:name="id1366"/><text:soft-page-break/>&lt;pubstmt&gt; publication statement</text:h>
      <text:h text:style-name="P2" text:outline-level="1">Description:</text:h>
      <text:p text:style-name="Text_20_body">Container for information regarding the publication or distribution of a bibliographic item, including the publisher's name and address, the date of publication, and other relevant details. When an item is unpublished, use only the &lt;unpub&gt; sub-element.</text:p>
      <text:h text:style-name="P2" text:outline-level="1">May contain:</text:h>
      <text:p text:style-name="Text_20_body"><text:a xlink:type="simple" xlink:href="#id53">address</text:a>, <text:a xlink:type="simple" xlink:href="#id1371">availability</text:a>, <text:a xlink:type="simple" xlink:href="#id1083">date</text:a>, <text:a xlink:type="simple" xlink:href="#id1069">geogname</text:a>, <text:a xlink:type="simple" xlink:href="#id1096">identifier</text:a>, <text:a xlink:type="simple" xlink:href="#id1352">respstmt</text:a>, <text:a xlink:type="simple" xlink:href="#id1368">unpub</text:a> </text:p>
      <text:h text:style-name="P2" text:outline-level="1">May occur within:</text:h>
      <text:p text:style-name="Text_20_body"><text:a xlink:type="simple" xlink:href="#id1348">filedesc</text:a>, <text:a xlink:type="simple" xlink:href="#id1399">source</text:a> </text:p>
      <text:h text:style-name="P2" text:outline-level="1">Attributes:</text:h>
      <text:list xml:id="list34328965" text:style-name="L174">
        <text:list-item>
          <text:p text:style-name="P177"><text:a xlink:type="simple" xlink:href="#id1042">analog</text:a>, optional, CDATA</text:p>
        </text:list-item>
        <text:list-item>
          <text:p text:style-name="P177"><text:a xlink:type="simple" xlink:href="#id37">n</text:a>, optional, xs:NMTOKEN</text:p>
        </text:list-item>
        <text:list-item>
          <text:p text:style-name="P177"><text:a xlink:type="simple" xlink:href="#id1595">xml:id</text:a>, optional, xs:ID</text:p>
        </text:list-item>
      </text:list>
      <text:h text:style-name="P2" text:outline-level="1">Module:</text:h>
      <text:p text:style-name="Text_20_body">header</text:p>
      <text:h text:style-name="P3" text:outline-level="1"><text:bookmark text:name="id1178"/>&lt;rdg&gt; reading</text:h>
      <text:h text:style-name="P2" text:outline-level="1">Description:</text:h>
      <text:p text:style-name="Text_20_body">Since a reading can be a multi-measure section, the scoredef element is allowed so that a reading may have its own meta-data without the overhead of child sections. The measure sub-element is declared in the meiBase DTD and the pb sub-element is declared in the meiShared DTD. The app sub-element is permitted in order to allow nested sub-variants.</text:p>
      <text:h text:style-name="P2" text:outline-level="1">May contain:</text:h>
      <text:p text:style-name="Text_20_body">PCDATA, <text:a xlink:type="simple" xlink:href="#id211">abbr</text:a>, <text:a xlink:type="simple" xlink:href="#id111">accid</text:a>, <text:a xlink:type="simple" xlink:href="#id214">add</text:a>, <text:a xlink:type="simple" xlink:href="#id53">address</text:a>, <text:a xlink:type="simple" xlink:href="#id391">anchoredtext</text:a>, <text:a xlink:type="simple" xlink:href="#id297">annot</text:a>, <text:a xlink:type="simple" xlink:href="#id220">app</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204">bibl</text:a>, <text:a xlink:type="simple" xlink:href="#id244">blockquote</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1050">corpname</text:a>, <text:a xlink:type="simple" xlink:href="#id61">corr</text:a>, <text:a xlink:type="simple" xlink:href="#id172">curve</text:a>, <text:a xlink:type="simple" xlink:href="#id324">custos</text:a>, <text:a xlink:type="simple" xlink:href="#id1212">damage</text:a>, <text:a xlink:type="simple" xlink:href="#id1083">date</text:a>, <text:a xlink:type="simple" xlink:href="#id1220">del</text:a>, <text:a xlink:type="simple" xlink:href="#id169">dir</text:a>, <text:a xlink:type="simple" xlink:href="#id229">div</text:a>, <text:a xlink:type="simple" xlink:href="#id158">dot</text:a>, <text:a xlink:type="simple" xlink:href="#id772">dynam</text:a>, <text:a xlink:type="simple" xlink:href="#id668">ending</text:a>, <text:a xlink:type="simple" xlink:href="#id1247">expan</text:a>, <text:a xlink:type="simple" xlink:href="#id224">expansion</text:a>, <text:a xlink:type="simple" xlink:href="#id34">extptr</text:a>, <text:a xlink:type="simple" xlink:href="#id49">extref</text:a>, <text:a xlink:type="simple" xlink:href="#id820">fermata</text:a>, <text:a xlink:type="simple" xlink:href="#id1100">fig</text:a>, <text:a xlink:type="simple" xlink:href="#id941">ftrem</text:a>, <text:a xlink:type="simple" xlink:href="#id1333">gap</text:a>, <text:a xlink:type="simple" xlink:href="#id1069">geogname</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1096">identifier</text:a>, <text:a xlink:type="simple" xlink:href="#id217">ineume</text:a>, <text:a xlink:type="simple" xlink:href="#id397">keysig</text:a>, <text:a xlink:type="simple" xlink:href="#id677">layer</text:a>, <text:a xlink:type="simple" xlink:href="#id233">lb</text:a>, <text:a xlink:type="simple" xlink:href="#id286">lg</text:a>, <text:a xlink:type="simple" xlink:href="#id958">ligature</text:a>, <text:a xlink:type="simple" xlink:href="#id201">line</text:a>, <text:a xlink:type="simple" xlink:href="#id249">list</text:a>, <text:a xlink:type="simple" xlink:href="#id961">lyrics</text:a>, <text:a xlink:type="simple" xlink:href="#id1155">measure</text:a>, <text:a xlink:type="simple" xlink:href="#id501">mensur</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38">name</text:a>, <text:a xlink:type="simple" xlink:href="#id108">note</text:a>, <text:a xlink:type="simple" xlink:href="#id1087">num</text:a>, <text:a xlink:type="simple" xlink:href="#id848">octave</text:a>, <text:a xlink:type="simple" xlink:href="#id1224">orig</text:a>, <text:a xlink:type="simple" xlink:href="#id1159">ossia</text:a>, <text:a xlink:type="simple" xlink:href="#id261">p</text:a>, <text:a xlink:type="simple" xlink:href="#id868">pad</text:a>, <text:a xlink:type="simple" xlink:href="#id237">pb</text:a>, <text:a xlink:type="simple" xlink:href="#id1016">pedal</text:a>, <text:a xlink:type="simple" xlink:href="#id1076">periodname</text:a>, <text:a xlink:type="simple" xlink:href="#id1064">persname</text:a>, <text:a xlink:type="simple" xlink:href="#id781">phrase</text:a>, <text:a xlink:type="simple" xlink:href="#id529">proport</text:a>, <text:a xlink:type="simple" xlink:href="#id1342">ptr</text:a>, <text:a xlink:type="simple" xlink:href="#id1344">ref</text:a>, <text:a xlink:type="simple" xlink:href="#id1227">reg</text:a>, <text:a xlink:type="simple" xlink:href="#id1023">reh</text:a>, <text:a xlink:type="simple" xlink:href="#id1026">rend</text:a>, <text:a xlink:type="simple" xlink:href="#id1073">repository</text:a>, <text:a xlink:type="simple" xlink:href="#id872">rest</text:a>, <text:a xlink:type="simple" xlink:href="#id1230">restore</text:a>, <text:a xlink:type="simple" xlink:href="#id322">sb</text:a>, <text:a xlink:type="simple" xlink:href="#id342">scoredef</text:a>, <text:a xlink:type="simple" xlink:href="#id661">section</text:a>, <text:a xlink:type="simple" xlink:href="#id1234">sic</text:a>, <text:a xlink:type="simple" xlink:href="#id1120">slur</text:a>, <text:a xlink:type="simple" xlink:href="#id890">space</text:a>, <text:a xlink:type="simple" xlink:href="#id1035">stack</text:a>, <text:a xlink:type="simple" xlink:href="#id673">staff</text:a>, <text:a xlink:type="simple" xlink:href="#id452">staffdef</text:a>, <text:a xlink:type="simple" xlink:href="#id437">staffgrp</text:a>, <text:a xlink:type="simple" xlink:href="#id1079">stylename</text:a>, <text:a xlink:type="simple" xlink:href="#id1335">subst</text:a>, <text:a xlink:type="simple" xlink:href="#id1237">supplied</text:a>, <text:a xlink:type="simple" xlink:href="#id972">syl</text:a>, <text:a xlink:type="simple" xlink:href="#id968">syllable</text:a>, <text:a xlink:type="simple" xlink:href="#id385">symbol</text:a>, <text:a xlink:type="simple" xlink:href="#id265">table</text:a>, <text:a xlink:type="simple" xlink:href="#id789">tempo</text:a>, <text:a xlink:type="simple" xlink:href="#id1126">tie</text:a>, <text:a xlink:type="simple" xlink:href="#id1091">titl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a xlink:type="simple" xlink:href="#id167">verse</text:a> </text:p>
      <text:h text:style-name="P2" text:outline-level="1">May occur within:</text:h>
      <text:p text:style-name="Text_20_body"><text:a xlink:type="simple" xlink:href="#id220">app</text:a> </text:p>
      <text:h text:style-name="P2" text:outline-level="1">Attributes:</text:h>
      <text:list xml:id="list34321987" text:style-name="L175">
        <text:list-item>
          <text:p text:style-name="P178"><text:a xlink:type="simple" xlink:href="#id1176">cause</text:a>, optional, xs:NMTOKEN</text:p>
        </text:list-item>
        <text:list-item>
          <text:p text:style-name="P178"><text:a xlink:type="simple" xlink:href="#id98">copyof</text:a>, optional, xs:IDREF</text:p>
        </text:list-item>
        <text:list-item>
          <text:p text:style-name="P178"><text:soft-page-break/><text:a xlink:type="simple" xlink:href="#id99">corresp</text:a>, optional, xs:IDREFS</text:p>
        </text:list-item>
        <text:list-item>
          <text:p text:style-name="P178"><text:a xlink:type="simple" xlink:href="#id46">entityref</text:a>, optional, xs:ENTITY</text:p>
        </text:list-item>
        <text:list-item>
          <text:p text:style-name="P178"><text:a xlink:type="simple" xlink:href="#id1173">hand</text:a>, optional, xs:IDREF</text:p>
        </text:list-item>
        <text:list-item>
          <text:p text:style-name="P178"><text:a xlink:type="simple" xlink:href="#id37">n</text:a>, optional, xs:NMTOKEN</text:p>
        </text:list-item>
        <text:list-item>
          <text:p text:style-name="P178"><text:a xlink:type="simple" xlink:href="#id100">next</text:a>, optional, xs:IDREFS</text:p>
        </text:list-item>
        <text:list-item>
          <text:p text:style-name="P178"><text:a xlink:type="simple" xlink:href="#id70">plist</text:a>, optional, xs:IDREFS</text:p>
        </text:list-item>
        <text:list-item>
          <text:p text:style-name="P178"><text:a xlink:type="simple" xlink:href="#id101">prev</text:a>, optional, xs:IDREFS</text:p>
        </text:list-item>
        <text:list-item>
          <text:p text:style-name="P178"><text:a xlink:type="simple" xlink:href="#id316">resp</text:a>, optional, xs:IDREFS</text:p>
        </text:list-item>
        <text:list-item>
          <text:p text:style-name="P178"><text:a xlink:type="simple" xlink:href="#id102">sameas</text:a>, optional, xs:IDREFS</text:p>
        </text:list-item>
        <text:list-item>
          <text:p text:style-name="P178"><text:a xlink:type="simple" xlink:href="#id1175">seq</text:a>, optional, xs:positiveInteger</text:p>
        </text:list-item>
        <text:list-item>
          <text:p text:style-name="P178"><text:a xlink:type="simple" xlink:href="#id227">source</text:a>, optional, xs:IDREFS</text:p>
        </text:list-item>
        <text:list-item>
          <text:p text:style-name="P178"><text:a xlink:type="simple" xlink:href="#id180">subtype</text:a>, optional, xs:NMTOKEN</text:p>
        </text:list-item>
        <text:list-item>
          <text:p text:style-name="P178"><text:a xlink:type="simple" xlink:href="#id103">synch</text:a>, optional, xs:IDREFS</text:p>
        </text:list-item>
        <text:list-item>
          <text:p text:style-name="P178"><text:a xlink:type="simple" xlink:href="#id44">targettype</text:a>, optional, xs:NMTOKEN</text:p>
        </text:list-item>
        <text:list-item>
          <text:p text:style-name="P178"><text:a xlink:type="simple" xlink:href="#id179">type</text:a>, optional, xs:NMTOKEN</text:p>
        </text:list-item>
        <text:list-item>
          <text:p text:style-name="P178"><text:a xlink:type="simple" xlink:href="#id105">when</text:a>, optional, xs:IDREF</text:p>
        </text:list-item>
        <text:list-item>
          <text:p text:style-name="P178"><text:a xlink:type="simple" xlink:href="#id41">xlink:actuate</text:a>, optional, xs:token, onLoad, onRequest, other, none</text:p>
        </text:list-item>
        <text:list-item>
          <text:p text:style-name="P178"><text:a xlink:type="simple" xlink:href="#id47">xlink:href</text:a>, optional, xs:anyURI</text:p>
        </text:list-item>
        <text:list-item>
          <text:p text:style-name="P178"><text:a xlink:type="simple" xlink:href="#id42">xlink:role</text:a>, optional, xs:anyURI</text:p>
        </text:list-item>
        <text:list-item>
          <text:p text:style-name="P178"><text:a xlink:type="simple" xlink:href="#id43">xlink:show</text:a>, optional, xs:token, new, replace, other, none</text:p>
        </text:list-item>
        <text:list-item>
          <text:p text:style-name="P178"><text:a xlink:type="simple" xlink:href="#id1594">xlink:title</text:a>, optional, CDATA</text:p>
        </text:list-item>
        <text:list-item>
          <text:p text:style-name="P178"><text:a xlink:type="simple" xlink:href="#id1595">xml:id</text:a>, optional, xs:ID</text:p>
        </text:list-item>
      </text:list>
      <text:h text:style-name="P2" text:outline-level="1">Module:</text:h>
      <text:p text:style-name="Text_20_body">critapp</text:p>
      <text:h text:style-name="P3" text:outline-level="1"><text:bookmark text:name="id1344"/>&lt;ref&gt; reference</text:h>
      <text:h text:style-name="P2" text:outline-level="1">Description:</text:h>
      <text:p text:style-name="Text_20_body">An internal linking element that provides for movement from one place in a MEI document to another point in the same document. Unlike the &lt;ptr&gt; element, &lt;ref&gt; may contain text and sub-elements to describe the destination. Don't confuse this element with &lt;extref&gt; which provides for linking to an electronic object that is external to the MEI document.</text:p>
      <text:h text:style-name="P2" text:outline-level="1">May contain:</text:h>
      <text:p text:style-name="Text_20_body">PCDATA, <text:a xlink:type="simple" xlink:href="#id211">abbr</text:a>, <text:a xlink:type="simple" xlink:href="#id53">address</text:a>, <text:a xlink:type="simple" xlink:href="#id297">annot</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294">pgdesc</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2" text:outline-level="1"><text:soft-page-break/>Attributes:</text:h>
      <text:list xml:id="list34313820" text:style-name="L176">
        <text:list-item>
          <text:p text:style-name="P179"><text:a xlink:type="simple" xlink:href="#id37">n</text:a>, optional, xs:NMTOKEN</text:p>
        </text:list-item>
        <text:list-item>
          <text:p text:style-name="P179"><text:a xlink:type="simple" xlink:href="#id70">plist</text:a>, optional, xs:IDREFS</text:p>
        </text:list-item>
        <text:list-item>
          <text:p text:style-name="P179"><text:a xlink:type="simple" xlink:href="#id44">targettype</text:a>, optional, xs:NMTOKEN</text:p>
        </text:list-item>
        <text:list-item>
          <text:p text:style-name="P179"><text:a xlink:type="simple" xlink:href="#id41">xlink:actuate</text:a>, optional, xs:token, onLoad, onRequest, other, none</text:p>
        </text:list-item>
        <text:list-item>
          <text:p text:style-name="P179"><text:a xlink:type="simple" xlink:href="#id42">xlink:role</text:a>, optional, xs:anyURI</text:p>
        </text:list-item>
        <text:list-item>
          <text:p text:style-name="P179"><text:a xlink:type="simple" xlink:href="#id43">xlink:show</text:a>, optional, xs:token, new, replace, other, none</text:p>
        </text:list-item>
        <text:list-item>
          <text:p text:style-name="P179"><text:a xlink:type="simple" xlink:href="#id1594">xlink:title</text:a>, optional, CDATA</text:p>
        </text:list-item>
        <text:list-item>
          <text:p text:style-name="P179"><text:a xlink:type="simple" xlink:href="#id1595">xml:id</text:a>, optional, xs:ID</text:p>
        </text:list-item>
        <text:list-item>
          <text:p text:style-name="P179"><text:a xlink:type="simple" xlink:href="#id1596">xml:lang</text:a>, optional, xs:language</text:p>
        </text:list-item>
      </text:list>
      <text:h text:style-name="P2" text:outline-level="1">Module:</text:h>
      <text:p text:style-name="Text_20_body">ptrref</text:p>
      <text:h text:style-name="P3" text:outline-level="1"><text:bookmark text:name="id1227"/>&lt;reg&gt; regularization</text:h>
      <text:h text:style-name="P2" text:outline-level="1">Description:</text:h>
      <text:p text:style-name="Text_20_body">Contains a reading which has been regularized or normalized in some sense. It is possible to identify the individual responsible for the regularization, and, using the choice and orig elements, to provide both original and regularized readings. The editor(s) responsible for asserting the regularized material may be recorded in the resp attribute. The value of resp must point to one or more identifiers declared in the document header. The cert attribute signifies the degree of certainty ascribed to the regularized reading.</text:p>
      <text:h text:style-name="P2" text:outline-level="1">May contain:</text:h>
      <text:p text:style-name="Text_20_body">PCDATA, <text:a xlink:type="simple" xlink:href="#id211">abbr</text:a>, <text:a xlink:type="simple" xlink:href="#id111">accid</text:a>, <text:a xlink:type="simple" xlink:href="#id214">add</text:a>, <text:a xlink:type="simple" xlink:href="#id53">address</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204">bibl</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1050">corpname</text:a>, <text:a xlink:type="simple" xlink:href="#id61">corr</text:a>, <text:a xlink:type="simple" xlink:href="#id324">custos</text:a>, <text:a xlink:type="simple" xlink:href="#id1212">damage</text:a>, <text:a xlink:type="simple" xlink:href="#id1083">date</text:a>, <text:a xlink:type="simple" xlink:href="#id1220">del</text:a>, <text:a xlink:type="simple" xlink:href="#id169">dir</text:a>, <text:a xlink:type="simple" xlink:href="#id158">dot</text:a>, <text:a xlink:type="simple" xlink:href="#id772">dynam</text:a>, <text:a xlink:type="simple" xlink:href="#id1247">expan</text:a>, <text:a xlink:type="simple" xlink:href="#id34">extptr</text:a>, <text:a xlink:type="simple" xlink:href="#id49">extref</text:a>, <text:a xlink:type="simple" xlink:href="#id820">fermata</text:a>, <text:a xlink:type="simple" xlink:href="#id1100">fig</text:a>, <text:a xlink:type="simple" xlink:href="#id941">ftrem</text:a>, <text:a xlink:type="simple" xlink:href="#id1333">gap</text:a>, <text:a xlink:type="simple" xlink:href="#id1069">geogname</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1096">identifier</text:a>, <text:a xlink:type="simple" xlink:href="#id217">ineume</text:a>, <text:a xlink:type="simple" xlink:href="#id397">keysig</text:a>, <text:a xlink:type="simple" xlink:href="#id677">layer</text:a>, <text:a xlink:type="simple" xlink:href="#id233">lb</text:a>, <text:a xlink:type="simple" xlink:href="#id958">ligature</text:a>, <text:a xlink:type="simple" xlink:href="#id961">lyrics</text:a>, <text:a xlink:type="simple" xlink:href="#id1155">measure</text:a>, <text:a xlink:type="simple" xlink:href="#id501">mensur</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38">name</text:a>, <text:a xlink:type="simple" xlink:href="#id108">note</text:a>, <text:a xlink:type="simple" xlink:href="#id1087">num</text:a>, <text:a xlink:type="simple" xlink:href="#id848">octave</text:a>, <text:a xlink:type="simple" xlink:href="#id1224">orig</text:a>, <text:a xlink:type="simple" xlink:href="#id868">pad</text:a>, <text:a xlink:type="simple" xlink:href="#id237">pb</text:a>, <text:a xlink:type="simple" xlink:href="#id1016">pedal</text:a>, <text:a xlink:type="simple" xlink:href="#id1076">periodname</text:a>, <text:a xlink:type="simple" xlink:href="#id1064">persname</text:a>, <text:a xlink:type="simple" xlink:href="#id781">phrase</text:a>, <text:a xlink:type="simple" xlink:href="#id529">proport</text:a>, <text:a xlink:type="simple" xlink:href="#id1342">ptr</text:a>, <text:a xlink:type="simple" xlink:href="#id1344">ref</text:a>, <text:a xlink:type="simple" xlink:href="#id1227">reg</text:a>, <text:a xlink:type="simple" xlink:href="#id1023">reh</text:a>, <text:a xlink:type="simple" xlink:href="#id1026">rend</text:a>, <text:a xlink:type="simple" xlink:href="#id1073">repository</text:a>, <text:a xlink:type="simple" xlink:href="#id872">rest</text:a>, <text:a xlink:type="simple" xlink:href="#id1230">restore</text:a>, <text:a xlink:type="simple" xlink:href="#id661">section</text:a>, <text:a xlink:type="simple" xlink:href="#id1234">sic</text:a>, <text:a xlink:type="simple" xlink:href="#id1120">slur</text:a>, <text:a xlink:type="simple" xlink:href="#id890">space</text:a>, <text:a xlink:type="simple" xlink:href="#id1035">stack</text:a>, <text:a xlink:type="simple" xlink:href="#id673">staff</text:a>, <text:a xlink:type="simple" xlink:href="#id1079">stylename</text:a>, <text:a xlink:type="simple" xlink:href="#id1335">subst</text:a>, <text:a xlink:type="simple" xlink:href="#id1237">supplied</text:a>, <text:a xlink:type="simple" xlink:href="#id789">tempo</text:a>, <text:a xlink:type="simple" xlink:href="#id1126">tie</text:a>, <text:a xlink:type="simple" xlink:href="#id1091">titl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p>
      <text:h text:style-name="P2" text:outline-level="1">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58">choice</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335">subst</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2" text:outline-level="1">Attributes:</text:h>
      <text:list xml:id="list34337199" text:style-name="L177">
        <text:list-item>
          <text:p text:style-name="P180"><text:a xlink:type="simple" xlink:href="#id1061">cert</text:a>, optional, xs:token, high, medium, low, unknown</text:p>
        </text:list-item>
        <text:list-item>
          <text:p text:style-name="P180"><text:a xlink:type="simple" xlink:href="#id1063">evidence</text:a>, optional, xs:NMTOKEN</text:p>
        </text:list-item>
        <text:list-item>
          <text:p text:style-name="P180"><text:a xlink:type="simple" xlink:href="#id37">n</text:a>, optional, xs:NMTOKEN</text:p>
        </text:list-item>
        <text:list-item>
          <text:p text:style-name="P180"><text:a xlink:type="simple" xlink:href="#id316">resp</text:a>, optional, xs:IDREFS</text:p>
        </text:list-item>
        <text:list-item>
          <text:p text:style-name="P180"><text:a xlink:type="simple" xlink:href="#id227">source</text:a>, optional, xs:IDREFS</text:p>
        </text:list-item>
        <text:list-item>
          <text:p text:style-name="P180"><text:a xlink:type="simple" xlink:href="#id1595">xml:id</text:a>, optional, xs:ID</text:p>
        </text:list-item>
      </text:list>
      <text:h text:style-name="P2" text:outline-level="1"><text:soft-page-break/>Module:</text:h>
      <text:p text:style-name="Text_20_body">edittrans</text:p>
      <text:h text:style-name="P3" text:outline-level="1"><text:bookmark text:name="id1023"/>&lt;reh&gt; rehearsal mark</text:h>
      <text:h text:style-name="P2" text:outline-level="1">Description:</text:h>
      <text:p text:style-name="Text_20_body">In an orchestral score and its corresponding parts, a mark indicating a convenient point from which to resume rehearsal after a break. They may also be called rehearsal figures, or when numbers are used instead of letters, rehearsal numbers. See Read, p. 443. Reh uses a subset of model.textphraseLike.limited.</text:p>
      <text:h text:style-name="P2" text:outline-level="1">May contain:</text:h>
      <text:p text:style-name="Text_20_body">PCDATA, <text:a xlink:type="simple" xlink:href="#id233">lb</text:a>, <text:a xlink:type="simple" xlink:href="#id1026">rend</text:a>, <text:a xlink:type="simple" xlink:href="#id1035">stack</text:a> </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2" text:outline-level="1">Attributes:</text:h>
      <text:list xml:id="list34321110" text:style-name="L178">
        <text:list-item>
          <text:p text:style-name="P181"><text:a xlink:type="simple" xlink:href="#id86">color</text:a>, optional, xs:token, "(x[0-9A-Fa-f]{6,6}|aqua|black|fuchsia|gray|green|lime|maroon|navy|olive|purple|red|silver|teal|white|yellow)"</text:p>
        </text:list-item>
        <text:list-item>
          <text:p text:style-name="P181"><text:a xlink:type="simple" xlink:href="#id98">copyof</text:a>, optional, xs:IDREF</text:p>
        </text:list-item>
        <text:list-item>
          <text:p text:style-name="P181"><text:a xlink:type="simple" xlink:href="#id99">corresp</text:a>, optional, xs:IDREFS</text:p>
        </text:list-item>
        <text:list-item>
          <text:p text:style-name="P181"><text:a xlink:type="simple" xlink:href="#id67">facs</text:a>, optional, xs:IDREFS</text:p>
        </text:list-item>
        <text:list-item>
          <text:p text:style-name="P181"><text:a xlink:type="simple" xlink:href="#id114">fontfam</text:a>, optional, xs:token</text:p>
        </text:list-item>
        <text:list-item>
          <text:p text:style-name="P181"><text:a xlink:type="simple" xlink:href="#id116">fontname</text:a>, optional, xs:token</text:p>
        </text:list-item>
        <text:list-item>
          <text:p text:style-name="P181"><text:a xlink:type="simple" xlink:href="#id118">fontsize</text:a>, optional, xs:decimal</text:p>
        </text:list-item>
        <text:list-item>
          <text:p text:style-name="P181"><text:a xlink:type="simple" xlink:href="#id119">fontstyle</text:a>, optional, xs:token, ital, normal, oblique</text:p>
        </text:list-item>
        <text:list-item>
          <text:p text:style-name="P181"><text:a xlink:type="simple" xlink:href="#id121">fontweight</text:a>, optional, xs:token, bold</text:p>
        </text:list-item>
        <text:list-item>
          <text:p text:style-name="P181"><text:a xlink:type="simple" xlink:href="#id130">ho</text:a>, optional, xs:decimal</text:p>
        </text:list-item>
        <text:list-item>
          <text:p text:style-name="P181"><text:a xlink:type="simple" xlink:href="#id37">n</text:a>, optional, xs:NMTOKEN</text:p>
        </text:list-item>
        <text:list-item>
          <text:p text:style-name="P181"><text:a xlink:type="simple" xlink:href="#id100">next</text:a>, optional, xs:IDREFS</text:p>
        </text:list-item>
        <text:list-item>
          <text:p text:style-name="P181"><text:a xlink:type="simple" xlink:href="#id151">place</text:a>, optional, xs:token, above, below, within</text:p>
        </text:list-item>
        <text:list-item>
          <text:p text:style-name="P181"><text:a xlink:type="simple" xlink:href="#id101">prev</text:a>, optional, xs:IDREFS</text:p>
        </text:list-item>
        <text:list-item>
          <text:p text:style-name="P181"><text:a xlink:type="simple" xlink:href="#id102">sameas</text:a>, optional, xs:IDREFS</text:p>
        </text:list-item>
        <text:list-item>
          <text:p text:style-name="P181"><text:a xlink:type="simple" xlink:href="#id687">staff</text:a>, required, list of xs:positiveInteger, minimum length of 1</text:p>
        </text:list-item>
        <text:list-item>
          <text:p text:style-name="P181"><text:a xlink:type="simple" xlink:href="#id176">startid</text:a>, optional, xs:IDREF</text:p>
        </text:list-item>
        <text:list-item>
          <text:p text:style-name="P181"><text:a xlink:type="simple" xlink:href="#id103">synch</text:a>, optional, xs:IDREFS</text:p>
        </text:list-item>
        <text:list-item>
          <text:p text:style-name="P181"><text:a xlink:type="simple" xlink:href="#id155">to</text:a>, optional, xs:decimal</text:p>
        </text:list-item>
        <text:list-item>
          <text:p text:style-name="P181"><text:a xlink:type="simple" xlink:href="#id94">tstamp</text:a>, optional, xs:decimal, 0 - ∞</text:p>
        </text:list-item>
        <text:list-item>
          <text:p text:style-name="P181"><text:a xlink:type="simple" xlink:href="#id308">tstamp.ges</text:a>, optional, xs:nonNegativeInteger</text:p>
        </text:list-item>
        <text:list-item>
          <text:p text:style-name="P181"><text:a xlink:type="simple" xlink:href="#id309">tstamp.real</text:a>, optional, xs:time</text:p>
        </text:list-item>
        <text:list-item>
          <text:p text:style-name="P181"><text:a xlink:type="simple" xlink:href="#id133">vo</text:a>, optional, xs:decimal</text:p>
        </text:list-item>
        <text:list-item>
          <text:p text:style-name="P181"><text:a xlink:type="simple" xlink:href="#id105">when</text:a>, optional, xs:IDREF</text:p>
        </text:list-item>
        <text:list-item>
          <text:p text:style-name="P181"><text:a xlink:type="simple" xlink:href="#id135">x</text:a>, optional, xs:decimal</text:p>
        </text:list-item>
        <text:list-item>
          <text:p text:style-name="P181"><text:a xlink:type="simple" xlink:href="#id1595">xml:id</text:a>, optional, xs:ID</text:p>
        </text:list-item>
        <text:list-item>
          <text:p text:style-name="P181"><text:soft-page-break/><text:a xlink:type="simple" xlink:href="#id136">y</text:a>, optional, xs:decimal</text:p>
        </text:list-item>
      </text:list>
      <text:h text:style-name="P2" text:outline-level="1">Module:</text:h>
      <text:p text:style-name="Text_20_body">cmn</text:p>
      <text:h text:style-name="P3" text:outline-level="1"><text:bookmark text:name="id1026"/>&lt;rend&gt; rend</text:h>
      <text:h text:style-name="P2" text:outline-level="1">Description:</text:h>
      <text:p text:style-name="Text_20_body">A formatting element indicating special visual rendering, e.g., bold or italicized, of a text word or phrase. When an entire element should be rendered in a special way, a style sheet function should be used instead of the &lt;rend&gt; element.</text:p>
      <text:h text:style-name="P2"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3">reh</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2" text:outline-level="1">Attributes:</text:h>
      <text:list xml:id="list34309079" text:style-name="L179">
        <text:list-item>
          <text:p text:style-name="P182"><text:a xlink:type="simple" xlink:href="#id1029">altrend</text:a>, optional, CDATA</text:p>
        </text:list-item>
        <text:list-item>
          <text:p text:style-name="P182"><text:a xlink:type="simple" xlink:href="#id86">color</text:a>, optional, xs:token, "(x[0-9A-Fa-f]{6,6}|aqua|black|fuchsia|gray|green|lime|maroon|navy|olive|purple|red|silver|teal|white|yellow)"</text:p>
        </text:list-item>
        <text:list-item>
          <text:p text:style-name="P182"><text:a xlink:type="simple" xlink:href="#id114">fontfam</text:a>, optional, xs:token</text:p>
        </text:list-item>
        <text:list-item>
          <text:p text:style-name="P182"><text:a xlink:type="simple" xlink:href="#id116">fontname</text:a>, optional, xs:token</text:p>
        </text:list-item>
        <text:list-item>
          <text:p text:style-name="P182"><text:a xlink:type="simple" xlink:href="#id118">fontsize</text:a>, optional, xs:decimal</text:p>
        </text:list-item>
        <text:list-item>
          <text:p text:style-name="P182"><text:a xlink:type="simple" xlink:href="#id119">fontstyle</text:a>, optional, xs:token, ital, normal, oblique</text:p>
        </text:list-item>
        <text:list-item>
          <text:p text:style-name="P182"><text:a xlink:type="simple" xlink:href="#id121">fontweight</text:a>, optional, xs:token, bold</text:p>
        </text:list-item>
        <text:list-item>
          <text:p text:style-name="P182"><text:a xlink:type="simple" xlink:href="#id980">halign</text:a>, optional, xs:token, left, right, center, justify</text:p>
        </text:list-item>
        <text:list-item>
          <text:p text:style-name="P182"><text:a xlink:type="simple" xlink:href="#id37">n</text:a>, optional, xs:NMTOKEN</text:p>
        </text:list-item>
        <text:list-item>
          <text:p text:style-name="P182"><text:a xlink:type="simple" xlink:href="#id1030">rend</text:a>, optional, xs:token, box, circle, dblunderline, none, quote, slash, smcaps, strike, sub, sup, underline</text:p>
        </text:list-item>
        <text:list-item>
          <text:p text:style-name="P182"><text:a xlink:type="simple" xlink:href="#id1032">rotation</text:a>, optional, xs:decimal</text:p>
        </text:list-item>
        <text:list-item>
          <text:p text:style-name="P182"><text:a xlink:type="simple" xlink:href="#id1034">valign</text:a>, optional, xs:token, top, middle, bottom, baseline</text:p>
        </text:list-item>
        <text:list-item>
          <text:p text:style-name="P182"><text:a xlink:type="simple" xlink:href="#id1595">xml:id</text:a>, optional, xs:ID</text:p>
        </text:list-item>
        <text:list-item>
          <text:p text:style-name="P182"><text:a xlink:type="simple" xlink:href="#id1596">xml:lang</text:a>, optional, xs:language</text:p>
        </text:list-item>
      </text:list>
      <text:h text:style-name="P2" text:outline-level="1">Module:</text:h>
      <text:p text:style-name="Text_20_body">shared</text:p>
      <text:h text:style-name="P3" text:outline-level="1"><text:bookmark text:name="id1073"/><text:soft-page-break/>&lt;repository&gt; repository</text:h>
      <text:h text:style-name="P2" text:outline-level="1">Description:</text:h>
      <text:p text:style-name="Text_20_body">Institution or agency which holds a bibliographic item. Sub-units of the institution may be marked with &lt;repository&gt; sub-elements. The name of the list from which a controlled value is taken may be recorded using the authority attribute.</text:p>
      <text:h text:style-name="P2"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3">event</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01">physdesc</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2" text:outline-level="1">Attributes:</text:h>
      <text:list xml:id="list34323641" text:style-name="L180">
        <text:list-item>
          <text:p text:style-name="P183"><text:a xlink:type="simple" xlink:href="#id1042">analog</text:a>, optional, CDATA</text:p>
        </text:list-item>
        <text:list-item>
          <text:p text:style-name="P183"><text:a xlink:type="simple" xlink:href="#id1045">authority</text:a>, optional, CDATA</text:p>
        </text:list-item>
        <text:list-item>
          <text:p text:style-name="P183"><text:a xlink:type="simple" xlink:href="#id1046">dbkey</text:a>, optional, xs:NMTOKEN</text:p>
        </text:list-item>
        <text:list-item>
          <text:p text:style-name="P183"><text:a xlink:type="simple" xlink:href="#id67">facs</text:a>, optional, xs:IDREFS</text:p>
        </text:list-item>
        <text:list-item>
          <text:p text:style-name="P183"><text:a xlink:type="simple" xlink:href="#id37">n</text:a>, optional, xs:NMTOKEN</text:p>
        </text:list-item>
        <text:list-item>
          <text:p text:style-name="P183"><text:a xlink:type="simple" xlink:href="#id1047">nymref</text:a>, optional, xs:IDREF</text:p>
        </text:list-item>
        <text:list-item>
          <text:p text:style-name="P183"><text:a xlink:type="simple" xlink:href="#id1048">role</text:a>, optional, CDATA</text:p>
        </text:list-item>
        <text:list-item>
          <text:p text:style-name="P183"><text:a xlink:type="simple" xlink:href="#id180">subtype</text:a>, optional, xs:NMTOKEN</text:p>
        </text:list-item>
        <text:list-item>
          <text:p text:style-name="P183"><text:a xlink:type="simple" xlink:href="#id179">type</text:a>, optional, xs:NMTOKEN</text:p>
        </text:list-item>
        <text:list-item>
          <text:p text:style-name="P183"><text:a xlink:type="simple" xlink:href="#id1595">xml:id</text:a>, optional, xs:ID</text:p>
        </text:list-item>
        <text:list-item>
          <text:p text:style-name="P183"><text:a xlink:type="simple" xlink:href="#id1596">xml:lang</text:a>, optional, xs:language</text:p>
        </text:list-item>
      </text:list>
      <text:h text:style-name="P2" text:outline-level="1">Module:</text:h>
      <text:p text:style-name="Text_20_body">shared</text:p>
      <text:h text:style-name="P3" text:outline-level="1"><text:bookmark text:name="id1354"/>&lt;resp&gt; responsibility</text:h>
      <text:h text:style-name="P2" text:outline-level="1">Description:</text:h>
      <text:p text:style-name="Text_20_body">A phrase describing the nature of a person's intellectual responsibility. The name of the list from which a controlled value is taken may be recorded using the authority attribute.</text:p>
      <text:h text:style-name="P2" text:outline-level="1">May contain:</text:h>
      <text:p text:style-name="Text_20_body">EMPTY</text:p>
      <text:h text:style-name="P2" text:outline-level="1"><text:soft-page-break/>May occur within:</text:h>
      <text:p text:style-name="Text_20_body"><text:a xlink:type="simple" xlink:href="#id1352">respstmt</text:a> </text:p>
      <text:h text:style-name="P2" text:outline-level="1">Attributes:</text:h>
      <text:list xml:id="list343338331" text:style-name="L181">
        <text:list-item>
          <text:p text:style-name="P184"><text:a xlink:type="simple" xlink:href="#id1045">authority</text:a>, optional, CDATA</text:p>
        </text:list-item>
      </text:list>
      <text:h text:style-name="P2" text:outline-level="1">Module:</text:h>
      <text:p text:style-name="Text_20_body">header</text:p>
      <text:h text:style-name="P3" text:outline-level="1"><text:bookmark text:name="id1352"/>&lt;respstmt&gt; responsibility statement</text:h>
      <text:h text:style-name="P2" text:outline-level="1">Description:</text:h>
      <text:p text:style-name="Text_20_body">Names one or more individuals, groups, or in rare cases, mechanical processes, responsible for creation or realization of the intellectual or artistic content.</text:p>
      <text:h text:style-name="P2" text:outline-level="1">May contain:</text:h>
      <text:p text:style-name="Text_20_body"><text:a xlink:type="simple" xlink:href="#id1050">corpname</text:a>, <text:a xlink:type="simple" xlink:href="#id1038">name</text:a>, <text:a xlink:type="simple" xlink:href="#id1064">persname</text:a>, <text:a xlink:type="simple" xlink:href="#id1354">resp</text:a> </text:p>
      <text:h text:style-name="P2" text:outline-level="1">May occur within:</text:h>
      <text:p text:style-name="Text_20_body"><text:a xlink:type="simple" xlink:href="#id1522">change</text:a>, <text:a xlink:type="simple" xlink:href="#id1358">editionstmt</text:a>, <text:a xlink:type="simple" xlink:href="#id1366">pubstmt</text:a>, <text:a xlink:type="simple" xlink:href="#id1391">seriesstmt</text:a>, <text:a xlink:type="simple" xlink:href="#id1350">titlestmt</text:a> </text:p>
      <text:h text:style-name="P2" text:outline-level="1">Attributes:</text:h>
      <text:list xml:id="list34324281" text:style-name="L182">
        <text:list-item>
          <text:p text:style-name="P185"><text:a xlink:type="simple" xlink:href="#id1042">analog</text:a>, optional, CDATA</text:p>
        </text:list-item>
        <text:list-item>
          <text:p text:style-name="P185"><text:a xlink:type="simple" xlink:href="#id37">n</text:a>, optional, xs:NMTOKEN</text:p>
        </text:list-item>
        <text:list-item>
          <text:p text:style-name="P185"><text:a xlink:type="simple" xlink:href="#id1595">xml:id</text:a>, optional, xs:ID</text:p>
        </text:list-item>
      </text:list>
      <text:h text:style-name="P2" text:outline-level="1">Module:</text:h>
      <text:p text:style-name="Text_20_body">header</text:p>
      <text:h text:style-name="P3" text:outline-level="1"><text:bookmark text:name="id872"/>&lt;rest&gt; rest</text:h>
      <text:h text:style-name="P2" text:outline-level="1">Description:</text:h>
      <text:p text:style-name="Text_20_body">A non-sounding event found in the source being transcribed (Read, p. 96-102). Do not confuse this element with the space element which is used as an aid for visual alignment.</text:p>
      <text:h text:style-name="P2" text:outline-level="1">May contain:</text:h>
      <text:p text:style-name="Text_20_body">EMPTY</text:p>
      <text:h text:style-name="P2" text:outline-level="1">May occur within:</text:h>
      <text:p text:style-name="Text_20_body"><text:a xlink:type="simple" xlink:href="#id214">add</text:a>, <text:a xlink:type="simple" xlink:href="#id897">beam</text:a>, <text:a xlink:type="simple" xlink:href="#id903">bend</text:a>, <text:a xlink:type="simple" xlink:href="#id61">corr</text:a>, <text:a xlink:type="simple" xlink:href="#id1212">damage</text:a>, <text:a xlink:type="simple" xlink:href="#id1220">del</text:a>, <text:a xlink:type="simple" xlink:href="#id949">gliss</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2" text:outline-level="1">Attributes:</text:h>
      <text:list xml:id="list34338559" text:style-name="L183">
        <text:list-item>
          <text:p text:style-name="P186"><text:a xlink:type="simple" xlink:href="#id500">altsym</text:a>, optional, xs:IDREF</text:p>
        </text:list-item>
        <text:list-item>
          <text:p text:style-name="P186"><text:soft-page-break/><text:a xlink:type="simple" xlink:href="#id883">beam</text:a>, optional, list of xs:token, "[i|m|t][1-6]", minimum length of 1</text:p>
        </text:list-item>
        <text:list-item>
          <text:p text:style-name="P186"><text:a xlink:type="simple" xlink:href="#id86">color</text:a>, optional, xs:token, "(x[0-9A-Fa-f]{6,6}|aqua|black|fuchsia|gray|green|lime|maroon|navy|olive|purple|red|silver|teal|white|yellow)"</text:p>
        </text:list-item>
        <text:list-item>
          <text:p text:style-name="P186"><text:a xlink:type="simple" xlink:href="#id98">copyof</text:a>, optional, xs:IDREF</text:p>
        </text:list-item>
        <text:list-item>
          <text:p text:style-name="P186"><text:a xlink:type="simple" xlink:href="#id99">corresp</text:a>, optional, xs:IDREFS</text:p>
        </text:list-item>
        <text:list-item>
          <text:p text:style-name="P186"><text:a xlink:type="simple" xlink:href="#id876">dots</text:a>, optional, xs:nonNegativeInteger, 0 - 4</text:p>
        </text:list-item>
        <text:list-item>
          <text:p text:style-name="P186"><text:a xlink:type="simple" xlink:href="#id733">dur</text:a>, optional, xs:token, long, breve, 1, 2, 4, 8, 16, 32, 64, 128, 256, 512, 1024, 2048, maxima, longa, brevis, semibrevis, minima, semiminima, fusa, semifusa</text:p>
        </text:list-item>
        <text:list-item>
          <text:p text:style-name="P186"><text:a xlink:type="simple" xlink:href="#id313">dur.ges</text:a>, optional, CDATA</text:p>
        </text:list-item>
        <text:list-item>
          <text:p text:style-name="P186"><text:a xlink:type="simple" xlink:href="#id67">facs</text:a>, optional, xs:IDREFS</text:p>
        </text:list-item>
        <text:list-item>
          <text:p text:style-name="P186"><text:a xlink:type="simple" xlink:href="#id731">fermata</text:a>, optional, xs:token, above, below, within</text:p>
        </text:list-item>
        <text:list-item>
          <text:p text:style-name="P186"><text:a xlink:type="simple" xlink:href="#id130">ho</text:a>, optional, xs:decimal</text:p>
        </text:list-item>
        <text:list-item>
          <text:p text:style-name="P186"><text:a xlink:type="simple" xlink:href="#id481">instr</text:a>, optional, xs:IDREF</text:p>
        </text:list-item>
        <text:list-item>
          <text:p text:style-name="P186"><text:a xlink:type="simple" xlink:href="#id305">layer</text:a>, optional, xs:positiveInteger</text:p>
        </text:list-item>
        <text:list-item>
          <text:p text:style-name="P186"><text:a xlink:type="simple" xlink:href="#id491">line</text:a>, optional, xs:positiveInteger</text:p>
        </text:list-item>
        <text:list-item>
          <text:p text:style-name="P186"><text:a xlink:type="simple" xlink:href="#id37">n</text:a>, optional, xs:NMTOKEN</text:p>
        </text:list-item>
        <text:list-item>
          <text:p text:style-name="P186"><text:a xlink:type="simple" xlink:href="#id100">next</text:a>, optional, xs:IDREFS</text:p>
        </text:list-item>
        <text:list-item>
          <text:p text:style-name="P186"><text:a xlink:type="simple" xlink:href="#id505">num</text:a>, optional, xs:positiveInteger</text:p>
        </text:list-item>
        <text:list-item>
          <text:p text:style-name="P186"><text:a xlink:type="simple" xlink:href="#id506">numbase</text:a>, optional, xs:positiveInteger</text:p>
        </text:list-item>
        <text:list-item>
          <text:p text:style-name="P186"><text:a xlink:type="simple" xlink:href="#id101">prev</text:a>, optional, xs:IDREFS</text:p>
        </text:list-item>
        <text:list-item>
          <text:p text:style-name="P186"><text:a xlink:type="simple" xlink:href="#id102">sameas</text:a>, optional, xs:IDREFS</text:p>
        </text:list-item>
        <text:list-item>
          <text:p text:style-name="P186"><text:a xlink:type="simple" xlink:href="#id517">size</text:a>, optional, xs:token, normal, cue</text:p>
        </text:list-item>
        <text:list-item>
          <text:p text:style-name="P186"><text:a xlink:type="simple" xlink:href="#id887">spaces</text:a>, optional, xs:positiveInteger</text:p>
        </text:list-item>
        <text:list-item>
          <text:p text:style-name="P186"><text:a xlink:type="simple" xlink:href="#id729">staff</text:a>, optional, list of xs:positiveInteger, minimum length of 1</text:p>
        </text:list-item>
        <text:list-item>
          <text:p text:style-name="P186"><text:a xlink:type="simple" xlink:href="#id103">synch</text:a>, optional, xs:IDREFS</text:p>
        </text:list-item>
        <text:list-item>
          <text:p text:style-name="P186"><text:a xlink:type="simple" xlink:href="#id155">to</text:a>, optional, xs:decimal</text:p>
        </text:list-item>
        <text:list-item>
          <text:p text:style-name="P186"><text:a xlink:type="simple" xlink:href="#id94">tstamp</text:a>, optional, xs:decimal, 0 - ∞</text:p>
        </text:list-item>
        <text:list-item>
          <text:p text:style-name="P186"><text:a xlink:type="simple" xlink:href="#id308">tstamp.ges</text:a>, optional, xs:nonNegativeInteger</text:p>
        </text:list-item>
        <text:list-item>
          <text:p text:style-name="P186"><text:a xlink:type="simple" xlink:href="#id309">tstamp.real</text:a>, optional, xs:time</text:p>
        </text:list-item>
        <text:list-item>
          <text:p text:style-name="P186"><text:a xlink:type="simple" xlink:href="#id879">tuplet</text:a>, optional, list of xs:token, "[i|m|t][1-6]", minimum length of 1</text:p>
        </text:list-item>
        <text:list-item>
          <text:p text:style-name="P186"><text:a xlink:type="simple" xlink:href="#id133">vo</text:a>, optional, xs:decimal</text:p>
        </text:list-item>
        <text:list-item>
          <text:p text:style-name="P186"><text:a xlink:type="simple" xlink:href="#id105">when</text:a>, optional, xs:IDREF</text:p>
        </text:list-item>
        <text:list-item>
          <text:p text:style-name="P186"><text:a xlink:type="simple" xlink:href="#id135">x</text:a>, optional, xs:decimal</text:p>
        </text:list-item>
        <text:list-item>
          <text:p text:style-name="P186"><text:a xlink:type="simple" xlink:href="#id1595">xml:id</text:a>, optional, xs:ID</text:p>
        </text:list-item>
        <text:list-item>
          <text:p text:style-name="P186"><text:a xlink:type="simple" xlink:href="#id136">y</text:a>, optional, xs:decimal</text:p>
        </text:list-item>
      </text:list>
      <text:h text:style-name="P2" text:outline-level="1">Module:</text:h>
      <text:p text:style-name="Text_20_body">shared</text:p>
      <text:h text:style-name="P3" text:outline-level="1"><text:bookmark text:name="id1230"/>&lt;restore&gt; restore</text:h>
      <text:h text:style-name="P2" text:outline-level="1">Description:</text:h>
      <text:p text:style-name="Text_20_body">Indicates restoration of musical material to an earlier state by cancellation of an editorial or authorial marking or instruction. The desc (description) attribute gives a prose description of the means of restoration, 'stet' or 'strike-down', for example. The cert attribute signifies the degree of certainty ascribed to the identification of the hand of the restoration. The type attribute may be used to indicate the action cancelled by the restoration. The <text:soft-page-break/>resp attribute contains an ID reference to an element containing the name of the editor or transcriber responsible for identifying the hand of the restoration. The hand attribute signifies the hand of the agent which made the restoration.</text:p>
      <text:h text:style-name="P2" text:outline-level="1">May contain:</text:h>
      <text:p text:style-name="Text_20_body">PCDATA, <text:a xlink:type="simple" xlink:href="#id211">abbr</text:a>, <text:a xlink:type="simple" xlink:href="#id111">accid</text:a>, <text:a xlink:type="simple" xlink:href="#id214">add</text:a>, <text:a xlink:type="simple" xlink:href="#id53">address</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204">bibl</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1050">corpname</text:a>, <text:a xlink:type="simple" xlink:href="#id61">corr</text:a>, <text:a xlink:type="simple" xlink:href="#id324">custos</text:a>, <text:a xlink:type="simple" xlink:href="#id1212">damage</text:a>, <text:a xlink:type="simple" xlink:href="#id1083">date</text:a>, <text:a xlink:type="simple" xlink:href="#id1220">del</text:a>, <text:a xlink:type="simple" xlink:href="#id169">dir</text:a>, <text:a xlink:type="simple" xlink:href="#id158">dot</text:a>, <text:a xlink:type="simple" xlink:href="#id772">dynam</text:a>, <text:a xlink:type="simple" xlink:href="#id1247">expan</text:a>, <text:a xlink:type="simple" xlink:href="#id34">extptr</text:a>, <text:a xlink:type="simple" xlink:href="#id49">extref</text:a>, <text:a xlink:type="simple" xlink:href="#id820">fermata</text:a>, <text:a xlink:type="simple" xlink:href="#id1100">fig</text:a>, <text:a xlink:type="simple" xlink:href="#id941">ftrem</text:a>, <text:a xlink:type="simple" xlink:href="#id1333">gap</text:a>, <text:a xlink:type="simple" xlink:href="#id1069">geogname</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1096">identifier</text:a>, <text:a xlink:type="simple" xlink:href="#id217">ineume</text:a>, <text:a xlink:type="simple" xlink:href="#id397">keysig</text:a>, <text:a xlink:type="simple" xlink:href="#id677">layer</text:a>, <text:a xlink:type="simple" xlink:href="#id233">lb</text:a>, <text:a xlink:type="simple" xlink:href="#id958">ligature</text:a>, <text:a xlink:type="simple" xlink:href="#id961">lyrics</text:a>, <text:a xlink:type="simple" xlink:href="#id1155">measure</text:a>, <text:a xlink:type="simple" xlink:href="#id501">mensur</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38">name</text:a>, <text:a xlink:type="simple" xlink:href="#id108">note</text:a>, <text:a xlink:type="simple" xlink:href="#id1087">num</text:a>, <text:a xlink:type="simple" xlink:href="#id848">octave</text:a>, <text:a xlink:type="simple" xlink:href="#id1224">orig</text:a>, <text:a xlink:type="simple" xlink:href="#id868">pad</text:a>, <text:a xlink:type="simple" xlink:href="#id237">pb</text:a>, <text:a xlink:type="simple" xlink:href="#id1016">pedal</text:a>, <text:a xlink:type="simple" xlink:href="#id1076">periodname</text:a>, <text:a xlink:type="simple" xlink:href="#id1064">persname</text:a>, <text:a xlink:type="simple" xlink:href="#id781">phrase</text:a>, <text:a xlink:type="simple" xlink:href="#id529">proport</text:a>, <text:a xlink:type="simple" xlink:href="#id1342">ptr</text:a>, <text:a xlink:type="simple" xlink:href="#id1344">ref</text:a>, <text:a xlink:type="simple" xlink:href="#id1227">reg</text:a>, <text:a xlink:type="simple" xlink:href="#id1023">reh</text:a>, <text:a xlink:type="simple" xlink:href="#id1026">rend</text:a>, <text:a xlink:type="simple" xlink:href="#id1073">repository</text:a>, <text:a xlink:type="simple" xlink:href="#id872">rest</text:a>, <text:a xlink:type="simple" xlink:href="#id1230">restore</text:a>, <text:a xlink:type="simple" xlink:href="#id661">section</text:a>, <text:a xlink:type="simple" xlink:href="#id1234">sic</text:a>, <text:a xlink:type="simple" xlink:href="#id1120">slur</text:a>, <text:a xlink:type="simple" xlink:href="#id890">space</text:a>, <text:a xlink:type="simple" xlink:href="#id1035">stack</text:a>, <text:a xlink:type="simple" xlink:href="#id673">staff</text:a>, <text:a xlink:type="simple" xlink:href="#id1079">stylename</text:a>, <text:a xlink:type="simple" xlink:href="#id1335">subst</text:a>, <text:a xlink:type="simple" xlink:href="#id1237">supplied</text:a>, <text:a xlink:type="simple" xlink:href="#id789">tempo</text:a>, <text:a xlink:type="simple" xlink:href="#id1126">tie</text:a>, <text:a xlink:type="simple" xlink:href="#id1091">titl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p>
      <text:h text:style-name="P2" text:outline-level="1">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335">subst</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2" text:outline-level="1">Attributes:</text:h>
      <text:list xml:id="list34317962" text:style-name="L184">
        <text:list-item>
          <text:p text:style-name="P187"><text:a xlink:type="simple" xlink:href="#id1233">desc</text:a>, optional, CDATA</text:p>
        </text:list-item>
        <text:list-item>
          <text:p text:style-name="P187"><text:a xlink:type="simple" xlink:href="#id67">facs</text:a>, optional, xs:IDREFS</text:p>
        </text:list-item>
        <text:list-item>
          <text:p text:style-name="P187"><text:a xlink:type="simple" xlink:href="#id1173">hand</text:a>, optional, xs:IDREF</text:p>
        </text:list-item>
        <text:list-item>
          <text:p text:style-name="P187"><text:a xlink:type="simple" xlink:href="#id37">n</text:a>, optional, xs:NMTOKEN</text:p>
        </text:list-item>
        <text:list-item>
          <text:p text:style-name="P187"><text:a xlink:type="simple" xlink:href="#id1175">seq</text:a>, optional, xs:positiveInteger</text:p>
        </text:list-item>
        <text:list-item>
          <text:p text:style-name="P187"><text:a xlink:type="simple" xlink:href="#id180">subtype</text:a>, optional, xs:NMTOKEN</text:p>
        </text:list-item>
        <text:list-item>
          <text:p text:style-name="P187"><text:a xlink:type="simple" xlink:href="#id179">type</text:a>, optional, xs:NMTOKEN</text:p>
        </text:list-item>
        <text:list-item>
          <text:p text:style-name="P187"><text:a xlink:type="simple" xlink:href="#id1595">xml:id</text:a>, optional, xs:ID</text:p>
        </text:list-item>
      </text:list>
      <text:h text:style-name="P2" text:outline-level="1">Module:</text:h>
      <text:p text:style-name="Text_20_body">edittrans</text:p>
      <text:h text:style-name="P3" text:outline-level="1"><text:bookmark text:name="id1520"/>&lt;revisiondesc&gt; revision description</text:h>
      <text:h text:style-name="P2" text:outline-level="1">Description:</text:h>
      <text:p text:style-name="Text_20_body">Container for information about alterations that have been made to an MEI file. It is recommended that changes be recorded in reverse chronological order, with the most recent alteration first.</text:p>
      <text:h text:style-name="P2" text:outline-level="1">May contain:</text:h>
      <text:p text:style-name="Text_20_body"><text:a xlink:type="simple" xlink:href="#id1522">change</text:a> </text:p>
      <text:h text:style-name="P2" text:outline-level="1">May occur within:</text:h>
      <text:p text:style-name="Text_20_body"><text:a xlink:type="simple" xlink:href="#id28">meihead</text:a> </text:p>
      <text:h text:style-name="P2" text:outline-level="1">Attributes:</text:h>
      <text:list xml:id="list34337017" text:style-name="L185">
        <text:list-item>
          <text:p text:style-name="P188"><text:a xlink:type="simple" xlink:href="#id1042">analog</text:a>, optional, CDATA</text:p>
        </text:list-item>
        <text:list-item>
          <text:p text:style-name="P188"><text:soft-page-break/><text:a xlink:type="simple" xlink:href="#id37">n</text:a>, optional, xs:NMTOKEN</text:p>
        </text:list-item>
        <text:list-item>
          <text:p text:style-name="P188"><text:a xlink:type="simple" xlink:href="#id1595">xml:id</text:a>, optional, xs:ID</text:p>
        </text:list-item>
      </text:list>
      <text:h text:style-name="P2" text:outline-level="1">Module:</text:h>
      <text:p text:style-name="Text_20_body">header</text:p>
      <text:h text:style-name="P3" text:outline-level="1"><text:bookmark text:name="id1487"/>&lt;samplingdecl&gt; sampling declaration</text:h>
      <text:h text:style-name="P2" text:outline-level="1">Description:</text:h>
      <text:p text:style-name="Text_20_body">Contains a prose description of the rationale and methods used in sampling texts in the creation of a corpus or collection.</text:p>
      <text:h text:style-name="P2" text:outline-level="1">May contain:</text:h>
      <text:p text:style-name="Text_20_body"><text:a xlink:type="simple" xlink:href="#id261">p</text:a> </text:p>
      <text:h text:style-name="P2" text:outline-level="1">May occur within:</text:h>
      <text:p text:style-name="Text_20_body"><text:a xlink:type="simple" xlink:href="#id1474">encodingdesc</text:a> </text:p>
      <text:h text:style-name="P2" text:outline-level="1">Attributes:</text:h>
      <text:list xml:id="list34307962" text:style-name="L186">
        <text:list-item>
          <text:p text:style-name="P189"><text:a xlink:type="simple" xlink:href="#id1042">analog</text:a>, optional, CDATA</text:p>
        </text:list-item>
        <text:list-item>
          <text:p text:style-name="P189"><text:a xlink:type="simple" xlink:href="#id37">n</text:a>, optional, xs:NMTOKEN</text:p>
        </text:list-item>
        <text:list-item>
          <text:p text:style-name="P189"><text:a xlink:type="simple" xlink:href="#id1595">xml:id</text:a>, optional, xs:ID</text:p>
        </text:list-item>
        <text:list-item>
          <text:p text:style-name="P189"><text:a xlink:type="simple" xlink:href="#id1596">xml:lang</text:a>, optional, xs:language</text:p>
        </text:list-item>
      </text:list>
      <text:h text:style-name="P2" text:outline-level="1">Module:</text:h>
      <text:p text:style-name="Text_20_body">header</text:p>
      <text:h text:style-name="P3" text:outline-level="1"><text:bookmark text:name="id322"/>&lt;sb&gt; system break</text:h>
      <text:h text:style-name="P2" text:outline-level="1">Description:</text:h>
      <text:p text:style-name="Text_20_body">An empty formatting element that forces notation to begin on a new line. Do not confuse this element with the &lt;lb&gt; element, which performs a similar function for text.</text:p>
      <text:h text:style-name="P2" text:outline-level="1">May contain:</text:h>
      <text:p text:style-name="Text_20_body"><text:a xlink:type="simple" xlink:href="#id324">custos</text:a> </text:p>
      <text:h text:style-name="P2" text:outline-level="1">May occur within:</text:h>
      <text:p text:style-name="Text_20_body"><text:a xlink:type="simple" xlink:href="#id668">ending</text:a>, <text:a xlink:type="simple" xlink:href="#id677">layer</text:a>, <text:a xlink:type="simple" xlink:href="#id222">lem</text:a>, <text:a xlink:type="simple" xlink:href="#id1155">measure</text:a>, <text:a xlink:type="simple" xlink:href="#id1159">ossia</text:a>, <text:a xlink:type="simple" xlink:href="#id1178">rdg</text:a>, <text:a xlink:type="simple" xlink:href="#id1561">score</text:a>, <text:a xlink:type="simple" xlink:href="#id661">section</text:a>, <text:a xlink:type="simple" xlink:href="#id673">staff</text:a>, <text:a xlink:type="simple" xlink:href="#id968">syllable</text:a> </text:p>
      <text:h text:style-name="P2" text:outline-level="1">Attributes:</text:h>
      <text:list xml:id="list34322441" text:style-name="L187">
        <text:list-item>
          <text:p text:style-name="P190"><text:a xlink:type="simple" xlink:href="#id98">copyof</text:a>, optional, xs:IDREF</text:p>
        </text:list-item>
        <text:list-item>
          <text:p text:style-name="P190"><text:a xlink:type="simple" xlink:href="#id99">corresp</text:a>, optional, xs:IDREFS</text:p>
        </text:list-item>
        <text:list-item>
          <text:p text:style-name="P190"><text:a xlink:type="simple" xlink:href="#id67">facs</text:a>, optional, xs:IDREFS</text:p>
        </text:list-item>
        <text:list-item>
          <text:p text:style-name="P190"><text:a xlink:type="simple" xlink:href="#id37">n</text:a>, optional, xs:NMTOKEN</text:p>
        </text:list-item>
        <text:list-item>
          <text:p text:style-name="P190"><text:soft-page-break/><text:a xlink:type="simple" xlink:href="#id100">next</text:a>, optional, xs:IDREFS</text:p>
        </text:list-item>
        <text:list-item>
          <text:p text:style-name="P190"><text:a xlink:type="simple" xlink:href="#id101">prev</text:a>, optional, xs:IDREFS</text:p>
        </text:list-item>
        <text:list-item>
          <text:p text:style-name="P190"><text:a xlink:type="simple" xlink:href="#id339">rend</text:a>, optional, xs:token, hash</text:p>
        </text:list-item>
        <text:list-item>
          <text:p text:style-name="P190"><text:a xlink:type="simple" xlink:href="#id102">sameas</text:a>, optional, xs:IDREFS</text:p>
        </text:list-item>
        <text:list-item>
          <text:p text:style-name="P190"><text:a xlink:type="simple" xlink:href="#id227">source</text:a>, optional, xs:IDREFS</text:p>
        </text:list-item>
        <text:list-item>
          <text:p text:style-name="P190"><text:a xlink:type="simple" xlink:href="#id103">synch</text:a>, optional, xs:IDREFS</text:p>
        </text:list-item>
        <text:list-item>
          <text:p text:style-name="P190"><text:a xlink:type="simple" xlink:href="#id105">when</text:a>, optional, xs:IDREF</text:p>
        </text:list-item>
        <text:list-item>
          <text:p text:style-name="P190"><text:a xlink:type="simple" xlink:href="#id1595">xml:id</text:a>, optional, xs:ID</text:p>
        </text:list-item>
      </text:list>
      <text:h text:style-name="P2" text:outline-level="1">Module:</text:h>
      <text:p text:style-name="Text_20_body">shared</text:p>
      <text:h text:style-name="P3" text:outline-level="1"><text:bookmark text:name="id1561"/>&lt;score&gt; score</text:h>
      <text:h text:style-name="P2" text:outline-level="1">Description:</text:h>
      <text:p text:style-name="Text_20_body">Full score view of the mdiv. Since the measure element is optional, a score may consist entirely of pagebreaks, each of which points to a page image. Div elements are allowed preceding and following sections of music data in order to accommodate blocks of explanatory text.</text:p>
      <text:h text:style-name="P2" text:outline-level="1">May contain:</text:h>
      <text:p text:style-name="Text_20_body"><text:a xlink:type="simple" xlink:href="#id214">add</text:a>, <text:a xlink:type="simple" xlink:href="#id391">anchoredtext</text:a>, <text:a xlink:type="simple" xlink:href="#id297">annot</text:a>, <text:a xlink:type="simple" xlink:href="#id220">app</text:a>, <text:a xlink:type="simple" xlink:href="#id58">choice</text:a>, <text:a xlink:type="simple" xlink:href="#id61">corr</text:a>, <text:a xlink:type="simple" xlink:href="#id172">curve</text:a>, <text:a xlink:type="simple" xlink:href="#id1212">damage</text:a>, <text:a xlink:type="simple" xlink:href="#id1220">del</text:a>, <text:a xlink:type="simple" xlink:href="#id229">div</text:a>, <text:a xlink:type="simple" xlink:href="#id668">ending</text:a>, <text:a xlink:type="simple" xlink:href="#id1333">gap</text:a>, <text:a xlink:type="simple" xlink:href="#id1326">handshift</text:a>, <text:a xlink:type="simple" xlink:href="#id201">line</text:a>, <text:a xlink:type="simple" xlink:href="#id1224">orig</text:a>, <text:a xlink:type="simple" xlink:href="#id237">pb</text:a>, <text:a xlink:type="simple" xlink:href="#id1227">reg</text:a>, <text:a xlink:type="simple" xlink:href="#id1230">restore</text:a>, <text:a xlink:type="simple" xlink:href="#id322">sb</text:a>, <text:a xlink:type="simple" xlink:href="#id342">scoredef</text:a>, <text:a xlink:type="simple" xlink:href="#id661">section</text:a>, <text:a xlink:type="simple" xlink:href="#id1234">sic</text:a>, <text:a xlink:type="simple" xlink:href="#id452">staffdef</text:a>, <text:a xlink:type="simple" xlink:href="#id437">staffgrp</text:a>, <text:a xlink:type="simple" xlink:href="#id1335">subst</text:a>, <text:a xlink:type="simple" xlink:href="#id1237">supplied</text:a>, <text:a xlink:type="simple" xlink:href="#id385">symbol</text:a>, <text:a xlink:type="simple" xlink:href="#id1242">unclear</text:a> </text:p>
      <text:h text:style-name="P2" text:outline-level="1">May occur within:</text:h>
      <text:p text:style-name="Text_20_body"><text:a xlink:type="simple" xlink:href="#id1558">mdiv</text:a> </text:p>
      <text:h text:style-name="P2" text:outline-level="1">Attributes:</text:h>
      <text:list xml:id="list34332543" text:style-name="L188">
        <text:list-item>
          <text:p text:style-name="P191"><text:a xlink:type="simple" xlink:href="#id98">copyof</text:a>, optional, xs:IDREF</text:p>
        </text:list-item>
        <text:list-item>
          <text:p text:style-name="P191"><text:a xlink:type="simple" xlink:href="#id99">corresp</text:a>, optional, xs:IDREFS</text:p>
        </text:list-item>
        <text:list-item>
          <text:p text:style-name="P191"><text:a xlink:type="simple" xlink:href="#id37">n</text:a>, optional, xs:NMTOKEN</text:p>
        </text:list-item>
        <text:list-item>
          <text:p text:style-name="P191"><text:a xlink:type="simple" xlink:href="#id100">next</text:a>, optional, xs:IDREFS</text:p>
        </text:list-item>
        <text:list-item>
          <text:p text:style-name="P191"><text:a xlink:type="simple" xlink:href="#id101">prev</text:a>, optional, xs:IDREFS</text:p>
        </text:list-item>
        <text:list-item>
          <text:p text:style-name="P191"><text:a xlink:type="simple" xlink:href="#id102">sameas</text:a>, optional, xs:IDREFS</text:p>
        </text:list-item>
        <text:list-item>
          <text:p text:style-name="P191"><text:a xlink:type="simple" xlink:href="#id180">subtype</text:a>, optional, xs:NMTOKEN</text:p>
        </text:list-item>
        <text:list-item>
          <text:p text:style-name="P191"><text:a xlink:type="simple" xlink:href="#id103">synch</text:a>, optional, xs:IDREFS</text:p>
        </text:list-item>
        <text:list-item>
          <text:p text:style-name="P191"><text:a xlink:type="simple" xlink:href="#id179">type</text:a>, optional, xs:NMTOKEN</text:p>
        </text:list-item>
        <text:list-item>
          <text:p text:style-name="P191"><text:a xlink:type="simple" xlink:href="#id105">when</text:a>, optional, xs:IDREF</text:p>
        </text:list-item>
        <text:list-item>
          <text:p text:style-name="P191"><text:a xlink:type="simple" xlink:href="#id1595">xml:id</text:a>, optional, xs:ID</text:p>
        </text:list-item>
      </text:list>
      <text:h text:style-name="P2" text:outline-level="1">Module:</text:h>
      <text:p text:style-name="Text_20_body">shared</text:p>
      <text:h text:style-name="P3" text:outline-level="1"><text:bookmark text:name="id342"/><text:soft-page-break/>&lt;scoredef&gt; score definition</text:h>
      <text:h text:style-name="P2" text:outline-level="1">Description:</text:h>
      <text:p text:style-name="Text_20_body">Container for score meta-information.</text:p>
      <text:h text:style-name="P2" text:outline-level="1">May contain:</text:h>
      <text:p text:style-name="Text_20_body"><text:a xlink:type="simple" xlink:href="#id359">chordtable</text:a>, <text:a xlink:type="simple" xlink:href="#id419">instrgrp</text:a>, <text:a xlink:type="simple" xlink:href="#id397">keysig</text:a>, <text:a xlink:type="simple" xlink:href="#id413">pgfoot1</text:a>, <text:a xlink:type="simple" xlink:href="#id416">pgfoot2</text:a>, <text:a xlink:type="simple" xlink:href="#id407">pghead1</text:a>, <text:a xlink:type="simple" xlink:href="#id410">pghead2</text:a>, <text:a xlink:type="simple" xlink:href="#id437">staffgrp</text:a>, <text:a xlink:type="simple" xlink:href="#id381">symboltable</text:a>, <text:a xlink:type="simple" xlink:href="#id345">timeline</text:a> </text:p>
      <text:h text:style-name="P2" text:outline-level="1">May occur within:</text:h>
      <text:p text:style-name="Text_20_body"><text:a xlink:type="simple" xlink:href="#id668">ending</text:a>, <text:a xlink:type="simple" xlink:href="#id677">layer</text:a>, <text:a xlink:type="simple" xlink:href="#id222">lem</text:a>, <text:a xlink:type="simple" xlink:href="#id1155">measure</text:a>, <text:a xlink:type="simple" xlink:href="#id1159">ossia</text:a>, <text:a xlink:type="simple" xlink:href="#id1178">rdg</text:a>, <text:a xlink:type="simple" xlink:href="#id1561">score</text:a>, <text:a xlink:type="simple" xlink:href="#id661">section</text:a>, <text:a xlink:type="simple" xlink:href="#id673">staff</text:a>, <text:a xlink:type="simple" xlink:href="#id968">syllable</text:a> </text:p>
      <text:h text:style-name="P2" text:outline-level="1">Attributes:</text:h>
      <text:list xml:id="list34318648" text:style-name="L189">
        <text:list-item>
          <text:p text:style-name="P192"><text:a xlink:type="simple" xlink:href="#id81">barplace</text:a>, optional, xs:token, mensur, staff, takt</text:p>
        </text:list-item>
        <text:list-item>
          <text:p text:style-name="P192"><text:a xlink:type="simple" xlink:href="#id465">beam.group</text:a>, optional, CDATA</text:p>
        </text:list-item>
        <text:list-item>
          <text:p text:style-name="P192"><text:a xlink:type="simple" xlink:href="#id471">beam.rend</text:a>, optional, xs:token, acc, rit, norm</text:p>
        </text:list-item>
        <text:list-item>
          <text:p text:style-name="P192"><text:a xlink:type="simple" xlink:href="#id466">beam.rests</text:a>, optional, xs:token, true, false</text:p>
        </text:list-item>
        <text:list-item>
          <text:p text:style-name="P192"><text:a xlink:type="simple" xlink:href="#id472">beam.slope</text:a>, optional, xs:decimal</text:p>
        </text:list-item>
        <text:list-item>
          <text:p text:style-name="P192"><text:a xlink:type="simple" xlink:href="#id562">clef.color</text:a>, optional, xs:token, "(x[0-9A-Fa-f]{6,6}|aqua|black|fuchsia|gray|green|lime|maroon|navy|olive|purple|red|silver|teal|white|yellow)"</text:p>
        </text:list-item>
        <text:list-item>
          <text:p text:style-name="P192"><text:a xlink:type="simple" xlink:href="#id538">clef.dis</text:a>, optional, xs:positiveInteger, "([\-+]?[0-9]+) &amp; (8|15|22)"</text:p>
        </text:list-item>
        <text:list-item>
          <text:p text:style-name="P192"><text:a xlink:type="simple" xlink:href="#id539">clef.dis.place</text:a>, optional, xs:token, above, below</text:p>
        </text:list-item>
        <text:list-item>
          <text:p text:style-name="P192"><text:a xlink:type="simple" xlink:href="#id537">clef.line</text:a>, optional, xs:positiveInteger</text:p>
        </text:list-item>
        <text:list-item>
          <text:p text:style-name="P192"><text:a xlink:type="simple" xlink:href="#id536">clef.shape</text:a>, optional, xs:token, G, GG, F, C, perc, TAB</text:p>
        </text:list-item>
        <text:list-item>
          <text:p text:style-name="P192"><text:a xlink:type="simple" xlink:href="#id563">clef.visible</text:a>, optional, xs:token, true, false</text:p>
        </text:list-item>
        <text:list-item>
          <text:p text:style-name="P192"><text:a xlink:type="simple" xlink:href="#id460">dur.default</text:a>, optional, xs:token, long, breve, 1, 2, 4, 8, 16, 32, 64, 128, 256, 512, 1024, 2048, maxima, longa, brevis, semibrevis, minima, semiminima, fusa, semifusa</text:p>
        </text:list-item>
        <text:list-item>
          <text:p text:style-name="P192"><text:a xlink:type="simple" xlink:href="#id565">dynam.dist</text:a>, optional, xs:decimal</text:p>
        </text:list-item>
        <text:list-item>
          <text:p text:style-name="P192"><text:a xlink:type="simple" xlink:href="#id620">ending.rend</text:a>, optional, xs:token, top, barred, grouped</text:p>
        </text:list-item>
        <text:list-item>
          <text:p text:style-name="P192"><text:a xlink:type="simple" xlink:href="#id646">grid.show</text:a>, optional, xs:token, true, false</text:p>
        </text:list-item>
        <text:list-item>
          <text:p text:style-name="P192"><text:a xlink:type="simple" xlink:href="#id566">harm.dist</text:a>, optional, xs:decimal</text:p>
        </text:list-item>
        <text:list-item>
          <text:p text:style-name="P192"><text:a xlink:type="simple" xlink:href="#id541">key.accid</text:a>, optional, xs:token, s, f, ss, ff, n</text:p>
        </text:list-item>
        <text:list-item>
          <text:p text:style-name="P192"><text:a xlink:type="simple" xlink:href="#id542">key.mode</text:a>, optional, xs:token, major, minor, dorian, phrygian, lydian, mixolydian, aeolian, locrian</text:p>
        </text:list-item>
        <text:list-item>
          <text:p text:style-name="P192"><text:a xlink:type="simple" xlink:href="#id543">key.pname</text:a>, optional, xs:token, "[a-g]"</text:p>
        </text:list-item>
        <text:list-item>
          <text:p text:style-name="P192"><text:a xlink:type="simple" xlink:href="#id544">key.sig</text:a>, optional, xs:token, "mixed|0|[1-7][f|s]"</text:p>
        </text:list-item>
        <text:list-item>
          <text:p text:style-name="P192"><text:a xlink:type="simple" xlink:href="#id546">key.sig.mixed</text:a>, optional, list of xs:NMTOKEN, minimum length of 1</text:p>
        </text:list-item>
        <text:list-item>
          <text:p text:style-name="P192"><text:a xlink:type="simple" xlink:href="#id569">key.sig.show</text:a>, optional, xs:token, true, false</text:p>
        </text:list-item>
        <text:list-item>
          <text:p text:style-name="P192"><text:a xlink:type="simple" xlink:href="#id570">key.sig.showchange</text:a>, optional, xs:token, true, false</text:p>
        </text:list-item>
        <text:list-item>
          <text:p text:style-name="P192"><text:a xlink:type="simple" xlink:href="#id575">lyric.align</text:a>, optional, xs:decimal</text:p>
        </text:list-item>
        <text:list-item>
          <text:p text:style-name="P192"><text:a xlink:type="simple" xlink:href="#id576">lyric.fam</text:a>, optional, xs:token</text:p>
        </text:list-item>
        <text:list-item>
          <text:p text:style-name="P192"><text:a xlink:type="simple" xlink:href="#id577">lyric.name</text:a>, optional, xs:token</text:p>
        </text:list-item>
        <text:list-item>
          <text:p text:style-name="P192"><text:a xlink:type="simple" xlink:href="#id578">lyric.size</text:a>, optional, xs:decimal</text:p>
        </text:list-item>
        <text:list-item>
          <text:p text:style-name="P192"><text:a xlink:type="simple" xlink:href="#id579">lyric.style</text:a>, optional, xs:token, ital, normal, oblique</text:p>
        </text:list-item>
        <text:list-item>
          <text:p text:style-name="P192"><text:a xlink:type="simple" xlink:href="#id580">lyric.weight</text:a>, optional, xs:token, bold</text:p>
        </text:list-item>
        <text:list-item>
          <text:p text:style-name="P192"><text:a xlink:type="simple" xlink:href="#id554">mensur.dot</text:a>, optional, xs:token, true, false</text:p>
        </text:list-item>
        <text:list-item>
          <text:p text:style-name="P192"><text:a xlink:type="simple" xlink:href="#id606">mensur.form</text:a>, optional, xs:token, horizontal, vertical</text:p>
        </text:list-item>
        <text:list-item>
          <text:p text:style-name="P192"><text:a xlink:type="simple" xlink:href="#id607">mensur.loc</text:a>, optional, xs:positiveInteger</text:p>
        </text:list-item>
        <text:list-item>
          <text:p text:style-name="P192"><text:soft-page-break/><text:a xlink:type="simple" xlink:href="#id555">mensur.orient</text:a>, optional, xs:token, "reversed|90CW|90CCW"</text:p>
        </text:list-item>
        <text:list-item>
          <text:p text:style-name="P192"><text:a xlink:type="simple" xlink:href="#id556">mensur.sign</text:a>, optional, xs:token, C, O</text:p>
        </text:list-item>
        <text:list-item>
          <text:p text:style-name="P192"><text:a xlink:type="simple" xlink:href="#id608">mensur.size</text:a>, optional, xs:token, normal, cue</text:p>
        </text:list-item>
        <text:list-item>
          <text:p text:style-name="P192"><text:a xlink:type="simple" xlink:href="#id557">mensur.slash</text:a>, optional, xs:positiveInteger</text:p>
        </text:list-item>
        <text:list-item>
          <text:p text:style-name="P192"><text:a xlink:type="simple" xlink:href="#id548">meter.count</text:a>, optional, xs:decimal</text:p>
        </text:list-item>
        <text:list-item>
          <text:p text:style-name="P192"><text:a xlink:type="simple" xlink:href="#id582">meter.rend</text:a>, optional, xs:token, denomsym, norm, invis</text:p>
        </text:list-item>
        <text:list-item>
          <text:p text:style-name="P192"><text:a xlink:type="simple" xlink:href="#id583">meter.showchange</text:a>, optional, xs:token, true, false</text:p>
        </text:list-item>
        <text:list-item>
          <text:p text:style-name="P192"><text:a xlink:type="simple" xlink:href="#id584">meter.sym</text:a>, optional, xs:token, common, cut</text:p>
        </text:list-item>
        <text:list-item>
          <text:p text:style-name="P192"><text:a xlink:type="simple" xlink:href="#id549">meter.unit</text:a>, optional, xs:decimal</text:p>
        </text:list-item>
        <text:list-item>
          <text:p text:style-name="P192"><text:a xlink:type="simple" xlink:href="#id425">midi.channel</text:a>, optional, xs:positiveInteger, 0 - 16</text:p>
        </text:list-item>
        <text:list-item>
          <text:p text:style-name="P192"><text:a xlink:type="simple" xlink:href="#id427">midi.duty</text:a>, optional, xs:token, "[0-9]+(\.?[0-9]*)?%"</text:p>
        </text:list-item>
        <text:list-item>
          <text:p text:style-name="P192"><text:a xlink:type="simple" xlink:href="#id428">midi.port</text:a>, optional, xs:nonNegativeInteger, 0 - 127</text:p>
        </text:list-item>
        <text:list-item>
          <text:p text:style-name="P192"><text:a xlink:type="simple" xlink:href="#id649">midi.tempo</text:a>, optional, xs:positiveInteger, 10 - 1000</text:p>
        </text:list-item>
        <text:list-item>
          <text:p text:style-name="P192"><text:a xlink:type="simple" xlink:href="#id430">midi.track</text:a>, optional, xs:positiveInteger</text:p>
        </text:list-item>
        <text:list-item>
          <text:p text:style-name="P192"><text:a xlink:type="simple" xlink:href="#id652">mm</text:a>, optional, xs:positiveInteger</text:p>
        </text:list-item>
        <text:list-item>
          <text:p text:style-name="P192"><text:a xlink:type="simple" xlink:href="#id621">mnum.visible</text:a>, optional, xs:token, true, false</text:p>
        </text:list-item>
        <text:list-item>
          <text:p text:style-name="P192"><text:a xlink:type="simple" xlink:href="#id507">modusmaior</text:a>, optional, xs:positiveInteger, 2 - 3</text:p>
        </text:list-item>
        <text:list-item>
          <text:p text:style-name="P192"><text:a xlink:type="simple" xlink:href="#id509">modusminor</text:a>, optional, xs:positiveInteger, 2 - 3</text:p>
        </text:list-item>
        <text:list-item>
          <text:p text:style-name="P192"><text:a xlink:type="simple" xlink:href="#id587">multi.number</text:a>, optional, xs:token, true, false</text:p>
        </text:list-item>
        <text:list-item>
          <text:p text:style-name="P192"><text:a xlink:type="simple" xlink:href="#id622">music.name</text:a>, optional, xs:token</text:p>
        </text:list-item>
        <text:list-item>
          <text:p text:style-name="P192"><text:a xlink:type="simple" xlink:href="#id624">music.size</text:a>, optional, xs:decimal</text:p>
        </text:list-item>
        <text:list-item>
          <text:p text:style-name="P192"><text:a xlink:type="simple" xlink:href="#id37">n</text:a>, optional, xs:NMTOKEN</text:p>
        </text:list-item>
        <text:list-item>
          <text:p text:style-name="P192"><text:a xlink:type="simple" xlink:href="#id505">num</text:a>, optional, xs:positiveInteger</text:p>
        </text:list-item>
        <text:list-item>
          <text:p text:style-name="P192"><text:a xlink:type="simple" xlink:href="#id506">numbase</text:a>, optional, xs:positiveInteger</text:p>
        </text:list-item>
        <text:list-item>
          <text:p text:style-name="P192"><text:a xlink:type="simple" xlink:href="#id463">octave.default</text:a>, optional, xs:nonNegativeInteger, 0 - 9</text:p>
        </text:list-item>
        <text:list-item>
          <text:p text:style-name="P192"><text:a xlink:type="simple" xlink:href="#id589">ontheline</text:a>, optional, xs:token, true, false</text:p>
        </text:list-item>
        <text:list-item>
          <text:p text:style-name="P192"><text:a xlink:type="simple" xlink:href="#id625">optimize</text:a>, optional, xs:token, true, false</text:p>
        </text:list-item>
        <text:list-item>
          <text:p text:style-name="P192"><text:a xlink:type="simple" xlink:href="#id631">page.botmar</text:a>, optional, xs:decimal</text:p>
        </text:list-item>
        <text:list-item>
          <text:p text:style-name="P192"><text:a xlink:type="simple" xlink:href="#id626">page.height</text:a>, optional, xs:decimal</text:p>
        </text:list-item>
        <text:list-item>
          <text:p text:style-name="P192"><text:a xlink:type="simple" xlink:href="#id632">page.leftmar</text:a>, optional, xs:decimal</text:p>
        </text:list-item>
        <text:list-item>
          <text:p text:style-name="P192"><text:a xlink:type="simple" xlink:href="#id634">page.panels</text:a>, optional, xs:positiveInteger, 1 - 2</text:p>
        </text:list-item>
        <text:list-item>
          <text:p text:style-name="P192"><text:a xlink:type="simple" xlink:href="#id633">page.rightmar</text:a>, optional, xs:decimal</text:p>
        </text:list-item>
        <text:list-item>
          <text:p text:style-name="P192"><text:a xlink:type="simple" xlink:href="#id636">page.scale</text:a>, optional, data.PERCENT, data.RATIOxs:token, "[0-9]+(\.?[0-9]*)?%", xs:token, "[0-9]+(\.?[0-9]*)?:[0-9]+(\.?[0-9]*)?"</text:p>
        </text:list-item>
        <text:list-item>
          <text:p text:style-name="P192"><text:a xlink:type="simple" xlink:href="#id630">page.topmar</text:a>, optional, xs:decimal</text:p>
        </text:list-item>
        <text:list-item>
          <text:p text:style-name="P192"><text:a xlink:type="simple" xlink:href="#id628">page.units</text:a>, optional, xs:token, in, cm, mm</text:p>
        </text:list-item>
        <text:list-item>
          <text:p text:style-name="P192"><text:a xlink:type="simple" xlink:href="#id627">page.width</text:a>, optional, xs:decimal</text:p>
        </text:list-item>
        <text:list-item>
          <text:p text:style-name="P192"><text:a xlink:type="simple" xlink:href="#id598">pedal.style</text:a>, optional, xs:token, line, pedstar, altpedstar</text:p>
        </text:list-item>
        <text:list-item>
          <text:p text:style-name="P192"><text:a xlink:type="simple" xlink:href="#id611">ppq</text:a>, optional, xs:positiveInteger</text:p>
        </text:list-item>
        <text:list-item>
          <text:p text:style-name="P192"><text:a xlink:type="simple" xlink:href="#id511">prolatio</text:a>, optional, xs:positiveInteger, 2 - 3</text:p>
        </text:list-item>
        <text:list-item>
          <text:p text:style-name="P192"><text:a xlink:type="simple" xlink:href="#id600">reh.enclose</text:a>, optional, xs:token, box, circle, none</text:p>
        </text:list-item>
        <text:list-item>
          <text:p text:style-name="P192"><text:a xlink:type="simple" xlink:href="#id602">slur.rend</text:a>, optional, xs:token, medium, wide, dashed, dotted</text:p>
        </text:list-item>
        <text:list-item>
          <text:p text:style-name="P192"><text:a xlink:type="simple" xlink:href="#id639">spacing.packexp</text:a>, optional, xs:decimal</text:p>
        </text:list-item>
        <text:list-item>
          <text:p text:style-name="P192"><text:a xlink:type="simple" xlink:href="#id640">spacing.packfact</text:a>, optional, xs:decimal</text:p>
        </text:list-item>
        <text:list-item>
          <text:p text:style-name="P192"><text:a xlink:type="simple" xlink:href="#id641">spacing.staff</text:a>, optional, xs:decimal</text:p>
        </text:list-item>
        <text:list-item>
          <text:p text:style-name="P192"><text:a xlink:type="simple" xlink:href="#id642">spacing.system</text:a>, optional, CDATA</text:p>
        </text:list-item>
        <text:list-item>
          <text:p text:style-name="P192"><text:a xlink:type="simple" xlink:href="#id643">system.leftmar</text:a>, optional, xs:decimal</text:p>
        </text:list-item>
        <text:list-item>
          <text:p text:style-name="P192"><text:soft-page-break/><text:a xlink:type="simple" xlink:href="#id644">system.rightmar</text:a>, optional, xs:decimal</text:p>
        </text:list-item>
        <text:list-item>
          <text:p text:style-name="P192"><text:a xlink:type="simple" xlink:href="#id645">system.topmar</text:a>, optional, xs:decimal</text:p>
        </text:list-item>
        <text:list-item>
          <text:p text:style-name="P192"><text:a xlink:type="simple" xlink:href="#id83">taktplace</text:a>, optional, xs:nonNegativeInteger</text:p>
        </text:list-item>
        <text:list-item>
          <text:p text:style-name="P192"><text:a xlink:type="simple" xlink:href="#id513">tempus</text:a>, optional, xs:positiveInteger, 2 - 3</text:p>
        </text:list-item>
        <text:list-item>
          <text:p text:style-name="P192"><text:a xlink:type="simple" xlink:href="#id567">text.dist</text:a>, optional, xs:decimal</text:p>
        </text:list-item>
        <text:list-item>
          <text:p text:style-name="P192"><text:a xlink:type="simple" xlink:href="#id474">text.fam</text:a>, optional, xs:token</text:p>
        </text:list-item>
        <text:list-item>
          <text:p text:style-name="P192"><text:a xlink:type="simple" xlink:href="#id475">text.name</text:a>, optional, xs:token</text:p>
        </text:list-item>
        <text:list-item>
          <text:p text:style-name="P192"><text:a xlink:type="simple" xlink:href="#id476">text.size</text:a>, optional, xs:decimal</text:p>
        </text:list-item>
        <text:list-item>
          <text:p text:style-name="P192"><text:a xlink:type="simple" xlink:href="#id477">text.style</text:a>, optional, xs:token, ital, normal, oblique</text:p>
        </text:list-item>
        <text:list-item>
          <text:p text:style-name="P192"><text:a xlink:type="simple" xlink:href="#id478">text.weight</text:a>, optional, xs:token, bold</text:p>
        </text:list-item>
        <text:list-item>
          <text:p text:style-name="P192"><text:a xlink:type="simple" xlink:href="#id604">tie.rend</text:a>, optional, xs:token, medium, wide, dashed, dotted</text:p>
        </text:list-item>
        <text:list-item>
          <text:p text:style-name="P192"><text:a xlink:type="simple" xlink:href="#id551">trans.diat</text:a>, optional, xs:decimal</text:p>
        </text:list-item>
        <text:list-item>
          <text:p text:style-name="P192"><text:a xlink:type="simple" xlink:href="#id552">trans.semi</text:a>, optional, xs:decimal</text:p>
        </text:list-item>
        <text:list-item>
          <text:p text:style-name="P192"><text:a xlink:type="simple" xlink:href="#id655">tune.Hz</text:a>, optional, xs:decimal</text:p>
        </text:list-item>
        <text:list-item>
          <text:p text:style-name="P192"><text:a xlink:type="simple" xlink:href="#id654">tune.pname</text:a>, optional, xs:token, "[a-g]"</text:p>
        </text:list-item>
        <text:list-item>
          <text:p text:style-name="P192"><text:a xlink:type="simple" xlink:href="#id656">tune.temper</text:a>, optional, xs:token, equal, just, mean, pythagorean</text:p>
        </text:list-item>
        <text:list-item>
          <text:p text:style-name="P192"><text:a xlink:type="simple" xlink:href="#id1595">xml:id</text:a>, optional, xs:ID</text:p>
        </text:list-item>
      </text:list>
      <text:h text:style-name="P2" text:outline-level="1">Module:</text:h>
      <text:p text:style-name="Text_20_body">shared</text:p>
      <text:h text:style-name="P3" text:outline-level="1"><text:bookmark text:name="id661"/>&lt;section&gt; section</text:h>
      <text:h text:style-name="P2" text:outline-level="1">Description:</text:h>
      <text:p text:style-name="Text_20_body">Container for actual music data. The linking attributes are available here so that this element can point to external media objects or to related internal elements, such as annotations.</text:p>
      <text:h text:style-name="P2" text:outline-level="1">May contain:</text:h>
      <text:p text:style-name="Text_20_body"><text:a xlink:type="simple" xlink:href="#id214">add</text:a>, <text:a xlink:type="simple" xlink:href="#id391">anchoredtext</text:a>, <text:a xlink:type="simple" xlink:href="#id297">annot</text:a>, <text:a xlink:type="simple" xlink:href="#id220">app</text:a>, <text:a xlink:type="simple" xlink:href="#id58">choice</text:a>, <text:a xlink:type="simple" xlink:href="#id61">corr</text:a>, <text:a xlink:type="simple" xlink:href="#id172">curve</text:a>, <text:a xlink:type="simple" xlink:href="#id1212">damage</text:a>, <text:a xlink:type="simple" xlink:href="#id1220">del</text:a>, <text:a xlink:type="simple" xlink:href="#id229">div</text:a>, <text:a xlink:type="simple" xlink:href="#id668">ending</text:a>, <text:a xlink:type="simple" xlink:href="#id224">expansion</text:a>, <text:a xlink:type="simple" xlink:href="#id1333">gap</text:a>, <text:a xlink:type="simple" xlink:href="#id1326">handshift</text:a>, <text:a xlink:type="simple" xlink:href="#id201">line</text:a>, <text:a xlink:type="simple" xlink:href="#id1155">measure</text:a>, <text:a xlink:type="simple" xlink:href="#id1224">orig</text:a>, <text:a xlink:type="simple" xlink:href="#id237">pb</text:a>, <text:a xlink:type="simple" xlink:href="#id1227">reg</text:a>, <text:a xlink:type="simple" xlink:href="#id1230">restore</text:a>, <text:a xlink:type="simple" xlink:href="#id322">sb</text:a>, <text:a xlink:type="simple" xlink:href="#id342">scoredef</text:a>, <text:a xlink:type="simple" xlink:href="#id661">section</text:a>, <text:a xlink:type="simple" xlink:href="#id1234">sic</text:a>, <text:a xlink:type="simple" xlink:href="#id673">staff</text:a>, <text:a xlink:type="simple" xlink:href="#id452">staffdef</text:a>, <text:a xlink:type="simple" xlink:href="#id437">staffgrp</text:a>, <text:a xlink:type="simple" xlink:href="#id1335">subst</text:a>, <text:a xlink:type="simple" xlink:href="#id1237">supplied</text:a>, <text:a xlink:type="simple" xlink:href="#id385">symbol</text:a>, <text:a xlink:type="simple" xlink:href="#id1242">unclear</text:a> </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68">ending</text:a>, <text:a xlink:type="simple" xlink:href="#id222">lem</text:a>, <text:a xlink:type="simple" xlink:href="#id1224">orig</text:a>, <text:a xlink:type="simple" xlink:href="#id1570">part</text:a>, <text:a xlink:type="simple" xlink:href="#id1178">rdg</text:a>, <text:a xlink:type="simple" xlink:href="#id1227">reg</text:a>, <text:a xlink:type="simple" xlink:href="#id1230">restore</text:a>, <text:a xlink:type="simple" xlink:href="#id1561">score</text:a>, <text:a xlink:type="simple" xlink:href="#id661">section</text:a>, <text:a xlink:type="simple" xlink:href="#id1234">sic</text:a>, <text:a xlink:type="simple" xlink:href="#id1237">supplied</text:a>, <text:a xlink:type="simple" xlink:href="#id1242">unclear</text:a> </text:p>
      <text:h text:style-name="P2" text:outline-level="1">Attributes:</text:h>
      <text:list xml:id="list34310358" text:style-name="L190">
        <text:list-item>
          <text:p text:style-name="P193"><text:a xlink:type="simple" xlink:href="#id98">copyof</text:a>, optional, xs:IDREF</text:p>
        </text:list-item>
        <text:list-item>
          <text:p text:style-name="P193"><text:a xlink:type="simple" xlink:href="#id99">corresp</text:a>, optional, xs:IDREFS</text:p>
        </text:list-item>
        <text:list-item>
          <text:p text:style-name="P193"><text:a xlink:type="simple" xlink:href="#id46">entityref</text:a>, optional, xs:ENTITY</text:p>
        </text:list-item>
        <text:list-item>
          <text:p text:style-name="P193"><text:a xlink:type="simple" xlink:href="#id67">facs</text:a>, optional, xs:IDREFS</text:p>
        </text:list-item>
        <text:list-item>
          <text:p text:style-name="P193"><text:a xlink:type="simple" xlink:href="#id37">n</text:a>, optional, xs:NMTOKEN</text:p>
        </text:list-item>
        <text:list-item>
          <text:p text:style-name="P193"><text:a xlink:type="simple" xlink:href="#id100">next</text:a>, optional, xs:IDREFS</text:p>
        </text:list-item>
        <text:list-item>
          <text:p text:style-name="P193"><text:a xlink:type="simple" xlink:href="#id70">plist</text:a>, optional, xs:IDREFS</text:p>
        </text:list-item>
        <text:list-item>
          <text:p text:style-name="P193"><text:a xlink:type="simple" xlink:href="#id101">prev</text:a>, optional, xs:IDREFS</text:p>
        </text:list-item>
        <text:list-item>
          <text:p text:style-name="P193"><text:a xlink:type="simple" xlink:href="#id665">restart</text:a>, optional, xs:token, true, false</text:p>
        </text:list-item>
        <text:list-item>
          <text:p text:style-name="P193"><text:a xlink:type="simple" xlink:href="#id102">sameas</text:a>, optional, xs:IDREFS</text:p>
        </text:list-item>
        <text:list-item>
          <text:p text:style-name="P193"><text:a xlink:type="simple" xlink:href="#id180">subtype</text:a>, optional, xs:NMTOKEN</text:p>
        </text:list-item>
        <text:list-item>
          <text:p text:style-name="P193"><text:soft-page-break/><text:a xlink:type="simple" xlink:href="#id103">synch</text:a>, optional, xs:IDREFS</text:p>
        </text:list-item>
        <text:list-item>
          <text:p text:style-name="P193"><text:a xlink:type="simple" xlink:href="#id44">targettype</text:a>, optional, xs:NMTOKEN</text:p>
        </text:list-item>
        <text:list-item>
          <text:p text:style-name="P193"><text:a xlink:type="simple" xlink:href="#id179">type</text:a>, optional, xs:NMTOKEN</text:p>
        </text:list-item>
        <text:list-item>
          <text:p text:style-name="P193"><text:a xlink:type="simple" xlink:href="#id105">when</text:a>, optional, xs:IDREF</text:p>
        </text:list-item>
        <text:list-item>
          <text:p text:style-name="P193"><text:a xlink:type="simple" xlink:href="#id41">xlink:actuate</text:a>, optional, xs:token, onLoad, onRequest, other, none</text:p>
        </text:list-item>
        <text:list-item>
          <text:p text:style-name="P193"><text:a xlink:type="simple" xlink:href="#id47">xlink:href</text:a>, optional, xs:anyURI</text:p>
        </text:list-item>
        <text:list-item>
          <text:p text:style-name="P193"><text:a xlink:type="simple" xlink:href="#id42">xlink:role</text:a>, optional, xs:anyURI</text:p>
        </text:list-item>
        <text:list-item>
          <text:p text:style-name="P193"><text:a xlink:type="simple" xlink:href="#id43">xlink:show</text:a>, optional, xs:token, new, replace, other, none</text:p>
        </text:list-item>
        <text:list-item>
          <text:p text:style-name="P193"><text:a xlink:type="simple" xlink:href="#id1594">xlink:title</text:a>, optional, CDATA</text:p>
        </text:list-item>
        <text:list-item>
          <text:p text:style-name="P193"><text:a xlink:type="simple" xlink:href="#id1595">xml:id</text:a>, optional, xs:ID</text:p>
        </text:list-item>
      </text:list>
      <text:h text:style-name="P2" text:outline-level="1">Module:</text:h>
      <text:p text:style-name="Text_20_body">shared</text:p>
      <text:h text:style-name="P3" text:outline-level="1"><text:bookmark text:name="id1505"/>&lt;segmentation&gt; segmentation</text:h>
      <text:h text:style-name="P2" text:outline-level="1">Description:</text:h>
      <text:p text:style-name="Text_20_body">Describes the principles according to which the musical text has been segmented, for example into movements, sections, etc.</text:p>
      <text:h text:style-name="P2" text:outline-level="1">May contain:</text:h>
      <text:p text:style-name="Text_20_body"><text:a xlink:type="simple" xlink:href="#id261">p</text:a> </text:p>
      <text:h text:style-name="P2" text:outline-level="1">May occur within:</text:h>
      <text:p text:style-name="Text_20_body"><text:a xlink:type="simple" xlink:href="#id1490">editorialdecl</text:a> </text:p>
      <text:h text:style-name="P2" text:outline-level="1">Attributes:</text:h>
      <text:list xml:id="list34307787" text:style-name="L191">
        <text:list-item>
          <text:p text:style-name="P194"><text:a xlink:type="simple" xlink:href="#id1042">analog</text:a>, optional, CDATA</text:p>
        </text:list-item>
        <text:list-item>
          <text:p text:style-name="P194"><text:a xlink:type="simple" xlink:href="#id37">n</text:a>, optional, xs:NMTOKEN</text:p>
        </text:list-item>
        <text:list-item>
          <text:p text:style-name="P194"><text:a xlink:type="simple" xlink:href="#id1595">xml:id</text:a>, optional, xs:ID</text:p>
        </text:list-item>
        <text:list-item>
          <text:p text:style-name="P194"><text:a xlink:type="simple" xlink:href="#id1596">xml:lang</text:a>, optional, xs:language</text:p>
        </text:list-item>
      </text:list>
      <text:h text:style-name="P2" text:outline-level="1">Module:</text:h>
      <text:p text:style-name="Text_20_body">header</text:p>
      <text:h text:style-name="P3" text:outline-level="1"><text:bookmark text:name="id713"/>&lt;seqnum&gt; sequence number</text:h>
      <text:h text:style-name="P2" text:outline-level="1">Description:</text:h>
      <text:p text:style-name="Text_20_body">MIDI sequence number. The num attribute must be in the range 0-65535.</text:p>
      <text:h text:style-name="P2" text:outline-level="1">May contain:</text:h>
      <text:p text:style-name="Text_20_body">EMPTY</text:p>
      <text:h text:style-name="P2" text:outline-level="1"><text:soft-page-break/>May occur within:</text:h>
      <text:p text:style-name="Text_20_body"><text:a xlink:type="simple" xlink:href="#id681">midi</text:a> </text:p>
      <text:h text:style-name="P2" text:outline-level="1">Attributes:</text:h>
      <text:list xml:id="list34316022" text:style-name="L192">
        <text:list-item>
          <text:p text:style-name="P195"><text:a xlink:type="simple" xlink:href="#id98">copyof</text:a>, optional, xs:IDREF</text:p>
        </text:list-item>
        <text:list-item>
          <text:p text:style-name="P195"><text:a xlink:type="simple" xlink:href="#id99">corresp</text:a>, optional, xs:IDREFS</text:p>
        </text:list-item>
        <text:list-item>
          <text:p text:style-name="P195"><text:a xlink:type="simple" xlink:href="#id305">layer</text:a>, optional, xs:positiveInteger</text:p>
        </text:list-item>
        <text:list-item>
          <text:p text:style-name="P195"><text:a xlink:type="simple" xlink:href="#id37">n</text:a>, optional, xs:NMTOKEN</text:p>
        </text:list-item>
        <text:list-item>
          <text:p text:style-name="P195"><text:a xlink:type="simple" xlink:href="#id100">next</text:a>, optional, xs:IDREFS</text:p>
        </text:list-item>
        <text:list-item>
          <text:p text:style-name="P195"><text:a xlink:type="simple" xlink:href="#id715">num</text:a>, required, xs:nonNegativeInteger, 0 - 65535</text:p>
        </text:list-item>
        <text:list-item>
          <text:p text:style-name="P195"><text:a xlink:type="simple" xlink:href="#id101">prev</text:a>, optional, xs:IDREFS</text:p>
        </text:list-item>
        <text:list-item>
          <text:p text:style-name="P195"><text:a xlink:type="simple" xlink:href="#id102">sameas</text:a>, optional, xs:IDREFS</text:p>
        </text:list-item>
        <text:list-item>
          <text:p text:style-name="P195"><text:a xlink:type="simple" xlink:href="#id687">staff</text:a>, required, list of xs:positiveInteger, minimum length of 1</text:p>
        </text:list-item>
        <text:list-item>
          <text:p text:style-name="P195"><text:a xlink:type="simple" xlink:href="#id103">synch</text:a>, optional, xs:IDREFS</text:p>
        </text:list-item>
        <text:list-item>
          <text:p text:style-name="P195"><text:a xlink:type="simple" xlink:href="#id94">tstamp</text:a>, optional, xs:decimal, 0 - ∞</text:p>
        </text:list-item>
        <text:list-item>
          <text:p text:style-name="P195"><text:a xlink:type="simple" xlink:href="#id105">when</text:a>, optional, xs:IDREF</text:p>
        </text:list-item>
        <text:list-item>
          <text:p text:style-name="P195"><text:a xlink:type="simple" xlink:href="#id1595">xml:id</text:a>, optional, xs:ID</text:p>
        </text:list-item>
      </text:list>
      <text:h text:style-name="P2" text:outline-level="1">Module:</text:h>
      <text:p text:style-name="Text_20_body">midi</text:p>
      <text:h text:style-name="P3" text:outline-level="1"><text:bookmark text:name="id1391"/>&lt;seriesstmt&gt; series statement</text:h>
      <text:h text:style-name="P2" text:outline-level="1">Description:</text:h>
      <text:p text:style-name="Text_20_body">Groups information about the series, if any, to which a publication belongs. In this context, the title element records the series title, the respStmt element records the person or group responsible for the series, and the identifier element contains a series identifier. The list element should be used when it is necessary to enumerate the contents of the series. The seriesstmt is provided within seriesstmt for the description of a sub-series.</text:p>
      <text:h text:style-name="P2" text:outline-level="1">May contain:</text:h>
      <text:p text:style-name="Text_20_body"><text:a xlink:type="simple" xlink:href="#id1096">identifier</text:a>, <text:a xlink:type="simple" xlink:href="#id249">list</text:a>, <text:a xlink:type="simple" xlink:href="#id1352">respstmt</text:a>, <text:a xlink:type="simple" xlink:href="#id1391">seriesstmt</text:a>, <text:a xlink:type="simple" xlink:href="#id1091">title</text:a> </text:p>
      <text:h text:style-name="P2" text:outline-level="1">May occur within:</text:h>
      <text:p text:style-name="Text_20_body"><text:a xlink:type="simple" xlink:href="#id1348">filedesc</text:a>, <text:a xlink:type="simple" xlink:href="#id1391">seriesstmt</text:a>, <text:a xlink:type="simple" xlink:href="#id1399">source</text:a> </text:p>
      <text:h text:style-name="P2" text:outline-level="1">Attributes:</text:h>
      <text:list xml:id="list34326610" text:style-name="L193">
        <text:list-item>
          <text:p text:style-name="P196"><text:a xlink:type="simple" xlink:href="#id1042">analog</text:a>, optional, CDATA</text:p>
        </text:list-item>
        <text:list-item>
          <text:p text:style-name="P196"><text:a xlink:type="simple" xlink:href="#id37">n</text:a>, optional, xs:NMTOKEN</text:p>
        </text:list-item>
        <text:list-item>
          <text:p text:style-name="P196"><text:a xlink:type="simple" xlink:href="#id1595">xml:id</text:a>, optional, xs:ID</text:p>
        </text:list-item>
      </text:list>
      <text:h text:style-name="P2" text:outline-level="1">Module:</text:h>
      <text:p text:style-name="Text_20_body">header</text:p>
      <text:h text:style-name="P3" text:outline-level="1"><text:bookmark text:name="id1234"/><text:soft-page-break/>&lt;sic&gt; sic</text:h>
      <text:h text:style-name="P2" text:outline-level="1">Description:</text:h>
      <text:p text:style-name="Text_20_body">Contains apparently incorrect or inaccurate musical material. A correction for the apparent error may be given in an accompanying child or sibling corr element.</text:p>
      <text:h text:style-name="P2" text:outline-level="1">May contain:</text:h>
      <text:p text:style-name="Text_20_body">PCDATA, <text:a xlink:type="simple" xlink:href="#id211">abbr</text:a>, <text:a xlink:type="simple" xlink:href="#id111">accid</text:a>, <text:a xlink:type="simple" xlink:href="#id214">add</text:a>, <text:a xlink:type="simple" xlink:href="#id53">address</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204">bibl</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1050">corpname</text:a>, <text:a xlink:type="simple" xlink:href="#id61">corr</text:a>, <text:a xlink:type="simple" xlink:href="#id324">custos</text:a>, <text:a xlink:type="simple" xlink:href="#id1212">damage</text:a>, <text:a xlink:type="simple" xlink:href="#id1083">date</text:a>, <text:a xlink:type="simple" xlink:href="#id1220">del</text:a>, <text:a xlink:type="simple" xlink:href="#id169">dir</text:a>, <text:a xlink:type="simple" xlink:href="#id158">dot</text:a>, <text:a xlink:type="simple" xlink:href="#id772">dynam</text:a>, <text:a xlink:type="simple" xlink:href="#id1247">expan</text:a>, <text:a xlink:type="simple" xlink:href="#id34">extptr</text:a>, <text:a xlink:type="simple" xlink:href="#id49">extref</text:a>, <text:a xlink:type="simple" xlink:href="#id820">fermata</text:a>, <text:a xlink:type="simple" xlink:href="#id1100">fig</text:a>, <text:a xlink:type="simple" xlink:href="#id941">ftrem</text:a>, <text:a xlink:type="simple" xlink:href="#id1333">gap</text:a>, <text:a xlink:type="simple" xlink:href="#id1069">geogname</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1096">identifier</text:a>, <text:a xlink:type="simple" xlink:href="#id217">ineume</text:a>, <text:a xlink:type="simple" xlink:href="#id397">keysig</text:a>, <text:a xlink:type="simple" xlink:href="#id677">layer</text:a>, <text:a xlink:type="simple" xlink:href="#id233">lb</text:a>, <text:a xlink:type="simple" xlink:href="#id958">ligature</text:a>, <text:a xlink:type="simple" xlink:href="#id961">lyrics</text:a>, <text:a xlink:type="simple" xlink:href="#id1155">measure</text:a>, <text:a xlink:type="simple" xlink:href="#id501">mensur</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38">name</text:a>, <text:a xlink:type="simple" xlink:href="#id108">note</text:a>, <text:a xlink:type="simple" xlink:href="#id1087">num</text:a>, <text:a xlink:type="simple" xlink:href="#id848">octave</text:a>, <text:a xlink:type="simple" xlink:href="#id1224">orig</text:a>, <text:a xlink:type="simple" xlink:href="#id868">pad</text:a>, <text:a xlink:type="simple" xlink:href="#id237">pb</text:a>, <text:a xlink:type="simple" xlink:href="#id1016">pedal</text:a>, <text:a xlink:type="simple" xlink:href="#id1076">periodname</text:a>, <text:a xlink:type="simple" xlink:href="#id1064">persname</text:a>, <text:a xlink:type="simple" xlink:href="#id781">phrase</text:a>, <text:a xlink:type="simple" xlink:href="#id529">proport</text:a>, <text:a xlink:type="simple" xlink:href="#id1342">ptr</text:a>, <text:a xlink:type="simple" xlink:href="#id1344">ref</text:a>, <text:a xlink:type="simple" xlink:href="#id1227">reg</text:a>, <text:a xlink:type="simple" xlink:href="#id1023">reh</text:a>, <text:a xlink:type="simple" xlink:href="#id1026">rend</text:a>, <text:a xlink:type="simple" xlink:href="#id1073">repository</text:a>, <text:a xlink:type="simple" xlink:href="#id872">rest</text:a>, <text:a xlink:type="simple" xlink:href="#id1230">restore</text:a>, <text:a xlink:type="simple" xlink:href="#id661">section</text:a>, <text:a xlink:type="simple" xlink:href="#id1234">sic</text:a>, <text:a xlink:type="simple" xlink:href="#id1120">slur</text:a>, <text:a xlink:type="simple" xlink:href="#id890">space</text:a>, <text:a xlink:type="simple" xlink:href="#id1035">stack</text:a>, <text:a xlink:type="simple" xlink:href="#id673">staff</text:a>, <text:a xlink:type="simple" xlink:href="#id1079">stylename</text:a>, <text:a xlink:type="simple" xlink:href="#id1335">subst</text:a>, <text:a xlink:type="simple" xlink:href="#id1237">supplied</text:a>, <text:a xlink:type="simple" xlink:href="#id789">tempo</text:a>, <text:a xlink:type="simple" xlink:href="#id1126">tie</text:a>, <text:a xlink:type="simple" xlink:href="#id1091">titl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p>
      <text:h text:style-name="P2" text:outline-level="1">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58">choice</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335">subst</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2" text:outline-level="1">Attributes:</text:h>
      <text:list xml:id="list34307934" text:style-name="L194">
        <text:list-item>
          <text:p text:style-name="P197"><text:a xlink:type="simple" xlink:href="#id67">facs</text:a>, optional, xs:IDREFS</text:p>
        </text:list-item>
        <text:list-item>
          <text:p text:style-name="P197"><text:a xlink:type="simple" xlink:href="#id37">n</text:a>, optional, xs:NMTOKEN</text:p>
        </text:list-item>
        <text:list-item>
          <text:p text:style-name="P197"><text:a xlink:type="simple" xlink:href="#id1595">xml:id</text:a>, optional, xs:ID</text:p>
        </text:list-item>
      </text:list>
      <text:h text:style-name="P2" text:outline-level="1">Module:</text:h>
      <text:p text:style-name="Text_20_body">edittrans</text:p>
      <text:h text:style-name="P3" text:outline-level="1"><text:bookmark text:name="id1120"/>&lt;slur&gt; slur</text:h>
      <text:h text:style-name="P2" text:outline-level="1">Description:</text:h>
      <text:p text:style-name="Text_20_body">Historically, the term "slur" indicated two notes performed legato, while the term "phrase" was used for a "unified melodic idea". Nowadays, however, "slur" often has the same meaning as "phrase" (See Read, p. 265-266), since the visual rendition of the two concepts is the same. MEI provides two distinct elements so that those users wishing to maintain a distinction for historical reasons may do so. If the user does not want to maintain the distinction, then the more generic &lt;slur&gt; element should be employed. The starting point of the slur may be indicated by either a tstamp, tstamp.ges, tstamp.real or startid attribute, while the ending point may be recorded by either a dur, dur.ges or endid attribute. It is a semantic error not to specify one starting and one ending type of attribute. Either place, bulge, or bezier attributes may be used to record the curvature of the slur. The slur and tie elements may be used instead of the slur.* and tie.* attributes provided on chord and note elements when 1) they are required by software, or 2) multiple, alternative slurs are needed. Please note that the dur attribute is not a true duration, but rather a time stamp for the end point of the slur.</text:p>
      <text:h text:style-name="P2" text:outline-level="1"><text:soft-page-break/>May contain:</text:h>
      <text:p text:style-name="Text_20_body">EMPTY</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2" text:outline-level="1">Attributes:</text:h>
      <text:list xml:id="list34318611" text:style-name="L195">
        <text:list-item>
          <text:p text:style-name="P198"><text:a xlink:type="simple" xlink:href="#id195">bezier</text:a>, optional, list of xs:integer, minimum length of 1</text:p>
        </text:list-item>
        <text:list-item>
          <text:p text:style-name="P198"><text:a xlink:type="simple" xlink:href="#id196">bulge</text:a>, optional, list of xs:decimal, minimum length of 1</text:p>
        </text:list-item>
        <text:list-item>
          <text:p text:style-name="P198"><text:a xlink:type="simple" xlink:href="#id86">color</text:a>, optional, xs:token, "(x[0-9A-Fa-f]{6,6}|aqua|black|fuchsia|gray|green|lime|maroon|navy|olive|purple|red|silver|teal|white|yellow)"</text:p>
        </text:list-item>
        <text:list-item>
          <text:p text:style-name="P198"><text:a xlink:type="simple" xlink:href="#id98">copyof</text:a>, optional, xs:IDREF</text:p>
        </text:list-item>
        <text:list-item>
          <text:p text:style-name="P198"><text:a xlink:type="simple" xlink:href="#id99">corresp</text:a>, optional, xs:IDREFS</text:p>
        </text:list-item>
        <text:list-item>
          <text:p text:style-name="P198"><text:a xlink:type="simple" xlink:href="#id197">curvedir</text:a>, optional, xs:token, above, below</text:p>
        </text:list-item>
        <text:list-item>
          <text:p text:style-name="P198"><text:a xlink:type="simple" xlink:href="#id302">dur</text:a>, optional, xs:token, "([0-9]+m *\+ *)?[0-9]+(\.?[0-9]*)?"</text:p>
        </text:list-item>
        <text:list-item>
          <text:p text:style-name="P198"><text:a xlink:type="simple" xlink:href="#id313">dur.ges</text:a>, optional, CDATA</text:p>
        </text:list-item>
        <text:list-item>
          <text:p text:style-name="P198"><text:a xlink:type="simple" xlink:href="#id184">endho</text:a>, optional, xs:decimal</text:p>
        </text:list-item>
        <text:list-item>
          <text:p text:style-name="P198"><text:a xlink:type="simple" xlink:href="#id177">endid</text:a>, optional, xs:IDREF</text:p>
        </text:list-item>
        <text:list-item>
          <text:p text:style-name="P198"><text:a xlink:type="simple" xlink:href="#id187">endto</text:a>, optional, xs:decimal</text:p>
        </text:list-item>
        <text:list-item>
          <text:p text:style-name="P198"><text:a xlink:type="simple" xlink:href="#id190">endvo</text:a>, optional, xs:decimal</text:p>
        </text:list-item>
        <text:list-item>
          <text:p text:style-name="P198"><text:a xlink:type="simple" xlink:href="#id67">facs</text:a>, optional, xs:IDREFS</text:p>
        </text:list-item>
        <text:list-item>
          <text:p text:style-name="P198"><text:a xlink:type="simple" xlink:href="#id130">ho</text:a>, optional, xs:decimal</text:p>
        </text:list-item>
        <text:list-item>
          <text:p text:style-name="P198"><text:a xlink:type="simple" xlink:href="#id788">join</text:a>, optional, xs:IDREFS</text:p>
        </text:list-item>
        <text:list-item>
          <text:p text:style-name="P198"><text:a xlink:type="simple" xlink:href="#id777">layer</text:a>, optional, list of xs:positiveInteger, minimum length of 1</text:p>
        </text:list-item>
        <text:list-item>
          <text:p text:style-name="P198"><text:a xlink:type="simple" xlink:href="#id37">n</text:a>, optional, xs:NMTOKEN</text:p>
        </text:list-item>
        <text:list-item>
          <text:p text:style-name="P198"><text:a xlink:type="simple" xlink:href="#id100">next</text:a>, optional, xs:IDREFS</text:p>
        </text:list-item>
        <text:list-item>
          <text:p text:style-name="P198"><text:a xlink:type="simple" xlink:href="#id70">plist</text:a>, optional, xs:IDREFS</text:p>
        </text:list-item>
        <text:list-item>
          <text:p text:style-name="P198"><text:a xlink:type="simple" xlink:href="#id101">prev</text:a>, optional, xs:IDREFS</text:p>
        </text:list-item>
        <text:list-item>
          <text:p text:style-name="P198"><text:a xlink:type="simple" xlink:href="#id199">rend</text:a>, optional, xs:token, medium, wide, dashed, dotted</text:p>
        </text:list-item>
        <text:list-item>
          <text:p text:style-name="P198"><text:a xlink:type="simple" xlink:href="#id102">sameas</text:a>, optional, xs:IDREFS</text:p>
        </text:list-item>
        <text:list-item>
          <text:p text:style-name="P198"><text:a xlink:type="simple" xlink:href="#id687">staff</text:a>, required, list of xs:positiveInteger, minimum length of 1</text:p>
        </text:list-item>
        <text:list-item>
          <text:p text:style-name="P198"><text:a xlink:type="simple" xlink:href="#id183">startho</text:a>, optional, xs:decimal</text:p>
        </text:list-item>
        <text:list-item>
          <text:p text:style-name="P198"><text:a xlink:type="simple" xlink:href="#id176">startid</text:a>, optional, xs:IDREF</text:p>
        </text:list-item>
        <text:list-item>
          <text:p text:style-name="P198"><text:a xlink:type="simple" xlink:href="#id186">startto</text:a>, optional, xs:decimal</text:p>
        </text:list-item>
        <text:list-item>
          <text:p text:style-name="P198"><text:a xlink:type="simple" xlink:href="#id189">startvo</text:a>, optional, xs:decimal</text:p>
        </text:list-item>
        <text:list-item>
          <text:p text:style-name="P198"><text:a xlink:type="simple" xlink:href="#id180">subtype</text:a>, optional, xs:NMTOKEN</text:p>
        </text:list-item>
        <text:list-item>
          <text:p text:style-name="P198"><text:a xlink:type="simple" xlink:href="#id103">synch</text:a>, optional, xs:IDREFS</text:p>
        </text:list-item>
        <text:list-item>
          <text:p text:style-name="P198"><text:a xlink:type="simple" xlink:href="#id155">to</text:a>, optional, xs:decimal</text:p>
        </text:list-item>
        <text:list-item>
          <text:p text:style-name="P198"><text:a xlink:type="simple" xlink:href="#id94">tstamp</text:a>, optional, xs:decimal, 0 - ∞</text:p>
        </text:list-item>
        <text:list-item>
          <text:p text:style-name="P198"><text:a xlink:type="simple" xlink:href="#id308">tstamp.ges</text:a>, optional, xs:nonNegativeInteger</text:p>
        </text:list-item>
        <text:list-item>
          <text:p text:style-name="P198"><text:a xlink:type="simple" xlink:href="#id309">tstamp.real</text:a>, optional, xs:time</text:p>
        </text:list-item>
        <text:list-item>
          <text:p text:style-name="P198"><text:a xlink:type="simple" xlink:href="#id179">type</text:a>, optional, xs:NMTOKEN</text:p>
        </text:list-item>
        <text:list-item>
          <text:p text:style-name="P198"><text:a xlink:type="simple" xlink:href="#id133">vo</text:a>, optional, xs:decimal</text:p>
        </text:list-item>
        <text:list-item>
          <text:p text:style-name="P198"><text:a xlink:type="simple" xlink:href="#id105">when</text:a>, optional, xs:IDREF</text:p>
        </text:list-item>
        <text:list-item>
          <text:p text:style-name="P198"><text:a xlink:type="simple" xlink:href="#id135">x</text:a>, optional, xs:decimal</text:p>
        </text:list-item>
        <text:list-item>
          <text:p text:style-name="P198"><text:soft-page-break/><text:a xlink:type="simple" xlink:href="#id192">x2</text:a>, optional, xs:decimal</text:p>
        </text:list-item>
        <text:list-item>
          <text:p text:style-name="P198"><text:a xlink:type="simple" xlink:href="#id1595">xml:id</text:a>, optional, xs:ID</text:p>
        </text:list-item>
        <text:list-item>
          <text:p text:style-name="P198"><text:a xlink:type="simple" xlink:href="#id136">y</text:a>, optional, xs:decimal</text:p>
        </text:list-item>
        <text:list-item>
          <text:p text:style-name="P198"><text:a xlink:type="simple" xlink:href="#id193">y2</text:a>, optional, xs:decimal</text:p>
        </text:list-item>
      </text:list>
      <text:h text:style-name="P2" text:outline-level="1">Module:</text:h>
      <text:p text:style-name="Text_20_body">cmn</text:p>
      <text:h text:style-name="P3" text:outline-level="1"><text:bookmark text:name="id1399"/>&lt;source&gt; source</text:h>
      <text:h text:style-name="P2" text:outline-level="1">Description:</text:h>
      <text:p text:style-name="Text_20_body">A bibliographic description of a source for the electronic file. Multiple physdesc sub-elements may be used to describe the physically separate parts of a single source. The data attribute may be used to reference one or more features that occur in this particular source.</text:p>
      <text:h text:style-name="P2" text:outline-level="1">May contain:</text:h>
      <text:p text:style-name="Text_20_body"><text:a xlink:type="simple" xlink:href="#id1458">classification</text:a>, <text:a xlink:type="simple" xlink:href="#id1358">editionstmt</text:a>, <text:a xlink:type="simple" xlink:href="#id1096">identifier</text:a>, <text:a xlink:type="simple" xlink:href="#id1452">langusage</text:a>, <text:a xlink:type="simple" xlink:href="#id1394">notesstmt</text:a>, <text:a xlink:type="simple" xlink:href="#id1401">physdesc</text:a>, <text:a xlink:type="simple" xlink:href="#id1366">pubstmt</text:a>, <text:a xlink:type="simple" xlink:href="#id1391">seriesstmt</text:a>, <text:a xlink:type="simple" xlink:href="#id1350">titlestmt</text:a> </text:p>
      <text:h text:style-name="P2" text:outline-level="1">May occur within:</text:h>
      <text:p text:style-name="Text_20_body"><text:a xlink:type="simple" xlink:href="#id1397">sourcedesc</text:a> </text:p>
      <text:h text:style-name="P2" text:outline-level="1">Attributes:</text:h>
      <text:list xml:id="list34312805" text:style-name="L196">
        <text:list-item>
          <text:p text:style-name="P199"><text:a xlink:type="simple" xlink:href="#id1042">analog</text:a>, optional, CDATA</text:p>
        </text:list-item>
        <text:list-item>
          <text:p text:style-name="P199"><text:a xlink:type="simple" xlink:href="#id350">data</text:a>, optional, xs:IDREFS</text:p>
        </text:list-item>
        <text:list-item>
          <text:p text:style-name="P199"><text:a xlink:type="simple" xlink:href="#id37">n</text:a>, optional, xs:NMTOKEN</text:p>
        </text:list-item>
        <text:list-item>
          <text:p text:style-name="P199"><text:a xlink:type="simple" xlink:href="#id1595">xml:id</text:a>, optional, xs:ID</text:p>
        </text:list-item>
      </text:list>
      <text:h text:style-name="P2" text:outline-level="1">Module:</text:h>
      <text:p text:style-name="Text_20_body">header</text:p>
      <text:h text:style-name="P3" text:outline-level="1"><text:bookmark text:name="id1397"/>&lt;sourcedesc&gt; source description</text:h>
      <text:h text:style-name="P2" text:outline-level="1">Description:</text:h>
      <text:p text:style-name="Text_20_body">A container for the descriptions of the source(s) used in the creation of the electronic file. This element is recommended where the MEI file is a transcription of existing music, but is not required when the data is originally created in MEI form.</text:p>
      <text:h text:style-name="P2" text:outline-level="1">May contain:</text:h>
      <text:p text:style-name="Text_20_body"><text:a xlink:type="simple" xlink:href="#id1399">source</text:a> </text:p>
      <text:h text:style-name="P2" text:outline-level="1">May occur within:</text:h>
      <text:p text:style-name="Text_20_body"><text:a xlink:type="simple" xlink:href="#id1348">filedesc</text:a> </text:p>
      <text:h text:style-name="P2" text:outline-level="1"><text:soft-page-break/>Attributes:</text:h>
      <text:list xml:id="list34328711" text:style-name="L197">
        <text:list-item>
          <text:p text:style-name="P200"><text:a xlink:type="simple" xlink:href="#id37">n</text:a>, optional, xs:NMTOKEN</text:p>
        </text:list-item>
        <text:list-item>
          <text:p text:style-name="P200"><text:a xlink:type="simple" xlink:href="#id1595">xml:id</text:a>, optional, xs:ID</text:p>
        </text:list-item>
      </text:list>
      <text:h text:style-name="P2" text:outline-level="1">Module:</text:h>
      <text:p text:style-name="Text_20_body">header</text:p>
      <text:h text:style-name="P3" text:outline-level="1"><text:bookmark text:name="id890"/>&lt;space&gt; space</text:h>
      <text:h text:style-name="P2" text:outline-level="1">Description:</text:h>
      <text:p text:style-name="Text_20_body">A placeholder used to fill an incomplete measure, layer, etc. most often so that the combined duration of the events equals the number of beats in the measure.</text:p>
      <text:h text:style-name="P2" text:outline-level="1">May contain:</text:h>
      <text:p text:style-name="Text_20_body">EMPTY</text:p>
      <text:h text:style-name="P2" text:outline-level="1">May occur within:</text:h>
      <text:p text:style-name="Text_20_body"><text:a xlink:type="simple" xlink:href="#id214">add</text:a>, <text:a xlink:type="simple" xlink:href="#id897">beam</text:a>, <text:a xlink:type="simple" xlink:href="#id61">corr</text:a>, <text:a xlink:type="simple" xlink:href="#id1212">damage</text:a>, <text:a xlink:type="simple" xlink:href="#id1220">del</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a xlink:type="simple" xlink:href="#id167">verse</text:a> </text:p>
      <text:h text:style-name="P2" text:outline-level="1">Attributes:</text:h>
      <text:list xml:id="list34318478" text:style-name="L198">
        <text:list-item>
          <text:p text:style-name="P201"><text:a xlink:type="simple" xlink:href="#id883">beam</text:a>, optional, list of xs:token, "[i|m|t][1-6]", minimum length of 1</text:p>
        </text:list-item>
        <text:list-item>
          <text:p text:style-name="P201"><text:a xlink:type="simple" xlink:href="#id894">compressable</text:a>, optional, xs:token, true, false</text:p>
        </text:list-item>
        <text:list-item>
          <text:p text:style-name="P201"><text:a xlink:type="simple" xlink:href="#id98">copyof</text:a>, optional, xs:IDREF</text:p>
        </text:list-item>
        <text:list-item>
          <text:p text:style-name="P201"><text:a xlink:type="simple" xlink:href="#id99">corresp</text:a>, optional, xs:IDREFS</text:p>
        </text:list-item>
        <text:list-item>
          <text:p text:style-name="P201"><text:a xlink:type="simple" xlink:href="#id876">dots</text:a>, optional, xs:nonNegativeInteger, 0 - 4</text:p>
        </text:list-item>
        <text:list-item>
          <text:p text:style-name="P201"><text:a xlink:type="simple" xlink:href="#id733">dur</text:a>, optional, xs:token, long, breve, 1, 2, 4, 8, 16, 32, 64, 128, 256, 512, 1024, 2048, maxima, longa, brevis, semibrevis, minima, semiminima, fusa, semifusa</text:p>
        </text:list-item>
        <text:list-item>
          <text:p text:style-name="P201"><text:a xlink:type="simple" xlink:href="#id313">dur.ges</text:a>, optional, CDATA</text:p>
        </text:list-item>
        <text:list-item>
          <text:p text:style-name="P201"><text:a xlink:type="simple" xlink:href="#id67">facs</text:a>, optional, xs:IDREFS</text:p>
        </text:list-item>
        <text:list-item>
          <text:p text:style-name="P201"><text:a xlink:type="simple" xlink:href="#id731">fermata</text:a>, optional, xs:token, above, below, within</text:p>
        </text:list-item>
        <text:list-item>
          <text:p text:style-name="P201"><text:a xlink:type="simple" xlink:href="#id305">layer</text:a>, optional, xs:positiveInteger</text:p>
        </text:list-item>
        <text:list-item>
          <text:p text:style-name="P201"><text:a xlink:type="simple" xlink:href="#id37">n</text:a>, optional, xs:NMTOKEN</text:p>
        </text:list-item>
        <text:list-item>
          <text:p text:style-name="P201"><text:a xlink:type="simple" xlink:href="#id100">next</text:a>, optional, xs:IDREFS</text:p>
        </text:list-item>
        <text:list-item>
          <text:p text:style-name="P201"><text:a xlink:type="simple" xlink:href="#id101">prev</text:a>, optional, xs:IDREFS</text:p>
        </text:list-item>
        <text:list-item>
          <text:p text:style-name="P201"><text:a xlink:type="simple" xlink:href="#id102">sameas</text:a>, optional, xs:IDREFS</text:p>
        </text:list-item>
        <text:list-item>
          <text:p text:style-name="P201"><text:a xlink:type="simple" xlink:href="#id729">staff</text:a>, optional, list of xs:positiveInteger, minimum length of 1</text:p>
        </text:list-item>
        <text:list-item>
          <text:p text:style-name="P201"><text:a xlink:type="simple" xlink:href="#id103">synch</text:a>, optional, xs:IDREFS</text:p>
        </text:list-item>
        <text:list-item>
          <text:p text:style-name="P201"><text:a xlink:type="simple" xlink:href="#id94">tstamp</text:a>, optional, xs:decimal, 0 - ∞</text:p>
        </text:list-item>
        <text:list-item>
          <text:p text:style-name="P201"><text:a xlink:type="simple" xlink:href="#id308">tstamp.ges</text:a>, optional, xs:nonNegativeInteger</text:p>
        </text:list-item>
        <text:list-item>
          <text:p text:style-name="P201"><text:a xlink:type="simple" xlink:href="#id309">tstamp.real</text:a>, optional, xs:time</text:p>
        </text:list-item>
        <text:list-item>
          <text:p text:style-name="P201"><text:a xlink:type="simple" xlink:href="#id879">tuplet</text:a>, optional, list of xs:token, "[i|m|t][1-6]", minimum length of 1</text:p>
        </text:list-item>
        <text:list-item>
          <text:p text:style-name="P201"><text:a xlink:type="simple" xlink:href="#id105">when</text:a>, optional, xs:IDREF</text:p>
        </text:list-item>
        <text:list-item>
          <text:p text:style-name="P201"><text:a xlink:type="simple" xlink:href="#id1595">xml:id</text:a>, optional, xs:ID</text:p>
        </text:list-item>
      </text:list>
      <text:h text:style-name="P2" text:outline-level="1"><text:soft-page-break/>Module:</text:h>
      <text:p text:style-name="Text_20_body">shared</text:p>
      <text:h text:style-name="P3" text:outline-level="1"><text:bookmark text:name="id1035"/>&lt;stack&gt; stacked text</text:h>
      <text:h text:style-name="P2" text:outline-level="1">Description:</text:h>
      <text:p text:style-name="Text_20_body">An inline table with a single column.</text:p>
      <text:h text:style-name="P2" text:outline-level="1">May contain:</text:h>
      <text:p text:style-name="Text_20_body">PCDATA, <text:a xlink:type="simple" xlink:href="#id211">abbr</text:a>, <text:a xlink:type="simple" xlink:href="#id53">address</text:a>, <text:a xlink:type="simple" xlink:href="#id297">annot</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3">reh</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2" text:outline-level="1">Attributes:</text:h>
      <text:list xml:id="list34332989" text:style-name="L199">
        <text:list-item>
          <text:p text:style-name="P202"><text:a xlink:type="simple" xlink:href="#id1115">align</text:a>, optional, xs:token, left, right, center, rightdigit</text:p>
        </text:list-item>
        <text:list-item>
          <text:p text:style-name="P202"><text:a xlink:type="simple" xlink:href="#id1114">delim</text:a>, optional, CDATA</text:p>
        </text:list-item>
        <text:list-item>
          <text:p text:style-name="P202"><text:a xlink:type="simple" xlink:href="#id67">facs</text:a>, optional, xs:IDREFS</text:p>
        </text:list-item>
        <text:list-item>
          <text:p text:style-name="P202"><text:a xlink:type="simple" xlink:href="#id37">n</text:a>, optional, xs:NMTOKEN</text:p>
        </text:list-item>
        <text:list-item>
          <text:p text:style-name="P202"><text:a xlink:type="simple" xlink:href="#id1595">xml:id</text:a>, optional, xs:ID</text:p>
        </text:list-item>
        <text:list-item>
          <text:p text:style-name="P202"><text:a xlink:type="simple" xlink:href="#id1596">xml:lang</text:a>, optional, xs:language</text:p>
        </text:list-item>
      </text:list>
      <text:h text:style-name="P2" text:outline-level="1">Module:</text:h>
      <text:p text:style-name="Text_20_body">shared</text:p>
      <text:h text:style-name="P3" text:outline-level="1"><text:bookmark text:name="id673"/>&lt;staff&gt; staff</text:h>
      <text:h text:style-name="P2" text:outline-level="1">Description:</text:h>
      <text:p text:style-name="Text_20_body">The n attribute is a connection back to the appropriate staffdef element. If the n attribute is omitted, encoding order is presumed to match the staff order. Of course, if data is supplied for only a subset of staves, the n attribute must be supplied.</text:p>
      <text:h text:style-name="P2" text:outline-level="1">May contain:</text:h>
      <text:p text:style-name="Text_20_body"><text:a xlink:type="simple" xlink:href="#id214">add</text:a>, <text:a xlink:type="simple" xlink:href="#id391">anchoredtext</text:a>, <text:a xlink:type="simple" xlink:href="#id297">annot</text:a>, <text:a xlink:type="simple" xlink:href="#id220">app</text:a>, <text:a xlink:type="simple" xlink:href="#id58">choice</text:a>, <text:a xlink:type="simple" xlink:href="#id61">corr</text:a>, <text:a xlink:type="simple" xlink:href="#id172">curve</text:a>, <text:a xlink:type="simple" xlink:href="#id1212">damage</text:a>, <text:a xlink:type="simple" xlink:href="#id1220">del</text:a>, <text:a xlink:type="simple" xlink:href="#id229">div</text:a>, <text:a xlink:type="simple" xlink:href="#id1333">gap</text:a>, <text:a xlink:type="simple" xlink:href="#id1326">handshift</text:a>, <text:a xlink:type="simple" xlink:href="#id677">layer</text:a>, <text:a xlink:type="simple" xlink:href="#id201">line</text:a>, <text:a xlink:type="simple" xlink:href="#id1224">orig</text:a>, <text:a xlink:type="simple" xlink:href="#id237">pb</text:a>, <text:a xlink:type="simple" xlink:href="#id1227">reg</text:a>, <text:a xlink:type="simple" xlink:href="#id1230">restore</text:a>, <text:a xlink:type="simple" xlink:href="#id322">sb</text:a>, <text:a xlink:type="simple" xlink:href="#id342">scoredef</text:a>, <text:a xlink:type="simple" xlink:href="#id1234">sic</text:a>, <text:a xlink:type="simple" xlink:href="#id452">staffdef</text:a>, <text:a xlink:type="simple" xlink:href="#id437">staffgrp</text:a>, <text:a xlink:type="simple" xlink:href="#id1335">subst</text:a>, <text:a xlink:type="simple" xlink:href="#id1237">supplied</text:a>, <text:a xlink:type="simple" xlink:href="#id385">symbol</text:a>, <text:a xlink:type="simple" xlink:href="#id1242">unclear</text:a> </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68">ending</text:a>, <text:a xlink:type="simple" xlink:href="#id222">lem</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661">section</text:a>, <text:a xlink:type="simple" xlink:href="#id1234">sic</text:a>, <text:a xlink:type="simple" xlink:href="#id1237">supplied</text:a>, <text:a xlink:type="simple" xlink:href="#id1242">unclear</text:a> </text:p>
      <text:h text:style-name="P2" text:outline-level="1"><text:soft-page-break/>Attributes:</text:h>
      <text:list xml:id="list34322408" text:style-name="L200">
        <text:list-item>
          <text:p text:style-name="P203"><text:a xlink:type="simple" xlink:href="#id98">copyof</text:a>, optional, xs:IDREF</text:p>
        </text:list-item>
        <text:list-item>
          <text:p text:style-name="P203"><text:a xlink:type="simple" xlink:href="#id99">corresp</text:a>, optional, xs:IDREFS</text:p>
        </text:list-item>
        <text:list-item>
          <text:p text:style-name="P203"><text:a xlink:type="simple" xlink:href="#id67">facs</text:a>, optional, xs:IDREFS</text:p>
        </text:list-item>
        <text:list-item>
          <text:p text:style-name="P203"><text:a xlink:type="simple" xlink:href="#id37">n</text:a>, optional, xs:NMTOKEN</text:p>
        </text:list-item>
        <text:list-item>
          <text:p text:style-name="P203"><text:a xlink:type="simple" xlink:href="#id100">next</text:a>, optional, xs:IDREFS</text:p>
        </text:list-item>
        <text:list-item>
          <text:p text:style-name="P203"><text:a xlink:type="simple" xlink:href="#id101">prev</text:a>, optional, xs:IDREFS</text:p>
        </text:list-item>
        <text:list-item>
          <text:p text:style-name="P203"><text:a xlink:type="simple" xlink:href="#id102">sameas</text:a>, optional, xs:IDREFS</text:p>
        </text:list-item>
        <text:list-item>
          <text:p text:style-name="P203"><text:a xlink:type="simple" xlink:href="#id103">synch</text:a>, optional, xs:IDREFS</text:p>
        </text:list-item>
        <text:list-item>
          <text:p text:style-name="P203"><text:a xlink:type="simple" xlink:href="#id469">visible</text:a>, optional, xs:token, true, false</text:p>
        </text:list-item>
        <text:list-item>
          <text:p text:style-name="P203"><text:a xlink:type="simple" xlink:href="#id105">when</text:a>, optional, xs:IDREF</text:p>
        </text:list-item>
        <text:list-item>
          <text:p text:style-name="P203"><text:a xlink:type="simple" xlink:href="#id1595">xml:id</text:a>, optional, xs:ID</text:p>
        </text:list-item>
      </text:list>
      <text:h text:style-name="P2" text:outline-level="1">Module:</text:h>
      <text:p text:style-name="Text_20_body">shared</text:p>
      <text:h text:style-name="P3" text:outline-level="1"><text:bookmark text:name="id452"/>&lt;staffdef&gt; staff definition</text:h>
      <text:h text:style-name="P2" text:outline-level="1">Description:</text:h>
      <text:p text:style-name="Text_20_body">Container for staff meta-information.</text:p>
      <text:h text:style-name="P2" text:outline-level="1">May contain:</text:h>
      <text:p text:style-name="Text_20_body"><text:a xlink:type="simple" xlink:href="#id483">clef</text:a>, <text:a xlink:type="simple" xlink:href="#id422">instrdef</text:a>, <text:a xlink:type="simple" xlink:href="#id397">keysig</text:a>, <text:a xlink:type="simple" xlink:href="#id442">label</text:a>, <text:a xlink:type="simple" xlink:href="#id455">layerdef</text:a>, <text:a xlink:type="simple" xlink:href="#id501">mensur</text:a>, <text:a xlink:type="simple" xlink:href="#id529">proport</text:a> </text:p>
      <text:h text:style-name="P2" text:outline-level="1">May occur within:</text:h>
      <text:p text:style-name="Text_20_body"><text:a xlink:type="simple" xlink:href="#id668">ending</text:a>, <text:a xlink:type="simple" xlink:href="#id677">layer</text:a>, <text:a xlink:type="simple" xlink:href="#id222">lem</text:a>, <text:a xlink:type="simple" xlink:href="#id1155">measure</text:a>, <text:a xlink:type="simple" xlink:href="#id1159">ossia</text:a>, <text:a xlink:type="simple" xlink:href="#id1178">rdg</text:a>, <text:a xlink:type="simple" xlink:href="#id1561">score</text:a>, <text:a xlink:type="simple" xlink:href="#id661">section</text:a>, <text:a xlink:type="simple" xlink:href="#id673">staff</text:a>, <text:a xlink:type="simple" xlink:href="#id437">staffgrp</text:a>, <text:a xlink:type="simple" xlink:href="#id968">syllable</text:a> </text:p>
      <text:h text:style-name="P2" text:outline-level="1">Attributes:</text:h>
      <text:list xml:id="list34322915" text:style-name="L201">
        <text:list-item>
          <text:p text:style-name="P204"><text:a xlink:type="simple" xlink:href="#id465">beam.group</text:a>, optional, CDATA</text:p>
        </text:list-item>
        <text:list-item>
          <text:p text:style-name="P204"><text:a xlink:type="simple" xlink:href="#id471">beam.rend</text:a>, optional, xs:token, acc, rit, norm</text:p>
        </text:list-item>
        <text:list-item>
          <text:p text:style-name="P204"><text:a xlink:type="simple" xlink:href="#id466">beam.rests</text:a>, optional, xs:token, true, false</text:p>
        </text:list-item>
        <text:list-item>
          <text:p text:style-name="P204"><text:a xlink:type="simple" xlink:href="#id472">beam.slope</text:a>, optional, xs:decimal</text:p>
        </text:list-item>
        <text:list-item>
          <text:p text:style-name="P204"><text:a xlink:type="simple" xlink:href="#id562">clef.color</text:a>, optional, xs:token, "(x[0-9A-Fa-f]{6,6}|aqua|black|fuchsia|gray|green|lime|maroon|navy|olive|purple|red|silver|teal|white|yellow)"</text:p>
        </text:list-item>
        <text:list-item>
          <text:p text:style-name="P204"><text:a xlink:type="simple" xlink:href="#id538">clef.dis</text:a>, optional, xs:positiveInteger, "([\-+]?[0-9]+) &amp; (8|15|22)"</text:p>
        </text:list-item>
        <text:list-item>
          <text:p text:style-name="P204"><text:a xlink:type="simple" xlink:href="#id539">clef.dis.place</text:a>, optional, xs:token, above, below</text:p>
        </text:list-item>
        <text:list-item>
          <text:p text:style-name="P204"><text:a xlink:type="simple" xlink:href="#id537">clef.line</text:a>, optional, xs:positiveInteger</text:p>
        </text:list-item>
        <text:list-item>
          <text:p text:style-name="P204"><text:a xlink:type="simple" xlink:href="#id536">clef.shape</text:a>, optional, xs:token, G, GG, F, C, perc, TAB</text:p>
        </text:list-item>
        <text:list-item>
          <text:p text:style-name="P204"><text:a xlink:type="simple" xlink:href="#id563">clef.visible</text:a>, optional, xs:token, true, false</text:p>
        </text:list-item>
        <text:list-item>
          <text:p text:style-name="P204"><text:a xlink:type="simple" xlink:href="#id460">dur.default</text:a>, optional, xs:token, long, breve, 1, 2, 4, 8, 16, 32, 64, 128, 256, 512, 1024, 2048, maxima, longa, brevis, semibrevis, minima, semiminima, fusa, semifusa</text:p>
        </text:list-item>
        <text:list-item>
          <text:p text:style-name="P204"><text:a xlink:type="simple" xlink:href="#id565">dynam.dist</text:a>, optional, xs:decimal</text:p>
        </text:list-item>
        <text:list-item>
          <text:p text:style-name="P204"><text:a xlink:type="simple" xlink:href="#id590">grid.show</text:a>, optional, xs:token, true, false</text:p>
        </text:list-item>
        <text:list-item>
          <text:p text:style-name="P204"><text:a xlink:type="simple" xlink:href="#id566">harm.dist</text:a>, optional, xs:decimal</text:p>
        </text:list-item>
        <text:list-item>
          <text:p text:style-name="P204"><text:a xlink:type="simple" xlink:href="#id481">instr</text:a>, optional, xs:IDREF</text:p>
        </text:list-item>
        <text:list-item>
          <text:p text:style-name="P204"><text:soft-page-break/><text:a xlink:type="simple" xlink:href="#id541">key.accid</text:a>, optional, xs:token, s, f, ss, ff, n</text:p>
        </text:list-item>
        <text:list-item>
          <text:p text:style-name="P204"><text:a xlink:type="simple" xlink:href="#id542">key.mode</text:a>, optional, xs:token, major, minor, dorian, phrygian, lydian, mixolydian, aeolian, locrian</text:p>
        </text:list-item>
        <text:list-item>
          <text:p text:style-name="P204"><text:a xlink:type="simple" xlink:href="#id543">key.pname</text:a>, optional, xs:token, "[a-g]"</text:p>
        </text:list-item>
        <text:list-item>
          <text:p text:style-name="P204"><text:a xlink:type="simple" xlink:href="#id544">key.sig</text:a>, optional, xs:token, "mixed|0|[1-7][f|s]"</text:p>
        </text:list-item>
        <text:list-item>
          <text:p text:style-name="P204"><text:a xlink:type="simple" xlink:href="#id546">key.sig.mixed</text:a>, optional, list of xs:NMTOKEN, minimum length of 1</text:p>
        </text:list-item>
        <text:list-item>
          <text:p text:style-name="P204"><text:a xlink:type="simple" xlink:href="#id569">key.sig.show</text:a>, optional, xs:token, true, false</text:p>
        </text:list-item>
        <text:list-item>
          <text:p text:style-name="P204"><text:a xlink:type="simple" xlink:href="#id570">key.sig.showchange</text:a>, optional, xs:token, true, false</text:p>
        </text:list-item>
        <text:list-item>
          <text:p text:style-name="P204"><text:a xlink:type="simple" xlink:href="#id572">label.abbr</text:a>, optional, CDATA</text:p>
        </text:list-item>
        <text:list-item>
          <text:p text:style-name="P204"><text:a xlink:type="simple" xlink:href="#id573">label.full</text:a>, optional, CDATA</text:p>
        </text:list-item>
        <text:list-item>
          <text:p text:style-name="P204"><text:a xlink:type="simple" xlink:href="#id591">layerscheme</text:a>, optional, xs:token, 1, 2o, 2f, 3o, 3f</text:p>
        </text:list-item>
        <text:list-item>
          <text:p text:style-name="P204"><text:a xlink:type="simple" xlink:href="#id593">lines</text:a>, optional, xs:positiveInteger</text:p>
        </text:list-item>
        <text:list-item>
          <text:p text:style-name="P204"><text:a xlink:type="simple" xlink:href="#id594">lines.color</text:a>, optional, xs:token, "(x[0-9A-Fa-f]{6,6}|aqua|black|fuchsia|gray|green|lime|maroon|navy|olive|purple|red|silver|teal|white|yellow)"</text:p>
        </text:list-item>
        <text:list-item>
          <text:p text:style-name="P204"><text:a xlink:type="simple" xlink:href="#id595">lines.visible</text:a>, optional, xs:token, true, false</text:p>
        </text:list-item>
        <text:list-item>
          <text:p text:style-name="P204"><text:a xlink:type="simple" xlink:href="#id575">lyric.align</text:a>, optional, xs:decimal</text:p>
        </text:list-item>
        <text:list-item>
          <text:p text:style-name="P204"><text:a xlink:type="simple" xlink:href="#id576">lyric.fam</text:a>, optional, xs:token</text:p>
        </text:list-item>
        <text:list-item>
          <text:p text:style-name="P204"><text:a xlink:type="simple" xlink:href="#id577">lyric.name</text:a>, optional, xs:token</text:p>
        </text:list-item>
        <text:list-item>
          <text:p text:style-name="P204"><text:a xlink:type="simple" xlink:href="#id578">lyric.size</text:a>, optional, xs:decimal</text:p>
        </text:list-item>
        <text:list-item>
          <text:p text:style-name="P204"><text:a xlink:type="simple" xlink:href="#id579">lyric.style</text:a>, optional, xs:token, ital, normal, oblique</text:p>
        </text:list-item>
        <text:list-item>
          <text:p text:style-name="P204"><text:a xlink:type="simple" xlink:href="#id580">lyric.weight</text:a>, optional, xs:token, bold</text:p>
        </text:list-item>
        <text:list-item>
          <text:p text:style-name="P204"><text:a xlink:type="simple" xlink:href="#id554">mensur.dot</text:a>, optional, xs:token, true, false</text:p>
        </text:list-item>
        <text:list-item>
          <text:p text:style-name="P204"><text:a xlink:type="simple" xlink:href="#id606">mensur.form</text:a>, optional, xs:token, horizontal, vertical</text:p>
        </text:list-item>
        <text:list-item>
          <text:p text:style-name="P204"><text:a xlink:type="simple" xlink:href="#id607">mensur.loc</text:a>, optional, xs:positiveInteger</text:p>
        </text:list-item>
        <text:list-item>
          <text:p text:style-name="P204"><text:a xlink:type="simple" xlink:href="#id555">mensur.orient</text:a>, optional, xs:token, "reversed|90CW|90CCW"</text:p>
        </text:list-item>
        <text:list-item>
          <text:p text:style-name="P204"><text:a xlink:type="simple" xlink:href="#id556">mensur.sign</text:a>, optional, xs:token, C, O</text:p>
        </text:list-item>
        <text:list-item>
          <text:p text:style-name="P204"><text:a xlink:type="simple" xlink:href="#id608">mensur.size</text:a>, optional, xs:token, normal, cue</text:p>
        </text:list-item>
        <text:list-item>
          <text:p text:style-name="P204"><text:a xlink:type="simple" xlink:href="#id557">mensur.slash</text:a>, optional, xs:positiveInteger</text:p>
        </text:list-item>
        <text:list-item>
          <text:p text:style-name="P204"><text:a xlink:type="simple" xlink:href="#id548">meter.count</text:a>, optional, xs:decimal</text:p>
        </text:list-item>
        <text:list-item>
          <text:p text:style-name="P204"><text:a xlink:type="simple" xlink:href="#id582">meter.rend</text:a>, optional, xs:token, denomsym, norm, invis</text:p>
        </text:list-item>
        <text:list-item>
          <text:p text:style-name="P204"><text:a xlink:type="simple" xlink:href="#id583">meter.showchange</text:a>, optional, xs:token, true, false</text:p>
        </text:list-item>
        <text:list-item>
          <text:p text:style-name="P204"><text:a xlink:type="simple" xlink:href="#id584">meter.sym</text:a>, optional, xs:token, common, cut</text:p>
        </text:list-item>
        <text:list-item>
          <text:p text:style-name="P204"><text:a xlink:type="simple" xlink:href="#id549">meter.unit</text:a>, optional, xs:decimal</text:p>
        </text:list-item>
        <text:list-item>
          <text:p text:style-name="P204"><text:a xlink:type="simple" xlink:href="#id507">modusmaior</text:a>, optional, xs:positiveInteger, 2 - 3</text:p>
        </text:list-item>
        <text:list-item>
          <text:p text:style-name="P204"><text:a xlink:type="simple" xlink:href="#id509">modusminor</text:a>, optional, xs:positiveInteger, 2 - 3</text:p>
        </text:list-item>
        <text:list-item>
          <text:p text:style-name="P204"><text:a xlink:type="simple" xlink:href="#id587">multi.number</text:a>, optional, xs:token, true, false</text:p>
        </text:list-item>
        <text:list-item>
          <text:p text:style-name="P204"><text:a xlink:type="simple" xlink:href="#id37">n</text:a>, optional, xs:NMTOKEN</text:p>
        </text:list-item>
        <text:list-item>
          <text:p text:style-name="P204"><text:a xlink:type="simple" xlink:href="#id505">num</text:a>, optional, xs:positiveInteger</text:p>
        </text:list-item>
        <text:list-item>
          <text:p text:style-name="P204"><text:a xlink:type="simple" xlink:href="#id506">numbase</text:a>, optional, xs:positiveInteger</text:p>
        </text:list-item>
        <text:list-item>
          <text:p text:style-name="P204"><text:a xlink:type="simple" xlink:href="#id463">octave.default</text:a>, optional, xs:nonNegativeInteger, 0 - 9</text:p>
        </text:list-item>
        <text:list-item>
          <text:p text:style-name="P204"><text:a xlink:type="simple" xlink:href="#id589">ontheline</text:a>, optional, xs:token, true, false</text:p>
        </text:list-item>
        <text:list-item>
          <text:p text:style-name="P204"><text:a xlink:type="simple" xlink:href="#id598">pedal.style</text:a>, optional, xs:token, line, pedstar, altpedstar</text:p>
        </text:list-item>
        <text:list-item>
          <text:p text:style-name="P204"><text:a xlink:type="simple" xlink:href="#id611">ppq</text:a>, optional, xs:positiveInteger</text:p>
        </text:list-item>
        <text:list-item>
          <text:p text:style-name="P204"><text:a xlink:type="simple" xlink:href="#id511">prolatio</text:a>, optional, xs:positiveInteger, 2 - 3</text:p>
        </text:list-item>
        <text:list-item>
          <text:p text:style-name="P204"><text:a xlink:type="simple" xlink:href="#id558">proport.num</text:a>, optional, xs:positiveInteger</text:p>
        </text:list-item>
        <text:list-item>
          <text:p text:style-name="P204"><text:a xlink:type="simple" xlink:href="#id559">proport.numbase</text:a>, optional, xs:positiveInteger</text:p>
        </text:list-item>
        <text:list-item>
          <text:p text:style-name="P204"><text:a xlink:type="simple" xlink:href="#id600">reh.enclose</text:a>, optional, xs:token, box, circle, none</text:p>
        </text:list-item>
        <text:list-item>
          <text:p text:style-name="P204"><text:a xlink:type="simple" xlink:href="#id388">scale</text:a>, optional, xs:token, "[0-9]+(\.?[0-9]*)?%"</text:p>
        </text:list-item>
        <text:list-item>
          <text:p text:style-name="P204"><text:soft-page-break/><text:a xlink:type="simple" xlink:href="#id602">slur.rend</text:a>, optional, xs:token, medium, wide, dashed, dotted</text:p>
        </text:list-item>
        <text:list-item>
          <text:p text:style-name="P204"><text:a xlink:type="simple" xlink:href="#id596">spacing</text:a>, optional, xs:decimal</text:p>
        </text:list-item>
        <text:list-item>
          <text:p text:style-name="P204"><text:a xlink:type="simple" xlink:href="#id612">tab.strings</text:a>, optional, list of xs:NMTOKEN, minimum length of 1</text:p>
        </text:list-item>
        <text:list-item>
          <text:p text:style-name="P204"><text:a xlink:type="simple" xlink:href="#id513">tempus</text:a>, optional, xs:positiveInteger, 2 - 3</text:p>
        </text:list-item>
        <text:list-item>
          <text:p text:style-name="P204"><text:a xlink:type="simple" xlink:href="#id567">text.dist</text:a>, optional, xs:decimal</text:p>
        </text:list-item>
        <text:list-item>
          <text:p text:style-name="P204"><text:a xlink:type="simple" xlink:href="#id474">text.fam</text:a>, optional, xs:token</text:p>
        </text:list-item>
        <text:list-item>
          <text:p text:style-name="P204"><text:a xlink:type="simple" xlink:href="#id475">text.name</text:a>, optional, xs:token</text:p>
        </text:list-item>
        <text:list-item>
          <text:p text:style-name="P204"><text:a xlink:type="simple" xlink:href="#id476">text.size</text:a>, optional, xs:decimal</text:p>
        </text:list-item>
        <text:list-item>
          <text:p text:style-name="P204"><text:a xlink:type="simple" xlink:href="#id477">text.style</text:a>, optional, xs:token, ital, normal, oblique</text:p>
        </text:list-item>
        <text:list-item>
          <text:p text:style-name="P204"><text:a xlink:type="simple" xlink:href="#id478">text.weight</text:a>, optional, xs:token, bold</text:p>
        </text:list-item>
        <text:list-item>
          <text:p text:style-name="P204"><text:a xlink:type="simple" xlink:href="#id604">tie.rend</text:a>, optional, xs:token, medium, wide, dashed, dotted</text:p>
        </text:list-item>
        <text:list-item>
          <text:p text:style-name="P204"><text:a xlink:type="simple" xlink:href="#id551">trans.diat</text:a>, optional, xs:decimal</text:p>
        </text:list-item>
        <text:list-item>
          <text:p text:style-name="P204"><text:a xlink:type="simple" xlink:href="#id552">trans.semi</text:a>, optional, xs:decimal</text:p>
        </text:list-item>
        <text:list-item>
          <text:p text:style-name="P204"><text:a xlink:type="simple" xlink:href="#id469">visible</text:a>, optional, xs:token, true, false</text:p>
        </text:list-item>
        <text:list-item>
          <text:p text:style-name="P204"><text:a xlink:type="simple" xlink:href="#id1595">xml:id</text:a>, optional, xs:ID</text:p>
        </text:list-item>
      </text:list>
      <text:h text:style-name="P2" text:outline-level="1">Module:</text:h>
      <text:p text:style-name="Text_20_body">shared</text:p>
      <text:h text:style-name="P3" text:outline-level="1"><text:bookmark text:name="id437"/>&lt;staffgrp&gt; staff group</text:h>
      <text:h text:style-name="P2" text:outline-level="1">Description:</text:h>
      <text:p text:style-name="Text_20_body">A group of bracketed or braced staves. Bracketed staff groups may contain other bracketed or braced staff groups or single staves. See Read, p. 35-38, examples p. 434, 438. System is the more proper name for this concept (Read, p. 37-38).</text:p>
      <text:h text:style-name="P2" text:outline-level="1">May contain:</text:h>
      <text:p text:style-name="Text_20_body"><text:a xlink:type="simple" xlink:href="#id439">grpsym</text:a>, <text:a xlink:type="simple" xlink:href="#id422">instrdef</text:a>, <text:a xlink:type="simple" xlink:href="#id442">label</text:a>, <text:a xlink:type="simple" xlink:href="#id452">staffdef</text:a>, <text:a xlink:type="simple" xlink:href="#id437">staffgrp</text:a> </text:p>
      <text:h text:style-name="P2" text:outline-level="1">May occur within:</text:h>
      <text:p text:style-name="Text_20_body"><text:a xlink:type="simple" xlink:href="#id668">ending</text:a>, <text:a xlink:type="simple" xlink:href="#id677">layer</text:a>, <text:a xlink:type="simple" xlink:href="#id222">lem</text:a>, <text:a xlink:type="simple" xlink:href="#id1155">measure</text:a>, <text:a xlink:type="simple" xlink:href="#id1159">ossia</text:a>, <text:a xlink:type="simple" xlink:href="#id1178">rdg</text:a>, <text:a xlink:type="simple" xlink:href="#id1561">score</text:a>, <text:a xlink:type="simple" xlink:href="#id342">scoredef</text:a>, <text:a xlink:type="simple" xlink:href="#id661">section</text:a>, <text:a xlink:type="simple" xlink:href="#id673">staff</text:a>, <text:a xlink:type="simple" xlink:href="#id437">staffgrp</text:a>, <text:a xlink:type="simple" xlink:href="#id968">syllable</text:a> </text:p>
      <text:h text:style-name="P2" text:outline-level="1">Attributes:</text:h>
      <text:list xml:id="list34311628" text:style-name="L202">
        <text:list-item>
          <text:p text:style-name="P205"><text:a xlink:type="simple" xlink:href="#id615">barthru</text:a>, optional, xs:token, true, false</text:p>
        </text:list-item>
        <text:list-item>
          <text:p text:style-name="P205"><text:a xlink:type="simple" xlink:href="#id67">facs</text:a>, optional, xs:IDREFS</text:p>
        </text:list-item>
        <text:list-item>
          <text:p text:style-name="P205"><text:a xlink:type="simple" xlink:href="#id481">instr</text:a>, optional, xs:IDREF</text:p>
        </text:list-item>
        <text:list-item>
          <text:p text:style-name="P205"><text:a xlink:type="simple" xlink:href="#id572">label.abbr</text:a>, optional, CDATA</text:p>
        </text:list-item>
        <text:list-item>
          <text:p text:style-name="P205"><text:a xlink:type="simple" xlink:href="#id573">label.full</text:a>, optional, CDATA</text:p>
        </text:list-item>
        <text:list-item>
          <text:p text:style-name="P205"><text:a xlink:type="simple" xlink:href="#id37">n</text:a>, optional, xs:NMTOKEN</text:p>
        </text:list-item>
        <text:list-item>
          <text:p text:style-name="P205"><text:a xlink:type="simple" xlink:href="#id448">symbol</text:a>, optional, xs:token, brace, bracket, line, none</text:p>
        </text:list-item>
        <text:list-item>
          <text:p text:style-name="P205"><text:a xlink:type="simple" xlink:href="#id469">visible</text:a>, optional, xs:token, true, false</text:p>
        </text:list-item>
        <text:list-item>
          <text:p text:style-name="P205"><text:a xlink:type="simple" xlink:href="#id1595">xml:id</text:a>, optional, xs:ID</text:p>
        </text:list-item>
      </text:list>
      <text:h text:style-name="P2" text:outline-level="1">Module:</text:h>
      <text:p text:style-name="Text_20_body">shared</text:p>
      <text:h text:style-name="P3" text:outline-level="1"><text:bookmark text:name="id1508"/><text:soft-page-break/>&lt;stdvals&gt; standard values</text:h>
      <text:h text:style-name="P2" text:outline-level="1">Description:</text:h>
      <text:p text:style-name="Text_20_body">Specifies the format used when standardized date or number values are supplied.</text:p>
      <text:h text:style-name="P2" text:outline-level="1">May contain:</text:h>
      <text:p text:style-name="Text_20_body"><text:a xlink:type="simple" xlink:href="#id261">p</text:a> </text:p>
      <text:h text:style-name="P2" text:outline-level="1">May occur within:</text:h>
      <text:p text:style-name="Text_20_body"><text:a xlink:type="simple" xlink:href="#id1490">editorialdecl</text:a> </text:p>
      <text:h text:style-name="P2" text:outline-level="1">Attributes:</text:h>
      <text:list xml:id="list34329765" text:style-name="L203">
        <text:list-item>
          <text:p text:style-name="P206"><text:a xlink:type="simple" xlink:href="#id1042">analog</text:a>, optional, CDATA</text:p>
        </text:list-item>
        <text:list-item>
          <text:p text:style-name="P206"><text:a xlink:type="simple" xlink:href="#id37">n</text:a>, optional, xs:NMTOKEN</text:p>
        </text:list-item>
        <text:list-item>
          <text:p text:style-name="P206"><text:a xlink:type="simple" xlink:href="#id1595">xml:id</text:a>, optional, xs:ID</text:p>
        </text:list-item>
        <text:list-item>
          <text:p text:style-name="P206"><text:a xlink:type="simple" xlink:href="#id1596">xml:lang</text:a>, optional, xs:language</text:p>
        </text:list-item>
      </text:list>
      <text:h text:style-name="P2" text:outline-level="1">Module:</text:h>
      <text:p text:style-name="Text_20_body">header</text:p>
      <text:h text:style-name="P3" text:outline-level="1"><text:bookmark text:name="id1079"/>&lt;stylename&gt; style name</text:h>
      <text:h text:style-name="P2" text:outline-level="1">Description:</text:h>
      <text:p text:style-name="Text_20_body">A label for a characteristic style of writing or performance, such as 'bebop' or 'rock-n-roll'. Do not confuse this element with the &lt;periodname&gt; element. The name of the list from which a controlled value is taken may be recorded using the authority attribute.</text:p>
      <text:h text:style-name="P2"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445">treatmenthist</text:a>, <text:a xlink:type="simple" xlink:href="#id1448">treatmentsched</text:a>, <text:a xlink:type="simple" xlink:href="#id1242">unclear</text:a>, <text:a xlink:type="simple" xlink:href="#id1383">userestrict</text:a> </text:p>
      <text:h text:style-name="P2" text:outline-level="1">Attributes:</text:h>
      <text:list xml:id="list34326725" text:style-name="L204">
        <text:list-item>
          <text:p text:style-name="P207"><text:a xlink:type="simple" xlink:href="#id1042">analog</text:a>, optional, CDATA</text:p>
        </text:list-item>
        <text:list-item>
          <text:p text:style-name="P207"><text:a xlink:type="simple" xlink:href="#id1045">authority</text:a>, optional, CDATA</text:p>
        </text:list-item>
        <text:list-item>
          <text:p text:style-name="P207"><text:a xlink:type="simple" xlink:href="#id1061">cert</text:a>, optional, xs:token, high, medium, low, unknown</text:p>
        </text:list-item>
        <text:list-item>
          <text:p text:style-name="P207"><text:a xlink:type="simple" xlink:href="#id1046">dbkey</text:a>, optional, xs:NMTOKEN</text:p>
        </text:list-item>
        <text:list-item>
          <text:p text:style-name="P207"><text:soft-page-break/><text:a xlink:type="simple" xlink:href="#id1063">evidence</text:a>, optional, xs:NMTOKEN</text:p>
        </text:list-item>
        <text:list-item>
          <text:p text:style-name="P207"><text:a xlink:type="simple" xlink:href="#id67">facs</text:a>, optional, xs:IDREFS</text:p>
        </text:list-item>
        <text:list-item>
          <text:p text:style-name="P207"><text:a xlink:type="simple" xlink:href="#id37">n</text:a>, optional, xs:NMTOKEN</text:p>
        </text:list-item>
        <text:list-item>
          <text:p text:style-name="P207"><text:a xlink:type="simple" xlink:href="#id1047">nymref</text:a>, optional, xs:IDREF</text:p>
        </text:list-item>
        <text:list-item>
          <text:p text:style-name="P207"><text:a xlink:type="simple" xlink:href="#id316">resp</text:a>, optional, xs:IDREFS</text:p>
        </text:list-item>
        <text:list-item>
          <text:p text:style-name="P207"><text:a xlink:type="simple" xlink:href="#id1048">role</text:a>, optional, CDATA</text:p>
        </text:list-item>
        <text:list-item>
          <text:p text:style-name="P207"><text:a xlink:type="simple" xlink:href="#id227">source</text:a>, optional, xs:IDREFS</text:p>
        </text:list-item>
        <text:list-item>
          <text:p text:style-name="P207"><text:a xlink:type="simple" xlink:href="#id180">subtype</text:a>, optional, xs:NMTOKEN</text:p>
        </text:list-item>
        <text:list-item>
          <text:p text:style-name="P207"><text:a xlink:type="simple" xlink:href="#id179">type</text:a>, optional, xs:NMTOKEN</text:p>
        </text:list-item>
        <text:list-item>
          <text:p text:style-name="P207"><text:a xlink:type="simple" xlink:href="#id1595">xml:id</text:a>, optional, xs:ID</text:p>
        </text:list-item>
        <text:list-item>
          <text:p text:style-name="P207"><text:a xlink:type="simple" xlink:href="#id1596">xml:lang</text:a>, optional, xs:language</text:p>
        </text:list-item>
      </text:list>
      <text:h text:style-name="P2" text:outline-level="1">Module:</text:h>
      <text:p text:style-name="Text_20_body">namesdates</text:p>
      <text:h text:style-name="P3" text:outline-level="1"><text:bookmark text:name="id1335"/>&lt;subst&gt; substitution</text:h>
      <text:h text:style-name="P2" text:outline-level="1">Description:</text:h>
      <text:p text:style-name="Text_20_body">Groups transcriptional elements when the combination is to be regarded as a single intervention in the text.</text:p>
      <text:h text:style-name="P2" text:outline-level="1">May contain:</text:h>
      <text:p text:style-name="Text_20_body"><text:a xlink:type="simple" xlink:href="#id214">add</text:a>, <text:a xlink:type="simple" xlink:href="#id61">corr</text:a>, <text:a xlink:type="simple" xlink:href="#id1212">damage</text:a>, <text:a xlink:type="simple" xlink:href="#id1220">del</text:a>, <text:a xlink:type="simple" xlink:href="#id1224">orig</text:a>, <text:a xlink:type="simple" xlink:href="#id1227">reg</text:a>, <text:a xlink:type="simple" xlink:href="#id1230">restore</text:a>, <text:a xlink:type="simple" xlink:href="#id1234">sic</text:a>, <text:a xlink:type="simple" xlink:href="#id1237">supplied</text:a>, <text:a xlink:type="simple" xlink:href="#id1242">unclear</text:a> </text:p>
      <text:h text:style-name="P2" text:outline-level="1">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2" text:outline-level="1">Attributes:</text:h>
      <text:list xml:id="list34320567" text:style-name="L205">
        <text:list-item>
          <text:p text:style-name="P208"><text:a xlink:type="simple" xlink:href="#id37">n</text:a>, optional, xs:NMTOKEN</text:p>
        </text:list-item>
        <text:list-item>
          <text:p text:style-name="P208"><text:a xlink:type="simple" xlink:href="#id1595">xml:id</text:a>, optional, xs:ID</text:p>
        </text:list-item>
      </text:list>
      <text:h text:style-name="P2" text:outline-level="1">Module:</text:h>
      <text:p text:style-name="Text_20_body">edittrans</text:p>
      <text:h text:style-name="P3" text:outline-level="1"><text:bookmark text:name="id1237"/>&lt;supplied&gt; supplied</text:h>
      <text:h text:style-name="P2" text:outline-level="1">Description:</text:h>
      <text:p text:style-name="Text_20_body">Contains musical material supplied by the transcriber or editor in place of text which cannot be read, either because of physical damage or loss in the original or because it is illegible for any reason. When the presumed loss of text arises from an identifiable cause, agent signifies the causative agent. When the presumed loss of text arises from action (partial deletion, etc.) assignable to an identifiable hand, the hand attribute signifies the hand responsible for the action. The reason attribute indicates why the text has to be supplied, e.g. 'overbinding', 'faded ink', 'lost folio', 'omitted in original', etc. The source attribute contains the source of the supplied text. The <text:soft-page-break/>editor(s) responsible for supplied material may be recorded in the resp attribute. The value of resp must point to one or more identifiers declared in the document header. The cert attribute signifies the degree of certainty ascribed to the supplied material.</text:p>
      <text:h text:style-name="P2" text:outline-level="1">May contain:</text:h>
      <text:p text:style-name="Text_20_body">PCDATA, <text:a xlink:type="simple" xlink:href="#id211">abbr</text:a>, <text:a xlink:type="simple" xlink:href="#id111">accid</text:a>, <text:a xlink:type="simple" xlink:href="#id214">add</text:a>, <text:a xlink:type="simple" xlink:href="#id53">address</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204">bibl</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1050">corpname</text:a>, <text:a xlink:type="simple" xlink:href="#id61">corr</text:a>, <text:a xlink:type="simple" xlink:href="#id324">custos</text:a>, <text:a xlink:type="simple" xlink:href="#id1212">damage</text:a>, <text:a xlink:type="simple" xlink:href="#id1083">date</text:a>, <text:a xlink:type="simple" xlink:href="#id1220">del</text:a>, <text:a xlink:type="simple" xlink:href="#id169">dir</text:a>, <text:a xlink:type="simple" xlink:href="#id158">dot</text:a>, <text:a xlink:type="simple" xlink:href="#id772">dynam</text:a>, <text:a xlink:type="simple" xlink:href="#id1247">expan</text:a>, <text:a xlink:type="simple" xlink:href="#id34">extptr</text:a>, <text:a xlink:type="simple" xlink:href="#id49">extref</text:a>, <text:a xlink:type="simple" xlink:href="#id820">fermata</text:a>, <text:a xlink:type="simple" xlink:href="#id1100">fig</text:a>, <text:a xlink:type="simple" xlink:href="#id941">ftrem</text:a>, <text:a xlink:type="simple" xlink:href="#id1333">gap</text:a>, <text:a xlink:type="simple" xlink:href="#id1069">geogname</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1096">identifier</text:a>, <text:a xlink:type="simple" xlink:href="#id217">ineume</text:a>, <text:a xlink:type="simple" xlink:href="#id397">keysig</text:a>, <text:a xlink:type="simple" xlink:href="#id677">layer</text:a>, <text:a xlink:type="simple" xlink:href="#id233">lb</text:a>, <text:a xlink:type="simple" xlink:href="#id958">ligature</text:a>, <text:a xlink:type="simple" xlink:href="#id961">lyrics</text:a>, <text:a xlink:type="simple" xlink:href="#id1155">measure</text:a>, <text:a xlink:type="simple" xlink:href="#id501">mensur</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38">name</text:a>, <text:a xlink:type="simple" xlink:href="#id108">note</text:a>, <text:a xlink:type="simple" xlink:href="#id1087">num</text:a>, <text:a xlink:type="simple" xlink:href="#id848">octave</text:a>, <text:a xlink:type="simple" xlink:href="#id1224">orig</text:a>, <text:a xlink:type="simple" xlink:href="#id868">pad</text:a>, <text:a xlink:type="simple" xlink:href="#id237">pb</text:a>, <text:a xlink:type="simple" xlink:href="#id1016">pedal</text:a>, <text:a xlink:type="simple" xlink:href="#id1076">periodname</text:a>, <text:a xlink:type="simple" xlink:href="#id1064">persname</text:a>, <text:a xlink:type="simple" xlink:href="#id781">phrase</text:a>, <text:a xlink:type="simple" xlink:href="#id529">proport</text:a>, <text:a xlink:type="simple" xlink:href="#id1342">ptr</text:a>, <text:a xlink:type="simple" xlink:href="#id1344">ref</text:a>, <text:a xlink:type="simple" xlink:href="#id1227">reg</text:a>, <text:a xlink:type="simple" xlink:href="#id1023">reh</text:a>, <text:a xlink:type="simple" xlink:href="#id1026">rend</text:a>, <text:a xlink:type="simple" xlink:href="#id1073">repository</text:a>, <text:a xlink:type="simple" xlink:href="#id872">rest</text:a>, <text:a xlink:type="simple" xlink:href="#id1230">restore</text:a>, <text:a xlink:type="simple" xlink:href="#id661">section</text:a>, <text:a xlink:type="simple" xlink:href="#id1234">sic</text:a>, <text:a xlink:type="simple" xlink:href="#id1120">slur</text:a>, <text:a xlink:type="simple" xlink:href="#id890">space</text:a>, <text:a xlink:type="simple" xlink:href="#id1035">stack</text:a>, <text:a xlink:type="simple" xlink:href="#id673">staff</text:a>, <text:a xlink:type="simple" xlink:href="#id1079">stylename</text:a>, <text:a xlink:type="simple" xlink:href="#id1335">subst</text:a>, <text:a xlink:type="simple" xlink:href="#id1237">supplied</text:a>, <text:a xlink:type="simple" xlink:href="#id789">tempo</text:a>, <text:a xlink:type="simple" xlink:href="#id1126">tie</text:a>, <text:a xlink:type="simple" xlink:href="#id1091">titl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p>
      <text:h text:style-name="P2" text:outline-level="1">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335">subst</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2" text:outline-level="1">Attributes:</text:h>
      <text:list xml:id="list34320087" text:style-name="L206">
        <text:list-item>
          <text:p text:style-name="P209"><text:a xlink:type="simple" xlink:href="#id1216">agent</text:a>, optional, CDATA</text:p>
        </text:list-item>
        <text:list-item>
          <text:p text:style-name="P209"><text:a xlink:type="simple" xlink:href="#id1061">cert</text:a>, optional, xs:token, high, medium, low, unknown</text:p>
        </text:list-item>
        <text:list-item>
          <text:p text:style-name="P209"><text:a xlink:type="simple" xlink:href="#id1063">evidence</text:a>, optional, xs:NMTOKEN</text:p>
        </text:list-item>
        <text:list-item>
          <text:p text:style-name="P209"><text:a xlink:type="simple" xlink:href="#id67">facs</text:a>, optional, xs:IDREFS</text:p>
        </text:list-item>
        <text:list-item>
          <text:p text:style-name="P209"><text:a xlink:type="simple" xlink:href="#id37">n</text:a>, optional, xs:NMTOKEN</text:p>
        </text:list-item>
        <text:list-item>
          <text:p text:style-name="P209"><text:a xlink:type="simple" xlink:href="#id1241">reason</text:a>, optional, CDATA</text:p>
        </text:list-item>
        <text:list-item>
          <text:p text:style-name="P209"><text:a xlink:type="simple" xlink:href="#id316">resp</text:a>, optional, xs:IDREFS</text:p>
        </text:list-item>
        <text:list-item>
          <text:p text:style-name="P209"><text:a xlink:type="simple" xlink:href="#id227">source</text:a>, optional, xs:IDREFS</text:p>
        </text:list-item>
        <text:list-item>
          <text:p text:style-name="P209"><text:a xlink:type="simple" xlink:href="#id1595">xml:id</text:a>, optional, xs:ID</text:p>
        </text:list-item>
      </text:list>
      <text:h text:style-name="P2" text:outline-level="1">Module:</text:h>
      <text:p text:style-name="Text_20_body">edittrans</text:p>
      <text:h text:style-name="P3" text:outline-level="1"><text:bookmark text:name="id1537"/>&lt;surface&gt; surface</text:h>
      <text:h text:style-name="P2" text:outline-level="1">Description:</text:h>
      <text:p text:style-name="Text_20_body">Defines a written surface in terms of a rectangular coordinate space, optionally grouping one or more graphic representations of that space, and rectangular zones of interest within it. The startid attribute may be used to hold a reference to the first feature occurring on this surface.</text:p>
      <text:h text:style-name="P2" text:outline-level="1">May contain:</text:h>
      <text:p text:style-name="Text_20_body"><text:a xlink:type="simple" xlink:href="#id1102">figdesc</text:a>, <text:a xlink:type="simple" xlink:href="#id1106">graphic</text:a>, <text:a xlink:type="simple" xlink:href="#id1540">zone</text:a> </text:p>
      <text:h text:style-name="P2" text:outline-level="1">May occur within:</text:h>
      <text:p text:style-name="Text_20_body"><text:a xlink:type="simple" xlink:href="#id1535">facsimile</text:a> </text:p>
      <text:h text:style-name="P2" text:outline-level="1"><text:soft-page-break/>Attributes:</text:h>
      <text:list xml:id="list34306607" text:style-name="L207">
        <text:list-item>
          <text:p text:style-name="P210"><text:a xlink:type="simple" xlink:href="#id1546">lrx</text:a>, optional, xs:nonNegativeInteger</text:p>
        </text:list-item>
        <text:list-item>
          <text:p text:style-name="P210"><text:a xlink:type="simple" xlink:href="#id1547">lry</text:a>, optional, xs:nonNegativeInteger</text:p>
        </text:list-item>
        <text:list-item>
          <text:p text:style-name="P210"><text:a xlink:type="simple" xlink:href="#id37">n</text:a>, optional, xs:NMTOKEN</text:p>
        </text:list-item>
        <text:list-item>
          <text:p text:style-name="P210"><text:a xlink:type="simple" xlink:href="#id176">startid</text:a>, optional, xs:IDREF</text:p>
        </text:list-item>
        <text:list-item>
          <text:p text:style-name="P210"><text:a xlink:type="simple" xlink:href="#id1544">ulx</text:a>, optional, xs:nonNegativeInteger</text:p>
        </text:list-item>
        <text:list-item>
          <text:p text:style-name="P210"><text:a xlink:type="simple" xlink:href="#id1545">uly</text:a>, optional, xs:nonNegativeInteger</text:p>
        </text:list-item>
        <text:list-item>
          <text:p text:style-name="P210"><text:a xlink:type="simple" xlink:href="#id1595">xml:id</text:a>, optional, xs:ID</text:p>
        </text:list-item>
      </text:list>
      <text:h text:style-name="P2" text:outline-level="1">Module:</text:h>
      <text:p text:style-name="Text_20_body">facsimile</text:p>
      <text:h text:style-name="P3" text:outline-level="1"><text:bookmark text:name="id972"/>&lt;syl&gt; syllable</text:h>
      <text:h text:style-name="P2" text:outline-level="1">Description:</text:h>
      <text:p text:style-name="Text_20_body">Individual lyric syllable. Do not confuse this element with the syllable element. The align attribute indicates the horizontal alignment of the syllable with respect to the note to which it is attached.</text:p>
      <text:h text:style-name="P2" text:outline-level="1">May contain:</text:h>
      <text:p text:style-name="Text_20_body">PCDATA, <text:a xlink:type="simple" xlink:href="#id211">abbr</text:a>, <text:a xlink:type="simple" xlink:href="#id214">add</text:a>, <text:a xlink:type="simple" xlink:href="#id53">address</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2" text:outline-level="1">May occur within:</text:h>
      <text:p text:style-name="Text_20_body"><text:a xlink:type="simple" xlink:href="#id222">lem</text:a>, <text:a xlink:type="simple" xlink:href="#id108">note</text:a>, <text:a xlink:type="simple" xlink:href="#id1178">rdg</text:a>, <text:a xlink:type="simple" xlink:href="#id968">syllable</text:a>, <text:a xlink:type="simple" xlink:href="#id167">verse</text:a> </text:p>
      <text:h text:style-name="P2" text:outline-level="1">Attributes:</text:h>
      <text:list xml:id="list34321372" text:style-name="L208">
        <text:list-item>
          <text:p text:style-name="P211"><text:a xlink:type="simple" xlink:href="#id976">con</text:a>, optional, xs:token, s, d, u, t</text:p>
        </text:list-item>
        <text:list-item>
          <text:p text:style-name="P211"><text:a xlink:type="simple" xlink:href="#id98">copyof</text:a>, optional, xs:IDREF</text:p>
        </text:list-item>
        <text:list-item>
          <text:p text:style-name="P211"><text:a xlink:type="simple" xlink:href="#id99">corresp</text:a>, optional, xs:IDREFS</text:p>
        </text:list-item>
        <text:list-item>
          <text:p text:style-name="P211"><text:a xlink:type="simple" xlink:href="#id67">facs</text:a>, optional, xs:IDREFS</text:p>
        </text:list-item>
        <text:list-item>
          <text:p text:style-name="P211"><text:a xlink:type="simple" xlink:href="#id114">fontfam</text:a>, optional, xs:token</text:p>
        </text:list-item>
        <text:list-item>
          <text:p text:style-name="P211"><text:a xlink:type="simple" xlink:href="#id116">fontname</text:a>, optional, xs:token</text:p>
        </text:list-item>
        <text:list-item>
          <text:p text:style-name="P211"><text:a xlink:type="simple" xlink:href="#id118">fontsize</text:a>, optional, xs:decimal</text:p>
        </text:list-item>
        <text:list-item>
          <text:p text:style-name="P211"><text:a xlink:type="simple" xlink:href="#id119">fontstyle</text:a>, optional, xs:token, ital, normal, oblique</text:p>
        </text:list-item>
        <text:list-item>
          <text:p text:style-name="P211"><text:a xlink:type="simple" xlink:href="#id121">fontweight</text:a>, optional, xs:token, bold</text:p>
        </text:list-item>
        <text:list-item>
          <text:p text:style-name="P211"><text:a xlink:type="simple" xlink:href="#id980">halign</text:a>, optional, xs:token, left, right, center, justify</text:p>
        </text:list-item>
        <text:list-item>
          <text:p text:style-name="P211"><text:a xlink:type="simple" xlink:href="#id130">ho</text:a>, optional, xs:decimal</text:p>
        </text:list-item>
        <text:list-item>
          <text:p text:style-name="P211"><text:a xlink:type="simple" xlink:href="#id37">n</text:a>, optional, xs:NMTOKEN</text:p>
        </text:list-item>
        <text:list-item>
          <text:p text:style-name="P211"><text:a xlink:type="simple" xlink:href="#id100">next</text:a>, optional, xs:IDREFS</text:p>
        </text:list-item>
        <text:list-item>
          <text:p text:style-name="P211"><text:a xlink:type="simple" xlink:href="#id101">prev</text:a>, optional, xs:IDREFS</text:p>
        </text:list-item>
        <text:list-item>
          <text:p text:style-name="P211"><text:a xlink:type="simple" xlink:href="#id102">sameas</text:a>, optional, xs:IDREFS</text:p>
        </text:list-item>
        <text:list-item>
          <text:p text:style-name="P211"><text:a xlink:type="simple" xlink:href="#id103">synch</text:a>, optional, xs:IDREFS</text:p>
        </text:list-item>
        <text:list-item>
          <text:p text:style-name="P211"><text:a xlink:type="simple" xlink:href="#id155">to</text:a>, optional, xs:decimal</text:p>
        </text:list-item>
        <text:list-item>
          <text:p text:style-name="P211"><text:a xlink:type="simple" xlink:href="#id133">vo</text:a>, optional, xs:decimal</text:p>
        </text:list-item>
        <text:list-item>
          <text:p text:style-name="P211"><text:soft-page-break/><text:a xlink:type="simple" xlink:href="#id105">when</text:a>, optional, xs:IDREF</text:p>
        </text:list-item>
        <text:list-item>
          <text:p text:style-name="P211"><text:a xlink:type="simple" xlink:href="#id977">wordpos</text:a>, optional, xs:token, i, m, t</text:p>
        </text:list-item>
        <text:list-item>
          <text:p text:style-name="P211"><text:a xlink:type="simple" xlink:href="#id135">x</text:a>, optional, xs:decimal</text:p>
        </text:list-item>
        <text:list-item>
          <text:p text:style-name="P211"><text:a xlink:type="simple" xlink:href="#id1595">xml:id</text:a>, optional, xs:ID</text:p>
        </text:list-item>
        <text:list-item>
          <text:p text:style-name="P211"><text:a xlink:type="simple" xlink:href="#id136">y</text:a>, optional, xs:decimal</text:p>
        </text:list-item>
      </text:list>
      <text:h text:style-name="P2" text:outline-level="1">Module:</text:h>
      <text:p text:style-name="Text_20_body">shared</text:p>
      <text:h text:style-name="P3" text:outline-level="1"><text:bookmark text:name="id968"/>&lt;syllable&gt; syllable</text:h>
      <text:h text:style-name="P2" text:outline-level="1">Description:</text:h>
      <text:p text:style-name="Text_20_body">Neume notation can be thought of as "neumed text". Therefore, the syllable element provides high-level organization in this repertoire.</text:p>
      <text:h text:style-name="P2" text:outline-level="1">May contain:</text:h>
      <text:p text:style-name="Text_20_body"><text:a xlink:type="simple" xlink:href="#id111">accid</text:a>, <text:a xlink:type="simple" xlink:href="#id214">add</text:a>, <text:a xlink:type="simple" xlink:href="#id391">anchoredtext</text:a>, <text:a xlink:type="simple" xlink:href="#id297">annot</text:a>, <text:a xlink:type="simple" xlink:href="#id220">app</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61">corr</text:a>, <text:a xlink:type="simple" xlink:href="#id172">curve</text:a>, <text:a xlink:type="simple" xlink:href="#id324">custos</text:a>, <text:a xlink:type="simple" xlink:href="#id1212">damage</text:a>, <text:a xlink:type="simple" xlink:href="#id1220">del</text:a>, <text:a xlink:type="simple" xlink:href="#id169">dir</text:a>, <text:a xlink:type="simple" xlink:href="#id229">div</text:a>, <text:a xlink:type="simple" xlink:href="#id158">dot</text:a>, <text:a xlink:type="simple" xlink:href="#id772">dynam</text:a>, <text:a xlink:type="simple" xlink:href="#id820">fermata</text:a>, <text:a xlink:type="simple" xlink:href="#id941">ftrem</text:a>, <text:a xlink:type="simple" xlink:href="#id1333">gap</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217">ineume</text:a>, <text:a xlink:type="simple" xlink:href="#id397">keysig</text:a>, <text:a xlink:type="simple" xlink:href="#id958">ligature</text:a>, <text:a xlink:type="simple" xlink:href="#id201">line</text:a>, <text:a xlink:type="simple" xlink:href="#id961">lyrics</text:a>, <text:a xlink:type="simple" xlink:href="#id501">mensur</text:a>, <text:a xlink:type="simple" xlink:href="#id681">midi</text:a>, <text:a xlink:type="simple" xlink:href="#id859">mordent</text:a>, <text:a xlink:type="simple" xlink:href="#id108">note</text:a>, <text:a xlink:type="simple" xlink:href="#id848">octave</text:a>, <text:a xlink:type="simple" xlink:href="#id1224">orig</text:a>, <text:a xlink:type="simple" xlink:href="#id868">pad</text:a>, <text:a xlink:type="simple" xlink:href="#id237">pb</text:a>, <text:a xlink:type="simple" xlink:href="#id1016">pedal</text:a>, <text:a xlink:type="simple" xlink:href="#id781">phrase</text:a>, <text:a xlink:type="simple" xlink:href="#id529">proport</text:a>, <text:a xlink:type="simple" xlink:href="#id1227">reg</text:a>, <text:a xlink:type="simple" xlink:href="#id1023">reh</text:a>, <text:a xlink:type="simple" xlink:href="#id872">rest</text:a>, <text:a xlink:type="simple" xlink:href="#id1230">restore</text:a>, <text:a xlink:type="simple" xlink:href="#id322">sb</text:a>, <text:a xlink:type="simple" xlink:href="#id342">scoredef</text:a>, <text:a xlink:type="simple" xlink:href="#id1234">sic</text:a>, <text:a xlink:type="simple" xlink:href="#id1120">slur</text:a>, <text:a xlink:type="simple" xlink:href="#id890">space</text:a>, <text:a xlink:type="simple" xlink:href="#id452">staffdef</text:a>, <text:a xlink:type="simple" xlink:href="#id437">staffgrp</text:a>, <text:a xlink:type="simple" xlink:href="#id1335">subst</text:a>, <text:a xlink:type="simple" xlink:href="#id1237">supplied</text:a>, <text:a xlink:type="simple" xlink:href="#id972">syl</text:a>, <text:a xlink:type="simple" xlink:href="#id385">symbol</text:a>, <text:a xlink:type="simple" xlink:href="#id789">tempo</text:a>, <text:a xlink:type="simple" xlink:href="#id1126">ti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a xlink:type="simple" xlink:href="#id167">verse</text:a> </text:p>
      <text:h text:style-name="P2" text:outline-level="1">May occur within:</text:h>
      <text:p text:style-name="Text_20_body"><text:a xlink:type="simple" xlink:href="#id677">layer</text:a>, <text:a xlink:type="simple" xlink:href="#id222">lem</text:a>, <text:a xlink:type="simple" xlink:href="#id958">ligature</text:a>, <text:a xlink:type="simple" xlink:href="#id1178">rdg</text:a> </text:p>
      <text:h text:style-name="P2" text:outline-level="1">Attributes:</text:h>
      <text:list xml:id="list34333716" text:style-name="L209">
        <text:list-item>
          <text:p text:style-name="P212"><text:a xlink:type="simple" xlink:href="#id37">n</text:a>, optional, xs:NMTOKEN</text:p>
        </text:list-item>
        <text:list-item>
          <text:p text:style-name="P212"><text:a xlink:type="simple" xlink:href="#id1595">xml:id</text:a>, optional, xs:ID</text:p>
        </text:list-item>
      </text:list>
      <text:h text:style-name="P2" text:outline-level="1">Module:</text:h>
      <text:p text:style-name="Text_20_body">neumes</text:p>
      <text:h text:style-name="P3" text:outline-level="1"><text:bookmark text:name="id385"/>&lt;symbol&gt; symbol</text:h>
      <text:h text:style-name="P2" text:outline-level="1">Description:</text:h>
      <text:p text:style-name="Text_20_body">A reference to a previously defined symbol. The starting point, e.g. "hotspot", of the symbol may be indentified in absolute output coordinate terms using the x and y attributes or relative to another element using the startid attribute. Attributes in the att.visualoffset class may be used to record horizontal, vertical, or time offsets from the absolute coordinates or from the location of the referenced element. The ref attribute must contain the id of a symboldef element. The scale attribute indicates that the printed output must be scaled by the specified percentage.</text:p>
      <text:h text:style-name="P2" text:outline-level="1">May contain:</text:h>
      <text:p text:style-name="Text_20_body">EMPTY</text:p>
      <text:h text:style-name="P2" text:outline-level="1"><text:soft-page-break/>May occur within:</text:h>
      <text:p text:style-name="Text_20_body"><text:a xlink:type="simple" xlink:href="#id169">dir</text:a>, <text:a xlink:type="simple" xlink:href="#id668">ending</text:a>, <text:a xlink:type="simple" xlink:href="#id1102">figdesc</text:a>, <text:a xlink:type="simple" xlink:href="#id1138">harm</text:a>, <text:a xlink:type="simple" xlink:href="#id677">layer</text:a>, <text:a xlink:type="simple" xlink:href="#id222">lem</text:a>, <text:a xlink:type="simple" xlink:href="#id1155">measure</text:a>, <text:a xlink:type="simple" xlink:href="#id1159">ossia</text:a>, <text:a xlink:type="simple" xlink:href="#id294">pgdesc</text:a>, <text:a xlink:type="simple" xlink:href="#id1178">rdg</text:a>, <text:a xlink:type="simple" xlink:href="#id1561">score</text:a>, <text:a xlink:type="simple" xlink:href="#id661">section</text:a>, <text:a xlink:type="simple" xlink:href="#id673">staff</text:a>, <text:a xlink:type="simple" xlink:href="#id968">syllable</text:a>, <text:a xlink:type="simple" xlink:href="#id383">symboldef</text:a>, <text:a xlink:type="simple" xlink:href="#id789">tempo</text:a> </text:p>
      <text:h text:style-name="P2" text:outline-level="1">Attributes:</text:h>
      <text:list xml:id="list34325587" text:style-name="L210">
        <text:list-item>
          <text:p text:style-name="P213"><text:a xlink:type="simple" xlink:href="#id86">color</text:a>, optional, xs:token, "(x[0-9A-Fa-f]{6,6}|aqua|black|fuchsia|gray|green|lime|maroon|navy|olive|purple|red|silver|teal|white|yellow)"</text:p>
        </text:list-item>
        <text:list-item>
          <text:p text:style-name="P213"><text:a xlink:type="simple" xlink:href="#id98">copyof</text:a>, optional, xs:IDREF</text:p>
        </text:list-item>
        <text:list-item>
          <text:p text:style-name="P213"><text:a xlink:type="simple" xlink:href="#id99">corresp</text:a>, optional, xs:IDREFS</text:p>
        </text:list-item>
        <text:list-item>
          <text:p text:style-name="P213"><text:a xlink:type="simple" xlink:href="#id67">facs</text:a>, optional, xs:IDREFS</text:p>
        </text:list-item>
        <text:list-item>
          <text:p text:style-name="P213"><text:a xlink:type="simple" xlink:href="#id130">ho</text:a>, optional, xs:decimal</text:p>
        </text:list-item>
        <text:list-item>
          <text:p text:style-name="P213"><text:a xlink:type="simple" xlink:href="#id37">n</text:a>, optional, xs:NMTOKEN</text:p>
        </text:list-item>
        <text:list-item>
          <text:p text:style-name="P213"><text:a xlink:type="simple" xlink:href="#id100">next</text:a>, optional, xs:IDREFS</text:p>
        </text:list-item>
        <text:list-item>
          <text:p text:style-name="P213"><text:a xlink:type="simple" xlink:href="#id101">prev</text:a>, optional, xs:IDREFS</text:p>
        </text:list-item>
        <text:list-item>
          <text:p text:style-name="P213"><text:a xlink:type="simple" xlink:href="#id390">ref</text:a>, required, xs:IDREF</text:p>
        </text:list-item>
        <text:list-item>
          <text:p text:style-name="P213"><text:a xlink:type="simple" xlink:href="#id102">sameas</text:a>, optional, xs:IDREFS</text:p>
        </text:list-item>
        <text:list-item>
          <text:p text:style-name="P213"><text:a xlink:type="simple" xlink:href="#id388">scale</text:a>, optional, xs:token, "[0-9]+(\.?[0-9]*)?%"</text:p>
        </text:list-item>
        <text:list-item>
          <text:p text:style-name="P213"><text:a xlink:type="simple" xlink:href="#id176">startid</text:a>, optional, xs:IDREF</text:p>
        </text:list-item>
        <text:list-item>
          <text:p text:style-name="P213"><text:a xlink:type="simple" xlink:href="#id180">subtype</text:a>, optional, xs:NMTOKEN</text:p>
        </text:list-item>
        <text:list-item>
          <text:p text:style-name="P213"><text:a xlink:type="simple" xlink:href="#id103">synch</text:a>, optional, xs:IDREFS</text:p>
        </text:list-item>
        <text:list-item>
          <text:p text:style-name="P213"><text:a xlink:type="simple" xlink:href="#id155">to</text:a>, optional, xs:decimal</text:p>
        </text:list-item>
        <text:list-item>
          <text:p text:style-name="P213"><text:a xlink:type="simple" xlink:href="#id179">type</text:a>, optional, xs:NMTOKEN</text:p>
        </text:list-item>
        <text:list-item>
          <text:p text:style-name="P213"><text:a xlink:type="simple" xlink:href="#id133">vo</text:a>, optional, xs:decimal</text:p>
        </text:list-item>
        <text:list-item>
          <text:p text:style-name="P213"><text:a xlink:type="simple" xlink:href="#id105">when</text:a>, optional, xs:IDREF</text:p>
        </text:list-item>
        <text:list-item>
          <text:p text:style-name="P213"><text:a xlink:type="simple" xlink:href="#id135">x</text:a>, optional, xs:decimal</text:p>
        </text:list-item>
        <text:list-item>
          <text:p text:style-name="P213"><text:a xlink:type="simple" xlink:href="#id1595">xml:id</text:a>, optional, xs:ID</text:p>
        </text:list-item>
        <text:list-item>
          <text:p text:style-name="P213"><text:a xlink:type="simple" xlink:href="#id136">y</text:a>, optional, xs:decimal</text:p>
        </text:list-item>
      </text:list>
      <text:h text:style-name="P2" text:outline-level="1">Module:</text:h>
      <text:p text:style-name="Text_20_body">usersymbols</text:p>
      <text:h text:style-name="P3" text:outline-level="1"><text:bookmark text:name="id383"/>&lt;symboldef&gt; symbol definition</text:h>
      <text:h text:style-name="P2" text:outline-level="1">Description:</text:h>
      <text:p text:style-name="Text_20_body">Declaration of an individual symbol in a symboltable.</text:p>
      <text:h text:style-name="P2" text:outline-level="1">May contain:</text:h>
      <text:p text:style-name="Text_20_body"><text:a xlink:type="simple" xlink:href="#id391">anchoredtext</text:a>, <text:a xlink:type="simple" xlink:href="#id172">curve</text:a>, <text:a xlink:type="simple" xlink:href="#id201">line</text:a>, <text:a xlink:type="simple" xlink:href="#id385">symbol</text:a> </text:p>
      <text:h text:style-name="P2" text:outline-level="1">May occur within:</text:h>
      <text:p text:style-name="Text_20_body"><text:a xlink:type="simple" xlink:href="#id381">symboltable</text:a> </text:p>
      <text:h text:style-name="P2" text:outline-level="1">Attributes:</text:h>
      <text:list xml:id="list34334904" text:style-name="L211">
        <text:list-item>
          <text:p text:style-name="P214"><text:a xlink:type="simple" xlink:href="#id37">n</text:a>, optional, xs:NMTOKEN</text:p>
        </text:list-item>
        <text:list-item>
          <text:p text:style-name="P214"><text:a xlink:type="simple" xlink:href="#id1595">xml:id</text:a>, optional, xs:ID</text:p>
        </text:list-item>
      </text:list>
      <text:h text:style-name="P2" text:outline-level="1"><text:soft-page-break/>Module:</text:h>
      <text:p text:style-name="Text_20_body">usersymbols</text:p>
      <text:h text:style-name="P3" text:outline-level="1"><text:bookmark text:name="id381"/>&lt;symboltable&gt; symbol table</text:h>
      <text:h text:style-name="P2" text:outline-level="1">Description:</text:h>
      <text:p text:style-name="Text_20_body">Contains individual, user-defined symbols. Like a chord table, a symboltable may be shared between mei instances through the use of an external parsed entity containing the symboltable to be shared.</text:p>
      <text:h text:style-name="P2" text:outline-level="1">May contain:</text:h>
      <text:p text:style-name="Text_20_body"><text:a xlink:type="simple" xlink:href="#id383">symboldef</text:a> </text:p>
      <text:h text:style-name="P2" text:outline-level="1">May occur within:</text:h>
      <text:p text:style-name="Text_20_body"><text:a xlink:type="simple" xlink:href="#id342">scoredef</text:a> </text:p>
      <text:h text:style-name="P2" text:outline-level="1">Attributes:</text:h>
      <text:list xml:id="list34318393" text:style-name="L212">
        <text:list-item>
          <text:p text:style-name="P215"><text:a xlink:type="simple" xlink:href="#id37">n</text:a>, optional, xs:NMTOKEN</text:p>
        </text:list-item>
        <text:list-item>
          <text:p text:style-name="P215"><text:a xlink:type="simple" xlink:href="#id1595">xml:id</text:a>, optional, xs:ID</text:p>
        </text:list-item>
      </text:list>
      <text:h text:style-name="P2" text:outline-level="1">Module:</text:h>
      <text:p text:style-name="Text_20_body">usersymbols</text:p>
      <text:h text:style-name="P3" text:outline-level="1"><text:bookmark text:name="id1386"/>&lt;sysreq&gt; system requirements</text:h>
      <text:h text:style-name="P2" text:outline-level="1">Description:</text:h>
      <text:p text:style-name="Text_20_body">System requirements for using the electronic item.</text:p>
      <text:h text:style-name="P2"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2" text:outline-level="1">May occur within:</text:h>
      <text:p text:style-name="Text_20_body"><text:a xlink:type="simple" xlink:href="#id1371">availability</text:a> </text:p>
      <text:h text:style-name="P2" text:outline-level="1">Attributes:</text:h>
      <text:list xml:id="list34333771" text:style-name="L213">
        <text:list-item>
          <text:p text:style-name="P216"><text:a xlink:type="simple" xlink:href="#id1042">analog</text:a>, optional, CDATA</text:p>
        </text:list-item>
        <text:list-item>
          <text:p text:style-name="P216"><text:a xlink:type="simple" xlink:href="#id37">n</text:a>, optional, xs:NMTOKEN</text:p>
        </text:list-item>
        <text:list-item>
          <text:p text:style-name="P216"><text:a xlink:type="simple" xlink:href="#id1595">xml:id</text:a>, optional, xs:ID</text:p>
        </text:list-item>
        <text:list-item>
          <text:p text:style-name="P216"><text:a xlink:type="simple" xlink:href="#id1596">xml:lang</text:a>, optional, xs:language</text:p>
        </text:list-item>
      </text:list>
      <text:h text:style-name="P2" text:outline-level="1">Module:</text:h>
      <text:p text:style-name="Text_20_body">header</text:p>
      <text:h text:style-name="P3" text:outline-level="1"><text:bookmark text:name="id265"/><text:soft-page-break/>&lt;table&gt; table</text:h>
      <text:h text:style-name="P2" text:outline-level="1">Description:</text:h>
      <text:p text:style-name="Text_20_body">Visual layout in tabular form.</text:p>
      <text:h text:style-name="P2" text:outline-level="1">May contain:</text:h>
      <text:p text:style-name="Text_20_body"><text:a xlink:type="simple" xlink:href="#id268">caption</text:a>, <text:a xlink:type="simple" xlink:href="#id271">tr</text:a> </text:p>
      <text:h text:style-name="P2" text:outline-level="1">May occur within:</text:h>
      <text:p text:style-name="Text_20_body"><text:a xlink:type="simple" xlink:href="#id297">annot</text:a>, <text:a xlink:type="simple" xlink:href="#id244">blockquote</text:a>, <text:a xlink:type="simple" xlink:href="#id1516">creation</text:a>, <text:a xlink:type="simple" xlink:href="#id229">div</text:a>, <text:a xlink:type="simple" xlink:href="#id1102">figdesc</text:a>, <text:a xlink:type="simple" xlink:href="#id240">fw</text:a>, <text:a xlink:type="simple" xlink:href="#id255">item</text:a>, <text:a xlink:type="simple" xlink:href="#id222">lem</text:a>, <text:a xlink:type="simple" xlink:href="#id261">p</text:a>, <text:a xlink:type="simple" xlink:href="#id294">pgdesc</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279">td</text:a>, <text:a xlink:type="simple" xlink:href="#id273">th</text:a>, <text:a xlink:type="simple" xlink:href="#id1442">titlepage</text:a> </text:p>
      <text:h text:style-name="P2" text:outline-level="1">Attributes:</text:h>
      <text:list xml:id="list34312782" text:style-name="L214">
        <text:list-item>
          <text:p text:style-name="P217"><text:a xlink:type="simple" xlink:href="#id67">facs</text:a>, optional, xs:IDREFS</text:p>
        </text:list-item>
        <text:list-item>
          <text:p text:style-name="P217"><text:a xlink:type="simple" xlink:href="#id37">n</text:a>, optional, xs:NMTOKEN</text:p>
        </text:list-item>
        <text:list-item>
          <text:p text:style-name="P217"><text:a xlink:type="simple" xlink:href="#id135">x</text:a>, optional, xs:decimal</text:p>
        </text:list-item>
        <text:list-item>
          <text:p text:style-name="P217"><text:a xlink:type="simple" xlink:href="#id1595">xml:id</text:a>, optional, xs:ID</text:p>
        </text:list-item>
        <text:list-item>
          <text:p text:style-name="P217"><text:a xlink:type="simple" xlink:href="#id1596">xml:lang</text:a>, optional, xs:language</text:p>
        </text:list-item>
        <text:list-item>
          <text:p text:style-name="P217"><text:a xlink:type="simple" xlink:href="#id136">y</text:a>, optional, xs:decimal</text:p>
        </text:list-item>
      </text:list>
      <text:h text:style-name="P2" text:outline-level="1">Module:</text:h>
      <text:p text:style-name="Text_20_body">figtable</text:p>
      <text:h text:style-name="P3" text:outline-level="1"><text:bookmark text:name="id279"/>&lt;td&gt; table data</text:h>
      <text:h text:style-name="P2" text:outline-level="1">Description:</text:h>
      <text:p text:style-name="Text_20_body">Designates a table cell that contains data as opposed to a cell that contains column or row heading information. The colspan and rowspan attributes tabular display rendering information.</text:p>
      <text:h text:style-name="P2"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244">blockquote</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286">lg</text:a>, <text:a xlink:type="simple" xlink:href="#id249">list</text:a>, <text:a xlink:type="simple" xlink:href="#id1038">name</text:a>, <text:a xlink:type="simple" xlink:href="#id1087">num</text:a>, <text:a xlink:type="simple" xlink:href="#id1224">orig</text:a>, <text:a xlink:type="simple" xlink:href="#id261">p</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265">table</text:a>, <text:a xlink:type="simple" xlink:href="#id1091">title</text:a>, <text:a xlink:type="simple" xlink:href="#id1242">unclear</text:a> </text:p>
      <text:h text:style-name="P2" text:outline-level="1">May occur within:</text:h>
      <text:p text:style-name="Text_20_body"><text:a xlink:type="simple" xlink:href="#id271">tr</text:a> </text:p>
      <text:h text:style-name="P2" text:outline-level="1">Attributes:</text:h>
      <text:list xml:id="list34323884" text:style-name="L215">
        <text:list-item>
          <text:p text:style-name="P218"><text:a xlink:type="simple" xlink:href="#id277">colspan</text:a>, optional, xs:positiveInteger</text:p>
        </text:list-item>
        <text:list-item>
          <text:p text:style-name="P218"><text:a xlink:type="simple" xlink:href="#id67">facs</text:a>, optional, xs:IDREFS</text:p>
        </text:list-item>
        <text:list-item>
          <text:p text:style-name="P218"><text:a xlink:type="simple" xlink:href="#id37">n</text:a>, optional, xs:NMTOKEN</text:p>
        </text:list-item>
        <text:list-item>
          <text:p text:style-name="P218"><text:a xlink:type="simple" xlink:href="#id278">rowspan</text:a>, optional, xs:positiveInteger</text:p>
        </text:list-item>
        <text:list-item>
          <text:p text:style-name="P218"><text:a xlink:type="simple" xlink:href="#id135">x</text:a>, optional, xs:decimal</text:p>
        </text:list-item>
        <text:list-item>
          <text:p text:style-name="P218"><text:a xlink:type="simple" xlink:href="#id1595">xml:id</text:a>, optional, xs:ID</text:p>
        </text:list-item>
        <text:list-item>
          <text:p text:style-name="P218"><text:soft-page-break/><text:a xlink:type="simple" xlink:href="#id1596">xml:lang</text:a>, optional, xs:language</text:p>
        </text:list-item>
        <text:list-item>
          <text:p text:style-name="P218"><text:a xlink:type="simple" xlink:href="#id136">y</text:a>, optional, xs:decimal</text:p>
        </text:list-item>
      </text:list>
      <text:h text:style-name="P2" text:outline-level="1">Module:</text:h>
      <text:p text:style-name="Text_20_body">figtable</text:p>
      <text:h text:style-name="P3" text:outline-level="1"><text:bookmark text:name="id789"/>&lt;tempo&gt; tempo</text:h>
      <text:h text:style-name="P2" text:outline-level="1">Description:</text:h>
      <text:p text:style-name="Text_20_body">Text and symbols descriptive of tempo, mood, or style, e.g., "allarg.", "a tempo", "cantabile", "Moderato", "[qtrnote]=60", "Moderato [qtrnote] =60"). Both "instantaneous" and "continuous" tempo markings may be encoded using this element. Please note that the dur attribute here is expressed in musical time, i.e., beats or other time stamp. Therefore, it is not a true duration, but rather a time stamp for the end point of the directive.</text:p>
      <text:h text:style-name="P2" text:outline-level="1">May contain:</text:h>
      <text:p text:style-name="Text_20_body">PCDATA, <text:a xlink:type="simple" xlink:href="#id211">abbr</text:a>, <text:a xlink:type="simple" xlink:href="#id214">add</text:a>, <text:a xlink:type="simple" xlink:href="#id53">address</text:a>, <text:a xlink:type="simple" xlink:href="#id391">anchoredtext</text:a>, <text:a xlink:type="simple" xlink:href="#id204">bibl</text:a>, <text:a xlink:type="simple" xlink:href="#id58">choice</text:a>, <text:a xlink:type="simple" xlink:href="#id1050">corpname</text:a>, <text:a xlink:type="simple" xlink:href="#id61">corr</text:a>, <text:a xlink:type="simple" xlink:href="#id172">curve</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201">line</text:a>, <text:a xlink:type="simple" xlink:href="#id1038">name</text:a>, <text:a xlink:type="simple" xlink:href="#id1087">num</text:a>, <text:a xlink:type="simple" xlink:href="#id1224">orig</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385">symbol</text:a>, <text:a xlink:type="simple" xlink:href="#id1091">title</text:a>, <text:a xlink:type="simple" xlink:href="#id1242">unclear</text:a> </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a xlink:type="simple" xlink:href="#id167">verse</text:a> </text:p>
      <text:h text:style-name="P2" text:outline-level="1">Attributes:</text:h>
      <text:list xml:id="list34320265" text:style-name="L216">
        <text:list-item>
          <text:p text:style-name="P219"><text:a xlink:type="simple" xlink:href="#id98">copyof</text:a>, optional, xs:IDREF</text:p>
        </text:list-item>
        <text:list-item>
          <text:p text:style-name="P219"><text:a xlink:type="simple" xlink:href="#id99">corresp</text:a>, optional, xs:IDREFS</text:p>
        </text:list-item>
        <text:list-item>
          <text:p text:style-name="P219"><text:a xlink:type="simple" xlink:href="#id184">endho</text:a>, optional, xs:decimal</text:p>
        </text:list-item>
        <text:list-item>
          <text:p text:style-name="P219"><text:a xlink:type="simple" xlink:href="#id187">endto</text:a>, optional, xs:decimal</text:p>
        </text:list-item>
        <text:list-item>
          <text:p text:style-name="P219"><text:a xlink:type="simple" xlink:href="#id67">facs</text:a>, optional, xs:IDREFS</text:p>
        </text:list-item>
        <text:list-item>
          <text:p text:style-name="P219"><text:a xlink:type="simple" xlink:href="#id130">ho</text:a>, optional, xs:decimal</text:p>
        </text:list-item>
        <text:list-item>
          <text:p text:style-name="P219"><text:a xlink:type="simple" xlink:href="#id777">layer</text:a>, optional, list of xs:positiveInteger, minimum length of 1</text:p>
        </text:list-item>
        <text:list-item>
          <text:p text:style-name="P219"><text:a xlink:type="simple" xlink:href="#id649">midi.tempo</text:a>, optional, xs:positiveInteger, 10 - 1000</text:p>
        </text:list-item>
        <text:list-item>
          <text:p text:style-name="P219"><text:a xlink:type="simple" xlink:href="#id652">mm</text:a>, optional, xs:positiveInteger</text:p>
        </text:list-item>
        <text:list-item>
          <text:p text:style-name="P219"><text:a xlink:type="simple" xlink:href="#id37">n</text:a>, optional, xs:NMTOKEN</text:p>
        </text:list-item>
        <text:list-item>
          <text:p text:style-name="P219"><text:a xlink:type="simple" xlink:href="#id100">next</text:a>, optional, xs:IDREFS</text:p>
        </text:list-item>
        <text:list-item>
          <text:p text:style-name="P219"><text:a xlink:type="simple" xlink:href="#id151">place</text:a>, optional, xs:token, above, below, within</text:p>
        </text:list-item>
        <text:list-item>
          <text:p text:style-name="P219"><text:a xlink:type="simple" xlink:href="#id70">plist</text:a>, optional, xs:IDREFS</text:p>
        </text:list-item>
        <text:list-item>
          <text:p text:style-name="P219"><text:a xlink:type="simple" xlink:href="#id101">prev</text:a>, optional, xs:IDREFS</text:p>
        </text:list-item>
        <text:list-item>
          <text:p text:style-name="P219"><text:a xlink:type="simple" xlink:href="#id102">sameas</text:a>, optional, xs:IDREFS</text:p>
        </text:list-item>
        <text:list-item>
          <text:p text:style-name="P219"><text:a xlink:type="simple" xlink:href="#id687">staff</text:a>, required, list of xs:positiveInteger, minimum length of 1</text:p>
        </text:list-item>
        <text:list-item>
          <text:p text:style-name="P219"><text:a xlink:type="simple" xlink:href="#id183">startho</text:a>, optional, xs:decimal</text:p>
        </text:list-item>
        <text:list-item>
          <text:p text:style-name="P219"><text:a xlink:type="simple" xlink:href="#id176">startid</text:a>, optional, xs:IDREF</text:p>
        </text:list-item>
        <text:list-item>
          <text:p text:style-name="P219"><text:a xlink:type="simple" xlink:href="#id186">startto</text:a>, optional, xs:decimal</text:p>
        </text:list-item>
        <text:list-item>
          <text:p text:style-name="P219"><text:a xlink:type="simple" xlink:href="#id103">synch</text:a>, optional, xs:IDREFS</text:p>
        </text:list-item>
        <text:list-item>
          <text:p text:style-name="P219"><text:a xlink:type="simple" xlink:href="#id155">to</text:a>, optional, xs:decimal</text:p>
        </text:list-item>
        <text:list-item>
          <text:p text:style-name="P219"><text:a xlink:type="simple" xlink:href="#id94">tstamp</text:a>, optional, xs:decimal, 0 - ∞</text:p>
        </text:list-item>
        <text:list-item>
          <text:p text:style-name="P219"><text:soft-page-break/><text:a xlink:type="simple" xlink:href="#id308">tstamp.ges</text:a>, optional, xs:nonNegativeInteger</text:p>
        </text:list-item>
        <text:list-item>
          <text:p text:style-name="P219"><text:a xlink:type="simple" xlink:href="#id309">tstamp.real</text:a>, optional, xs:time</text:p>
        </text:list-item>
        <text:list-item>
          <text:p text:style-name="P219"><text:a xlink:type="simple" xlink:href="#id133">vo</text:a>, optional, xs:decimal</text:p>
        </text:list-item>
        <text:list-item>
          <text:p text:style-name="P219"><text:a xlink:type="simple" xlink:href="#id105">when</text:a>, optional, xs:IDREF</text:p>
        </text:list-item>
        <text:list-item>
          <text:p text:style-name="P219"><text:a xlink:type="simple" xlink:href="#id135">x</text:a>, optional, xs:decimal</text:p>
        </text:list-item>
        <text:list-item>
          <text:p text:style-name="P219"><text:a xlink:type="simple" xlink:href="#id1595">xml:id</text:a>, optional, xs:ID</text:p>
        </text:list-item>
        <text:list-item>
          <text:p text:style-name="P219"><text:a xlink:type="simple" xlink:href="#id1596">xml:lang</text:a>, optional, xs:language</text:p>
        </text:list-item>
        <text:list-item>
          <text:p text:style-name="P219"><text:a xlink:type="simple" xlink:href="#id136">y</text:a>, optional, xs:decimal</text:p>
        </text:list-item>
      </text:list>
      <text:h text:style-name="P2" text:outline-level="1">Module:</text:h>
      <text:p text:style-name="Text_20_body">shared</text:p>
      <text:h text:style-name="P3" text:outline-level="1"><text:bookmark text:name="id1464"/>&lt;term&gt; term</text:h>
      <text:h text:style-name="P2" text:outline-level="1">Description:</text:h>
      <text:p text:style-name="Text_20_body">Single keyword or phrase which describes the work. The classcode attribute may be used to link the term to a terminological source given in a classcode element. The term element may include other term elements in order to allow the creation of coordinated terms; i.e., terms created from a combination of other, independent terms.</text:p>
      <text:h text:style-name="P2"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464">term</text:a>, <text:a xlink:type="simple" xlink:href="#id1091">title</text:a> </text:p>
      <text:h text:style-name="P2" text:outline-level="1">May occur within:</text:h>
      <text:p text:style-name="Text_20_body"><text:a xlink:type="simple" xlink:href="#id1462">keywords</text:a>, <text:a xlink:type="simple" xlink:href="#id1464">term</text:a> </text:p>
      <text:h text:style-name="P2" text:outline-level="1">Attributes:</text:h>
      <text:list xml:id="list34312574" text:style-name="L217">
        <text:list-item>
          <text:p text:style-name="P220"><text:a xlink:type="simple" xlink:href="#id1042">analog</text:a>, optional, CDATA</text:p>
        </text:list-item>
        <text:list-item>
          <text:p text:style-name="P220"><text:a xlink:type="simple" xlink:href="#id1467">classcode</text:a>, optional, xs:IDREF</text:p>
        </text:list-item>
        <text:list-item>
          <text:p text:style-name="P220"><text:a xlink:type="simple" xlink:href="#id37">n</text:a>, optional, xs:NMTOKEN</text:p>
        </text:list-item>
        <text:list-item>
          <text:p text:style-name="P220"><text:a xlink:type="simple" xlink:href="#id1595">xml:id</text:a>, optional, xs:ID</text:p>
        </text:list-item>
      </text:list>
      <text:h text:style-name="P2" text:outline-level="1">Module:</text:h>
      <text:p text:style-name="Text_20_body">header</text:p>
      <text:h text:style-name="P3" text:outline-level="1"><text:bookmark text:name="id273"/>&lt;th&gt; table header</text:h>
      <text:h text:style-name="P2" text:outline-level="1">Description:</text:h>
      <text:p text:style-name="Text_20_body">Designates a table cell containing column or row heading information as opposed to one containing data. The colspan and rowspan attributes tabular display rendering information.</text:p>
      <text:h text:style-name="P2"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244">blockquote</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286">lg</text:a>, <text:a xlink:type="simple" xlink:href="#id249">list</text:a>, <text:a xlink:type="simple" xlink:href="#id1038">name</text:a>, <text:a xlink:type="simple" xlink:href="#id1087">num</text:a>, <text:a xlink:type="simple" xlink:href="#id1224">orig</text:a>, <text:a xlink:type="simple" xlink:href="#id261">p</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265">table</text:a>, <text:a xlink:type="simple" xlink:href="#id1091">title</text:a>, <text:a xlink:type="simple" xlink:href="#id1242">unclear</text:a> </text:p>
      <text:h text:style-name="P2" text:outline-level="1"><text:soft-page-break/>May occur within:</text:h>
      <text:p text:style-name="Text_20_body"><text:a xlink:type="simple" xlink:href="#id271">tr</text:a> </text:p>
      <text:h text:style-name="P2" text:outline-level="1">Attributes:</text:h>
      <text:list xml:id="list34327230" text:style-name="L218">
        <text:list-item>
          <text:p text:style-name="P221"><text:a xlink:type="simple" xlink:href="#id277">colspan</text:a>, optional, xs:positiveInteger</text:p>
        </text:list-item>
        <text:list-item>
          <text:p text:style-name="P221"><text:a xlink:type="simple" xlink:href="#id67">facs</text:a>, optional, xs:IDREFS</text:p>
        </text:list-item>
        <text:list-item>
          <text:p text:style-name="P221"><text:a xlink:type="simple" xlink:href="#id37">n</text:a>, optional, xs:NMTOKEN</text:p>
        </text:list-item>
        <text:list-item>
          <text:p text:style-name="P221"><text:a xlink:type="simple" xlink:href="#id278">rowspan</text:a>, optional, xs:positiveInteger</text:p>
        </text:list-item>
        <text:list-item>
          <text:p text:style-name="P221"><text:a xlink:type="simple" xlink:href="#id135">x</text:a>, optional, xs:decimal</text:p>
        </text:list-item>
        <text:list-item>
          <text:p text:style-name="P221"><text:a xlink:type="simple" xlink:href="#id1595">xml:id</text:a>, optional, xs:ID</text:p>
        </text:list-item>
        <text:list-item>
          <text:p text:style-name="P221"><text:a xlink:type="simple" xlink:href="#id1596">xml:lang</text:a>, optional, xs:language</text:p>
        </text:list-item>
        <text:list-item>
          <text:p text:style-name="P221"><text:a xlink:type="simple" xlink:href="#id136">y</text:a>, optional, xs:decimal</text:p>
        </text:list-item>
      </text:list>
      <text:h text:style-name="P2" text:outline-level="1">Module:</text:h>
      <text:p text:style-name="Text_20_body">figtable</text:p>
      <text:h text:style-name="P3" text:outline-level="1"><text:bookmark text:name="id1126"/>&lt;tie&gt; tie</text:h>
      <text:h text:style-name="P2" text:outline-level="1">Description:</text:h>
      <text:p text:style-name="Text_20_body">An indication that two notes of the same pitch form a single note with their combined values. Most often it is rendered as a curved line connecting the two notes. See Read, p. 110-111, 122.</text:p>
      <text:h text:style-name="P2" text:outline-level="1">May contain:</text:h>
      <text:p text:style-name="Text_20_body">EMPTY</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2" text:outline-level="1">Attributes:</text:h>
      <text:list xml:id="list34313082" text:style-name="L219">
        <text:list-item>
          <text:p text:style-name="P222"><text:a xlink:type="simple" xlink:href="#id195">bezier</text:a>, optional, list of xs:integer, minimum length of 1</text:p>
        </text:list-item>
        <text:list-item>
          <text:p text:style-name="P222"><text:a xlink:type="simple" xlink:href="#id196">bulge</text:a>, optional, list of xs:decimal, minimum length of 1</text:p>
        </text:list-item>
        <text:list-item>
          <text:p text:style-name="P222"><text:a xlink:type="simple" xlink:href="#id86">color</text:a>, optional, xs:token, "(x[0-9A-Fa-f]{6,6}|aqua|black|fuchsia|gray|green|lime|maroon|navy|olive|purple|red|silver|teal|white|yellow)"</text:p>
        </text:list-item>
        <text:list-item>
          <text:p text:style-name="P222"><text:a xlink:type="simple" xlink:href="#id98">copyof</text:a>, optional, xs:IDREF</text:p>
        </text:list-item>
        <text:list-item>
          <text:p text:style-name="P222"><text:a xlink:type="simple" xlink:href="#id99">corresp</text:a>, optional, xs:IDREFS</text:p>
        </text:list-item>
        <text:list-item>
          <text:p text:style-name="P222"><text:a xlink:type="simple" xlink:href="#id197">curvedir</text:a>, optional, xs:token, above, below</text:p>
        </text:list-item>
        <text:list-item>
          <text:p text:style-name="P222"><text:a xlink:type="simple" xlink:href="#id184">endho</text:a>, optional, xs:decimal</text:p>
        </text:list-item>
        <text:list-item>
          <text:p text:style-name="P222"><text:a xlink:type="simple" xlink:href="#id177">endid</text:a>, optional, xs:IDREF</text:p>
        </text:list-item>
        <text:list-item>
          <text:p text:style-name="P222"><text:a xlink:type="simple" xlink:href="#id187">endto</text:a>, optional, xs:decimal</text:p>
        </text:list-item>
        <text:list-item>
          <text:p text:style-name="P222"><text:a xlink:type="simple" xlink:href="#id190">endvo</text:a>, optional, xs:decimal</text:p>
        </text:list-item>
        <text:list-item>
          <text:p text:style-name="P222"><text:a xlink:type="simple" xlink:href="#id67">facs</text:a>, optional, xs:IDREFS</text:p>
        </text:list-item>
        <text:list-item>
          <text:p text:style-name="P222"><text:a xlink:type="simple" xlink:href="#id130">ho</text:a>, optional, xs:decimal</text:p>
        </text:list-item>
        <text:list-item>
          <text:p text:style-name="P222"><text:a xlink:type="simple" xlink:href="#id777">layer</text:a>, optional, list of xs:positiveInteger, minimum length of 1</text:p>
        </text:list-item>
        <text:list-item>
          <text:p text:style-name="P222"><text:a xlink:type="simple" xlink:href="#id37">n</text:a>, optional, xs:NMTOKEN</text:p>
        </text:list-item>
        <text:list-item>
          <text:p text:style-name="P222"><text:soft-page-break/><text:a xlink:type="simple" xlink:href="#id100">next</text:a>, optional, xs:IDREFS</text:p>
        </text:list-item>
        <text:list-item>
          <text:p text:style-name="P222"><text:a xlink:type="simple" xlink:href="#id70">plist</text:a>, optional, xs:IDREFS</text:p>
        </text:list-item>
        <text:list-item>
          <text:p text:style-name="P222"><text:a xlink:type="simple" xlink:href="#id101">prev</text:a>, optional, xs:IDREFS</text:p>
        </text:list-item>
        <text:list-item>
          <text:p text:style-name="P222"><text:a xlink:type="simple" xlink:href="#id199">rend</text:a>, optional, xs:token, medium, wide, dashed, dotted</text:p>
        </text:list-item>
        <text:list-item>
          <text:p text:style-name="P222"><text:a xlink:type="simple" xlink:href="#id102">sameas</text:a>, optional, xs:IDREFS</text:p>
        </text:list-item>
        <text:list-item>
          <text:p text:style-name="P222"><text:a xlink:type="simple" xlink:href="#id687">staff</text:a>, required, list of xs:positiveInteger, minimum length of 1</text:p>
        </text:list-item>
        <text:list-item>
          <text:p text:style-name="P222"><text:a xlink:type="simple" xlink:href="#id183">startho</text:a>, optional, xs:decimal</text:p>
        </text:list-item>
        <text:list-item>
          <text:p text:style-name="P222"><text:a xlink:type="simple" xlink:href="#id176">startid</text:a>, optional, xs:IDREF</text:p>
        </text:list-item>
        <text:list-item>
          <text:p text:style-name="P222"><text:a xlink:type="simple" xlink:href="#id186">startto</text:a>, optional, xs:decimal</text:p>
        </text:list-item>
        <text:list-item>
          <text:p text:style-name="P222"><text:a xlink:type="simple" xlink:href="#id189">startvo</text:a>, optional, xs:decimal</text:p>
        </text:list-item>
        <text:list-item>
          <text:p text:style-name="P222"><text:a xlink:type="simple" xlink:href="#id180">subtype</text:a>, optional, xs:NMTOKEN</text:p>
        </text:list-item>
        <text:list-item>
          <text:p text:style-name="P222"><text:a xlink:type="simple" xlink:href="#id103">synch</text:a>, optional, xs:IDREFS</text:p>
        </text:list-item>
        <text:list-item>
          <text:p text:style-name="P222"><text:a xlink:type="simple" xlink:href="#id155">to</text:a>, optional, xs:decimal</text:p>
        </text:list-item>
        <text:list-item>
          <text:p text:style-name="P222"><text:a xlink:type="simple" xlink:href="#id94">tstamp</text:a>, optional, xs:decimal, 0 - ∞</text:p>
        </text:list-item>
        <text:list-item>
          <text:p text:style-name="P222"><text:a xlink:type="simple" xlink:href="#id308">tstamp.ges</text:a>, optional, xs:nonNegativeInteger</text:p>
        </text:list-item>
        <text:list-item>
          <text:p text:style-name="P222"><text:a xlink:type="simple" xlink:href="#id309">tstamp.real</text:a>, optional, xs:time</text:p>
        </text:list-item>
        <text:list-item>
          <text:p text:style-name="P222"><text:a xlink:type="simple" xlink:href="#id179">type</text:a>, optional, xs:NMTOKEN</text:p>
        </text:list-item>
        <text:list-item>
          <text:p text:style-name="P222"><text:a xlink:type="simple" xlink:href="#id133">vo</text:a>, optional, xs:decimal</text:p>
        </text:list-item>
        <text:list-item>
          <text:p text:style-name="P222"><text:a xlink:type="simple" xlink:href="#id105">when</text:a>, optional, xs:IDREF</text:p>
        </text:list-item>
        <text:list-item>
          <text:p text:style-name="P222"><text:a xlink:type="simple" xlink:href="#id135">x</text:a>, optional, xs:decimal</text:p>
        </text:list-item>
        <text:list-item>
          <text:p text:style-name="P222"><text:a xlink:type="simple" xlink:href="#id192">x2</text:a>, optional, xs:decimal</text:p>
        </text:list-item>
        <text:list-item>
          <text:p text:style-name="P222"><text:a xlink:type="simple" xlink:href="#id1595">xml:id</text:a>, optional, xs:ID</text:p>
        </text:list-item>
        <text:list-item>
          <text:p text:style-name="P222"><text:a xlink:type="simple" xlink:href="#id136">y</text:a>, optional, xs:decimal</text:p>
        </text:list-item>
        <text:list-item>
          <text:p text:style-name="P222"><text:a xlink:type="simple" xlink:href="#id193">y2</text:a>, optional, xs:decimal</text:p>
        </text:list-item>
      </text:list>
      <text:h text:style-name="P2" text:outline-level="1">Module:</text:h>
      <text:p text:style-name="Text_20_body">cmn</text:p>
      <text:h text:style-name="P3" text:outline-level="1"><text:bookmark text:name="id345"/>&lt;timeline&gt; timeline</text:h>
      <text:h text:style-name="P2" text:outline-level="1">Description:</text:h>
      <text:p text:style-name="Text_20_body">Provides a set of ordered points in time to which musical elements can be linked in order to create a temporal alignment of those elements. The origin attribute designates the origin of the timeline, i.e., the time at which it begins. It must point to one of the when elements in its content. Units specifies the unit of time corresponding to the value of the interval attribute of the timeline or of its constituent points in time. The mediacontent attribute is provided in order to link the timeline to a particular external media file, such as an audio file. The medialength attribute specifies the length of the external media file in terms of the unit attribute.</text:p>
      <text:h text:style-name="P2" text:outline-level="1">May contain:</text:h>
      <text:p text:style-name="Text_20_body"><text:a xlink:type="simple" xlink:href="#id347">when</text:a> </text:p>
      <text:h text:style-name="P2" text:outline-level="1">May occur within:</text:h>
      <text:p text:style-name="Text_20_body"><text:a xlink:type="simple" xlink:href="#id342">scoredef</text:a> </text:p>
      <text:h text:style-name="P2" text:outline-level="1">Attributes:</text:h>
      <text:list xml:id="list34330782" text:style-name="L220">
        <text:list-item>
          <text:p text:style-name="P223"><text:a xlink:type="simple" xlink:href="#id355">mediacontent</text:a>, optional, xs:anyURI</text:p>
        </text:list-item>
        <text:list-item>
          <text:p text:style-name="P223"><text:soft-page-break/><text:a xlink:type="simple" xlink:href="#id356">medialength</text:a>, optional, xs:positiveInteger</text:p>
        </text:list-item>
        <text:list-item>
          <text:p text:style-name="P223"><text:a xlink:type="simple" xlink:href="#id37">n</text:a>, optional, xs:NMTOKEN</text:p>
        </text:list-item>
        <text:list-item>
          <text:p text:style-name="P223"><text:a xlink:type="simple" xlink:href="#id357">origin</text:a>, required, xs:IDREF</text:p>
        </text:list-item>
        <text:list-item>
          <text:p text:style-name="P223"><text:a xlink:type="simple" xlink:href="#id89">unit</text:a>, optional, xs:NMTOKEN</text:p>
        </text:list-item>
        <text:list-item>
          <text:p text:style-name="P223"><text:a xlink:type="simple" xlink:href="#id1595">xml:id</text:a>, optional, xs:ID</text:p>
        </text:list-item>
      </text:list>
      <text:h text:style-name="P2" text:outline-level="1">Module:</text:h>
      <text:p text:style-name="Text_20_body">linkalign</text:p>
      <text:h text:style-name="P3" text:outline-level="1"><text:bookmark text:name="id1091"/>&lt;title&gt; title</text:h>
      <text:h text:style-name="P2" text:outline-level="1">Description:</text:h>
      <text:p text:style-name="Text_20_body">Title of a bibliographic entity. The type attribute may be used to classify the title according to some convenient typology. Sample values include: main (main title), subordinate (subtitle, title of part), abbreviated (abbreviated form of title), alternative (alternate title by which the work is also known), translated (translated form of title), uniform (collective title). The type attribute is provided for convenience in analysing titles and processing them according to their type; where such specialized processing is not necessary, there is no need for such analysis, and the entire title, including subtitles and any parallel titles, may be enclosed within a single &lt;title&gt; element. Title parts may be encoded in &lt;title&gt; sub-elements. The name of the list from which a controlled value is taken may be recorded using the authority attribute.</text:p>
      <text:h text:style-name="P2" text:outline-level="1">May contain:</text:h>
      <text:p text:style-name="Text_20_body">PCDATA, <text:a xlink:type="simple" xlink:href="#id211">abbr</text:a>, <text:a xlink:type="simple" xlink:href="#id214">add</text:a>, <text:a xlink:type="simple" xlink:href="#id53">address</text:a>, <text:a xlink:type="simple" xlink:href="#id297">annot</text:a>, <text:a xlink:type="simple" xlink:href="#id204">bibl</text:a>, <text:a xlink:type="simple" xlink:href="#id58">choice</text:a>, <text:a xlink:type="simple" xlink:href="#id1050">corpname</text:a>, <text:a xlink:type="simple" xlink:href="#id61">corr</text:a>, <text:a xlink:type="simple" xlink:href="#id1212">damage</text:a>, <text:a xlink:type="simple" xlink:href="#id1083">date</text:a>, <text:a xlink:type="simple" xlink:href="#id1220">del</text:a>, <text:a xlink:type="simple" xlink:href="#id1247">expan</text:a>, <text:a xlink:type="simple" xlink:href="#id34">extptr</text:a>, <text:a xlink:type="simple" xlink:href="#id49">extref</text:a>, <text:a xlink:type="simple" xlink:href="#id1100">fig</text:a>, <text:a xlink:type="simple" xlink:href="#id1333">gap</text:a>, <text:a xlink:type="simple" xlink:href="#id1069">geogname</text:a>, <text:a xlink:type="simple" xlink:href="#id1326">handshift</text:a>, <text:a xlink:type="simple" xlink:href="#id1096">identifier</text:a>, <text:a xlink:type="simple" xlink:href="#id233">lb</text:a>, <text:a xlink:type="simple" xlink:href="#id1038">name</text:a>, <text:a xlink:type="simple" xlink:href="#id1087">num</text:a>, <text:a xlink:type="simple" xlink:href="#id1224">orig</text:a>, <text:a xlink:type="simple" xlink:href="#id237">pb</text:a>, <text:a xlink:type="simple" xlink:href="#id1076">periodname</text:a>, <text:a xlink:type="simple" xlink:href="#id1064">persname</text:a>, <text:a xlink:type="simple" xlink:href="#id1342">ptr</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234">sic</text:a>, <text:a xlink:type="simple" xlink:href="#id1035">stack</text:a>, <text:a xlink:type="simple" xlink:href="#id1079">stylename</text:a>, <text:a xlink:type="simple" xlink:href="#id1335">subst</text:a>, <text:a xlink:type="simple" xlink:href="#id1237">supplied</text:a>, <text:a xlink:type="simple" xlink:href="#id1091">title</text:a>, <text:a xlink:type="simple" xlink:href="#id1242">unclear</text:a> </text:p>
      <text:h text:style-name="P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5">addressline</text:a>, <text:a xlink:type="simple" xlink:href="#id30">altmeiid</text:a>, <text:a xlink:type="simple" xlink:href="#id391">anchoredtext</text:a>, <text:a xlink:type="simple" xlink:href="#id297">annot</text:a>, <text:a xlink:type="simple" xlink:href="#id204">bibl</text:a>, <text:a xlink:type="simple" xlink:href="#id268">caption</text:a>, <text:a xlink:type="simple" xlink:href="#id1404">condition</text:a>, <text:a xlink:type="simple" xlink:href="#id1050">corpname</text:a>, <text:a xlink:type="simple" xlink:href="#id61">corr</text:a>, <text:a xlink:type="simple" xlink:href="#id1212">damage</text:a>, <text:a xlink:type="simple" xlink:href="#id1083">date</text:a>, <text:a xlink:type="simple" xlink:href="#id1220">del</text:a>, <text:a xlink:type="simple" xlink:href="#id1407">dimensions</text:a>, <text:a xlink:type="simple" xlink:href="#id169">dir</text:a>, <text:a xlink:type="simple" xlink:href="#id772">dynam</text:a>, <text:a xlink:type="simple" xlink:href="#id208">edition</text:a>, <text:a xlink:type="simple" xlink:href="#id1435">eventdesc</text:a>, <text:a xlink:type="simple" xlink:href="#id1410">exhibithist</text:a>, <text:a xlink:type="simple" xlink:href="#id1247">expan</text:a>, <text:a xlink:type="simple" xlink:href="#id1361">extent</text:a>, <text:a xlink:type="simple" xlink:href="#id49">extref</text:a>, <text:a xlink:type="simple" xlink:href="#id240">fw</text:a>, <text:a xlink:type="simple" xlink:href="#id1069">geogname</text:a>, <text:a xlink:type="simple" xlink:href="#id1415">hand</text:a>, <text:a xlink:type="simple" xlink:href="#id1138">harm</text:a>, <text:a xlink:type="simple" xlink:href="#id252">head</text:a>, <text:a xlink:type="simple" xlink:href="#id1096">identifier</text:a>, <text:a xlink:type="simple" xlink:href="#id1420">inscription</text:a>, <text:a xlink:type="simple" xlink:href="#id255">item</text:a>, <text:a xlink:type="simple" xlink:href="#id289">l</text:a>, <text:a xlink:type="simple" xlink:href="#id442">label</text:a>, <text:a xlink:type="simple" xlink:href="#id1454">language</text:a>, <text:a xlink:type="simple" xlink:href="#id222">lem</text:a>, <text:a xlink:type="simple" xlink:href="#id201">line</text:a>, <text:a xlink:type="simple" xlink:href="#id1038">name</text:a>, <text:a xlink:type="simple" xlink:href="#id1087">num</text:a>, <text:a xlink:type="simple" xlink:href="#id1224">orig</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426">physloc</text:a>, <text:a xlink:type="simple" xlink:href="#id1423">physmedium</text:a>, <text:a xlink:type="simple" xlink:href="#id1380">price</text:a>, <text:a xlink:type="simple" xlink:href="#id1429">provenance</text:a>, <text:a xlink:type="simple" xlink:href="#id1178">rdg</text:a>, <text:a xlink:type="simple" xlink:href="#id1344">ref</text:a>, <text:a xlink:type="simple" xlink:href="#id1227">reg</text:a>, <text:a xlink:type="simple" xlink:href="#id1026">rend</text:a>, <text:a xlink:type="simple" xlink:href="#id1073">repository</text:a>, <text:a xlink:type="simple" xlink:href="#id1230">restore</text:a>, <text:a xlink:type="simple" xlink:href="#id1391">seriesstmt</text:a>, <text:a xlink:type="simple" xlink:href="#id1234">sic</text:a>, <text:a xlink:type="simple" xlink:href="#id1035">stack</text:a>, <text:a xlink:type="simple" xlink:href="#id1079">stylename</text:a>, <text:a xlink:type="simple" xlink:href="#id1237">supplied</text:a>, <text:a xlink:type="simple" xlink:href="#id972">syl</text:a>, <text:a xlink:type="simple" xlink:href="#id1386">sysreq</text:a>, <text:a xlink:type="simple" xlink:href="#id279">td</text:a>, <text:a xlink:type="simple" xlink:href="#id789">tempo</text:a>, <text:a xlink:type="simple" xlink:href="#id1464">term</text:a>, <text:a xlink:type="simple" xlink:href="#id273">th</text:a>, <text:a xlink:type="simple" xlink:href="#id1091">title</text:a>, <text:a xlink:type="simple" xlink:href="#id1350">titlestmt</text:a>, <text:a xlink:type="simple" xlink:href="#id1445">treatmenthist</text:a>, <text:a xlink:type="simple" xlink:href="#id1448">treatmentsched</text:a>, <text:a xlink:type="simple" xlink:href="#id1242">unclear</text:a>, <text:a xlink:type="simple" xlink:href="#id1383">userestrict</text:a> </text:p>
      <text:h text:style-name="P2" text:outline-level="1">Attributes:</text:h>
      <text:list xml:id="list34314762" text:style-name="L221">
        <text:list-item>
          <text:p text:style-name="P224"><text:a xlink:type="simple" xlink:href="#id1045">authority</text:a>, optional, CDATA</text:p>
        </text:list-item>
        <text:list-item>
          <text:p text:style-name="P224"><text:a xlink:type="simple" xlink:href="#id1046">dbkey</text:a>, optional, xs:NMTOKEN</text:p>
        </text:list-item>
        <text:list-item>
          <text:p text:style-name="P224"><text:a xlink:type="simple" xlink:href="#id67">facs</text:a>, optional, xs:IDREFS</text:p>
        </text:list-item>
        <text:list-item>
          <text:p text:style-name="P224"><text:a xlink:type="simple" xlink:href="#id1094">level</text:a>, optional, xs:token, a, m, j, s, u</text:p>
        </text:list-item>
        <text:list-item>
          <text:p text:style-name="P224"><text:a xlink:type="simple" xlink:href="#id37">n</text:a>, optional, xs:NMTOKEN</text:p>
        </text:list-item>
        <text:list-item>
          <text:p text:style-name="P224"><text:a xlink:type="simple" xlink:href="#id1047">nymref</text:a>, optional, xs:IDREF</text:p>
        </text:list-item>
        <text:list-item>
          <text:p text:style-name="P224"><text:a xlink:type="simple" xlink:href="#id1048">role</text:a>, optional, CDATA</text:p>
        </text:list-item>
        <text:list-item>
          <text:p text:style-name="P224"><text:a xlink:type="simple" xlink:href="#id180">subtype</text:a>, optional, xs:NMTOKEN</text:p>
        </text:list-item>
        <text:list-item>
          <text:p text:style-name="P224"><text:a xlink:type="simple" xlink:href="#id179">type</text:a>, optional, xs:NMTOKEN</text:p>
        </text:list-item>
        <text:list-item>
          <text:p text:style-name="P224"><text:a xlink:type="simple" xlink:href="#id1595">xml:id</text:a>, optional, xs:ID</text:p>
        </text:list-item>
        <text:list-item>
          <text:p text:style-name="P224"><text:a xlink:type="simple" xlink:href="#id1596">xml:lang</text:a>, optional, xs:language</text:p>
        </text:list-item>
      </text:list>
      <text:h text:style-name="P2" text:outline-level="1"><text:soft-page-break/>Module:</text:h>
      <text:p text:style-name="Text_20_body">shared</text:p>
      <text:h text:style-name="P3" text:outline-level="1"><text:bookmark text:name="id1442"/>&lt;titlepage&gt; title page</text:h>
      <text:h text:style-name="P2" text:outline-level="1">Description:</text:h>
      <text:p text:style-name="Text_20_body">Contains a transcription of the title page of a text. It may be used within the physdesc element when no other transcription is provided.</text:p>
      <text:h text:style-name="P2" text:outline-level="1">May contain:</text:h>
      <text:p text:style-name="Text_20_body"><text:a xlink:type="simple" xlink:href="#id244">blockquote</text:a>, <text:a xlink:type="simple" xlink:href="#id233">lb</text:a>, <text:a xlink:type="simple" xlink:href="#id286">lg</text:a>, <text:a xlink:type="simple" xlink:href="#id249">list</text:a>, <text:a xlink:type="simple" xlink:href="#id261">p</text:a>, <text:a xlink:type="simple" xlink:href="#id237">pb</text:a>, <text:a xlink:type="simple" xlink:href="#id265">table</text:a> </text:p>
      <text:h text:style-name="P2" text:outline-level="1">May occur within:</text:h>
      <text:p text:style-name="Text_20_body"><text:a xlink:type="simple" xlink:href="#id1552">front</text:a>, <text:a xlink:type="simple" xlink:href="#id1401">physdesc</text:a> </text:p>
      <text:h text:style-name="P2" text:outline-level="1">Attributes:</text:h>
      <text:list xml:id="list34308078" text:style-name="L222">
        <text:list-item>
          <text:p text:style-name="P225"><text:a xlink:type="simple" xlink:href="#id67">facs</text:a>, optional, xs:IDREFS</text:p>
        </text:list-item>
        <text:list-item>
          <text:p text:style-name="P225"><text:a xlink:type="simple" xlink:href="#id37">n</text:a>, optional, xs:NMTOKEN</text:p>
        </text:list-item>
        <text:list-item>
          <text:p text:style-name="P225"><text:a xlink:type="simple" xlink:href="#id1595">xml:id</text:a>, optional, xs:ID</text:p>
        </text:list-item>
        <text:list-item>
          <text:p text:style-name="P225"><text:a xlink:type="simple" xlink:href="#id1596">xml:lang</text:a>, optional, xs:language</text:p>
        </text:list-item>
      </text:list>
      <text:h text:style-name="P2" text:outline-level="1">Module:</text:h>
      <text:p text:style-name="Text_20_body">shared</text:p>
      <text:h text:style-name="P3" text:outline-level="1"><text:bookmark text:name="id1350"/>&lt;titlestmt&gt; title statement</text:h>
      <text:h text:style-name="P2" text:outline-level="1">Description:</text:h>
      <text:p text:style-name="Text_20_body">Container for title and responsibility meta-data.</text:p>
      <text:h text:style-name="P2" text:outline-level="1">May contain:</text:h>
      <text:p text:style-name="Text_20_body"><text:a xlink:type="simple" xlink:href="#id1352">respstmt</text:a>, <text:a xlink:type="simple" xlink:href="#id1091">title</text:a> </text:p>
      <text:h text:style-name="P2" text:outline-level="1">May occur within:</text:h>
      <text:p text:style-name="Text_20_body"><text:a xlink:type="simple" xlink:href="#id1348">filedesc</text:a>, <text:a xlink:type="simple" xlink:href="#id1399">source</text:a> </text:p>
      <text:h text:style-name="P2" text:outline-level="1">Attributes:</text:h>
      <text:list xml:id="list34310160" text:style-name="L223">
        <text:list-item>
          <text:p text:style-name="P226"><text:a xlink:type="simple" xlink:href="#id1042">analog</text:a>, optional, CDATA</text:p>
        </text:list-item>
        <text:list-item>
          <text:p text:style-name="P226"><text:a xlink:type="simple" xlink:href="#id37">n</text:a>, optional, xs:NMTOKEN</text:p>
        </text:list-item>
        <text:list-item>
          <text:p text:style-name="P226"><text:a xlink:type="simple" xlink:href="#id1595">xml:id</text:a>, optional, xs:ID</text:p>
        </text:list-item>
      </text:list>
      <text:h text:style-name="P2" text:outline-level="1">Module:</text:h>
      <text:p text:style-name="Text_20_body">header</text:p>
      <text:h text:style-name="P3" text:outline-level="1"><text:bookmark text:name="id271"/><text:soft-page-break/>&lt;tr&gt; table row</text:h>
      <text:h text:style-name="P2" text:outline-level="1">Description:</text:h>
      <text:p text:style-name="Text_20_body">A formatting element that contains one or more &lt;td&gt; or &lt;th&gt; elements (cells) in a &lt;table&gt;. A cell is the intersection of a row and a column. The precise rendition of the table and its cells should be specified in a style sheet.</text:p>
      <text:h text:style-name="P2" text:outline-level="1">May contain:</text:h>
      <text:p text:style-name="Text_20_body"><text:a xlink:type="simple" xlink:href="#id279">td</text:a>, <text:a xlink:type="simple" xlink:href="#id273">th</text:a> </text:p>
      <text:h text:style-name="P2" text:outline-level="1">May occur within:</text:h>
      <text:p text:style-name="Text_20_body"><text:a xlink:type="simple" xlink:href="#id265">table</text:a> </text:p>
      <text:h text:style-name="P2" text:outline-level="1">Attributes:</text:h>
      <text:list xml:id="list34337263" text:style-name="L224">
        <text:list-item>
          <text:p text:style-name="P227"><text:a xlink:type="simple" xlink:href="#id67">facs</text:a>, optional, xs:IDREFS</text:p>
        </text:list-item>
        <text:list-item>
          <text:p text:style-name="P227"><text:a xlink:type="simple" xlink:href="#id37">n</text:a>, optional, xs:NMTOKEN</text:p>
        </text:list-item>
        <text:list-item>
          <text:p text:style-name="P227"><text:a xlink:type="simple" xlink:href="#id135">x</text:a>, optional, xs:decimal</text:p>
        </text:list-item>
        <text:list-item>
          <text:p text:style-name="P227"><text:a xlink:type="simple" xlink:href="#id1595">xml:id</text:a>, optional, xs:ID</text:p>
        </text:list-item>
        <text:list-item>
          <text:p text:style-name="P227"><text:a xlink:type="simple" xlink:href="#id1596">xml:lang</text:a>, optional, xs:language</text:p>
        </text:list-item>
        <text:list-item>
          <text:p text:style-name="P227"><text:a xlink:type="simple" xlink:href="#id136">y</text:a>, optional, xs:decimal</text:p>
        </text:list-item>
      </text:list>
      <text:h text:style-name="P2" text:outline-level="1">Module:</text:h>
      <text:p text:style-name="Text_20_body">figtable</text:p>
      <text:h text:style-name="P3" text:outline-level="1"><text:bookmark text:name="id1445"/>&lt;treatmenthist&gt; treatment history</text:h>
      <text:h text:style-name="P2" text:outline-level="1">Description:</text:h>
      <text:p text:style-name="Text_20_body">A record of the treatment the item has undergone (e.g., deacidification, restoration, etc.) Treatment history may also comprise details of the treatment process (e.g., chemical solutions used, techniques applied, etc.), the date the treatment was applied, etc.</text:p>
      <text:h text:style-name="P2"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2" text:outline-level="1">May occur within:</text:h>
      <text:p text:style-name="Text_20_body"><text:a xlink:type="simple" xlink:href="#id1401">physdesc</text:a> </text:p>
      <text:h text:style-name="P2" text:outline-level="1">Attributes:</text:h>
      <text:list xml:id="list34310414" text:style-name="L225">
        <text:list-item>
          <text:p text:style-name="P228"><text:a xlink:type="simple" xlink:href="#id1042">analog</text:a>, optional, CDATA</text:p>
        </text:list-item>
        <text:list-item>
          <text:p text:style-name="P228"><text:a xlink:type="simple" xlink:href="#id37">n</text:a>, optional, xs:NMTOKEN</text:p>
        </text:list-item>
        <text:list-item>
          <text:p text:style-name="P228"><text:a xlink:type="simple" xlink:href="#id1595">xml:id</text:a>, optional, xs:ID</text:p>
        </text:list-item>
      </text:list>
      <text:h text:style-name="P2" text:outline-level="1"><text:soft-page-break/>Module:</text:h>
      <text:p text:style-name="Text_20_body">header</text:p>
      <text:h text:style-name="P3" text:outline-level="1"><text:bookmark text:name="id1448"/>&lt;treatmentsched&gt; treatment scheduled</text:h>
      <text:h text:style-name="P2" text:outline-level="1">Description:</text:h>
      <text:p text:style-name="Text_20_body">Scheduled treatment, e.g. deacidification, restoration, etc., for an item.</text:p>
      <text:h text:style-name="P2"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2" text:outline-level="1">May occur within:</text:h>
      <text:p text:style-name="Text_20_body"><text:a xlink:type="simple" xlink:href="#id1401">physdesc</text:a> </text:p>
      <text:h text:style-name="P2" text:outline-level="1">Attributes:</text:h>
      <text:list xml:id="list34318105" text:style-name="L226">
        <text:list-item>
          <text:p text:style-name="P229"><text:a xlink:type="simple" xlink:href="#id1042">analog</text:a>, optional, CDATA</text:p>
        </text:list-item>
        <text:list-item>
          <text:p text:style-name="P229"><text:a xlink:type="simple" xlink:href="#id37">n</text:a>, optional, xs:NMTOKEN</text:p>
        </text:list-item>
        <text:list-item>
          <text:p text:style-name="P229"><text:a xlink:type="simple" xlink:href="#id1595">xml:id</text:a>, optional, xs:ID</text:p>
        </text:list-item>
      </text:list>
      <text:h text:style-name="P2" text:outline-level="1">Module:</text:h>
      <text:p text:style-name="Text_20_body">header</text:p>
      <text:h text:style-name="P3" text:outline-level="1"><text:bookmark text:name="id1001"/>&lt;trill&gt; trill</text:h>
      <text:h text:style-name="P2" text:outline-level="1">Description:</text:h>
      <text:p text:style-name="Text_20_body">Rapid alternation of two notes a second apart. Usually, the interval is understood to be diatonic unless altered by an accidental. See Read, p. 232-235. Events may be contained within &lt;trill&gt; in order to record precise performance data. The starting point of the trill may be indicated by either a tstamp, tstamp.ges, tstamp.real or startid attribute, while the ending point may be recorded by either a dur, dur.ges or endid attribute. It is a semantic error not to specify a starting point attribute. Please note that the dur attribute is not a true duration, but rather a time stamp for the end point of the trill.</text:p>
      <text:h text:style-name="P2" text:outline-level="1">May contain:</text:h>
      <text:p text:style-name="Text_20_body"><text:a xlink:type="simple" xlink:href="#id64">barline</text:a>, <text:a xlink:type="simple" xlink:href="#id897">beam</text:a>, <text:a xlink:type="simple" xlink:href="#id927">beatrpt</text:a>, <text:a xlink:type="simple" xlink:href="#id903">bend</text:a>, <text:a xlink:type="simple" xlink:href="#id934">btrem</text:a>, <text:a xlink:type="simple" xlink:href="#id106">chord</text:a>, <text:a xlink:type="simple" xlink:href="#id861">clefchange</text:a>, <text:a xlink:type="simple" xlink:href="#id324">custos</text:a>, <text:a xlink:type="simple" xlink:href="#id941">ftrem</text:a>, <text:a xlink:type="simple" xlink:href="#id949">gliss</text:a>, <text:a xlink:type="simple" xlink:href="#id956">halfmrpt</text:a>, <text:a xlink:type="simple" xlink:href="#id397">keysig</text:a>, <text:a xlink:type="simple" xlink:href="#id958">ligature</text:a>, <text:a xlink:type="simple" xlink:href="#id501">mensur</text:a>, <text:a xlink:type="simple" xlink:href="#id108">note</text:a>, <text:a xlink:type="simple" xlink:href="#id868">pad</text:a>, <text:a xlink:type="simple" xlink:href="#id529">proport</text:a>, <text:a xlink:type="simple" xlink:href="#id872">rest</text:a>, <text:a xlink:type="simple" xlink:href="#id890">space</text:a>, <text:a xlink:type="simple" xlink:href="#id905">tuplet</text:a> </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2" text:outline-level="1">Attributes:</text:h>
      <text:list xml:id="list34329444" text:style-name="L227">
        <text:list-item>
          <text:p text:style-name="P230"><text:a xlink:type="simple" xlink:href="#id996">accidlower</text:a>, optional, xs:token, s, f, ss, x, ff, xs, tb, n, nf, ns, su, sd, fu, fd, nu, nd</text:p>
        </text:list-item>
        <text:list-item>
          <text:p text:style-name="P230"><text:a xlink:type="simple" xlink:href="#id995">accidupper</text:a>, optional, xs:token, s, f, ss, x, ff, xs, tb, n, nf, ns, su, sd, fu, fd, nu, nd</text:p>
        </text:list-item>
        <text:list-item>
          <text:p text:style-name="P230"><text:soft-page-break/><text:a xlink:type="simple" xlink:href="#id86">color</text:a>, optional, xs:token, "(x[0-9A-Fa-f]{6,6}|aqua|black|fuchsia|gray|green|lime|maroon|navy|olive|purple|red|silver|teal|white|yellow)"</text:p>
        </text:list-item>
        <text:list-item>
          <text:p text:style-name="P230"><text:a xlink:type="simple" xlink:href="#id98">copyof</text:a>, optional, xs:IDREF</text:p>
        </text:list-item>
        <text:list-item>
          <text:p text:style-name="P230"><text:a xlink:type="simple" xlink:href="#id99">corresp</text:a>, optional, xs:IDREFS</text:p>
        </text:list-item>
        <text:list-item>
          <text:p text:style-name="P230"><text:a xlink:type="simple" xlink:href="#id302">dur</text:a>, optional, xs:token, "([0-9]+m *\+ *)?[0-9]+(\.?[0-9]*)?"</text:p>
        </text:list-item>
        <text:list-item>
          <text:p text:style-name="P230"><text:a xlink:type="simple" xlink:href="#id313">dur.ges</text:a>, optional, CDATA</text:p>
        </text:list-item>
        <text:list-item>
          <text:p text:style-name="P230"><text:a xlink:type="simple" xlink:href="#id184">endho</text:a>, optional, xs:decimal</text:p>
        </text:list-item>
        <text:list-item>
          <text:p text:style-name="P230"><text:a xlink:type="simple" xlink:href="#id177">endid</text:a>, optional, xs:IDREF</text:p>
        </text:list-item>
        <text:list-item>
          <text:p text:style-name="P230"><text:a xlink:type="simple" xlink:href="#id187">endto</text:a>, optional, xs:decimal</text:p>
        </text:list-item>
        <text:list-item>
          <text:p text:style-name="P230"><text:a xlink:type="simple" xlink:href="#id67">facs</text:a>, optional, xs:IDREFS</text:p>
        </text:list-item>
        <text:list-item>
          <text:p text:style-name="P230"><text:a xlink:type="simple" xlink:href="#id130">ho</text:a>, optional, xs:decimal</text:p>
        </text:list-item>
        <text:list-item>
          <text:p text:style-name="P230"><text:a xlink:type="simple" xlink:href="#id777">layer</text:a>, optional, list of xs:positiveInteger, minimum length of 1</text:p>
        </text:list-item>
        <text:list-item>
          <text:p text:style-name="P230"><text:a xlink:type="simple" xlink:href="#id37">n</text:a>, optional, xs:NMTOKEN</text:p>
        </text:list-item>
        <text:list-item>
          <text:p text:style-name="P230"><text:a xlink:type="simple" xlink:href="#id100">next</text:a>, optional, xs:IDREFS</text:p>
        </text:list-item>
        <text:list-item>
          <text:p text:style-name="P230"><text:a xlink:type="simple" xlink:href="#id151">place</text:a>, optional, xs:token, above, below, within</text:p>
        </text:list-item>
        <text:list-item>
          <text:p text:style-name="P230"><text:a xlink:type="simple" xlink:href="#id70">plist</text:a>, optional, xs:IDREFS</text:p>
        </text:list-item>
        <text:list-item>
          <text:p text:style-name="P230"><text:a xlink:type="simple" xlink:href="#id101">prev</text:a>, optional, xs:IDREFS</text:p>
        </text:list-item>
        <text:list-item>
          <text:p text:style-name="P230"><text:a xlink:type="simple" xlink:href="#id102">sameas</text:a>, optional, xs:IDREFS</text:p>
        </text:list-item>
        <text:list-item>
          <text:p text:style-name="P230"><text:a xlink:type="simple" xlink:href="#id687">staff</text:a>, required, list of xs:positiveInteger, minimum length of 1</text:p>
        </text:list-item>
        <text:list-item>
          <text:p text:style-name="P230"><text:a xlink:type="simple" xlink:href="#id183">startho</text:a>, optional, xs:decimal</text:p>
        </text:list-item>
        <text:list-item>
          <text:p text:style-name="P230"><text:a xlink:type="simple" xlink:href="#id176">startid</text:a>, optional, xs:IDREF</text:p>
        </text:list-item>
        <text:list-item>
          <text:p text:style-name="P230"><text:a xlink:type="simple" xlink:href="#id186">startto</text:a>, optional, xs:decimal</text:p>
        </text:list-item>
        <text:list-item>
          <text:p text:style-name="P230"><text:a xlink:type="simple" xlink:href="#id103">synch</text:a>, optional, xs:IDREFS</text:p>
        </text:list-item>
        <text:list-item>
          <text:p text:style-name="P230"><text:a xlink:type="simple" xlink:href="#id155">to</text:a>, optional, xs:decimal</text:p>
        </text:list-item>
        <text:list-item>
          <text:p text:style-name="P230"><text:a xlink:type="simple" xlink:href="#id94">tstamp</text:a>, optional, xs:decimal, 0 - ∞</text:p>
        </text:list-item>
        <text:list-item>
          <text:p text:style-name="P230"><text:a xlink:type="simple" xlink:href="#id308">tstamp.ges</text:a>, optional, xs:nonNegativeInteger</text:p>
        </text:list-item>
        <text:list-item>
          <text:p text:style-name="P230"><text:a xlink:type="simple" xlink:href="#id309">tstamp.real</text:a>, optional, xs:time</text:p>
        </text:list-item>
        <text:list-item>
          <text:p text:style-name="P230"><text:a xlink:type="simple" xlink:href="#id133">vo</text:a>, optional, xs:decimal</text:p>
        </text:list-item>
        <text:list-item>
          <text:p text:style-name="P230"><text:a xlink:type="simple" xlink:href="#id105">when</text:a>, optional, xs:IDREF</text:p>
        </text:list-item>
        <text:list-item>
          <text:p text:style-name="P230"><text:a xlink:type="simple" xlink:href="#id135">x</text:a>, optional, xs:decimal</text:p>
        </text:list-item>
        <text:list-item>
          <text:p text:style-name="P230"><text:a xlink:type="simple" xlink:href="#id1595">xml:id</text:a>, optional, xs:ID</text:p>
        </text:list-item>
        <text:list-item>
          <text:p text:style-name="P230"><text:a xlink:type="simple" xlink:href="#id136">y</text:a>, optional, xs:decimal</text:p>
        </text:list-item>
      </text:list>
      <text:h text:style-name="P2" text:outline-level="1">Module:</text:h>
      <text:p text:style-name="Text_20_body">cmnOrnaments</text:p>
      <text:h text:style-name="P3" text:outline-level="1"><text:bookmark text:name="id716"/>&lt;trkname&gt; track name</text:h>
      <text:h text:style-name="P2" text:outline-level="1">Description:</text:h>
      <text:p text:style-name="Text_20_body">MIDI track/sequence name.</text:p>
      <text:h text:style-name="P2" text:outline-level="1">May contain:</text:h>
      <text:p text:style-name="Text_20_body">EMPTY</text:p>
      <text:h text:style-name="P2" text:outline-level="1"><text:soft-page-break/>May occur within:</text:h>
      <text:p text:style-name="Text_20_body"><text:a xlink:type="simple" xlink:href="#id681">midi</text:a> </text:p>
      <text:h text:style-name="P2" text:outline-level="1">Attributes:</text:h>
      <text:list xml:id="list34329618" text:style-name="L228">
        <text:list-item>
          <text:p text:style-name="P231"><text:a xlink:type="simple" xlink:href="#id98">copyof</text:a>, optional, xs:IDREF</text:p>
        </text:list-item>
        <text:list-item>
          <text:p text:style-name="P231"><text:a xlink:type="simple" xlink:href="#id99">corresp</text:a>, optional, xs:IDREFS</text:p>
        </text:list-item>
        <text:list-item>
          <text:p text:style-name="P231"><text:a xlink:type="simple" xlink:href="#id305">layer</text:a>, optional, xs:positiveInteger</text:p>
        </text:list-item>
        <text:list-item>
          <text:p text:style-name="P231"><text:a xlink:type="simple" xlink:href="#id37">n</text:a>, optional, xs:NMTOKEN</text:p>
        </text:list-item>
        <text:list-item>
          <text:p text:style-name="P231"><text:a xlink:type="simple" xlink:href="#id100">next</text:a>, optional, xs:IDREFS</text:p>
        </text:list-item>
        <text:list-item>
          <text:p text:style-name="P231"><text:a xlink:type="simple" xlink:href="#id101">prev</text:a>, optional, xs:IDREFS</text:p>
        </text:list-item>
        <text:list-item>
          <text:p text:style-name="P231"><text:a xlink:type="simple" xlink:href="#id102">sameas</text:a>, optional, xs:IDREFS</text:p>
        </text:list-item>
        <text:list-item>
          <text:p text:style-name="P231"><text:a xlink:type="simple" xlink:href="#id687">staff</text:a>, required, list of xs:positiveInteger, minimum length of 1</text:p>
        </text:list-item>
        <text:list-item>
          <text:p text:style-name="P231"><text:a xlink:type="simple" xlink:href="#id103">synch</text:a>, optional, xs:IDREFS</text:p>
        </text:list-item>
        <text:list-item>
          <text:p text:style-name="P231"><text:a xlink:type="simple" xlink:href="#id94">tstamp</text:a>, optional, xs:decimal, 0 - ∞</text:p>
        </text:list-item>
        <text:list-item>
          <text:p text:style-name="P231"><text:a xlink:type="simple" xlink:href="#id105">when</text:a>, optional, xs:IDREF</text:p>
        </text:list-item>
        <text:list-item>
          <text:p text:style-name="P231"><text:a xlink:type="simple" xlink:href="#id1595">xml:id</text:a>, optional, xs:ID</text:p>
        </text:list-item>
      </text:list>
      <text:h text:style-name="P2" text:outline-level="1">Module:</text:h>
      <text:p text:style-name="Text_20_body">midi</text:p>
      <text:h text:style-name="P3" text:outline-level="1"><text:bookmark text:name="id905"/>&lt;tuplet&gt; tuplet</text:h>
      <text:h text:style-name="P2" text:outline-level="1">Description:</text:h>
      <text:p text:style-name="Text_20_body">A group of notes with "irregular" (sometimes called "irrational") rhythmic values, for example, three notes in the time normally occupied by two or nine in the time of five. The beam sub-element is allowed so that custom beaming may be indicated, i.e., a septuplet may be divided into a group of 3 plus a group of 4 notes. See Read, p. 187-215. The tuplet element may also used for bowed tremolo (Read, p. 394) and double, triple, or flutter tonguing (Read, p. 348-349); that is, for repetition of the same pitch. In the case of irrational durations, such as such as 2 quarter notes in the time of 5 8th notes in a measure of 5/8 time, decimal values may be used in the dur.ges attribute. For example, the dur.ges attribute would take the value "2.5" if the midi.div attribute's value was "1". The num and numbase attributes may be used for explicit labelling of a tuplet, such as, '3' with an 8th-note triplet, '3:2' over a quarter-note triplet, etc. The rendering of the ratio, however, is dependent on the num.format attribute found in the att.vis.tuplet attribute class.</text:p>
      <text:h text:style-name="P2" text:outline-level="1">May contain:</text:h>
      <text:p text:style-name="Text_20_body"><text:a xlink:type="simple" xlink:href="#id214">add</text:a>, <text:a xlink:type="simple" xlink:href="#id220">app</text:a>, <text:a xlink:type="simple" xlink:href="#id64">barline</text:a>, <text:a xlink:type="simple" xlink:href="#id897">beam</text:a>, <text:a xlink:type="simple" xlink:href="#id927">beatrpt</text:a>, <text:a xlink:type="simple" xlink:href="#id903">bend</text:a>, <text:a xlink:type="simple" xlink:href="#id934">btrem</text:a>, <text:a xlink:type="simple" xlink:href="#id58">choice</text:a>, <text:a xlink:type="simple" xlink:href="#id106">chord</text:a>, <text:a xlink:type="simple" xlink:href="#id861">clefchange</text:a>, <text:a xlink:type="simple" xlink:href="#id61">corr</text:a>, <text:a xlink:type="simple" xlink:href="#id324">custos</text:a>, <text:a xlink:type="simple" xlink:href="#id1212">damage</text:a>, <text:a xlink:type="simple" xlink:href="#id1220">del</text:a>, <text:a xlink:type="simple" xlink:href="#id941">ftrem</text:a>, <text:a xlink:type="simple" xlink:href="#id1333">gap</text:a>, <text:a xlink:type="simple" xlink:href="#id949">gliss</text:a>, <text:a xlink:type="simple" xlink:href="#id956">halfmrpt</text:a>, <text:a xlink:type="simple" xlink:href="#id1326">handshift</text:a>, <text:a xlink:type="simple" xlink:href="#id397">keysig</text:a>, <text:a xlink:type="simple" xlink:href="#id958">ligature</text:a>, <text:a xlink:type="simple" xlink:href="#id501">mensur</text:a>, <text:a xlink:type="simple" xlink:href="#id108">note</text:a>, <text:a xlink:type="simple" xlink:href="#id1224">orig</text:a>, <text:a xlink:type="simple" xlink:href="#id868">pad</text:a>, <text:a xlink:type="simple" xlink:href="#id529">proport</text:a>, <text:a xlink:type="simple" xlink:href="#id1227">reg</text:a>, <text:a xlink:type="simple" xlink:href="#id872">rest</text:a>, <text:a xlink:type="simple" xlink:href="#id1230">restore</text:a>, <text:a xlink:type="simple" xlink:href="#id1234">sic</text:a>, <text:a xlink:type="simple" xlink:href="#id890">space</text:a>, <text:a xlink:type="simple" xlink:href="#id1335">subst</text:a>, <text:a xlink:type="simple" xlink:href="#id1237">supplied</text:a>, <text:a xlink:type="simple" xlink:href="#id905">tuplet</text:a>, <text:a xlink:type="simple" xlink:href="#id1242">unclear</text:a> </text:p>
      <text:h text:style-name="P2" text:outline-level="1">May occur within:</text:h>
      <text:p text:style-name="Text_20_body"><text:a xlink:type="simple" xlink:href="#id214">add</text:a>, <text:a xlink:type="simple" xlink:href="#id897">beam</text:a>, <text:a xlink:type="simple" xlink:href="#id903">bend</text:a>, <text:a xlink:type="simple" xlink:href="#id61">corr</text:a>, <text:a xlink:type="simple" xlink:href="#id1212">damage</text:a>, <text:a xlink:type="simple" xlink:href="#id1220">del</text:a>, <text:a xlink:type="simple" xlink:href="#id949">gliss</text:a>, <text:a xlink:type="simple" xlink:href="#id956">halfmrpt</text:a>, <text:a xlink:type="simple" xlink:href="#id217">ineume</text:a>, <text:a xlink:type="simple" xlink:href="#id677">layer</text:a>, <text:a xlink:type="simple" xlink:href="#id222">lem</text:a>, <text:a xlink:type="simple" xlink:href="#id958">ligature</text:a>, <text:a xlink:type="simple" xlink:href="#id859">mordent</text:a>, <text:a xlink:type="simple" xlink:href="#id108">not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001">trill</text:a>, <text:a xlink:type="simple" xlink:href="#id905">tuplet</text:a>, <text:a xlink:type="simple" xlink:href="#id1008">turn</text:a>, <text:a xlink:type="simple" xlink:href="#id1242">unclear</text:a>, <text:a xlink:type="simple" xlink:href="#id1190">uneume</text:a> </text:p>
      <text:h text:style-name="P2" text:outline-level="1">Attributes:</text:h>
      <text:list xml:id="list34333942" text:style-name="L229">
        <text:list-item>
          <text:p text:style-name="P232"><text:a xlink:type="simple" xlink:href="#id807">beam.with</text:a>, optional, xs:token, above, below</text:p>
        </text:list-item>
        <text:list-item>
          <text:p text:style-name="P232"><text:a xlink:type="simple" xlink:href="#id914">bracket.place</text:a>, optional, xs:token, above, below</text:p>
        </text:list-item>
        <text:list-item>
          <text:p text:style-name="P232"><text:soft-page-break/><text:a xlink:type="simple" xlink:href="#id915">bracket.visible</text:a>, optional, xs:token, true, false</text:p>
        </text:list-item>
        <text:list-item>
          <text:p text:style-name="P232"><text:a xlink:type="simple" xlink:href="#id98">copyof</text:a>, optional, xs:IDREF</text:p>
        </text:list-item>
        <text:list-item>
          <text:p text:style-name="P232"><text:a xlink:type="simple" xlink:href="#id99">corresp</text:a>, optional, xs:IDREFS</text:p>
        </text:list-item>
        <text:list-item>
          <text:p text:style-name="P232"><text:a xlink:type="simple" xlink:href="#id876">dots</text:a>, optional, xs:nonNegativeInteger, 0 - 4</text:p>
        </text:list-item>
        <text:list-item>
          <text:p text:style-name="P232"><text:a xlink:type="simple" xlink:href="#id909">dur</text:a>, optional, xs:token, long, breve, 1, 2, 4, 8, 16, 32, 64, 128, 256, 512, 1024, 2048, maxima, longa, brevis, semibrevis, minima, semiminima, fusa, semifusa</text:p>
        </text:list-item>
        <text:list-item>
          <text:p text:style-name="P232"><text:a xlink:type="simple" xlink:href="#id313">dur.ges</text:a>, optional, CDATA</text:p>
        </text:list-item>
        <text:list-item>
          <text:p text:style-name="P232"><text:a xlink:type="simple" xlink:href="#id916">dur.visible</text:a>, optional, xs:token, true, false</text:p>
        </text:list-item>
        <text:list-item>
          <text:p text:style-name="P232"><text:a xlink:type="simple" xlink:href="#id177">endid</text:a>, optional, xs:IDREF</text:p>
        </text:list-item>
        <text:list-item>
          <text:p text:style-name="P232"><text:a xlink:type="simple" xlink:href="#id67">facs</text:a>, optional, xs:IDREFS</text:p>
        </text:list-item>
        <text:list-item>
          <text:p text:style-name="P232"><text:a xlink:type="simple" xlink:href="#id305">layer</text:a>, optional, xs:positiveInteger</text:p>
        </text:list-item>
        <text:list-item>
          <text:p text:style-name="P232"><text:a xlink:type="simple" xlink:href="#id37">n</text:a>, optional, xs:NMTOKEN</text:p>
        </text:list-item>
        <text:list-item>
          <text:p text:style-name="P232"><text:a xlink:type="simple" xlink:href="#id100">next</text:a>, optional, xs:IDREFS</text:p>
        </text:list-item>
        <text:list-item>
          <text:p text:style-name="P232"><text:a xlink:type="simple" xlink:href="#id505">num</text:a>, optional, xs:positiveInteger</text:p>
        </text:list-item>
        <text:list-item>
          <text:p text:style-name="P232"><text:a xlink:type="simple" xlink:href="#id917">num.format</text:a>, optional, xs:token, count, ratio</text:p>
        </text:list-item>
        <text:list-item>
          <text:p text:style-name="P232"><text:a xlink:type="simple" xlink:href="#id912">num.place</text:a>, optional, xs:token, above, below</text:p>
        </text:list-item>
        <text:list-item>
          <text:p text:style-name="P232"><text:a xlink:type="simple" xlink:href="#id913">num.visible</text:a>, optional, xs:token, true, false</text:p>
        </text:list-item>
        <text:list-item>
          <text:p text:style-name="P232"><text:a xlink:type="simple" xlink:href="#id506">numbase</text:a>, optional, xs:positiveInteger</text:p>
        </text:list-item>
        <text:list-item>
          <text:p text:style-name="P232"><text:a xlink:type="simple" xlink:href="#id101">prev</text:a>, optional, xs:IDREFS</text:p>
        </text:list-item>
        <text:list-item>
          <text:p text:style-name="P232"><text:a xlink:type="simple" xlink:href="#id102">sameas</text:a>, optional, xs:IDREFS</text:p>
        </text:list-item>
        <text:list-item>
          <text:p text:style-name="P232"><text:a xlink:type="simple" xlink:href="#id729">staff</text:a>, optional, list of xs:positiveInteger, minimum length of 1</text:p>
        </text:list-item>
        <text:list-item>
          <text:p text:style-name="P232"><text:a xlink:type="simple" xlink:href="#id176">startid</text:a>, optional, xs:IDREF</text:p>
        </text:list-item>
        <text:list-item>
          <text:p text:style-name="P232"><text:a xlink:type="simple" xlink:href="#id103">synch</text:a>, optional, xs:IDREFS</text:p>
        </text:list-item>
        <text:list-item>
          <text:p text:style-name="P232"><text:a xlink:type="simple" xlink:href="#id94">tstamp</text:a>, optional, xs:decimal, 0 - ∞</text:p>
        </text:list-item>
        <text:list-item>
          <text:p text:style-name="P232"><text:a xlink:type="simple" xlink:href="#id308">tstamp.ges</text:a>, optional, xs:nonNegativeInteger</text:p>
        </text:list-item>
        <text:list-item>
          <text:p text:style-name="P232"><text:a xlink:type="simple" xlink:href="#id309">tstamp.real</text:a>, optional, xs:time</text:p>
        </text:list-item>
        <text:list-item>
          <text:p text:style-name="P232"><text:a xlink:type="simple" xlink:href="#id105">when</text:a>, optional, xs:IDREF</text:p>
        </text:list-item>
        <text:list-item>
          <text:p text:style-name="P232"><text:a xlink:type="simple" xlink:href="#id1595">xml:id</text:a>, optional, xs:ID</text:p>
        </text:list-item>
      </text:list>
      <text:h text:style-name="P2" text:outline-level="1">Module:</text:h>
      <text:p text:style-name="Text_20_body">cmn</text:p>
      <text:h text:style-name="P3" text:outline-level="1"><text:bookmark text:name="id1131"/>&lt;tupletspan&gt; tuplet span</text:h>
      <text:h text:style-name="P2" text:outline-level="1">Description:</text:h>
      <text:p text:style-name="Text_20_body">Alternative element for encoding tuplets, especially useful for those which extend across barlines. The starting point of the tuplet may be indicated by either a tstamp, tstamp.ges, tstamp.real or startid attribute, while the ending point may be recorded by either a dur, dur.ges or endid attribute. It is a semantic error not to specify one starting and one ending type of attribute.</text:p>
      <text:h text:style-name="P2" text:outline-level="1">May contain:</text:h>
      <text:p text:style-name="Text_20_body">EMPTY</text:p>
      <text:h text:style-name="P2" text:outline-level="1">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2" text:outline-level="1"><text:soft-page-break/>Attributes:</text:h>
      <text:list xml:id="list34319068" text:style-name="L230">
        <text:list-item>
          <text:p text:style-name="P233"><text:a xlink:type="simple" xlink:href="#id807">beam.with</text:a>, optional, xs:token, above, below</text:p>
        </text:list-item>
        <text:list-item>
          <text:p text:style-name="P233"><text:a xlink:type="simple" xlink:href="#id914">bracket.place</text:a>, optional, xs:token, above, below</text:p>
        </text:list-item>
        <text:list-item>
          <text:p text:style-name="P233"><text:a xlink:type="simple" xlink:href="#id915">bracket.visible</text:a>, optional, xs:token, true, false</text:p>
        </text:list-item>
        <text:list-item>
          <text:p text:style-name="P233"><text:a xlink:type="simple" xlink:href="#id98">copyof</text:a>, optional, xs:IDREF</text:p>
        </text:list-item>
        <text:list-item>
          <text:p text:style-name="P233"><text:a xlink:type="simple" xlink:href="#id99">corresp</text:a>, optional, xs:IDREFS</text:p>
        </text:list-item>
        <text:list-item>
          <text:p text:style-name="P233"><text:a xlink:type="simple" xlink:href="#id876">dots</text:a>, optional, xs:nonNegativeInteger, 0 - 4</text:p>
        </text:list-item>
        <text:list-item>
          <text:p text:style-name="P233"><text:a xlink:type="simple" xlink:href="#id909">dur</text:a>, optional, xs:token, long, breve, 1, 2, 4, 8, 16, 32, 64, 128, 256, 512, 1024, 2048, maxima, longa, brevis, semibrevis, minima, semiminima, fusa, semifusa</text:p>
        </text:list-item>
        <text:list-item>
          <text:p text:style-name="P233"><text:a xlink:type="simple" xlink:href="#id313">dur.ges</text:a>, optional, CDATA</text:p>
        </text:list-item>
        <text:list-item>
          <text:p text:style-name="P233"><text:a xlink:type="simple" xlink:href="#id916">dur.visible</text:a>, optional, xs:token, true, false</text:p>
        </text:list-item>
        <text:list-item>
          <text:p text:style-name="P233"><text:a xlink:type="simple" xlink:href="#id177">endid</text:a>, optional, xs:IDREF</text:p>
        </text:list-item>
        <text:list-item>
          <text:p text:style-name="P233"><text:a xlink:type="simple" xlink:href="#id67">facs</text:a>, optional, xs:IDREFS</text:p>
        </text:list-item>
        <text:list-item>
          <text:p text:style-name="P233"><text:a xlink:type="simple" xlink:href="#id305">layer</text:a>, optional, xs:positiveInteger</text:p>
        </text:list-item>
        <text:list-item>
          <text:p text:style-name="P233"><text:a xlink:type="simple" xlink:href="#id37">n</text:a>, optional, xs:NMTOKEN</text:p>
        </text:list-item>
        <text:list-item>
          <text:p text:style-name="P233"><text:a xlink:type="simple" xlink:href="#id100">next</text:a>, optional, xs:IDREFS</text:p>
        </text:list-item>
        <text:list-item>
          <text:p text:style-name="P233"><text:a xlink:type="simple" xlink:href="#id505">num</text:a>, optional, xs:positiveInteger</text:p>
        </text:list-item>
        <text:list-item>
          <text:p text:style-name="P233"><text:a xlink:type="simple" xlink:href="#id917">num.format</text:a>, optional, xs:token, count, ratio</text:p>
        </text:list-item>
        <text:list-item>
          <text:p text:style-name="P233"><text:a xlink:type="simple" xlink:href="#id912">num.place</text:a>, optional, xs:token, above, below</text:p>
        </text:list-item>
        <text:list-item>
          <text:p text:style-name="P233"><text:a xlink:type="simple" xlink:href="#id913">num.visible</text:a>, optional, xs:token, true, false</text:p>
        </text:list-item>
        <text:list-item>
          <text:p text:style-name="P233"><text:a xlink:type="simple" xlink:href="#id506">numbase</text:a>, optional, xs:positiveInteger</text:p>
        </text:list-item>
        <text:list-item>
          <text:p text:style-name="P233"><text:a xlink:type="simple" xlink:href="#id101">prev</text:a>, optional, xs:IDREFS</text:p>
        </text:list-item>
        <text:list-item>
          <text:p text:style-name="P233"><text:a xlink:type="simple" xlink:href="#id102">sameas</text:a>, optional, xs:IDREFS</text:p>
        </text:list-item>
        <text:list-item>
          <text:p text:style-name="P233"><text:a xlink:type="simple" xlink:href="#id729">staff</text:a>, optional, list of xs:positiveInteger, minimum length of 1</text:p>
        </text:list-item>
        <text:list-item>
          <text:p text:style-name="P233"><text:a xlink:type="simple" xlink:href="#id176">startid</text:a>, optional, xs:IDREF</text:p>
        </text:list-item>
        <text:list-item>
          <text:p text:style-name="P233"><text:a xlink:type="simple" xlink:href="#id103">synch</text:a>, optional, xs:IDREFS</text:p>
        </text:list-item>
        <text:list-item>
          <text:p text:style-name="P233"><text:a xlink:type="simple" xlink:href="#id94">tstamp</text:a>, optional, xs:decimal, 0 - ∞</text:p>
        </text:list-item>
        <text:list-item>
          <text:p text:style-name="P233"><text:a xlink:type="simple" xlink:href="#id308">tstamp.ges</text:a>, optional, xs:nonNegativeInteger</text:p>
        </text:list-item>
        <text:list-item>
          <text:p text:style-name="P233"><text:a xlink:type="simple" xlink:href="#id309">tstamp.real</text:a>, optional, xs:time</text:p>
        </text:list-item>
        <text:list-item>
          <text:p text:style-name="P233"><text:a xlink:type="simple" xlink:href="#id105">when</text:a>, optional, xs:IDREF</text:p>
        </text:list-item>
        <text:list-item>
          <text:p text:style-name="P233"><text:a xlink:type="simple" xlink:href="#id1595">xml:id</text:a>, optional, xs:ID</text:p>
        </text:list-item>
      </text:list>
      <text:h text:style-name="P2" text:outline-level="1">Module:</text:h>
      <text:p text:style-name="Text_20_body">cmn</text:p>
      <text:h text:style-name="P3" text:outline-level="1"><text:bookmark text:name="id1008"/>&lt;turn&gt; turn</text:h>
      <text:h text:style-name="P2" text:outline-level="1">Description:</text:h>
      <text:p text:style-name="Text_20_body">An ornament consisting of four notes — the upper neighbor of the written note, the written note, the lower neighbor, and the written note. See Read, p. 246-247. Events may be contained within &lt;turn&gt; in order to record precise performance data. Whether the turn is accented or unaccented may be inferred from the timestamp — accented turns occur directly on the affected beat, unaccented ones do not.</text:p>
      <text:h text:style-name="P2" text:outline-level="1">May contain:</text:h>
      <text:p text:style-name="Text_20_body"><text:a xlink:type="simple" xlink:href="#id64">barline</text:a>, <text:a xlink:type="simple" xlink:href="#id897">beam</text:a>, <text:a xlink:type="simple" xlink:href="#id927">beatrpt</text:a>, <text:a xlink:type="simple" xlink:href="#id903">bend</text:a>, <text:a xlink:type="simple" xlink:href="#id934">btrem</text:a>, <text:a xlink:type="simple" xlink:href="#id106">chord</text:a>, <text:a xlink:type="simple" xlink:href="#id861">clefchange</text:a>, <text:a xlink:type="simple" xlink:href="#id324">custos</text:a>, <text:a xlink:type="simple" xlink:href="#id941">ftrem</text:a>, <text:a xlink:type="simple" xlink:href="#id949">gliss</text:a>, <text:a xlink:type="simple" xlink:href="#id956">halfmrpt</text:a>, <text:a xlink:type="simple" xlink:href="#id397">keysig</text:a>, <text:a xlink:type="simple" xlink:href="#id958">ligature</text:a>, <text:a xlink:type="simple" xlink:href="#id501">mensur</text:a>, <text:a xlink:type="simple" xlink:href="#id108">note</text:a>, <text:a xlink:type="simple" xlink:href="#id868">pad</text:a>, <text:a xlink:type="simple" xlink:href="#id529">proport</text:a>, <text:a xlink:type="simple" xlink:href="#id872">rest</text:a>, <text:a xlink:type="simple" xlink:href="#id890">space</text:a>, <text:a xlink:type="simple" xlink:href="#id905">tuplet</text:a> </text:p>
      <text:h text:style-name="P2" text:outline-level="1"><text:soft-page-break/>May occur within:</text:h>
      <text:p text:style-name="Text_20_body"><text:a xlink:type="simple" xlink:href="#id214">add</text:a>, <text:a xlink:type="simple" xlink:href="#id61">corr</text:a>, <text:a xlink:type="simple" xlink:href="#id1212">damage</text:a>, <text:a xlink:type="simple" xlink:href="#id1220">del</text:a>, <text:a xlink:type="simple" xlink:href="#id677">layer</text:a>, <text:a xlink:type="simple" xlink:href="#id222">lem</text:a>, <text:a xlink:type="simple" xlink:href="#id958">ligature</text:a>, <text:a xlink:type="simple" xlink:href="#id1155">measure</text:a>, <text:a xlink:type="simple" xlink:href="#id1224">orig</text:a>, <text:a xlink:type="simple" xlink:href="#id1159">ossia</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2" text:outline-level="1">Attributes:</text:h>
      <text:list xml:id="list34336242" text:style-name="L231">
        <text:list-item>
          <text:p text:style-name="P234"><text:a xlink:type="simple" xlink:href="#id996">accidlower</text:a>, optional, xs:token, s, f, ss, x, ff, xs, tb, n, nf, ns, su, sd, fu, fd, nu, nd</text:p>
        </text:list-item>
        <text:list-item>
          <text:p text:style-name="P234"><text:a xlink:type="simple" xlink:href="#id995">accidupper</text:a>, optional, xs:token, s, f, ss, x, ff, xs, tb, n, nf, ns, su, sd, fu, fd, nu, nd</text:p>
        </text:list-item>
        <text:list-item>
          <text:p text:style-name="P234"><text:a xlink:type="simple" xlink:href="#id86">color</text:a>, optional, xs:token, "(x[0-9A-Fa-f]{6,6}|aqua|black|fuchsia|gray|green|lime|maroon|navy|olive|purple|red|silver|teal|white|yellow)"</text:p>
        </text:list-item>
        <text:list-item>
          <text:p text:style-name="P234"><text:a xlink:type="simple" xlink:href="#id98">copyof</text:a>, optional, xs:IDREF</text:p>
        </text:list-item>
        <text:list-item>
          <text:p text:style-name="P234"><text:a xlink:type="simple" xlink:href="#id99">corresp</text:a>, optional, xs:IDREFS</text:p>
        </text:list-item>
        <text:list-item>
          <text:p text:style-name="P234"><text:a xlink:type="simple" xlink:href="#id1012">delayed</text:a>, optional, xs:token, true, false</text:p>
        </text:list-item>
        <text:list-item>
          <text:p text:style-name="P234"><text:a xlink:type="simple" xlink:href="#id67">facs</text:a>, optional, xs:IDREFS</text:p>
        </text:list-item>
        <text:list-item>
          <text:p text:style-name="P234"><text:a xlink:type="simple" xlink:href="#id1013">form</text:a>, optional, xs:token, inv, norm</text:p>
        </text:list-item>
        <text:list-item>
          <text:p text:style-name="P234"><text:a xlink:type="simple" xlink:href="#id130">ho</text:a>, optional, xs:decimal</text:p>
        </text:list-item>
        <text:list-item>
          <text:p text:style-name="P234"><text:a xlink:type="simple" xlink:href="#id777">layer</text:a>, optional, list of xs:positiveInteger, minimum length of 1</text:p>
        </text:list-item>
        <text:list-item>
          <text:p text:style-name="P234"><text:a xlink:type="simple" xlink:href="#id37">n</text:a>, optional, xs:NMTOKEN</text:p>
        </text:list-item>
        <text:list-item>
          <text:p text:style-name="P234"><text:a xlink:type="simple" xlink:href="#id100">next</text:a>, optional, xs:IDREFS</text:p>
        </text:list-item>
        <text:list-item>
          <text:p text:style-name="P234"><text:a xlink:type="simple" xlink:href="#id151">place</text:a>, optional, xs:token, above, below, within</text:p>
        </text:list-item>
        <text:list-item>
          <text:p text:style-name="P234"><text:a xlink:type="simple" xlink:href="#id70">plist</text:a>, optional, xs:IDREFS</text:p>
        </text:list-item>
        <text:list-item>
          <text:p text:style-name="P234"><text:a xlink:type="simple" xlink:href="#id101">prev</text:a>, optional, xs:IDREFS</text:p>
        </text:list-item>
        <text:list-item>
          <text:p text:style-name="P234"><text:a xlink:type="simple" xlink:href="#id102">sameas</text:a>, optional, xs:IDREFS</text:p>
        </text:list-item>
        <text:list-item>
          <text:p text:style-name="P234"><text:a xlink:type="simple" xlink:href="#id687">staff</text:a>, required, list of xs:positiveInteger, minimum length of 1</text:p>
        </text:list-item>
        <text:list-item>
          <text:p text:style-name="P234"><text:a xlink:type="simple" xlink:href="#id176">startid</text:a>, optional, xs:IDREF</text:p>
        </text:list-item>
        <text:list-item>
          <text:p text:style-name="P234"><text:a xlink:type="simple" xlink:href="#id103">synch</text:a>, optional, xs:IDREFS</text:p>
        </text:list-item>
        <text:list-item>
          <text:p text:style-name="P234"><text:a xlink:type="simple" xlink:href="#id155">to</text:a>, optional, xs:decimal</text:p>
        </text:list-item>
        <text:list-item>
          <text:p text:style-name="P234"><text:a xlink:type="simple" xlink:href="#id94">tstamp</text:a>, optional, xs:decimal, 0 - ∞</text:p>
        </text:list-item>
        <text:list-item>
          <text:p text:style-name="P234"><text:a xlink:type="simple" xlink:href="#id308">tstamp.ges</text:a>, optional, xs:nonNegativeInteger</text:p>
        </text:list-item>
        <text:list-item>
          <text:p text:style-name="P234"><text:a xlink:type="simple" xlink:href="#id309">tstamp.real</text:a>, optional, xs:time</text:p>
        </text:list-item>
        <text:list-item>
          <text:p text:style-name="P234"><text:a xlink:type="simple" xlink:href="#id133">vo</text:a>, optional, xs:decimal</text:p>
        </text:list-item>
        <text:list-item>
          <text:p text:style-name="P234"><text:a xlink:type="simple" xlink:href="#id105">when</text:a>, optional, xs:IDREF</text:p>
        </text:list-item>
        <text:list-item>
          <text:p text:style-name="P234"><text:a xlink:type="simple" xlink:href="#id135">x</text:a>, optional, xs:decimal</text:p>
        </text:list-item>
        <text:list-item>
          <text:p text:style-name="P234"><text:a xlink:type="simple" xlink:href="#id1595">xml:id</text:a>, optional, xs:ID</text:p>
        </text:list-item>
        <text:list-item>
          <text:p text:style-name="P234"><text:a xlink:type="simple" xlink:href="#id136">y</text:a>, optional, xs:decimal</text:p>
        </text:list-item>
      </text:list>
      <text:h text:style-name="P2" text:outline-level="1">Module:</text:h>
      <text:p text:style-name="Text_20_body">cmnOrnaments</text:p>
      <text:h text:style-name="P3" text:outline-level="1"><text:bookmark text:name="id1242"/>&lt;unclear&gt; unclear</text:h>
      <text:h text:style-name="P2" text:outline-level="1">Description:</text:h>
      <text:p text:style-name="Text_20_body">Contains musical material which cannot be transcribed with certainty because it is illegible or inaudible in the source. Where the difficulty in transcription arises from an identifiable cause, the agent attribute signifies the causative agent. The cert attribute signifies the degree of certainty ascribed to the transcription of the text contained within the &lt;unclear&gt; element. Where the difficulty in transcription arises from action (partial deletion, etc.) assignable to an identifiable hand, the hand attribute signifies the hand responsible for the action. <text:soft-page-break/>The reason attribute indicates why the material is difficult to transcribe. The resp attribute indicates the individual responsible for the transcription of the word, phrase, or passage contained with the &lt;unclear&gt; element. The value of resp must point to one or more identifiers declared in the document header.</text:p>
      <text:h text:style-name="P2" text:outline-level="1">May contain:</text:h>
      <text:p text:style-name="Text_20_body">PCDATA, <text:a xlink:type="simple" xlink:href="#id211">abbr</text:a>, <text:a xlink:type="simple" xlink:href="#id111">accid</text:a>, <text:a xlink:type="simple" xlink:href="#id214">add</text:a>, <text:a xlink:type="simple" xlink:href="#id53">address</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204">bibl</text:a>, <text:a xlink:type="simple" xlink:href="#id815">breath</text:a>, <text:a xlink:type="simple" xlink:href="#id934">btrem</text:a>, <text:a xlink:type="simple" xlink:href="#id58">choice</text:a>, <text:a xlink:type="simple" xlink:href="#id106">chord</text:a>, <text:a xlink:type="simple" xlink:href="#id861">clefchange</text:a>, <text:a xlink:type="simple" xlink:href="#id1050">corpname</text:a>, <text:a xlink:type="simple" xlink:href="#id61">corr</text:a>, <text:a xlink:type="simple" xlink:href="#id324">custos</text:a>, <text:a xlink:type="simple" xlink:href="#id1212">damage</text:a>, <text:a xlink:type="simple" xlink:href="#id1083">date</text:a>, <text:a xlink:type="simple" xlink:href="#id1220">del</text:a>, <text:a xlink:type="simple" xlink:href="#id169">dir</text:a>, <text:a xlink:type="simple" xlink:href="#id158">dot</text:a>, <text:a xlink:type="simple" xlink:href="#id772">dynam</text:a>, <text:a xlink:type="simple" xlink:href="#id1247">expan</text:a>, <text:a xlink:type="simple" xlink:href="#id34">extptr</text:a>, <text:a xlink:type="simple" xlink:href="#id49">extref</text:a>, <text:a xlink:type="simple" xlink:href="#id820">fermata</text:a>, <text:a xlink:type="simple" xlink:href="#id1100">fig</text:a>, <text:a xlink:type="simple" xlink:href="#id941">ftrem</text:a>, <text:a xlink:type="simple" xlink:href="#id1333">gap</text:a>, <text:a xlink:type="simple" xlink:href="#id1069">geogname</text:a>, <text:a xlink:type="simple" xlink:href="#id949">gliss</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1096">identifier</text:a>, <text:a xlink:type="simple" xlink:href="#id217">ineume</text:a>, <text:a xlink:type="simple" xlink:href="#id397">keysig</text:a>, <text:a xlink:type="simple" xlink:href="#id677">layer</text:a>, <text:a xlink:type="simple" xlink:href="#id233">lb</text:a>, <text:a xlink:type="simple" xlink:href="#id958">ligature</text:a>, <text:a xlink:type="simple" xlink:href="#id961">lyrics</text:a>, <text:a xlink:type="simple" xlink:href="#id1155">measure</text:a>, <text:a xlink:type="simple" xlink:href="#id501">mensur</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38">name</text:a>, <text:a xlink:type="simple" xlink:href="#id108">note</text:a>, <text:a xlink:type="simple" xlink:href="#id1087">num</text:a>, <text:a xlink:type="simple" xlink:href="#id848">octave</text:a>, <text:a xlink:type="simple" xlink:href="#id1224">orig</text:a>, <text:a xlink:type="simple" xlink:href="#id868">pad</text:a>, <text:a xlink:type="simple" xlink:href="#id237">pb</text:a>, <text:a xlink:type="simple" xlink:href="#id1016">pedal</text:a>, <text:a xlink:type="simple" xlink:href="#id1076">periodname</text:a>, <text:a xlink:type="simple" xlink:href="#id1064">persname</text:a>, <text:a xlink:type="simple" xlink:href="#id781">phrase</text:a>, <text:a xlink:type="simple" xlink:href="#id529">proport</text:a>, <text:a xlink:type="simple" xlink:href="#id1342">ptr</text:a>, <text:a xlink:type="simple" xlink:href="#id1344">ref</text:a>, <text:a xlink:type="simple" xlink:href="#id1227">reg</text:a>, <text:a xlink:type="simple" xlink:href="#id1023">reh</text:a>, <text:a xlink:type="simple" xlink:href="#id1026">rend</text:a>, <text:a xlink:type="simple" xlink:href="#id1073">repository</text:a>, <text:a xlink:type="simple" xlink:href="#id872">rest</text:a>, <text:a xlink:type="simple" xlink:href="#id1230">restore</text:a>, <text:a xlink:type="simple" xlink:href="#id661">section</text:a>, <text:a xlink:type="simple" xlink:href="#id1234">sic</text:a>, <text:a xlink:type="simple" xlink:href="#id1120">slur</text:a>, <text:a xlink:type="simple" xlink:href="#id890">space</text:a>, <text:a xlink:type="simple" xlink:href="#id1035">stack</text:a>, <text:a xlink:type="simple" xlink:href="#id673">staff</text:a>, <text:a xlink:type="simple" xlink:href="#id1079">stylename</text:a>, <text:a xlink:type="simple" xlink:href="#id1335">subst</text:a>, <text:a xlink:type="simple" xlink:href="#id1237">supplied</text:a>, <text:a xlink:type="simple" xlink:href="#id789">tempo</text:a>, <text:a xlink:type="simple" xlink:href="#id1126">tie</text:a>, <text:a xlink:type="simple" xlink:href="#id1091">title</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p>
      <text:h text:style-name="P2" text:outline-level="1">May occur within:</text:h>
      <text:p text:style-name="Text_20_body"><text:a xlink:type="simple" xlink:href="#id211">abbr</text:a>, <text:a xlink:type="simple" xlink:href="#id214">add</text:a>, <text:a xlink:type="simple" xlink:href="#id55">addressline</text:a>, <text:a xlink:type="simple" xlink:href="#id391">anchoredtext</text:a>, <text:a xlink:type="simple" xlink:href="#id297">annot</text:a>, <text:a xlink:type="simple" xlink:href="#id897">beam</text:a>, <text:a xlink:type="simple" xlink:href="#id268">caption</text:a>, <text:a xlink:type="simple" xlink:href="#id58">choice</text:a>, <text:a xlink:type="simple" xlink:href="#id1050">corpname</text:a>, <text:a xlink:type="simple" xlink:href="#id61">corr</text:a>, <text:a xlink:type="simple" xlink:href="#id1212">damage</text:a>, <text:a xlink:type="simple" xlink:href="#id1220">del</text:a>, <text:a xlink:type="simple" xlink:href="#id169">dir</text:a>, <text:a xlink:type="simple" xlink:href="#id772">dynam</text:a>, <text:a xlink:type="simple" xlink:href="#id668">ending</text:a>, <text:a xlink:type="simple" xlink:href="#id1247">expan</text:a>, <text:a xlink:type="simple" xlink:href="#id240">fw</text:a>, <text:a xlink:type="simple" xlink:href="#id1069">geogname</text:a>, <text:a xlink:type="simple" xlink:href="#id1138">harm</text:a>, <text:a xlink:type="simple" xlink:href="#id252">head</text:a>, <text:a xlink:type="simple" xlink:href="#id1096">identifier</text:a>, <text:a xlink:type="simple" xlink:href="#id217">ineume</text:a>, <text:a xlink:type="simple" xlink:href="#id1420">inscription</text:a>, <text:a xlink:type="simple" xlink:href="#id255">item</text:a>, <text:a xlink:type="simple" xlink:href="#id289">l</text:a>, <text:a xlink:type="simple" xlink:href="#id442">label</text:a>, <text:a xlink:type="simple" xlink:href="#id677">layer</text:a>, <text:a xlink:type="simple" xlink:href="#id222">lem</text:a>, <text:a xlink:type="simple" xlink:href="#id1155">measure</text:a>, <text:a xlink:type="simple" xlink:href="#id1038">name</text:a>, <text:a xlink:type="simple" xlink:href="#id108">note</text:a>, <text:a xlink:type="simple" xlink:href="#id1087">num</text:a>, <text:a xlink:type="simple" xlink:href="#id1224">orig</text:a>, <text:a xlink:type="simple" xlink:href="#id1159">ossia</text:a>, <text:a xlink:type="simple" xlink:href="#id261">p</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1178">rdg</text:a>, <text:a xlink:type="simple" xlink:href="#id1227">reg</text:a>, <text:a xlink:type="simple" xlink:href="#id1026">rend</text:a>, <text:a xlink:type="simple" xlink:href="#id1230">restore</text:a>, <text:a xlink:type="simple" xlink:href="#id1561">score</text:a>, <text:a xlink:type="simple" xlink:href="#id661">section</text:a>, <text:a xlink:type="simple" xlink:href="#id1234">sic</text:a>, <text:a xlink:type="simple" xlink:href="#id673">staff</text:a>, <text:a xlink:type="simple" xlink:href="#id1079">stylename</text:a>, <text:a xlink:type="simple" xlink:href="#id1335">subst</text:a>, <text:a xlink:type="simple" xlink:href="#id1237">supplied</text:a>, <text:a xlink:type="simple" xlink:href="#id972">syl</text:a>, <text:a xlink:type="simple" xlink:href="#id968">syllable</text:a>, <text:a xlink:type="simple" xlink:href="#id279">td</text:a>, <text:a xlink:type="simple" xlink:href="#id789">tempo</text:a>, <text:a xlink:type="simple" xlink:href="#id273">th</text:a>, <text:a xlink:type="simple" xlink:href="#id1091">title</text:a>, <text:a xlink:type="simple" xlink:href="#id905">tuplet</text:a>, <text:a xlink:type="simple" xlink:href="#id1242">unclear</text:a>, <text:a xlink:type="simple" xlink:href="#id1190">uneume</text:a> </text:p>
      <text:h text:style-name="P2" text:outline-level="1">Attributes:</text:h>
      <text:list xml:id="list34323534" text:style-name="L232">
        <text:list-item>
          <text:p text:style-name="P235"><text:a xlink:type="simple" xlink:href="#id1216">agent</text:a>, optional, CDATA</text:p>
        </text:list-item>
        <text:list-item>
          <text:p text:style-name="P235"><text:a xlink:type="simple" xlink:href="#id1061">cert</text:a>, optional, xs:token, high, medium, low, unknown</text:p>
        </text:list-item>
        <text:list-item>
          <text:p text:style-name="P235"><text:a xlink:type="simple" xlink:href="#id1063">evidence</text:a>, optional, xs:NMTOKEN</text:p>
        </text:list-item>
        <text:list-item>
          <text:p text:style-name="P235"><text:a xlink:type="simple" xlink:href="#id67">facs</text:a>, optional, xs:IDREFS</text:p>
        </text:list-item>
        <text:list-item>
          <text:p text:style-name="P235"><text:a xlink:type="simple" xlink:href="#id1173">hand</text:a>, optional, xs:IDREF</text:p>
        </text:list-item>
        <text:list-item>
          <text:p text:style-name="P235"><text:a xlink:type="simple" xlink:href="#id37">n</text:a>, optional, xs:NMTOKEN</text:p>
        </text:list-item>
        <text:list-item>
          <text:p text:style-name="P235"><text:a xlink:type="simple" xlink:href="#id1241">reason</text:a>, optional, CDATA</text:p>
        </text:list-item>
        <text:list-item>
          <text:p text:style-name="P235"><text:a xlink:type="simple" xlink:href="#id316">resp</text:a>, optional, xs:IDREFS</text:p>
        </text:list-item>
        <text:list-item>
          <text:p text:style-name="P235"><text:a xlink:type="simple" xlink:href="#id227">source</text:a>, optional, xs:IDREFS</text:p>
        </text:list-item>
        <text:list-item>
          <text:p text:style-name="P235"><text:a xlink:type="simple" xlink:href="#id1595">xml:id</text:a>, optional, xs:ID</text:p>
        </text:list-item>
      </text:list>
      <text:h text:style-name="P2" text:outline-level="1">Module:</text:h>
      <text:p text:style-name="Text_20_body">edittrans</text:p>
      <text:h text:style-name="P3" text:outline-level="1"><text:bookmark text:name="id1190"/>&lt;uneume&gt; uninterrupted neume</text:h>
      <text:h text:style-name="P2" text:outline-level="1">Description:</text:h>
      <text:p text:style-name="Text_20_body">A graphically uninterrupted neume sign. While ineume is allowed as a sub-element of uneume here as part of the model.eventLike.neume class, it is unlikely that an uninterrupted neume containing an interrupted neume is a meaningful construct.</text:p>
      <text:h text:style-name="P2" text:outline-level="1">May contain:</text:h>
      <text:p text:style-name="Text_20_body"><text:a xlink:type="simple" xlink:href="#id214">add</text:a>, <text:a xlink:type="simple" xlink:href="#id220">app</text:a>, <text:a xlink:type="simple" xlink:href="#id64">barline</text:a>, <text:a xlink:type="simple" xlink:href="#id897">beam</text:a>, <text:a xlink:type="simple" xlink:href="#id927">beatrpt</text:a>, <text:a xlink:type="simple" xlink:href="#id903">bend</text:a>, <text:a xlink:type="simple" xlink:href="#id934">btrem</text:a>, <text:a xlink:type="simple" xlink:href="#id58">choice</text:a>, <text:a xlink:type="simple" xlink:href="#id106">chord</text:a>, <text:a xlink:type="simple" xlink:href="#id861">clefchange</text:a>, <text:a xlink:type="simple" xlink:href="#id61">corr</text:a>, <text:a xlink:type="simple" xlink:href="#id324">custos</text:a>, <text:a xlink:type="simple" xlink:href="#id1212">damage</text:a>, <text:a xlink:type="simple" xlink:href="#id1220">del</text:a>, <text:a xlink:type="simple" xlink:href="#id941">ftrem</text:a>, <text:a xlink:type="simple" xlink:href="#id1333">gap</text:a>, <text:a xlink:type="simple" xlink:href="#id949">gliss</text:a>, <text:a xlink:type="simple" xlink:href="#id956">halfmrpt</text:a>, <text:a xlink:type="simple" xlink:href="#id1326">handshift</text:a>, <text:a xlink:type="simple" xlink:href="#id397">keysig</text:a>, <text:a xlink:type="simple" xlink:href="#id958">ligature</text:a>, <text:a xlink:type="simple" xlink:href="#id501">mensur</text:a>, <text:a xlink:type="simple" xlink:href="#id108">note</text:a>, <text:a xlink:type="simple" xlink:href="#id1224">orig</text:a>, <text:a xlink:type="simple" xlink:href="#id868">pad</text:a>, <text:a xlink:type="simple" xlink:href="#id529">proport</text:a>, <text:a xlink:type="simple" xlink:href="#id1227">reg</text:a>, <text:a xlink:type="simple" xlink:href="#id872">rest</text:a>, <text:a xlink:type="simple" xlink:href="#id1230">restore</text:a>, <text:a xlink:type="simple" xlink:href="#id1234">sic</text:a>, <text:a xlink:type="simple" xlink:href="#id890">space</text:a>, <text:a xlink:type="simple" xlink:href="#id1335">subst</text:a>, <text:a xlink:type="simple" xlink:href="#id1237">supplied</text:a>, <text:a xlink:type="simple" xlink:href="#id905">tuplet</text:a>, <text:a xlink:type="simple" xlink:href="#id1242">unclear</text:a>, <text:a xlink:type="simple" xlink:href="#id167">verse</text:a> </text:p>
      <text:h text:style-name="P2" text:outline-level="1"><text:soft-page-break/>May occur within:</text:h>
      <text:p text:style-name="Text_20_body"><text:a xlink:type="simple" xlink:href="#id214">add</text:a>, <text:a xlink:type="simple" xlink:href="#id61">corr</text:a>, <text:a xlink:type="simple" xlink:href="#id1212">damage</text:a>, <text:a xlink:type="simple" xlink:href="#id1220">del</text:a>, <text:a xlink:type="simple" xlink:href="#id217">ineume</text:a>, <text:a xlink:type="simple" xlink:href="#id677">layer</text:a>, <text:a xlink:type="simple" xlink:href="#id222">lem</text:a>, <text:a xlink:type="simple" xlink:href="#id958">ligature</text:a>, <text:a xlink:type="simple" xlink:href="#id1224">orig</text:a>, <text:a xlink:type="simple" xlink:href="#id1178">rdg</text:a>, <text:a xlink:type="simple" xlink:href="#id1227">reg</text:a>, <text:a xlink:type="simple" xlink:href="#id1230">restore</text:a>, <text:a xlink:type="simple" xlink:href="#id1234">sic</text:a>, <text:a xlink:type="simple" xlink:href="#id1237">supplied</text:a>, <text:a xlink:type="simple" xlink:href="#id968">syllable</text:a>, <text:a xlink:type="simple" xlink:href="#id1242">unclear</text:a> </text:p>
      <text:h text:style-name="P2" text:outline-level="1">Attributes:</text:h>
      <text:list xml:id="list34332142" text:style-name="L233">
        <text:list-item>
          <text:p text:style-name="P236"><text:a xlink:type="simple" xlink:href="#id500">altsym</text:a>, optional, xs:IDREF</text:p>
        </text:list-item>
        <text:list-item>
          <text:p text:style-name="P236"><text:a xlink:type="simple" xlink:href="#id86">color</text:a>, optional, xs:token, "(x[0-9A-Fa-f]{6,6}|aqua|black|fuchsia|gray|green|lime|maroon|navy|olive|purple|red|silver|teal|white|yellow)"</text:p>
        </text:list-item>
        <text:list-item>
          <text:p text:style-name="P236"><text:a xlink:type="simple" xlink:href="#id98">copyof</text:a>, optional, xs:IDREF</text:p>
        </text:list-item>
        <text:list-item>
          <text:p text:style-name="P236"><text:a xlink:type="simple" xlink:href="#id99">corresp</text:a>, optional, xs:IDREFS</text:p>
        </text:list-item>
        <text:list-item>
          <text:p text:style-name="P236"><text:a xlink:type="simple" xlink:href="#id67">facs</text:a>, optional, xs:IDREFS</text:p>
        </text:list-item>
        <text:list-item>
          <text:p text:style-name="P236"><text:a xlink:type="simple" xlink:href="#id1196">form</text:a>, optional, xs:token, liquescent1, liquescent2, liquescent3, quilismatic, rectangular, rhombic, tied</text:p>
        </text:list-item>
        <text:list-item>
          <text:p text:style-name="P236"><text:a xlink:type="simple" xlink:href="#id1203">hfunc</text:a>, optional, xs:NMTOKEN</text:p>
        </text:list-item>
        <text:list-item>
          <text:p text:style-name="P236"><text:a xlink:type="simple" xlink:href="#id130">ho</text:a>, optional, xs:decimal</text:p>
        </text:list-item>
        <text:list-item>
          <text:p text:style-name="P236"><text:a xlink:type="simple" xlink:href="#id372">inth</text:a>, optional, xs:NMTOKENS</text:p>
        </text:list-item>
        <text:list-item>
          <text:p text:style-name="P236"><text:a xlink:type="simple" xlink:href="#id1207">intm</text:a>, optional, xs:NMTOKEN</text:p>
        </text:list-item>
        <text:list-item>
          <text:p text:style-name="P236"><text:a xlink:type="simple" xlink:href="#id305">layer</text:a>, optional, xs:positiveInteger</text:p>
        </text:list-item>
        <text:list-item>
          <text:p text:style-name="P236"><text:a xlink:type="simple" xlink:href="#id1205">mfunc</text:a>, optional, xs:NMTOKEN</text:p>
        </text:list-item>
        <text:list-item>
          <text:p text:style-name="P236"><text:a xlink:type="simple" xlink:href="#id37">n</text:a>, optional, xs:NMTOKEN</text:p>
        </text:list-item>
        <text:list-item>
          <text:p text:style-name="P236"><text:a xlink:type="simple" xlink:href="#id1198">name</text:a>, optional, xs:token, punctum, virga, pes, clivis, torculus, torculusresupinus, porrectus, porrectusflexus, apostropha, oriscus, pressusmaior, pressusminor, virgastrata</text:p>
        </text:list-item>
        <text:list-item>
          <text:p text:style-name="P236"><text:a xlink:type="simple" xlink:href="#id100">next</text:a>, optional, xs:IDREFS</text:p>
        </text:list-item>
        <text:list-item>
          <text:p text:style-name="P236"><text:a xlink:type="simple" xlink:href="#id101">prev</text:a>, optional, xs:IDREFS</text:p>
        </text:list-item>
        <text:list-item>
          <text:p text:style-name="P236"><text:a xlink:type="simple" xlink:href="#id1209">psolfa</text:a>, optional, CDATA</text:p>
        </text:list-item>
        <text:list-item>
          <text:p text:style-name="P236"><text:a xlink:type="simple" xlink:href="#id102">sameas</text:a>, optional, xs:IDREFS</text:p>
        </text:list-item>
        <text:list-item>
          <text:p text:style-name="P236"><text:a xlink:type="simple" xlink:href="#id517">size</text:a>, optional, xs:token, normal, cue</text:p>
        </text:list-item>
        <text:list-item>
          <text:p text:style-name="P236"><text:a xlink:type="simple" xlink:href="#id729">staff</text:a>, optional, list of xs:positiveInteger, minimum length of 1</text:p>
        </text:list-item>
        <text:list-item>
          <text:p text:style-name="P236"><text:a xlink:type="simple" xlink:href="#id180">subtype</text:a>, optional, xs:NMTOKEN</text:p>
        </text:list-item>
        <text:list-item>
          <text:p text:style-name="P236"><text:a xlink:type="simple" xlink:href="#id1195">syl</text:a>, optional, CDATA</text:p>
        </text:list-item>
        <text:list-item>
          <text:p text:style-name="P236"><text:a xlink:type="simple" xlink:href="#id103">synch</text:a>, optional, xs:IDREFS</text:p>
        </text:list-item>
        <text:list-item>
          <text:p text:style-name="P236"><text:a xlink:type="simple" xlink:href="#id94">tstamp</text:a>, optional, xs:decimal, 0 - ∞</text:p>
        </text:list-item>
        <text:list-item>
          <text:p text:style-name="P236"><text:a xlink:type="simple" xlink:href="#id308">tstamp.ges</text:a>, optional, xs:nonNegativeInteger</text:p>
        </text:list-item>
        <text:list-item>
          <text:p text:style-name="P236"><text:a xlink:type="simple" xlink:href="#id309">tstamp.real</text:a>, optional, xs:time</text:p>
        </text:list-item>
        <text:list-item>
          <text:p text:style-name="P236"><text:a xlink:type="simple" xlink:href="#id179">type</text:a>, optional, xs:NMTOKEN</text:p>
        </text:list-item>
        <text:list-item>
          <text:p text:style-name="P236"><text:a xlink:type="simple" xlink:href="#id469">visible</text:a>, optional, xs:token, true, false</text:p>
        </text:list-item>
        <text:list-item>
          <text:p text:style-name="P236"><text:a xlink:type="simple" xlink:href="#id105">when</text:a>, optional, xs:IDREF</text:p>
        </text:list-item>
        <text:list-item>
          <text:p text:style-name="P236"><text:a xlink:type="simple" xlink:href="#id135">x</text:a>, optional, xs:decimal</text:p>
        </text:list-item>
        <text:list-item>
          <text:p text:style-name="P236"><text:a xlink:type="simple" xlink:href="#id1595">xml:id</text:a>, optional, xs:ID</text:p>
        </text:list-item>
        <text:list-item>
          <text:p text:style-name="P236"><text:a xlink:type="simple" xlink:href="#id136">y</text:a>, optional, xs:decimal</text:p>
        </text:list-item>
      </text:list>
      <text:h text:style-name="P2" text:outline-level="1">Module:</text:h>
      <text:p text:style-name="Text_20_body">neumes</text:p>
      <text:h text:style-name="P3" text:outline-level="1"><text:bookmark text:name="id1368"/>&lt;unpub&gt; unpublished</text:h>
      <text:h text:style-name="P2" text:outline-level="1">Description:</text:h>
      <text:p text:style-name="Text_20_body">Used to explicitly indicate that a bibliographic source is unpublished.</text:p>
      <text:h text:style-name="P2" text:outline-level="1"><text:soft-page-break/>May contain:</text:h>
      <text:p text:style-name="Text_20_body">EMPTY</text:p>
      <text:h text:style-name="P2" text:outline-level="1">May occur within:</text:h>
      <text:p text:style-name="Text_20_body"><text:a xlink:type="simple" xlink:href="#id1366">pubstmt</text:a> </text:p>
      <text:h text:style-name="P2" text:outline-level="1">Attributes:</text:h>
      <text:list xml:id="list34311611" text:style-name="L234">
        <text:list-item>
          <text:p text:style-name="P237"><text:a xlink:type="simple" xlink:href="#id1042">analog</text:a>, optional, CDATA</text:p>
        </text:list-item>
        <text:list-item>
          <text:p text:style-name="P237"><text:a xlink:type="simple" xlink:href="#id37">n</text:a>, optional, xs:NMTOKEN</text:p>
        </text:list-item>
        <text:list-item>
          <text:p text:style-name="P237"><text:a xlink:type="simple" xlink:href="#id1595">xml:id</text:a>, optional, xs:ID</text:p>
        </text:list-item>
      </text:list>
      <text:h text:style-name="P2" text:outline-level="1">Module:</text:h>
      <text:p text:style-name="Text_20_body">header</text:p>
      <text:h text:style-name="P3" text:outline-level="1"><text:bookmark text:name="id1383"/>&lt;userestrict&gt; usage restrictions</text:h>
      <text:h text:style-name="P2" text:outline-level="1">Description:</text:h>
      <text:p text:style-name="Text_20_body">Container for information about the conditions that affect use of a bibliographic item after access has been granted. It may indicate limitations imposed by an owner, repository, or legal statute (for example, copyright law) regarding the reproduction, publication, or quotation of the item. It may also indicate the absence of restrictions, such as when rights have been ceded to the public domain. Do not confuse this element with the &lt;accessdesc&gt; element, which holds information about conditions affecting the availability of the material.</text:p>
      <text:h text:style-name="P2" text:outline-level="1">May contain:</text:h>
      <text:p text:style-name="Text_20_body">PCDATA, <text:a xlink:type="simple" xlink:href="#id211">abbr</text:a>, <text:a xlink:type="simple" xlink:href="#id53">address</text:a>, <text:a xlink:type="simple" xlink:href="#id204">bibl</text:a>, <text:a xlink:type="simple" xlink:href="#id1050">corpname</text:a>, <text:a xlink:type="simple" xlink:href="#id1083">date</text:a>, <text:a xlink:type="simple" xlink:href="#id1247">expan</text:a>, <text:a xlink:type="simple" xlink:href="#id34">extptr</text:a>, <text:a xlink:type="simple" xlink:href="#id49">extref</text:a>, <text:a xlink:type="simple" xlink:href="#id1100">fig</text:a>, <text:a xlink:type="simple" xlink:href="#id1069">geogname</text:a>, <text:a xlink:type="simple" xlink:href="#id1096">identifier</text:a>, <text:a xlink:type="simple" xlink:href="#id233">lb</text:a>, <text:a xlink:type="simple" xlink:href="#id1038">name</text:a>, <text:a xlink:type="simple" xlink:href="#id1087">num</text:a>, <text:a xlink:type="simple" xlink:href="#id1076">periodname</text:a>, <text:a xlink:type="simple" xlink:href="#id1064">persname</text:a>, <text:a xlink:type="simple" xlink:href="#id1342">ptr</text:a>, <text:a xlink:type="simple" xlink:href="#id1344">ref</text:a>, <text:a xlink:type="simple" xlink:href="#id1026">rend</text:a>, <text:a xlink:type="simple" xlink:href="#id1073">repository</text:a>, <text:a xlink:type="simple" xlink:href="#id1035">stack</text:a>, <text:a xlink:type="simple" xlink:href="#id1079">stylename</text:a>, <text:a xlink:type="simple" xlink:href="#id1091">title</text:a> </text:p>
      <text:h text:style-name="P2" text:outline-level="1">May occur within:</text:h>
      <text:p text:style-name="Text_20_body"><text:a xlink:type="simple" xlink:href="#id1371">availability</text:a> </text:p>
      <text:h text:style-name="P2" text:outline-level="1">Attributes:</text:h>
      <text:list xml:id="list34326324" text:style-name="L235">
        <text:list-item>
          <text:p text:style-name="P238"><text:a xlink:type="simple" xlink:href="#id1042">analog</text:a>, optional, CDATA</text:p>
        </text:list-item>
        <text:list-item>
          <text:p text:style-name="P238"><text:a xlink:type="simple" xlink:href="#id37">n</text:a>, optional, xs:NMTOKEN</text:p>
        </text:list-item>
        <text:list-item>
          <text:p text:style-name="P238"><text:a xlink:type="simple" xlink:href="#id1595">xml:id</text:a>, optional, xs:ID</text:p>
        </text:list-item>
      </text:list>
      <text:h text:style-name="P2" text:outline-level="1">Module:</text:h>
      <text:p text:style-name="Text_20_body">header</text:p>
      <text:h text:style-name="P3" text:outline-level="1"><text:bookmark text:name="id718"/>&lt;vel&gt; velocity</text:h>
      <text:h text:style-name="P2" text:outline-level="1">Description:</text:h>
      <text:p text:style-name="Text_20_body">MIDI Note-on/off velocity. The num attribute must be in the range 1-127.</text:p>
      <text:h text:style-name="P2" text:outline-level="1"><text:soft-page-break/>May contain:</text:h>
      <text:p text:style-name="Text_20_body">EMPTY</text:p>
      <text:h text:style-name="P2" text:outline-level="1">May occur within:</text:h>
      <text:p text:style-name="Text_20_body"><text:a xlink:type="simple" xlink:href="#id681">midi</text:a> </text:p>
      <text:h text:style-name="P2" text:outline-level="1">Attributes:</text:h>
      <text:list xml:id="list34322169" text:style-name="L236">
        <text:list-item>
          <text:p text:style-name="P239"><text:a xlink:type="simple" xlink:href="#id98">copyof</text:a>, optional, xs:IDREF</text:p>
        </text:list-item>
        <text:list-item>
          <text:p text:style-name="P239"><text:a xlink:type="simple" xlink:href="#id99">corresp</text:a>, optional, xs:IDREFS</text:p>
        </text:list-item>
        <text:list-item>
          <text:p text:style-name="P239"><text:a xlink:type="simple" xlink:href="#id720">form</text:a>, required, xs:token, on, off</text:p>
        </text:list-item>
        <text:list-item>
          <text:p text:style-name="P239"><text:a xlink:type="simple" xlink:href="#id305">layer</text:a>, optional, xs:positiveInteger</text:p>
        </text:list-item>
        <text:list-item>
          <text:p text:style-name="P239"><text:a xlink:type="simple" xlink:href="#id37">n</text:a>, optional, xs:NMTOKEN</text:p>
        </text:list-item>
        <text:list-item>
          <text:p text:style-name="P239"><text:a xlink:type="simple" xlink:href="#id100">next</text:a>, optional, xs:IDREFS</text:p>
        </text:list-item>
        <text:list-item>
          <text:p text:style-name="P239"><text:a xlink:type="simple" xlink:href="#id689">num</text:a>, required, xs:nonNegativeInteger, 0 - 127</text:p>
        </text:list-item>
        <text:list-item>
          <text:p text:style-name="P239"><text:a xlink:type="simple" xlink:href="#id101">prev</text:a>, optional, xs:IDREFS</text:p>
        </text:list-item>
        <text:list-item>
          <text:p text:style-name="P239"><text:a xlink:type="simple" xlink:href="#id102">sameas</text:a>, optional, xs:IDREFS</text:p>
        </text:list-item>
        <text:list-item>
          <text:p text:style-name="P239"><text:a xlink:type="simple" xlink:href="#id687">staff</text:a>, required, list of xs:positiveInteger, minimum length of 1</text:p>
        </text:list-item>
        <text:list-item>
          <text:p text:style-name="P239"><text:a xlink:type="simple" xlink:href="#id103">synch</text:a>, optional, xs:IDREFS</text:p>
        </text:list-item>
        <text:list-item>
          <text:p text:style-name="P239"><text:a xlink:type="simple" xlink:href="#id94">tstamp</text:a>, optional, xs:decimal, 0 - ∞</text:p>
        </text:list-item>
        <text:list-item>
          <text:p text:style-name="P239"><text:a xlink:type="simple" xlink:href="#id105">when</text:a>, optional, xs:IDREF</text:p>
        </text:list-item>
        <text:list-item>
          <text:p text:style-name="P239"><text:a xlink:type="simple" xlink:href="#id1595">xml:id</text:a>, optional, xs:ID</text:p>
        </text:list-item>
      </text:list>
      <text:h text:style-name="P2" text:outline-level="1">Module:</text:h>
      <text:p text:style-name="Text_20_body">midi</text:p>
      <text:h text:style-name="P3" text:outline-level="1"><text:bookmark text:name="id167"/>&lt;verse&gt; verse</text:h>
      <text:h text:style-name="P2" text:outline-level="1">Description:</text:h>
      <text:p text:style-name="Text_20_body">Lyric verse. The lb element is allowed here in order to facilitate karaoke applications. The func attribute on lb may be used to distinguish true line ends from line group ends for these applications.</text:p>
      <text:h text:style-name="P2" text:outline-level="1">May contain:</text:h>
      <text:p text:style-name="Text_20_body"><text:a xlink:type="simple" xlink:href="#id169">dir</text:a>, <text:a xlink:type="simple" xlink:href="#id772">dynam</text:a>, <text:a xlink:type="simple" xlink:href="#id233">lb</text:a>, <text:a xlink:type="simple" xlink:href="#id890">space</text:a>, <text:a xlink:type="simple" xlink:href="#id972">syl</text:a>, <text:a xlink:type="simple" xlink:href="#id789">tempo</text:a> </text:p>
      <text:h text:style-name="P2" text:outline-level="1">May occur within:</text:h>
      <text:p text:style-name="Text_20_body"><text:a xlink:type="simple" xlink:href="#id217">ineume</text:a>, <text:a xlink:type="simple" xlink:href="#id222">lem</text:a>, <text:a xlink:type="simple" xlink:href="#id961">lyrics</text:a>, <text:a xlink:type="simple" xlink:href="#id108">note</text:a>, <text:a xlink:type="simple" xlink:href="#id1178">rdg</text:a>, <text:a xlink:type="simple" xlink:href="#id968">syllable</text:a>, <text:a xlink:type="simple" xlink:href="#id1190">uneume</text:a> </text:p>
      <text:h text:style-name="P2" text:outline-level="1">Attributes:</text:h>
      <text:list xml:id="list34311262" text:style-name="L237">
        <text:list-item>
          <text:p text:style-name="P240"><text:a xlink:type="simple" xlink:href="#id98">copyof</text:a>, optional, xs:IDREF</text:p>
        </text:list-item>
        <text:list-item>
          <text:p text:style-name="P240"><text:a xlink:type="simple" xlink:href="#id99">corresp</text:a>, optional, xs:IDREFS</text:p>
        </text:list-item>
        <text:list-item>
          <text:p text:style-name="P240"><text:a xlink:type="simple" xlink:href="#id67">facs</text:a>, optional, xs:IDREFS</text:p>
        </text:list-item>
        <text:list-item>
          <text:p text:style-name="P240"><text:a xlink:type="simple" xlink:href="#id114">fontfam</text:a>, optional, xs:token</text:p>
        </text:list-item>
        <text:list-item>
          <text:p text:style-name="P240"><text:a xlink:type="simple" xlink:href="#id116">fontname</text:a>, optional, xs:token</text:p>
        </text:list-item>
        <text:list-item>
          <text:p text:style-name="P240"><text:a xlink:type="simple" xlink:href="#id118">fontsize</text:a>, optional, xs:decimal</text:p>
        </text:list-item>
        <text:list-item>
          <text:p text:style-name="P240"><text:a xlink:type="simple" xlink:href="#id119">fontstyle</text:a>, optional, xs:token, ital, normal, oblique</text:p>
        </text:list-item>
        <text:list-item>
          <text:p text:style-name="P240"><text:soft-page-break/><text:a xlink:type="simple" xlink:href="#id121">fontweight</text:a>, optional, xs:token, bold</text:p>
        </text:list-item>
        <text:list-item>
          <text:p text:style-name="P240"><text:a xlink:type="simple" xlink:href="#id37">n</text:a>, optional, xs:NMTOKEN</text:p>
        </text:list-item>
        <text:list-item>
          <text:p text:style-name="P240"><text:a xlink:type="simple" xlink:href="#id100">next</text:a>, optional, xs:IDREFS</text:p>
        </text:list-item>
        <text:list-item>
          <text:p text:style-name="P240"><text:a xlink:type="simple" xlink:href="#id101">prev</text:a>, optional, xs:IDREFS</text:p>
        </text:list-item>
        <text:list-item>
          <text:p text:style-name="P240"><text:a xlink:type="simple" xlink:href="#id1261">refrain</text:a>, optional, xs:token, true, false</text:p>
        </text:list-item>
        <text:list-item>
          <text:p text:style-name="P240"><text:a xlink:type="simple" xlink:href="#id1262">rhythm</text:a>, optional, CDATA</text:p>
        </text:list-item>
        <text:list-item>
          <text:p text:style-name="P240"><text:a xlink:type="simple" xlink:href="#id102">sameas</text:a>, optional, xs:IDREFS</text:p>
        </text:list-item>
        <text:list-item>
          <text:p text:style-name="P240"><text:a xlink:type="simple" xlink:href="#id103">synch</text:a>, optional, xs:IDREFS</text:p>
        </text:list-item>
        <text:list-item>
          <text:p text:style-name="P240"><text:a xlink:type="simple" xlink:href="#id155">to</text:a>, optional, xs:decimal</text:p>
        </text:list-item>
        <text:list-item>
          <text:p text:style-name="P240"><text:a xlink:type="simple" xlink:href="#id133">vo</text:a>, optional, xs:decimal</text:p>
        </text:list-item>
        <text:list-item>
          <text:p text:style-name="P240"><text:a xlink:type="simple" xlink:href="#id105">when</text:a>, optional, xs:IDREF</text:p>
        </text:list-item>
        <text:list-item>
          <text:p text:style-name="P240"><text:a xlink:type="simple" xlink:href="#id135">x</text:a>, optional, xs:decimal</text:p>
        </text:list-item>
        <text:list-item>
          <text:p text:style-name="P240"><text:a xlink:type="simple" xlink:href="#id1595">xml:id</text:a>, optional, xs:ID</text:p>
        </text:list-item>
        <text:list-item>
          <text:p text:style-name="P240"><text:a xlink:type="simple" xlink:href="#id1596">xml:lang</text:a>, optional, xs:language</text:p>
        </text:list-item>
        <text:list-item>
          <text:p text:style-name="P240"><text:a xlink:type="simple" xlink:href="#id136">y</text:a>, optional, xs:decimal</text:p>
        </text:list-item>
      </text:list>
      <text:h text:style-name="P2" text:outline-level="1">Module:</text:h>
      <text:p text:style-name="Text_20_body">lyrics</text:p>
      <text:h text:style-name="P3" text:outline-level="1"><text:bookmark text:name="id347"/>&lt;when&gt; when</text:h>
      <text:h text:style-name="P2" text:outline-level="1">Description:</text:h>
      <text:p text:style-name="Text_20_body">Indicates a point in time either absolutely (using the absolute attribute), or relative to other elements in the same timeline element (using the interval and since attributes). The data attribute may be used to reference one or more features that occur at this point in time.</text:p>
      <text:h text:style-name="P2" text:outline-level="1">May contain:</text:h>
      <text:p text:style-name="Text_20_body">EMPTY</text:p>
      <text:h text:style-name="P2" text:outline-level="1">May occur within:</text:h>
      <text:p text:style-name="Text_20_body"><text:a xlink:type="simple" xlink:href="#id345">timeline</text:a> </text:p>
      <text:h text:style-name="P2" text:outline-level="1">Attributes:</text:h>
      <text:list xml:id="list34315405" text:style-name="L238">
        <text:list-item>
          <text:p text:style-name="P241"><text:a xlink:type="simple" xlink:href="#id351">absolute</text:a>, optional, CDATA</text:p>
        </text:list-item>
        <text:list-item>
          <text:p text:style-name="P241"><text:a xlink:type="simple" xlink:href="#id350">data</text:a>, optional, xs:IDREFS</text:p>
        </text:list-item>
        <text:list-item>
          <text:p text:style-name="P241"><text:a xlink:type="simple" xlink:href="#id352">interval</text:a>, optional, xs:decimal, 1 - ∞</text:p>
        </text:list-item>
        <text:list-item>
          <text:p text:style-name="P241"><text:a xlink:type="simple" xlink:href="#id37">n</text:a>, optional, xs:NMTOKEN</text:p>
        </text:list-item>
        <text:list-item>
          <text:p text:style-name="P241"><text:a xlink:type="simple" xlink:href="#id353">since</text:a>, optional, xs:IDREF</text:p>
        </text:list-item>
        <text:list-item>
          <text:p text:style-name="P241"><text:a xlink:type="simple" xlink:href="#id89">unit</text:a>, optional, xs:NMTOKEN</text:p>
        </text:list-item>
        <text:list-item>
          <text:p text:style-name="P241"><text:a xlink:type="simple" xlink:href="#id1595">xml:id</text:a>, optional, xs:ID</text:p>
        </text:list-item>
      </text:list>
      <text:h text:style-name="P2" text:outline-level="1">Module:</text:h>
      <text:p text:style-name="Text_20_body">linkalign</text:p>
      <text:h text:style-name="P3" text:outline-level="1"><text:bookmark text:name="id1540"/><text:soft-page-break/>&lt;zone&gt; zone</text:h>
      <text:h text:style-name="P2" text:outline-level="1">Description:</text:h>
      <text:p text:style-name="Text_20_body">Defines a rectangular area contained within a surface.</text:p>
      <text:h text:style-name="P2" text:outline-level="1">May contain:</text:h>
      <text:p text:style-name="Text_20_body"><text:a xlink:type="simple" xlink:href="#id1102">figdesc</text:a>, <text:a xlink:type="simple" xlink:href="#id1106">graphic</text:a> </text:p>
      <text:h text:style-name="P2" text:outline-level="1">May occur within:</text:h>
      <text:p text:style-name="Text_20_body"><text:a xlink:type="simple" xlink:href="#id1537">surface</text:a> </text:p>
      <text:h text:style-name="P2" text:outline-level="1">Attributes:</text:h>
      <text:list xml:id="list34311205" text:style-name="L239">
        <text:list-item>
          <text:p text:style-name="P242"><text:a xlink:type="simple" xlink:href="#id1546">lrx</text:a>, optional, xs:nonNegativeInteger</text:p>
        </text:list-item>
        <text:list-item>
          <text:p text:style-name="P242"><text:a xlink:type="simple" xlink:href="#id1547">lry</text:a>, optional, xs:nonNegativeInteger</text:p>
        </text:list-item>
        <text:list-item>
          <text:p text:style-name="P242"><text:a xlink:type="simple" xlink:href="#id37">n</text:a>, optional, xs:NMTOKEN</text:p>
        </text:list-item>
        <text:list-item>
          <text:p text:style-name="P242"><text:a xlink:type="simple" xlink:href="#id1544">ulx</text:a>, optional, xs:nonNegativeInteger</text:p>
        </text:list-item>
        <text:list-item>
          <text:p text:style-name="P242"><text:a xlink:type="simple" xlink:href="#id1545">uly</text:a>, optional, xs:nonNegativeInteger</text:p>
        </text:list-item>
        <text:list-item>
          <text:p text:style-name="P242"><text:a xlink:type="simple" xlink:href="#id1595">xml:id</text:a>, optional, xs:ID</text:p>
        </text:list-item>
      </text:list>
      <text:h text:style-name="P2" text:outline-level="1">Module:</text:h>
      <text:p text:style-name="Text_20_body">facsimile</text:p>
      <text:h text:style-name="Heading_20_1" text:outline-level="1"/>
      <text:h text:style-name="P1" text:outline-level="1">MEI Attributes</text:h>
      <text:h text:style-name="P3" text:outline-level="1"><text:bookmark text:name="id843"/>a</text:h>
      <text:h text:style-name="P2" text:outline-level="1">Description:</text:h>
      <text:p text:style-name="Text_20_body">indicates the pedal setting, i.e., flat, natural, or sharp, for the harp's A strings.</text:p>
      <text:h text:style-name="P2" text:outline-level="1">Used by:</text:h>
      <text:p text:style-name="Text_20_body"><text:a xlink:type="simple" xlink:href="#id835">harppedal</text:a> </text:p>
      <text:h text:style-name="P2" text:outline-level="1">Module:</text:h>
      <text:p text:style-name="Text_20_body">cmn</text:p>
      <text:h text:style-name="P3" text:outline-level="1"><text:bookmark text:name="id1250"/>abbr</text:h>
      <text:h text:style-name="P2" text:outline-level="1">Description:</text:h>
      <text:p text:style-name="Text_20_body">captures the unabbreviated form of the text.</text:p>
      <text:h text:style-name="P2" text:outline-level="1">Used by:</text:h>
      <text:p text:style-name="Text_20_body"><text:a xlink:type="simple" xlink:href="#id1247">expan</text:a> </text:p>
      <text:h text:style-name="P2" text:outline-level="1">Module:</text:h>
      <text:p text:style-name="Text_20_body">shared</text:p>
      <text:h text:style-name="P3" text:outline-level="1"><text:bookmark text:name="id351"/>absolute</text:h>
      <text:h text:style-name="P2" text:outline-level="1">Description:</text:h>
      <text:p text:style-name="Text_20_body">provides an absolute value for the time associated with a point on a timeline. This attribute is required for the element designated as the origin by the parent timeline.</text:p>
      <text:h text:style-name="P2" text:outline-level="1">Used by:</text:h>
      <text:p text:style-name="Text_20_body"><text:a xlink:type="simple" xlink:href="#id347">when</text:a> </text:p>
      <text:h text:style-name="P2" text:outline-level="1">Module:</text:h>
      <text:p text:style-name="Text_20_body">linkalign</text:p>
      <text:h text:style-name="P3" text:outline-level="1"><text:bookmark text:name="id125"/>accid</text:h>
      <text:h text:style-name="P2" text:outline-level="1">Description:</text:h>
      <text:p text:style-name="Text_20_body">captures a written accidental.</text:p>
      <text:h text:style-name="P2" text:outline-level="1"><text:soft-page-break/>Used by:</text:h>
      <text:p text:style-name="Text_20_body"><text:a xlink:type="simple" xlink:href="#id111">accid</text:a>, <text:a xlink:type="simple" xlink:href="#id400">keyaccid</text:a>, <text:a xlink:type="simple" xlink:href="#id397">keysig</text:a>, <text:a xlink:type="simple" xlink:href="#id108">note</text:a> </text:p>
      <text:h text:style-name="P2" text:outline-level="1">Module:</text:h>
      <text:p text:style-name="Text_20_body">shared</text:p>
      <text:h text:style-name="P3" text:outline-level="1"><text:bookmark text:name="id366"/>accid.ges</text:h>
      <text:h text:style-name="P2" text:outline-level="1">Description:</text:h>
      <text:p text:style-name="Text_20_body">records the performed pitch inflection when it differs from the written accidental.</text:p>
      <text:h text:style-name="P2" text:outline-level="1">Used by:</text:h>
      <text:p text:style-name="Text_20_body"><text:a xlink:type="simple" xlink:href="#id363">chordmember</text:a>, <text:a xlink:type="simple" xlink:href="#id108">note</text:a> </text:p>
      <text:h text:style-name="P2" text:outline-level="1">Module:</text:h>
      <text:p text:style-name="Text_20_body">shared</text:p>
      <text:h text:style-name="P3" text:outline-level="1"><text:bookmark text:name="id996"/>accidlower</text:h>
      <text:h text:style-name="P2" text:outline-level="1">Description:</text:h>
      <text:p text:style-name="Text_20_body">records the written accidental associated with a lower neighboring note.</text:p>
      <text:h text:style-name="P2" text:outline-level="1">Used by:</text:h>
      <text:p text:style-name="Text_20_body"><text:a xlink:type="simple" xlink:href="#id859">mordent</text:a>, <text:a xlink:type="simple" xlink:href="#id1001">trill</text:a>, <text:a xlink:type="simple" xlink:href="#id1008">turn</text:a> </text:p>
      <text:h text:style-name="P2" text:outline-level="1">Module:</text:h>
      <text:p text:style-name="Text_20_body">cmnOrnaments</text:p>
      <text:h text:style-name="P3" text:outline-level="1"><text:bookmark text:name="id995"/>accidupper</text:h>
      <text:h text:style-name="P2" text:outline-level="1">Description:</text:h>
      <text:p text:style-name="Text_20_body">records the written accidental associated with an upper neighboring note.</text:p>
      <text:h text:style-name="P2" text:outline-level="1">Used by:</text:h>
      <text:p text:style-name="Text_20_body"><text:a xlink:type="simple" xlink:href="#id859">mordent</text:a>, <text:a xlink:type="simple" xlink:href="#id1001">trill</text:a>, <text:a xlink:type="simple" xlink:href="#id1008">turn</text:a> </text:p>
      <text:h text:style-name="P2" text:outline-level="1">Module:</text:h>
      <text:p text:style-name="Text_20_body">cmnOrnaments</text:p>
      <text:h text:style-name="P3" text:outline-level="1"><text:bookmark text:name="id1216"/><text:soft-page-break/>agent</text:h>
      <text:h text:style-name="P2" text:outline-level="1">Description:</text:h>
      <text:p text:style-name="Text_20_body">signifies the causative agent of damage, illegibility, or other loss of original text.</text:p>
      <text:h text:style-name="P2" text:outline-level="1">Used by:</text:h>
      <text:p text:style-name="Text_20_body"><text:a xlink:type="simple" xlink:href="#id1212">damage</text:a>, <text:a xlink:type="simple" xlink:href="#id1237">supplied</text:a>, <text:a xlink:type="simple" xlink:href="#id1242">unclear</text:a> </text:p>
      <text:h text:style-name="P2" text:outline-level="1">Module:</text:h>
      <text:p text:style-name="Text_20_body">edittrans</text:p>
      <text:h text:style-name="P3" text:outline-level="1"><text:bookmark text:name="id1115"/>align</text:h>
      <text:h text:style-name="P2" text:outline-level="1">Description:</text:h>
      <text:p text:style-name="Text_20_body">specifies how the stacked text should be aligned.</text:p>
      <text:h text:style-name="P2" text:outline-level="1">Used by:</text:h>
      <text:p text:style-name="Text_20_body"><text:a xlink:type="simple" xlink:href="#id1035">stack</text:a> </text:p>
      <text:h text:style-name="P2" text:outline-level="1">Module:</text:h>
      <text:p text:style-name="Text_20_body">shared</text:p>
      <text:h text:style-name="P3" text:outline-level="1"><text:bookmark text:name="id1029"/>altrend</text:h>
      <text:h text:style-name="P2" text:outline-level="1">Description:</text:h>
      <text:p text:style-name="Text_20_body">used to extend the values of the rend attribute. One or the other of the rend and altrend attributes is required.</text:p>
      <text:h text:style-name="P2" text:outline-level="1">Used by:</text:h>
      <text:p text:style-name="Text_20_body"><text:a xlink:type="simple" xlink:href="#id1026">rend</text:a> </text:p>
      <text:h text:style-name="P2" text:outline-level="1">Module:</text:h>
      <text:p text:style-name="Text_20_body">shared</text:p>
      <text:h text:style-name="P3" text:outline-level="1"><text:bookmark text:name="id500"/>altsym</text:h>
      <text:h text:style-name="P2" text:outline-level="1">Description:</text:h>
      <text:p text:style-name="Text_20_body">provides a way of pointing to a user-defined symbol. It must contain an ID of a &lt;symboldef&gt; element elsewhere in the document.</text:p>
      <text:h text:style-name="P2" text:outline-level="1">Used by:</text:h>
      <text:p text:style-name="Text_20_body"><text:a xlink:type="simple" xlink:href="#id927">beatrpt</text:a>, <text:a xlink:type="simple" xlink:href="#id815">breath</text:a>, <text:a xlink:type="simple" xlink:href="#id106">chord</text:a>, <text:a xlink:type="simple" xlink:href="#id483">clef</text:a>, <text:a xlink:type="simple" xlink:href="#id861">clefchange</text:a>, <text:a xlink:type="simple" xlink:href="#id820">fermata</text:a>, <text:a xlink:type="simple" xlink:href="#id956">halfmrp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8">note</text:a>, <text:a xlink:type="simple" xlink:href="#id872">rest</text:a>, <text:a xlink:type="simple" xlink:href="#id1190">uneume</text:a> </text:p>
      <text:h text:style-name="P2" text:outline-level="1"><text:soft-page-break/>Module:</text:h>
      <text:p text:style-name="Text_20_body">shared</text:p>
      <text:h text:style-name="P3" text:outline-level="1"><text:bookmark text:name="id924"/>amount</text:h>
      <text:h text:style-name="P2" text:outline-level="1">Description:</text:h>
      <text:p text:style-name="Text_20_body">records the amount of detuning. The decimal values should be rendered as a fraction (or an integer plus a fraction) along with the bend symbol.</text:p>
      <text:h text:style-name="P2" text:outline-level="1">Used by:</text:h>
      <text:p text:style-name="Text_20_body"><text:a xlink:type="simple" xlink:href="#id903">bend</text:a> </text:p>
      <text:h text:style-name="P2" text:outline-level="1">Module:</text:h>
      <text:p text:style-name="Text_20_body">cmn</text:p>
      <text:h text:style-name="P3" text:outline-level="1"><text:bookmark text:name="id1042"/>analog</text:h>
      <text:h text:style-name="P2" text:outline-level="1">Description:</text:h>
      <text:p text:style-name="Text_20_body">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h text:style-name="P2" text:outline-level="1">Used by:</text:h>
      <text:p text:style-name="Text_20_body"><text:a xlink:type="simple" xlink:href="#id1377">accessdesc</text:a>, <text:a xlink:type="simple" xlink:href="#id1374">acqsource</text:a>, <text:a xlink:type="simple" xlink:href="#id30">altmeiid</text:a>, <text:a xlink:type="simple" xlink:href="#id1371">availability</text:a>, <text:a xlink:type="simple" xlink:href="#id1522">change</text:a>, <text:a xlink:type="simple" xlink:href="#id1524">changedesc</text:a>, <text:a xlink:type="simple" xlink:href="#id1460">classcode</text:a>, <text:a xlink:type="simple" xlink:href="#id1458">classification</text:a>, <text:a xlink:type="simple" xlink:href="#id1404">condition</text:a>, <text:a xlink:type="simple" xlink:href="#id1050">corpname</text:a>, <text:a xlink:type="simple" xlink:href="#id1493">correction</text:a>, <text:a xlink:type="simple" xlink:href="#id1516">creation</text:a>, <text:a xlink:type="simple" xlink:href="#id1083">date</text:a>, <text:a xlink:type="simple" xlink:href="#id1407">dimensions</text:a>, <text:a xlink:type="simple" xlink:href="#id208">edition</text:a>, <text:a xlink:type="simple" xlink:href="#id1358">editionstmt</text:a>, <text:a xlink:type="simple" xlink:href="#id1490">editorialdecl</text:a>, <text:a xlink:type="simple" xlink:href="#id1474">encodingdesc</text:a>, <text:a xlink:type="simple" xlink:href="#id1433">event</text:a>, <text:a xlink:type="simple" xlink:href="#id1435">eventdesc</text:a>, <text:a xlink:type="simple" xlink:href="#id1431">eventlist</text:a>, <text:a xlink:type="simple" xlink:href="#id1410">exhibithist</text:a>, <text:a xlink:type="simple" xlink:href="#id1361">extent</text:a>, <text:a xlink:type="simple" xlink:href="#id1348">filedesc</text:a>, <text:a xlink:type="simple" xlink:href="#id1069">geogname</text:a>, <text:a xlink:type="simple" xlink:href="#id1415">hand</text:a>, <text:a xlink:type="simple" xlink:href="#id1413">handlist</text:a>, <text:a xlink:type="simple" xlink:href="#id1096">identifier</text:a>, <text:a xlink:type="simple" xlink:href="#id1420">inscription</text:a>, <text:a xlink:type="simple" xlink:href="#id1499">interpretation</text:a>, <text:a xlink:type="simple" xlink:href="#id1462">keywords</text:a>, <text:a xlink:type="simple" xlink:href="#id1454">language</text:a>, <text:a xlink:type="simple" xlink:href="#id1452">langusage</text:a>, <text:a xlink:type="simple" xlink:href="#id28">meihead</text:a>, <text:a xlink:type="simple" xlink:href="#id1038">name</text:a>, <text:a xlink:type="simple" xlink:href="#id1502">normalization</text:a>, <text:a xlink:type="simple" xlink:href="#id1394">notesstmt</text:a>, <text:a xlink:type="simple" xlink:href="#id1076">periodname</text:a>, <text:a xlink:type="simple" xlink:href="#id1064">persname</text:a>, <text:a xlink:type="simple" xlink:href="#id1401">physdesc</text:a>, <text:a xlink:type="simple" xlink:href="#id1426">physloc</text:a>, <text:a xlink:type="simple" xlink:href="#id1423">physmedium</text:a>, <text:a xlink:type="simple" xlink:href="#id1380">price</text:a>, <text:a xlink:type="simple" xlink:href="#id1513">profiledesc</text:a>, <text:a xlink:type="simple" xlink:href="#id1484">projectdesc</text:a>, <text:a xlink:type="simple" xlink:href="#id1429">provenance</text:a>, <text:a xlink:type="simple" xlink:href="#id1366">pubstmt</text:a>, <text:a xlink:type="simple" xlink:href="#id1073">repository</text:a>, <text:a xlink:type="simple" xlink:href="#id1352">respstmt</text:a>, <text:a xlink:type="simple" xlink:href="#id1520">revisiondesc</text:a>, <text:a xlink:type="simple" xlink:href="#id1487">samplingdecl</text:a>, <text:a xlink:type="simple" xlink:href="#id1505">segmentation</text:a>, <text:a xlink:type="simple" xlink:href="#id1391">seriesstmt</text:a>, <text:a xlink:type="simple" xlink:href="#id1399">source</text:a>, <text:a xlink:type="simple" xlink:href="#id1508">stdvals</text:a>, <text:a xlink:type="simple" xlink:href="#id1079">stylename</text:a>, <text:a xlink:type="simple" xlink:href="#id1386">sysreq</text:a>, <text:a xlink:type="simple" xlink:href="#id1464">term</text:a>, <text:a xlink:type="simple" xlink:href="#id1350">titlestmt</text:a>, <text:a xlink:type="simple" xlink:href="#id1445">treatmenthist</text:a>, <text:a xlink:type="simple" xlink:href="#id1448">treatmentsched</text:a>, <text:a xlink:type="simple" xlink:href="#id1368">unpub</text:a>, <text:a xlink:type="simple" xlink:href="#id1383">userestrict</text:a> </text:p>
      <text:h text:style-name="P2" text:outline-level="1">Module:</text:h>
      <text:p text:style-name="Text_20_body">shared</text:p>
      <text:h text:style-name="P3" text:outline-level="1"><text:bookmark text:name="id801"/>arrow</text:h>
      <text:h text:style-name="P2" text:outline-level="1">Description:</text:h>
      <text:p text:style-name="Text_20_body">may be used when an arrowhead is to be drawn as part of the arpeggiation symbol.</text:p>
      <text:h text:style-name="P2" text:outline-level="1">Used by:</text:h>
      <text:p text:style-name="Text_20_body"><text:a xlink:type="simple" xlink:href="#id796">arpeg</text:a> </text:p>
      <text:h text:style-name="P2" text:outline-level="1"><text:soft-page-break/>Module:</text:h>
      <text:p text:style-name="Text_20_body">cmn</text:p>
      <text:h text:style-name="P3" text:outline-level="1"><text:bookmark text:name="id146"/>artic</text:h>
      <text:h text:style-name="P2" text:outline-level="1">Description:</text:h>
      <text:p text:style-name="Text_20_body">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h text:style-name="P2" text:outline-level="1">Used by:</text:h>
      <text:p text:style-name="Text_20_body"><text:a xlink:type="simple" xlink:href="#id142">artic</text:a>, <text:a xlink:type="simple" xlink:href="#id106">chord</text:a>, <text:a xlink:type="simple" xlink:href="#id108">note</text:a> </text:p>
      <text:h text:style-name="P2" text:outline-level="1">Module:</text:h>
      <text:p text:style-name="Text_20_body">shared</text:p>
      <text:h text:style-name="P3" text:outline-level="1"><text:bookmark text:name="id1297"/>artic.ges</text:h>
      <text:h text:style-name="P2" text:outline-level="1">Description:</text:h>
      <text:p text:style-name="Text_20_body">records performed articulation that differs from the written value.</text:p>
      <text:h text:style-name="P2" text:outline-level="1">Used by:</text:h>
      <text:p text:style-name="Text_20_body"><text:a xlink:type="simple" xlink:href="#id106">chord</text:a>, <text:a xlink:type="simple" xlink:href="#id108">note</text:a> </text:p>
      <text:h text:style-name="P2" text:outline-level="1">Module:</text:h>
      <text:p text:style-name="Text_20_body">shared</text:p>
      <text:h text:style-name="P3" text:outline-level="1"><text:bookmark text:name="id1045"/>authority</text:h>
      <text:h text:style-name="P2" text:outline-level="1">Description:</text:h>
      <text:p text:style-name="Text_20_body">contains the name of the list from which an authorized value is taken.</text:p>
      <text:h text:style-name="P2" text:outline-level="1">Used by:</text:h>
      <text:p text:style-name="Text_20_body"><text:a xlink:type="simple" xlink:href="#id1050">corpname</text:a>, <text:a xlink:type="simple" xlink:href="#id1069">geogname</text:a>, <text:a xlink:type="simple" xlink:href="#id1454">language</text:a>, <text:a xlink:type="simple" xlink:href="#id1038">name</text:a>, <text:a xlink:type="simple" xlink:href="#id1076">periodname</text:a>, <text:a xlink:type="simple" xlink:href="#id1064">persname</text:a>, <text:a xlink:type="simple" xlink:href="#id1423">physmedium</text:a>, <text:a xlink:type="simple" xlink:href="#id1073">repository</text:a>, <text:a xlink:type="simple" xlink:href="#id1354">resp</text:a>, <text:a xlink:type="simple" xlink:href="#id1079">stylename</text:a>, <text:a xlink:type="simple" xlink:href="#id1091">title</text:a> </text:p>
      <text:h text:style-name="P2" text:outline-level="1">Module:</text:h>
      <text:p text:style-name="Text_20_body">shared</text:p>
      <text:h text:style-name="P3" text:outline-level="1"><text:bookmark text:name="id844"/>b</text:h>
      <text:h text:style-name="P2" text:outline-level="1">Description:</text:h>
      <text:p text:style-name="Text_20_body">indicates the pedal setting, i.e., flat, natural, or sharp, for the harp's B strings.</text:p>
      <text:h text:style-name="P2" text:outline-level="1"><text:soft-page-break/>Used by:</text:h>
      <text:p text:style-name="Text_20_body"><text:a xlink:type="simple" xlink:href="#id835">harppedal</text:a> </text:p>
      <text:h text:style-name="P2" text:outline-level="1">Module:</text:h>
      <text:p text:style-name="Text_20_body">cmn</text:p>
      <text:h text:style-name="P3" text:outline-level="1"><text:bookmark text:name="id81"/>barplace</text:h>
      <text:h text:style-name="P2" text:outline-level="1">Description:</text:h>
      <text:p text:style-name="Text_20_body">records the location of a barline.</text:p>
      <text:h text:style-name="P2" text:outline-level="1">Used by:</text:h>
      <text:p text:style-name="Text_20_body"><text:a xlink:type="simple" xlink:href="#id64">barline</text:a>, <text:a xlink:type="simple" xlink:href="#id1155">measure</text:a>, <text:a xlink:type="simple" xlink:href="#id342">scoredef</text:a> </text:p>
      <text:h text:style-name="P2" text:outline-level="1">Module:</text:h>
      <text:p text:style-name="Text_20_body">shared</text:p>
      <text:h text:style-name="P3" text:outline-level="1"><text:bookmark text:name="id615"/>barthru</text:h>
      <text:h text:style-name="P2" text:outline-level="1">Description:</text:h>
      <text:p text:style-name="Text_20_body">indicates whether barlines go across the space between staves (true) or are only drawn across the lines of each staff (false).</text:p>
      <text:h text:style-name="P2" text:outline-level="1">Used by:</text:h>
      <text:p text:style-name="Text_20_body"><text:a xlink:type="simple" xlink:href="#id437">staffgrp</text:a> </text:p>
      <text:h text:style-name="P2" text:outline-level="1">Module:</text:h>
      <text:p text:style-name="Text_20_body">shared</text:p>
      <text:h text:style-name="P3" text:outline-level="1"><text:bookmark text:name="id883"/>beam</text:h>
      <text:h text:style-name="P2" text:outline-level="1">Description:</text:h>
      <text:p text:style-name="Text_20_body">indicates that this event is "under a beam".</text:p>
      <text:h text:style-name="P2" text:outline-level="1">Used by:</text:h>
      <text:p text:style-name="Text_20_body"><text:a xlink:type="simple" xlink:href="#id106">chord</text:a>, <text:a xlink:type="simple" xlink:href="#id108">note</text:a>, <text:a xlink:type="simple" xlink:href="#id872">rest</text:a>, <text:a xlink:type="simple" xlink:href="#id890">space</text:a> </text:p>
      <text:h text:style-name="P2" text:outline-level="1">Module:</text:h>
      <text:p text:style-name="Text_20_body">cmn</text:p>
      <text:h text:style-name="P3" text:outline-level="1"><text:bookmark text:name="id465"/><text:soft-page-break/>beam.group</text:h>
      <text:h text:style-name="P2" text:outline-level="1">Description:</text:h>
      <text:p text:style-name="Text_20_body">provides an example of how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h text:style-name="P2" text:outline-level="1">Used by:</text:h>
      <text:p text:style-name="Text_20_body"><text:a xlink:type="simple" xlink:href="#id455">layerdef</text:a>, <text:a xlink:type="simple" xlink:href="#id342">scoredef</text:a>, <text:a xlink:type="simple" xlink:href="#id452">staffdef</text:a> </text:p>
      <text:h text:style-name="P2" text:outline-level="1">Module:</text:h>
      <text:p text:style-name="Text_20_body">cmn</text:p>
      <text:h text:style-name="P3" text:outline-level="1"><text:bookmark text:name="id471"/>beam.rend</text:h>
      <text:h text:style-name="P2" text:outline-level="1">Description:</text:h>
      <text:p text:style-name="Text_20_body">encodes whether a beam is feathered and in which direction.</text:p>
      <text:h text:style-name="P2" text:outline-level="1">Used by:</text:h>
      <text:p text:style-name="Text_20_body"><text:a xlink:type="simple" xlink:href="#id455">layerdef</text:a>, <text:a xlink:type="simple" xlink:href="#id342">scoredef</text:a>, <text:a xlink:type="simple" xlink:href="#id452">staffdef</text:a> </text:p>
      <text:h text:style-name="P2" text:outline-level="1">Module:</text:h>
      <text:p text:style-name="Text_20_body">shared</text:p>
      <text:h text:style-name="P3" text:outline-level="1"><text:bookmark text:name="id466"/>beam.rests</text:h>
      <text:h text:style-name="P2" text:outline-level="1">Description:</text:h>
      <text:p text:style-name="Text_20_body">indicates whether beams should include rests shorter than a quarter note duration.</text:p>
      <text:h text:style-name="P2" text:outline-level="1">Used by:</text:h>
      <text:p text:style-name="Text_20_body"><text:a xlink:type="simple" xlink:href="#id455">layerdef</text:a>, <text:a xlink:type="simple" xlink:href="#id342">scoredef</text:a>, <text:a xlink:type="simple" xlink:href="#id452">staffdef</text:a> </text:p>
      <text:h text:style-name="P2" text:outline-level="1">Module:</text:h>
      <text:p text:style-name="Text_20_body">cmn</text:p>
      <text:h text:style-name="P3" text:outline-level="1"><text:bookmark text:name="id472"/><text:soft-page-break/>beam.slope</text:h>
      <text:h text:style-name="P2" text:outline-level="1">Description:</text:h>
      <text:p text:style-name="Text_20_body">captures default beam slope.</text:p>
      <text:h text:style-name="P2" text:outline-level="1">Used by:</text:h>
      <text:p text:style-name="Text_20_body"><text:a xlink:type="simple" xlink:href="#id455">layerdef</text:a>, <text:a xlink:type="simple" xlink:href="#id342">scoredef</text:a>, <text:a xlink:type="simple" xlink:href="#id452">staffdef</text:a> </text:p>
      <text:h text:style-name="P2" text:outline-level="1">Module:</text:h>
      <text:p text:style-name="Text_20_body">shared</text:p>
      <text:h text:style-name="P3" text:outline-level="1"><text:bookmark text:name="id807"/>beam.with</text:h>
      <text:h text:style-name="P2" text:outline-level="1">Description:</text:h>
      <text:p text:style-name="Text_20_body">In the case of cross-staff beams, the with attribute is used to indicate which staff the beam is connected to; that is, the staff above or the staff below.</text:p>
      <text:h text:style-name="P2" text:outline-level="1">Used by:</text:h>
      <text:p text:style-name="Text_20_body"><text:a xlink:type="simple" xlink:href="#id897">beam</text:a>, <text:a xlink:type="simple" xlink:href="#id803">beamspan</text:a>, <text:a xlink:type="simple" xlink:href="#id905">tuplet</text:a>, <text:a xlink:type="simple" xlink:href="#id1131">tupletspan</text:a> </text:p>
      <text:h text:style-name="P2" text:outline-level="1">Module:</text:h>
      <text:p text:style-name="Text_20_body">cmn</text:p>
      <text:h text:style-name="P3" text:outline-level="1"><text:bookmark text:name="id195"/>bezier</text:h>
      <text:h text:style-name="P2" text:outline-level="1">Description:</text:h>
      <text:p text:style-name="Text_20_body">records the placement of Bezier control points as a series of space-separated xy coordinates, eg. 19 45 -32 118.</text:p>
      <text:h text:style-name="P2" text:outline-level="1">Used by:</text:h>
      <text:p text:style-name="Text_20_body"><text:a xlink:type="simple" xlink:href="#id903">bend</text:a>, <text:a xlink:type="simple" xlink:href="#id172">curve</text:a>, <text:a xlink:type="simple" xlink:href="#id781">phrase</text:a>, <text:a xlink:type="simple" xlink:href="#id1120">slur</text:a>, <text:a xlink:type="simple" xlink:href="#id1126">tie</text:a> </text:p>
      <text:h text:style-name="P2" text:outline-level="1">Module:</text:h>
      <text:p text:style-name="Text_20_body">shared</text:p>
      <text:h text:style-name="P3" text:outline-level="1"><text:bookmark text:name="id763"/>block</text:h>
      <text:h text:style-name="P2" text:outline-level="1">Description:</text:h>
      <text:p text:style-name="Text_20_body">When the block attribute is used, combinations of the 1, 2, and 4 measure rest forms (Read, p. 104) should be rendered instead of the modern form or the alternative symbol.</text:p>
      <text:h text:style-name="P2" text:outline-level="1">Used by:</text:h>
      <text:p text:style-name="Text_20_body"><text:a xlink:type="simple" xlink:href="#id757">multirest</text:a> </text:p>
      <text:h text:style-name="P2" text:outline-level="1"><text:soft-page-break/>Module:</text:h>
      <text:p text:style-name="Text_20_body">cmn</text:p>
      <text:h text:style-name="P3" text:outline-level="1"><text:bookmark text:name="id914"/>bracket.place</text:h>
      <text:h text:style-name="P2" text:outline-level="1">Description:</text:h>
      <text:p text:style-name="Text_20_body">used to state where a tuplet bracket will be placed in relation to the noteheads.</text:p>
      <text:h text:style-name="P2" text:outline-level="1">Used by:</text:h>
      <text:p text:style-name="Text_20_body"><text:a xlink:type="simple" xlink:href="#id905">tuplet</text:a>, <text:a xlink:type="simple" xlink:href="#id1131">tupletspan</text:a> </text:p>
      <text:h text:style-name="P2" text:outline-level="1">Module:</text:h>
      <text:p text:style-name="Text_20_body">cmn</text:p>
      <text:h text:style-name="P3" text:outline-level="1"><text:bookmark text:name="id915"/>bracket.visible</text:h>
      <text:h text:style-name="P2" text:outline-level="1">Description:</text:h>
      <text:p text:style-name="Text_20_body">states whether a bracket should be rendered with a tuplet.</text:p>
      <text:h text:style-name="P2" text:outline-level="1">Used by:</text:h>
      <text:p text:style-name="Text_20_body"><text:a xlink:type="simple" xlink:href="#id905">tuplet</text:a>, <text:a xlink:type="simple" xlink:href="#id1131">tupletspan</text:a> </text:p>
      <text:h text:style-name="P2" text:outline-level="1">Module:</text:h>
      <text:p text:style-name="Text_20_body">cmn</text:p>
      <text:h text:style-name="P3" text:outline-level="1"><text:bookmark text:name="id1294"/>breaksec</text:h>
      <text:h text:style-name="P2" text:outline-level="1">Description:</text:h>
      <text:p text:style-name="Text_20_body">presence of this attribute indicates that the secondary beam should be broken following this note/chord. The value of the attribute records the number of beams which should remain unbroken.</text:p>
      <text:h text:style-name="P2" text:outline-level="1">Used by:</text:h>
      <text:p text:style-name="Text_20_body"><text:a xlink:type="simple" xlink:href="#id106">chord</text:a>, <text:a xlink:type="simple" xlink:href="#id108">note</text:a> </text:p>
      <text:h text:style-name="P2" text:outline-level="1">Module:</text:h>
      <text:p text:style-name="Text_20_body">cmn</text:p>
      <text:h text:style-name="P3" text:outline-level="1"><text:bookmark text:name="id196"/>bulge</text:h>
      <text:h text:style-name="P2" text:outline-level="1">Description:</text:h>
      <text:p text:style-name="Text_20_body">describes a curve as a set of distance values above or below an imaginary line connecting the endpoints of the curve. The bulge attribute must contain one or more decimal values expressed in inter-line units.</text:p>
      <text:h text:style-name="P2" text:outline-level="1"><text:soft-page-break/>Used by:</text:h>
      <text:p text:style-name="Text_20_body"><text:a xlink:type="simple" xlink:href="#id903">bend</text:a>, <text:a xlink:type="simple" xlink:href="#id172">curve</text:a>, <text:a xlink:type="simple" xlink:href="#id781">phrase</text:a>, <text:a xlink:type="simple" xlink:href="#id1120">slur</text:a>, <text:a xlink:type="simple" xlink:href="#id1126">tie</text:a> </text:p>
      <text:h text:style-name="P2" text:outline-level="1">Module:</text:h>
      <text:p text:style-name="Text_20_body">shared</text:p>
      <text:h text:style-name="P3" text:outline-level="1"><text:bookmark text:name="id838"/>c</text:h>
      <text:h text:style-name="P2" text:outline-level="1">Description:</text:h>
      <text:p text:style-name="Text_20_body">indicates the pedal setting, i.e., flat, natural, or sharp, for the harp's C strings.</text:p>
      <text:h text:style-name="P2" text:outline-level="1">Used by:</text:h>
      <text:p text:style-name="Text_20_body"><text:a xlink:type="simple" xlink:href="#id835">harppedal</text:a> </text:p>
      <text:h text:style-name="P2" text:outline-level="1">Module:</text:h>
      <text:p text:style-name="Text_20_body">cmn</text:p>
      <text:h text:style-name="P3" text:outline-level="1"><text:bookmark text:name="id1111"/>calendar</text:h>
      <text:h text:style-name="P2" text:outline-level="1">Description:</text:h>
      <text:p text:style-name="Text_20_body">indicates the system or calendar to which a date belongs, for example, Gregorian, Julian, Roman, Mosaic, Revolutionary, Islamic, etc.</text:p>
      <text:h text:style-name="P2" text:outline-level="1">Used by:</text:h>
      <text:p text:style-name="Text_20_body"><text:a xlink:type="simple" xlink:href="#id1083">date</text:a> </text:p>
      <text:h text:style-name="P2" text:outline-level="1">Module:</text:h>
      <text:p text:style-name="Text_20_body">shared</text:p>
      <text:h text:style-name="P3" text:outline-level="1"><text:bookmark text:name="id1176"/>cause</text:h>
      <text:h text:style-name="P2" text:outline-level="1">Description:</text:h>
      <text:p text:style-name="Text_20_body">classifies the cause for the variant reading, according to any appropriate typology of possible origins.</text:p>
      <text:h text:style-name="P2" text:outline-level="1">Used by:</text:h>
      <text:p text:style-name="Text_20_body"><text:a xlink:type="simple" xlink:href="#id222">lem</text:a>, <text:a xlink:type="simple" xlink:href="#id1178">rdg</text:a> </text:p>
      <text:h text:style-name="P2" text:outline-level="1">Module:</text:h>
      <text:p text:style-name="Text_20_body">critapp</text:p>
      <text:h text:style-name="P3" text:outline-level="1"><text:bookmark text:name="id1061"/><text:soft-page-break/>cert</text:h>
      <text:h text:style-name="P2" text:outline-level="1">Description:</text:h>
      <text:p text:style-name="Text_20_body">signifies the degree of certainty or precision associated with a feature.</text:p>
      <text:h text:style-name="P2" text:outline-level="1">Used by:</text:h>
      <text:p text:style-name="Text_20_body"><text:a xlink:type="simple" xlink:href="#id211">abbr</text:a>, <text:a xlink:type="simple" xlink:href="#id214">add</text:a>, <text:a xlink:type="simple" xlink:href="#id1050">corpname</text:a>, <text:a xlink:type="simple" xlink:href="#id61">corr</text:a>, <text:a xlink:type="simple" xlink:href="#id1083">date</text:a>, <text:a xlink:type="simple" xlink:href="#id1247">expan</text:a>, <text:a xlink:type="simple" xlink:href="#id1333">gap</text:a>, <text:a xlink:type="simple" xlink:href="#id1069">geogname</text:a>, <text:a xlink:type="simple" xlink:href="#id1326">handshift</text:a>, <text:a xlink:type="simple" xlink:href="#id1224">orig</text:a>, <text:a xlink:type="simple" xlink:href="#id1076">periodname</text:a>, <text:a xlink:type="simple" xlink:href="#id1064">persname</text:a>, <text:a xlink:type="simple" xlink:href="#id1227">reg</text:a>, <text:a xlink:type="simple" xlink:href="#id1079">stylename</text:a>, <text:a xlink:type="simple" xlink:href="#id1237">supplied</text:a>, <text:a xlink:type="simple" xlink:href="#id1242">unclear</text:a> </text:p>
      <text:h text:style-name="P2" text:outline-level="1">Module:</text:h>
      <text:p text:style-name="Text_20_body">edittrans</text:p>
      <text:h text:style-name="P3" text:outline-level="1"><text:bookmark text:name="id1330"/>character</text:h>
      <text:h text:style-name="P2" text:outline-level="1">Description:</text:h>
      <text:p text:style-name="Text_20_body">describes the character of the new hand.</text:p>
      <text:h text:style-name="P2" text:outline-level="1">Used by:</text:h>
      <text:p text:style-name="Text_20_body"><text:a xlink:type="simple" xlink:href="#id1326">handshift</text:a> </text:p>
      <text:h text:style-name="P2" text:outline-level="1">Module:</text:h>
      <text:p text:style-name="Text_20_body">edittrans</text:p>
      <text:h text:style-name="P3" text:outline-level="1"><text:bookmark text:name="id1142"/>chordref</text:h>
      <text:h text:style-name="P2" text:outline-level="1">Description:</text:h>
      <text:p text:style-name="Text_20_body">contains a reference to a predefined &lt;chorddef&gt; element.</text:p>
      <text:h text:style-name="P2" text:outline-level="1">Used by:</text:h>
      <text:p text:style-name="Text_20_body"><text:a xlink:type="simple" xlink:href="#id1138">harm</text:a> </text:p>
      <text:h text:style-name="P2" text:outline-level="1">Module:</text:h>
      <text:p text:style-name="Text_20_body">harmony</text:p>
      <text:h text:style-name="P3" text:outline-level="1"><text:bookmark text:name="id1467"/>classcode</text:h>
      <text:h text:style-name="P2" text:outline-level="1">Description:</text:h>
      <text:p text:style-name="Text_20_body">contains a reference to the controlled vocabulary from which the term is drawn. The value must match the value of an ID attribute on a classcode element given elsewhere in the document.</text:p>
      <text:h text:style-name="P2" text:outline-level="1">Used by:</text:h>
      <text:p text:style-name="Text_20_body"><text:a xlink:type="simple" xlink:href="#id1464">term</text:a> </text:p>
      <text:h text:style-name="P2" text:outline-level="1"><text:soft-page-break/>Module:</text:h>
      <text:p text:style-name="Text_20_body">header</text:p>
      <text:h text:style-name="P3" text:outline-level="1"><text:bookmark text:name="id562"/>clef.color</text:h>
      <text:h text:style-name="P2" text:outline-level="1">Description:</text:h>
      <text:p text:style-name="Text_20_body">describes the color of the clef.</text:p>
      <text:h text:style-name="P2" text:outline-level="1">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538"/>clef.dis</text:h>
      <text:h text:style-name="P2" text:outline-level="1">Description:</text:h>
      <text:p text:style-name="Text_20_body">records the amount of octave displacement to be applied to the clef.</text:p>
      <text:h text:style-name="P2" text:outline-level="1">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539"/>clef.dis.place</text:h>
      <text:h text:style-name="P2" text:outline-level="1">Description:</text:h>
      <text:p text:style-name="Text_20_body">records the direction of octave displacement to be applied to the clef.</text:p>
      <text:h text:style-name="P2" text:outline-level="1">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537"/>clef.line</text:h>
      <text:h text:style-name="P2" text:outline-level="1">Description:</text:h>
      <text:p text:style-name="Text_20_body">contains a default value for the position of the clef.</text:p>
      <text:h text:style-name="P2" text:outline-level="1"><text:soft-page-break/>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536"/>clef.shape</text:h>
      <text:h text:style-name="P2" text:outline-level="1">Description:</text:h>
      <text:p text:style-name="Text_20_body">encodes a value for the clef symbol.</text:p>
      <text:h text:style-name="P2" text:outline-level="1">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563"/>clef.visible</text:h>
      <text:h text:style-name="P2" text:outline-level="1">Description:</text:h>
      <text:p text:style-name="Text_20_body">determines whether the clef is to be displayed.</text:p>
      <text:h text:style-name="P2" text:outline-level="1">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1320"/>cluster</text:h>
      <text:h text:style-name="P2" text:outline-level="1">Description:</text:h>
      <text:p text:style-name="Text_20_body">indicates an alternative notehead should be displayed instead of individual noteheads. See Read, p. 320-321, re: tone clusters.</text:p>
      <text:h text:style-name="P2" text:outline-level="1">Used by:</text:h>
      <text:p text:style-name="Text_20_body"><text:a xlink:type="simple" xlink:href="#id106">chord</text:a> </text:p>
      <text:h text:style-name="P2" text:outline-level="1">Module:</text:h>
      <text:p text:style-name="Text_20_body">shared</text:p>
      <text:h text:style-name="P3" text:outline-level="1"><text:bookmark text:name="id851"/><text:soft-page-break/>coll</text:h>
      <text:h text:style-name="P2" text:outline-level="1">Description:</text:h>
      <text:p text:style-name="Text_20_body">encodes whether the octave displacement should be performed simultaneously with the written notes, i.e., 'colla ottava'. See Read, p. 47-48.</text:p>
      <text:h text:style-name="P2" text:outline-level="1">Used by:</text:h>
      <text:p text:style-name="Text_20_body"><text:a xlink:type="simple" xlink:href="#id848">octave</text:a> </text:p>
      <text:h text:style-name="P2" text:outline-level="1">Module:</text:h>
      <text:p text:style-name="Text_20_body">cmn</text:p>
      <text:h text:style-name="P3" text:outline-level="1"><text:bookmark text:name="id86"/>color</text:h>
      <text:h text:style-name="P2" text:outline-level="1">Description:</text:h>
      <text:p text:style-name="Text_20_body">used to indicate visual appearance. Do not confuse this with the musical term 'color' as used in pre-CMN notation.</text:p>
      <text:h text:style-name="P2" text:outline-level="1">Used by:</text:h>
      <text:p text:style-name="Text_20_body"><text:a xlink:type="simple" xlink:href="#id111">accid</text:a>, <text:a xlink:type="simple" xlink:href="#id796">arpeg</text:a>, <text:a xlink:type="simple" xlink:href="#id142">artic</text:a>, <text:a xlink:type="simple" xlink:href="#id64">barline</text:a>, <text:a xlink:type="simple" xlink:href="#id927">beatrpt</text:a>, <text:a xlink:type="simple" xlink:href="#id903">bend</text:a>, <text:a xlink:type="simple" xlink:href="#id815">breath</text:a>, <text:a xlink:type="simple" xlink:href="#id106">chord</text:a>, <text:a xlink:type="simple" xlink:href="#id483">clef</text:a>, <text:a xlink:type="simple" xlink:href="#id861">clefchange</text:a>, <text:a xlink:type="simple" xlink:href="#id172">curve</text:a>, <text:a xlink:type="simple" xlink:href="#id324">custos</text:a>, <text:a xlink:type="simple" xlink:href="#id158">dot</text:a>, <text:a xlink:type="simple" xlink:href="#id820">fermata</text:a>, <text:a xlink:type="simple" xlink:href="#id949">gliss</text:a>, <text:a xlink:type="simple" xlink:href="#id827">hairpin</text:a>, <text:a xlink:type="simple" xlink:href="#id956">halfmrpt</text:a>, <text:a xlink:type="simple" xlink:href="#id835">harppedal</text:a>, <text:a xlink:type="simple" xlink:href="#id217">ineume</text:a>, <text:a xlink:type="simple" xlink:href="#id201">line</text:a>, <text:a xlink:type="simple" xlink:href="#id501">mensur</text:a>, <text:a xlink:type="simple" xlink:href="#id859">mordent</text:a>, <text:a xlink:type="simple" xlink:href="#id739">mrpt</text:a>, <text:a xlink:type="simple" xlink:href="#id746">mrpt2</text:a>, <text:a xlink:type="simple" xlink:href="#id108">note</text:a>, <text:a xlink:type="simple" xlink:href="#id1016">pedal</text:a>, <text:a xlink:type="simple" xlink:href="#id781">phrase</text:a>, <text:a xlink:type="simple" xlink:href="#id1023">reh</text:a>, <text:a xlink:type="simple" xlink:href="#id1026">rend</text:a>, <text:a xlink:type="simple" xlink:href="#id872">rest</text:a>, <text:a xlink:type="simple" xlink:href="#id1120">slur</text:a>, <text:a xlink:type="simple" xlink:href="#id385">symbol</text:a>, <text:a xlink:type="simple" xlink:href="#id1126">tie</text:a>, <text:a xlink:type="simple" xlink:href="#id1001">trill</text:a>, <text:a xlink:type="simple" xlink:href="#id1008">turn</text:a>, <text:a xlink:type="simple" xlink:href="#id1190">uneume</text:a> </text:p>
      <text:h text:style-name="P2" text:outline-level="1">Module:</text:h>
      <text:p text:style-name="Text_20_body">shared</text:p>
      <text:h text:style-name="P3" text:outline-level="1"><text:bookmark text:name="id1279"/>colored</text:h>
      <text:h text:style-name="P2" text:outline-level="1">Description:</text:h>
      <text:p text:style-name="Text_20_body">indicates this feature is 'colored'; that is, it is a participant in a change in rhythmic values. In mensural notation, coloration is indicated by colored notes (red, black, etc.) where void notes would otherwise occur. In CMN notation, coloration is indicated by an inverse color; that is, the notehead is void when it would otherwise be filled and vice versa.</text:p>
      <text:h text:style-name="P2" text:outline-level="1">Used by:</text:h>
      <text:p text:style-name="Text_20_body"><text:a xlink:type="simple" xlink:href="#id108">note</text:a> </text:p>
      <text:h text:style-name="P2" text:outline-level="1">Module:</text:h>
      <text:p text:style-name="Text_20_body">shared</text:p>
      <text:h text:style-name="P3" text:outline-level="1"><text:bookmark text:name="id277"/>colspan</text:h>
      <text:h text:style-name="P2" text:outline-level="1">Description:</text:h>
      <text:p text:style-name="Text_20_body">the number of columns spanned by this cell.</text:p>
      <text:h text:style-name="P2" text:outline-level="1"><text:soft-page-break/>Used by:</text:h>
      <text:p text:style-name="Text_20_body"><text:a xlink:type="simple" xlink:href="#id279">td</text:a>, <text:a xlink:type="simple" xlink:href="#id273">th</text:a> </text:p>
      <text:h text:style-name="P2" text:outline-level="1">Module:</text:h>
      <text:p text:style-name="Text_20_body">figtable</text:p>
      <text:h text:style-name="P3" text:outline-level="1"><text:bookmark text:name="id74"/>complete</text:h>
      <text:h text:style-name="P2" text:outline-level="1">Description:</text:h>
      <text:p text:style-name="Text_20_body">a value of 'c' (complete) indicates a metrically complete measure, 'i' (incomplete) indicates a measure with not enough beats, while 'o' (overfull) is for measures with too many beats.</text:p>
      <text:h text:style-name="P2" text:outline-level="1">Used by:</text:h>
      <text:p text:style-name="Text_20_body"><text:a xlink:type="simple" xlink:href="#id64">barline</text:a>, <text:a xlink:type="simple" xlink:href="#id1155">measure</text:a> </text:p>
      <text:h text:style-name="P2" text:outline-level="1">Module:</text:h>
      <text:p text:style-name="Text_20_body">shared</text:p>
      <text:h text:style-name="P3" text:outline-level="1"><text:bookmark text:name="id894"/>compressable</text:h>
      <text:h text:style-name="P2" text:outline-level="1">Description:</text:h>
      <text:p text:style-name="Text_20_body">indicates whether a space is 'compressable', i.e., if it may be removed at the disgression of processing software.</text:p>
      <text:h text:style-name="P2" text:outline-level="1">Used by:</text:h>
      <text:p text:style-name="Text_20_body"><text:a xlink:type="simple" xlink:href="#id890">space</text:a> </text:p>
      <text:h text:style-name="P2" text:outline-level="1">Module:</text:h>
      <text:p text:style-name="Text_20_body">shared</text:p>
      <text:h text:style-name="P3" text:outline-level="1"><text:bookmark text:name="id976"/>con</text:h>
      <text:h text:style-name="P2" text:outline-level="1">Description:</text:h>
      <text:p text:style-name="Text_20_body">describes the symbols typically used to indicate breaks between syllables: s (_s_pace) = word separator, d (_d_ash) = syllable separator, u (_u_nderscore) = syllable extension, t (_t_ilde) = syllable elision</text:p>
      <text:h text:style-name="P2" text:outline-level="1">Used by:</text:h>
      <text:p text:style-name="Text_20_body"><text:a xlink:type="simple" xlink:href="#id972">syl</text:a> </text:p>
      <text:h text:style-name="P2" text:outline-level="1">Module:</text:h>
      <text:p text:style-name="Text_20_body">shared</text:p>
      <text:h text:style-name="P3" text:outline-level="1"><text:bookmark text:name="id75"/><text:soft-page-break/>control</text:h>
      <text:h text:style-name="P2" text:outline-level="1">Description:</text:h>
      <text:p text:style-name="Text_20_body">indicates whether or not a barline is "controlling"; that is, if it indicates a point of alignment across all the parts. Barlines within a score are usually controlling; that is, they "line up". Barlines within parts may or may not be controlling. When applied to &lt;measure&gt;, this attribute indicates the nature of the right barline but not the left.</text:p>
      <text:h text:style-name="P2" text:outline-level="1">Used by:</text:h>
      <text:p text:style-name="Text_20_body"><text:a xlink:type="simple" xlink:href="#id64">barline</text:a>, <text:a xlink:type="simple" xlink:href="#id1155">measure</text:a> </text:p>
      <text:h text:style-name="P2" text:outline-level="1">Module:</text:h>
      <text:p text:style-name="Text_20_body">shared</text:p>
      <text:h text:style-name="P3" text:outline-level="1"><text:bookmark text:name="id98"/>copyof</text:h>
      <text:h text:style-name="P2" text:outline-level="1">Description:</text:h>
      <text:p text:style-name="Text_20_body">points to an element of which the current element is a copy.</text:p>
      <text:h text:style-name="P2" text:outline-level="1">Used by:</text:h>
      <text:p text:style-name="Text_20_body"><text:a xlink:type="simple" xlink:href="#id111">accid</text:a>, <text:a xlink:type="simple" xlink:href="#id391">anchoredtext</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815">breath</text:a>, <text:a xlink:type="simple" xlink:href="#id934">btrem</text:a>, <text:a xlink:type="simple" xlink:href="#id683">cc</text:a>, <text:a xlink:type="simple" xlink:href="#id692">chan</text:a>, <text:a xlink:type="simple" xlink:href="#id695">chanpr</text:a>, <text:a xlink:type="simple" xlink:href="#id106">chord</text:a>, <text:a xlink:type="simple" xlink:href="#id483">clef</text:a>, <text:a xlink:type="simple" xlink:href="#id861">clefchange</text:a>, <text:a xlink:type="simple" xlink:href="#id697">cue</text:a>, <text:a xlink:type="simple" xlink:href="#id172">curve</text:a>, <text:a xlink:type="simple" xlink:href="#id324">custos</text:a>, <text:a xlink:type="simple" xlink:href="#id169">dir</text:a>, <text:a xlink:type="simple" xlink:href="#id158">dot</text:a>, <text:a xlink:type="simple" xlink:href="#id772">dynam</text:a>, <text:a xlink:type="simple" xlink:href="#id668">ending</text:a>, <text:a xlink:type="simple" xlink:href="#id820">fermata</text:a>, <text:a xlink:type="simple" xlink:href="#id941">ftrem</text:a>, <text:a xlink:type="simple" xlink:href="#id949">gliss</text:a>, <text:a xlink:type="simple" xlink:href="#id439">grpsym</text:a>, <text:a xlink:type="simple" xlink:href="#id827">hairpin</text:a>, <text:a xlink:type="simple" xlink:href="#id956">halfmrpt</text:a>, <text:a xlink:type="simple" xlink:href="#id1138">harm</text:a>, <text:a xlink:type="simple" xlink:href="#id835">harppedal</text:a>, <text:a xlink:type="simple" xlink:href="#id699">hex</text:a>, <text:a xlink:type="simple" xlink:href="#id217">ineume</text:a>, <text:a xlink:type="simple" xlink:href="#id677">layer</text:a>, <text:a xlink:type="simple" xlink:href="#id222">lem</text:a>, <text:a xlink:type="simple" xlink:href="#id958">ligature</text:a>, <text:a xlink:type="simple" xlink:href="#id201">line</text:a>, <text:a xlink:type="simple" xlink:href="#id961">lyrics</text:a>, <text:a xlink:type="simple" xlink:href="#id701">marker</text:a>, <text:a xlink:type="simple" xlink:href="#id1155">measure</text:a>, <text:a xlink:type="simple" xlink:href="#id501">mensur</text:a>, <text:a xlink:type="simple" xlink:href="#id703">metatext</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8">note</text:a>, <text:a xlink:type="simple" xlink:href="#id705">noteoff</text:a>, <text:a xlink:type="simple" xlink:href="#id707">noteon</text:a>, <text:a xlink:type="simple" xlink:href="#id848">octave</text:a>, <text:a xlink:type="simple" xlink:href="#id1159">ossia</text:a>, <text:a xlink:type="simple" xlink:href="#id1570">part</text:a>, <text:a xlink:type="simple" xlink:href="#id1567">parts</text:a>, <text:a xlink:type="simple" xlink:href="#id1016">pedal</text:a>, <text:a xlink:type="simple" xlink:href="#id781">phrase</text:a>, <text:a xlink:type="simple" xlink:href="#id709">port</text:a>, <text:a xlink:type="simple" xlink:href="#id711">prog</text:a>, <text:a xlink:type="simple" xlink:href="#id529">proport</text:a>, <text:a xlink:type="simple" xlink:href="#id1178">rdg</text:a>, <text:a xlink:type="simple" xlink:href="#id1023">reh</text:a>, <text:a xlink:type="simple" xlink:href="#id872">rest</text:a>, <text:a xlink:type="simple" xlink:href="#id322">sb</text:a>, <text:a xlink:type="simple" xlink:href="#id1561">score</text:a>, <text:a xlink:type="simple" xlink:href="#id661">section</text:a>, <text:a xlink:type="simple" xlink:href="#id713">seqnum</text:a>, <text:a xlink:type="simple" xlink:href="#id1120">slur</text:a>, <text:a xlink:type="simple" xlink:href="#id890">space</text:a>, <text:a xlink:type="simple" xlink:href="#id673">staff</text:a>, <text:a xlink:type="simple" xlink:href="#id972">syl</text:a>, <text:a xlink:type="simple" xlink:href="#id385">symbol</text:a>, <text:a xlink:type="simple" xlink:href="#id789">tempo</text:a>, <text:a xlink:type="simple" xlink:href="#id1126">tie</text:a>, <text:a xlink:type="simple" xlink:href="#id1001">trill</text:a>, <text:a xlink:type="simple" xlink:href="#id716">trkname</text:a>, <text:a xlink:type="simple" xlink:href="#id905">tuplet</text:a>, <text:a xlink:type="simple" xlink:href="#id1131">tupletspan</text:a>, <text:a xlink:type="simple" xlink:href="#id1008">turn</text:a>, <text:a xlink:type="simple" xlink:href="#id1190">uneume</text:a>, <text:a xlink:type="simple" xlink:href="#id718">vel</text:a>, <text:a xlink:type="simple" xlink:href="#id167">verse</text:a> </text:p>
      <text:h text:style-name="P2" text:outline-level="1">Module:</text:h>
      <text:p text:style-name="Text_20_body">analysis</text:p>
      <text:h text:style-name="P3" text:outline-level="1"><text:bookmark text:name="id99"/>corresp</text:h>
      <text:h text:style-name="P2" text:outline-level="1">Description:</text:h>
      <text:p text:style-name="Text_20_body">used to point to other elements that correspond to this one in a generic fashion.</text:p>
      <text:h text:style-name="P2" text:outline-level="1">Used by:</text:h>
      <text:p text:style-name="Text_20_body"><text:a xlink:type="simple" xlink:href="#id111">accid</text:a>, <text:a xlink:type="simple" xlink:href="#id391">anchoredtext</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815">breath</text:a>, <text:a xlink:type="simple" xlink:href="#id934">btrem</text:a>, <text:a xlink:type="simple" xlink:href="#id683">cc</text:a>, <text:a xlink:type="simple" xlink:href="#id692">chan</text:a>, <text:a xlink:type="simple" xlink:href="#id695">chanpr</text:a>, <text:a xlink:type="simple" xlink:href="#id106">chord</text:a>, <text:a xlink:type="simple" xlink:href="#id483">clef</text:a>, <text:a xlink:type="simple" xlink:href="#id861">clefchange</text:a>, <text:a xlink:type="simple" xlink:href="#id697">cue</text:a>, <text:a xlink:type="simple" xlink:href="#id172">curve</text:a>, <text:a xlink:type="simple" xlink:href="#id324">custos</text:a>, <text:a xlink:type="simple" xlink:href="#id169">dir</text:a>, <text:a xlink:type="simple" xlink:href="#id158">dot</text:a>, <text:a xlink:type="simple" xlink:href="#id772">dynam</text:a>, <text:a xlink:type="simple" xlink:href="#id668">ending</text:a>, <text:a xlink:type="simple" xlink:href="#id820">fermata</text:a>, <text:a xlink:type="simple" xlink:href="#id941">ftrem</text:a>, <text:a xlink:type="simple" xlink:href="#id949">gliss</text:a>, <text:a xlink:type="simple" xlink:href="#id439">grpsym</text:a>, <text:a xlink:type="simple" xlink:href="#id827">hairpin</text:a>, <text:a xlink:type="simple" xlink:href="#id956">halfmrpt</text:a>, <text:a xlink:type="simple" xlink:href="#id1138">harm</text:a>, <text:a xlink:type="simple" xlink:href="#id835">harppedal</text:a>, <text:a xlink:type="simple" xlink:href="#id699">hex</text:a>, <text:a xlink:type="simple" xlink:href="#id217">ineume</text:a>, <text:a xlink:type="simple" xlink:href="#id677">layer</text:a>, <text:a xlink:type="simple" xlink:href="#id222">lem</text:a>, <text:a xlink:type="simple" xlink:href="#id958">ligature</text:a>, <text:a xlink:type="simple" xlink:href="#id201">line</text:a>, <text:a xlink:type="simple" xlink:href="#id961">lyrics</text:a>, <text:a xlink:type="simple" xlink:href="#id701">marker</text:a>, <text:a xlink:type="simple" xlink:href="#id1155">measure</text:a>, <text:a xlink:type="simple" xlink:href="#id501">mensur</text:a>, <text:a xlink:type="simple" xlink:href="#id703">metatext</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8">note</text:a>, <text:a xlink:type="simple" xlink:href="#id705">noteoff</text:a>, <text:a xlink:type="simple" xlink:href="#id707">noteon</text:a>, <text:a xlink:type="simple" xlink:href="#id848">octave</text:a>, <text:a xlink:type="simple" xlink:href="#id1159">ossia</text:a>, <text:a xlink:type="simple" xlink:href="#id1570">part</text:a>, <text:a xlink:type="simple" xlink:href="#id1567">parts</text:a>, <text:a xlink:type="simple" xlink:href="#id1016">pedal</text:a>, <text:a xlink:type="simple" xlink:href="#id781">phrase</text:a>, <text:a xlink:type="simple" xlink:href="#id709">port</text:a>, <text:a xlink:type="simple" xlink:href="#id711">prog</text:a>, <text:a xlink:type="simple" xlink:href="#id529">proport</text:a>, <text:a xlink:type="simple" xlink:href="#id1178">rdg</text:a>, <text:a xlink:type="simple" xlink:href="#id1023">reh</text:a>, <text:a xlink:type="simple" xlink:href="#id872">rest</text:a>, <text:a xlink:type="simple" xlink:href="#id322">sb</text:a>, <text:a xlink:type="simple" xlink:href="#id1561">score</text:a>, <text:a xlink:type="simple" xlink:href="#id661">section</text:a>, <text:a xlink:type="simple" xlink:href="#id713">seqnum</text:a>, <text:a xlink:type="simple" xlink:href="#id1120">slur</text:a>, <text:a xlink:type="simple" xlink:href="#id890">space</text:a>, <text:a xlink:type="simple" xlink:href="#id673">staff</text:a>, <text:a xlink:type="simple" xlink:href="#id972">syl</text:a>, <text:a xlink:type="simple" xlink:href="#id385">symbol</text:a>, <text:a xlink:type="simple" xlink:href="#id789">tempo</text:a>, <text:a xlink:type="simple" xlink:href="#id1126">tie</text:a>, <text:a xlink:type="simple" xlink:href="#id1001">trill</text:a>, <text:a xlink:type="simple" xlink:href="#id716">trkname</text:a>, <text:a xlink:type="simple" xlink:href="#id905">tuplet</text:a>, <text:a xlink:type="simple" xlink:href="#id1131">tupletspan</text:a>, <text:a xlink:type="simple" xlink:href="#id1008">turn</text:a>, <text:a xlink:type="simple" xlink:href="#id1190">uneume</text:a>, <text:a xlink:type="simple" xlink:href="#id718">vel</text:a>, <text:a xlink:type="simple" xlink:href="#id167">verse</text:a> </text:p>
      <text:h text:style-name="P2" text:outline-level="1"><text:soft-page-break/>Module:</text:h>
      <text:p text:style-name="Text_20_body">analysis</text:p>
      <text:h text:style-name="P3" text:outline-level="1"><text:bookmark text:name="id1498"/>corrlevel</text:h>
      <text:h text:style-name="P2" text:outline-level="1">Description:</text:h>
      <text:p text:style-name="Text_20_body">indicates the degree of correction applied to the text.</text:p>
      <text:h text:style-name="P2" text:outline-level="1">Used by:</text:h>
      <text:p text:style-name="Text_20_body"><text:a xlink:type="simple" xlink:href="#id1493">correction</text:a> </text:p>
      <text:h text:style-name="P2" text:outline-level="1">Module:</text:h>
      <text:p text:style-name="Text_20_body">header</text:p>
      <text:h text:style-name="P3" text:outline-level="1"><text:bookmark text:name="id197"/>curvedir</text:h>
      <text:h text:style-name="P2" text:outline-level="1">Description:</text:h>
      <text:p text:style-name="Text_20_body">describes a curve with a generic term indicating whether the curve bows upward or downward. Upward curves go above the items they cover, while downward curves go under them.</text:p>
      <text:h text:style-name="P2" text:outline-level="1">Used by:</text:h>
      <text:p text:style-name="Text_20_body"><text:a xlink:type="simple" xlink:href="#id903">bend</text:a>, <text:a xlink:type="simple" xlink:href="#id172">curve</text:a>, <text:a xlink:type="simple" xlink:href="#id781">phrase</text:a>, <text:a xlink:type="simple" xlink:href="#id1120">slur</text:a>, <text:a xlink:type="simple" xlink:href="#id1126">tie</text:a> </text:p>
      <text:h text:style-name="P2" text:outline-level="1">Module:</text:h>
      <text:p text:style-name="Text_20_body">shared</text:p>
      <text:h text:style-name="P3" text:outline-level="1"><text:bookmark text:name="id736"/>cutout</text:h>
      <text:h text:style-name="P2" text:outline-level="1">Description:</text:h>
      <text:p text:style-name="Text_20_body">Presence of the cutout attribute indicates that the staff lines should not be drawn for the measure containing this element.</text:p>
      <text:h text:style-name="P2" text:outline-level="1">Used by:</text:h>
      <text:p text:style-name="Text_20_body"><text:a xlink:type="simple" xlink:href="#id725">mrest</text:a>, <text:a xlink:type="simple" xlink:href="#id751">mspace</text:a> </text:p>
      <text:h text:style-name="P2" text:outline-level="1">Module:</text:h>
      <text:p text:style-name="Text_20_body">cmn</text:p>
      <text:h text:style-name="P3" text:outline-level="1"><text:bookmark text:name="id839"/>d</text:h>
      <text:h text:style-name="P2" text:outline-level="1">Description:</text:h>
      <text:p text:style-name="Text_20_body">indicates the pedal setting, i.e., flat, natural, or sharp, for the harp's D strings.</text:p>
      <text:h text:style-name="P2" text:outline-level="1"><text:soft-page-break/>Used by:</text:h>
      <text:p text:style-name="Text_20_body"><text:a xlink:type="simple" xlink:href="#id835">harppedal</text:a> </text:p>
      <text:h text:style-name="P2" text:outline-level="1">Module:</text:h>
      <text:p text:style-name="Text_20_body">cmn</text:p>
      <text:h text:style-name="P3" text:outline-level="1"><text:bookmark text:name="id350"/>data</text:h>
      <text:h text:style-name="P2" text:outline-level="1">Description:</text:h>
      <text:p text:style-name="Text_20_body">used to link metadata elements to one or more data-containing elements.</text:p>
      <text:h text:style-name="P2" text:outline-level="1">Used by:</text:h>
      <text:p text:style-name="Text_20_body"><text:a xlink:type="simple" xlink:href="#id1399">source</text:a>, <text:a xlink:type="simple" xlink:href="#id347">when</text:a> </text:p>
      <text:h text:style-name="P2" text:outline-level="1">Module:</text:h>
      <text:p text:style-name="Text_20_body">shared</text:p>
      <text:h text:style-name="P3" text:outline-level="1"><text:bookmark text:name="id1046"/>dbkey</text:h>
      <text:h text:style-name="P2" text:outline-level="1">Description:</text:h>
      <text:p text:style-name="Text_20_body">used to record a value which serves as a primary key in an external database.</text:p>
      <text:h text:style-name="P2" text:outline-level="1">Used by:</text:h>
      <text:p text:style-name="Text_20_body"><text:a xlink:type="simple" xlink:href="#id1050">corpname</text:a>, <text:a xlink:type="simple" xlink:href="#id1069">geogname</text:a>, <text:a xlink:type="simple" xlink:href="#id1038">name</text:a>, <text:a xlink:type="simple" xlink:href="#id1076">periodname</text:a>, <text:a xlink:type="simple" xlink:href="#id1064">persname</text:a>, <text:a xlink:type="simple" xlink:href="#id1073">repository</text:a>, <text:a xlink:type="simple" xlink:href="#id1079">stylename</text:a>, <text:a xlink:type="simple" xlink:href="#id1091">title</text:a> </text:p>
      <text:h text:style-name="P2" text:outline-level="1">Module:</text:h>
      <text:p text:style-name="Text_20_body">shared</text:p>
      <text:h text:style-name="P3" text:outline-level="1"><text:bookmark text:name="id1219"/>degree</text:h>
      <text:h text:style-name="P2" text:outline-level="1">Description:</text:h>
      <text:p text:style-name="Text_20_body">records the degree of damage.</text:p>
      <text:h text:style-name="P2" text:outline-level="1">Used by:</text:h>
      <text:p text:style-name="Text_20_body"><text:a xlink:type="simple" xlink:href="#id1212">damage</text:a> </text:p>
      <text:h text:style-name="P2" text:outline-level="1">Module:</text:h>
      <text:p text:style-name="Text_20_body">edittrans</text:p>
      <text:h text:style-name="P3" text:outline-level="1"><text:bookmark text:name="id1012"/><text:soft-page-break/>delayed</text:h>
      <text:h text:style-name="P2" text:outline-level="1">Description:</text:h>
      <text:p text:style-name="Text_20_body">When the delayed attribute is set to 'yes', the turn begins on the second half of the beat. See Read, p. 246.</text:p>
      <text:h text:style-name="P2" text:outline-level="1">Used by:</text:h>
      <text:p text:style-name="Text_20_body"><text:a xlink:type="simple" xlink:href="#id1008">turn</text:a> </text:p>
      <text:h text:style-name="P2" text:outline-level="1">Module:</text:h>
      <text:p text:style-name="Text_20_body">cmnOrnaments</text:p>
      <text:h text:style-name="P3" text:outline-level="1"><text:bookmark text:name="id1114"/>delim</text:h>
      <text:h text:style-name="P2" text:outline-level="1">Description:</text:h>
      <text:p text:style-name="Text_20_body">gives the delimiter used to mark the portions of text that are to be stacked.</text:p>
      <text:h text:style-name="P2" text:outline-level="1">Used by:</text:h>
      <text:p text:style-name="Text_20_body"><text:a xlink:type="simple" xlink:href="#id1035">stack</text:a> </text:p>
      <text:h text:style-name="P2" text:outline-level="1">Module:</text:h>
      <text:p text:style-name="Text_20_body">shared</text:p>
      <text:h text:style-name="P3" text:outline-level="1"><text:bookmark text:name="id1233"/>desc</text:h>
      <text:h text:style-name="P2" text:outline-level="1">Description:</text:h>
      <text:p text:style-name="Text_20_body">provides a description of the means of restoration.</text:p>
      <text:h text:style-name="P2" text:outline-level="1">Used by:</text:h>
      <text:p text:style-name="Text_20_body"><text:a xlink:type="simple" xlink:href="#id1230">restore</text:a> </text:p>
      <text:h text:style-name="P2" text:outline-level="1">Module:</text:h>
      <text:p text:style-name="Text_20_body">edittrans</text:p>
      <text:h text:style-name="P3" text:outline-level="1"><text:bookmark text:name="id1019"/>dir</text:h>
      <text:h text:style-name="P2" text:outline-level="1">Description:</text:h>
      <text:p text:style-name="Text_20_body">records the position of the piano damper pedal.</text:p>
      <text:h text:style-name="P2" text:outline-level="1">Used by:</text:h>
      <text:p text:style-name="Text_20_body"><text:a xlink:type="simple" xlink:href="#id1016">pedal</text:a> </text:p>
      <text:h text:style-name="P2" text:outline-level="1"><text:soft-page-break/>Module:</text:h>
      <text:p text:style-name="Text_20_body">cmn</text:p>
      <text:h text:style-name="P3" text:outline-level="1"><text:bookmark text:name="id494"/>dis</text:h>
      <text:h text:style-name="P2" text:outline-level="1">Description:</text:h>
      <text:p text:style-name="Text_20_body">records the amount of octave displacement.</text:p>
      <text:h text:style-name="P2" text:outline-level="1">Used by:</text:h>
      <text:p text:style-name="Text_20_body"><text:a xlink:type="simple" xlink:href="#id483">clef</text:a>, <text:a xlink:type="simple" xlink:href="#id861">clefchange</text:a>, <text:a xlink:type="simple" xlink:href="#id848">octave</text:a> </text:p>
      <text:h text:style-name="P2" text:outline-level="1">Module:</text:h>
      <text:p text:style-name="Text_20_body">shared</text:p>
      <text:h text:style-name="P3" text:outline-level="1"><text:bookmark text:name="id496"/>dis.place</text:h>
      <text:h text:style-name="P2" text:outline-level="1">Description:</text:h>
      <text:p text:style-name="Text_20_body">records the direction of octave displacement.</text:p>
      <text:h text:style-name="P2" text:outline-level="1">Used by:</text:h>
      <text:p text:style-name="Text_20_body"><text:a xlink:type="simple" xlink:href="#id483">clef</text:a>, <text:a xlink:type="simple" xlink:href="#id861">clefchange</text:a>, <text:a xlink:type="simple" xlink:href="#id848">octave</text:a> </text:p>
      <text:h text:style-name="P2" text:outline-level="1">Module:</text:h>
      <text:p text:style-name="Text_20_body">shared</text:p>
      <text:h text:style-name="P3" text:outline-level="1"><text:bookmark text:name="id522"/>dot</text:h>
      <text:h text:style-name="P2" text:outline-level="1">Description:</text:h>
      <text:p text:style-name="Text_20_body">specifies whether a dot is to be added to the base symbol.</text:p>
      <text:h text:style-name="P2" text:outline-level="1">Used by:</text:h>
      <text:p text:style-name="Text_20_body"><text:a xlink:type="simple" xlink:href="#id501">mensur</text:a> </text:p>
      <text:h text:style-name="P2" text:outline-level="1">Module:</text:h>
      <text:p text:style-name="Text_20_body">mensural</text:p>
      <text:h text:style-name="P3" text:outline-level="1"><text:bookmark text:name="id876"/>dots</text:h>
      <text:h text:style-name="P2" text:outline-level="1">Description:</text:h>
      <text:p text:style-name="Text_20_body">records the number of augmentation dots required by a dotted duration.</text:p>
      <text:h text:style-name="P2" text:outline-level="1"><text:soft-page-break/>Used by:</text:h>
      <text:p text:style-name="Text_20_body"><text:a xlink:type="simple" xlink:href="#id106">chord</text:a>, <text:a xlink:type="simple" xlink:href="#id108">note</text:a>, <text:a xlink:type="simple" xlink:href="#id872">rest</text:a>, <text:a xlink:type="simple" xlink:href="#id890">space</text:a>, <text:a xlink:type="simple" xlink:href="#id905">tuplet</text:a>, <text:a xlink:type="simple" xlink:href="#id1131">tupletspan</text:a> </text:p>
      <text:h text:style-name="P2" text:outline-level="1">Module:</text:h>
      <text:p text:style-name="Text_20_body">shared</text:p>
      <text:h text:style-name="P3" text:outline-level="1"><text:bookmark text:name="id302"/>dur</text:h>
      <text:h text:style-name="P2" text:outline-level="1">Description:</text:h>
      <text:p text:style-name="Text_20_body">encodes the duration of a feature as a timestamp for its endpoint rather than as a relative durational value.</text:p>
      <text:h text:style-name="P2" text:outline-level="1">Used by:</text:h>
      <text:p text:style-name="Text_20_body"><text:a xlink:type="simple" xlink:href="#id297">annot</text:a>, <text:a xlink:type="simple" xlink:href="#id169">dir</text:a>, <text:a xlink:type="simple" xlink:href="#id772">dynam</text:a>, <text:a xlink:type="simple" xlink:href="#id827">hairpin</text:a>, <text:a xlink:type="simple" xlink:href="#id1138">harm</text:a>, <text:a xlink:type="simple" xlink:href="#id848">octave</text:a>, <text:a xlink:type="simple" xlink:href="#id781">phrase</text:a>, <text:a xlink:type="simple" xlink:href="#id1120">slur</text:a>, <text:a xlink:type="simple" xlink:href="#id1001">trill</text:a> </text:p>
      <text:h text:style-name="P2" text:outline-level="1">Module:</text:h>
      <text:p text:style-name="Text_20_body">shared</text:p>
      <text:h text:style-name="P3" text:outline-level="1"><text:bookmark text:name="id733"/>dur</text:h>
      <text:h text:style-name="P2" text:outline-level="1">Description:</text:h>
      <text:p text:style-name="Text_20_body">records the duration of a feature using the relative durational values provided by the data.DURATION datatype.</text:p>
      <text:h text:style-name="P2" text:outline-level="1">Used by:</text:h>
      <text:p text:style-name="Text_20_body"><text:a xlink:type="simple" xlink:href="#id803">beamspan</text:a>, <text:a xlink:type="simple" xlink:href="#id106">chord</text:a>, <text:a xlink:type="simple" xlink:href="#id956">halfmrpt</text:a>, <text:a xlink:type="simple" xlink:href="#id725">mrest</text:a>, <text:a xlink:type="simple" xlink:href="#id751">mspace</text:a>, <text:a xlink:type="simple" xlink:href="#id108">note</text:a>, <text:a xlink:type="simple" xlink:href="#id872">rest</text:a>, <text:a xlink:type="simple" xlink:href="#id890">space</text:a> </text:p>
      <text:h text:style-name="P2" text:outline-level="1">Module:</text:h>
      <text:p text:style-name="Text_20_body">shared</text:p>
      <text:h text:style-name="P3" text:outline-level="1"><text:bookmark text:name="id909"/>dur</text:h>
      <text:h text:style-name="P2" text:outline-level="1">Description:</text:h>
      <text:p text:style-name="Text_20_body">captures the time taken up by the tuplet. Unlike other control events where the dur attribute is expressed as a time stamp, dur here is a true duration. If dur is omitted, the default is to calculate the total duration of the included notes and use the next shorter un-dotted value. Irrational durations, such as 2 quarter notes in the time of 5 8th notes in a measure of 5/8 time, may be expressed as a list of durations which are to be added together to form the total duration. In this case, the dur attribute could take the value "2 8" or "8 8 8 8 8".</text:p>
      <text:h text:style-name="P2" text:outline-level="1">Used by:</text:h>
      <text:p text:style-name="Text_20_body"><text:a xlink:type="simple" xlink:href="#id905">tuplet</text:a>, <text:a xlink:type="simple" xlink:href="#id1131">tupletspan</text:a> </text:p>
      <text:h text:style-name="P2" text:outline-level="1">Module:</text:h>
      <text:p text:style-name="Text_20_body">cmn</text:p>
      <text:h text:style-name="P3" text:outline-level="1"><text:bookmark text:name="id460"/><text:soft-page-break/>dur.default</text:h>
      <text:h text:style-name="P2" text:outline-level="1">Description:</text:h>
      <text:p text:style-name="Text_20_body">contains a default duration in those situations when the first note, rest, chord, etc. in a measure does not have a duration specified.</text:p>
      <text:h text:style-name="P2" text:outline-level="1">Used by:</text:h>
      <text:p text:style-name="Text_20_body"><text:a xlink:type="simple" xlink:href="#id455">layerdef</text:a>, <text:a xlink:type="simple" xlink:href="#id342">scoredef</text:a>, <text:a xlink:type="simple" xlink:href="#id452">staffdef</text:a> </text:p>
      <text:h text:style-name="P2" text:outline-level="1">Module:</text:h>
      <text:p text:style-name="Text_20_body">shared</text:p>
      <text:h text:style-name="P3" text:outline-level="1"><text:bookmark text:name="id313"/>dur.ges</text:h>
      <text:h text:style-name="P2" text:outline-level="1">Description:</text:h>
      <text:p text:style-name="Text_20_body">records performed duration information that differs from written duration. Its value may be expressed in any convenient form, such as measures[s]+ beat[s].beatpart, ppq (MIDI clicks), Humdrum **recip values, or MusicXML 'divisions', etc.</text:p>
      <text:h text:style-name="P2" text:outline-level="1">Used by:</text:h>
      <text:p text:style-name="Text_20_body"><text:a xlink:type="simple" xlink:href="#id297">annot</text:a>, <text:a xlink:type="simple" xlink:href="#id803">beamspan</text:a>, <text:a xlink:type="simple" xlink:href="#id106">chord</text:a>, <text:a xlink:type="simple" xlink:href="#id169">dir</text:a>, <text:a xlink:type="simple" xlink:href="#id772">dynam</text:a>, <text:a xlink:type="simple" xlink:href="#id820">fermata</text:a>, <text:a xlink:type="simple" xlink:href="#id827">hairpin</text:a>, <text:a xlink:type="simple" xlink:href="#id1138">harm</text:a>, <text:a xlink:type="simple" xlink:href="#id835">harppedal</text:a>, <text:a xlink:type="simple" xlink:href="#id725">mrest</text:a>, <text:a xlink:type="simple" xlink:href="#id751">mspace</text:a>, <text:a xlink:type="simple" xlink:href="#id757">multirest</text:a>, <text:a xlink:type="simple" xlink:href="#id108">note</text:a>, <text:a xlink:type="simple" xlink:href="#id848">octave</text:a>, <text:a xlink:type="simple" xlink:href="#id781">phrase</text:a>, <text:a xlink:type="simple" xlink:href="#id872">rest</text:a>, <text:a xlink:type="simple" xlink:href="#id1120">slur</text:a>, <text:a xlink:type="simple" xlink:href="#id890">space</text:a>, <text:a xlink:type="simple" xlink:href="#id1001">trill</text:a>, <text:a xlink:type="simple" xlink:href="#id905">tuplet</text:a>, <text:a xlink:type="simple" xlink:href="#id1131">tupletspan</text:a> </text:p>
      <text:h text:style-name="P2" text:outline-level="1">Module:</text:h>
      <text:p text:style-name="Text_20_body">shared</text:p>
      <text:h text:style-name="P3" text:outline-level="1"><text:bookmark text:name="id916"/>dur.visible</text:h>
      <text:h text:style-name="P2" text:outline-level="1">Description:</text:h>
      <text:p text:style-name="Text_20_body">determines if the tuplet duration is visible.</text:p>
      <text:h text:style-name="P2" text:outline-level="1">Used by:</text:h>
      <text:p text:style-name="Text_20_body"><text:a xlink:type="simple" xlink:href="#id905">tuplet</text:a>, <text:a xlink:type="simple" xlink:href="#id1131">tupletspan</text:a> </text:p>
      <text:h text:style-name="P2" text:outline-level="1">Module:</text:h>
      <text:p text:style-name="Text_20_body">cmn</text:p>
      <text:h text:style-name="P3" text:outline-level="1"><text:bookmark text:name="id565"/>dynam.dist</text:h>
      <text:h text:style-name="P2" text:outline-level="1">Description:</text:h>
      <text:p text:style-name="Text_20_body">records the distance from the staff for dynamic marks in 1/2 inter-line units.</text:p>
      <text:h text:style-name="P2" text:outline-level="1"><text:soft-page-break/>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840"/>e</text:h>
      <text:h text:style-name="P2" text:outline-level="1">Description:</text:h>
      <text:p text:style-name="Text_20_body">indicates the pedal setting, i.e., flat, natural, or sharp, for the harp's E strings.</text:p>
      <text:h text:style-name="P2" text:outline-level="1">Used by:</text:h>
      <text:p text:style-name="Text_20_body"><text:a xlink:type="simple" xlink:href="#id835">harppedal</text:a> </text:p>
      <text:h text:style-name="P2" text:outline-level="1">Module:</text:h>
      <text:p text:style-name="Text_20_body">cmn</text:p>
      <text:h text:style-name="P3" text:outline-level="1"><text:bookmark text:name="id138"/>enclose</text:h>
      <text:h text:style-name="P2" text:outline-level="1">Description:</text:h>
      <text:p text:style-name="Text_20_body">records the characters often used to mark accidentals, articulations, and sometimes notes as having a cautionary or editorial function. For an example of cautionary accidentals enclosed in parentheses, see Read, p. 131, ex. 9-14.</text:p>
      <text:h text:style-name="P2" text:outline-level="1">Used by:</text:h>
      <text:p text:style-name="Text_20_body"><text:a xlink:type="simple" xlink:href="#id111">accid</text:a>, <text:a xlink:type="simple" xlink:href="#id142">artic</text:a>, <text:a xlink:type="simple" xlink:href="#id400">keyaccid</text:a>, <text:a xlink:type="simple" xlink:href="#id108">note</text:a> </text:p>
      <text:h text:style-name="P2" text:outline-level="1">Module:</text:h>
      <text:p text:style-name="Text_20_body">shared</text:p>
      <text:h text:style-name="P3" text:outline-level="1"><text:bookmark text:name="id1054"/>enddate</text:h>
      <text:h text:style-name="P2" text:outline-level="1">Description:</text:h>
      <text:p text:style-name="Text_20_body">contains the end point of a date range.</text:p>
      <text:h text:style-name="P2" text:outline-level="1">Used by:</text:h>
      <text:p text:style-name="Text_20_body"><text:a xlink:type="simple" xlink:href="#id1479">application</text:a>, <text:a xlink:type="simple" xlink:href="#id1050">corpname</text:a>, <text:a xlink:type="simple" xlink:href="#id1083">date</text:a>, <text:a xlink:type="simple" xlink:href="#id1076">periodname</text:a>, <text:a xlink:type="simple" xlink:href="#id1064">persname</text:a> </text:p>
      <text:h text:style-name="P2" text:outline-level="1">Module:</text:h>
      <text:p text:style-name="Text_20_body">shared</text:p>
      <text:h text:style-name="P3" text:outline-level="1"><text:bookmark text:name="id184"/><text:soft-page-break/>endho</text:h>
      <text:h text:style-name="P2" text:outline-level="1">Description:</text:h>
      <text:p text:style-name="Text_20_body">records the horizontal adjustment of a feature's programmatically-determined end point.</text:p>
      <text:h text:style-name="P2" text:outline-level="1">Used by:</text:h>
      <text:p text:style-name="Text_20_body"><text:a xlink:type="simple" xlink:href="#id903">bend</text:a>, <text:a xlink:type="simple" xlink:href="#id172">curve</text:a>, <text:a xlink:type="simple" xlink:href="#id169">dir</text:a>, <text:a xlink:type="simple" xlink:href="#id772">dynam</text:a>, <text:a xlink:type="simple" xlink:href="#id949">gliss</text:a>, <text:a xlink:type="simple" xlink:href="#id827">hairpin</text:a>, <text:a xlink:type="simple" xlink:href="#id1138">harm</text:a>, <text:a xlink:type="simple" xlink:href="#id201">line</text:a>, <text:a xlink:type="simple" xlink:href="#id848">octave</text:a>, <text:a xlink:type="simple" xlink:href="#id781">phrase</text:a>, <text:a xlink:type="simple" xlink:href="#id1120">slur</text:a>, <text:a xlink:type="simple" xlink:href="#id789">tempo</text:a>, <text:a xlink:type="simple" xlink:href="#id1126">tie</text:a>, <text:a xlink:type="simple" xlink:href="#id1001">trill</text:a> </text:p>
      <text:h text:style-name="P2" text:outline-level="1">Module:</text:h>
      <text:p text:style-name="Text_20_body">shared</text:p>
      <text:h text:style-name="P3" text:outline-level="1"><text:bookmark text:name="id177"/>endid</text:h>
      <text:h text:style-name="P2" text:outline-level="1">Description:</text:h>
      <text:p text:style-name="Text_20_body">indicates the final element in a sequence of events to which the feature applies.</text:p>
      <text:h text:style-name="P2" text:outline-level="1">Used by:</text:h>
      <text:p text:style-name="Text_20_body"><text:a xlink:type="simple" xlink:href="#id297">annot</text:a>, <text:a xlink:type="simple" xlink:href="#id375">barre</text:a>, <text:a xlink:type="simple" xlink:href="#id803">beamspan</text:a>, <text:a xlink:type="simple" xlink:href="#id903">bend</text:a>, <text:a xlink:type="simple" xlink:href="#id815">breath</text:a>, <text:a xlink:type="simple" xlink:href="#id172">curve</text:a>, <text:a xlink:type="simple" xlink:href="#id169">dir</text:a>, <text:a xlink:type="simple" xlink:href="#id772">dynam</text:a>, <text:a xlink:type="simple" xlink:href="#id820">fermata</text:a>, <text:a xlink:type="simple" xlink:href="#id949">gliss</text:a>, <text:a xlink:type="simple" xlink:href="#id827">hairpin</text:a>, <text:a xlink:type="simple" xlink:href="#id1138">harm</text:a>, <text:a xlink:type="simple" xlink:href="#id835">harppedal</text:a>, <text:a xlink:type="simple" xlink:href="#id201">line</text:a>, <text:a xlink:type="simple" xlink:href="#id859">mordent</text:a>, <text:a xlink:type="simple" xlink:href="#id848">octave</text:a>, <text:a xlink:type="simple" xlink:href="#id1016">pedal</text:a>, <text:a xlink:type="simple" xlink:href="#id781">phrase</text:a>, <text:a xlink:type="simple" xlink:href="#id1120">slur</text:a>, <text:a xlink:type="simple" xlink:href="#id1126">tie</text:a>, <text:a xlink:type="simple" xlink:href="#id1001">trill</text:a>, <text:a xlink:type="simple" xlink:href="#id905">tuplet</text:a>, <text:a xlink:type="simple" xlink:href="#id1131">tupletspan</text:a> </text:p>
      <text:h text:style-name="P2" text:outline-level="1">Module:</text:h>
      <text:p text:style-name="Text_20_body">shared</text:p>
      <text:h text:style-name="P3" text:outline-level="1"><text:bookmark text:name="id620"/>ending.rend</text:h>
      <text:h text:style-name="P2" text:outline-level="1">Description:</text:h>
      <text:p text:style-name="Text_20_body">describes where ending marks should be displayed.</text:p>
      <text:h text:style-name="P2" text:outline-level="1">Used by:</text:h>
      <text:p text:style-name="Text_20_body"><text:a xlink:type="simple" xlink:href="#id342">scoredef</text:a> </text:p>
      <text:h text:style-name="P2" text:outline-level="1">Module:</text:h>
      <text:p text:style-name="Text_20_body">shared</text:p>
      <text:h text:style-name="P3" text:outline-level="1"><text:bookmark text:name="id187"/>endto</text:h>
      <text:h text:style-name="P2" text:outline-level="1">Description:</text:h>
      <text:p text:style-name="Text_20_body">records a timestamp adjustment of a feature's programmatically-determined end point.</text:p>
      <text:h text:style-name="P2" text:outline-level="1">Used by:</text:h>
      <text:p text:style-name="Text_20_body"><text:a xlink:type="simple" xlink:href="#id903">bend</text:a>, <text:a xlink:type="simple" xlink:href="#id172">curve</text:a>, <text:a xlink:type="simple" xlink:href="#id169">dir</text:a>, <text:a xlink:type="simple" xlink:href="#id772">dynam</text:a>, <text:a xlink:type="simple" xlink:href="#id949">gliss</text:a>, <text:a xlink:type="simple" xlink:href="#id827">hairpin</text:a>, <text:a xlink:type="simple" xlink:href="#id1138">harm</text:a>, <text:a xlink:type="simple" xlink:href="#id201">line</text:a>, <text:a xlink:type="simple" xlink:href="#id848">octave</text:a>, <text:a xlink:type="simple" xlink:href="#id781">phrase</text:a>, <text:a xlink:type="simple" xlink:href="#id1120">slur</text:a>, <text:a xlink:type="simple" xlink:href="#id789">tempo</text:a>, <text:a xlink:type="simple" xlink:href="#id1126">tie</text:a>, <text:a xlink:type="simple" xlink:href="#id1001">trill</text:a> </text:p>
      <text:h text:style-name="P2" text:outline-level="1"><text:soft-page-break/>Module:</text:h>
      <text:p text:style-name="Text_20_body">shared</text:p>
      <text:h text:style-name="P3" text:outline-level="1"><text:bookmark text:name="id190"/>endvo</text:h>
      <text:h text:style-name="P2" text:outline-level="1">Description:</text:h>
      <text:p text:style-name="Text_20_body">records a vertical adjustment of a feature's programmatically-determined end point.</text:p>
      <text:h text:style-name="P2" text:outline-level="1">Used by:</text:h>
      <text:p text:style-name="Text_20_body"><text:a xlink:type="simple" xlink:href="#id903">bend</text:a>, <text:a xlink:type="simple" xlink:href="#id172">curve</text:a>, <text:a xlink:type="simple" xlink:href="#id949">gliss</text:a>, <text:a xlink:type="simple" xlink:href="#id827">hairpin</text:a>, <text:a xlink:type="simple" xlink:href="#id201">line</text:a>, <text:a xlink:type="simple" xlink:href="#id781">phrase</text:a>, <text:a xlink:type="simple" xlink:href="#id1120">slur</text:a>, <text:a xlink:type="simple" xlink:href="#id1126">tie</text:a> </text:p>
      <text:h text:style-name="P2" text:outline-level="1">Module:</text:h>
      <text:p text:style-name="Text_20_body">shared</text:p>
      <text:h text:style-name="P3" text:outline-level="1"><text:bookmark text:name="id46"/>entityref</text:h>
      <text:h text:style-name="P2" text:outline-level="1">Description:</text:h>
      <text:p text:style-name="Text_20_body">uses a previously-declared entity to identify an external electronic object.</text:p>
      <text:h text:style-name="P2" text:outline-level="1">Used by:</text:h>
      <text:p text:style-name="Text_20_body"><text:a xlink:type="simple" xlink:href="#id297">annot</text:a>, <text:a xlink:type="simple" xlink:href="#id64">barline</text:a>, <text:a xlink:type="simple" xlink:href="#id204">bibl</text:a>, <text:a xlink:type="simple" xlink:href="#id668">ending</text:a>, <text:a xlink:type="simple" xlink:href="#id34">extptr</text:a>, <text:a xlink:type="simple" xlink:href="#id49">extref</text:a>, <text:a xlink:type="simple" xlink:href="#id1100">fig</text:a>, <text:a xlink:type="simple" xlink:href="#id1106">graphic</text:a>, <text:a xlink:type="simple" xlink:href="#id222">lem</text:a>, <text:a xlink:type="simple" xlink:href="#id1155">measure</text:a>, <text:a xlink:type="simple" xlink:href="#id237">pb</text:a>, <text:a xlink:type="simple" xlink:href="#id1178">rdg</text:a>, <text:a xlink:type="simple" xlink:href="#id661">section</text:a> </text:p>
      <text:h text:style-name="P2" text:outline-level="1">Module:</text:h>
      <text:p text:style-name="Text_20_body">shared</text:p>
      <text:h text:style-name="P3" text:outline-level="1"><text:bookmark text:name="id1063"/>evidence</text:h>
      <text:h text:style-name="P2" text:outline-level="1">Description:</text:h>
      <text:p text:style-name="Text_20_body">indicates the nature of the evidence supporting the reliability or accuracy of the intervention or interpretation. Suggested values include: 'internal', 'external', 'conjecture'.</text:p>
      <text:h text:style-name="P2" text:outline-level="1">Used by:</text:h>
      <text:p text:style-name="Text_20_body"><text:a xlink:type="simple" xlink:href="#id211">abbr</text:a>, <text:a xlink:type="simple" xlink:href="#id214">add</text:a>, <text:a xlink:type="simple" xlink:href="#id1050">corpname</text:a>, <text:a xlink:type="simple" xlink:href="#id61">corr</text:a>, <text:a xlink:type="simple" xlink:href="#id1083">date</text:a>, <text:a xlink:type="simple" xlink:href="#id1247">expan</text:a>, <text:a xlink:type="simple" xlink:href="#id1333">gap</text:a>, <text:a xlink:type="simple" xlink:href="#id1069">geogname</text:a>, <text:a xlink:type="simple" xlink:href="#id1326">handshift</text:a>, <text:a xlink:type="simple" xlink:href="#id1224">orig</text:a>, <text:a xlink:type="simple" xlink:href="#id1076">periodname</text:a>, <text:a xlink:type="simple" xlink:href="#id1064">persname</text:a>, <text:a xlink:type="simple" xlink:href="#id1227">reg</text:a>, <text:a xlink:type="simple" xlink:href="#id1079">stylename</text:a>, <text:a xlink:type="simple" xlink:href="#id1237">supplied</text:a>, <text:a xlink:type="simple" xlink:href="#id1242">unclear</text:a> </text:p>
      <text:h text:style-name="P2" text:outline-level="1">Module:</text:h>
      <text:p text:style-name="Text_20_body">edittrans</text:p>
      <text:h text:style-name="P3" text:outline-level="1"><text:bookmark text:name="id1246"/>expan</text:h>
      <text:h text:style-name="P2" text:outline-level="1">Description:</text:h>
      <text:p text:style-name="Text_20_body">records the expansion of the abbreviation.</text:p>
      <text:h text:style-name="P2" text:outline-level="1"><text:soft-page-break/>Used by:</text:h>
      <text:p text:style-name="Text_20_body"><text:a xlink:type="simple" xlink:href="#id211">abbr</text:a> </text:p>
      <text:h text:style-name="P2" text:outline-level="1">Module:</text:h>
      <text:p text:style-name="Text_20_body">shared</text:p>
      <text:h text:style-name="P3" text:outline-level="1"><text:bookmark text:name="id744"/>expand</text:h>
      <text:h text:style-name="P2" text:outline-level="1">Description:</text:h>
      <text:p text:style-name="Text_20_body">indicates whether to render a repeat symbol or the source material to which it refers.</text:p>
      <text:h text:style-name="P2" text:outline-level="1">Used by:</text:h>
      <text:p text:style-name="Text_20_body"><text:a xlink:type="simple" xlink:href="#id927">beatrpt</text:a>, <text:a xlink:type="simple" xlink:href="#id956">halfmrpt</text:a>, <text:a xlink:type="simple" xlink:href="#id739">mrpt</text:a>, <text:a xlink:type="simple" xlink:href="#id746">mrpt2</text:a>, <text:a xlink:type="simple" xlink:href="#id766">multirpt</text:a> </text:p>
      <text:h text:style-name="P2" text:outline-level="1">Module:</text:h>
      <text:p text:style-name="Text_20_body">cmn</text:p>
      <text:h text:style-name="P3" text:outline-level="1"><text:bookmark text:name="id1144"/>extender</text:h>
      <text:h text:style-name="P2" text:outline-level="1">Description:</text:h>
      <text:p text:style-name="Text_20_body">indicates the presence of an extension symbol, typically a dash or underscore, drawn from the end of the harmonic indication to the point indicated by the dur attribute.</text:p>
      <text:h text:style-name="P2" text:outline-level="1">Used by:</text:h>
      <text:p text:style-name="Text_20_body"><text:a xlink:type="simple" xlink:href="#id1138">harm</text:a> </text:p>
      <text:h text:style-name="P2" text:outline-level="1">Module:</text:h>
      <text:p text:style-name="Text_20_body">harmony</text:p>
      <text:h text:style-name="P3" text:outline-level="1"><text:bookmark text:name="id1218"/>extent</text:h>
      <text:h text:style-name="P2" text:outline-level="1">Description:</text:h>
      <text:p text:style-name="Text_20_body">indicates the extent of damage or omission.</text:p>
      <text:h text:style-name="P2" text:outline-level="1">Used by:</text:h>
      <text:p text:style-name="Text_20_body"><text:a xlink:type="simple" xlink:href="#id1212">damage</text:a>, <text:a xlink:type="simple" xlink:href="#id1333">gap</text:a> </text:p>
      <text:h text:style-name="P2" text:outline-level="1">Module:</text:h>
      <text:p text:style-name="Text_20_body">edittrans</text:p>
      <text:h text:style-name="P3" text:outline-level="1"><text:bookmark text:name="id841"/><text:soft-page-break/>f</text:h>
      <text:h text:style-name="P2" text:outline-level="1">Description:</text:h>
      <text:p text:style-name="Text_20_body">indicates the pedal setting, i.e., flat, natural, or sharp, for the harp's F strings.</text:p>
      <text:h text:style-name="P2" text:outline-level="1">Used by:</text:h>
      <text:p text:style-name="Text_20_body"><text:a xlink:type="simple" xlink:href="#id835">harppedal</text:a> </text:p>
      <text:h text:style-name="P2" text:outline-level="1">Module:</text:h>
      <text:p text:style-name="Text_20_body">cmn</text:p>
      <text:h text:style-name="P3" text:outline-level="1"><text:bookmark text:name="id67"/>facs</text:h>
      <text:h text:style-name="P2" text:outline-level="1">Description:</text:h>
      <text:p text:style-name="Text_20_body">permits the current element to reference a facsimile image or image zone which corresponds to it.</text:p>
      <text:h text:style-name="P2" text:outline-level="1">Used by:</text:h>
      <text:p text:style-name="Text_20_body"><text:a xlink:type="simple" xlink:href="#id211">abbr</text:a>, <text:a xlink:type="simple" xlink:href="#id111">accid</text:a>, <text:a xlink:type="simple" xlink:href="#id214">add</text:a>, <text:a xlink:type="simple" xlink:href="#id53">address</text:a>, <text:a xlink:type="simple" xlink:href="#id55">addressline</text:a>, <text:a xlink:type="simple" xlink:href="#id391">anchoredtext</text:a>, <text:a xlink:type="simple" xlink:href="#id297">annot</text:a>, <text:a xlink:type="simple" xlink:href="#id796">arpeg</text:a>, <text:a xlink:type="simple" xlink:href="#id142">artic</text:a>, <text:a xlink:type="simple" xlink:href="#id1582">back</text:a>, <text:a xlink:type="simple" xlink:href="#id64">barline</text:a>, <text:a xlink:type="simple" xlink:href="#id897">beam</text:a>, <text:a xlink:type="simple" xlink:href="#id803">beamspan</text:a>, <text:a xlink:type="simple" xlink:href="#id927">beatrpt</text:a>, <text:a xlink:type="simple" xlink:href="#id903">bend</text:a>, <text:a xlink:type="simple" xlink:href="#id204">bibl</text:a>, <text:a xlink:type="simple" xlink:href="#id244">blockquote</text:a>, <text:a xlink:type="simple" xlink:href="#id815">breath</text:a>, <text:a xlink:type="simple" xlink:href="#id934">btrem</text:a>, <text:a xlink:type="simple" xlink:href="#id268">caption</text:a>, <text:a xlink:type="simple" xlink:href="#id106">chord</text:a>, <text:a xlink:type="simple" xlink:href="#id483">clef</text:a>, <text:a xlink:type="simple" xlink:href="#id861">clefchange</text:a>, <text:a xlink:type="simple" xlink:href="#id1050">corpname</text:a>, <text:a xlink:type="simple" xlink:href="#id172">curve</text:a>, <text:a xlink:type="simple" xlink:href="#id324">custos</text:a>, <text:a xlink:type="simple" xlink:href="#id1212">damage</text:a>, <text:a xlink:type="simple" xlink:href="#id1083">date</text:a>, <text:a xlink:type="simple" xlink:href="#id1220">del</text:a>, <text:a xlink:type="simple" xlink:href="#id169">dir</text:a>, <text:a xlink:type="simple" xlink:href="#id229">div</text:a>, <text:a xlink:type="simple" xlink:href="#id158">dot</text:a>, <text:a xlink:type="simple" xlink:href="#id772">dynam</text:a>, <text:a xlink:type="simple" xlink:href="#id668">ending</text:a>, <text:a xlink:type="simple" xlink:href="#id1247">expan</text:a>, <text:a xlink:type="simple" xlink:href="#id820">fermata</text:a>, <text:a xlink:type="simple" xlink:href="#id1100">fig</text:a>, <text:a xlink:type="simple" xlink:href="#id1552">front</text:a>, <text:a xlink:type="simple" xlink:href="#id941">ftrem</text:a>, <text:a xlink:type="simple" xlink:href="#id240">fw</text:a>, <text:a xlink:type="simple" xlink:href="#id1069">geogname</text:a>, <text:a xlink:type="simple" xlink:href="#id949">gliss</text:a>, <text:a xlink:type="simple" xlink:href="#id1106">graphic</text:a>, <text:a xlink:type="simple" xlink:href="#id439">grpsym</text:a>, <text:a xlink:type="simple" xlink:href="#id827">hairpin</text:a>, <text:a xlink:type="simple" xlink:href="#id956">halfmrpt</text:a>, <text:a xlink:type="simple" xlink:href="#id1326">handshift</text:a>, <text:a xlink:type="simple" xlink:href="#id1138">harm</text:a>, <text:a xlink:type="simple" xlink:href="#id835">harppedal</text:a>, <text:a xlink:type="simple" xlink:href="#id252">head</text:a>, <text:a xlink:type="simple" xlink:href="#id1096">identifier</text:a>, <text:a xlink:type="simple" xlink:href="#id217">ineume</text:a>, <text:a xlink:type="simple" xlink:href="#id255">item</text:a>, <text:a xlink:type="simple" xlink:href="#id400">keyaccid</text:a>, <text:a xlink:type="simple" xlink:href="#id1598">keychange</text:a>, <text:a xlink:type="simple" xlink:href="#id397">keysig</text:a>, <text:a xlink:type="simple" xlink:href="#id289">l</text:a>, <text:a xlink:type="simple" xlink:href="#id442">label</text:a>, <text:a xlink:type="simple" xlink:href="#id677">layer</text:a>, <text:a xlink:type="simple" xlink:href="#id233">lb</text:a>, <text:a xlink:type="simple" xlink:href="#id286">lg</text:a>, <text:a xlink:type="simple" xlink:href="#id958">ligature</text:a>, <text:a xlink:type="simple" xlink:href="#id201">line</text:a>, <text:a xlink:type="simple" xlink:href="#id249">list</text:a>, <text:a xlink:type="simple" xlink:href="#id961">lyrics</text:a>, <text:a xlink:type="simple" xlink:href="#id1558">mdiv</text:a>, <text:a xlink:type="simple" xlink:href="#id1155">measure</text:a>, <text:a xlink:type="simple" xlink:href="#id501">mensur</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38">name</text:a>, <text:a xlink:type="simple" xlink:href="#id108">note</text:a>, <text:a xlink:type="simple" xlink:href="#id1087">num</text:a>, <text:a xlink:type="simple" xlink:href="#id848">octave</text:a>, <text:a xlink:type="simple" xlink:href="#id1224">orig</text:a>, <text:a xlink:type="simple" xlink:href="#id1159">ossia</text:a>, <text:a xlink:type="simple" xlink:href="#id261">p</text:a>, <text:a xlink:type="simple" xlink:href="#id237">pb</text:a>, <text:a xlink:type="simple" xlink:href="#id1016">pedal</text:a>, <text:a xlink:type="simple" xlink:href="#id1076">periodname</text:a>, <text:a xlink:type="simple" xlink:href="#id1064">persname</text:a>, <text:a xlink:type="simple" xlink:href="#id413">pgfoot1</text:a>, <text:a xlink:type="simple" xlink:href="#id416">pgfoot2</text:a>, <text:a xlink:type="simple" xlink:href="#id407">pghead1</text:a>, <text:a xlink:type="simple" xlink:href="#id410">pghead2</text:a>, <text:a xlink:type="simple" xlink:href="#id781">phrase</text:a>, <text:a xlink:type="simple" xlink:href="#id529">proport</text:a>, <text:a xlink:type="simple" xlink:href="#id1023">reh</text:a>, <text:a xlink:type="simple" xlink:href="#id1073">repository</text:a>, <text:a xlink:type="simple" xlink:href="#id872">rest</text:a>, <text:a xlink:type="simple" xlink:href="#id1230">restore</text:a>, <text:a xlink:type="simple" xlink:href="#id322">sb</text:a>, <text:a xlink:type="simple" xlink:href="#id661">section</text:a>, <text:a xlink:type="simple" xlink:href="#id1234">sic</text:a>, <text:a xlink:type="simple" xlink:href="#id1120">slur</text:a>, <text:a xlink:type="simple" xlink:href="#id890">space</text:a>, <text:a xlink:type="simple" xlink:href="#id1035">stack</text:a>, <text:a xlink:type="simple" xlink:href="#id673">staff</text:a>, <text:a xlink:type="simple" xlink:href="#id437">staffgrp</text:a>, <text:a xlink:type="simple" xlink:href="#id1079">stylename</text:a>, <text:a xlink:type="simple" xlink:href="#id1237">supplied</text:a>, <text:a xlink:type="simple" xlink:href="#id972">syl</text:a>, <text:a xlink:type="simple" xlink:href="#id385">symbol</text:a>, <text:a xlink:type="simple" xlink:href="#id265">table</text:a>, <text:a xlink:type="simple" xlink:href="#id279">td</text:a>, <text:a xlink:type="simple" xlink:href="#id789">tempo</text:a>, <text:a xlink:type="simple" xlink:href="#id273">th</text:a>, <text:a xlink:type="simple" xlink:href="#id1126">tie</text:a>, <text:a xlink:type="simple" xlink:href="#id1091">title</text:a>, <text:a xlink:type="simple" xlink:href="#id1442">titlepage</text:a>, <text:a xlink:type="simple" xlink:href="#id271">tr</text:a>, <text:a xlink:type="simple" xlink:href="#id1001">trill</text:a>, <text:a xlink:type="simple" xlink:href="#id905">tuplet</text:a>, <text:a xlink:type="simple" xlink:href="#id1131">tupletspan</text:a>, <text:a xlink:type="simple" xlink:href="#id1008">turn</text:a>, <text:a xlink:type="simple" xlink:href="#id1242">unclear</text:a>, <text:a xlink:type="simple" xlink:href="#id1190">uneume</text:a>, <text:a xlink:type="simple" xlink:href="#id167">verse</text:a> </text:p>
      <text:h text:style-name="P2" text:outline-level="1">Module:</text:h>
      <text:p text:style-name="Text_20_body">facsimile</text:p>
      <text:h text:style-name="P3" text:outline-level="1"><text:bookmark text:name="id731"/>fermata</text:h>
      <text:h text:style-name="P2" text:outline-level="1">Description:</text:h>
      <text:p text:style-name="Text_20_body">indicates the attachment of a fermata to this element. If visual information about the fermata needs to be recorded, then a &lt;fermata&gt; element should be employed instead.</text:p>
      <text:h text:style-name="P2" text:outline-level="1">Used by:</text:h>
      <text:p text:style-name="Text_20_body"><text:a xlink:type="simple" xlink:href="#id106">chord</text:a>, <text:a xlink:type="simple" xlink:href="#id725">mrest</text:a>, <text:a xlink:type="simple" xlink:href="#id751">mspace</text:a>, <text:a xlink:type="simple" xlink:href="#id108">note</text:a>, <text:a xlink:type="simple" xlink:href="#id872">rest</text:a>, <text:a xlink:type="simple" xlink:href="#id890">space</text:a> </text:p>
      <text:h text:style-name="P2" text:outline-level="1">Module:</text:h>
      <text:p text:style-name="Text_20_body">shared</text:p>
      <text:h text:style-name="P3" text:outline-level="1"><text:bookmark text:name="id373"/><text:soft-page-break/>fing</text:h>
      <text:h text:style-name="P2" text:outline-level="1">Description:</text:h>
      <text:p text:style-name="Text_20_body">indicates which finger, if any, should be used to play an individual string. The values 'x' and 'o' indicated stopped and open strings, respectively.</text:p>
      <text:h text:style-name="P2" text:outline-level="1">Used by:</text:h>
      <text:p text:style-name="Text_20_body"><text:a xlink:type="simple" xlink:href="#id363">chordmember</text:a> </text:p>
      <text:h text:style-name="P2" text:outline-level="1">Module:</text:h>
      <text:p text:style-name="Text_20_body">harmony</text:p>
      <text:h text:style-name="P3" text:outline-level="1"><text:bookmark text:name="id114"/>fontfam</text:h>
      <text:h text:style-name="P2" text:outline-level="1">Description:</text:h>
      <text:p text:style-name="Text_20_body">contains the name of a font-family.</text:p>
      <text:h text:style-name="P2" text:outline-level="1">Used by:</text:h>
      <text:p text:style-name="Text_20_body"><text:a xlink:type="simple" xlink:href="#id111">accid</text:a>, <text:a xlink:type="simple" xlink:href="#id142">artic</text:a>, <text:a xlink:type="simple" xlink:href="#id961">lyrics</text:a>, <text:a xlink:type="simple" xlink:href="#id1023">reh</text:a>, <text:a xlink:type="simple" xlink:href="#id1026">rend</text:a>, <text:a xlink:type="simple" xlink:href="#id972">syl</text:a>, <text:a xlink:type="simple" xlink:href="#id167">verse</text:a> </text:p>
      <text:h text:style-name="P2" text:outline-level="1">Module:</text:h>
      <text:p text:style-name="Text_20_body">shared</text:p>
      <text:h text:style-name="P3" text:outline-level="1"><text:bookmark text:name="id116"/>fontname</text:h>
      <text:h text:style-name="P2" text:outline-level="1">Description:</text:h>
      <text:p text:style-name="Text_20_body">records the name of the font.</text:p>
      <text:h text:style-name="P2" text:outline-level="1">Used by:</text:h>
      <text:p text:style-name="Text_20_body"><text:a xlink:type="simple" xlink:href="#id111">accid</text:a>, <text:a xlink:type="simple" xlink:href="#id142">artic</text:a>, <text:a xlink:type="simple" xlink:href="#id961">lyrics</text:a>, <text:a xlink:type="simple" xlink:href="#id1023">reh</text:a>, <text:a xlink:type="simple" xlink:href="#id1026">rend</text:a>, <text:a xlink:type="simple" xlink:href="#id972">syl</text:a>, <text:a xlink:type="simple" xlink:href="#id167">verse</text:a> </text:p>
      <text:h text:style-name="P2" text:outline-level="1">Module:</text:h>
      <text:p text:style-name="Text_20_body">shared</text:p>
      <text:h text:style-name="P3" text:outline-level="1"><text:bookmark text:name="id118"/>fontsize</text:h>
      <text:h text:style-name="P2" text:outline-level="1">Description:</text:h>
      <text:p text:style-name="Text_20_body">indicates the size of the font in printers' points, i.e., 1/72ths of an inch.</text:p>
      <text:h text:style-name="P2" text:outline-level="1">Used by:</text:h>
      <text:p text:style-name="Text_20_body"><text:a xlink:type="simple" xlink:href="#id111">accid</text:a>, <text:a xlink:type="simple" xlink:href="#id142">artic</text:a>, <text:a xlink:type="simple" xlink:href="#id961">lyrics</text:a>, <text:a xlink:type="simple" xlink:href="#id1023">reh</text:a>, <text:a xlink:type="simple" xlink:href="#id1026">rend</text:a>, <text:a xlink:type="simple" xlink:href="#id972">syl</text:a>, <text:a xlink:type="simple" xlink:href="#id167">verse</text:a> </text:p>
      <text:h text:style-name="P2" text:outline-level="1"><text:soft-page-break/>Module:</text:h>
      <text:p text:style-name="Text_20_body">shared</text:p>
      <text:h text:style-name="P3" text:outline-level="1"><text:bookmark text:name="id119"/>fontstyle</text:h>
      <text:h text:style-name="P2" text:outline-level="1">Description:</text:h>
      <text:p text:style-name="Text_20_body">records the style of the font, i.e, italic, oblique, or normal.</text:p>
      <text:h text:style-name="P2" text:outline-level="1">Used by:</text:h>
      <text:p text:style-name="Text_20_body"><text:a xlink:type="simple" xlink:href="#id111">accid</text:a>, <text:a xlink:type="simple" xlink:href="#id142">artic</text:a>, <text:a xlink:type="simple" xlink:href="#id961">lyrics</text:a>, <text:a xlink:type="simple" xlink:href="#id1023">reh</text:a>, <text:a xlink:type="simple" xlink:href="#id1026">rend</text:a>, <text:a xlink:type="simple" xlink:href="#id972">syl</text:a>, <text:a xlink:type="simple" xlink:href="#id167">verse</text:a> </text:p>
      <text:h text:style-name="P2" text:outline-level="1">Module:</text:h>
      <text:p text:style-name="Text_20_body">shared</text:p>
      <text:h text:style-name="P3" text:outline-level="1"><text:bookmark text:name="id121"/>fontweight</text:h>
      <text:h text:style-name="P2" text:outline-level="1">Description:</text:h>
      <text:p text:style-name="Text_20_body">used to indicate bold type.</text:p>
      <text:h text:style-name="P2" text:outline-level="1">Used by:</text:h>
      <text:p text:style-name="Text_20_body"><text:a xlink:type="simple" xlink:href="#id111">accid</text:a>, <text:a xlink:type="simple" xlink:href="#id142">artic</text:a>, <text:a xlink:type="simple" xlink:href="#id961">lyrics</text:a>, <text:a xlink:type="simple" xlink:href="#id1023">reh</text:a>, <text:a xlink:type="simple" xlink:href="#id1026">rend</text:a>, <text:a xlink:type="simple" xlink:href="#id972">syl</text:a>, <text:a xlink:type="simple" xlink:href="#id167">verse</text:a> </text:p>
      <text:h text:style-name="P2" text:outline-level="1">Module:</text:h>
      <text:p text:style-name="Text_20_body">shared</text:p>
      <text:h text:style-name="P3" text:outline-level="1"><text:bookmark text:name="id163"/>form</text:h>
      <text:h text:style-name="P2" text:outline-level="1">Description:</text:h>
      <text:p text:style-name="Text_20_body">records the function of the dot; that is, whether it is a dot of augmentation or a dot of division.</text:p>
      <text:h text:style-name="P2" text:outline-level="1">Used by:</text:h>
      <text:p text:style-name="Text_20_body"><text:a xlink:type="simple" xlink:href="#id158">dot</text:a> </text:p>
      <text:h text:style-name="P2" text:outline-level="1">Module:</text:h>
      <text:p text:style-name="Text_20_body">shared</text:p>
      <text:h text:style-name="P3" text:outline-level="1"><text:bookmark text:name="id259"/>form</text:h>
      <text:h text:style-name="P2" text:outline-level="1">Description:</text:h>
      <text:p text:style-name="Text_20_body">used to identify and format a list. In a "simple" list, &lt;item&gt;s are not numbered or bulleted. In a "marked" list, the sequence of the list items is not critical, and a bullet, box, dash, or other character is displayed at the start of each &lt;item&gt;. In an "ordered" list, the sequence of the items is important, and each &lt;item&gt; is lettered or numbered. Style sheet functions should be used to specify the mark or numeration system for each &lt;item&gt;.</text:p>
      <text:h text:style-name="P2" text:outline-level="1"><text:soft-page-break/>Used by:</text:h>
      <text:p text:style-name="Text_20_body"><text:a xlink:type="simple" xlink:href="#id249">list</text:a> </text:p>
      <text:h text:style-name="P2" text:outline-level="1">Module:</text:h>
      <text:p text:style-name="Text_20_body">text</text:p>
      <text:h text:style-name="P3" text:outline-level="1"><text:bookmark text:name="id402"/>form</text:h>
      <text:h text:style-name="P2" text:outline-level="1">Description:</text:h>
      <text:p text:style-name="Text_20_body">specifies whether the accidental allows written enharmonic values (explicit) or only performed (implicit) values.</text:p>
      <text:h text:style-name="P2" text:outline-level="1">Used by:</text:h>
      <text:p text:style-name="Text_20_body"><text:a xlink:type="simple" xlink:href="#id400">keyaccid</text:a> </text:p>
      <text:h text:style-name="P2" text:outline-level="1">Module:</text:h>
      <text:p text:style-name="Text_20_body">shared</text:p>
      <text:h text:style-name="P3" text:outline-level="1"><text:bookmark text:name="id523"/>form</text:h>
      <text:h text:style-name="P2" text:outline-level="1">Description:</text:h>
      <text:p text:style-name="Text_20_body">indicates whether the base symbol is written vertically or horizontally.</text:p>
      <text:h text:style-name="P2" text:outline-level="1">Used by:</text:h>
      <text:p text:style-name="Text_20_body"><text:a xlink:type="simple" xlink:href="#id501">mensur</text:a> </text:p>
      <text:h text:style-name="P2" text:outline-level="1">Module:</text:h>
      <text:p text:style-name="Text_20_body">mensural</text:p>
      <text:h text:style-name="P3" text:outline-level="1"><text:bookmark text:name="id720"/>form</text:h>
      <text:h text:style-name="P2" text:outline-level="1">Description:</text:h>
      <text:p text:style-name="Text_20_body">indicates whether this is note-on or note-off velocity data.</text:p>
      <text:h text:style-name="P2" text:outline-level="1">Used by:</text:h>
      <text:p text:style-name="Text_20_body"><text:a xlink:type="simple" xlink:href="#id718">vel</text:a> </text:p>
      <text:h text:style-name="P2" text:outline-level="1">Module:</text:h>
      <text:p text:style-name="Text_20_body">midi</text:p>
      <text:h text:style-name="P3" text:outline-level="1"><text:bookmark text:name="id824"/><text:soft-page-break/>form</text:h>
      <text:h text:style-name="P2" text:outline-level="1">Description:</text:h>
      <text:p text:style-name="Text_20_body">describes the visual appearance of the fermata.</text:p>
      <text:h text:style-name="P2" text:outline-level="1">Used by:</text:h>
      <text:p text:style-name="Text_20_body"><text:a xlink:type="simple" xlink:href="#id820">fermata</text:a> </text:p>
      <text:h text:style-name="P2" text:outline-level="1">Module:</text:h>
      <text:p text:style-name="Text_20_body">cmn</text:p>
      <text:h text:style-name="P3" text:outline-level="1"><text:bookmark text:name="id830"/>form</text:h>
      <text:h text:style-name="P2" text:outline-level="1">Description:</text:h>
      <text:p text:style-name="Text_20_body">captures the form and function of the hairpin.</text:p>
      <text:h text:style-name="P2" text:outline-level="1">Used by:</text:h>
      <text:p text:style-name="Text_20_body"><text:a xlink:type="simple" xlink:href="#id827">hairpin</text:a> </text:p>
      <text:h text:style-name="P2" text:outline-level="1">Module:</text:h>
      <text:p text:style-name="Text_20_body">cmn</text:p>
      <text:h text:style-name="P3" text:outline-level="1"><text:bookmark text:name="id938"/>form</text:h>
      <text:h text:style-name="P2" text:outline-level="1">Description:</text:h>
      <text:p text:style-name="Text_20_body">describes the bowed tremolo as measured or unmeasured.</text:p>
      <text:h text:style-name="P2" text:outline-level="1">Used by:</text:h>
      <text:p text:style-name="Text_20_body"><text:a xlink:type="simple" xlink:href="#id934">btrem</text:a> </text:p>
      <text:h text:style-name="P2" text:outline-level="1">Module:</text:h>
      <text:p text:style-name="Text_20_body">cmn</text:p>
      <text:h text:style-name="P3" text:outline-level="1"><text:bookmark text:name="id947"/>form</text:h>
      <text:h text:style-name="P2" text:outline-level="1">Description:</text:h>
      <text:p text:style-name="Text_20_body">describes whether the tremolo is measured or unmeasured.</text:p>
      <text:h text:style-name="P2" text:outline-level="1">Used by:</text:h>
      <text:p text:style-name="Text_20_body"><text:a xlink:type="simple" xlink:href="#id941">ftrem</text:a> </text:p>
      <text:h text:style-name="P2" text:outline-level="1"><text:soft-page-break/>Module:</text:h>
      <text:p text:style-name="Text_20_body">cmn</text:p>
      <text:h text:style-name="P3" text:outline-level="1"><text:bookmark text:name="id985"/>form</text:h>
      <text:h text:style-name="P2" text:outline-level="1">Description:</text:h>
      <text:p text:style-name="Text_20_body">provides an indication of the function of the ligature.</text:p>
      <text:h text:style-name="P2" text:outline-level="1">Used by:</text:h>
      <text:p text:style-name="Text_20_body"><text:a xlink:type="simple" xlink:href="#id958">ligature</text:a> </text:p>
      <text:h text:style-name="P2" text:outline-level="1">Module:</text:h>
      <text:p text:style-name="Text_20_body">mensural</text:p>
      <text:h text:style-name="P3" text:outline-level="1"><text:bookmark text:name="id997"/>form</text:h>
      <text:h text:style-name="P2" text:outline-level="1">Description:</text:h>
      <text:p text:style-name="Text_20_body">'norm' signals the normal form, that is, the written note, followed by its lower neighbor, with a return to the written note, while 'inv' indicates the inverted form, that is, the principal note, followed by its upper neighbor, with a return to the principal note. Traditionally, the 'normal' mordent is written as a short wavy line with a vertical line through it and the inverted mordent is written without the vertical line. However, the meaning of these signs is sometimes reversed. See Read, p. 245-246. Another attribute in the visual domain would be necessary in order to be completely explicit about which visual symbol is actually to be rendered.</text:p>
      <text:h text:style-name="P2" text:outline-level="1">Used by:</text:h>
      <text:p text:style-name="Text_20_body"><text:a xlink:type="simple" xlink:href="#id859">mordent</text:a> </text:p>
      <text:h text:style-name="P2" text:outline-level="1">Module:</text:h>
      <text:p text:style-name="Text_20_body">cmnOrnaments</text:p>
      <text:h text:style-name="P3" text:outline-level="1"><text:bookmark text:name="id1013"/>form</text:h>
      <text:h text:style-name="P2" text:outline-level="1">Description:</text:h>
      <text:p text:style-name="Text_20_body">indicates whether the turn begins on the note above (norm) or on the note below (inv).</text:p>
      <text:h text:style-name="P2" text:outline-level="1">Used by:</text:h>
      <text:p text:style-name="Text_20_body"><text:a xlink:type="simple" xlink:href="#id1008">turn</text:a> </text:p>
      <text:h text:style-name="P2" text:outline-level="1">Module:</text:h>
      <text:p text:style-name="Text_20_body">cmnOrnaments</text:p>
      <text:h text:style-name="P3" text:outline-level="1"><text:bookmark text:name="id1184"/><text:soft-page-break/>form</text:h>
      <text:h text:style-name="P2" text:outline-level="1">Description:</text:h>
      <text:p text:style-name="Text_20_body">provides a subclass or functional label for the neume.</text:p>
      <text:h text:style-name="P2" text:outline-level="1">Used by:</text:h>
      <text:p text:style-name="Text_20_body"><text:a xlink:type="simple" xlink:href="#id217">ineume</text:a> </text:p>
      <text:h text:style-name="P2" text:outline-level="1">Module:</text:h>
      <text:p text:style-name="Text_20_body">neumes</text:p>
      <text:h text:style-name="P3" text:outline-level="1"><text:bookmark text:name="id1196"/>form</text:h>
      <text:h text:style-name="P2" text:outline-level="1">Description:</text:h>
      <text:p text:style-name="Text_20_body">provides a subclass or functional label for the neume.</text:p>
      <text:h text:style-name="P2" text:outline-level="1">Used by:</text:h>
      <text:p text:style-name="Text_20_body"><text:a xlink:type="simple" xlink:href="#id1190">uneume</text:a> </text:p>
      <text:h text:style-name="P2" text:outline-level="1">Module:</text:h>
      <text:p text:style-name="Text_20_body">neumes</text:p>
      <text:h text:style-name="P3" text:outline-level="1"><text:bookmark text:name="id369"/>fret</text:h>
      <text:h text:style-name="P2" text:outline-level="1">Description:</text:h>
      <text:p text:style-name="Text_20_body">records the location at which a string should be stopped against a fret.</text:p>
      <text:h text:style-name="P2" text:outline-level="1">Used by:</text:h>
      <text:p text:style-name="Text_20_body"><text:a xlink:type="simple" xlink:href="#id375">barre</text:a>, <text:a xlink:type="simple" xlink:href="#id363">chordmember</text:a> </text:p>
      <text:h text:style-name="P2" text:outline-level="1">Module:</text:h>
      <text:p text:style-name="Text_20_body">harmony</text:p>
      <text:h text:style-name="P3" text:outline-level="1"><text:bookmark text:name="id127"/>func</text:h>
      <text:h text:style-name="P2" text:outline-level="1">Description:</text:h>
      <text:p text:style-name="Text_20_body">records whether the accidental has an editorial or cautionary function.</text:p>
      <text:h text:style-name="P2" text:outline-level="1">Used by:</text:h>
      <text:p text:style-name="Text_20_body"><text:a xlink:type="simple" xlink:href="#id111">accid</text:a> </text:p>
      <text:h text:style-name="P2" text:outline-level="1"><text:soft-page-break/>Module:</text:h>
      <text:p text:style-name="Text_20_body">shared</text:p>
      <text:h text:style-name="P3" text:outline-level="1"><text:bookmark text:name="id235"/>func</text:h>
      <text:h text:style-name="P2" text:outline-level="1">Description:</text:h>
      <text:p text:style-name="Text_20_body">states whether the line break follows a single line or a line group.</text:p>
      <text:h text:style-name="P2" text:outline-level="1">Used by:</text:h>
      <text:p text:style-name="Text_20_body"><text:a xlink:type="simple" xlink:href="#id233">lb</text:a> </text:p>
      <text:h text:style-name="P2" text:outline-level="1">Module:</text:h>
      <text:p text:style-name="Text_20_body">shared</text:p>
      <text:h text:style-name="P3" text:outline-level="1"><text:bookmark text:name="id319"/>func</text:h>
      <text:h text:style-name="P2" text:outline-level="1">Description:</text:h>
      <text:p text:style-name="Text_20_body">states the side of a leaf (as in a manuscript) on which the content following the &lt;pb&gt; element occurs.</text:p>
      <text:h text:style-name="P2" text:outline-level="1">Used by:</text:h>
      <text:p text:style-name="Text_20_body"><text:a xlink:type="simple" xlink:href="#id237">pb</text:a> </text:p>
      <text:h text:style-name="P2" text:outline-level="1">Module:</text:h>
      <text:p text:style-name="Text_20_body">shared</text:p>
      <text:h text:style-name="P3" text:outline-level="1"><text:bookmark text:name="id842"/>g</text:h>
      <text:h text:style-name="P2" text:outline-level="1">Description:</text:h>
      <text:p text:style-name="Text_20_body">indicates the pedal setting, i.e., flat, natural, or sharp, for the harp's G strings.</text:p>
      <text:h text:style-name="P2" text:outline-level="1">Used by:</text:h>
      <text:p text:style-name="Text_20_body"><text:a xlink:type="simple" xlink:href="#id835">harppedal</text:a> </text:p>
      <text:h text:style-name="P2" text:outline-level="1">Module:</text:h>
      <text:p text:style-name="Text_20_body">cmn</text:p>
      <text:h text:style-name="P3" text:outline-level="1"><text:bookmark text:name="id1307"/>gliss</text:h>
      <text:h text:style-name="P2" text:outline-level="1">Description:</text:h>
      <text:p text:style-name="Text_20_body">indicates that this element participates in a glissando.</text:p>
      <text:h text:style-name="P2" text:outline-level="1"><text:soft-page-break/>Used by:</text:h>
      <text:p text:style-name="Text_20_body"><text:a xlink:type="simple" xlink:href="#id108">note</text:a> </text:p>
      <text:h text:style-name="P2" text:outline-level="1">Module:</text:h>
      <text:p text:style-name="Text_20_body">shared</text:p>
      <text:h text:style-name="P3" text:outline-level="1"><text:bookmark text:name="id1304"/>grace</text:h>
      <text:h text:style-name="P2" text:outline-level="1">Description:</text:h>
      <text:p text:style-name="Text_20_body">marks a note or chord as a "grace" (without a definitive written duration) and records from which other note/chord it should "steal" time.</text:p>
      <text:h text:style-name="P2" text:outline-level="1">Used by:</text:h>
      <text:p text:style-name="Text_20_body"><text:a xlink:type="simple" xlink:href="#id106">chord</text:a>, <text:a xlink:type="simple" xlink:href="#id108">note</text:a> </text:p>
      <text:h text:style-name="P2" text:outline-level="1">Module:</text:h>
      <text:p text:style-name="Text_20_body">cmn</text:p>
      <text:h text:style-name="P3" text:outline-level="1"><text:bookmark text:name="id1306"/>grace.time</text:h>
      <text:h text:style-name="P2" text:outline-level="1">Description:</text:h>
      <text:p text:style-name="Text_20_body">records the amount of time to be "stolen" from a non-grace note/chord.</text:p>
      <text:h text:style-name="P2" text:outline-level="1">Used by:</text:h>
      <text:p text:style-name="Text_20_body"><text:a xlink:type="simple" xlink:href="#id106">chord</text:a>, <text:a xlink:type="simple" xlink:href="#id108">note</text:a> </text:p>
      <text:h text:style-name="P2" text:outline-level="1">Module:</text:h>
      <text:p text:style-name="Text_20_body">cmn</text:p>
      <text:h text:style-name="P3" text:outline-level="1"><text:bookmark text:name="id590"/>grid.show</text:h>
      <text:h text:style-name="P2" text:outline-level="1">Description:</text:h>
      <text:p text:style-name="Text_20_body">determines whether to display guitar chord grids.</text:p>
      <text:h text:style-name="P2" text:outline-level="1">Used by:</text:h>
      <text:p text:style-name="Text_20_body"><text:a xlink:type="simple" xlink:href="#id452">staffdef</text:a> </text:p>
      <text:h text:style-name="P2" text:outline-level="1">Module:</text:h>
      <text:p text:style-name="Text_20_body">shared</text:p>
      <text:h text:style-name="P3" text:outline-level="1"><text:bookmark text:name="id646"/><text:soft-page-break/>grid.show</text:h>
      <text:h text:style-name="P2" text:outline-level="1">Description:</text:h>
      <text:p text:style-name="Text_20_body">determines whether to display guitar chord grids.</text:p>
      <text:h text:style-name="P2" text:outline-level="1">Used by:</text:h>
      <text:p text:style-name="Text_20_body"><text:a xlink:type="simple" xlink:href="#id342">scoredef</text:a> </text:p>
      <text:h text:style-name="P2" text:outline-level="1">Module:</text:h>
      <text:p text:style-name="Text_20_body">shared</text:p>
      <text:h text:style-name="P3" text:outline-level="1"><text:bookmark text:name="id980"/>halign</text:h>
      <text:h text:style-name="P2" text:outline-level="1">Description:</text:h>
      <text:p text:style-name="Text_20_body">records horizontal alignment.</text:p>
      <text:h text:style-name="P2" text:outline-level="1">Used by:</text:h>
      <text:p text:style-name="Text_20_body"><text:a xlink:type="simple" xlink:href="#id1026">rend</text:a>, <text:a xlink:type="simple" xlink:href="#id972">syl</text:a> </text:p>
      <text:h text:style-name="P2" text:outline-level="1">Module:</text:h>
      <text:p text:style-name="Text_20_body">shared</text:p>
      <text:h text:style-name="P3" text:outline-level="1"><text:bookmark text:name="id1173"/>hand</text:h>
      <text:h text:style-name="P2" text:outline-level="1">Description:</text:h>
      <text:p text:style-name="Text_20_body">signifies the hand responsible for an action. The value must be the ID of a &lt;hand&gt; element declared in the header.</text:p>
      <text:h text:style-name="P2" text:outline-level="1">Used by:</text:h>
      <text:p text:style-name="Text_20_body"><text:a xlink:type="simple" xlink:href="#id211">abbr</text:a>, <text:a xlink:type="simple" xlink:href="#id214">add</text:a>, <text:a xlink:type="simple" xlink:href="#id61">corr</text:a>, <text:a xlink:type="simple" xlink:href="#id1212">damage</text:a>, <text:a xlink:type="simple" xlink:href="#id1220">del</text:a>, <text:a xlink:type="simple" xlink:href="#id1247">expan</text:a>, <text:a xlink:type="simple" xlink:href="#id1333">gap</text:a>, <text:a xlink:type="simple" xlink:href="#id222">lem</text:a>, <text:a xlink:type="simple" xlink:href="#id1178">rdg</text:a>, <text:a xlink:type="simple" xlink:href="#id1230">restore</text:a>, <text:a xlink:type="simple" xlink:href="#id1242">unclear</text:a> </text:p>
      <text:h text:style-name="P2" text:outline-level="1">Module:</text:h>
      <text:p text:style-name="Text_20_body">shared</text:p>
      <text:h text:style-name="P3" text:outline-level="1"><text:bookmark text:name="id566"/>harm.dist</text:h>
      <text:h text:style-name="P2" text:outline-level="1">Description:</text:h>
      <text:p text:style-name="Text_20_body">records the default distance from the staff of harmonic indications, such as guitar chord grids or functional labels.</text:p>
      <text:h text:style-name="P2" text:outline-level="1">Used by:</text:h>
      <text:p text:style-name="Text_20_body"><text:a xlink:type="simple" xlink:href="#id342">scoredef</text:a>, <text:a xlink:type="simple" xlink:href="#id452">staffdef</text:a> </text:p>
      <text:h text:style-name="P2" text:outline-level="1"><text:soft-page-break/>Module:</text:h>
      <text:p text:style-name="Text_20_body">shared</text:p>
      <text:h text:style-name="P3" text:outline-level="1"><text:bookmark text:name="id1291"/>headshape</text:h>
      <text:h text:style-name="P2" text:outline-level="1">Description:</text:h>
      <text:p text:style-name="Text_20_body">used to override the headshape normally used for the given duration.</text:p>
      <text:h text:style-name="P2" text:outline-level="1">Used by:</text:h>
      <text:p text:style-name="Text_20_body"><text:a xlink:type="simple" xlink:href="#id108">note</text:a> </text:p>
      <text:h text:style-name="P2" text:outline-level="1">Module:</text:h>
      <text:p text:style-name="Text_20_body">shared</text:p>
      <text:h text:style-name="P3" text:outline-level="1"><text:bookmark text:name="id1108"/>height</text:h>
      <text:h text:style-name="P2" text:outline-level="1">Description:</text:h>
      <text:p text:style-name="Text_20_body">measurement of the vertical dimension of an image.</text:p>
      <text:h text:style-name="P2" text:outline-level="1">Used by:</text:h>
      <text:p text:style-name="Text_20_body"><text:a xlink:type="simple" xlink:href="#id1106">graphic</text:a> </text:p>
      <text:h text:style-name="P2" text:outline-level="1">Module:</text:h>
      <text:p text:style-name="Text_20_body">figtable</text:p>
      <text:h text:style-name="P3" text:outline-level="1"><text:bookmark text:name="id1203"/>hfunc</text:h>
      <text:h text:style-name="P2" text:outline-level="1">Description:</text:h>
      <text:p text:style-name="Text_20_body">describes harmonic function in any convenient typology.</text:p>
      <text:h text:style-name="P2" text:outline-level="1">Used by:</text:h>
      <text:p text:style-name="Text_20_body"><text:a xlink:type="simple" xlink:href="#id108">note</text:a>, <text:a xlink:type="simple" xlink:href="#id1190">uneume</text:a> </text:p>
      <text:h text:style-name="P2" text:outline-level="1">Module:</text:h>
      <text:p text:style-name="Text_20_body">analysis</text:p>
      <text:h text:style-name="P3" text:outline-level="1"><text:bookmark text:name="id130"/>ho</text:h>
      <text:h text:style-name="P2" text:outline-level="1">Description:</text:h>
      <text:p text:style-name="Text_20_body">records a horizontal adjustment of a feature's programmatically-determinded location in terms of staff interline distance; that is, units of 1/2 the distance between adjacent staves.</text:p>
      <text:h text:style-name="P2" text:outline-level="1"><text:soft-page-break/>Used by:</text:h>
      <text:p text:style-name="Text_20_body"><text:a xlink:type="simple" xlink:href="#id111">accid</text:a>, <text:a xlink:type="simple" xlink:href="#id391">anchoredtext</text:a>, <text:a xlink:type="simple" xlink:href="#id796">arpeg</text:a>, <text:a xlink:type="simple" xlink:href="#id142">artic</text:a>, <text:a xlink:type="simple" xlink:href="#id903">bend</text:a>, <text:a xlink:type="simple" xlink:href="#id815">breath</text:a>, <text:a xlink:type="simple" xlink:href="#id106">chord</text:a>, <text:a xlink:type="simple" xlink:href="#id172">curve</text:a>, <text:a xlink:type="simple" xlink:href="#id169">dir</text:a>, <text:a xlink:type="simple" xlink:href="#id158">dot</text:a>, <text:a xlink:type="simple" xlink:href="#id772">dynam</text:a>, <text:a xlink:type="simple" xlink:href="#id820">fermata</text:a>, <text:a xlink:type="simple" xlink:href="#id949">gliss</text:a>, <text:a xlink:type="simple" xlink:href="#id439">grpsym</text:a>, <text:a xlink:type="simple" xlink:href="#id827">hairpin</text:a>, <text:a xlink:type="simple" xlink:href="#id956">halfmrpt</text:a>, <text:a xlink:type="simple" xlink:href="#id1138">harm</text:a>, <text:a xlink:type="simple" xlink:href="#id835">harppedal</text:a>, <text:a xlink:type="simple" xlink:href="#id201">line</text:a>, <text:a xlink:type="simple" xlink:href="#id859">mordent</text:a>, <text:a xlink:type="simple" xlink:href="#id725">mrest</text:a>, <text:a xlink:type="simple" xlink:href="#id108">note</text:a>, <text:a xlink:type="simple" xlink:href="#id848">octave</text:a>, <text:a xlink:type="simple" xlink:href="#id1016">pedal</text:a>, <text:a xlink:type="simple" xlink:href="#id781">phrase</text:a>, <text:a xlink:type="simple" xlink:href="#id1023">reh</text:a>, <text:a xlink:type="simple" xlink:href="#id872">rest</text:a>, <text:a xlink:type="simple" xlink:href="#id1120">slur</text:a>, <text:a xlink:type="simple" xlink:href="#id972">syl</text:a>, <text:a xlink:type="simple" xlink:href="#id385">symbol</text:a>, <text:a xlink:type="simple" xlink:href="#id789">tempo</text:a>, <text:a xlink:type="simple" xlink:href="#id1126">tie</text:a>, <text:a xlink:type="simple" xlink:href="#id1001">trill</text:a>, <text:a xlink:type="simple" xlink:href="#id1008">turn</text:a>, <text:a xlink:type="simple" xlink:href="#id1190">uneume</text:a> </text:p>
      <text:h text:style-name="P2" text:outline-level="1">Module:</text:h>
      <text:p text:style-name="Text_20_body">shared</text:p>
      <text:h text:style-name="P3" text:outline-level="1"><text:bookmark text:name="id1418"/>initial</text:h>
      <text:h text:style-name="P2" text:outline-level="1">Description:</text:h>
      <text:p text:style-name="Text_20_body">marks this hand as the initial one of the document.</text:p>
      <text:h text:style-name="P2" text:outline-level="1">Used by:</text:h>
      <text:p text:style-name="Text_20_body"><text:a xlink:type="simple" xlink:href="#id1415">hand</text:a> </text:p>
      <text:h text:style-name="P2" text:outline-level="1">Module:</text:h>
      <text:p text:style-name="Text_20_body">header</text:p>
      <text:h text:style-name="P3" text:outline-level="1"><text:bookmark text:name="id481"/>instr</text:h>
      <text:h text:style-name="P2" text:outline-level="1">Description:</text:h>
      <text:p text:style-name="Text_20_body">provides a way of pointing to a MIDI instrument definition. It must contain the ID of an &lt;instrdef&gt; element elsewhere in the document.</text:p>
      <text:h text:style-name="P2" text:outline-level="1">Used by:</text:h>
      <text:p text:style-name="Text_20_body"><text:a xlink:type="simple" xlink:href="#id106">chord</text:a>, <text:a xlink:type="simple" xlink:href="#id455">layerdef</text:a>, <text:a xlink:type="simple" xlink:href="#id725">mrest</text:a>, <text:a xlink:type="simple" xlink:href="#id751">mspace</text:a>, <text:a xlink:type="simple" xlink:href="#id757">multirest</text:a>, <text:a xlink:type="simple" xlink:href="#id108">note</text:a>, <text:a xlink:type="simple" xlink:href="#id872">rest</text:a>, <text:a xlink:type="simple" xlink:href="#id452">staffdef</text:a>, <text:a xlink:type="simple" xlink:href="#id437">staffgrp</text:a> </text:p>
      <text:h text:style-name="P2" text:outline-level="1">Module:</text:h>
      <text:p text:style-name="Text_20_body">shared</text:p>
      <text:h text:style-name="P3" text:outline-level="1"><text:bookmark text:name="id352"/>interval</text:h>
      <text:h text:style-name="P2" text:outline-level="1">Description:</text:h>
      <text:p text:style-name="Text_20_body">specifies the (positive) numeric portion of a time interval.</text:p>
      <text:h text:style-name="P2" text:outline-level="1">Used by:</text:h>
      <text:p text:style-name="Text_20_body"><text:a xlink:type="simple" xlink:href="#id347">when</text:a> </text:p>
      <text:h text:style-name="P2" text:outline-level="1">Module:</text:h>
      <text:p text:style-name="Text_20_body">linkalign</text:p>
      <text:h text:style-name="P3" text:outline-level="1"><text:bookmark text:name="id372"/><text:soft-page-break/>inth</text:h>
      <text:h text:style-name="P2" text:outline-level="1">Description:</text:h>
      <text:p text:style-name="Text_20_body">encodes the harmonic interval between this note and other pitches occuring at the same time.</text:p>
      <text:h text:style-name="P2" text:outline-level="1">Used by:</text:h>
      <text:p text:style-name="Text_20_body"><text:a xlink:type="simple" xlink:href="#id363">chordmember</text:a>, <text:a xlink:type="simple" xlink:href="#id108">note</text:a>, <text:a xlink:type="simple" xlink:href="#id1190">uneume</text:a> </text:p>
      <text:h text:style-name="P2" text:outline-level="1">Module:</text:h>
      <text:p text:style-name="Text_20_body">analysis</text:p>
      <text:h text:style-name="P3" text:outline-level="1"><text:bookmark text:name="id1207"/>intm</text:h>
      <text:h text:style-name="P2" text:outline-level="1">Description:</text:h>
      <text:p text:style-name="Text_20_body">encodes the melodic interval from the previous pitch.</text:p>
      <text:h text:style-name="P2" text:outline-level="1">Used by:</text:h>
      <text:p text:style-name="Text_20_body"><text:a xlink:type="simple" xlink:href="#id108">note</text:a>, <text:a xlink:type="simple" xlink:href="#id1190">uneume</text:a> </text:p>
      <text:h text:style-name="P2" text:outline-level="1">Module:</text:h>
      <text:p text:style-name="Text_20_body">analysis</text:p>
      <text:h text:style-name="P3" text:outline-level="1"><text:bookmark text:name="id788"/>join</text:h>
      <text:h text:style-name="P2" text:outline-level="1">Description:</text:h>
      <text:p text:style-name="Text_20_body">used for linking visually separate slurs, sometimes necessary due to system breaks, that form a single musical phrase. Also used to indicate a measure which metrically completes the current one. Record the IDs of the separately encoded components, excluding this one.</text:p>
      <text:h text:style-name="P2" text:outline-level="1">Used by:</text:h>
      <text:p text:style-name="Text_20_body"><text:a xlink:type="simple" xlink:href="#id1155">measure</text:a>, <text:a xlink:type="simple" xlink:href="#id781">phrase</text:a>, <text:a xlink:type="simple" xlink:href="#id1120">slur</text:a> </text:p>
      <text:h text:style-name="P2" text:outline-level="1">Module:</text:h>
      <text:p text:style-name="Text_20_body">shared</text:p>
      <text:h text:style-name="P3" text:outline-level="1"><text:bookmark text:name="id541"/>key.accid</text:h>
      <text:h text:style-name="P2" text:outline-level="1">Description:</text:h>
      <text:p text:style-name="Text_20_body">contains an accidental for the tonic key, if one is required, e.g., if key.pname equals 'c' and key.accid equals 's', then a tonic of C# is indicated.</text:p>
      <text:h text:style-name="P2" text:outline-level="1">Used by:</text:h>
      <text:p text:style-name="Text_20_body"><text:a xlink:type="simple" xlink:href="#id342">scoredef</text:a>, <text:a xlink:type="simple" xlink:href="#id452">staffdef</text:a> </text:p>
      <text:h text:style-name="P2" text:outline-level="1"><text:soft-page-break/>Module:</text:h>
      <text:p text:style-name="Text_20_body">shared</text:p>
      <text:h text:style-name="P3" text:outline-level="1"><text:bookmark text:name="id542"/>key.mode</text:h>
      <text:h text:style-name="P2" text:outline-level="1">Description:</text:h>
      <text:p text:style-name="Text_20_body">indicates major, minor, or other tonality.</text:p>
      <text:h text:style-name="P2" text:outline-level="1">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543"/>key.pname</text:h>
      <text:h text:style-name="P2" text:outline-level="1">Description:</text:h>
      <text:p text:style-name="Text_20_body">holds the pitch name of the tonic key, e.g. 'c' for the key of C.</text:p>
      <text:h text:style-name="P2" text:outline-level="1">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544"/>key.sig</text:h>
      <text:h text:style-name="P2" text:outline-level="1">Description:</text:h>
      <text:p text:style-name="Text_20_body">indicates where the key lies in the circle of fifths.</text:p>
      <text:h text:style-name="P2" text:outline-level="1">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546"/>key.sig.mixed</text:h>
      <text:h text:style-name="P2" text:outline-level="1">Description:</text:h>
      <text:p text:style-name="Text_20_body">Mixed key signatures, e.g. those consisting of a mixture of flats and sharps (Read, p. 143, ex. 9-39), and key signatures with unorthodox placement of the accidentals (Read, p. 141) must be indicated by setting the key.sig attribute to 'mixed' and providing explicit keysig info in the key.sig.mixed attribute or in the &lt;keysig&gt; element. It is intended that key.sig.mixed contain a series of tokens with each token containing pitch name, accidental, <text:soft-page-break/>and octave, such as 'As4 Cs5 Ef5' that indicate what key accidentals should be rendered and where they should be placed.</text:p>
      <text:h text:style-name="P2" text:outline-level="1">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569"/>key.sig.show</text:h>
      <text:h text:style-name="P2" text:outline-level="1">Description:</text:h>
      <text:p text:style-name="Text_20_body">indicates whether the key signature should be displayed.</text:p>
      <text:h text:style-name="P2" text:outline-level="1">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570"/>key.sig.showchange</text:h>
      <text:h text:style-name="P2" text:outline-level="1">Description:</text:h>
      <text:p text:style-name="Text_20_body">determines whether cautionary accidentals should be displayed at a key change.</text:p>
      <text:h text:style-name="P2" text:outline-level="1">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572"/>label.abbr</text:h>
      <text:h text:style-name="P2" text:outline-level="1">Description:</text:h>
      <text:p text:style-name="Text_20_body">provides a label for a group of staves on pages after the first page.</text:p>
      <text:h text:style-name="P2" text:outline-level="1">Used by:</text:h>
      <text:p text:style-name="Text_20_body"><text:a xlink:type="simple" xlink:href="#id452">staffdef</text:a>, <text:a xlink:type="simple" xlink:href="#id437">staffgrp</text:a> </text:p>
      <text:h text:style-name="P2" text:outline-level="1">Module:</text:h>
      <text:p text:style-name="Text_20_body">shared</text:p>
      <text:h text:style-name="P3" text:outline-level="1"><text:bookmark text:name="id573"/><text:soft-page-break/>label.full</text:h>
      <text:h text:style-name="P2" text:outline-level="1">Description:</text:h>
      <text:p text:style-name="Text_20_body">provides a label for a group of staves on the first page; label.abbr is used thereafter.</text:p>
      <text:h text:style-name="P2" text:outline-level="1">Used by:</text:h>
      <text:p text:style-name="Text_20_body"><text:a xlink:type="simple" xlink:href="#id452">staffdef</text:a>, <text:a xlink:type="simple" xlink:href="#id437">staffgrp</text:a> </text:p>
      <text:h text:style-name="P2" text:outline-level="1">Module:</text:h>
      <text:p text:style-name="Text_20_body">shared</text:p>
      <text:h text:style-name="P3" text:outline-level="1"><text:bookmark text:name="id305"/>layer</text:h>
      <text:h text:style-name="P2" text:outline-level="1">Description:</text:h>
      <text:p text:style-name="Text_20_body">identifies the layer to which a feature applies.</text:p>
      <text:h text:style-name="P2" text:outline-level="1">Used by:</text:h>
      <text:p text:style-name="Text_20_body"><text:a xlink:type="simple" xlink:href="#id297">annot</text:a>, <text:a xlink:type="simple" xlink:href="#id897">beam</text:a>, <text:a xlink:type="simple" xlink:href="#id927">beatrpt</text:a>, <text:a xlink:type="simple" xlink:href="#id934">btrem</text:a>, <text:a xlink:type="simple" xlink:href="#id683">cc</text:a>, <text:a xlink:type="simple" xlink:href="#id692">chan</text:a>, <text:a xlink:type="simple" xlink:href="#id695">chanpr</text:a>, <text:a xlink:type="simple" xlink:href="#id106">chord</text:a>, <text:a xlink:type="simple" xlink:href="#id861">clefchange</text:a>, <text:a xlink:type="simple" xlink:href="#id697">cue</text:a>, <text:a xlink:type="simple" xlink:href="#id941">ftrem</text:a>, <text:a xlink:type="simple" xlink:href="#id956">halfmrpt</text:a>, <text:a xlink:type="simple" xlink:href="#id699">hex</text:a>, <text:a xlink:type="simple" xlink:href="#id961">lyrics</text:a>, <text:a xlink:type="simple" xlink:href="#id701">marker</text:a>, <text:a xlink:type="simple" xlink:href="#id703">metatext</text:a>, <text:a xlink:type="simple" xlink:href="#id681">midi</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8">note</text:a>, <text:a xlink:type="simple" xlink:href="#id705">noteoff</text:a>, <text:a xlink:type="simple" xlink:href="#id707">noteon</text:a>, <text:a xlink:type="simple" xlink:href="#id868">pad</text:a>, <text:a xlink:type="simple" xlink:href="#id709">port</text:a>, <text:a xlink:type="simple" xlink:href="#id711">prog</text:a>, <text:a xlink:type="simple" xlink:href="#id872">rest</text:a>, <text:a xlink:type="simple" xlink:href="#id713">seqnum</text:a>, <text:a xlink:type="simple" xlink:href="#id890">space</text:a>, <text:a xlink:type="simple" xlink:href="#id716">trkname</text:a>, <text:a xlink:type="simple" xlink:href="#id905">tuplet</text:a>, <text:a xlink:type="simple" xlink:href="#id1131">tupletspan</text:a>, <text:a xlink:type="simple" xlink:href="#id1190">uneume</text:a>, <text:a xlink:type="simple" xlink:href="#id718">vel</text:a> </text:p>
      <text:h text:style-name="P2" text:outline-level="1">Module:</text:h>
      <text:p text:style-name="Text_20_body">shared</text:p>
      <text:h text:style-name="P3" text:outline-level="1"><text:bookmark text:name="id777"/>layer</text:h>
      <text:h text:style-name="P2" text:outline-level="1">Description:</text:h>
      <text:p text:style-name="Text_20_body">signifies the layer within which a control event is active.</text:p>
      <text:h text:style-name="P2" text:outline-level="1">Used by:</text:h>
      <text:p text:style-name="Text_20_body"><text:a xlink:type="simple" xlink:href="#id796">arpeg</text:a>, <text:a xlink:type="simple" xlink:href="#id803">beamspan</text:a>, <text:a xlink:type="simple" xlink:href="#id903">bend</text:a>, <text:a xlink:type="simple" xlink:href="#id815">breath</text:a>, <text:a xlink:type="simple" xlink:href="#id169">dir</text:a>, <text:a xlink:type="simple" xlink:href="#id772">dynam</text:a>, <text:a xlink:type="simple" xlink:href="#id820">fermata</text:a>, <text:a xlink:type="simple" xlink:href="#id949">gliss</text:a>, <text:a xlink:type="simple" xlink:href="#id827">hairpin</text:a>, <text:a xlink:type="simple" xlink:href="#id1138">harm</text:a>, <text:a xlink:type="simple" xlink:href="#id835">harppedal</text:a>, <text:a xlink:type="simple" xlink:href="#id859">mordent</text:a>, <text:a xlink:type="simple" xlink:href="#id848">octave</text:a>, <text:a xlink:type="simple" xlink:href="#id1016">pedal</text:a>, <text:a xlink:type="simple" xlink:href="#id781">phrase</text:a>, <text:a xlink:type="simple" xlink:href="#id1120">slur</text:a>, <text:a xlink:type="simple" xlink:href="#id789">tempo</text:a>, <text:a xlink:type="simple" xlink:href="#id1126">tie</text:a>, <text:a xlink:type="simple" xlink:href="#id1001">trill</text:a>, <text:a xlink:type="simple" xlink:href="#id1008">turn</text:a> </text:p>
      <text:h text:style-name="P2" text:outline-level="1">Module:</text:h>
      <text:p text:style-name="Text_20_body">shared</text:p>
      <text:h text:style-name="P3" text:outline-level="1"><text:bookmark text:name="id591"/>layerscheme</text:h>
      <text:h text:style-name="P2" text:outline-level="1">Description:</text:h>
      <text:p text:style-name="Text_20_body">indicates the number of layers and their stem directions.</text:p>
      <text:h text:style-name="P2" text:outline-level="1">Used by:</text:h>
      <text:p text:style-name="Text_20_body"><text:a xlink:type="simple" xlink:href="#id452">staffdef</text:a> </text:p>
      <text:h text:style-name="P2" text:outline-level="1"><text:soft-page-break/>Module:</text:h>
      <text:p text:style-name="Text_20_body">shared</text:p>
      <text:h text:style-name="P3" text:outline-level="1"><text:bookmark text:name="id1165"/>left</text:h>
      <text:h text:style-name="P2" text:outline-level="1">Description:</text:h>
      <text:p text:style-name="Text_20_body">indicates the visual rendition of the left barline. It is present here only for facilitation of translation from legacy encodings which use it. Usually, it can be safely ignored.</text:p>
      <text:h text:style-name="P2" text:outline-level="1">Used by:</text:h>
      <text:p text:style-name="Text_20_body"><text:a xlink:type="simple" xlink:href="#id1155">measure</text:a> </text:p>
      <text:h text:style-name="P2" text:outline-level="1">Module:</text:h>
      <text:p text:style-name="Text_20_body">shared</text:p>
      <text:h text:style-name="P3" text:outline-level="1"><text:bookmark text:name="id1094"/>level</text:h>
      <text:h text:style-name="P2" text:outline-level="1">Description:</text:h>
      <text:p text:style-name="Text_20_body">indicates whether this is the title of an article, monograph, journal, series, or unpublished material.</text:p>
      <text:h text:style-name="P2" text:outline-level="1">Used by:</text:h>
      <text:p text:style-name="Text_20_body"><text:a xlink:type="simple" xlink:href="#id1091">title</text:a> </text:p>
      <text:h text:style-name="P2" text:outline-level="1">Module:</text:h>
      <text:p text:style-name="Text_20_body">shared</text:p>
      <text:h text:style-name="P3" text:outline-level="1"><text:bookmark text:name="id1276"/>lig</text:h>
      <text:h text:style-name="P2" text:outline-level="1">Description:</text:h>
      <text:p text:style-name="Text_20_body">indicates this element's participation in a ligature.</text:p>
      <text:h text:style-name="P2" text:outline-level="1">Used by:</text:h>
      <text:p text:style-name="Text_20_body"><text:a xlink:type="simple" xlink:href="#id108">note</text:a> </text:p>
      <text:h text:style-name="P2" text:outline-level="1">Module:</text:h>
      <text:p text:style-name="Text_20_body">shared</text:p>
      <text:h text:style-name="P3" text:outline-level="1"><text:bookmark text:name="id491"/>line</text:h>
      <text:h text:style-name="P2" text:outline-level="1">Description:</text:h>
      <text:p text:style-name="Text_20_body">indicates the line upon which a feature stands. The value must be in the range between 1 and the number of lines on the staff.</text:p>
      <text:h text:style-name="P2" text:outline-level="1"><text:soft-page-break/>Used by:</text:h>
      <text:p text:style-name="Text_20_body"><text:a xlink:type="simple" xlink:href="#id483">clef</text:a>, <text:a xlink:type="simple" xlink:href="#id861">clefchange</text:a>, <text:a xlink:type="simple" xlink:href="#id872">rest</text:a> </text:p>
      <text:h text:style-name="P2" text:outline-level="1">Module:</text:h>
      <text:p text:style-name="Text_20_body">shared</text:p>
      <text:h text:style-name="P3" text:outline-level="1"><text:bookmark text:name="id593"/>lines</text:h>
      <text:h text:style-name="P2" text:outline-level="1">Description:</text:h>
      <text:p text:style-name="Text_20_body">indicates the number of stafflines.</text:p>
      <text:h text:style-name="P2" text:outline-level="1">Used by:</text:h>
      <text:p text:style-name="Text_20_body"><text:a xlink:type="simple" xlink:href="#id452">staffdef</text:a> </text:p>
      <text:h text:style-name="P2" text:outline-level="1">Module:</text:h>
      <text:p text:style-name="Text_20_body">shared</text:p>
      <text:h text:style-name="P3" text:outline-level="1"><text:bookmark text:name="id594"/>lines.color</text:h>
      <text:h text:style-name="P2" text:outline-level="1">Description:</text:h>
      <text:p text:style-name="Text_20_body">encodes the colors of the staff lines. The value is structured; that is, it should have the same number of space-separated RGB values as the number of lines indicated by the lines attribute. A line can be made invisible by assigning it the same RGB value as the background, usually white.</text:p>
      <text:h text:style-name="P2" text:outline-level="1">Used by:</text:h>
      <text:p text:style-name="Text_20_body"><text:a xlink:type="simple" xlink:href="#id452">staffdef</text:a> </text:p>
      <text:h text:style-name="P2" text:outline-level="1">Module:</text:h>
      <text:p text:style-name="Text_20_body">shared</text:p>
      <text:h text:style-name="P3" text:outline-level="1"><text:bookmark text:name="id595"/>lines.visible</text:h>
      <text:h text:style-name="P2" text:outline-level="1">Description:</text:h>
      <text:p text:style-name="Text_20_body">records whether all stafflines are visible.</text:p>
      <text:h text:style-name="P2" text:outline-level="1">Used by:</text:h>
      <text:p text:style-name="Text_20_body"><text:a xlink:type="simple" xlink:href="#id452">staffdef</text:a> </text:p>
      <text:h text:style-name="P2" text:outline-level="1">Module:</text:h>
      <text:p text:style-name="Text_20_body">shared</text:p>
      <text:h text:style-name="P3" text:outline-level="1"><text:bookmark text:name="id162"/><text:soft-page-break/>loc</text:h>
      <text:h text:style-name="P2" text:outline-level="1">Description:</text:h>
      <text:p text:style-name="Text_20_body">holds the staff location of the feature.</text:p>
      <text:h text:style-name="P2" text:outline-level="1">Used by:</text:h>
      <text:p text:style-name="Text_20_body"><text:a xlink:type="simple" xlink:href="#id158">dot</text:a>, <text:a xlink:type="simple" xlink:href="#id400">keyaccid</text:a>, <text:a xlink:type="simple" xlink:href="#id501">mensur</text:a> </text:p>
      <text:h text:style-name="P2" text:outline-level="1">Module:</text:h>
      <text:p text:style-name="Text_20_body">shared</text:p>
      <text:h text:style-name="P3" text:outline-level="1"><text:bookmark text:name="id998"/>long</text:h>
      <text:h text:style-name="P2" text:outline-level="1">Description:</text:h>
      <text:p text:style-name="Text_20_body">When the long attribute is set to 'yes', a double or long mordent, consisting of 5 notes, is indicated.</text:p>
      <text:h text:style-name="P2" text:outline-level="1">Used by:</text:h>
      <text:p text:style-name="Text_20_body"><text:a xlink:type="simple" xlink:href="#id859">mordent</text:a> </text:p>
      <text:h text:style-name="P2" text:outline-level="1">Module:</text:h>
      <text:p text:style-name="Text_20_body">cmnOrnaments</text:p>
      <text:h text:style-name="P3" text:outline-level="1"><text:bookmark text:name="id1546"/>lrx</text:h>
      <text:h text:style-name="P2" text:outline-level="1">Description:</text:h>
      <text:p text:style-name="Text_20_body">indicates the lower-right corner x coordinate.</text:p>
      <text:h text:style-name="P2" text:outline-level="1">Used by:</text:h>
      <text:p text:style-name="Text_20_body"><text:a xlink:type="simple" xlink:href="#id1537">surface</text:a>, <text:a xlink:type="simple" xlink:href="#id1540">zone</text:a> </text:p>
      <text:h text:style-name="P2" text:outline-level="1">Module:</text:h>
      <text:p text:style-name="Text_20_body">shared</text:p>
      <text:h text:style-name="P3" text:outline-level="1"><text:bookmark text:name="id1547"/>lry</text:h>
      <text:h text:style-name="P2" text:outline-level="1">Description:</text:h>
      <text:p text:style-name="Text_20_body">indicates the lower-left corner x coordinate.</text:p>
      <text:h text:style-name="P2" text:outline-level="1">Used by:</text:h>
      <text:p text:style-name="Text_20_body"><text:a xlink:type="simple" xlink:href="#id1537">surface</text:a>, <text:a xlink:type="simple" xlink:href="#id1540">zone</text:a> </text:p>
      <text:h text:style-name="P2" text:outline-level="1"><text:soft-page-break/>Module:</text:h>
      <text:p text:style-name="Text_20_body">shared</text:p>
      <text:h text:style-name="P3" text:outline-level="1"><text:bookmark text:name="id1275"/>lv</text:h>
      <text:h text:style-name="P2" text:outline-level="1">Description:</text:h>
      <text:p text:style-name="Text_20_body">indicates the attachment of an l.v. (laissez vibrer) sign to this element.</text:p>
      <text:h text:style-name="P2" text:outline-level="1">Used by:</text:h>
      <text:p text:style-name="Text_20_body"><text:a xlink:type="simple" xlink:href="#id106">chord</text:a>, <text:a xlink:type="simple" xlink:href="#id108">note</text:a> </text:p>
      <text:h text:style-name="P2" text:outline-level="1">Module:</text:h>
      <text:p text:style-name="Text_20_body">cmn</text:p>
      <text:h text:style-name="P3" text:outline-level="1"><text:bookmark text:name="id575"/>lyric.align</text:h>
      <text:h text:style-name="P2" text:outline-level="1">Description:</text:h>
      <text:p text:style-name="Text_20_body">describes the alignment of lyric syllables associated with a note or chord.</text:p>
      <text:h text:style-name="P2" text:outline-level="1">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576"/>lyric.fam</text:h>
      <text:h text:style-name="P2" text:outline-level="1">Description:</text:h>
      <text:p text:style-name="Text_20_body">sets the font family default value for lyrics.</text:p>
      <text:h text:style-name="P2" text:outline-level="1">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577"/>lyric.name</text:h>
      <text:h text:style-name="P2" text:outline-level="1">Description:</text:h>
      <text:p text:style-name="Text_20_body">sets the font name default value for lyrics.</text:p>
      <text:h text:style-name="P2" text:outline-level="1"><text:soft-page-break/>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578"/>lyric.size</text:h>
      <text:h text:style-name="P2" text:outline-level="1">Description:</text:h>
      <text:p text:style-name="Text_20_body">sets the default font size value for lyrics.</text:p>
      <text:h text:style-name="P2" text:outline-level="1">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579"/>lyric.style</text:h>
      <text:h text:style-name="P2" text:outline-level="1">Description:</text:h>
      <text:p text:style-name="Text_20_body">sets the default font style value for lyrics.</text:p>
      <text:h text:style-name="P2" text:outline-level="1">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580"/>lyric.weight</text:h>
      <text:h text:style-name="P2" text:outline-level="1">Description:</text:h>
      <text:p text:style-name="Text_20_body">sets the default font weight value for lyrics.</text:p>
      <text:h text:style-name="P2" text:outline-level="1">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355"/><text:soft-page-break/>mediacontent</text:h>
      <text:h text:style-name="P2" text:outline-level="1">Description:</text:h>
      <text:p text:style-name="Text_20_body">holds the web-addressable location of the external digital media.</text:p>
      <text:h text:style-name="P2" text:outline-level="1">Used by:</text:h>
      <text:p text:style-name="Text_20_body"><text:a xlink:type="simple" xlink:href="#id345">timeline</text:a> </text:p>
      <text:h text:style-name="P2" text:outline-level="1">Module:</text:h>
      <text:p text:style-name="Text_20_body">linkalign</text:p>
      <text:h text:style-name="P3" text:outline-level="1"><text:bookmark text:name="id356"/>medialength</text:h>
      <text:h text:style-name="P2" text:outline-level="1">Description:</text:h>
      <text:p text:style-name="Text_20_body">indicates the length of the external digital file.</text:p>
      <text:h text:style-name="P2" text:outline-level="1">Used by:</text:h>
      <text:p text:style-name="Text_20_body"><text:a xlink:type="simple" xlink:href="#id345">timeline</text:a> </text:p>
      <text:h text:style-name="P2" text:outline-level="1">Module:</text:h>
      <text:p text:style-name="Text_20_body">linkalign</text:p>
      <text:h text:style-name="P3" text:outline-level="1"><text:bookmark text:name="id1329"/>medium</text:h>
      <text:h text:style-name="P2" text:outline-level="1">Description:</text:h>
      <text:p text:style-name="Text_20_body">describes the writing medium.</text:p>
      <text:h text:style-name="P2" text:outline-level="1">Used by:</text:h>
      <text:p text:style-name="Text_20_body"><text:a xlink:type="simple" xlink:href="#id1415">hand</text:a>, <text:a xlink:type="simple" xlink:href="#id1326">handshift</text:a> </text:p>
      <text:h text:style-name="P2" text:outline-level="1">Module:</text:h>
      <text:p text:style-name="Text_20_body">shared</text:p>
      <text:h text:style-name="P3" text:outline-level="1"><text:bookmark text:name="id1531"/>meiversion</text:h>
      <text:h text:style-name="P2" text:outline-level="1">Description:</text:h>
      <text:p text:style-name="Text_20_body">records the version of MEI used by the file.</text:p>
      <text:h text:style-name="P2" text:outline-level="1">Used by:</text:h>
      <text:p text:style-name="Text_20_body"><text:a xlink:type="simple" xlink:href="#id27">mei</text:a>, <text:a xlink:type="simple" xlink:href="#id1587">meicorpus</text:a>, <text:a xlink:type="simple" xlink:href="#id28">meihead</text:a>, <text:a xlink:type="simple" xlink:href="#id1533">music</text:a> </text:p>
      <text:h text:style-name="P2" text:outline-level="1"><text:soft-page-break/>Module:</text:h>
      <text:p text:style-name="Text_20_body">shared</text:p>
      <text:h text:style-name="P3" text:outline-level="1"><text:bookmark text:name="id554"/>mensur.dot</text:h>
      <text:h text:style-name="P2" text:outline-level="1">Description:</text:h>
      <text:p text:style-name="Text_20_body">determines if a dot is to be added to the base symbol.</text:p>
      <text:h text:style-name="P2" text:outline-level="1">Used by:</text:h>
      <text:p text:style-name="Text_20_body"><text:a xlink:type="simple" xlink:href="#id342">scoredef</text:a>, <text:a xlink:type="simple" xlink:href="#id452">staffdef</text:a> </text:p>
      <text:h text:style-name="P2" text:outline-level="1">Module:</text:h>
      <text:p text:style-name="Text_20_body">mensural</text:p>
      <text:h text:style-name="P3" text:outline-level="1"><text:bookmark text:name="id606"/>mensur.form</text:h>
      <text:h text:style-name="P2" text:outline-level="1">Description:</text:h>
      <text:p text:style-name="Text_20_body">indicates whether the base symbol is written vertically or horizontally.</text:p>
      <text:h text:style-name="P2" text:outline-level="1">Used by:</text:h>
      <text:p text:style-name="Text_20_body"><text:a xlink:type="simple" xlink:href="#id342">scoredef</text:a>, <text:a xlink:type="simple" xlink:href="#id452">staffdef</text:a> </text:p>
      <text:h text:style-name="P2" text:outline-level="1">Module:</text:h>
      <text:p text:style-name="Text_20_body">mensural</text:p>
      <text:h text:style-name="P3" text:outline-level="1"><text:bookmark text:name="id607"/>mensur.loc</text:h>
      <text:h text:style-name="P2" text:outline-level="1">Description:</text:h>
      <text:p text:style-name="Text_20_body">holds the staff location of the mensuration sign.</text:p>
      <text:h text:style-name="P2" text:outline-level="1">Used by:</text:h>
      <text:p text:style-name="Text_20_body"><text:a xlink:type="simple" xlink:href="#id342">scoredef</text:a>, <text:a xlink:type="simple" xlink:href="#id452">staffdef</text:a> </text:p>
      <text:h text:style-name="P2" text:outline-level="1">Module:</text:h>
      <text:p text:style-name="Text_20_body">mensural</text:p>
      <text:h text:style-name="P3" text:outline-level="1"><text:bookmark text:name="id555"/>mensur.orient</text:h>
      <text:h text:style-name="P2" text:outline-level="1">Description:</text:h>
      <text:p text:style-name="Text_20_body">describes the rotation or reflection of the base symbol.</text:p>
      <text:h text:style-name="P2" text:outline-level="1"><text:soft-page-break/>Used by:</text:h>
      <text:p text:style-name="Text_20_body"><text:a xlink:type="simple" xlink:href="#id342">scoredef</text:a>, <text:a xlink:type="simple" xlink:href="#id452">staffdef</text:a> </text:p>
      <text:h text:style-name="P2" text:outline-level="1">Module:</text:h>
      <text:p text:style-name="Text_20_body">mensural</text:p>
      <text:h text:style-name="P3" text:outline-level="1"><text:bookmark text:name="id556"/>mensur.sign</text:h>
      <text:h text:style-name="P2" text:outline-level="1">Description:</text:h>
      <text:p text:style-name="Text_20_body">the base symbol in the mensuration sign/time signature of mensural notation.</text:p>
      <text:h text:style-name="P2" text:outline-level="1">Used by:</text:h>
      <text:p text:style-name="Text_20_body"><text:a xlink:type="simple" xlink:href="#id342">scoredef</text:a>, <text:a xlink:type="simple" xlink:href="#id452">staffdef</text:a> </text:p>
      <text:h text:style-name="P2" text:outline-level="1">Module:</text:h>
      <text:p text:style-name="Text_20_body">mensural</text:p>
      <text:h text:style-name="P3" text:outline-level="1"><text:bookmark text:name="id608"/>mensur.size</text:h>
      <text:h text:style-name="P2" text:outline-level="1">Description:</text:h>
      <text:p text:style-name="Text_20_body">describes the relative size of the mensuration sign.</text:p>
      <text:h text:style-name="P2" text:outline-level="1">Used by:</text:h>
      <text:p text:style-name="Text_20_body"><text:a xlink:type="simple" xlink:href="#id342">scoredef</text:a>, <text:a xlink:type="simple" xlink:href="#id452">staffdef</text:a> </text:p>
      <text:h text:style-name="P2" text:outline-level="1">Module:</text:h>
      <text:p text:style-name="Text_20_body">mensural</text:p>
      <text:h text:style-name="P3" text:outline-level="1"><text:bookmark text:name="id557"/>mensur.slash</text:h>
      <text:h text:style-name="P2" text:outline-level="1">Description:</text:h>
      <text:p text:style-name="Text_20_body">indicates the number lines added to the mensuration sign. For example, one slash is added for what we now call 'alla breve'.</text:p>
      <text:h text:style-name="P2" text:outline-level="1">Used by:</text:h>
      <text:p text:style-name="Text_20_body"><text:a xlink:type="simple" xlink:href="#id342">scoredef</text:a>, <text:a xlink:type="simple" xlink:href="#id452">staffdef</text:a> </text:p>
      <text:h text:style-name="P2" text:outline-level="1">Module:</text:h>
      <text:p text:style-name="Text_20_body">mensural</text:p>
      <text:h text:style-name="P3" text:outline-level="1"><text:bookmark text:name="id548"/><text:soft-page-break/>meter.count</text:h>
      <text:h text:style-name="P2" text:outline-level="1">Description:</text:h>
      <text:p text:style-name="Text_20_body">captures the number of beats in a measure, that is, the top number of the meter signature.</text:p>
      <text:h text:style-name="P2" text:outline-level="1">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582"/>meter.rend</text:h>
      <text:h text:style-name="P2" text:outline-level="1">Description:</text:h>
      <text:p text:style-name="Text_20_body">contains indication of how the meter signature should be rendered.</text:p>
      <text:h text:style-name="P2" text:outline-level="1">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583"/>meter.showchange</text:h>
      <text:h text:style-name="P2" text:outline-level="1">Description:</text:h>
      <text:p text:style-name="Text_20_body">determines whether a new meter signature should be displayed when the meter signature changes.</text:p>
      <text:h text:style-name="P2" text:outline-level="1">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584"/>meter.sym</text:h>
      <text:h text:style-name="P2" text:outline-level="1">Description:</text:h>
      <text:p text:style-name="Text_20_body">indicates the use of a meter symbol instead of a numeric meter signature, that is, 'C' for common time or 'C' with a slash for cut time.</text:p>
      <text:h text:style-name="P2" text:outline-level="1">Used by:</text:h>
      <text:p text:style-name="Text_20_body"><text:a xlink:type="simple" xlink:href="#id342">scoredef</text:a>, <text:a xlink:type="simple" xlink:href="#id452">staffdef</text:a> </text:p>
      <text:h text:style-name="P2" text:outline-level="1"><text:soft-page-break/>Module:</text:h>
      <text:p text:style-name="Text_20_body">shared</text:p>
      <text:h text:style-name="P3" text:outline-level="1"><text:bookmark text:name="id549"/>meter.unit</text:h>
      <text:h text:style-name="P2" text:outline-level="1">Description:</text:h>
      <text:p text:style-name="Text_20_body">contains the number indicating the beat unit, that is, the bottom number of the meter signature.</text:p>
      <text:h text:style-name="P2" text:outline-level="1">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1497"/>method</text:h>
      <text:h text:style-name="P2" text:outline-level="1">Description:</text:h>
      <text:p text:style-name="Text_20_body">indicates the method employed to mark corrections and normalizations.</text:p>
      <text:h text:style-name="P2" text:outline-level="1">Used by:</text:h>
      <text:p text:style-name="Text_20_body"><text:a xlink:type="simple" xlink:href="#id1493">correction</text:a>, <text:a xlink:type="simple" xlink:href="#id1502">normalization</text:a> </text:p>
      <text:h text:style-name="P2" text:outline-level="1">Module:</text:h>
      <text:p text:style-name="Text_20_body">header</text:p>
      <text:h text:style-name="P3" text:outline-level="1"><text:bookmark text:name="id1205"/>mfunc</text:h>
      <text:h text:style-name="P2" text:outline-level="1">Description:</text:h>
      <text:p text:style-name="Text_20_body">describes melodic function in any convenient typology.</text:p>
      <text:h text:style-name="P2" text:outline-level="1">Used by:</text:h>
      <text:p text:style-name="Text_20_body"><text:a xlink:type="simple" xlink:href="#id106">chord</text:a>, <text:a xlink:type="simple" xlink:href="#id108">note</text:a>, <text:a xlink:type="simple" xlink:href="#id1190">uneume</text:a> </text:p>
      <text:h text:style-name="P2" text:outline-level="1">Module:</text:h>
      <text:p text:style-name="Text_20_body">analysis</text:p>
      <text:h text:style-name="P3" text:outline-level="1"><text:bookmark text:name="id425"/>midi.channel</text:h>
      <text:h text:style-name="P2" text:outline-level="1">Description:</text:h>
      <text:p text:style-name="Text_20_body">records a MIDI channel value.</text:p>
      <text:h text:style-name="P2" text:outline-level="1"><text:soft-page-break/>Used by:</text:h>
      <text:p text:style-name="Text_20_body"><text:a xlink:type="simple" xlink:href="#id422">instrdef</text:a>, <text:a xlink:type="simple" xlink:href="#id342">scoredef</text:a> </text:p>
      <text:h text:style-name="P2" text:outline-level="1">Module:</text:h>
      <text:p text:style-name="Text_20_body">midi</text:p>
      <text:h text:style-name="P3" text:outline-level="1"><text:bookmark text:name="id427"/>midi.duty</text:h>
      <text:h text:style-name="P2" text:outline-level="1">Description:</text:h>
      <text:p text:style-name="Text_20_body">specifies the 'on' part of the duty cycle as a percentage of a note's duration.</text:p>
      <text:h text:style-name="P2" text:outline-level="1">Used by:</text:h>
      <text:p text:style-name="Text_20_body"><text:a xlink:type="simple" xlink:href="#id422">instrdef</text:a>, <text:a xlink:type="simple" xlink:href="#id342">scoredef</text:a> </text:p>
      <text:h text:style-name="P2" text:outline-level="1">Module:</text:h>
      <text:p text:style-name="Text_20_body">midi</text:p>
      <text:h text:style-name="P3" text:outline-level="1"><text:bookmark text:name="id433"/>midi.instrname</text:h>
      <text:h text:style-name="P2" text:outline-level="1">Description:</text:h>
      <text:p text:style-name="Text_20_body">provides a label for the MIDI instrument.</text:p>
      <text:h text:style-name="P2" text:outline-level="1">Used by:</text:h>
      <text:p text:style-name="Text_20_body"><text:a xlink:type="simple" xlink:href="#id422">instrdef</text:a> </text:p>
      <text:h text:style-name="P2" text:outline-level="1">Module:</text:h>
      <text:p text:style-name="Text_20_body">midi</text:p>
      <text:h text:style-name="P3" text:outline-level="1"><text:bookmark text:name="id432"/>midi.instrnum</text:h>
      <text:h text:style-name="P2" text:outline-level="1">Description:</text:h>
      <text:p text:style-name="Text_20_body">sets the MIDI instrument number.</text:p>
      <text:h text:style-name="P2" text:outline-level="1">Used by:</text:h>
      <text:p text:style-name="Text_20_body"><text:a xlink:type="simple" xlink:href="#id422">instrdef</text:a> </text:p>
      <text:h text:style-name="P2" text:outline-level="1">Module:</text:h>
      <text:p text:style-name="Text_20_body">midi</text:p>
      <text:h text:style-name="P3" text:outline-level="1"><text:bookmark text:name="id428"/><text:soft-page-break/>midi.port</text:h>
      <text:h text:style-name="P2" text:outline-level="1">Description:</text:h>
      <text:p text:style-name="Text_20_body">sets the default MIDI port value.</text:p>
      <text:h text:style-name="P2" text:outline-level="1">Used by:</text:h>
      <text:p text:style-name="Text_20_body"><text:a xlink:type="simple" xlink:href="#id422">instrdef</text:a>, <text:a xlink:type="simple" xlink:href="#id342">scoredef</text:a> </text:p>
      <text:h text:style-name="P2" text:outline-level="1">Module:</text:h>
      <text:p text:style-name="Text_20_body">midi</text:p>
      <text:h text:style-name="P3" text:outline-level="1"><text:bookmark text:name="id649"/>midi.tempo</text:h>
      <text:h text:style-name="P2" text:outline-level="1">Description:</text:h>
      <text:p text:style-name="Text_20_body">contains a MIDI value, that is, the number of quarter notes per minute in the range from 10 to 1000.</text:p>
      <text:h text:style-name="P2" text:outline-level="1">Used by:</text:h>
      <text:p text:style-name="Text_20_body"><text:a xlink:type="simple" xlink:href="#id342">scoredef</text:a>, <text:a xlink:type="simple" xlink:href="#id789">tempo</text:a> </text:p>
      <text:h text:style-name="P2" text:outline-level="1">Module:</text:h>
      <text:p text:style-name="Text_20_body">midi</text:p>
      <text:h text:style-name="P3" text:outline-level="1"><text:bookmark text:name="id430"/>midi.track</text:h>
      <text:h text:style-name="P2" text:outline-level="1">Description:</text:h>
      <text:p text:style-name="Text_20_body">sets the default MIDI track.</text:p>
      <text:h text:style-name="P2" text:outline-level="1">Used by:</text:h>
      <text:p text:style-name="Text_20_body"><text:a xlink:type="simple" xlink:href="#id422">instrdef</text:a>, <text:a xlink:type="simple" xlink:href="#id342">scoredef</text:a> </text:p>
      <text:h text:style-name="P2" text:outline-level="1">Module:</text:h>
      <text:p text:style-name="Text_20_body">midi</text:p>
      <text:h text:style-name="P3" text:outline-level="1"><text:bookmark text:name="id39"/>mimetype</text:h>
      <text:h text:style-name="P2" text:outline-level="1">Description:</text:h>
      <text:p text:style-name="Text_20_body">specifies the applicable MIME (multimedia internet mail extension) type. The value should be a valid MIME media type defined by the Internet Engineering Task Force in RFC 2046.</text:p>
      <text:h text:style-name="P2" text:outline-level="1">Used by:</text:h>
      <text:p text:style-name="Text_20_body"><text:a xlink:type="simple" xlink:href="#id34">extptr</text:a>, <text:a xlink:type="simple" xlink:href="#id1106">graphic</text:a> </text:p>
      <text:h text:style-name="P2" text:outline-level="1"><text:soft-page-break/>Module:</text:h>
      <text:p text:style-name="Text_20_body">shared</text:p>
      <text:h text:style-name="P3" text:outline-level="1"><text:bookmark text:name="id652"/>mm</text:h>
      <text:h text:style-name="P2" text:outline-level="1">Description:</text:h>
      <text:p text:style-name="Text_20_body">used to describe tempo in terms of beats (meter signature denominator) per minute, ala M.M. (Maezel's Metronome).</text:p>
      <text:h text:style-name="P2" text:outline-level="1">Used by:</text:h>
      <text:p text:style-name="Text_20_body"><text:a xlink:type="simple" xlink:href="#id342">scoredef</text:a>, <text:a xlink:type="simple" xlink:href="#id789">tempo</text:a> </text:p>
      <text:h text:style-name="P2" text:outline-level="1">Module:</text:h>
      <text:p text:style-name="Text_20_body">shared</text:p>
      <text:h text:style-name="P3" text:outline-level="1"><text:bookmark text:name="id621"/>mnum.visible</text:h>
      <text:h text:style-name="P2" text:outline-level="1">Description:</text:h>
      <text:p text:style-name="Text_20_body">indicates whether measure numbers should be displayed.</text:p>
      <text:h text:style-name="P2" text:outline-level="1">Used by:</text:h>
      <text:p text:style-name="Text_20_body"><text:a xlink:type="simple" xlink:href="#id342">scoredef</text:a> </text:p>
      <text:h text:style-name="P2" text:outline-level="1">Module:</text:h>
      <text:p text:style-name="Text_20_body">shared</text:p>
      <text:h text:style-name="P3" text:outline-level="1"><text:bookmark text:name="id404"/>mode</text:h>
      <text:h text:style-name="P2" text:outline-level="1">Description:</text:h>
      <text:p text:style-name="Text_20_body">indicates major, minor, or other tonality.</text:p>
      <text:h text:style-name="P2" text:outline-level="1">Used by:</text:h>
      <text:p text:style-name="Text_20_body"><text:a xlink:type="simple" xlink:href="#id397">keysig</text:a> </text:p>
      <text:h text:style-name="P2" text:outline-level="1">Module:</text:h>
      <text:p text:style-name="Text_20_body">shared</text:p>
      <text:h text:style-name="P3" text:outline-level="1"><text:bookmark text:name="id507"/>modusmaior</text:h>
      <text:h text:style-name="P2" text:outline-level="1">Description:</text:h>
      <text:p text:style-name="Text_20_body">describes the maxima-long relationship.</text:p>
      <text:h text:style-name="P2" text:outline-level="1"><text:soft-page-break/>Used by:</text:h>
      <text:p text:style-name="Text_20_body"><text:a xlink:type="simple" xlink:href="#id501">mensur</text:a>, <text:a xlink:type="simple" xlink:href="#id342">scoredef</text:a>, <text:a xlink:type="simple" xlink:href="#id452">staffdef</text:a> </text:p>
      <text:h text:style-name="P2" text:outline-level="1">Module:</text:h>
      <text:p text:style-name="Text_20_body">mensural</text:p>
      <text:h text:style-name="P3" text:outline-level="1"><text:bookmark text:name="id509"/>modusminor</text:h>
      <text:h text:style-name="P2" text:outline-level="1">Description:</text:h>
      <text:p text:style-name="Text_20_body">describes the long-breve relationship.</text:p>
      <text:h text:style-name="P2" text:outline-level="1">Used by:</text:h>
      <text:p text:style-name="Text_20_body"><text:a xlink:type="simple" xlink:href="#id501">mensur</text:a>, <text:a xlink:type="simple" xlink:href="#id342">scoredef</text:a>, <text:a xlink:type="simple" xlink:href="#id452">staffdef</text:a> </text:p>
      <text:h text:style-name="P2" text:outline-level="1">Module:</text:h>
      <text:p text:style-name="Text_20_body">mensural</text:p>
      <text:h text:style-name="P3" text:outline-level="1"><text:bookmark text:name="id587"/>multi.number</text:h>
      <text:h text:style-name="P2" text:outline-level="1">Description:</text:h>
      <text:p text:style-name="Text_20_body">indicates whether programmatically calculated counts of multiple measures of rest (mrest) and whole measure repeats (mrpt) in parts should be rendered.</text:p>
      <text:h text:style-name="P2" text:outline-level="1">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622"/>music.name</text:h>
      <text:h text:style-name="P2" text:outline-level="1">Description:</text:h>
      <text:p text:style-name="Text_20_body">sets the default music font name.</text:p>
      <text:h text:style-name="P2" text:outline-level="1">Used by:</text:h>
      <text:p text:style-name="Text_20_body"><text:a xlink:type="simple" xlink:href="#id342">scoredef</text:a> </text:p>
      <text:h text:style-name="P2" text:outline-level="1">Module:</text:h>
      <text:p text:style-name="Text_20_body">shared</text:p>
      <text:h text:style-name="P3" text:outline-level="1"><text:bookmark text:name="id624"/><text:soft-page-break/>music.size</text:h>
      <text:h text:style-name="P2" text:outline-level="1">Description:</text:h>
      <text:p text:style-name="Text_20_body">sets the default music font size.</text:p>
      <text:h text:style-name="P2" text:outline-level="1">Used by:</text:h>
      <text:p text:style-name="Text_20_body"><text:a xlink:type="simple" xlink:href="#id342">scoredef</text:a> </text:p>
      <text:h text:style-name="P2" text:outline-level="1">Module:</text:h>
      <text:p text:style-name="Text_20_body">shared</text:p>
      <text:h text:style-name="P3" text:outline-level="1"><text:bookmark text:name="id37"/>n</text:h>
      <text:h text:style-name="P2" text:outline-level="1">Description:</text:h>
      <text:p text:style-name="Text_20_body">provides a label (name or number) for an element. While its value need not be unique, it is required to be a single token.</text:p>
      <text:h text:style-name="P2" text:outline-level="1">Used by:</text:h>
      <text:p text:style-name="Text_20_body"><text:a xlink:type="simple" xlink:href="#id211">abbr</text:a>, <text:a xlink:type="simple" xlink:href="#id1377">accessdesc</text:a>, <text:a xlink:type="simple" xlink:href="#id111">accid</text:a>, <text:a xlink:type="simple" xlink:href="#id1374">acqsource</text:a>, <text:a xlink:type="simple" xlink:href="#id214">add</text:a>, <text:a xlink:type="simple" xlink:href="#id53">address</text:a>, <text:a xlink:type="simple" xlink:href="#id55">addressline</text:a>, <text:a xlink:type="simple" xlink:href="#id30">altmeiid</text:a>, <text:a xlink:type="simple" xlink:href="#id391">anchoredtext</text:a>, <text:a xlink:type="simple" xlink:href="#id297">annot</text:a>, <text:a xlink:type="simple" xlink:href="#id220">app</text:a>, <text:a xlink:type="simple" xlink:href="#id1477">appinfo</text:a>, <text:a xlink:type="simple" xlink:href="#id1479">application</text:a>, <text:a xlink:type="simple" xlink:href="#id796">arpeg</text:a>, <text:a xlink:type="simple" xlink:href="#id142">artic</text:a>, <text:a xlink:type="simple" xlink:href="#id1371">availability</text:a>, <text:a xlink:type="simple" xlink:href="#id1582">back</text:a>, <text:a xlink:type="simple" xlink:href="#id64">barline</text:a>, <text:a xlink:type="simple" xlink:href="#id375">barre</text:a>, <text:a xlink:type="simple" xlink:href="#id897">beam</text:a>, <text:a xlink:type="simple" xlink:href="#id803">beamspan</text:a>, <text:a xlink:type="simple" xlink:href="#id927">beatrpt</text:a>, <text:a xlink:type="simple" xlink:href="#id903">bend</text:a>, <text:a xlink:type="simple" xlink:href="#id204">bibl</text:a>, <text:a xlink:type="simple" xlink:href="#id244">blockquote</text:a>, <text:a xlink:type="simple" xlink:href="#id1555">body</text:a>, <text:a xlink:type="simple" xlink:href="#id815">breath</text:a>, <text:a xlink:type="simple" xlink:href="#id934">btrem</text:a>, <text:a xlink:type="simple" xlink:href="#id268">caption</text:a>, <text:a xlink:type="simple" xlink:href="#id683">cc</text:a>, <text:a xlink:type="simple" xlink:href="#id692">chan</text:a>, <text:a xlink:type="simple" xlink:href="#id1522">change</text:a>, <text:a xlink:type="simple" xlink:href="#id1524">changedesc</text:a>, <text:a xlink:type="simple" xlink:href="#id695">chanpr</text:a>, <text:a xlink:type="simple" xlink:href="#id58">choice</text:a>, <text:a xlink:type="simple" xlink:href="#id106">chord</text:a>, <text:a xlink:type="simple" xlink:href="#id361">chorddef</text:a>, <text:a xlink:type="simple" xlink:href="#id363">chordmember</text:a>, <text:a xlink:type="simple" xlink:href="#id359">chordtable</text:a>, <text:a xlink:type="simple" xlink:href="#id1460">classcode</text:a>, <text:a xlink:type="simple" xlink:href="#id1458">classification</text:a>, <text:a xlink:type="simple" xlink:href="#id483">clef</text:a>, <text:a xlink:type="simple" xlink:href="#id861">clefchange</text:a>, <text:a xlink:type="simple" xlink:href="#id1404">condition</text:a>, <text:a xlink:type="simple" xlink:href="#id1050">corpname</text:a>, <text:a xlink:type="simple" xlink:href="#id61">corr</text:a>, <text:a xlink:type="simple" xlink:href="#id1493">correction</text:a>, <text:a xlink:type="simple" xlink:href="#id1516">creation</text:a>, <text:a xlink:type="simple" xlink:href="#id697">cue</text:a>, <text:a xlink:type="simple" xlink:href="#id172">curve</text:a>, <text:a xlink:type="simple" xlink:href="#id324">custos</text:a>, <text:a xlink:type="simple" xlink:href="#id1212">damage</text:a>, <text:a xlink:type="simple" xlink:href="#id1083">date</text:a>, <text:a xlink:type="simple" xlink:href="#id1220">del</text:a>, <text:a xlink:type="simple" xlink:href="#id1407">dimensions</text:a>, <text:a xlink:type="simple" xlink:href="#id169">dir</text:a>, <text:a xlink:type="simple" xlink:href="#id229">div</text:a>, <text:a xlink:type="simple" xlink:href="#id158">dot</text:a>, <text:a xlink:type="simple" xlink:href="#id772">dynam</text:a>, <text:a xlink:type="simple" xlink:href="#id208">edition</text:a>, <text:a xlink:type="simple" xlink:href="#id1358">editionstmt</text:a>, <text:a xlink:type="simple" xlink:href="#id1490">editorialdecl</text:a>, <text:a xlink:type="simple" xlink:href="#id1474">encodingdesc</text:a>, <text:a xlink:type="simple" xlink:href="#id668">ending</text:a>, <text:a xlink:type="simple" xlink:href="#id1433">event</text:a>, <text:a xlink:type="simple" xlink:href="#id1435">eventdesc</text:a>, <text:a xlink:type="simple" xlink:href="#id1431">eventlist</text:a>, <text:a xlink:type="simple" xlink:href="#id1410">exhibithist</text:a>, <text:a xlink:type="simple" xlink:href="#id1247">expan</text:a>, <text:a xlink:type="simple" xlink:href="#id224">expansion</text:a>, <text:a xlink:type="simple" xlink:href="#id1361">extent</text:a>, <text:a xlink:type="simple" xlink:href="#id34">extptr</text:a>, <text:a xlink:type="simple" xlink:href="#id49">extref</text:a>, <text:a xlink:type="simple" xlink:href="#id1535">facsimile</text:a>, <text:a xlink:type="simple" xlink:href="#id820">fermata</text:a>, <text:a xlink:type="simple" xlink:href="#id1100">fig</text:a>, <text:a xlink:type="simple" xlink:href="#id1102">figdesc</text:a>, <text:a xlink:type="simple" xlink:href="#id1348">filedesc</text:a>, <text:a xlink:type="simple" xlink:href="#id1364">fingerprint</text:a>, <text:a xlink:type="simple" xlink:href="#id1552">front</text:a>, <text:a xlink:type="simple" xlink:href="#id941">ftrem</text:a>, <text:a xlink:type="simple" xlink:href="#id240">fw</text:a>, <text:a xlink:type="simple" xlink:href="#id1333">gap</text:a>, <text:a xlink:type="simple" xlink:href="#id1069">geogname</text:a>, <text:a xlink:type="simple" xlink:href="#id949">gliss</text:a>, <text:a xlink:type="simple" xlink:href="#id1106">graphic</text:a>, <text:a xlink:type="simple" xlink:href="#id1578">group</text:a>, <text:a xlink:type="simple" xlink:href="#id439">grpsym</text:a>, <text:a xlink:type="simple" xlink:href="#id827">hairpin</text:a>, <text:a xlink:type="simple" xlink:href="#id956">halfmrpt</text:a>, <text:a xlink:type="simple" xlink:href="#id1415">hand</text:a>, <text:a xlink:type="simple" xlink:href="#id1413">handlist</text:a>, <text:a xlink:type="simple" xlink:href="#id1326">handshift</text:a>, <text:a xlink:type="simple" xlink:href="#id1138">harm</text:a>, <text:a xlink:type="simple" xlink:href="#id835">harppedal</text:a>, <text:a xlink:type="simple" xlink:href="#id252">head</text:a>, <text:a xlink:type="simple" xlink:href="#id699">hex</text:a>, <text:a xlink:type="simple" xlink:href="#id1096">identifier</text:a>, <text:a xlink:type="simple" xlink:href="#id217">ineume</text:a>, <text:a xlink:type="simple" xlink:href="#id1420">inscription</text:a>, <text:a xlink:type="simple" xlink:href="#id422">instrdef</text:a>, <text:a xlink:type="simple" xlink:href="#id419">instrgrp</text:a>, <text:a xlink:type="simple" xlink:href="#id1499">interpretation</text:a>, <text:a xlink:type="simple" xlink:href="#id255">item</text:a>, <text:a xlink:type="simple" xlink:href="#id400">keyaccid</text:a>, <text:a xlink:type="simple" xlink:href="#id1598">keychange</text:a>, <text:a xlink:type="simple" xlink:href="#id397">keysig</text:a>, <text:a xlink:type="simple" xlink:href="#id1462">keywords</text:a>, <text:a xlink:type="simple" xlink:href="#id289">l</text:a>, <text:a xlink:type="simple" xlink:href="#id442">label</text:a>, <text:a xlink:type="simple" xlink:href="#id1454">language</text:a>, <text:a xlink:type="simple" xlink:href="#id1452">langusage</text:a>, <text:a xlink:type="simple" xlink:href="#id677">layer</text:a>, <text:a xlink:type="simple" xlink:href="#id455">layerdef</text:a>, <text:a xlink:type="simple" xlink:href="#id233">lb</text:a>, <text:a xlink:type="simple" xlink:href="#id222">lem</text:a>, <text:a xlink:type="simple" xlink:href="#id286">lg</text:a>, <text:a xlink:type="simple" xlink:href="#id958">ligature</text:a>, <text:a xlink:type="simple" xlink:href="#id201">line</text:a>, <text:a xlink:type="simple" xlink:href="#id249">list</text:a>, <text:a xlink:type="simple" xlink:href="#id961">lyrics</text:a>, <text:a xlink:type="simple" xlink:href="#id701">marker</text:a>, <text:a xlink:type="simple" xlink:href="#id1558">mdiv</text:a>, <text:a xlink:type="simple" xlink:href="#id1155">measure</text:a>, <text:a xlink:type="simple" xlink:href="#id1587">meicorpus</text:a>, <text:a xlink:type="simple" xlink:href="#id28">meihead</text:a>, <text:a xlink:type="simple" xlink:href="#id501">mensur</text:a>, <text:a xlink:type="simple" xlink:href="#id703">metatext</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533">music</text:a>, <text:a xlink:type="simple" xlink:href="#id1038">name</text:a>, <text:a xlink:type="simple" xlink:href="#id1502">normalization</text:a>, <text:a xlink:type="simple" xlink:href="#id108">note</text:a>, <text:a xlink:type="simple" xlink:href="#id705">noteoff</text:a>, <text:a xlink:type="simple" xlink:href="#id707">noteon</text:a>, <text:a xlink:type="simple" xlink:href="#id1394">notesstmt</text:a>, <text:a xlink:type="simple" xlink:href="#id1087">num</text:a>, <text:a xlink:type="simple" xlink:href="#id848">octave</text:a>, <text:a xlink:type="simple" xlink:href="#id1224">orig</text:a>, <text:a xlink:type="simple" xlink:href="#id1159">ossia</text:a>, <text:a xlink:type="simple" xlink:href="#id261">p</text:a>, <text:a xlink:type="simple" xlink:href="#id868">pad</text:a>, <text:a xlink:type="simple" xlink:href="#id1570">part</text:a>, <text:a xlink:type="simple" xlink:href="#id1567">parts</text:a>, <text:a xlink:type="simple" xlink:href="#id237">pb</text:a>, <text:a xlink:type="simple" xlink:href="#id1016">pedal</text:a>, <text:a xlink:type="simple" xlink:href="#id1076">periodname</text:a>, <text:a xlink:type="simple" xlink:href="#id1064">persname</text:a>, <text:a xlink:type="simple" xlink:href="#id294">pgdesc</text:a>, <text:a xlink:type="simple" xlink:href="#id413">pgfoot1</text:a>, <text:a xlink:type="simple" xlink:href="#id416">pgfoot2</text:a>, <text:a xlink:type="simple" xlink:href="#id407">pghead1</text:a>, <text:a xlink:type="simple" xlink:href="#id410">pghead2</text:a>, <text:a xlink:type="simple" xlink:href="#id781">phrase</text:a>, <text:a xlink:type="simple" xlink:href="#id1401">physdesc</text:a>, <text:a xlink:type="simple" xlink:href="#id1426">physloc</text:a>, <text:a xlink:type="simple" xlink:href="#id1423">physmedium</text:a>, <text:a xlink:type="simple" xlink:href="#id709">port</text:a>, <text:a xlink:type="simple" xlink:href="#id1380">price</text:a>, <text:a xlink:type="simple" xlink:href="#id1513">profiledesc</text:a>, <text:a xlink:type="simple" xlink:href="#id711">prog</text:a>, <text:a xlink:type="simple" xlink:href="#id1484">projectdesc</text:a>, <text:a xlink:type="simple" xlink:href="#id529">proport</text:a>, <text:a xlink:type="simple" xlink:href="#id1429">provenance</text:a>, <text:a xlink:type="simple" xlink:href="#id1342">ptr</text:a>, <text:a xlink:type="simple" xlink:href="#id1366">pubstmt</text:a>, <text:a xlink:type="simple" xlink:href="#id1178">rdg</text:a>, <text:a xlink:type="simple" xlink:href="#id1344">ref</text:a>, <text:a xlink:type="simple" xlink:href="#id1227">reg</text:a>, <text:a xlink:type="simple" xlink:href="#id1023">reh</text:a>, <text:a xlink:type="simple" xlink:href="#id1026">rend</text:a>, <text:a xlink:type="simple" xlink:href="#id1073">repository</text:a>, <text:a xlink:type="simple" xlink:href="#id1352">respstmt</text:a>, <text:a xlink:type="simple" xlink:href="#id872">rest</text:a>, <text:a xlink:type="simple" xlink:href="#id1230">restore</text:a>, <text:a xlink:type="simple" xlink:href="#id1520">revisiondesc</text:a>, <text:a xlink:type="simple" xlink:href="#id1487">samplingdecl</text:a>, <text:a xlink:type="simple" xlink:href="#id322">sb</text:a>, <text:a xlink:type="simple" xlink:href="#id1561">score</text:a>, <text:a xlink:type="simple" xlink:href="#id342">scoredef</text:a>, <text:a xlink:type="simple" xlink:href="#id661">section</text:a>, <text:a xlink:type="simple" xlink:href="#id1505">segmentation</text:a>, <text:a xlink:type="simple" xlink:href="#id713">seqnum</text:a>, <text:a xlink:type="simple" xlink:href="#id1391">seriesstmt</text:a>, <text:a xlink:type="simple" xlink:href="#id1234">sic</text:a>, <text:a xlink:type="simple" xlink:href="#id1120">slur</text:a>, <text:a xlink:type="simple" xlink:href="#id1399">source</text:a>, <text:a xlink:type="simple" xlink:href="#id1397">sourcedesc</text:a>, <text:a xlink:type="simple" xlink:href="#id890">space</text:a>, <text:a xlink:type="simple" xlink:href="#id1035">stack</text:a>, <text:a xlink:type="simple" xlink:href="#id673">staff</text:a>, <text:a xlink:type="simple" xlink:href="#id452">staffdef</text:a>, <text:a xlink:type="simple" xlink:href="#id437">staffgrp</text:a>, <text:a xlink:type="simple" xlink:href="#id1508">stdvals</text:a>, <text:a xlink:type="simple" xlink:href="#id1079">stylename</text:a>, <text:a xlink:type="simple" xlink:href="#id1335">subst</text:a>, <text:a xlink:type="simple" xlink:href="#id1237">supplied</text:a>, <text:a xlink:type="simple" xlink:href="#id1537">surface</text:a>, <text:a xlink:type="simple" xlink:href="#id972">syl</text:a>, <text:a xlink:type="simple" xlink:href="#id968">syllable</text:a>, <text:a xlink:type="simple" xlink:href="#id385">symbol</text:a>, <text:a xlink:type="simple" xlink:href="#id383">symboldef</text:a>, <text:a xlink:type="simple" xlink:href="#id381">symboltable</text:a>, <text:a xlink:type="simple" xlink:href="#id1386">sysreq</text:a>, <text:a xlink:type="simple" xlink:href="#id265">table</text:a>, <text:a xlink:type="simple" xlink:href="#id279">td</text:a>, <text:a xlink:type="simple" xlink:href="#id789">tempo</text:a>, <text:a xlink:type="simple" xlink:href="#id1464">term</text:a>, <text:a xlink:type="simple" xlink:href="#id273">th</text:a>, <text:a xlink:type="simple" xlink:href="#id1126">tie</text:a>, <text:a xlink:type="simple" xlink:href="#id345">timeline</text:a>, <text:a xlink:type="simple" xlink:href="#id1091">title</text:a>, <text:a xlink:type="simple" xlink:href="#id1442">titlepage</text:a>, <text:a xlink:type="simple" xlink:href="#id1350">titlestmt</text:a>, <text:a xlink:type="simple" xlink:href="#id271">tr</text:a>, <text:a xlink:type="simple" xlink:href="#id1445">treatmenthist</text:a>, <text:a xlink:type="simple" xlink:href="#id1448">treatmentsched</text:a>, <text:a xlink:type="simple" xlink:href="#id1001">trill</text:a>, <text:a xlink:type="simple" xlink:href="#id716">trkname</text:a>, <text:a xlink:type="simple" xlink:href="#id905">tuplet</text:a>, <text:a xlink:type="simple" xlink:href="#id1131">tupletspan</text:a>, <text:a xlink:type="simple" xlink:href="#id1008">turn</text:a>, <text:a xlink:type="simple" xlink:href="#id1242">unclear</text:a>, <text:a xlink:type="simple" xlink:href="#id1190">uneume</text:a>, <text:a xlink:type="simple" xlink:href="#id1368">unpub</text:a>, <text:a xlink:type="simple" xlink:href="#id1383">userestrict</text:a>, <text:a xlink:type="simple" xlink:href="#id718">vel</text:a>, <text:a xlink:type="simple" xlink:href="#id167">verse</text:a>, <text:a xlink:type="simple" xlink:href="#id347">when</text:a>, <text:a xlink:type="simple" xlink:href="#id1540">zone</text:a> </text:p>
      <text:h text:style-name="P2" text:outline-level="1">Module:</text:h>
      <text:p text:style-name="Text_20_body">shared</text:p>
      <text:h text:style-name="P3" text:outline-level="1"><text:bookmark text:name="id1186"/>name</text:h>
      <text:h text:style-name="P2" text:outline-level="1">Description:</text:h>
      <text:p text:style-name="Text_20_body">records a name of an interrupted neume.</text:p>
      <text:h text:style-name="P2" text:outline-level="1"><text:soft-page-break/>Used by:</text:h>
      <text:p text:style-name="Text_20_body"><text:a xlink:type="simple" xlink:href="#id217">ineume</text:a> </text:p>
      <text:h text:style-name="P2" text:outline-level="1">Module:</text:h>
      <text:p text:style-name="Text_20_body">neumes</text:p>
      <text:h text:style-name="P3" text:outline-level="1"><text:bookmark text:name="id1198"/>name</text:h>
      <text:h text:style-name="P2" text:outline-level="1">Description:</text:h>
      <text:p text:style-name="Text_20_body">records the name of an uninterrupted neume.</text:p>
      <text:h text:style-name="P2" text:outline-level="1">Used by:</text:h>
      <text:p text:style-name="Text_20_body"><text:a xlink:type="simple" xlink:href="#id1190">uneume</text:a> </text:p>
      <text:h text:style-name="P2" text:outline-level="1">Module:</text:h>
      <text:p text:style-name="Text_20_body">neumes</text:p>
      <text:h text:style-name="P3" text:outline-level="1"><text:bookmark text:name="id1331"/>new</text:h>
      <text:h text:style-name="P2" text:outline-level="1">Description:</text:h>
      <text:p text:style-name="Text_20_body">identifies the new hand. The value must contain the ID of a hand element given elsewhere in the document.</text:p>
      <text:h text:style-name="P2" text:outline-level="1">Used by:</text:h>
      <text:p text:style-name="Text_20_body"><text:a xlink:type="simple" xlink:href="#id1326">handshift</text:a> </text:p>
      <text:h text:style-name="P2" text:outline-level="1">Module:</text:h>
      <text:p text:style-name="Text_20_body">edittrans</text:p>
      <text:h text:style-name="P3" text:outline-level="1"><text:bookmark text:name="id100"/>next</text:h>
      <text:h text:style-name="P2" text:outline-level="1">Description:</text:h>
      <text:p text:style-name="Text_20_body">used to point to the next event(s) in a user-defined collection.</text:p>
      <text:h text:style-name="P2" text:outline-level="1">Used by:</text:h>
      <text:p text:style-name="Text_20_body"><text:a xlink:type="simple" xlink:href="#id111">accid</text:a>, <text:a xlink:type="simple" xlink:href="#id391">anchoredtext</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815">breath</text:a>, <text:a xlink:type="simple" xlink:href="#id934">btrem</text:a>, <text:a xlink:type="simple" xlink:href="#id683">cc</text:a>, <text:a xlink:type="simple" xlink:href="#id692">chan</text:a>, <text:a xlink:type="simple" xlink:href="#id695">chanpr</text:a>, <text:a xlink:type="simple" xlink:href="#id106">chord</text:a>, <text:a xlink:type="simple" xlink:href="#id483">clef</text:a>, <text:a xlink:type="simple" xlink:href="#id861">clefchange</text:a>, <text:a xlink:type="simple" xlink:href="#id697">cue</text:a>, <text:a xlink:type="simple" xlink:href="#id172">curve</text:a>, <text:a xlink:type="simple" xlink:href="#id324">custos</text:a>, <text:a xlink:type="simple" xlink:href="#id169">dir</text:a>, <text:a xlink:type="simple" xlink:href="#id158">dot</text:a>, <text:a xlink:type="simple" xlink:href="#id772">dynam</text:a>, <text:a xlink:type="simple" xlink:href="#id668">ending</text:a>, <text:a xlink:type="simple" xlink:href="#id820">fermata</text:a>, <text:a xlink:type="simple" xlink:href="#id941">ftrem</text:a>, <text:a xlink:type="simple" xlink:href="#id949">gliss</text:a>, <text:a xlink:type="simple" xlink:href="#id439">grpsym</text:a>, <text:a xlink:type="simple" xlink:href="#id827">hairpin</text:a>, <text:a xlink:type="simple" xlink:href="#id956">halfmrpt</text:a>, <text:a xlink:type="simple" xlink:href="#id1138">harm</text:a>, <text:a xlink:type="simple" xlink:href="#id835">harppedal</text:a>, <text:a xlink:type="simple" xlink:href="#id699">hex</text:a>, <text:a xlink:type="simple" xlink:href="#id217">ineume</text:a>, <text:a xlink:type="simple" xlink:href="#id677">layer</text:a>, <text:a xlink:type="simple" xlink:href="#id222">lem</text:a>, <text:a xlink:type="simple" xlink:href="#id958">ligature</text:a>, <text:a xlink:type="simple" xlink:href="#id201">line</text:a>, <text:a xlink:type="simple" xlink:href="#id961">lyrics</text:a>, <text:a xlink:type="simple" xlink:href="#id701">marker</text:a>, <text:a xlink:type="simple" xlink:href="#id1155">measure</text:a>, <text:a xlink:type="simple" xlink:href="#id501">mensur</text:a>, <text:a xlink:type="simple" xlink:href="#id703">metatext</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8">note</text:a>, <text:a xlink:type="simple" xlink:href="#id705">noteoff</text:a>, <text:a xlink:type="simple" xlink:href="#id707">noteon</text:a>, <text:a xlink:type="simple" xlink:href="#id848">octave</text:a>, <text:a xlink:type="simple" xlink:href="#id1159">ossia</text:a>, <text:a xlink:type="simple" xlink:href="#id1570">part</text:a>, <text:a xlink:type="simple" xlink:href="#id1567">parts</text:a>, <text:a xlink:type="simple" xlink:href="#id1016">pedal</text:a>, <text:a xlink:type="simple" xlink:href="#id781">phrase</text:a>, <text:a xlink:type="simple" xlink:href="#id709">port</text:a>, <text:a xlink:type="simple" xlink:href="#id711">prog</text:a>, <text:a xlink:type="simple" xlink:href="#id529">proport</text:a>, <text:a xlink:type="simple" xlink:href="#id1178">rdg</text:a>, <text:a xlink:type="simple" xlink:href="#id1023">reh</text:a>, <text:a xlink:type="simple" xlink:href="#id872">rest</text:a>, <text:a xlink:type="simple" xlink:href="#id322">sb</text:a>, <text:a xlink:type="simple" xlink:href="#id1561">score</text:a>, <text:a xlink:type="simple" xlink:href="#id661">section</text:a>, <text:a xlink:type="simple" xlink:href="#id713">seqnum</text:a>, <text:a xlink:type="simple" xlink:href="#id1120">slur</text:a>, <text:a xlink:type="simple" xlink:href="#id890">space</text:a>, <text:a xlink:type="simple" xlink:href="#id673">staff</text:a>, <text:a xlink:type="simple" xlink:href="#id972">syl</text:a>, <text:a xlink:type="simple" xlink:href="#id385">symbol</text:a>, <text:a xlink:type="simple" xlink:href="#id789">tempo</text:a>, <text:a xlink:type="simple" xlink:href="#id1126">tie</text:a>, <text:a xlink:type="simple" xlink:href="#id1001">trill</text:a>, <text:a xlink:type="simple" xlink:href="#id716">trkname</text:a>, <text:a xlink:type="simple" xlink:href="#id905">tuplet</text:a>, <text:a xlink:type="simple" xlink:href="#id1131">tupletspan</text:a>, <text:a xlink:type="simple" xlink:href="#id1008">turn</text:a>, <text:a xlink:type="simple" xlink:href="#id1190">uneume</text:a>, <text:a xlink:type="simple" xlink:href="#id718">vel</text:a>, <text:a xlink:type="simple" xlink:href="#id167">verse</text:a> </text:p>
      <text:h text:style-name="P2" text:outline-level="1">Module:</text:h>
      <text:p text:style-name="Text_20_body">analysis</text:p>
      <text:h text:style-name="P3" text:outline-level="1"><text:bookmark text:name="id1056"/><text:soft-page-break/>notafter</text:h>
      <text:h text:style-name="P2" text:outline-level="1">Description:</text:h>
      <text:p text:style-name="Text_20_body">contains an upper boundary for an uncertain date.</text:p>
      <text:h text:style-name="P2" text:outline-level="1">Used by:</text:h>
      <text:p text:style-name="Text_20_body"><text:a xlink:type="simple" xlink:href="#id1479">application</text:a>, <text:a xlink:type="simple" xlink:href="#id1050">corpname</text:a>, <text:a xlink:type="simple" xlink:href="#id1083">date</text:a>, <text:a xlink:type="simple" xlink:href="#id1076">periodname</text:a>, <text:a xlink:type="simple" xlink:href="#id1064">persname</text:a> </text:p>
      <text:h text:style-name="P2" text:outline-level="1">Module:</text:h>
      <text:p text:style-name="Text_20_body">shared</text:p>
      <text:h text:style-name="P3" text:outline-level="1"><text:bookmark text:name="id1057"/>notbefore</text:h>
      <text:h text:style-name="P2" text:outline-level="1">Description:</text:h>
      <text:p text:style-name="Text_20_body">contains a lower boundary for an uncertain date.</text:p>
      <text:h text:style-name="P2" text:outline-level="1">Used by:</text:h>
      <text:p text:style-name="Text_20_body"><text:a xlink:type="simple" xlink:href="#id1479">application</text:a>, <text:a xlink:type="simple" xlink:href="#id1050">corpname</text:a>, <text:a xlink:type="simple" xlink:href="#id1083">date</text:a>, <text:a xlink:type="simple" xlink:href="#id1076">periodname</text:a>, <text:a xlink:type="simple" xlink:href="#id1064">persname</text:a> </text:p>
      <text:h text:style-name="P2" text:outline-level="1">Module:</text:h>
      <text:p text:style-name="Text_20_body">shared</text:p>
      <text:h text:style-name="P3" text:outline-level="1"><text:bookmark text:name="id505"/>num</text:h>
      <text:h text:style-name="P2" text:outline-level="1">Description:</text:h>
      <text:p text:style-name="Text_20_body">along with numbase, describes duration as a ratio. num is the first value in the ratio, while numbase is the second.</text:p>
      <text:h text:style-name="P2" text:outline-level="1">Used by:</text:h>
      <text:p text:style-name="Text_20_body"><text:a xlink:type="simple" xlink:href="#id501">mensur</text:a>, <text:a xlink:type="simple" xlink:href="#id108">note</text:a>, <text:a xlink:type="simple" xlink:href="#id529">proport</text:a>, <text:a xlink:type="simple" xlink:href="#id872">rest</text:a>, <text:a xlink:type="simple" xlink:href="#id342">scoredef</text:a>, <text:a xlink:type="simple" xlink:href="#id452">staffdef</text:a>, <text:a xlink:type="simple" xlink:href="#id905">tuplet</text:a>, <text:a xlink:type="simple" xlink:href="#id1131">tupletspan</text:a> </text:p>
      <text:h text:style-name="P2" text:outline-level="1">Module:</text:h>
      <text:p text:style-name="Text_20_body">shared</text:p>
      <text:h text:style-name="P3" text:outline-level="1"><text:bookmark text:name="id689"/>num</text:h>
      <text:h text:style-name="P2" text:outline-level="1">Description:</text:h>
      <text:p text:style-name="Text_20_body">records a MIDI number.</text:p>
      <text:h text:style-name="P2" text:outline-level="1">Used by:</text:h>
      <text:p text:style-name="Text_20_body"><text:a xlink:type="simple" xlink:href="#id683">cc</text:a>, <text:a xlink:type="simple" xlink:href="#id695">chanpr</text:a>, <text:a xlink:type="simple" xlink:href="#id705">noteoff</text:a>, <text:a xlink:type="simple" xlink:href="#id707">noteon</text:a>, <text:a xlink:type="simple" xlink:href="#id709">port</text:a>, <text:a xlink:type="simple" xlink:href="#id711">prog</text:a>, <text:a xlink:type="simple" xlink:href="#id718">vel</text:a> </text:p>
      <text:h text:style-name="P2" text:outline-level="1"><text:soft-page-break/>Module:</text:h>
      <text:p text:style-name="Text_20_body">midi</text:p>
      <text:h text:style-name="P3" text:outline-level="1"><text:bookmark text:name="id694"/>num</text:h>
      <text:h text:style-name="P2" text:outline-level="1">Description:</text:h>
      <text:p text:style-name="Text_20_body">records a MIDI channel value. The value must be in the range 1-16.</text:p>
      <text:h text:style-name="P2" text:outline-level="1">Used by:</text:h>
      <text:p text:style-name="Text_20_body"><text:a xlink:type="simple" xlink:href="#id692">chan</text:a> </text:p>
      <text:h text:style-name="P2" text:outline-level="1">Module:</text:h>
      <text:p text:style-name="Text_20_body">midi</text:p>
      <text:h text:style-name="P3" text:outline-level="1"><text:bookmark text:name="id715"/>num</text:h>
      <text:h text:style-name="P2" text:outline-level="1">Description:</text:h>
      <text:p text:style-name="Text_20_body">holds the MIDI sequence number. The value must be in the range 0-65535.</text:p>
      <text:h text:style-name="P2" text:outline-level="1">Used by:</text:h>
      <text:p text:style-name="Text_20_body"><text:a xlink:type="simple" xlink:href="#id713">seqnum</text:a> </text:p>
      <text:h text:style-name="P2" text:outline-level="1">Module:</text:h>
      <text:p text:style-name="Text_20_body">midi</text:p>
      <text:h text:style-name="P3" text:outline-level="1"><text:bookmark text:name="id761"/>num</text:h>
      <text:h text:style-name="P2" text:outline-level="1">Description:</text:h>
      <text:p text:style-name="Text_20_body">used to store a number to be rendered along with a feature.</text:p>
      <text:h text:style-name="P2" text:outline-level="1">Used by:</text:h>
      <text:p text:style-name="Text_20_body"><text:a xlink:type="simple" xlink:href="#id934">btrem</text:a>, <text:a xlink:type="simple" xlink:href="#id757">multirest</text:a>, <text:a xlink:type="simple" xlink:href="#id766">multirpt</text:a> </text:p>
      <text:h text:style-name="P2" text:outline-level="1">Module:</text:h>
      <text:p text:style-name="Text_20_body">cmn</text:p>
      <text:h text:style-name="P3" text:outline-level="1"><text:bookmark text:name="id871"/>num</text:h>
      <text:h text:style-name="P2" text:outline-level="1">Description:</text:h>
      <text:p text:style-name="Text_20_body">captures the amount of horizontal space to be added, expressed in one-half inter-line staff distance units.</text:p>
      <text:h text:style-name="P2" text:outline-level="1"><text:soft-page-break/>Used by:</text:h>
      <text:p text:style-name="Text_20_body"><text:a xlink:type="simple" xlink:href="#id868">pad</text:a> </text:p>
      <text:h text:style-name="P2" text:outline-level="1">Module:</text:h>
      <text:p text:style-name="Text_20_body">shared</text:p>
      <text:h text:style-name="P3" text:outline-level="1"><text:bookmark text:name="id917"/>num.format</text:h>
      <text:h text:style-name="P2" text:outline-level="1">Description:</text:h>
      <text:p text:style-name="Text_20_body">controls how the num:numbase ratio is to be displayed. When set to 'count' only the num attribute is displayed, e.g., '7'; however, when set to 'ratio', both the num and numbase attributes are displayed, e.g., '7:4'.</text:p>
      <text:h text:style-name="P2" text:outline-level="1">Used by:</text:h>
      <text:p text:style-name="Text_20_body"><text:a xlink:type="simple" xlink:href="#id905">tuplet</text:a>, <text:a xlink:type="simple" xlink:href="#id1131">tupletspan</text:a> </text:p>
      <text:h text:style-name="P2" text:outline-level="1">Module:</text:h>
      <text:p text:style-name="Text_20_body">cmn</text:p>
      <text:h text:style-name="P3" text:outline-level="1"><text:bookmark text:name="id912"/>num.place</text:h>
      <text:h text:style-name="P2" text:outline-level="1">Description:</text:h>
      <text:p text:style-name="Text_20_body">states where the tuplet number will be placed in relation to the noteheads.</text:p>
      <text:h text:style-name="P2" text:outline-level="1">Used by:</text:h>
      <text:p text:style-name="Text_20_body"><text:a xlink:type="simple" xlink:href="#id934">btrem</text:a>, <text:a xlink:type="simple" xlink:href="#id905">tuplet</text:a>, <text:a xlink:type="simple" xlink:href="#id1131">tupletspan</text:a> </text:p>
      <text:h text:style-name="P2" text:outline-level="1">Module:</text:h>
      <text:p text:style-name="Text_20_body">cmn</text:p>
      <text:h text:style-name="P3" text:outline-level="1"><text:bookmark text:name="id913"/>num.visible</text:h>
      <text:h text:style-name="P2" text:outline-level="1">Description:</text:h>
      <text:p text:style-name="Text_20_body">determines if the tuplet number is visible.</text:p>
      <text:h text:style-name="P2" text:outline-level="1">Used by:</text:h>
      <text:p text:style-name="Text_20_body"><text:a xlink:type="simple" xlink:href="#id934">btrem</text:a>, <text:a xlink:type="simple" xlink:href="#id905">tuplet</text:a>, <text:a xlink:type="simple" xlink:href="#id1131">tupletspan</text:a> </text:p>
      <text:h text:style-name="P2" text:outline-level="1">Module:</text:h>
      <text:p text:style-name="Text_20_body">cmn</text:p>
      <text:h text:style-name="P3" text:outline-level="1"><text:bookmark text:name="id506"/><text:soft-page-break/>numbase</text:h>
      <text:h text:style-name="P2" text:outline-level="1">Description:</text:h>
      <text:p text:style-name="Text_20_body">along with num, describes duration as a ratio. num is the first value in the ratio, while numbase is the second.</text:p>
      <text:h text:style-name="P2" text:outline-level="1">Used by:</text:h>
      <text:p text:style-name="Text_20_body"><text:a xlink:type="simple" xlink:href="#id501">mensur</text:a>, <text:a xlink:type="simple" xlink:href="#id108">note</text:a>, <text:a xlink:type="simple" xlink:href="#id529">proport</text:a>, <text:a xlink:type="simple" xlink:href="#id872">rest</text:a>, <text:a xlink:type="simple" xlink:href="#id342">scoredef</text:a>, <text:a xlink:type="simple" xlink:href="#id452">staffdef</text:a>, <text:a xlink:type="simple" xlink:href="#id905">tuplet</text:a>, <text:a xlink:type="simple" xlink:href="#id1131">tupletspan</text:a> </text:p>
      <text:h text:style-name="P2" text:outline-level="1">Module:</text:h>
      <text:p text:style-name="Text_20_body">shared</text:p>
      <text:h text:style-name="P3" text:outline-level="1"><text:bookmark text:name="id1047"/>nymref</text:h>
      <text:h text:style-name="P2" text:outline-level="1">Description:</text:h>
      <text:p text:style-name="Text_20_body">used to record a pointer to the regularized form of the name.</text:p>
      <text:h text:style-name="P2" text:outline-level="1">Used by:</text:h>
      <text:p text:style-name="Text_20_body"><text:a xlink:type="simple" xlink:href="#id1050">corpname</text:a>, <text:a xlink:type="simple" xlink:href="#id1069">geogname</text:a>, <text:a xlink:type="simple" xlink:href="#id1038">name</text:a>, <text:a xlink:type="simple" xlink:href="#id1076">periodname</text:a>, <text:a xlink:type="simple" xlink:href="#id1064">persname</text:a>, <text:a xlink:type="simple" xlink:href="#id1073">repository</text:a>, <text:a xlink:type="simple" xlink:href="#id1079">stylename</text:a>, <text:a xlink:type="simple" xlink:href="#id1091">title</text:a> </text:p>
      <text:h text:style-name="P2" text:outline-level="1">Module:</text:h>
      <text:p text:style-name="Text_20_body">shared</text:p>
      <text:h text:style-name="P3" text:outline-level="1"><text:bookmark text:name="id332"/>oct</text:h>
      <text:h text:style-name="P2" text:outline-level="1">Description:</text:h>
      <text:p text:style-name="Text_20_body">captures written octave information.</text:p>
      <text:h text:style-name="P2" text:outline-level="1">Used by:</text:h>
      <text:p text:style-name="Text_20_body"><text:a xlink:type="simple" xlink:href="#id363">chordmember</text:a>, <text:a xlink:type="simple" xlink:href="#id483">clef</text:a>, <text:a xlink:type="simple" xlink:href="#id861">clefchange</text:a>, <text:a xlink:type="simple" xlink:href="#id324">custos</text:a>, <text:a xlink:type="simple" xlink:href="#id400">keyaccid</text:a>, <text:a xlink:type="simple" xlink:href="#id108">note</text:a> </text:p>
      <text:h text:style-name="P2" text:outline-level="1">Module:</text:h>
      <text:p text:style-name="Text_20_body">shared</text:p>
      <text:h text:style-name="P3" text:outline-level="1"><text:bookmark text:name="id1298"/>oct.ges</text:h>
      <text:h text:style-name="P2" text:outline-level="1">Description:</text:h>
      <text:p text:style-name="Text_20_body">records performed octave information that differs from the written value.</text:p>
      <text:h text:style-name="P2" text:outline-level="1">Used by:</text:h>
      <text:p text:style-name="Text_20_body"><text:a xlink:type="simple" xlink:href="#id108">note</text:a> </text:p>
      <text:h text:style-name="P2" text:outline-level="1"><text:soft-page-break/>Module:</text:h>
      <text:p text:style-name="Text_20_body">shared</text:p>
      <text:h text:style-name="P3" text:outline-level="1"><text:bookmark text:name="id463"/>octave.default</text:h>
      <text:h text:style-name="P2" text:outline-level="1">Description:</text:h>
      <text:p text:style-name="Text_20_body">contains a default octave specification for use when the first note, rest, chord, etc. in a measure does not have an octave value specified.</text:p>
      <text:h text:style-name="P2" text:outline-level="1">Used by:</text:h>
      <text:p text:style-name="Text_20_body"><text:a xlink:type="simple" xlink:href="#id455">layerdef</text:a>, <text:a xlink:type="simple" xlink:href="#id342">scoredef</text:a>, <text:a xlink:type="simple" xlink:href="#id452">staffdef</text:a> </text:p>
      <text:h text:style-name="P2" text:outline-level="1">Module:</text:h>
      <text:p text:style-name="Text_20_body">shared</text:p>
      <text:h text:style-name="P3" text:outline-level="1"><text:bookmark text:name="id1332"/>old</text:h>
      <text:h text:style-name="P2" text:outline-level="1">Description:</text:h>
      <text:p text:style-name="Text_20_body">identifies the old hand. The value must contain the ID of a hand element given elsewhere in the document.</text:p>
      <text:h text:style-name="P2" text:outline-level="1">Used by:</text:h>
      <text:p text:style-name="Text_20_body"><text:a xlink:type="simple" xlink:href="#id1326">handshift</text:a> </text:p>
      <text:h text:style-name="P2" text:outline-level="1">Module:</text:h>
      <text:p text:style-name="Text_20_body">edittrans</text:p>
      <text:h text:style-name="P3" text:outline-level="1"><text:bookmark text:name="id589"/>ontheline</text:h>
      <text:h text:style-name="P2" text:outline-level="1">Description:</text:h>
      <text:p text:style-name="Text_20_body">determines the placement of notes on a 1-line staff. A value of 'yes' places all notes on the line, while a value of 'no' places stems-up notes above the line and stems-down notes below the line.</text:p>
      <text:h text:style-name="P2" text:outline-level="1">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832"/>opening</text:h>
      <text:h text:style-name="P2" text:outline-level="1">Description:</text:h>
      <text:p text:style-name="Text_20_body">specifies the distance between the points of the open end of a hairpin dynamic mark.</text:p>
      <text:h text:style-name="P2" text:outline-level="1"><text:soft-page-break/>Used by:</text:h>
      <text:p text:style-name="Text_20_body"><text:a xlink:type="simple" xlink:href="#id827">hairpin</text:a> </text:p>
      <text:h text:style-name="P2" text:outline-level="1">Module:</text:h>
      <text:p text:style-name="Text_20_body">cmn</text:p>
      <text:h text:style-name="P3" text:outline-level="1"><text:bookmark text:name="id625"/>optimize</text:h>
      <text:h text:style-name="P2" text:outline-level="1">Description:</text:h>
      <text:p text:style-name="Text_20_body">display only those staves with notes?</text:p>
      <text:h text:style-name="P2" text:outline-level="1">Used by:</text:h>
      <text:p text:style-name="Text_20_body"><text:a xlink:type="simple" xlink:href="#id342">scoredef</text:a> </text:p>
      <text:h text:style-name="P2" text:outline-level="1">Module:</text:h>
      <text:p text:style-name="Text_20_body">shared</text:p>
      <text:h text:style-name="P3" text:outline-level="1"><text:bookmark text:name="id799"/>order</text:h>
      <text:h text:style-name="P2" text:outline-level="1">Description:</text:h>
      <text:p text:style-name="Text_20_body">describes the direction in which the arpeggio is to be performed (up = lowest to highest, down = highest to lowest) or a return to a non-arpeggiated style (nonarp, usually rendered with a preceding bracket instead of a wavy line).</text:p>
      <text:h text:style-name="P2" text:outline-level="1">Used by:</text:h>
      <text:p text:style-name="Text_20_body"><text:a xlink:type="simple" xlink:href="#id796">arpeg</text:a> </text:p>
      <text:h text:style-name="P2" text:outline-level="1">Module:</text:h>
      <text:p text:style-name="Text_20_body">cmn</text:p>
      <text:h text:style-name="P3" text:outline-level="1"><text:bookmark text:name="id524"/>orient</text:h>
      <text:h text:style-name="P2" text:outline-level="1">Description:</text:h>
      <text:p text:style-name="Text_20_body">describes the rotation or reflection of the base symbol.</text:p>
      <text:h text:style-name="P2" text:outline-level="1">Used by:</text:h>
      <text:p text:style-name="Text_20_body"><text:a xlink:type="simple" xlink:href="#id501">mensur</text:a> </text:p>
      <text:h text:style-name="P2" text:outline-level="1">Module:</text:h>
      <text:p text:style-name="Text_20_body">mensural</text:p>
      <text:h text:style-name="P3" text:outline-level="1"><text:bookmark text:name="id357"/><text:soft-page-break/>origin</text:h>
      <text:h text:style-name="P2" text:outline-level="1">Description:</text:h>
      <text:p text:style-name="Text_20_body">designates the origin of the timeline, i.e. the time at which it begins.</text:p>
      <text:h text:style-name="P2" text:outline-level="1">Used by:</text:h>
      <text:p text:style-name="Text_20_body"><text:a xlink:type="simple" xlink:href="#id345">timeline</text:a> </text:p>
      <text:h text:style-name="P2" text:outline-level="1">Module:</text:h>
      <text:p text:style-name="Text_20_body">linkalign</text:p>
      <text:h text:style-name="P3" text:outline-level="1"><text:bookmark text:name="id631"/>page.botmar</text:h>
      <text:h text:style-name="P2" text:outline-level="1">Description:</text:h>
      <text:p text:style-name="Text_20_body">indicates the amount of whitespace at the bottom of a rendered score page.</text:p>
      <text:h text:style-name="P2" text:outline-level="1">Used by:</text:h>
      <text:p text:style-name="Text_20_body"><text:a xlink:type="simple" xlink:href="#id342">scoredef</text:a> </text:p>
      <text:h text:style-name="P2" text:outline-level="1">Module:</text:h>
      <text:p text:style-name="Text_20_body">shared</text:p>
      <text:h text:style-name="P3" text:outline-level="1"><text:bookmark text:name="id626"/>page.height</text:h>
      <text:h text:style-name="P2" text:outline-level="1">Description:</text:h>
      <text:p text:style-name="Text_20_body">describes the physical height of the rendered output page.</text:p>
      <text:h text:style-name="P2" text:outline-level="1">Used by:</text:h>
      <text:p text:style-name="Text_20_body"><text:a xlink:type="simple" xlink:href="#id342">scoredef</text:a> </text:p>
      <text:h text:style-name="P2" text:outline-level="1">Module:</text:h>
      <text:p text:style-name="Text_20_body">shared</text:p>
      <text:h text:style-name="P3" text:outline-level="1"><text:bookmark text:name="id632"/>page.leftmar</text:h>
      <text:h text:style-name="P2" text:outline-level="1">Description:</text:h>
      <text:p text:style-name="Text_20_body">indicates the amount of whitespace at the left side of a rendered score page.</text:p>
      <text:h text:style-name="P2" text:outline-level="1">Used by:</text:h>
      <text:p text:style-name="Text_20_body"><text:a xlink:type="simple" xlink:href="#id342">scoredef</text:a> </text:p>
      <text:h text:style-name="P2" text:outline-level="1"><text:soft-page-break/>Module:</text:h>
      <text:p text:style-name="Text_20_body">shared</text:p>
      <text:h text:style-name="P3" text:outline-level="1"><text:bookmark text:name="id634"/>page.panels</text:h>
      <text:h text:style-name="P2" text:outline-level="1">Description:</text:h>
      <text:p text:style-name="Text_20_body">indicates the number of logical pages to be rendered on a single physical page.</text:p>
      <text:h text:style-name="P2" text:outline-level="1">Used by:</text:h>
      <text:p text:style-name="Text_20_body"><text:a xlink:type="simple" xlink:href="#id342">scoredef</text:a> </text:p>
      <text:h text:style-name="P2" text:outline-level="1">Module:</text:h>
      <text:p text:style-name="Text_20_body">shared</text:p>
      <text:h text:style-name="P3" text:outline-level="1"><text:bookmark text:name="id633"/>page.rightmar</text:h>
      <text:h text:style-name="P2" text:outline-level="1">Description:</text:h>
      <text:p text:style-name="Text_20_body">indicates the amount of whitespace at the right side of a rendered score page.</text:p>
      <text:h text:style-name="P2" text:outline-level="1">Used by:</text:h>
      <text:p text:style-name="Text_20_body"><text:a xlink:type="simple" xlink:href="#id342">scoredef</text:a> </text:p>
      <text:h text:style-name="P2" text:outline-level="1">Module:</text:h>
      <text:p text:style-name="Text_20_body">shared</text:p>
      <text:h text:style-name="P3" text:outline-level="1"><text:bookmark text:name="id636"/>page.scale</text:h>
      <text:h text:style-name="P2" text:outline-level="1">Description:</text:h>
      <text:p text:style-name="Text_20_body">indicates how the page should be scaled when rendered.</text:p>
      <text:h text:style-name="P2" text:outline-level="1">Used by:</text:h>
      <text:p text:style-name="Text_20_body"><text:a xlink:type="simple" xlink:href="#id342">scoredef</text:a> </text:p>
      <text:h text:style-name="P2" text:outline-level="1">Module:</text:h>
      <text:p text:style-name="Text_20_body">shared</text:p>
      <text:h text:style-name="P3" text:outline-level="1"><text:bookmark text:name="id630"/>page.topmar</text:h>
      <text:h text:style-name="P2" text:outline-level="1">Description:</text:h>
      <text:p text:style-name="Text_20_body">indicates the amount of whitespace at the top of a rendered score page.</text:p>
      <text:h text:style-name="P2" text:outline-level="1"><text:soft-page-break/>Used by:</text:h>
      <text:p text:style-name="Text_20_body"><text:a xlink:type="simple" xlink:href="#id342">scoredef</text:a> </text:p>
      <text:h text:style-name="P2" text:outline-level="1">Module:</text:h>
      <text:p text:style-name="Text_20_body">shared</text:p>
      <text:h text:style-name="P3" text:outline-level="1"><text:bookmark text:name="id628"/>page.units</text:h>
      <text:h text:style-name="P2" text:outline-level="1">Description:</text:h>
      <text:p text:style-name="Text_20_body">contains the real-world measurement units (inches, centimeters, millimeters) used to describe the rendered page height, width, and margins.</text:p>
      <text:h text:style-name="P2" text:outline-level="1">Used by:</text:h>
      <text:p text:style-name="Text_20_body"><text:a xlink:type="simple" xlink:href="#id342">scoredef</text:a> </text:p>
      <text:h text:style-name="P2" text:outline-level="1">Module:</text:h>
      <text:p text:style-name="Text_20_body">shared</text:p>
      <text:h text:style-name="P3" text:outline-level="1"><text:bookmark text:name="id627"/>page.width</text:h>
      <text:h text:style-name="P2" text:outline-level="1">Description:</text:h>
      <text:p text:style-name="Text_20_body">describes the physical width of the rendered output page.</text:p>
      <text:h text:style-name="P2" text:outline-level="1">Used by:</text:h>
      <text:p text:style-name="Text_20_body"><text:a xlink:type="simple" xlink:href="#id342">scoredef</text:a> </text:p>
      <text:h text:style-name="P2" text:outline-level="1">Module:</text:h>
      <text:p text:style-name="Text_20_body">shared</text:p>
      <text:h text:style-name="P3" text:outline-level="1"><text:bookmark text:name="id1315"/>pclass</text:h>
      <text:h text:style-name="P2" text:outline-level="1">Description:</text:h>
      <text:p text:style-name="Text_20_body">holds pitch class information.</text:p>
      <text:h text:style-name="P2" text:outline-level="1">Used by:</text:h>
      <text:p text:style-name="Text_20_body"><text:a xlink:type="simple" xlink:href="#id108">note</text:a> </text:p>
      <text:h text:style-name="P2" text:outline-level="1">Module:</text:h>
      <text:p text:style-name="Text_20_body">analysis</text:p>
      <text:h text:style-name="P3" text:outline-level="1"><text:bookmark text:name="id598"/><text:soft-page-break/>pedal.style</text:h>
      <text:h text:style-name="P2" text:outline-level="1">Description:</text:h>
      <text:p text:style-name="Text_20_body">determines whether piano pedal marks should be drawn as lines or as terms (e.g. 'Ped.' for pedal down and '*' for pedal up).</text:p>
      <text:h text:style-name="P2" text:outline-level="1">Used by:</text:h>
      <text:p text:style-name="Text_20_body"><text:a xlink:type="simple" xlink:href="#id342">scoredef</text:a>, <text:a xlink:type="simple" xlink:href="#id452">staffdef</text:a> </text:p>
      <text:h text:style-name="P2" text:outline-level="1">Module:</text:h>
      <text:p text:style-name="Text_20_body">cmn</text:p>
      <text:h text:style-name="P3" text:outline-level="1"><text:bookmark text:name="id140"/>place</text:h>
      <text:h text:style-name="P2" text:outline-level="1">Description:</text:h>
      <text:p text:style-name="Text_20_body">captures the placement of the accidental relative to the staff.</text:p>
      <text:h text:style-name="P2" text:outline-level="1">Used by:</text:h>
      <text:p text:style-name="Text_20_body"><text:a xlink:type="simple" xlink:href="#id111">accid</text:a> </text:p>
      <text:h text:style-name="P2" text:outline-level="1">Module:</text:h>
      <text:p text:style-name="Text_20_body">shared</text:p>
      <text:h text:style-name="P3" text:outline-level="1"><text:bookmark text:name="id151"/>place</text:h>
      <text:h text:style-name="P2" text:outline-level="1">Description:</text:h>
      <text:p text:style-name="Text_20_body">captures the placement of the item with respect to the staff with which it is associated.</text:p>
      <text:h text:style-name="P2" text:outline-level="1">Used by:</text:h>
      <text:p text:style-name="Text_20_body"><text:a xlink:type="simple" xlink:href="#id142">artic</text:a>, <text:a xlink:type="simple" xlink:href="#id815">breath</text:a>, <text:a xlink:type="simple" xlink:href="#id169">dir</text:a>, <text:a xlink:type="simple" xlink:href="#id772">dynam</text:a>, <text:a xlink:type="simple" xlink:href="#id820">fermata</text:a>, <text:a xlink:type="simple" xlink:href="#id827">hairpin</text:a>, <text:a xlink:type="simple" xlink:href="#id1138">harm</text:a>, <text:a xlink:type="simple" xlink:href="#id835">harppedal</text:a>, <text:a xlink:type="simple" xlink:href="#id961">lyrics</text:a>, <text:a xlink:type="simple" xlink:href="#id859">mordent</text:a>, <text:a xlink:type="simple" xlink:href="#id1016">pedal</text:a>, <text:a xlink:type="simple" xlink:href="#id1023">reh</text:a>, <text:a xlink:type="simple" xlink:href="#id789">tempo</text:a>, <text:a xlink:type="simple" xlink:href="#id1001">trill</text:a>, <text:a xlink:type="simple" xlink:href="#id1008">turn</text:a> </text:p>
      <text:h text:style-name="P2" text:outline-level="1">Module:</text:h>
      <text:p text:style-name="Text_20_body">shared</text:p>
      <text:h text:style-name="P3" text:outline-level="1"><text:bookmark text:name="id70"/>plist</text:h>
      <text:h text:style-name="P2" text:outline-level="1">Description:</text:h>
      <text:p text:style-name="Text_20_body">contains a space separated list of ID references that identify logical events that participate in a collection, such as notes under a phrase mark.</text:p>
      <text:h text:style-name="P2" text:outline-level="1">Used by:</text:h>
      <text:p text:style-name="Text_20_body"><text:a xlink:type="simple" xlink:href="#id297">annot</text:a>, <text:a xlink:type="simple" xlink:href="#id796">arpeg</text:a>, <text:a xlink:type="simple" xlink:href="#id64">barline</text:a>, <text:a xlink:type="simple" xlink:href="#id803">beamspan</text:a>, <text:a xlink:type="simple" xlink:href="#id903">bend</text:a>, <text:a xlink:type="simple" xlink:href="#id815">breath</text:a>, <text:a xlink:type="simple" xlink:href="#id169">dir</text:a>, <text:a xlink:type="simple" xlink:href="#id772">dynam</text:a>, <text:a xlink:type="simple" xlink:href="#id668">ending</text:a>, <text:a xlink:type="simple" xlink:href="#id224">expansion</text:a>, <text:a xlink:type="simple" xlink:href="#id820">fermata</text:a>, <text:a xlink:type="simple" xlink:href="#id949">gliss</text:a>, <text:a xlink:type="simple" xlink:href="#id827">hairpin</text:a>, <text:a xlink:type="simple" xlink:href="#id1138">harm</text:a>, <text:a xlink:type="simple" xlink:href="#id835">harppedal</text:a>, <text:a xlink:type="simple" xlink:href="#id222">lem</text:a>, <text:a xlink:type="simple" xlink:href="#id1155">measure</text:a>, <text:a xlink:type="simple" xlink:href="#id859">mordent</text:a>, <text:a xlink:type="simple" xlink:href="#id848">octave</text:a>, <text:a xlink:type="simple" xlink:href="#id1016">pedal</text:a>, <text:a xlink:type="simple" xlink:href="#id781">phrase</text:a>, <text:a xlink:type="simple" xlink:href="#id1342">ptr</text:a>, <text:a xlink:type="simple" xlink:href="#id1178">rdg</text:a>, <text:a xlink:type="simple" xlink:href="#id1344">ref</text:a>, <text:a xlink:type="simple" xlink:href="#id661">section</text:a>, <text:a xlink:type="simple" xlink:href="#id1120">slur</text:a>, <text:a xlink:type="simple" xlink:href="#id789">tempo</text:a>, <text:a xlink:type="simple" xlink:href="#id1126">tie</text:a>, <text:a xlink:type="simple" xlink:href="#id1001">trill</text:a>, <text:a xlink:type="simple" xlink:href="#id1008">turn</text:a> </text:p>
      <text:h text:style-name="P2" text:outline-level="1"><text:soft-page-break/>Module:</text:h>
      <text:p text:style-name="Text_20_body">shared</text:p>
      <text:h text:style-name="P3" text:outline-level="1"><text:bookmark text:name="id329"/>pname</text:h>
      <text:h text:style-name="P2" text:outline-level="1">Description:</text:h>
      <text:p text:style-name="Text_20_body">contains a written pitch name.</text:p>
      <text:h text:style-name="P2" text:outline-level="1">Used by:</text:h>
      <text:p text:style-name="Text_20_body"><text:a xlink:type="simple" xlink:href="#id363">chordmember</text:a>, <text:a xlink:type="simple" xlink:href="#id324">custos</text:a>, <text:a xlink:type="simple" xlink:href="#id400">keyaccid</text:a>, <text:a xlink:type="simple" xlink:href="#id397">keysig</text:a>, <text:a xlink:type="simple" xlink:href="#id108">note</text:a> </text:p>
      <text:h text:style-name="P2" text:outline-level="1">Module:</text:h>
      <text:p text:style-name="Text_20_body">shared</text:p>
      <text:h text:style-name="P3" text:outline-level="1"><text:bookmark text:name="id1299"/>pname.ges</text:h>
      <text:h text:style-name="P2" text:outline-level="1">Description:</text:h>
      <text:p text:style-name="Text_20_body">records pitch name information that differs from the written value.</text:p>
      <text:h text:style-name="P2" text:outline-level="1">Used by:</text:h>
      <text:p text:style-name="Text_20_body"><text:a xlink:type="simple" xlink:href="#id108">note</text:a> </text:p>
      <text:h text:style-name="P2" text:outline-level="1">Module:</text:h>
      <text:p text:style-name="Text_20_body">shared</text:p>
      <text:h text:style-name="P3" text:outline-level="1"><text:bookmark text:name="id1301"/>pnum</text:h>
      <text:h text:style-name="P2" text:outline-level="1">Description:</text:h>
      <text:p text:style-name="Text_20_body">holds a pitch-to-number mapping, a base-40 or MIDI note number, for example.</text:p>
      <text:h text:style-name="P2" text:outline-level="1">Used by:</text:h>
      <text:p text:style-name="Text_20_body"><text:a xlink:type="simple" xlink:href="#id108">note</text:a> </text:p>
      <text:h text:style-name="P2" text:outline-level="1">Module:</text:h>
      <text:p text:style-name="Text_20_body">shared</text:p>
      <text:h text:style-name="P3" text:outline-level="1"><text:bookmark text:name="id378"/>pos</text:h>
      <text:h text:style-name="P2" text:outline-level="1">Description:</text:h>
      <text:p text:style-name="Text_20_body">records the fret position at which the chord tablature is to be played.</text:p>
      <text:h text:style-name="P2" text:outline-level="1"><text:soft-page-break/>Used by:</text:h>
      <text:p text:style-name="Text_20_body"><text:a xlink:type="simple" xlink:href="#id361">chorddef</text:a> </text:p>
      <text:h text:style-name="P2" text:outline-level="1">Module:</text:h>
      <text:p text:style-name="Text_20_body">harmony</text:p>
      <text:h text:style-name="P3" text:outline-level="1"><text:bookmark text:name="id611"/>ppq</text:h>
      <text:h text:style-name="P2" text:outline-level="1">Description:</text:h>
      <text:p text:style-name="Text_20_body">indicates the number of pulses (sometimes referred to as ticks or divisions) per quarter note. Unlike MIDI, MEI permits different values for a score and individual staves.</text:p>
      <text:h text:style-name="P2" text:outline-level="1">Used by:</text:h>
      <text:p text:style-name="Text_20_body"><text:a xlink:type="simple" xlink:href="#id342">scoredef</text:a>, <text:a xlink:type="simple" xlink:href="#id452">staffdef</text:a> </text:p>
      <text:h text:style-name="P2" text:outline-level="1">Module:</text:h>
      <text:p text:style-name="Text_20_body">midi</text:p>
      <text:h text:style-name="P3" text:outline-level="1"><text:bookmark text:name="id101"/>prev</text:h>
      <text:h text:style-name="P2" text:outline-level="1">Description:</text:h>
      <text:p text:style-name="Text_20_body">points to the previous event(s) in a user-defined collection.</text:p>
      <text:h text:style-name="P2" text:outline-level="1">Used by:</text:h>
      <text:p text:style-name="Text_20_body"><text:a xlink:type="simple" xlink:href="#id111">accid</text:a>, <text:a xlink:type="simple" xlink:href="#id391">anchoredtext</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815">breath</text:a>, <text:a xlink:type="simple" xlink:href="#id934">btrem</text:a>, <text:a xlink:type="simple" xlink:href="#id683">cc</text:a>, <text:a xlink:type="simple" xlink:href="#id692">chan</text:a>, <text:a xlink:type="simple" xlink:href="#id695">chanpr</text:a>, <text:a xlink:type="simple" xlink:href="#id106">chord</text:a>, <text:a xlink:type="simple" xlink:href="#id483">clef</text:a>, <text:a xlink:type="simple" xlink:href="#id861">clefchange</text:a>, <text:a xlink:type="simple" xlink:href="#id697">cue</text:a>, <text:a xlink:type="simple" xlink:href="#id172">curve</text:a>, <text:a xlink:type="simple" xlink:href="#id324">custos</text:a>, <text:a xlink:type="simple" xlink:href="#id169">dir</text:a>, <text:a xlink:type="simple" xlink:href="#id158">dot</text:a>, <text:a xlink:type="simple" xlink:href="#id772">dynam</text:a>, <text:a xlink:type="simple" xlink:href="#id668">ending</text:a>, <text:a xlink:type="simple" xlink:href="#id820">fermata</text:a>, <text:a xlink:type="simple" xlink:href="#id941">ftrem</text:a>, <text:a xlink:type="simple" xlink:href="#id949">gliss</text:a>, <text:a xlink:type="simple" xlink:href="#id439">grpsym</text:a>, <text:a xlink:type="simple" xlink:href="#id827">hairpin</text:a>, <text:a xlink:type="simple" xlink:href="#id956">halfmrpt</text:a>, <text:a xlink:type="simple" xlink:href="#id1138">harm</text:a>, <text:a xlink:type="simple" xlink:href="#id835">harppedal</text:a>, <text:a xlink:type="simple" xlink:href="#id699">hex</text:a>, <text:a xlink:type="simple" xlink:href="#id217">ineume</text:a>, <text:a xlink:type="simple" xlink:href="#id677">layer</text:a>, <text:a xlink:type="simple" xlink:href="#id222">lem</text:a>, <text:a xlink:type="simple" xlink:href="#id958">ligature</text:a>, <text:a xlink:type="simple" xlink:href="#id201">line</text:a>, <text:a xlink:type="simple" xlink:href="#id961">lyrics</text:a>, <text:a xlink:type="simple" xlink:href="#id701">marker</text:a>, <text:a xlink:type="simple" xlink:href="#id1155">measure</text:a>, <text:a xlink:type="simple" xlink:href="#id501">mensur</text:a>, <text:a xlink:type="simple" xlink:href="#id703">metatext</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8">note</text:a>, <text:a xlink:type="simple" xlink:href="#id705">noteoff</text:a>, <text:a xlink:type="simple" xlink:href="#id707">noteon</text:a>, <text:a xlink:type="simple" xlink:href="#id848">octave</text:a>, <text:a xlink:type="simple" xlink:href="#id1159">ossia</text:a>, <text:a xlink:type="simple" xlink:href="#id1570">part</text:a>, <text:a xlink:type="simple" xlink:href="#id1567">parts</text:a>, <text:a xlink:type="simple" xlink:href="#id1016">pedal</text:a>, <text:a xlink:type="simple" xlink:href="#id781">phrase</text:a>, <text:a xlink:type="simple" xlink:href="#id709">port</text:a>, <text:a xlink:type="simple" xlink:href="#id711">prog</text:a>, <text:a xlink:type="simple" xlink:href="#id529">proport</text:a>, <text:a xlink:type="simple" xlink:href="#id1178">rdg</text:a>, <text:a xlink:type="simple" xlink:href="#id1023">reh</text:a>, <text:a xlink:type="simple" xlink:href="#id872">rest</text:a>, <text:a xlink:type="simple" xlink:href="#id322">sb</text:a>, <text:a xlink:type="simple" xlink:href="#id1561">score</text:a>, <text:a xlink:type="simple" xlink:href="#id661">section</text:a>, <text:a xlink:type="simple" xlink:href="#id713">seqnum</text:a>, <text:a xlink:type="simple" xlink:href="#id1120">slur</text:a>, <text:a xlink:type="simple" xlink:href="#id890">space</text:a>, <text:a xlink:type="simple" xlink:href="#id673">staff</text:a>, <text:a xlink:type="simple" xlink:href="#id972">syl</text:a>, <text:a xlink:type="simple" xlink:href="#id385">symbol</text:a>, <text:a xlink:type="simple" xlink:href="#id789">tempo</text:a>, <text:a xlink:type="simple" xlink:href="#id1126">tie</text:a>, <text:a xlink:type="simple" xlink:href="#id1001">trill</text:a>, <text:a xlink:type="simple" xlink:href="#id716">trkname</text:a>, <text:a xlink:type="simple" xlink:href="#id905">tuplet</text:a>, <text:a xlink:type="simple" xlink:href="#id1131">tupletspan</text:a>, <text:a xlink:type="simple" xlink:href="#id1008">turn</text:a>, <text:a xlink:type="simple" xlink:href="#id1190">uneume</text:a>, <text:a xlink:type="simple" xlink:href="#id718">vel</text:a>, <text:a xlink:type="simple" xlink:href="#id167">verse</text:a> </text:p>
      <text:h text:style-name="P2" text:outline-level="1">Module:</text:h>
      <text:p text:style-name="Text_20_body">analysis</text:p>
      <text:h text:style-name="P3" text:outline-level="1"><text:bookmark text:name="id511"/>prolatio</text:h>
      <text:h text:style-name="P2" text:outline-level="1">Description:</text:h>
      <text:p text:style-name="Text_20_body">describes the semibreve-minim relationship.</text:p>
      <text:h text:style-name="P2" text:outline-level="1">Used by:</text:h>
      <text:p text:style-name="Text_20_body"><text:a xlink:type="simple" xlink:href="#id501">mensur</text:a>, <text:a xlink:type="simple" xlink:href="#id342">scoredef</text:a>, <text:a xlink:type="simple" xlink:href="#id452">staffdef</text:a> </text:p>
      <text:h text:style-name="P2" text:outline-level="1"><text:soft-page-break/>Module:</text:h>
      <text:p text:style-name="Text_20_body">mensural</text:p>
      <text:h text:style-name="P3" text:outline-level="1"><text:bookmark text:name="id558"/>proport.num</text:h>
      <text:h text:style-name="P2" text:outline-level="1">Description:</text:h>
      <text:p text:style-name="Text_20_body">Together, proport.num and proport.numbase specify a proportional change as a ratio, e.g., 1:3. Proport.num is for the first value in the ratio.</text:p>
      <text:h text:style-name="P2" text:outline-level="1">Used by:</text:h>
      <text:p text:style-name="Text_20_body"><text:a xlink:type="simple" xlink:href="#id452">staffdef</text:a> </text:p>
      <text:h text:style-name="P2" text:outline-level="1">Module:</text:h>
      <text:p text:style-name="Text_20_body">shared</text:p>
      <text:h text:style-name="P3" text:outline-level="1"><text:bookmark text:name="id559"/>proport.numbase</text:h>
      <text:h text:style-name="P2" text:outline-level="1">Description:</text:h>
      <text:p text:style-name="Text_20_body">Together, proport.num and proport.numbase specify a proportional change as a ratio, e.g., 1:3. Proport.numbase is for the second value in the ratio.</text:p>
      <text:h text:style-name="P2" text:outline-level="1">Used by:</text:h>
      <text:p text:style-name="Text_20_body"><text:a xlink:type="simple" xlink:href="#id452">staffdef</text:a> </text:p>
      <text:h text:style-name="P2" text:outline-level="1">Module:</text:h>
      <text:p text:style-name="Text_20_body">shared</text:p>
      <text:h text:style-name="P3" text:outline-level="1"><text:bookmark text:name="id1209"/>psolfa</text:h>
      <text:h text:style-name="P2" text:outline-level="1">Description:</text:h>
      <text:p text:style-name="Text_20_body">contains solfa designation, e.g., do, re, mi, etc., in either a fixed or movable Do system.</text:p>
      <text:h text:style-name="P2" text:outline-level="1">Used by:</text:h>
      <text:p text:style-name="Text_20_body"><text:a xlink:type="simple" xlink:href="#id108">note</text:a>, <text:a xlink:type="simple" xlink:href="#id1190">uneume</text:a> </text:p>
      <text:h text:style-name="P2" text:outline-level="1">Module:</text:h>
      <text:p text:style-name="Text_20_body">analysis</text:p>
      <text:h text:style-name="P3" text:outline-level="1"><text:bookmark text:name="id1241"/>reason</text:h>
      <text:h text:style-name="P2" text:outline-level="1">Description:</text:h>
      <text:p text:style-name="Text_20_body">holds a short phrase describing the reason for missing textual material (gap), why material is supplied (supplied), or why transcription is difficult (unclear).</text:p>
      <text:h text:style-name="P2" text:outline-level="1"><text:soft-page-break/>Used by:</text:h>
      <text:p text:style-name="Text_20_body"><text:a xlink:type="simple" xlink:href="#id1333">gap</text:a>, <text:a xlink:type="simple" xlink:href="#id1237">supplied</text:a>, <text:a xlink:type="simple" xlink:href="#id1242">unclear</text:a> </text:p>
      <text:h text:style-name="P2" text:outline-level="1">Module:</text:h>
      <text:p text:style-name="Text_20_body">edittrans</text:p>
      <text:h text:style-name="P3" text:outline-level="1"><text:bookmark text:name="id390"/>ref</text:h>
      <text:h text:style-name="P2" text:outline-level="1">Description:</text:h>
      <text:p text:style-name="Text_20_body">contains a reference to a previously-declared user-defined symbol.</text:p>
      <text:h text:style-name="P2" text:outline-level="1">Used by:</text:h>
      <text:p text:style-name="Text_20_body"><text:a xlink:type="simple" xlink:href="#id385">symbol</text:a> </text:p>
      <text:h text:style-name="P2" text:outline-level="1">Module:</text:h>
      <text:p text:style-name="Text_20_body">usersymbols</text:p>
      <text:h text:style-name="P3" text:outline-level="1"><text:bookmark text:name="id1261"/>refrain</text:h>
      <text:h text:style-name="P2" text:outline-level="1">Description:</text:h>
      <text:p text:style-name="Text_20_body">used to indicate a common, usually centered, refrain (Mup User's Guide, p. 44).</text:p>
      <text:h text:style-name="P2" text:outline-level="1">Used by:</text:h>
      <text:p text:style-name="Text_20_body"><text:a xlink:type="simple" xlink:href="#id167">verse</text:a> </text:p>
      <text:h text:style-name="P2" text:outline-level="1">Module:</text:h>
      <text:p text:style-name="Text_20_body">lyrics</text:p>
      <text:h text:style-name="P3" text:outline-level="1"><text:bookmark text:name="id1058"/>reg</text:h>
      <text:h text:style-name="P2" text:outline-level="1">Description:</text:h>
      <text:p text:style-name="Text_20_body">gives the value of a date in standard ISO form.</text:p>
      <text:h text:style-name="P2" text:outline-level="1">Used by:</text:h>
      <text:p text:style-name="Text_20_body"><text:a xlink:type="simple" xlink:href="#id1479">application</text:a>, <text:a xlink:type="simple" xlink:href="#id1050">corpname</text:a>, <text:a xlink:type="simple" xlink:href="#id1083">date</text:a>, <text:a xlink:type="simple" xlink:href="#id1076">periodname</text:a>, <text:a xlink:type="simple" xlink:href="#id1064">persname</text:a> </text:p>
      <text:h text:style-name="P2" text:outline-level="1">Module:</text:h>
      <text:p text:style-name="Text_20_body">shared</text:p>
      <text:h text:style-name="P3" text:outline-level="1"><text:bookmark text:name="id600"/><text:soft-page-break/>reh.enclose</text:h>
      <text:h text:style-name="P2" text:outline-level="1">Description:</text:h>
      <text:p text:style-name="Text_20_body">describes the enclosing shape for rehearsal marks.</text:p>
      <text:h text:style-name="P2" text:outline-level="1">Used by:</text:h>
      <text:p text:style-name="Text_20_body"><text:a xlink:type="simple" xlink:href="#id342">scoredef</text:a>, <text:a xlink:type="simple" xlink:href="#id452">staffdef</text:a> </text:p>
      <text:h text:style-name="P2" text:outline-level="1">Module:</text:h>
      <text:p text:style-name="Text_20_body">cmn</text:p>
      <text:h text:style-name="P3" text:outline-level="1"><text:bookmark text:name="id77"/>rend</text:h>
      <text:h text:style-name="P2" text:outline-level="1">Description:</text:h>
      <text:p text:style-name="Text_20_body">records the appearance of the barline.</text:p>
      <text:h text:style-name="P2" text:outline-level="1">Used by:</text:h>
      <text:p text:style-name="Text_20_body"><text:a xlink:type="simple" xlink:href="#id64">barline</text:a> </text:p>
      <text:h text:style-name="P2" text:outline-level="1">Module:</text:h>
      <text:p text:style-name="Text_20_body">shared</text:p>
      <text:h text:style-name="P3" text:outline-level="1"><text:bookmark text:name="id199"/>rend</text:h>
      <text:h text:style-name="P2" text:outline-level="1">Description:</text:h>
      <text:p text:style-name="Text_20_body">records the appearance of the curve.</text:p>
      <text:h text:style-name="P2" text:outline-level="1">Used by:</text:h>
      <text:p text:style-name="Text_20_body"><text:a xlink:type="simple" xlink:href="#id903">bend</text:a>, <text:a xlink:type="simple" xlink:href="#id172">curve</text:a>, <text:a xlink:type="simple" xlink:href="#id781">phrase</text:a>, <text:a xlink:type="simple" xlink:href="#id1120">slur</text:a>, <text:a xlink:type="simple" xlink:href="#id1126">tie</text:a> </text:p>
      <text:h text:style-name="P2" text:outline-level="1">Module:</text:h>
      <text:p text:style-name="Text_20_body">shared</text:p>
      <text:h text:style-name="P3" text:outline-level="1"><text:bookmark text:name="id339"/>rend</text:h>
      <text:h text:style-name="P2" text:outline-level="1">Description:</text:h>
      <text:p text:style-name="Text_20_body">indicates whether hash marks should be rendered between systems. See Read, p. 436, ex. 26-3.</text:p>
      <text:h text:style-name="P2" text:outline-level="1">Used by:</text:h>
      <text:p text:style-name="Text_20_body"><text:a xlink:type="simple" xlink:href="#id322">sb</text:a> </text:p>
      <text:h text:style-name="P2" text:outline-level="1"><text:soft-page-break/>Module:</text:h>
      <text:p text:style-name="Text_20_body">shared</text:p>
      <text:h text:style-name="P3" text:outline-level="1"><text:bookmark text:name="id811"/>rend</text:h>
      <text:h text:style-name="P2" text:outline-level="1">Description:</text:h>
      <text:p text:style-name="Text_20_body">captures whether a beam is feathered and in which direction: 'acc' indicates that the secondary beams get progressively closer together, coming together at the end of the beam, while 'rit' means that the secondary beams start at the same point and get progressively more distant.</text:p>
      <text:h text:style-name="P2" text:outline-level="1">Used by:</text:h>
      <text:p text:style-name="Text_20_body"><text:a xlink:type="simple" xlink:href="#id897">beam</text:a>, <text:a xlink:type="simple" xlink:href="#id803">beamspan</text:a> </text:p>
      <text:h text:style-name="P2" text:outline-level="1">Module:</text:h>
      <text:p text:style-name="Text_20_body">cmn</text:p>
      <text:h text:style-name="P3" text:outline-level="1"><text:bookmark text:name="id854"/>rend</text:h>
      <text:h text:style-name="P2" text:outline-level="1">Description:</text:h>
      <text:p text:style-name="Text_20_body">records the appearance of a line.</text:p>
      <text:h text:style-name="P2" text:outline-level="1">Used by:</text:h>
      <text:p text:style-name="Text_20_body"><text:a xlink:type="simple" xlink:href="#id949">gliss</text:a>, <text:a xlink:type="simple" xlink:href="#id201">line</text:a>, <text:a xlink:type="simple" xlink:href="#id848">octave</text:a> </text:p>
      <text:h text:style-name="P2" text:outline-level="1">Module:</text:h>
      <text:p text:style-name="Text_20_body">shared</text:p>
      <text:h text:style-name="P3" text:outline-level="1"><text:bookmark text:name="id931"/>rend</text:h>
      <text:h text:style-name="P2" text:outline-level="1">Description:</text:h>
      <text:p text:style-name="Text_20_body">indicates the number of slashes required to render the appropriate beat repeat symbol when the beat is divided into even notes: 4ths or 8ths=1, 16ths=2, 32nds=3, 64ths=4, 128ths=5. When the beat is comprised of mixed duration values, the symbol is always rendered as 2 slashes and 2 dots. See Read, pg. 223-224.</text:p>
      <text:h text:style-name="P2" text:outline-level="1">Used by:</text:h>
      <text:p text:style-name="Text_20_body"><text:a xlink:type="simple" xlink:href="#id927">beatrpt</text:a> </text:p>
      <text:h text:style-name="P2" text:outline-level="1">Module:</text:h>
      <text:p text:style-name="Text_20_body">cmn</text:p>
      <text:h text:style-name="P3" text:outline-level="1"><text:bookmark text:name="id1030"/><text:soft-page-break/>rend</text:h>
      <text:h text:style-name="P2" text:outline-level="1">Description:</text:h>
      <text:p text:style-name="Text_20_body">captures the appearance of the text. One or the other of the rend and altrend attributes is required.</text:p>
      <text:h text:style-name="P2" text:outline-level="1">Used by:</text:h>
      <text:p text:style-name="Text_20_body"><text:a xlink:type="simple" xlink:href="#id1026">rend</text:a> </text:p>
      <text:h text:style-name="P2" text:outline-level="1">Module:</text:h>
      <text:p text:style-name="Text_20_body">shared</text:p>
      <text:h text:style-name="P3" text:outline-level="1"><text:bookmark text:name="id1223"/>rend</text:h>
      <text:h text:style-name="P2" text:outline-level="1">Description:</text:h>
      <text:p text:style-name="Text_20_body">contains an indication of how the deletion should be rendered.</text:p>
      <text:h text:style-name="P2" text:outline-level="1">Used by:</text:h>
      <text:p text:style-name="Text_20_body"><text:a xlink:type="simple" xlink:href="#id1220">del</text:a> </text:p>
      <text:h text:style-name="P2" text:outline-level="1">Module:</text:h>
      <text:p text:style-name="Text_20_body">edittrans</text:p>
      <text:h text:style-name="P3" text:outline-level="1"><text:bookmark text:name="id1145"/>rendgrid</text:h>
      <text:h text:style-name="P2" text:outline-level="1">Description:</text:h>
      <text:p text:style-name="Text_20_body">when set to 'grid', the chord tablature grid defined in the chordtable should be rendered instead of the text contents of the &lt;harm&gt; element; if rendgrid equals 'gridname', both the &lt;harm&gt; element's text and the grid should be displayed; otherwise, only the 'name' of the chord, i.e., the text content of the &lt;harm&gt; element, e.g. 'Cmaj' or 'V7/III', should be rendered.</text:p>
      <text:h text:style-name="P2" text:outline-level="1">Used by:</text:h>
      <text:p text:style-name="Text_20_body"><text:a xlink:type="simple" xlink:href="#id1138">harm</text:a> </text:p>
      <text:h text:style-name="P2" text:outline-level="1">Module:</text:h>
      <text:p text:style-name="Text_20_body">harmony</text:p>
      <text:h text:style-name="P3" text:outline-level="1"><text:bookmark text:name="id316"/>resp</text:h>
      <text:h text:style-name="P2" text:outline-level="1">Description:</text:h>
      <text:p text:style-name="Text_20_body">captures information regarding responsibility for some aspect of the text's creation, transcription, editing, or encoding. Its value must point to one or more identifiers declared in the document header.</text:p>
      <text:h text:style-name="P2" text:outline-level="1"><text:soft-page-break/>Used by:</text:h>
      <text:p text:style-name="Text_20_body"><text:a xlink:type="simple" xlink:href="#id211">abbr</text:a>, <text:a xlink:type="simple" xlink:href="#id214">add</text:a>, <text:a xlink:type="simple" xlink:href="#id297">annot</text:a>, <text:a xlink:type="simple" xlink:href="#id1050">corpname</text:a>, <text:a xlink:type="simple" xlink:href="#id61">corr</text:a>, <text:a xlink:type="simple" xlink:href="#id1083">date</text:a>, <text:a xlink:type="simple" xlink:href="#id1247">expan</text:a>, <text:a xlink:type="simple" xlink:href="#id1333">gap</text:a>, <text:a xlink:type="simple" xlink:href="#id1069">geogname</text:a>, <text:a xlink:type="simple" xlink:href="#id1415">hand</text:a>, <text:a xlink:type="simple" xlink:href="#id1326">handshift</text:a>, <text:a xlink:type="simple" xlink:href="#id222">lem</text:a>, <text:a xlink:type="simple" xlink:href="#id1224">orig</text:a>, <text:a xlink:type="simple" xlink:href="#id1076">periodname</text:a>, <text:a xlink:type="simple" xlink:href="#id1064">persname</text:a>, <text:a xlink:type="simple" xlink:href="#id1178">rdg</text:a>, <text:a xlink:type="simple" xlink:href="#id1227">reg</text:a>, <text:a xlink:type="simple" xlink:href="#id1079">stylename</text:a>, <text:a xlink:type="simple" xlink:href="#id1237">supplied</text:a>, <text:a xlink:type="simple" xlink:href="#id1242">unclear</text:a> </text:p>
      <text:h text:style-name="P2" text:outline-level="1">Module:</text:h>
      <text:p text:style-name="Text_20_body">shared</text:p>
      <text:h text:style-name="P3" text:outline-level="1"><text:bookmark text:name="id665"/>restart</text:h>
      <text:h text:style-name="P2" text:outline-level="1">Description:</text:h>
      <text:p text:style-name="Text_20_body">indicates that staves begin again with this section.</text:p>
      <text:h text:style-name="P2" text:outline-level="1">Used by:</text:h>
      <text:p text:style-name="Text_20_body"><text:a xlink:type="simple" xlink:href="#id661">section</text:a> </text:p>
      <text:h text:style-name="P2" text:outline-level="1">Module:</text:h>
      <text:p text:style-name="Text_20_body">shared</text:p>
      <text:h text:style-name="P3" text:outline-level="1"><text:bookmark text:name="id1262"/>rhythm</text:h>
      <text:h text:style-name="P2" text:outline-level="1">Description:</text:h>
      <text:p text:style-name="Text_20_body">used to specify a rhythm for the lyrics that differs from that of the notes on the staff.</text:p>
      <text:h text:style-name="P2" text:outline-level="1">Used by:</text:h>
      <text:p text:style-name="Text_20_body"><text:a xlink:type="simple" xlink:href="#id167">verse</text:a> </text:p>
      <text:h text:style-name="P2" text:outline-level="1">Module:</text:h>
      <text:p text:style-name="Text_20_body">lyrics</text:p>
      <text:h text:style-name="P3" text:outline-level="1"><text:bookmark text:name="id1166"/>right</text:h>
      <text:h text:style-name="P2" text:outline-level="1">Description:</text:h>
      <text:p text:style-name="Text_20_body">indicates the function of the right barline and is structurally important.</text:p>
      <text:h text:style-name="P2" text:outline-level="1">Used by:</text:h>
      <text:p text:style-name="Text_20_body"><text:a xlink:type="simple" xlink:href="#id1155">measure</text:a> </text:p>
      <text:h text:style-name="P2" text:outline-level="1">Module:</text:h>
      <text:p text:style-name="Text_20_body">shared</text:p>
      <text:h text:style-name="P3" text:outline-level="1"><text:bookmark text:name="id1048"/><text:soft-page-break/>role</text:h>
      <text:h text:style-name="P2" text:outline-level="1">Description:</text:h>
      <text:p text:style-name="Text_20_body">used to specify further information about the entity referenced by this name, for example, the occupation of a person or the status of a place.</text:p>
      <text:h text:style-name="P2" text:outline-level="1">Used by:</text:h>
      <text:p text:style-name="Text_20_body"><text:a xlink:type="simple" xlink:href="#id1050">corpname</text:a>, <text:a xlink:type="simple" xlink:href="#id1069">geogname</text:a>, <text:a xlink:type="simple" xlink:href="#id1038">name</text:a>, <text:a xlink:type="simple" xlink:href="#id1076">periodname</text:a>, <text:a xlink:type="simple" xlink:href="#id1064">persname</text:a>, <text:a xlink:type="simple" xlink:href="#id1073">repository</text:a>, <text:a xlink:type="simple" xlink:href="#id1079">stylename</text:a>, <text:a xlink:type="simple" xlink:href="#id1091">title</text:a> </text:p>
      <text:h text:style-name="P2" text:outline-level="1">Module:</text:h>
      <text:p text:style-name="Text_20_body">shared</text:p>
      <text:h text:style-name="P3" text:outline-level="1"><text:bookmark text:name="id1032"/>rotation</text:h>
      <text:h text:style-name="P2" text:outline-level="1">Description:</text:h>
      <text:p text:style-name="Text_20_body">A positive value for rotation rotates the text in a counter-clockwise fashion, while negative values produce clockwise rotation.</text:p>
      <text:h text:style-name="P2" text:outline-level="1">Used by:</text:h>
      <text:p text:style-name="Text_20_body"><text:a xlink:type="simple" xlink:href="#id1026">rend</text:a> </text:p>
      <text:h text:style-name="P2" text:outline-level="1">Module:</text:h>
      <text:p text:style-name="Text_20_body">shared</text:p>
      <text:h text:style-name="P3" text:outline-level="1"><text:bookmark text:name="id278"/>rowspan</text:h>
      <text:h text:style-name="P2" text:outline-level="1">Description:</text:h>
      <text:p text:style-name="Text_20_body">the number of rows spanned by this cell.</text:p>
      <text:h text:style-name="P2" text:outline-level="1">Used by:</text:h>
      <text:p text:style-name="Text_20_body"><text:a xlink:type="simple" xlink:href="#id279">td</text:a>, <text:a xlink:type="simple" xlink:href="#id273">th</text:a> </text:p>
      <text:h text:style-name="P2" text:outline-level="1">Module:</text:h>
      <text:p text:style-name="Text_20_body">figtable</text:p>
      <text:h text:style-name="P3" text:outline-level="1"><text:bookmark text:name="id102"/>sameas</text:h>
      <text:h text:style-name="P2" text:outline-level="1">Description:</text:h>
      <text:p text:style-name="Text_20_body">points to an element that is the same as the current element but is not a literal copy of the current element.</text:p>
      <text:h text:style-name="P2" text:outline-level="1">Used by:</text:h>
      <text:p text:style-name="Text_20_body"><text:a xlink:type="simple" xlink:href="#id111">accid</text:a>, <text:a xlink:type="simple" xlink:href="#id391">anchoredtext</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815">breath</text:a>, <text:a xlink:type="simple" xlink:href="#id934">btrem</text:a>, <text:a xlink:type="simple" xlink:href="#id683">cc</text:a>, <text:a xlink:type="simple" xlink:href="#id692">chan</text:a>, <text:a xlink:type="simple" xlink:href="#id695">chanpr</text:a>, <text:a xlink:type="simple" xlink:href="#id106">chord</text:a>, <text:a xlink:type="simple" xlink:href="#id483">clef</text:a>, <text:a xlink:type="simple" xlink:href="#id861">clefchange</text:a>, <text:a xlink:type="simple" xlink:href="#id697">cue</text:a>, <text:a xlink:type="simple" xlink:href="#id172">curve</text:a>, <text:a xlink:type="simple" xlink:href="#id324">custos</text:a>, <text:a xlink:type="simple" xlink:href="#id169">dir</text:a>, <text:a xlink:type="simple" xlink:href="#id158">dot</text:a>, <text:a xlink:type="simple" xlink:href="#id772">dynam</text:a>, <text:a xlink:type="simple" xlink:href="#id668">ending</text:a>, <text:a xlink:type="simple" xlink:href="#id820">fermata</text:a>, <text:a xlink:type="simple" xlink:href="#id941">ftrem</text:a>, <text:a xlink:type="simple" xlink:href="#id949">gliss</text:a>, <text:a xlink:type="simple" xlink:href="#id439">grpsym</text:a>, <text:soft-page-break/><text:a xlink:type="simple" xlink:href="#id827">hairpin</text:a>, <text:a xlink:type="simple" xlink:href="#id956">halfmrpt</text:a>, <text:a xlink:type="simple" xlink:href="#id1138">harm</text:a>, <text:a xlink:type="simple" xlink:href="#id835">harppedal</text:a>, <text:a xlink:type="simple" xlink:href="#id699">hex</text:a>, <text:a xlink:type="simple" xlink:href="#id217">ineume</text:a>, <text:a xlink:type="simple" xlink:href="#id677">layer</text:a>, <text:a xlink:type="simple" xlink:href="#id222">lem</text:a>, <text:a xlink:type="simple" xlink:href="#id958">ligature</text:a>, <text:a xlink:type="simple" xlink:href="#id201">line</text:a>, <text:a xlink:type="simple" xlink:href="#id961">lyrics</text:a>, <text:a xlink:type="simple" xlink:href="#id701">marker</text:a>, <text:a xlink:type="simple" xlink:href="#id1155">measure</text:a>, <text:a xlink:type="simple" xlink:href="#id501">mensur</text:a>, <text:a xlink:type="simple" xlink:href="#id703">metatext</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8">note</text:a>, <text:a xlink:type="simple" xlink:href="#id705">noteoff</text:a>, <text:a xlink:type="simple" xlink:href="#id707">noteon</text:a>, <text:a xlink:type="simple" xlink:href="#id848">octave</text:a>, <text:a xlink:type="simple" xlink:href="#id1159">ossia</text:a>, <text:a xlink:type="simple" xlink:href="#id1570">part</text:a>, <text:a xlink:type="simple" xlink:href="#id1567">parts</text:a>, <text:a xlink:type="simple" xlink:href="#id1016">pedal</text:a>, <text:a xlink:type="simple" xlink:href="#id781">phrase</text:a>, <text:a xlink:type="simple" xlink:href="#id709">port</text:a>, <text:a xlink:type="simple" xlink:href="#id711">prog</text:a>, <text:a xlink:type="simple" xlink:href="#id529">proport</text:a>, <text:a xlink:type="simple" xlink:href="#id1178">rdg</text:a>, <text:a xlink:type="simple" xlink:href="#id1023">reh</text:a>, <text:a xlink:type="simple" xlink:href="#id872">rest</text:a>, <text:a xlink:type="simple" xlink:href="#id322">sb</text:a>, <text:a xlink:type="simple" xlink:href="#id1561">score</text:a>, <text:a xlink:type="simple" xlink:href="#id661">section</text:a>, <text:a xlink:type="simple" xlink:href="#id713">seqnum</text:a>, <text:a xlink:type="simple" xlink:href="#id1120">slur</text:a>, <text:a xlink:type="simple" xlink:href="#id890">space</text:a>, <text:a xlink:type="simple" xlink:href="#id673">staff</text:a>, <text:a xlink:type="simple" xlink:href="#id972">syl</text:a>, <text:a xlink:type="simple" xlink:href="#id385">symbol</text:a>, <text:a xlink:type="simple" xlink:href="#id789">tempo</text:a>, <text:a xlink:type="simple" xlink:href="#id1126">tie</text:a>, <text:a xlink:type="simple" xlink:href="#id1001">trill</text:a>, <text:a xlink:type="simple" xlink:href="#id716">trkname</text:a>, <text:a xlink:type="simple" xlink:href="#id905">tuplet</text:a>, <text:a xlink:type="simple" xlink:href="#id1131">tupletspan</text:a>, <text:a xlink:type="simple" xlink:href="#id1008">turn</text:a>, <text:a xlink:type="simple" xlink:href="#id1190">uneume</text:a>, <text:a xlink:type="simple" xlink:href="#id718">vel</text:a>, <text:a xlink:type="simple" xlink:href="#id167">verse</text:a> </text:p>
      <text:h text:style-name="P2" text:outline-level="1">Module:</text:h>
      <text:p text:style-name="Text_20_body">analysis</text:p>
      <text:h text:style-name="P3" text:outline-level="1"><text:bookmark text:name="id388"/>scale</text:h>
      <text:h text:style-name="P2" text:outline-level="1">Description:</text:h>
      <text:p text:style-name="Text_20_body">indicates how the feature should be scaled when rendered.</text:p>
      <text:h text:style-name="P2" text:outline-level="1">Used by:</text:h>
      <text:p text:style-name="Text_20_body"><text:a xlink:type="simple" xlink:href="#id452">staffdef</text:a>, <text:a xlink:type="simple" xlink:href="#id385">symbol</text:a> </text:p>
      <text:h text:style-name="P2" text:outline-level="1">Module:</text:h>
      <text:p text:style-name="Text_20_body">shared</text:p>
      <text:h text:style-name="P3" text:outline-level="1"><text:bookmark text:name="id1175"/>seq</text:h>
      <text:h text:style-name="P2" text:outline-level="1">Description:</text:h>
      <text:p text:style-name="Text_20_body">used to assign a sequence number related to the order in which the encoded features carrying this attribute are believed to have occurred.</text:p>
      <text:h text:style-name="P2" text:outline-level="1">Used by:</text:h>
      <text:p text:style-name="Text_20_body"><text:a xlink:type="simple" xlink:href="#id211">abbr</text:a>, <text:a xlink:type="simple" xlink:href="#id214">add</text:a>, <text:a xlink:type="simple" xlink:href="#id61">corr</text:a>, <text:a xlink:type="simple" xlink:href="#id1220">del</text:a>, <text:a xlink:type="simple" xlink:href="#id1247">expan</text:a>, <text:a xlink:type="simple" xlink:href="#id222">lem</text:a>, <text:a xlink:type="simple" xlink:href="#id1178">rdg</text:a>, <text:a xlink:type="simple" xlink:href="#id1230">restore</text:a> </text:p>
      <text:h text:style-name="P2" text:outline-level="1">Module:</text:h>
      <text:p text:style-name="Text_20_body">shared</text:p>
      <text:h text:style-name="P3" text:outline-level="1"><text:bookmark text:name="id488"/>shape</text:h>
      <text:h text:style-name="P2" text:outline-level="1">Description:</text:h>
      <text:p text:style-name="Text_20_body">describes a clef's shape.</text:p>
      <text:h text:style-name="P2" text:outline-level="1">Used by:</text:h>
      <text:p text:style-name="Text_20_body"><text:a xlink:type="simple" xlink:href="#id483">clef</text:a>, <text:a xlink:type="simple" xlink:href="#id861">clefchange</text:a> </text:p>
      <text:h text:style-name="P2" text:outline-level="1">Module:</text:h>
      <text:p text:style-name="Text_20_body">shared</text:p>
      <text:h text:style-name="P3" text:outline-level="1"><text:bookmark text:name="id526"/><text:soft-page-break/>sign</text:h>
      <text:h text:style-name="P2" text:outline-level="1">Description:</text:h>
      <text:p text:style-name="Text_20_body">the base symbol in the mensuration sign/time signature of mensural notation.</text:p>
      <text:h text:style-name="P2" text:outline-level="1">Used by:</text:h>
      <text:p text:style-name="Text_20_body"><text:a xlink:type="simple" xlink:href="#id501">mensur</text:a> </text:p>
      <text:h text:style-name="P2" text:outline-level="1">Module:</text:h>
      <text:p text:style-name="Text_20_body">mensural</text:p>
      <text:h text:style-name="P3" text:outline-level="1"><text:bookmark text:name="id353"/>since</text:h>
      <text:h text:style-name="P2" text:outline-level="1">Description:</text:h>
      <text:p text:style-name="Text_20_body">identifies the reference point for determining the time of the current when element, which is obtained by adding the interval to the time of the reference point. The value should be the ID of another when element in the same timeline. If the since attribute is omitted, and the absolute attribute is not specified, then then reference point is understood to be the preceding when element.</text:p>
      <text:h text:style-name="P2" text:outline-level="1">Used by:</text:h>
      <text:p text:style-name="Text_20_body"><text:a xlink:type="simple" xlink:href="#id347">when</text:a> </text:p>
      <text:h text:style-name="P2" text:outline-level="1">Module:</text:h>
      <text:p text:style-name="Text_20_body">linkalign</text:p>
      <text:h text:style-name="P3" text:outline-level="1"><text:bookmark text:name="id517"/>size</text:h>
      <text:h text:style-name="P2" text:outline-level="1">Description:</text:h>
      <text:p text:style-name="Text_20_body">describes the relative size of a feature.</text:p>
      <text:h text:style-name="P2" text:outline-level="1">Used by:</text:h>
      <text:p text:style-name="Text_20_body"><text:a xlink:type="simple" xlink:href="#id106">chord</text:a>, <text:a xlink:type="simple" xlink:href="#id501">mensur</text:a>, <text:a xlink:type="simple" xlink:href="#id725">mrest</text:a>, <text:a xlink:type="simple" xlink:href="#id108">note</text:a>, <text:a xlink:type="simple" xlink:href="#id872">rest</text:a>, <text:a xlink:type="simple" xlink:href="#id1190">uneume</text:a> </text:p>
      <text:h text:style-name="P2" text:outline-level="1">Module:</text:h>
      <text:p text:style-name="Text_20_body">shared</text:p>
      <text:h text:style-name="P3" text:outline-level="1"><text:bookmark text:name="id520"/>slash</text:h>
      <text:h text:style-name="P2" text:outline-level="1">Description:</text:h>
      <text:p text:style-name="Text_20_body">indicates the number of slashes to be rendered along with the feature.</text:p>
      <text:h text:style-name="P2" text:outline-level="1">Used by:</text:h>
      <text:p text:style-name="Text_20_body"><text:a xlink:type="simple" xlink:href="#id934">btrem</text:a>, <text:a xlink:type="simple" xlink:href="#id941">ftrem</text:a>, <text:a xlink:type="simple" xlink:href="#id501">mensur</text:a> </text:p>
      <text:h text:style-name="P2" text:outline-level="1"><text:soft-page-break/>Module:</text:h>
      <text:p text:style-name="Text_20_body">shared</text:p>
      <text:h text:style-name="P3" text:outline-level="1"><text:bookmark text:name="id812"/>slope</text:h>
      <text:h text:style-name="P2" text:outline-level="1">Description:</text:h>
      <text:p text:style-name="Text_20_body">records the slope of the beam.</text:p>
      <text:h text:style-name="P2" text:outline-level="1">Used by:</text:h>
      <text:p text:style-name="Text_20_body"><text:a xlink:type="simple" xlink:href="#id897">beam</text:a>, <text:a xlink:type="simple" xlink:href="#id803">beamspan</text:a> </text:p>
      <text:h text:style-name="P2" text:outline-level="1">Module:</text:h>
      <text:p text:style-name="Text_20_body">cmn</text:p>
      <text:h text:style-name="P3" text:outline-level="1"><text:bookmark text:name="id1268"/>slur</text:h>
      <text:h text:style-name="P2" text:outline-level="1">Description:</text:h>
      <text:p text:style-name="Text_20_body">indicates that this element participates in a slur.</text:p>
      <text:h text:style-name="P2" text:outline-level="1">Used by:</text:h>
      <text:p text:style-name="Text_20_body"><text:a xlink:type="simple" xlink:href="#id106">chord</text:a>, <text:a xlink:type="simple" xlink:href="#id108">note</text:a> </text:p>
      <text:h text:style-name="P2" text:outline-level="1">Module:</text:h>
      <text:p text:style-name="Text_20_body">shared</text:p>
      <text:h text:style-name="P3" text:outline-level="1"><text:bookmark text:name="id602"/>slur.rend</text:h>
      <text:h text:style-name="P2" text:outline-level="1">Description:</text:h>
      <text:p text:style-name="Text_20_body">describes the appearance of slurs.</text:p>
      <text:h text:style-name="P2" text:outline-level="1">Used by:</text:h>
      <text:p text:style-name="Text_20_body"><text:a xlink:type="simple" xlink:href="#id342">scoredef</text:a>, <text:a xlink:type="simple" xlink:href="#id452">staffdef</text:a> </text:p>
      <text:h text:style-name="P2" text:outline-level="1">Module:</text:h>
      <text:p text:style-name="Text_20_body">cmn</text:p>
      <text:h text:style-name="P3" text:outline-level="1"><text:bookmark text:name="id227"/>source</text:h>
      <text:h text:style-name="P2" text:outline-level="1">Description:</text:h>
      <text:p text:style-name="Text_20_body">contains a list of one or more pointers indicating the sources which attest to a given reading. Each value should correspond to the ID of a &lt;source&gt; element located in the document header.</text:p>
      <text:h text:style-name="P2" text:outline-level="1"><text:soft-page-break/>Used by:</text:h>
      <text:p text:style-name="Text_20_body"><text:a xlink:type="simple" xlink:href="#id211">abbr</text:a>, <text:a xlink:type="simple" xlink:href="#id214">add</text:a>, <text:a xlink:type="simple" xlink:href="#id297">annot</text:a>, <text:a xlink:type="simple" xlink:href="#id1050">corpname</text:a>, <text:a xlink:type="simple" xlink:href="#id61">corr</text:a>, <text:a xlink:type="simple" xlink:href="#id324">custos</text:a>, <text:a xlink:type="simple" xlink:href="#id1083">date</text:a>, <text:a xlink:type="simple" xlink:href="#id1247">expan</text:a>, <text:a xlink:type="simple" xlink:href="#id224">expansion</text:a>, <text:a xlink:type="simple" xlink:href="#id1535">facsimile</text:a>, <text:a xlink:type="simple" xlink:href="#id1333">gap</text:a>, <text:a xlink:type="simple" xlink:href="#id1069">geogname</text:a>, <text:a xlink:type="simple" xlink:href="#id1326">handshift</text:a>, <text:a xlink:type="simple" xlink:href="#id442">label</text:a>, <text:a xlink:type="simple" xlink:href="#id233">lb</text:a>, <text:a xlink:type="simple" xlink:href="#id222">lem</text:a>, <text:a xlink:type="simple" xlink:href="#id1224">orig</text:a>, <text:a xlink:type="simple" xlink:href="#id237">pb</text:a>, <text:a xlink:type="simple" xlink:href="#id1076">periodname</text:a>, <text:a xlink:type="simple" xlink:href="#id1064">persname</text:a>, <text:a xlink:type="simple" xlink:href="#id1178">rdg</text:a>, <text:a xlink:type="simple" xlink:href="#id1227">reg</text:a>, <text:a xlink:type="simple" xlink:href="#id322">sb</text:a>, <text:a xlink:type="simple" xlink:href="#id1079">stylename</text:a>, <text:a xlink:type="simple" xlink:href="#id1237">supplied</text:a>, <text:a xlink:type="simple" xlink:href="#id1242">unclear</text:a> </text:p>
      <text:h text:style-name="P2" text:outline-level="1">Module:</text:h>
      <text:p text:style-name="Text_20_body">critapp</text:p>
      <text:h text:style-name="P3" text:outline-level="1"><text:bookmark text:name="id887"/>spaces</text:h>
      <text:h text:style-name="P2" text:outline-level="1">Description:</text:h>
      <text:p text:style-name="Text_20_body">states how many spaces are covered by the rest.</text:p>
      <text:h text:style-name="P2" text:outline-level="1">Used by:</text:h>
      <text:p text:style-name="Text_20_body"><text:a xlink:type="simple" xlink:href="#id872">rest</text:a> </text:p>
      <text:h text:style-name="P2" text:outline-level="1">Module:</text:h>
      <text:p text:style-name="Text_20_body">shared</text:p>
      <text:h text:style-name="P3" text:outline-level="1"><text:bookmark text:name="id596"/>spacing</text:h>
      <text:h text:style-name="P2" text:outline-level="1">Description:</text:h>
      <text:p text:style-name="Text_20_body">records the absolute distance (as opposed to the relative distances recorded in &lt;scoredef&gt; elements) between this staff and the preceding one in the same system. This value is meaningless for the first staff in a system since the spacing.system attribute indicates the spacing between systems.</text:p>
      <text:h text:style-name="P2" text:outline-level="1">Used by:</text:h>
      <text:p text:style-name="Text_20_body"><text:a xlink:type="simple" xlink:href="#id452">staffdef</text:a> </text:p>
      <text:h text:style-name="P2" text:outline-level="1">Module:</text:h>
      <text:p text:style-name="Text_20_body">shared</text:p>
      <text:h text:style-name="P3" text:outline-level="1"><text:bookmark text:name="id639"/>spacing.packexp</text:h>
      <text:h text:style-name="P2" text:outline-level="1">Description:</text:h>
      <text:p text:style-name="Text_20_body">describes a note's spacing relative to its time value.</text:p>
      <text:h text:style-name="P2" text:outline-level="1">Used by:</text:h>
      <text:p text:style-name="Text_20_body"><text:a xlink:type="simple" xlink:href="#id342">scoredef</text:a> </text:p>
      <text:h text:style-name="P2" text:outline-level="1">Module:</text:h>
      <text:p text:style-name="Text_20_body">shared</text:p>
      <text:h text:style-name="P3" text:outline-level="1"><text:bookmark text:name="id640"/><text:soft-page-break/>spacing.packfact</text:h>
      <text:h text:style-name="P2" text:outline-level="1">Description:</text:h>
      <text:p text:style-name="Text_20_body">describes the note spacing of output.</text:p>
      <text:h text:style-name="P2" text:outline-level="1">Used by:</text:h>
      <text:p text:style-name="Text_20_body"><text:a xlink:type="simple" xlink:href="#id342">scoredef</text:a> </text:p>
      <text:h text:style-name="P2" text:outline-level="1">Module:</text:h>
      <text:p text:style-name="Text_20_body">shared</text:p>
      <text:h text:style-name="P3" text:outline-level="1"><text:bookmark text:name="id641"/>spacing.staff</text:h>
      <text:h text:style-name="P2" text:outline-level="1">Description:</text:h>
      <text:p text:style-name="Text_20_body">sets the minimum amount of space between staves in the same system.</text:p>
      <text:h text:style-name="P2" text:outline-level="1">Used by:</text:h>
      <text:p text:style-name="Text_20_body"><text:a xlink:type="simple" xlink:href="#id342">scoredef</text:a> </text:p>
      <text:h text:style-name="P2" text:outline-level="1">Module:</text:h>
      <text:p text:style-name="Text_20_body">shared</text:p>
      <text:h text:style-name="P3" text:outline-level="1"><text:bookmark text:name="id642"/>spacing.system</text:h>
      <text:h text:style-name="P2" text:outline-level="1">Description:</text:h>
      <text:p text:style-name="Text_20_body">contains a space-separated pair of numbers describing the minimum and maximum amount of space between systems.</text:p>
      <text:h text:style-name="P2" text:outline-level="1">Used by:</text:h>
      <text:p text:style-name="Text_20_body"><text:a xlink:type="simple" xlink:href="#id342">scoredef</text:a> </text:p>
      <text:h text:style-name="P2" text:outline-level="1">Module:</text:h>
      <text:p text:style-name="Text_20_body">shared</text:p>
      <text:h text:style-name="P3" text:outline-level="1"><text:bookmark text:name="id306"/>staff</text:h>
      <text:h text:style-name="P2" text:outline-level="1">Description:</text:h>
      <text:p text:style-name="Text_20_body">signifies the staff on which a notated event occurs or to which a control event applies.</text:p>
      <text:h text:style-name="P2" text:outline-level="1">Used by:</text:h>
      <text:p text:style-name="Text_20_body"><text:a xlink:type="simple" xlink:href="#id297">annot</text:a> </text:p>
      <text:h text:style-name="P2" text:outline-level="1"><text:soft-page-break/>Module:</text:h>
      <text:p text:style-name="Text_20_body">shared</text:p>
      <text:h text:style-name="P3" text:outline-level="1"><text:bookmark text:name="id687"/>staff</text:h>
      <text:h text:style-name="P2" text:outline-level="1">Description:</text:h>
      <text:p text:style-name="Text_20_body">signifies the staff on which a notated event occurs or to which a control event applies.</text:p>
      <text:h text:style-name="P2" text:outline-level="1">Used by:</text:h>
      <text:p text:style-name="Text_20_body"><text:a xlink:type="simple" xlink:href="#id796">arpeg</text:a>, <text:a xlink:type="simple" xlink:href="#id803">beamspan</text:a>, <text:a xlink:type="simple" xlink:href="#id903">bend</text:a>, <text:a xlink:type="simple" xlink:href="#id815">breath</text:a>, <text:a xlink:type="simple" xlink:href="#id683">cc</text:a>, <text:a xlink:type="simple" xlink:href="#id692">chan</text:a>, <text:a xlink:type="simple" xlink:href="#id695">chanpr</text:a>, <text:a xlink:type="simple" xlink:href="#id697">cue</text:a>, <text:a xlink:type="simple" xlink:href="#id169">dir</text:a>, <text:a xlink:type="simple" xlink:href="#id772">dynam</text:a>, <text:a xlink:type="simple" xlink:href="#id820">fermata</text:a>, <text:a xlink:type="simple" xlink:href="#id949">gliss</text:a>, <text:a xlink:type="simple" xlink:href="#id827">hairpin</text:a>, <text:a xlink:type="simple" xlink:href="#id1138">harm</text:a>, <text:a xlink:type="simple" xlink:href="#id835">harppedal</text:a>, <text:a xlink:type="simple" xlink:href="#id699">hex</text:a>, <text:a xlink:type="simple" xlink:href="#id961">lyrics</text:a>, <text:a xlink:type="simple" xlink:href="#id701">marker</text:a>, <text:a xlink:type="simple" xlink:href="#id703">metatext</text:a>, <text:a xlink:type="simple" xlink:href="#id681">midi</text:a>, <text:a xlink:type="simple" xlink:href="#id859">mordent</text:a>, <text:a xlink:type="simple" xlink:href="#id705">noteoff</text:a>, <text:a xlink:type="simple" xlink:href="#id707">noteon</text:a>, <text:a xlink:type="simple" xlink:href="#id848">octave</text:a>, <text:a xlink:type="simple" xlink:href="#id1016">pedal</text:a>, <text:a xlink:type="simple" xlink:href="#id781">phrase</text:a>, <text:a xlink:type="simple" xlink:href="#id709">port</text:a>, <text:a xlink:type="simple" xlink:href="#id711">prog</text:a>, <text:a xlink:type="simple" xlink:href="#id1023">reh</text:a>, <text:a xlink:type="simple" xlink:href="#id713">seqnum</text:a>, <text:a xlink:type="simple" xlink:href="#id1120">slur</text:a>, <text:a xlink:type="simple" xlink:href="#id789">tempo</text:a>, <text:a xlink:type="simple" xlink:href="#id1126">tie</text:a>, <text:a xlink:type="simple" xlink:href="#id1001">trill</text:a>, <text:a xlink:type="simple" xlink:href="#id716">trkname</text:a>, <text:a xlink:type="simple" xlink:href="#id1008">turn</text:a>, <text:a xlink:type="simple" xlink:href="#id718">vel</text:a> </text:p>
      <text:h text:style-name="P2" text:outline-level="1">Module:</text:h>
      <text:p text:style-name="Text_20_body">shared</text:p>
      <text:h text:style-name="P3" text:outline-level="1"><text:bookmark text:name="id729"/>staff</text:h>
      <text:h text:style-name="P2" text:outline-level="1">Description:</text:h>
      <text:p text:style-name="Text_20_body">signifies the staff on which a notated event occurs or to which a control event applies.</text:p>
      <text:h text:style-name="P2" text:outline-level="1">Used by:</text:h>
      <text:p text:style-name="Text_20_body"><text:a xlink:type="simple" xlink:href="#id897">beam</text:a>, <text:a xlink:type="simple" xlink:href="#id927">beatrpt</text:a>, <text:a xlink:type="simple" xlink:href="#id934">btrem</text:a>, <text:a xlink:type="simple" xlink:href="#id106">chord</text:a>, <text:a xlink:type="simple" xlink:href="#id861">clefchange</text:a>, <text:a xlink:type="simple" xlink:href="#id941">ftrem</text:a>, <text:a xlink:type="simple" xlink:href="#id956">halfmrp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8">note</text:a>, <text:a xlink:type="simple" xlink:href="#id868">pad</text:a>, <text:a xlink:type="simple" xlink:href="#id872">rest</text:a>, <text:a xlink:type="simple" xlink:href="#id890">space</text:a>, <text:a xlink:type="simple" xlink:href="#id905">tuplet</text:a>, <text:a xlink:type="simple" xlink:href="#id1131">tupletspan</text:a>, <text:a xlink:type="simple" xlink:href="#id1190">uneume</text:a> </text:p>
      <text:h text:style-name="P2" text:outline-level="1">Module:</text:h>
      <text:p text:style-name="Text_20_body">shared</text:p>
      <text:h text:style-name="P3" text:outline-level="1"><text:bookmark text:name="id1059"/>startdate</text:h>
      <text:h text:style-name="P2" text:outline-level="1">Description:</text:h>
      <text:p text:style-name="Text_20_body">contains the starting point of a date range.</text:p>
      <text:h text:style-name="P2" text:outline-level="1">Used by:</text:h>
      <text:p text:style-name="Text_20_body"><text:a xlink:type="simple" xlink:href="#id1479">application</text:a>, <text:a xlink:type="simple" xlink:href="#id1050">corpname</text:a>, <text:a xlink:type="simple" xlink:href="#id1083">date</text:a>, <text:a xlink:type="simple" xlink:href="#id1076">periodname</text:a>, <text:a xlink:type="simple" xlink:href="#id1064">persname</text:a> </text:p>
      <text:h text:style-name="P2" text:outline-level="1">Module:</text:h>
      <text:p text:style-name="Text_20_body">shared</text:p>
      <text:h text:style-name="P3" text:outline-level="1"><text:bookmark text:name="id183"/>startho</text:h>
      <text:h text:style-name="P2" text:outline-level="1">Description:</text:h>
      <text:p text:style-name="Text_20_body">records the horizontal adjustment of a feature's programmatically-determined start point.</text:p>
      <text:h text:style-name="P2" text:outline-level="1"><text:soft-page-break/>Used by:</text:h>
      <text:p text:style-name="Text_20_body"><text:a xlink:type="simple" xlink:href="#id903">bend</text:a>, <text:a xlink:type="simple" xlink:href="#id172">curve</text:a>, <text:a xlink:type="simple" xlink:href="#id169">dir</text:a>, <text:a xlink:type="simple" xlink:href="#id772">dynam</text:a>, <text:a xlink:type="simple" xlink:href="#id949">gliss</text:a>, <text:a xlink:type="simple" xlink:href="#id827">hairpin</text:a>, <text:a xlink:type="simple" xlink:href="#id1138">harm</text:a>, <text:a xlink:type="simple" xlink:href="#id201">line</text:a>, <text:a xlink:type="simple" xlink:href="#id848">octave</text:a>, <text:a xlink:type="simple" xlink:href="#id781">phrase</text:a>, <text:a xlink:type="simple" xlink:href="#id1120">slur</text:a>, <text:a xlink:type="simple" xlink:href="#id789">tempo</text:a>, <text:a xlink:type="simple" xlink:href="#id1126">tie</text:a>, <text:a xlink:type="simple" xlink:href="#id1001">trill</text:a> </text:p>
      <text:h text:style-name="P2" text:outline-level="1">Module:</text:h>
      <text:p text:style-name="Text_20_body">shared</text:p>
      <text:h text:style-name="P3" text:outline-level="1"><text:bookmark text:name="id176"/>startid</text:h>
      <text:h text:style-name="P2" text:outline-level="1">Description:</text:h>
      <text:p text:style-name="Text_20_body">holds a reference to the first element in a sequence of events to which the feature applies.</text:p>
      <text:h text:style-name="P2" text:outline-level="1">Used by:</text:h>
      <text:p text:style-name="Text_20_body"><text:a xlink:type="simple" xlink:href="#id391">anchoredtext</text:a>, <text:a xlink:type="simple" xlink:href="#id297">annot</text:a>, <text:a xlink:type="simple" xlink:href="#id375">barre</text:a>, <text:a xlink:type="simple" xlink:href="#id803">beamspan</text:a>, <text:a xlink:type="simple" xlink:href="#id903">bend</text:a>, <text:a xlink:type="simple" xlink:href="#id815">breath</text:a>, <text:a xlink:type="simple" xlink:href="#id172">curve</text:a>, <text:a xlink:type="simple" xlink:href="#id169">dir</text:a>, <text:a xlink:type="simple" xlink:href="#id772">dynam</text:a>, <text:a xlink:type="simple" xlink:href="#id820">fermata</text:a>, <text:a xlink:type="simple" xlink:href="#id949">gliss</text:a>, <text:a xlink:type="simple" xlink:href="#id827">hairpin</text:a>, <text:a xlink:type="simple" xlink:href="#id1138">harm</text:a>, <text:a xlink:type="simple" xlink:href="#id835">harppedal</text:a>, <text:a xlink:type="simple" xlink:href="#id201">line</text:a>, <text:a xlink:type="simple" xlink:href="#id859">mordent</text:a>, <text:a xlink:type="simple" xlink:href="#id848">octave</text:a>, <text:a xlink:type="simple" xlink:href="#id1016">pedal</text:a>, <text:a xlink:type="simple" xlink:href="#id781">phrase</text:a>, <text:a xlink:type="simple" xlink:href="#id1023">reh</text:a>, <text:a xlink:type="simple" xlink:href="#id1120">slur</text:a>, <text:a xlink:type="simple" xlink:href="#id1537">surface</text:a>, <text:a xlink:type="simple" xlink:href="#id385">symbol</text:a>, <text:a xlink:type="simple" xlink:href="#id789">tempo</text:a>, <text:a xlink:type="simple" xlink:href="#id1126">tie</text:a>, <text:a xlink:type="simple" xlink:href="#id1001">trill</text:a>, <text:a xlink:type="simple" xlink:href="#id905">tuplet</text:a>, <text:a xlink:type="simple" xlink:href="#id1131">tupletspan</text:a>, <text:a xlink:type="simple" xlink:href="#id1008">turn</text:a> </text:p>
      <text:h text:style-name="P2" text:outline-level="1">Module:</text:h>
      <text:p text:style-name="Text_20_body">shared</text:p>
      <text:h text:style-name="P3" text:outline-level="1"><text:bookmark text:name="id186"/>startto</text:h>
      <text:h text:style-name="P2" text:outline-level="1">Description:</text:h>
      <text:p text:style-name="Text_20_body">records a timestamp adjustment of a feature's programmatically-determined start point.</text:p>
      <text:h text:style-name="P2" text:outline-level="1">Used by:</text:h>
      <text:p text:style-name="Text_20_body"><text:a xlink:type="simple" xlink:href="#id903">bend</text:a>, <text:a xlink:type="simple" xlink:href="#id172">curve</text:a>, <text:a xlink:type="simple" xlink:href="#id169">dir</text:a>, <text:a xlink:type="simple" xlink:href="#id772">dynam</text:a>, <text:a xlink:type="simple" xlink:href="#id949">gliss</text:a>, <text:a xlink:type="simple" xlink:href="#id827">hairpin</text:a>, <text:a xlink:type="simple" xlink:href="#id1138">harm</text:a>, <text:a xlink:type="simple" xlink:href="#id201">line</text:a>, <text:a xlink:type="simple" xlink:href="#id848">octave</text:a>, <text:a xlink:type="simple" xlink:href="#id781">phrase</text:a>, <text:a xlink:type="simple" xlink:href="#id1120">slur</text:a>, <text:a xlink:type="simple" xlink:href="#id789">tempo</text:a>, <text:a xlink:type="simple" xlink:href="#id1126">tie</text:a>, <text:a xlink:type="simple" xlink:href="#id1001">trill</text:a> </text:p>
      <text:h text:style-name="P2" text:outline-level="1">Module:</text:h>
      <text:p text:style-name="Text_20_body">shared</text:p>
      <text:h text:style-name="P3" text:outline-level="1"><text:bookmark text:name="id189"/>startvo</text:h>
      <text:h text:style-name="P2" text:outline-level="1">Description:</text:h>
      <text:p text:style-name="Text_20_body">records a vertical adjustment of a feature's programmatically-determined start point.</text:p>
      <text:h text:style-name="P2" text:outline-level="1">Used by:</text:h>
      <text:p text:style-name="Text_20_body"><text:a xlink:type="simple" xlink:href="#id903">bend</text:a>, <text:a xlink:type="simple" xlink:href="#id172">curve</text:a>, <text:a xlink:type="simple" xlink:href="#id949">gliss</text:a>, <text:a xlink:type="simple" xlink:href="#id827">hairpin</text:a>, <text:a xlink:type="simple" xlink:href="#id201">line</text:a>, <text:a xlink:type="simple" xlink:href="#id781">phrase</text:a>, <text:a xlink:type="simple" xlink:href="#id1120">slur</text:a>, <text:a xlink:type="simple" xlink:href="#id1126">tie</text:a> </text:p>
      <text:h text:style-name="P2" text:outline-level="1">Module:</text:h>
      <text:p text:style-name="Text_20_body">shared</text:p>
      <text:h text:style-name="P3" text:outline-level="1"><text:bookmark text:name="id1281"/><text:soft-page-break/>stem.dir</text:h>
      <text:h text:style-name="P2" text:outline-level="1">Description:</text:h>
      <text:p text:style-name="Text_20_body">describes the direction of a stem.</text:p>
      <text:h text:style-name="P2" text:outline-level="1">Used by:</text:h>
      <text:p text:style-name="Text_20_body"><text:a xlink:type="simple" xlink:href="#id106">chord</text:a>, <text:a xlink:type="simple" xlink:href="#id108">note</text:a> </text:p>
      <text:h text:style-name="P2" text:outline-level="1">Module:</text:h>
      <text:p text:style-name="Text_20_body">shared</text:p>
      <text:h text:style-name="P3" text:outline-level="1"><text:bookmark text:name="id1283"/>stem.len</text:h>
      <text:h text:style-name="P2" text:outline-level="1">Description:</text:h>
      <text:p text:style-name="Text_20_body">encodes the stem length.</text:p>
      <text:h text:style-name="P2" text:outline-level="1">Used by:</text:h>
      <text:p text:style-name="Text_20_body"><text:a xlink:type="simple" xlink:href="#id106">chord</text:a>, <text:a xlink:type="simple" xlink:href="#id108">note</text:a> </text:p>
      <text:h text:style-name="P2" text:outline-level="1">Module:</text:h>
      <text:p text:style-name="Text_20_body">shared</text:p>
      <text:h text:style-name="P3" text:outline-level="1"><text:bookmark text:name="id1288"/>stem.mod</text:h>
      <text:h text:style-name="P2" text:outline-level="1">Description:</text:h>
      <text:p text:style-name="Text_20_body">encodes any stem "modifiers"; that is, symbols rendered on the stem, such as tremolo or Sprechstimme indicators.</text:p>
      <text:h text:style-name="P2" text:outline-level="1">Used by:</text:h>
      <text:p text:style-name="Text_20_body"><text:a xlink:type="simple" xlink:href="#id106">chord</text:a>, <text:a xlink:type="simple" xlink:href="#id108">note</text:a> </text:p>
      <text:h text:style-name="P2" text:outline-level="1">Module:</text:h>
      <text:p text:style-name="Text_20_body">shared</text:p>
      <text:h text:style-name="P3" text:outline-level="1"><text:bookmark text:name="id1284"/>stem.pos</text:h>
      <text:h text:style-name="P2" text:outline-level="1">Description:</text:h>
      <text:p text:style-name="Text_20_body">records the position of the stem in relation to the notehead(s).</text:p>
      <text:h text:style-name="P2" text:outline-level="1">Used by:</text:h>
      <text:p text:style-name="Text_20_body"><text:a xlink:type="simple" xlink:href="#id106">chord</text:a>, <text:a xlink:type="simple" xlink:href="#id108">note</text:a> </text:p>
      <text:h text:style-name="P2" text:outline-level="1"><text:soft-page-break/>Module:</text:h>
      <text:p text:style-name="Text_20_body">shared</text:p>
      <text:h text:style-name="P3" text:outline-level="1"><text:bookmark text:name="id1290"/>stem.with</text:h>
      <text:h text:style-name="P2" text:outline-level="1">Description:</text:h>
      <text:p text:style-name="Text_20_body">contains an indication of which staff a note or chord that logically belongs to the current staff should be visually placed on; that is, the one above or the one below.</text:p>
      <text:h text:style-name="P2" text:outline-level="1">Used by:</text:h>
      <text:p text:style-name="Text_20_body"><text:a xlink:type="simple" xlink:href="#id106">chord</text:a>, <text:a xlink:type="simple" xlink:href="#id108">note</text:a> </text:p>
      <text:h text:style-name="P2" text:outline-level="1">Module:</text:h>
      <text:p text:style-name="Text_20_body">shared</text:p>
      <text:h text:style-name="P3" text:outline-level="1"><text:bookmark text:name="id1286"/>stem.x</text:h>
      <text:h text:style-name="P2" text:outline-level="1">Description:</text:h>
      <text:p text:style-name="Text_20_body">records the output x coordinate of the stem's attachment point.</text:p>
      <text:h text:style-name="P2" text:outline-level="1">Used by:</text:h>
      <text:p text:style-name="Text_20_body"><text:a xlink:type="simple" xlink:href="#id106">chord</text:a>, <text:a xlink:type="simple" xlink:href="#id108">note</text:a> </text:p>
      <text:h text:style-name="P2" text:outline-level="1">Module:</text:h>
      <text:p text:style-name="Text_20_body">shared</text:p>
      <text:h text:style-name="P3" text:outline-level="1"><text:bookmark text:name="id1287"/>stem.y</text:h>
      <text:h text:style-name="P2" text:outline-level="1">Description:</text:h>
      <text:p text:style-name="Text_20_body">records the output y coordinate of the stem's attachment point.</text:p>
      <text:h text:style-name="P2" text:outline-level="1">Used by:</text:h>
      <text:p text:style-name="Text_20_body"><text:a xlink:type="simple" xlink:href="#id106">chord</text:a>, <text:a xlink:type="simple" xlink:href="#id108">note</text:a> </text:p>
      <text:h text:style-name="P2" text:outline-level="1">Module:</text:h>
      <text:p text:style-name="Text_20_body">shared</text:p>
      <text:h text:style-name="P3" text:outline-level="1"><text:bookmark text:name="id1021"/>style</text:h>
      <text:h text:style-name="P2" text:outline-level="1">Description:</text:h>
      <text:p text:style-name="Text_20_body">When style is set to 'line', the pedal mark is rendered with a continuous line. When it's set to pedstar, a pedal down and a half pedal are rendered with "Ped.", a pedal up is rendered as "*", and a pedal "bounce" (up then <text:soft-page-break/>immediately down) is rendered with "* Ped.". When set to altpedstar, pedal up and down indications are the same as with pedstar but a bounce is rendered with "Ped." only.</text:p>
      <text:h text:style-name="P2" text:outline-level="1">Used by:</text:h>
      <text:p text:style-name="Text_20_body"><text:a xlink:type="simple" xlink:href="#id1016">pedal</text:a> </text:p>
      <text:h text:style-name="P2" text:outline-level="1">Module:</text:h>
      <text:p text:style-name="Text_20_body">cmn</text:p>
      <text:h text:style-name="P3" text:outline-level="1"><text:bookmark text:name="id180"/>subtype</text:h>
      <text:h text:style-name="P2" text:outline-level="1">Description:</text:h>
      <text:p text:style-name="Text_20_body">provide any sub-classification for the element, additional to that given by its type attribute.</text:p>
      <text:h text:style-name="P2" text:outline-level="1">Used by:</text:h>
      <text:p text:style-name="Text_20_body"><text:a xlink:type="simple" xlink:href="#id211">abbr</text:a>, <text:a xlink:type="simple" xlink:href="#id30">altmeiid</text:a>, <text:a xlink:type="simple" xlink:href="#id391">anchoredtext</text:a>, <text:a xlink:type="simple" xlink:href="#id297">annot</text:a>, <text:a xlink:type="simple" xlink:href="#id220">app</text:a>, <text:a xlink:type="simple" xlink:href="#id1479">application</text:a>, <text:a xlink:type="simple" xlink:href="#id1050">corpname</text:a>, <text:a xlink:type="simple" xlink:href="#id172">curve</text:a>, <text:a xlink:type="simple" xlink:href="#id1212">damage</text:a>, <text:a xlink:type="simple" xlink:href="#id169">dir</text:a>, <text:a xlink:type="simple" xlink:href="#id229">div</text:a>, <text:a xlink:type="simple" xlink:href="#id668">ending</text:a>, <text:a xlink:type="simple" xlink:href="#id1431">eventlist</text:a>, <text:a xlink:type="simple" xlink:href="#id1247">expan</text:a>, <text:a xlink:type="simple" xlink:href="#id224">expansion</text:a>, <text:a xlink:type="simple" xlink:href="#id240">fw</text:a>, <text:a xlink:type="simple" xlink:href="#id1069">geogname</text:a>, <text:a xlink:type="simple" xlink:href="#id1106">graphic</text:a>, <text:a xlink:type="simple" xlink:href="#id1096">identifier</text:a>, <text:a xlink:type="simple" xlink:href="#id217">ineume</text:a>, <text:a xlink:type="simple" xlink:href="#id233">lb</text:a>, <text:a xlink:type="simple" xlink:href="#id222">lem</text:a>, <text:a xlink:type="simple" xlink:href="#id201">line</text:a>, <text:a xlink:type="simple" xlink:href="#id1558">mdiv</text:a>, <text:a xlink:type="simple" xlink:href="#id1155">measure</text:a>, <text:a xlink:type="simple" xlink:href="#id1038">name</text:a>, <text:a xlink:type="simple" xlink:href="#id1224">orig</text:a>, <text:a xlink:type="simple" xlink:href="#id1570">part</text:a>, <text:a xlink:type="simple" xlink:href="#id1567">parts</text:a>, <text:a xlink:type="simple" xlink:href="#id1076">periodname</text:a>, <text:a xlink:type="simple" xlink:href="#id1064">persname</text:a>, <text:a xlink:type="simple" xlink:href="#id1178">rdg</text:a>, <text:a xlink:type="simple" xlink:href="#id1073">repository</text:a>, <text:a xlink:type="simple" xlink:href="#id1230">restore</text:a>, <text:a xlink:type="simple" xlink:href="#id1561">score</text:a>, <text:a xlink:type="simple" xlink:href="#id661">section</text:a>, <text:a xlink:type="simple" xlink:href="#id1120">slur</text:a>, <text:a xlink:type="simple" xlink:href="#id1079">stylename</text:a>, <text:a xlink:type="simple" xlink:href="#id385">symbol</text:a>, <text:a xlink:type="simple" xlink:href="#id1126">tie</text:a>, <text:a xlink:type="simple" xlink:href="#id1091">title</text:a>, <text:a xlink:type="simple" xlink:href="#id1190">uneume</text:a> </text:p>
      <text:h text:style-name="P2" text:outline-level="1">Module:</text:h>
      <text:p text:style-name="Text_20_body">shared</text:p>
      <text:h text:style-name="P3" text:outline-level="1"><text:bookmark text:name="id1195"/>syl</text:h>
      <text:h text:style-name="P2" text:outline-level="1">Description:</text:h>
      <text:p text:style-name="Text_20_body">holds an associated sung text syllable.</text:p>
      <text:h text:style-name="P2" text:outline-level="1">Used by:</text:h>
      <text:p text:style-name="Text_20_body"><text:a xlink:type="simple" xlink:href="#id106">chord</text:a>, <text:a xlink:type="simple" xlink:href="#id108">note</text:a>, <text:a xlink:type="simple" xlink:href="#id1190">uneume</text:a> </text:p>
      <text:h text:style-name="P2" text:outline-level="1">Module:</text:h>
      <text:p text:style-name="Text_20_body">shared</text:p>
      <text:h text:style-name="P3" text:outline-level="1"><text:bookmark text:name="id448"/>symbol</text:h>
      <text:h text:style-name="P2" text:outline-level="1">Description:</text:h>
      <text:p text:style-name="Text_20_body">specifies the symbol used to group a set of staves.</text:p>
      <text:h text:style-name="P2" text:outline-level="1">Used by:</text:h>
      <text:p text:style-name="Text_20_body"><text:a xlink:type="simple" xlink:href="#id439">grpsym</text:a>, <text:a xlink:type="simple" xlink:href="#id437">staffgrp</text:a> </text:p>
      <text:h text:style-name="P2" text:outline-level="1">Module:</text:h>
      <text:p text:style-name="Text_20_body">shared</text:p>
      <text:h text:style-name="P3" text:outline-level="1"><text:bookmark text:name="id103"/><text:soft-page-break/>synch</text:h>
      <text:h text:style-name="P2" text:outline-level="1">Description:</text:h>
      <text:p text:style-name="Text_20_body">points to elements that are synchronous with the current element.</text:p>
      <text:h text:style-name="P2" text:outline-level="1">Used by:</text:h>
      <text:p text:style-name="Text_20_body"><text:a xlink:type="simple" xlink:href="#id111">accid</text:a>, <text:a xlink:type="simple" xlink:href="#id391">anchoredtext</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815">breath</text:a>, <text:a xlink:type="simple" xlink:href="#id934">btrem</text:a>, <text:a xlink:type="simple" xlink:href="#id683">cc</text:a>, <text:a xlink:type="simple" xlink:href="#id692">chan</text:a>, <text:a xlink:type="simple" xlink:href="#id695">chanpr</text:a>, <text:a xlink:type="simple" xlink:href="#id106">chord</text:a>, <text:a xlink:type="simple" xlink:href="#id483">clef</text:a>, <text:a xlink:type="simple" xlink:href="#id861">clefchange</text:a>, <text:a xlink:type="simple" xlink:href="#id697">cue</text:a>, <text:a xlink:type="simple" xlink:href="#id172">curve</text:a>, <text:a xlink:type="simple" xlink:href="#id324">custos</text:a>, <text:a xlink:type="simple" xlink:href="#id169">dir</text:a>, <text:a xlink:type="simple" xlink:href="#id158">dot</text:a>, <text:a xlink:type="simple" xlink:href="#id772">dynam</text:a>, <text:a xlink:type="simple" xlink:href="#id668">ending</text:a>, <text:a xlink:type="simple" xlink:href="#id820">fermata</text:a>, <text:a xlink:type="simple" xlink:href="#id941">ftrem</text:a>, <text:a xlink:type="simple" xlink:href="#id949">gliss</text:a>, <text:a xlink:type="simple" xlink:href="#id439">grpsym</text:a>, <text:a xlink:type="simple" xlink:href="#id827">hairpin</text:a>, <text:a xlink:type="simple" xlink:href="#id956">halfmrpt</text:a>, <text:a xlink:type="simple" xlink:href="#id1138">harm</text:a>, <text:a xlink:type="simple" xlink:href="#id835">harppedal</text:a>, <text:a xlink:type="simple" xlink:href="#id699">hex</text:a>, <text:a xlink:type="simple" xlink:href="#id217">ineume</text:a>, <text:a xlink:type="simple" xlink:href="#id677">layer</text:a>, <text:a xlink:type="simple" xlink:href="#id222">lem</text:a>, <text:a xlink:type="simple" xlink:href="#id958">ligature</text:a>, <text:a xlink:type="simple" xlink:href="#id201">line</text:a>, <text:a xlink:type="simple" xlink:href="#id961">lyrics</text:a>, <text:a xlink:type="simple" xlink:href="#id701">marker</text:a>, <text:a xlink:type="simple" xlink:href="#id1155">measure</text:a>, <text:a xlink:type="simple" xlink:href="#id501">mensur</text:a>, <text:a xlink:type="simple" xlink:href="#id703">metatext</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8">note</text:a>, <text:a xlink:type="simple" xlink:href="#id705">noteoff</text:a>, <text:a xlink:type="simple" xlink:href="#id707">noteon</text:a>, <text:a xlink:type="simple" xlink:href="#id848">octave</text:a>, <text:a xlink:type="simple" xlink:href="#id1159">ossia</text:a>, <text:a xlink:type="simple" xlink:href="#id1570">part</text:a>, <text:a xlink:type="simple" xlink:href="#id1567">parts</text:a>, <text:a xlink:type="simple" xlink:href="#id1016">pedal</text:a>, <text:a xlink:type="simple" xlink:href="#id781">phrase</text:a>, <text:a xlink:type="simple" xlink:href="#id709">port</text:a>, <text:a xlink:type="simple" xlink:href="#id711">prog</text:a>, <text:a xlink:type="simple" xlink:href="#id529">proport</text:a>, <text:a xlink:type="simple" xlink:href="#id1178">rdg</text:a>, <text:a xlink:type="simple" xlink:href="#id1023">reh</text:a>, <text:a xlink:type="simple" xlink:href="#id872">rest</text:a>, <text:a xlink:type="simple" xlink:href="#id322">sb</text:a>, <text:a xlink:type="simple" xlink:href="#id1561">score</text:a>, <text:a xlink:type="simple" xlink:href="#id661">section</text:a>, <text:a xlink:type="simple" xlink:href="#id713">seqnum</text:a>, <text:a xlink:type="simple" xlink:href="#id1120">slur</text:a>, <text:a xlink:type="simple" xlink:href="#id890">space</text:a>, <text:a xlink:type="simple" xlink:href="#id673">staff</text:a>, <text:a xlink:type="simple" xlink:href="#id972">syl</text:a>, <text:a xlink:type="simple" xlink:href="#id385">symbol</text:a>, <text:a xlink:type="simple" xlink:href="#id789">tempo</text:a>, <text:a xlink:type="simple" xlink:href="#id1126">tie</text:a>, <text:a xlink:type="simple" xlink:href="#id1001">trill</text:a>, <text:a xlink:type="simple" xlink:href="#id716">trkname</text:a>, <text:a xlink:type="simple" xlink:href="#id905">tuplet</text:a>, <text:a xlink:type="simple" xlink:href="#id1131">tupletspan</text:a>, <text:a xlink:type="simple" xlink:href="#id1008">turn</text:a>, <text:a xlink:type="simple" xlink:href="#id1190">uneume</text:a>, <text:a xlink:type="simple" xlink:href="#id718">vel</text:a>, <text:a xlink:type="simple" xlink:href="#id167">verse</text:a> </text:p>
      <text:h text:style-name="P2" text:outline-level="1">Module:</text:h>
      <text:p text:style-name="Text_20_body">analysis</text:p>
      <text:h text:style-name="P3" text:outline-level="1"><text:bookmark text:name="id643"/>system.leftmar</text:h>
      <text:h text:style-name="P2" text:outline-level="1">Description:</text:h>
      <text:p text:style-name="Text_20_body">describes the amount of whitespace at the left system margin relative to page.leftmar</text:p>
      <text:h text:style-name="P2" text:outline-level="1">Used by:</text:h>
      <text:p text:style-name="Text_20_body"><text:a xlink:type="simple" xlink:href="#id342">scoredef</text:a> </text:p>
      <text:h text:style-name="P2" text:outline-level="1">Module:</text:h>
      <text:p text:style-name="Text_20_body">shared</text:p>
      <text:h text:style-name="P3" text:outline-level="1"><text:bookmark text:name="id644"/>system.rightmar</text:h>
      <text:h text:style-name="P2" text:outline-level="1">Description:</text:h>
      <text:p text:style-name="Text_20_body">describes the amount of whitespace at the right system margin relative to page.rightmar</text:p>
      <text:h text:style-name="P2" text:outline-level="1">Used by:</text:h>
      <text:p text:style-name="Text_20_body"><text:a xlink:type="simple" xlink:href="#id342">scoredef</text:a> </text:p>
      <text:h text:style-name="P2" text:outline-level="1">Module:</text:h>
      <text:p text:style-name="Text_20_body">shared</text:p>
      <text:h text:style-name="P3" text:outline-level="1"><text:bookmark text:name="id645"/>system.topmar</text:h>
      <text:h text:style-name="P2" text:outline-level="1">Description:</text:h>
      <text:p text:style-name="Text_20_body">describes the distance from page's top edge to the first system; used for first page only</text:p>
      <text:h text:style-name="P2" text:outline-level="1"><text:soft-page-break/>Used by:</text:h>
      <text:p text:style-name="Text_20_body"><text:a xlink:type="simple" xlink:href="#id342">scoredef</text:a> </text:p>
      <text:h text:style-name="P2" text:outline-level="1">Module:</text:h>
      <text:p text:style-name="Text_20_body">shared</text:p>
      <text:h text:style-name="P3" text:outline-level="1"><text:bookmark text:name="id1309"/>tab.fret</text:h>
      <text:h text:style-name="P2" text:outline-level="1">Description:</text:h>
      <text:p text:style-name="Text_20_body">records the fret at which a string should be stopped.</text:p>
      <text:h text:style-name="P2" text:outline-level="1">Used by:</text:h>
      <text:p text:style-name="Text_20_body"><text:a xlink:type="simple" xlink:href="#id108">note</text:a> </text:p>
      <text:h text:style-name="P2" text:outline-level="1">Module:</text:h>
      <text:p text:style-name="Text_20_body">shared</text:p>
      <text:h text:style-name="P3" text:outline-level="1"><text:bookmark text:name="id1311"/>tab.string</text:h>
      <text:h text:style-name="P2" text:outline-level="1">Description:</text:h>
      <text:p text:style-name="Text_20_body">records which string is to be played.</text:p>
      <text:h text:style-name="P2" text:outline-level="1">Used by:</text:h>
      <text:p text:style-name="Text_20_body"><text:a xlink:type="simple" xlink:href="#id108">note</text:a> </text:p>
      <text:h text:style-name="P2" text:outline-level="1">Module:</text:h>
      <text:p text:style-name="Text_20_body">shared</text:p>
      <text:h text:style-name="P3" text:outline-level="1"><text:bookmark text:name="id612"/>tab.strings</text:h>
      <text:h text:style-name="P2" text:outline-level="1">Description:</text:h>
      <text:p text:style-name="Text_20_body">provides a written pitch and octave for each open string, e.g. "e3 a3 d4 g4 b4 e5" for standard guitar tuning. It should contain the number of tokens indicated by the lines attribute. Chromatic alteration may be indicated with '-', or 'f', (flat) and '#', or 's' (sharp). Double sharps and flats are not permitted.</text:p>
      <text:h text:style-name="P2" text:outline-level="1">Used by:</text:h>
      <text:p text:style-name="Text_20_body"><text:a xlink:type="simple" xlink:href="#id452">staffdef</text:a> </text:p>
      <text:h text:style-name="P2" text:outline-level="1">Module:</text:h>
      <text:p text:style-name="Text_20_body">shared</text:p>
      <text:h text:style-name="P3" text:outline-level="1"><text:bookmark text:name="id83"/><text:soft-page-break/>taktplace</text:h>
      <text:h text:style-name="P2" text:outline-level="1">Description:</text:h>
      <text:p text:style-name="Text_20_body">If takt barlines are to be used, then the taktplace attribute may be used to denote the staff location of the 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h text:style-name="P2" text:outline-level="1">Used by:</text:h>
      <text:p text:style-name="Text_20_body"><text:a xlink:type="simple" xlink:href="#id64">barline</text:a>, <text:a xlink:type="simple" xlink:href="#id1155">measure</text:a>, <text:a xlink:type="simple" xlink:href="#id342">scoredef</text:a> </text:p>
      <text:h text:style-name="P2" text:outline-level="1">Module:</text:h>
      <text:p text:style-name="Text_20_body">shared</text:p>
      <text:h text:style-name="P3" text:outline-level="1"><text:bookmark text:name="id334"/>target</text:h>
      <text:h text:style-name="P2" text:outline-level="1">Description:</text:h>
      <text:p text:style-name="Text_20_body">encodes the target note when its pitch differs from the pitch at which the custos appears.</text:p>
      <text:h text:style-name="P2" text:outline-level="1">Used by:</text:h>
      <text:p text:style-name="Text_20_body"><text:a xlink:type="simple" xlink:href="#id324">custos</text:a> </text:p>
      <text:h text:style-name="P2" text:outline-level="1">Module:</text:h>
      <text:p text:style-name="Text_20_body">shared</text:p>
      <text:h text:style-name="P3" text:outline-level="1"><text:bookmark text:name="id44"/>targettype</text:h>
      <text:h text:style-name="P2" text:outline-level="1">Description:</text:h>
      <text:p text:style-name="Text_20_body">in contrast with the role attribute, allows the target resource to be characterized using any convenient classification scheme or typology.</text:p>
      <text:h text:style-name="P2" text:outline-level="1">Used by:</text:h>
      <text:p text:style-name="Text_20_body"><text:a xlink:type="simple" xlink:href="#id297">annot</text:a>, <text:a xlink:type="simple" xlink:href="#id64">barline</text:a>, <text:a xlink:type="simple" xlink:href="#id204">bibl</text:a>, <text:a xlink:type="simple" xlink:href="#id668">ending</text:a>, <text:a xlink:type="simple" xlink:href="#id34">extptr</text:a>, <text:a xlink:type="simple" xlink:href="#id49">extref</text:a>, <text:a xlink:type="simple" xlink:href="#id1100">fig</text:a>, <text:a xlink:type="simple" xlink:href="#id222">lem</text:a>, <text:a xlink:type="simple" xlink:href="#id1155">measure</text:a>, <text:a xlink:type="simple" xlink:href="#id237">pb</text:a>, <text:a xlink:type="simple" xlink:href="#id1342">ptr</text:a>, <text:a xlink:type="simple" xlink:href="#id1178">rdg</text:a>, <text:a xlink:type="simple" xlink:href="#id1344">ref</text:a>, <text:a xlink:type="simple" xlink:href="#id661">section</text:a> </text:p>
      <text:h text:style-name="P2" text:outline-level="1">Module:</text:h>
      <text:p text:style-name="Text_20_body">shared</text:p>
      <text:h text:style-name="P3" text:outline-level="1"><text:bookmark text:name="id513"/>tempus</text:h>
      <text:h text:style-name="P2" text:outline-level="1">Description:</text:h>
      <text:p text:style-name="Text_20_body">describes the breve-semibreve relationship.</text:p>
      <text:h text:style-name="P2" text:outline-level="1"><text:soft-page-break/>Used by:</text:h>
      <text:p text:style-name="Text_20_body"><text:a xlink:type="simple" xlink:href="#id501">mensur</text:a>, <text:a xlink:type="simple" xlink:href="#id342">scoredef</text:a>, <text:a xlink:type="simple" xlink:href="#id452">staffdef</text:a> </text:p>
      <text:h text:style-name="P2" text:outline-level="1">Module:</text:h>
      <text:p text:style-name="Text_20_body">mensural</text:p>
      <text:h text:style-name="P3" text:outline-level="1"><text:bookmark text:name="id954"/>text</text:h>
      <text:h text:style-name="P2" text:outline-level="1">Description:</text:h>
      <text:p text:style-name="Text_20_body">records any text, such as 'gliss', that accompanies the glissando mark.</text:p>
      <text:h text:style-name="P2" text:outline-level="1">Used by:</text:h>
      <text:p text:style-name="Text_20_body"><text:a xlink:type="simple" xlink:href="#id949">gliss</text:a> </text:p>
      <text:h text:style-name="P2" text:outline-level="1">Module:</text:h>
      <text:p text:style-name="Text_20_body">cmn</text:p>
      <text:h text:style-name="P3" text:outline-level="1"><text:bookmark text:name="id567"/>text.dist</text:h>
      <text:h text:style-name="P2" text:outline-level="1">Description:</text:h>
      <text:p text:style-name="Text_20_body">determines how far from the staff to render text elements.</text:p>
      <text:h text:style-name="P2" text:outline-level="1">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474"/>text.fam</text:h>
      <text:h text:style-name="P2" text:outline-level="1">Description:</text:h>
      <text:p text:style-name="Text_20_body">provides a default value for the font family name of text (other than lyrics) when this information is not provided on the individual elements.</text:p>
      <text:h text:style-name="P2" text:outline-level="1">Used by:</text:h>
      <text:p text:style-name="Text_20_body"><text:a xlink:type="simple" xlink:href="#id455">layerdef</text:a>, <text:a xlink:type="simple" xlink:href="#id342">scoredef</text:a>, <text:a xlink:type="simple" xlink:href="#id452">staffdef</text:a> </text:p>
      <text:h text:style-name="P2" text:outline-level="1">Module:</text:h>
      <text:p text:style-name="Text_20_body">shared</text:p>
      <text:h text:style-name="P3" text:outline-level="1"><text:bookmark text:name="id475"/><text:soft-page-break/>text.name</text:h>
      <text:h text:style-name="P2" text:outline-level="1">Description:</text:h>
      <text:p text:style-name="Text_20_body">provides a default value for the font name of text (other than lyrics) when this information is not provided on the individual elements.</text:p>
      <text:h text:style-name="P2" text:outline-level="1">Used by:</text:h>
      <text:p text:style-name="Text_20_body"><text:a xlink:type="simple" xlink:href="#id455">layerdef</text:a>, <text:a xlink:type="simple" xlink:href="#id342">scoredef</text:a>, <text:a xlink:type="simple" xlink:href="#id452">staffdef</text:a> </text:p>
      <text:h text:style-name="P2" text:outline-level="1">Module:</text:h>
      <text:p text:style-name="Text_20_body">shared</text:p>
      <text:h text:style-name="P3" text:outline-level="1"><text:bookmark text:name="id476"/>text.size</text:h>
      <text:h text:style-name="P2" text:outline-level="1">Description:</text:h>
      <text:p text:style-name="Text_20_body">provides a default value for the font size of text (other than lyrics) when this information is not provided on the individual elements.</text:p>
      <text:h text:style-name="P2" text:outline-level="1">Used by:</text:h>
      <text:p text:style-name="Text_20_body"><text:a xlink:type="simple" xlink:href="#id455">layerdef</text:a>, <text:a xlink:type="simple" xlink:href="#id342">scoredef</text:a>, <text:a xlink:type="simple" xlink:href="#id452">staffdef</text:a> </text:p>
      <text:h text:style-name="P2" text:outline-level="1">Module:</text:h>
      <text:p text:style-name="Text_20_body">shared</text:p>
      <text:h text:style-name="P3" text:outline-level="1"><text:bookmark text:name="id477"/>text.style</text:h>
      <text:h text:style-name="P2" text:outline-level="1">Description:</text:h>
      <text:p text:style-name="Text_20_body">provides a default value for the font style of text (other than lyrics) when this information is not provided on the individual elements.</text:p>
      <text:h text:style-name="P2" text:outline-level="1">Used by:</text:h>
      <text:p text:style-name="Text_20_body"><text:a xlink:type="simple" xlink:href="#id455">layerdef</text:a>, <text:a xlink:type="simple" xlink:href="#id342">scoredef</text:a>, <text:a xlink:type="simple" xlink:href="#id452">staffdef</text:a> </text:p>
      <text:h text:style-name="P2" text:outline-level="1">Module:</text:h>
      <text:p text:style-name="Text_20_body">shared</text:p>
      <text:h text:style-name="P3" text:outline-level="1"><text:bookmark text:name="id478"/>text.weight</text:h>
      <text:h text:style-name="P2" text:outline-level="1">Description:</text:h>
      <text:p text:style-name="Text_20_body">provides a default value for the font weight for text (other than lyrics) when this information is not provided on the individual elements.</text:p>
      <text:h text:style-name="P2" text:outline-level="1"><text:soft-page-break/>Used by:</text:h>
      <text:p text:style-name="Text_20_body"><text:a xlink:type="simple" xlink:href="#id455">layerdef</text:a>, <text:a xlink:type="simple" xlink:href="#id342">scoredef</text:a>, <text:a xlink:type="simple" xlink:href="#id452">staffdef</text:a> </text:p>
      <text:h text:style-name="P2" text:outline-level="1">Module:</text:h>
      <text:p text:style-name="Text_20_body">shared</text:p>
      <text:h text:style-name="P3" text:outline-level="1"><text:bookmark text:name="id1272"/>tie</text:h>
      <text:h text:style-name="P2" text:outline-level="1">Description:</text:h>
      <text:p text:style-name="Text_20_body">indicates that this element participates in a tie. If visual information about the tie needs to be recorded, then a &lt;tie&gt; element should be employed.</text:p>
      <text:h text:style-name="P2" text:outline-level="1">Used by:</text:h>
      <text:p text:style-name="Text_20_body"><text:a xlink:type="simple" xlink:href="#id106">chord</text:a>, <text:a xlink:type="simple" xlink:href="#id108">note</text:a> </text:p>
      <text:h text:style-name="P2" text:outline-level="1">Module:</text:h>
      <text:p text:style-name="Text_20_body">shared</text:p>
      <text:h text:style-name="P3" text:outline-level="1"><text:bookmark text:name="id604"/>tie.rend</text:h>
      <text:h text:style-name="P2" text:outline-level="1">Description:</text:h>
      <text:p text:style-name="Text_20_body">describes the appearance of ties.</text:p>
      <text:h text:style-name="P2" text:outline-level="1">Used by:</text:h>
      <text:p text:style-name="Text_20_body"><text:a xlink:type="simple" xlink:href="#id342">scoredef</text:a>, <text:a xlink:type="simple" xlink:href="#id452">staffdef</text:a> </text:p>
      <text:h text:style-name="P2" text:outline-level="1">Module:</text:h>
      <text:p text:style-name="Text_20_body">cmn</text:p>
      <text:h text:style-name="P3" text:outline-level="1"><text:bookmark text:name="id155"/>to</text:h>
      <text:h text:style-name="P2" text:outline-level="1">Description:</text:h>
      <text:p text:style-name="Text_20_body">records a timestamp adjustment of a feature's programmatically-determined location in musical terms; that is, beats.</text:p>
      <text:h text:style-name="P2" text:outline-level="1">Used by:</text:h>
      <text:p text:style-name="Text_20_body"><text:a xlink:type="simple" xlink:href="#id391">anchoredtext</text:a>, <text:a xlink:type="simple" xlink:href="#id796">arpeg</text:a>, <text:a xlink:type="simple" xlink:href="#id142">artic</text:a>, <text:a xlink:type="simple" xlink:href="#id903">bend</text:a>, <text:a xlink:type="simple" xlink:href="#id815">breath</text:a>, <text:a xlink:type="simple" xlink:href="#id106">chord</text:a>, <text:a xlink:type="simple" xlink:href="#id172">curve</text:a>, <text:a xlink:type="simple" xlink:href="#id169">dir</text:a>, <text:a xlink:type="simple" xlink:href="#id772">dynam</text:a>, <text:a xlink:type="simple" xlink:href="#id820">fermata</text:a>, <text:a xlink:type="simple" xlink:href="#id949">gliss</text:a>, <text:a xlink:type="simple" xlink:href="#id439">grpsym</text:a>, <text:a xlink:type="simple" xlink:href="#id827">hairpin</text:a>, <text:a xlink:type="simple" xlink:href="#id956">halfmrpt</text:a>, <text:a xlink:type="simple" xlink:href="#id1138">harm</text:a>, <text:a xlink:type="simple" xlink:href="#id835">harppedal</text:a>, <text:a xlink:type="simple" xlink:href="#id201">line</text:a>, <text:a xlink:type="simple" xlink:href="#id859">mordent</text:a>, <text:a xlink:type="simple" xlink:href="#id725">mrest</text:a>, <text:a xlink:type="simple" xlink:href="#id108">note</text:a>, <text:a xlink:type="simple" xlink:href="#id848">octave</text:a>, <text:a xlink:type="simple" xlink:href="#id1016">pedal</text:a>, <text:a xlink:type="simple" xlink:href="#id781">phrase</text:a>, <text:a xlink:type="simple" xlink:href="#id1023">reh</text:a>, <text:a xlink:type="simple" xlink:href="#id872">rest</text:a>, <text:a xlink:type="simple" xlink:href="#id1120">slur</text:a>, <text:a xlink:type="simple" xlink:href="#id972">syl</text:a>, <text:a xlink:type="simple" xlink:href="#id385">symbol</text:a>, <text:a xlink:type="simple" xlink:href="#id789">tempo</text:a>, <text:a xlink:type="simple" xlink:href="#id1126">tie</text:a>, <text:a xlink:type="simple" xlink:href="#id1001">trill</text:a>, <text:a xlink:type="simple" xlink:href="#id1008">turn</text:a>, <text:a xlink:type="simple" xlink:href="#id167">verse</text:a> </text:p>
      <text:h text:style-name="P2" text:outline-level="1">Module:</text:h>
      <text:p text:style-name="Text_20_body">shared</text:p>
      <text:h text:style-name="P3" text:outline-level="1"><text:bookmark text:name="id551"/><text:soft-page-break/>trans.diat</text:h>
      <text:h text:style-name="P2" text:outline-level="1">Description:</text:h>
      <text:p text:style-name="Text_20_body">records the amount of diatonic pitch shift, e.g. C to C# = 0, C to Db = 1. Transposition requires both trans.diat and trans.semi attributes in order to distinguish the difference, for example, between a transposition from C to C# and one from C to Db.</text:p>
      <text:h text:style-name="P2" text:outline-level="1">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552"/>trans.semi</text:h>
      <text:h text:style-name="P2" text:outline-level="1">Description:</text:h>
      <text:p text:style-name="Text_20_body">contains the amount of pitch shift in semitones, C to C# = 1, C to Db = 1. Transposition requires both trans.diat and trans.semi attributes in order to distinguish the difference, for example, between a transposition from C to C# and one from C to Db.</text:p>
      <text:h text:style-name="P2" text:outline-level="1">Used by:</text:h>
      <text:p text:style-name="Text_20_body"><text:a xlink:type="simple" xlink:href="#id342">scoredef</text:a>, <text:a xlink:type="simple" xlink:href="#id452">staffdef</text:a> </text:p>
      <text:h text:style-name="P2" text:outline-level="1">Module:</text:h>
      <text:p text:style-name="Text_20_body">shared</text:p>
      <text:h text:style-name="P3" text:outline-level="1"><text:bookmark text:name="id94"/>tstamp</text:h>
      <text:h text:style-name="P2" text:outline-level="1">Description:</text:h>
      <text:p text:style-name="Text_20_body">encodes the onset time in terms of musical time, i.e., beats[.fractional beat part]</text:p>
      <text:h text:style-name="P2" text:outline-level="1">Used by:</text:h>
      <text:p text:style-name="Text_20_body"><text:a xlink:type="simple" xlink:href="#id297">annot</text:a>, <text:a xlink:type="simple" xlink:href="#id796">arpeg</text:a>, <text:a xlink:type="simple" xlink:href="#id64">barline</text:a>, <text:a xlink:type="simple" xlink:href="#id897">beam</text:a>, <text:a xlink:type="simple" xlink:href="#id803">beamspan</text:a>, <text:a xlink:type="simple" xlink:href="#id927">beatrpt</text:a>, <text:a xlink:type="simple" xlink:href="#id903">bend</text:a>, <text:a xlink:type="simple" xlink:href="#id815">breath</text:a>, <text:a xlink:type="simple" xlink:href="#id934">btrem</text:a>, <text:a xlink:type="simple" xlink:href="#id683">cc</text:a>, <text:a xlink:type="simple" xlink:href="#id692">chan</text:a>, <text:a xlink:type="simple" xlink:href="#id695">chanpr</text:a>, <text:a xlink:type="simple" xlink:href="#id106">chord</text:a>, <text:a xlink:type="simple" xlink:href="#id861">clefchange</text:a>, <text:a xlink:type="simple" xlink:href="#id697">cue</text:a>, <text:a xlink:type="simple" xlink:href="#id169">dir</text:a>, <text:a xlink:type="simple" xlink:href="#id772">dynam</text:a>, <text:a xlink:type="simple" xlink:href="#id820">fermata</text:a>, <text:a xlink:type="simple" xlink:href="#id941">ftrem</text:a>, <text:a xlink:type="simple" xlink:href="#id949">gliss</text:a>, <text:a xlink:type="simple" xlink:href="#id827">hairpin</text:a>, <text:a xlink:type="simple" xlink:href="#id956">halfmrpt</text:a>, <text:a xlink:type="simple" xlink:href="#id1138">harm</text:a>, <text:a xlink:type="simple" xlink:href="#id835">harppedal</text:a>, <text:a xlink:type="simple" xlink:href="#id699">hex</text:a>, <text:a xlink:type="simple" xlink:href="#id701">marker</text:a>, <text:a xlink:type="simple" xlink:href="#id703">metatext</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8">note</text:a>, <text:a xlink:type="simple" xlink:href="#id705">noteoff</text:a>, <text:a xlink:type="simple" xlink:href="#id707">noteon</text:a>, <text:a xlink:type="simple" xlink:href="#id848">octave</text:a>, <text:a xlink:type="simple" xlink:href="#id868">pad</text:a>, <text:a xlink:type="simple" xlink:href="#id1016">pedal</text:a>, <text:a xlink:type="simple" xlink:href="#id781">phrase</text:a>, <text:a xlink:type="simple" xlink:href="#id709">port</text:a>, <text:a xlink:type="simple" xlink:href="#id711">prog</text:a>, <text:a xlink:type="simple" xlink:href="#id1023">reh</text:a>, <text:a xlink:type="simple" xlink:href="#id872">rest</text:a>, <text:a xlink:type="simple" xlink:href="#id713">seqnum</text:a>, <text:a xlink:type="simple" xlink:href="#id1120">slur</text:a>, <text:a xlink:type="simple" xlink:href="#id890">space</text:a>, <text:a xlink:type="simple" xlink:href="#id789">tempo</text:a>, <text:a xlink:type="simple" xlink:href="#id1126">tie</text:a>, <text:a xlink:type="simple" xlink:href="#id1001">trill</text:a>, <text:a xlink:type="simple" xlink:href="#id716">trkname</text:a>, <text:a xlink:type="simple" xlink:href="#id905">tuplet</text:a>, <text:a xlink:type="simple" xlink:href="#id1131">tupletspan</text:a>, <text:a xlink:type="simple" xlink:href="#id1008">turn</text:a>, <text:a xlink:type="simple" xlink:href="#id1190">uneume</text:a>, <text:a xlink:type="simple" xlink:href="#id718">vel</text:a> </text:p>
      <text:h text:style-name="P2" text:outline-level="1">Module:</text:h>
      <text:p text:style-name="Text_20_body">shared</text:p>
      <text:h text:style-name="P3" text:outline-level="1"><text:bookmark text:name="id308"/><text:soft-page-break/>tstamp.ges</text:h>
      <text:h text:style-name="P2" text:outline-level="1">Description:</text:h>
      <text:p text:style-name="Text_20_body">used to record the onset time in pulses per quarter note (ppq, MusicXML divisions, or MIDI clicks) since the start of the file.</text:p>
      <text:h text:style-name="P2" text:outline-level="1">Used by:</text:h>
      <text:p text:style-name="Text_20_body"><text:a xlink:type="simple" xlink:href="#id297">annot</text:a>, <text:a xlink:type="simple" xlink:href="#id796">arpeg</text:a>, <text:a xlink:type="simple" xlink:href="#id897">beam</text:a>, <text:a xlink:type="simple" xlink:href="#id803">beamspan</text:a>, <text:a xlink:type="simple" xlink:href="#id927">beatrpt</text:a>, <text:a xlink:type="simple" xlink:href="#id903">bend</text:a>, <text:a xlink:type="simple" xlink:href="#id815">breath</text:a>, <text:a xlink:type="simple" xlink:href="#id934">btrem</text:a>, <text:a xlink:type="simple" xlink:href="#id106">chord</text:a>, <text:a xlink:type="simple" xlink:href="#id861">clefchange</text:a>, <text:a xlink:type="simple" xlink:href="#id169">dir</text:a>, <text:a xlink:type="simple" xlink:href="#id772">dynam</text:a>, <text:a xlink:type="simple" xlink:href="#id820">fermata</text:a>, <text:a xlink:type="simple" xlink:href="#id941">ftrem</text:a>, <text:a xlink:type="simple" xlink:href="#id949">gliss</text:a>, <text:a xlink:type="simple" xlink:href="#id827">hairpin</text:a>, <text:a xlink:type="simple" xlink:href="#id956">halfmrpt</text:a>, <text:a xlink:type="simple" xlink:href="#id1138">harm</text:a>, <text:a xlink:type="simple" xlink:href="#id835">harppedal</text:a>, <text:a xlink:type="simple" xlink:href="#id1155">measure</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8">note</text:a>, <text:a xlink:type="simple" xlink:href="#id848">octave</text:a>, <text:a xlink:type="simple" xlink:href="#id868">pad</text:a>, <text:a xlink:type="simple" xlink:href="#id1016">pedal</text:a>, <text:a xlink:type="simple" xlink:href="#id781">phrase</text:a>, <text:a xlink:type="simple" xlink:href="#id1023">reh</text:a>, <text:a xlink:type="simple" xlink:href="#id872">rest</text:a>, <text:a xlink:type="simple" xlink:href="#id1120">slur</text:a>, <text:a xlink:type="simple" xlink:href="#id890">space</text:a>, <text:a xlink:type="simple" xlink:href="#id789">tempo</text:a>, <text:a xlink:type="simple" xlink:href="#id1126">tie</text:a>, <text:a xlink:type="simple" xlink:href="#id1001">trill</text:a>, <text:a xlink:type="simple" xlink:href="#id905">tuplet</text:a>, <text:a xlink:type="simple" xlink:href="#id1131">tupletspan</text:a>, <text:a xlink:type="simple" xlink:href="#id1008">turn</text:a>, <text:a xlink:type="simple" xlink:href="#id1190">uneume</text:a> </text:p>
      <text:h text:style-name="P2" text:outline-level="1">Module:</text:h>
      <text:p text:style-name="Text_20_body">shared</text:p>
      <text:h text:style-name="P3" text:outline-level="1"><text:bookmark text:name="id309"/>tstamp.real</text:h>
      <text:h text:style-name="P2" text:outline-level="1">Description:</text:h>
      <text:p text:style-name="Text_20_body">used to record the onset time in pulses per quarter note (ppq, MusicXML divisions, or MIDI clicks) since the start of the file.</text:p>
      <text:h text:style-name="P2" text:outline-level="1">Used by:</text:h>
      <text:p text:style-name="Text_20_body"><text:a xlink:type="simple" xlink:href="#id297">annot</text:a>, <text:a xlink:type="simple" xlink:href="#id796">arpeg</text:a>, <text:a xlink:type="simple" xlink:href="#id897">beam</text:a>, <text:a xlink:type="simple" xlink:href="#id803">beamspan</text:a>, <text:a xlink:type="simple" xlink:href="#id927">beatrpt</text:a>, <text:a xlink:type="simple" xlink:href="#id903">bend</text:a>, <text:a xlink:type="simple" xlink:href="#id815">breath</text:a>, <text:a xlink:type="simple" xlink:href="#id934">btrem</text:a>, <text:a xlink:type="simple" xlink:href="#id106">chord</text:a>, <text:a xlink:type="simple" xlink:href="#id861">clefchange</text:a>, <text:a xlink:type="simple" xlink:href="#id169">dir</text:a>, <text:a xlink:type="simple" xlink:href="#id772">dynam</text:a>, <text:a xlink:type="simple" xlink:href="#id820">fermata</text:a>, <text:a xlink:type="simple" xlink:href="#id941">ftrem</text:a>, <text:a xlink:type="simple" xlink:href="#id949">gliss</text:a>, <text:a xlink:type="simple" xlink:href="#id827">hairpin</text:a>, <text:a xlink:type="simple" xlink:href="#id956">halfmrpt</text:a>, <text:a xlink:type="simple" xlink:href="#id1138">harm</text:a>, <text:a xlink:type="simple" xlink:href="#id835">harppedal</text:a>, <text:a xlink:type="simple" xlink:href="#id1155">measure</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8">note</text:a>, <text:a xlink:type="simple" xlink:href="#id848">octave</text:a>, <text:a xlink:type="simple" xlink:href="#id868">pad</text:a>, <text:a xlink:type="simple" xlink:href="#id1016">pedal</text:a>, <text:a xlink:type="simple" xlink:href="#id781">phrase</text:a>, <text:a xlink:type="simple" xlink:href="#id1023">reh</text:a>, <text:a xlink:type="simple" xlink:href="#id872">rest</text:a>, <text:a xlink:type="simple" xlink:href="#id1120">slur</text:a>, <text:a xlink:type="simple" xlink:href="#id890">space</text:a>, <text:a xlink:type="simple" xlink:href="#id789">tempo</text:a>, <text:a xlink:type="simple" xlink:href="#id1126">tie</text:a>, <text:a xlink:type="simple" xlink:href="#id1001">trill</text:a>, <text:a xlink:type="simple" xlink:href="#id905">tuplet</text:a>, <text:a xlink:type="simple" xlink:href="#id1131">tupletspan</text:a>, <text:a xlink:type="simple" xlink:href="#id1008">turn</text:a>, <text:a xlink:type="simple" xlink:href="#id1190">uneume</text:a> </text:p>
      <text:h text:style-name="P2" text:outline-level="1">Module:</text:h>
      <text:p text:style-name="Text_20_body">shared</text:p>
      <text:h text:style-name="P3" text:outline-level="1"><text:bookmark text:name="id655"/>tune.Hz</text:h>
      <text:h text:style-name="P2" text:outline-level="1">Description:</text:h>
      <text:p text:style-name="Text_20_body">holds a value for cycles per second, i.e., Hertz, for a tuning reference pitch.</text:p>
      <text:h text:style-name="P2" text:outline-level="1">Used by:</text:h>
      <text:p text:style-name="Text_20_body"><text:a xlink:type="simple" xlink:href="#id342">scoredef</text:a> </text:p>
      <text:h text:style-name="P2" text:outline-level="1">Module:</text:h>
      <text:p text:style-name="Text_20_body">shared</text:p>
      <text:h text:style-name="P3" text:outline-level="1"><text:bookmark text:name="id654"/>tune.pname</text:h>
      <text:h text:style-name="P2" text:outline-level="1">Description:</text:h>
      <text:p text:style-name="Text_20_body">holds the pitch name of a tuning reference pitch.</text:p>
      <text:h text:style-name="P2" text:outline-level="1"><text:soft-page-break/>Used by:</text:h>
      <text:p text:style-name="Text_20_body"><text:a xlink:type="simple" xlink:href="#id342">scoredef</text:a> </text:p>
      <text:h text:style-name="P2" text:outline-level="1">Module:</text:h>
      <text:p text:style-name="Text_20_body">shared</text:p>
      <text:h text:style-name="P3" text:outline-level="1"><text:bookmark text:name="id656"/>tune.temper</text:h>
      <text:h text:style-name="P2" text:outline-level="1">Description:</text:h>
      <text:p text:style-name="Text_20_body">provides a label for the tuning system, 'just', for example.</text:p>
      <text:h text:style-name="P2" text:outline-level="1">Used by:</text:h>
      <text:p text:style-name="Text_20_body"><text:a xlink:type="simple" xlink:href="#id342">scoredef</text:a> </text:p>
      <text:h text:style-name="P2" text:outline-level="1">Module:</text:h>
      <text:p text:style-name="Text_20_body">shared</text:p>
      <text:h text:style-name="P3" text:outline-level="1"><text:bookmark text:name="id879"/>tuplet</text:h>
      <text:h text:style-name="P2" text:outline-level="1">Description:</text:h>
      <text:p text:style-name="Text_20_body">indicates that this feature participates in a tuplet.</text:p>
      <text:h text:style-name="P2" text:outline-level="1">Used by:</text:h>
      <text:p text:style-name="Text_20_body"><text:a xlink:type="simple" xlink:href="#id106">chord</text:a>, <text:a xlink:type="simple" xlink:href="#id108">note</text:a>, <text:a xlink:type="simple" xlink:href="#id872">rest</text:a>, <text:a xlink:type="simple" xlink:href="#id890">space</text:a> </text:p>
      <text:h text:style-name="P2" text:outline-level="1">Module:</text:h>
      <text:p text:style-name="Text_20_body">shared</text:p>
      <text:h text:style-name="P3" text:outline-level="1"><text:bookmark text:name="id179"/>type</text:h>
      <text:h text:style-name="P2" text:outline-level="1">Description:</text:h>
      <text:p text:style-name="Text_20_body">characterizes the element in some sense, using any convenient classification scheme or typology.</text:p>
      <text:h text:style-name="P2" text:outline-level="1">Used by:</text:h>
      <text:p text:style-name="Text_20_body"><text:a xlink:type="simple" xlink:href="#id211">abbr</text:a>, <text:a xlink:type="simple" xlink:href="#id30">altmeiid</text:a>, <text:a xlink:type="simple" xlink:href="#id391">anchoredtext</text:a>, <text:a xlink:type="simple" xlink:href="#id297">annot</text:a>, <text:a xlink:type="simple" xlink:href="#id220">app</text:a>, <text:a xlink:type="simple" xlink:href="#id1479">application</text:a>, <text:a xlink:type="simple" xlink:href="#id1050">corpname</text:a>, <text:a xlink:type="simple" xlink:href="#id172">curve</text:a>, <text:a xlink:type="simple" xlink:href="#id1212">damage</text:a>, <text:a xlink:type="simple" xlink:href="#id169">dir</text:a>, <text:a xlink:type="simple" xlink:href="#id229">div</text:a>, <text:a xlink:type="simple" xlink:href="#id668">ending</text:a>, <text:a xlink:type="simple" xlink:href="#id1431">eventlist</text:a>, <text:a xlink:type="simple" xlink:href="#id1247">expan</text:a>, <text:a xlink:type="simple" xlink:href="#id224">expansion</text:a>, <text:a xlink:type="simple" xlink:href="#id240">fw</text:a>, <text:a xlink:type="simple" xlink:href="#id1069">geogname</text:a>, <text:a xlink:type="simple" xlink:href="#id1106">graphic</text:a>, <text:a xlink:type="simple" xlink:href="#id1096">identifier</text:a>, <text:a xlink:type="simple" xlink:href="#id217">ineume</text:a>, <text:a xlink:type="simple" xlink:href="#id233">lb</text:a>, <text:a xlink:type="simple" xlink:href="#id222">lem</text:a>, <text:a xlink:type="simple" xlink:href="#id201">line</text:a>, <text:a xlink:type="simple" xlink:href="#id1558">mdiv</text:a>, <text:a xlink:type="simple" xlink:href="#id1155">measure</text:a>, <text:a xlink:type="simple" xlink:href="#id1038">name</text:a>, <text:a xlink:type="simple" xlink:href="#id1224">orig</text:a>, <text:a xlink:type="simple" xlink:href="#id1570">part</text:a>, <text:a xlink:type="simple" xlink:href="#id1567">parts</text:a>, <text:a xlink:type="simple" xlink:href="#id1076">periodname</text:a>, <text:a xlink:type="simple" xlink:href="#id1064">persname</text:a>, <text:a xlink:type="simple" xlink:href="#id1178">rdg</text:a>, <text:a xlink:type="simple" xlink:href="#id1073">repository</text:a>, <text:a xlink:type="simple" xlink:href="#id1230">restore</text:a>, <text:a xlink:type="simple" xlink:href="#id1561">score</text:a>, <text:a xlink:type="simple" xlink:href="#id661">section</text:a>, <text:a xlink:type="simple" xlink:href="#id1120">slur</text:a>, <text:a xlink:type="simple" xlink:href="#id1079">stylename</text:a>, <text:a xlink:type="simple" xlink:href="#id385">symbol</text:a>, <text:a xlink:type="simple" xlink:href="#id1126">tie</text:a>, <text:a xlink:type="simple" xlink:href="#id1091">title</text:a>, <text:a xlink:type="simple" xlink:href="#id1190">uneume</text:a> </text:p>
      <text:h text:style-name="P2" text:outline-level="1">Module:</text:h>
      <text:p text:style-name="Text_20_body">shared</text:p>
      <text:h text:style-name="P3" text:outline-level="1"><text:bookmark text:name="id1532"/><text:soft-page-break/>type</text:h>
      <text:h text:style-name="P2" text:outline-level="1">Description:</text:h>
      <text:p text:style-name="Text_20_body">specifies the kind of document to which the header is attached, that is, whether it is a corpus or an individual text.</text:p>
      <text:h text:style-name="P2" text:outline-level="1">Used by:</text:h>
      <text:p text:style-name="Text_20_body"><text:a xlink:type="simple" xlink:href="#id28">meihead</text:a> </text:p>
      <text:h text:style-name="P2" text:outline-level="1">Module:</text:h>
      <text:p text:style-name="Text_20_body">header</text:p>
      <text:h text:style-name="P3" text:outline-level="1"><text:bookmark text:name="id1544"/>ulx</text:h>
      <text:h text:style-name="P2" text:outline-level="1">Description:</text:h>
      <text:p text:style-name="Text_20_body">indicates the upper-left corner x coordinate.</text:p>
      <text:h text:style-name="P2" text:outline-level="1">Used by:</text:h>
      <text:p text:style-name="Text_20_body"><text:a xlink:type="simple" xlink:href="#id1537">surface</text:a>, <text:a xlink:type="simple" xlink:href="#id1540">zone</text:a> </text:p>
      <text:h text:style-name="P2" text:outline-level="1">Module:</text:h>
      <text:p text:style-name="Text_20_body">shared</text:p>
      <text:h text:style-name="P3" text:outline-level="1"><text:bookmark text:name="id1545"/>uly</text:h>
      <text:h text:style-name="P2" text:outline-level="1">Description:</text:h>
      <text:p text:style-name="Text_20_body">indicates the upper-left corner y coordinate.</text:p>
      <text:h text:style-name="P2" text:outline-level="1">Used by:</text:h>
      <text:p text:style-name="Text_20_body"><text:a xlink:type="simple" xlink:href="#id1537">surface</text:a>, <text:a xlink:type="simple" xlink:href="#id1540">zone</text:a> </text:p>
      <text:h text:style-name="P2" text:outline-level="1">Module:</text:h>
      <text:p text:style-name="Text_20_body">shared</text:p>
      <text:h text:style-name="P3" text:outline-level="1"><text:bookmark text:name="id89"/>unit</text:h>
      <text:h text:style-name="P2" text:outline-level="1">Description:</text:h>
      <text:p text:style-name="Text_20_body">indicates the units used for a measurement, usually using the standard symbol for the desired unit.</text:p>
      <text:h text:style-name="P2" text:outline-level="1">Used by:</text:h>
      <text:p text:style-name="Text_20_body"><text:a xlink:type="simple" xlink:href="#id64">barline</text:a>, <text:a xlink:type="simple" xlink:href="#id1407">dimensions</text:a>, <text:a xlink:type="simple" xlink:href="#id1361">extent</text:a>, <text:a xlink:type="simple" xlink:href="#id1333">gap</text:a>, <text:a xlink:type="simple" xlink:href="#id1106">graphic</text:a>, <text:a xlink:type="simple" xlink:href="#id1155">measure</text:a>, <text:a xlink:type="simple" xlink:href="#id1087">num</text:a>, <text:a xlink:type="simple" xlink:href="#id1380">price</text:a>, <text:a xlink:type="simple" xlink:href="#id345">timeline</text:a>, <text:a xlink:type="simple" xlink:href="#id347">when</text:a> </text:p>
      <text:h text:style-name="P2" text:outline-level="1"><text:soft-page-break/>Module:</text:h>
      <text:p text:style-name="Text_20_body">shared</text:p>
      <text:h text:style-name="P3" text:outline-level="1"><text:bookmark text:name="id691"/>val</text:h>
      <text:h text:style-name="P2" text:outline-level="1">Description:</text:h>
      <text:p text:style-name="Text_20_body">captures a MIDI value.</text:p>
      <text:h text:style-name="P2" text:outline-level="1">Used by:</text:h>
      <text:p text:style-name="Text_20_body"><text:a xlink:type="simple" xlink:href="#id683">cc</text:a>, <text:a xlink:type="simple" xlink:href="#id772">dynam</text:a> </text:p>
      <text:h text:style-name="P2" text:outline-level="1">Module:</text:h>
      <text:p text:style-name="Text_20_body">midi</text:p>
      <text:h text:style-name="P3" text:outline-level="1"><text:bookmark text:name="id1034"/>valign</text:h>
      <text:h text:style-name="P2" text:outline-level="1">Description:</text:h>
      <text:p text:style-name="Text_20_body">specifies the vertical alignment of the element content.</text:p>
      <text:h text:style-name="P2" text:outline-level="1">Used by:</text:h>
      <text:p text:style-name="Text_20_body"><text:a xlink:type="simple" xlink:href="#id1026">rend</text:a> </text:p>
      <text:h text:style-name="P2" text:outline-level="1">Module:</text:h>
      <text:p text:style-name="Text_20_body">shared</text:p>
      <text:h text:style-name="P3" text:outline-level="1"><text:bookmark text:name="id1482"/>version</text:h>
      <text:h text:style-name="P2" text:outline-level="1">Description:</text:h>
      <text:p text:style-name="Text_20_body">supplies a version number for an application, independent of its identifier or display name.</text:p>
      <text:h text:style-name="P2" text:outline-level="1">Used by:</text:h>
      <text:p text:style-name="Text_20_body"><text:a xlink:type="simple" xlink:href="#id1479">application</text:a> </text:p>
      <text:h text:style-name="P2" text:outline-level="1">Module:</text:h>
      <text:p text:style-name="Text_20_body">header</text:p>
      <text:h text:style-name="P3" text:outline-level="1"><text:bookmark text:name="id469"/>visible</text:h>
      <text:h text:style-name="P2" text:outline-level="1">Description:</text:h>
      <text:p text:style-name="Text_20_body">indicates if a feature should be rendered when the notation is presented graphically or sounded.</text:p>
      <text:h text:style-name="P2" text:outline-level="1"><text:soft-page-break/>Used by:</text:h>
      <text:p text:style-name="Text_20_body"><text:a xlink:type="simple" xlink:href="#id106">chord</text:a>, <text:a xlink:type="simple" xlink:href="#id677">layer</text:a>, <text:a xlink:type="simple" xlink:href="#id455">layerdef</text:a>, <text:a xlink:type="simple" xlink:href="#id725">mrest</text:a>, <text:a xlink:type="simple" xlink:href="#id751">mspace</text:a>, <text:a xlink:type="simple" xlink:href="#id108">note</text:a>, <text:a xlink:type="simple" xlink:href="#id673">staff</text:a>, <text:a xlink:type="simple" xlink:href="#id452">staffdef</text:a>, <text:a xlink:type="simple" xlink:href="#id437">staffgrp</text:a>, <text:a xlink:type="simple" xlink:href="#id1190">uneume</text:a> </text:p>
      <text:h text:style-name="P2" text:outline-level="1">Module:</text:h>
      <text:p text:style-name="Text_20_body">shared</text:p>
      <text:h text:style-name="P3" text:outline-level="1"><text:bookmark text:name="id133"/>vo</text:h>
      <text:h text:style-name="P2" text:outline-level="1">Description:</text:h>
      <text:p text:style-name="Text_20_body">records the vertical adjustment of a feature's programmatically-determined location in terms of staff interline distance; that is, units of 1/2 the distance between adjacent staves.</text:p>
      <text:h text:style-name="P2" text:outline-level="1">Used by:</text:h>
      <text:p text:style-name="Text_20_body"><text:a xlink:type="simple" xlink:href="#id111">accid</text:a>, <text:a xlink:type="simple" xlink:href="#id391">anchoredtext</text:a>, <text:a xlink:type="simple" xlink:href="#id796">arpeg</text:a>, <text:a xlink:type="simple" xlink:href="#id142">artic</text:a>, <text:a xlink:type="simple" xlink:href="#id903">bend</text:a>, <text:a xlink:type="simple" xlink:href="#id815">breath</text:a>, <text:a xlink:type="simple" xlink:href="#id172">curve</text:a>, <text:a xlink:type="simple" xlink:href="#id169">dir</text:a>, <text:a xlink:type="simple" xlink:href="#id158">dot</text:a>, <text:a xlink:type="simple" xlink:href="#id772">dynam</text:a>, <text:a xlink:type="simple" xlink:href="#id820">fermata</text:a>, <text:a xlink:type="simple" xlink:href="#id949">gliss</text:a>, <text:a xlink:type="simple" xlink:href="#id439">grpsym</text:a>, <text:a xlink:type="simple" xlink:href="#id827">hairpin</text:a>, <text:a xlink:type="simple" xlink:href="#id956">halfmrpt</text:a>, <text:a xlink:type="simple" xlink:href="#id1138">harm</text:a>, <text:a xlink:type="simple" xlink:href="#id835">harppedal</text:a>, <text:a xlink:type="simple" xlink:href="#id201">line</text:a>, <text:a xlink:type="simple" xlink:href="#id859">mordent</text:a>, <text:a xlink:type="simple" xlink:href="#id725">mrest</text:a>, <text:a xlink:type="simple" xlink:href="#id848">octave</text:a>, <text:a xlink:type="simple" xlink:href="#id1016">pedal</text:a>, <text:a xlink:type="simple" xlink:href="#id781">phrase</text:a>, <text:a xlink:type="simple" xlink:href="#id1023">reh</text:a>, <text:a xlink:type="simple" xlink:href="#id872">rest</text:a>, <text:a xlink:type="simple" xlink:href="#id1120">slur</text:a>, <text:a xlink:type="simple" xlink:href="#id972">syl</text:a>, <text:a xlink:type="simple" xlink:href="#id385">symbol</text:a>, <text:a xlink:type="simple" xlink:href="#id789">tempo</text:a>, <text:a xlink:type="simple" xlink:href="#id1126">tie</text:a>, <text:a xlink:type="simple" xlink:href="#id1001">trill</text:a>, <text:a xlink:type="simple" xlink:href="#id1008">turn</text:a>, <text:a xlink:type="simple" xlink:href="#id167">verse</text:a> </text:p>
      <text:h text:style-name="P2" text:outline-level="1">Module:</text:h>
      <text:p text:style-name="Text_20_body">shared</text:p>
      <text:h text:style-name="P3" text:outline-level="1"><text:bookmark text:name="id105"/>when</text:h>
      <text:h text:style-name="P2" text:outline-level="1">Description:</text:h>
      <text:p text:style-name="Text_20_body">indicates the point of occurrence of this feature along a timeline. Its value must be the ID of a &lt;when&gt; element.</text:p>
      <text:h text:style-name="P2" text:outline-level="1">Used by:</text:h>
      <text:p text:style-name="Text_20_body"><text:a xlink:type="simple" xlink:href="#id111">accid</text:a>, <text:a xlink:type="simple" xlink:href="#id391">anchoredtext</text:a>, <text:a xlink:type="simple" xlink:href="#id297">annot</text:a>, <text:a xlink:type="simple" xlink:href="#id796">arpeg</text:a>, <text:a xlink:type="simple" xlink:href="#id142">artic</text:a>, <text:a xlink:type="simple" xlink:href="#id64">barline</text:a>, <text:a xlink:type="simple" xlink:href="#id897">beam</text:a>, <text:a xlink:type="simple" xlink:href="#id803">beamspan</text:a>, <text:a xlink:type="simple" xlink:href="#id927">beatrpt</text:a>, <text:a xlink:type="simple" xlink:href="#id903">bend</text:a>, <text:a xlink:type="simple" xlink:href="#id815">breath</text:a>, <text:a xlink:type="simple" xlink:href="#id934">btrem</text:a>, <text:a xlink:type="simple" xlink:href="#id683">cc</text:a>, <text:a xlink:type="simple" xlink:href="#id692">chan</text:a>, <text:a xlink:type="simple" xlink:href="#id695">chanpr</text:a>, <text:a xlink:type="simple" xlink:href="#id106">chord</text:a>, <text:a xlink:type="simple" xlink:href="#id483">clef</text:a>, <text:a xlink:type="simple" xlink:href="#id861">clefchange</text:a>, <text:a xlink:type="simple" xlink:href="#id697">cue</text:a>, <text:a xlink:type="simple" xlink:href="#id172">curve</text:a>, <text:a xlink:type="simple" xlink:href="#id324">custos</text:a>, <text:a xlink:type="simple" xlink:href="#id169">dir</text:a>, <text:a xlink:type="simple" xlink:href="#id158">dot</text:a>, <text:a xlink:type="simple" xlink:href="#id772">dynam</text:a>, <text:a xlink:type="simple" xlink:href="#id668">ending</text:a>, <text:a xlink:type="simple" xlink:href="#id820">fermata</text:a>, <text:a xlink:type="simple" xlink:href="#id941">ftrem</text:a>, <text:a xlink:type="simple" xlink:href="#id949">gliss</text:a>, <text:a xlink:type="simple" xlink:href="#id439">grpsym</text:a>, <text:a xlink:type="simple" xlink:href="#id827">hairpin</text:a>, <text:a xlink:type="simple" xlink:href="#id956">halfmrpt</text:a>, <text:a xlink:type="simple" xlink:href="#id1138">harm</text:a>, <text:a xlink:type="simple" xlink:href="#id835">harppedal</text:a>, <text:a xlink:type="simple" xlink:href="#id699">hex</text:a>, <text:a xlink:type="simple" xlink:href="#id217">ineume</text:a>, <text:a xlink:type="simple" xlink:href="#id677">layer</text:a>, <text:a xlink:type="simple" xlink:href="#id222">lem</text:a>, <text:a xlink:type="simple" xlink:href="#id958">ligature</text:a>, <text:a xlink:type="simple" xlink:href="#id201">line</text:a>, <text:a xlink:type="simple" xlink:href="#id961">lyrics</text:a>, <text:a xlink:type="simple" xlink:href="#id701">marker</text:a>, <text:a xlink:type="simple" xlink:href="#id1155">measure</text:a>, <text:a xlink:type="simple" xlink:href="#id501">mensur</text:a>, <text:a xlink:type="simple" xlink:href="#id703">metatext</text:a>, <text:a xlink:type="simple" xlink:href="#id681">midi</text:a>, <text:a xlink:type="simple" xlink:href="#id859">mordent</text:a>, <text:a xlink:type="simple" xlink:href="#id725">mrest</text:a>, <text:a xlink:type="simple" xlink:href="#id739">mrpt</text:a>, <text:a xlink:type="simple" xlink:href="#id746">mrpt2</text:a>, <text:a xlink:type="simple" xlink:href="#id751">mspace</text:a>, <text:a xlink:type="simple" xlink:href="#id757">multirest</text:a>, <text:a xlink:type="simple" xlink:href="#id766">multirpt</text:a>, <text:a xlink:type="simple" xlink:href="#id108">note</text:a>, <text:a xlink:type="simple" xlink:href="#id705">noteoff</text:a>, <text:a xlink:type="simple" xlink:href="#id707">noteon</text:a>, <text:a xlink:type="simple" xlink:href="#id848">octave</text:a>, <text:a xlink:type="simple" xlink:href="#id1159">ossia</text:a>, <text:a xlink:type="simple" xlink:href="#id1570">part</text:a>, <text:a xlink:type="simple" xlink:href="#id1567">parts</text:a>, <text:a xlink:type="simple" xlink:href="#id1016">pedal</text:a>, <text:a xlink:type="simple" xlink:href="#id781">phrase</text:a>, <text:a xlink:type="simple" xlink:href="#id709">port</text:a>, <text:a xlink:type="simple" xlink:href="#id711">prog</text:a>, <text:a xlink:type="simple" xlink:href="#id529">proport</text:a>, <text:a xlink:type="simple" xlink:href="#id1178">rdg</text:a>, <text:a xlink:type="simple" xlink:href="#id1023">reh</text:a>, <text:a xlink:type="simple" xlink:href="#id872">rest</text:a>, <text:a xlink:type="simple" xlink:href="#id322">sb</text:a>, <text:a xlink:type="simple" xlink:href="#id1561">score</text:a>, <text:a xlink:type="simple" xlink:href="#id661">section</text:a>, <text:a xlink:type="simple" xlink:href="#id713">seqnum</text:a>, <text:a xlink:type="simple" xlink:href="#id1120">slur</text:a>, <text:a xlink:type="simple" xlink:href="#id890">space</text:a>, <text:a xlink:type="simple" xlink:href="#id673">staff</text:a>, <text:a xlink:type="simple" xlink:href="#id972">syl</text:a>, <text:a xlink:type="simple" xlink:href="#id385">symbol</text:a>, <text:a xlink:type="simple" xlink:href="#id789">tempo</text:a>, <text:a xlink:type="simple" xlink:href="#id1126">tie</text:a>, <text:a xlink:type="simple" xlink:href="#id1001">trill</text:a>, <text:a xlink:type="simple" xlink:href="#id716">trkname</text:a>, <text:a xlink:type="simple" xlink:href="#id905">tuplet</text:a>, <text:a xlink:type="simple" xlink:href="#id1131">tupletspan</text:a>, <text:a xlink:type="simple" xlink:href="#id1008">turn</text:a>, <text:a xlink:type="simple" xlink:href="#id1190">uneume</text:a>, <text:a xlink:type="simple" xlink:href="#id718">vel</text:a>, <text:a xlink:type="simple" xlink:href="#id167">verse</text:a> </text:p>
      <text:h text:style-name="P2" text:outline-level="1">Module:</text:h>
      <text:p text:style-name="Text_20_body">linkalign</text:p>
      <text:h text:style-name="P3" text:outline-level="1"><text:bookmark text:name="id91"/>width</text:h>
      <text:h text:style-name="P2" text:outline-level="1">Description:</text:h>
      <text:p text:style-name="Text_20_body">measurement of the horizontal dimension of an entity.</text:p>
      <text:h text:style-name="P2" text:outline-level="1">Used by:</text:h>
      <text:p text:style-name="Text_20_body"><text:a xlink:type="simple" xlink:href="#id64">barline</text:a>, <text:a xlink:type="simple" xlink:href="#id1106">graphic</text:a>, <text:a xlink:type="simple" xlink:href="#id1155">measure</text:a> </text:p>
      <text:h text:style-name="P2" text:outline-level="1"><text:soft-page-break/>Module:</text:h>
      <text:p text:style-name="Text_20_body">shared</text:p>
      <text:h text:style-name="P3" text:outline-level="1"><text:bookmark text:name="id977"/>wordpos</text:h>
      <text:h text:style-name="P2" text:outline-level="1">Description:</text:h>
      <text:p text:style-name="Text_20_body">records the position of a syllable within a word.</text:p>
      <text:h text:style-name="P2" text:outline-level="1">Used by:</text:h>
      <text:p text:style-name="Text_20_body"><text:a xlink:type="simple" xlink:href="#id972">syl</text:a> </text:p>
      <text:h text:style-name="P2" text:outline-level="1">Module:</text:h>
      <text:p text:style-name="Text_20_body">shared</text:p>
      <text:h text:style-name="P3" text:outline-level="1"><text:bookmark text:name="id135"/>x</text:h>
      <text:h text:style-name="P2" text:outline-level="1">Description:</text:h>
      <text:p text:style-name="Text_20_body">encodes an x coordinate for a feature in an output coordinate system. When it is necessary to record the placement of a feature in a facsimile image, use facs attribute.</text:p>
      <text:h text:style-name="P2" text:outline-level="1">Used by:</text:h>
      <text:p text:style-name="Text_20_body"><text:a xlink:type="simple" xlink:href="#id111">accid</text:a>, <text:a xlink:type="simple" xlink:href="#id391">anchoredtext</text:a>, <text:a xlink:type="simple" xlink:href="#id796">arpeg</text:a>, <text:a xlink:type="simple" xlink:href="#id142">artic</text:a>, <text:a xlink:type="simple" xlink:href="#id903">bend</text:a>, <text:a xlink:type="simple" xlink:href="#id244">blockquote</text:a>, <text:a xlink:type="simple" xlink:href="#id815">breath</text:a>, <text:a xlink:type="simple" xlink:href="#id106">chord</text:a>, <text:a xlink:type="simple" xlink:href="#id172">curve</text:a>, <text:a xlink:type="simple" xlink:href="#id169">dir</text:a>, <text:a xlink:type="simple" xlink:href="#id158">dot</text:a>, <text:a xlink:type="simple" xlink:href="#id772">dynam</text:a>, <text:a xlink:type="simple" xlink:href="#id820">fermata</text:a>, <text:a xlink:type="simple" xlink:href="#id1100">fig</text:a>, <text:a xlink:type="simple" xlink:href="#id949">gliss</text:a>, <text:a xlink:type="simple" xlink:href="#id439">grpsym</text:a>, <text:a xlink:type="simple" xlink:href="#id827">hairpin</text:a>, <text:a xlink:type="simple" xlink:href="#id1138">harm</text:a>, <text:a xlink:type="simple" xlink:href="#id835">harppedal</text:a>, <text:a xlink:type="simple" xlink:href="#id252">head</text:a>, <text:a xlink:type="simple" xlink:href="#id400">keyaccid</text:a>, <text:a xlink:type="simple" xlink:href="#id286">lg</text:a>, <text:a xlink:type="simple" xlink:href="#id201">line</text:a>, <text:a xlink:type="simple" xlink:href="#id249">list</text:a>, <text:a xlink:type="simple" xlink:href="#id725">mrest</text:a>, <text:a xlink:type="simple" xlink:href="#id751">mspace</text:a>, <text:a xlink:type="simple" xlink:href="#id108">note</text:a>, <text:a xlink:type="simple" xlink:href="#id848">octave</text:a>, <text:a xlink:type="simple" xlink:href="#id261">p</text:a>, <text:a xlink:type="simple" xlink:href="#id1016">pedal</text:a>, <text:a xlink:type="simple" xlink:href="#id781">phrase</text:a>, <text:a xlink:type="simple" xlink:href="#id1023">reh</text:a>, <text:a xlink:type="simple" xlink:href="#id872">rest</text:a>, <text:a xlink:type="simple" xlink:href="#id1120">slur</text:a>, <text:a xlink:type="simple" xlink:href="#id972">syl</text:a>, <text:a xlink:type="simple" xlink:href="#id385">symbol</text:a>, <text:a xlink:type="simple" xlink:href="#id265">table</text:a>, <text:a xlink:type="simple" xlink:href="#id279">td</text:a>, <text:a xlink:type="simple" xlink:href="#id789">tempo</text:a>, <text:a xlink:type="simple" xlink:href="#id273">th</text:a>, <text:a xlink:type="simple" xlink:href="#id1126">tie</text:a>, <text:a xlink:type="simple" xlink:href="#id271">tr</text:a>, <text:a xlink:type="simple" xlink:href="#id1001">trill</text:a>, <text:a xlink:type="simple" xlink:href="#id1008">turn</text:a>, <text:a xlink:type="simple" xlink:href="#id1190">uneume</text:a>, <text:a xlink:type="simple" xlink:href="#id167">verse</text:a> </text:p>
      <text:h text:style-name="P2" text:outline-level="1">Module:</text:h>
      <text:p text:style-name="Text_20_body">shared</text:p>
      <text:h text:style-name="P3" text:outline-level="1"><text:bookmark text:name="id192"/>x2</text:h>
      <text:h text:style-name="P2" text:outline-level="1">Description:</text:h>
      <text:p text:style-name="Text_20_body">encodes the optional 2nd x coordinate.</text:p>
      <text:h text:style-name="P2" text:outline-level="1">Used by:</text:h>
      <text:p text:style-name="Text_20_body"><text:a xlink:type="simple" xlink:href="#id903">bend</text:a>, <text:a xlink:type="simple" xlink:href="#id172">curve</text:a>, <text:a xlink:type="simple" xlink:href="#id949">gliss</text:a>, <text:a xlink:type="simple" xlink:href="#id827">hairpin</text:a>, <text:a xlink:type="simple" xlink:href="#id201">line</text:a>, <text:a xlink:type="simple" xlink:href="#id781">phrase</text:a>, <text:a xlink:type="simple" xlink:href="#id1120">slur</text:a>, <text:a xlink:type="simple" xlink:href="#id1126">tie</text:a> </text:p>
      <text:h text:style-name="P2" text:outline-level="1">Module:</text:h>
      <text:p text:style-name="Text_20_body">shared</text:p>
      <text:h text:style-name="P3" text:outline-level="1"><text:bookmark text:name="id41"/><text:soft-page-break/>xlink:actuate</text:h>
      <text:h text:style-name="P2" text:outline-level="1">Description:</text:h>
      <text:p text:style-name="Text_20_body">defines whether a link occurs automatically or must be requested by the user. It is used in conjunction with the show attribute to determine link behavior.</text:p>
      <text:h text:style-name="P2" text:outline-level="1">Used by:</text:h>
      <text:p text:style-name="Text_20_body"><text:a xlink:type="simple" xlink:href="#id297">annot</text:a>, <text:a xlink:type="simple" xlink:href="#id64">barline</text:a>, <text:a xlink:type="simple" xlink:href="#id204">bibl</text:a>, <text:a xlink:type="simple" xlink:href="#id668">ending</text:a>, <text:a xlink:type="simple" xlink:href="#id34">extptr</text:a>, <text:a xlink:type="simple" xlink:href="#id49">extref</text:a>, <text:a xlink:type="simple" xlink:href="#id1100">fig</text:a>, <text:a xlink:type="simple" xlink:href="#id222">lem</text:a>, <text:a xlink:type="simple" xlink:href="#id1155">measure</text:a>, <text:a xlink:type="simple" xlink:href="#id237">pb</text:a>, <text:a xlink:type="simple" xlink:href="#id1342">ptr</text:a>, <text:a xlink:type="simple" xlink:href="#id1178">rdg</text:a>, <text:a xlink:type="simple" xlink:href="#id1344">ref</text:a>, <text:a xlink:type="simple" xlink:href="#id661">section</text:a> </text:p>
      <text:h text:style-name="P2" text:outline-level="1">Module:</text:h>
      <text:p text:style-name="Text_20_body">shared</text:p>
      <text:h text:style-name="P3" text:outline-level="1"><text:bookmark text:name="id47"/>xlink:href</text:h>
      <text:h text:style-name="P2" text:outline-level="1">Description:</text:h>
      <text:p text:style-name="Text_20_body">allows the use of an previously-undeclared URI to identify an external electronic object.</text:p>
      <text:h text:style-name="P2" text:outline-level="1">Used by:</text:h>
      <text:p text:style-name="Text_20_body"><text:a xlink:type="simple" xlink:href="#id297">annot</text:a>, <text:a xlink:type="simple" xlink:href="#id64">barline</text:a>, <text:a xlink:type="simple" xlink:href="#id204">bibl</text:a>, <text:a xlink:type="simple" xlink:href="#id668">ending</text:a>, <text:a xlink:type="simple" xlink:href="#id34">extptr</text:a>, <text:a xlink:type="simple" xlink:href="#id49">extref</text:a>, <text:a xlink:type="simple" xlink:href="#id1100">fig</text:a>, <text:a xlink:type="simple" xlink:href="#id1106">graphic</text:a>, <text:a xlink:type="simple" xlink:href="#id222">lem</text:a>, <text:a xlink:type="simple" xlink:href="#id1155">measure</text:a>, <text:a xlink:type="simple" xlink:href="#id237">pb</text:a>, <text:a xlink:type="simple" xlink:href="#id1178">rdg</text:a>, <text:a xlink:type="simple" xlink:href="#id661">section</text:a> </text:p>
      <text:h text:style-name="P2" text:outline-level="1">Module:</text:h>
      <text:p text:style-name="Text_20_body">shared</text:p>
      <text:h text:style-name="P3" text:outline-level="1"><text:bookmark text:name="id42"/>xlink:role</text:h>
      <text:h text:style-name="P2" text:outline-level="1">Description:</text:h>
      <text:p text:style-name="Text_20_body">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h text:style-name="P2" text:outline-level="1">Used by:</text:h>
      <text:p text:style-name="Text_20_body"><text:a xlink:type="simple" xlink:href="#id297">annot</text:a>, <text:a xlink:type="simple" xlink:href="#id64">barline</text:a>, <text:a xlink:type="simple" xlink:href="#id204">bibl</text:a>, <text:a xlink:type="simple" xlink:href="#id668">ending</text:a>, <text:a xlink:type="simple" xlink:href="#id34">extptr</text:a>, <text:a xlink:type="simple" xlink:href="#id49">extref</text:a>, <text:a xlink:type="simple" xlink:href="#id1100">fig</text:a>, <text:a xlink:type="simple" xlink:href="#id222">lem</text:a>, <text:a xlink:type="simple" xlink:href="#id1155">measure</text:a>, <text:a xlink:type="simple" xlink:href="#id237">pb</text:a>, <text:a xlink:type="simple" xlink:href="#id1342">ptr</text:a>, <text:a xlink:type="simple" xlink:href="#id1178">rdg</text:a>, <text:a xlink:type="simple" xlink:href="#id1344">ref</text:a>, <text:a xlink:type="simple" xlink:href="#id661">section</text:a> </text:p>
      <text:h text:style-name="P2" text:outline-level="1">Module:</text:h>
      <text:p text:style-name="Text_20_body">shared</text:p>
      <text:h text:style-name="P3" text:outline-level="1"><text:bookmark text:name="id43"/>xlink:show</text:h>
      <text:h text:style-name="P2" text:outline-level="1">Description:</text:h>
      <text:p text:style-name="Text_20_body">defines whether a remote resource that is the target of a link appears at the point of the link, replaces the existing link, or appears in a new window.</text:p>
      <text:h text:style-name="P2" text:outline-level="1"><text:soft-page-break/>Used by:</text:h>
      <text:p text:style-name="Text_20_body"><text:a xlink:type="simple" xlink:href="#id297">annot</text:a>, <text:a xlink:type="simple" xlink:href="#id64">barline</text:a>, <text:a xlink:type="simple" xlink:href="#id204">bibl</text:a>, <text:a xlink:type="simple" xlink:href="#id668">ending</text:a>, <text:a xlink:type="simple" xlink:href="#id34">extptr</text:a>, <text:a xlink:type="simple" xlink:href="#id49">extref</text:a>, <text:a xlink:type="simple" xlink:href="#id1100">fig</text:a>, <text:a xlink:type="simple" xlink:href="#id222">lem</text:a>, <text:a xlink:type="simple" xlink:href="#id1155">measure</text:a>, <text:a xlink:type="simple" xlink:href="#id237">pb</text:a>, <text:a xlink:type="simple" xlink:href="#id1342">ptr</text:a>, <text:a xlink:type="simple" xlink:href="#id1178">rdg</text:a>, <text:a xlink:type="simple" xlink:href="#id1344">ref</text:a>, <text:a xlink:type="simple" xlink:href="#id661">section</text:a> </text:p>
      <text:h text:style-name="P2" text:outline-level="1">Module:</text:h>
      <text:p text:style-name="Text_20_body">shared</text:p>
      <text:h text:style-name="P3" text:outline-level="1"><text:bookmark text:name="id1594"/>xlink:title</text:h>
      <text:h text:style-name="P2" text:outline-level="1">Description:</text:h>
      <text:p text:style-name="Text_20_body">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h text:style-name="P2" text:outline-level="1">Used by:</text:h>
      <text:p text:style-name="Text_20_body"/>
      <text:h text:style-name="P2" text:outline-level="1">Module:</text:h>
      <text:p text:style-name="Text_20_body">shared</text:p>
      <text:h text:style-name="P3" text:outline-level="1"><text:bookmark text:name="id1595"/>xml:id</text:h>
      <text:h text:style-name="P2" text:outline-level="1">Description:</text:h>
      <text:p text:style-name="Text_20_body">regularizes the naming of an element and thus facilitates building links between it and other resources. Each id attribute within a document must have a unique value.</text:p>
      <text:h text:style-name="P2" text:outline-level="1">Used by:</text:h>
      <text:p text:style-name="Text_20_body"/>
      <text:h text:style-name="P2" text:outline-level="1">Module:</text:h>
      <text:p text:style-name="Text_20_body">shared</text:p>
      <text:h text:style-name="P3" text:outline-level="1"><text:bookmark text:name="id1596"/>xml:lang</text:h>
      <text:h text:style-name="P2" text:outline-level="1">Description:</text:h>
      <text:p text:style-name="Text_20_body">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h text:style-name="P2" text:outline-level="1">Used by:</text:h>
      <text:p text:style-name="Text_20_body"/>
      <text:h text:style-name="P2" text:outline-level="1"><text:soft-page-break/>Module:</text:h>
      <text:p text:style-name="Text_20_body">shared</text:p>
      <text:h text:style-name="P3" text:outline-level="1"><text:bookmark text:name="id136"/>y</text:h>
      <text:h text:style-name="P2" text:outline-level="1">Description:</text:h>
      <text:p text:style-name="Text_20_body">encodes an y coordinate for a feature in an output coordinate system. When it is necessary to record the placement of a feature in a facsimile image, use facs attribute.</text:p>
      <text:h text:style-name="P2" text:outline-level="1">Used by:</text:h>
      <text:p text:style-name="Text_20_body"><text:a xlink:type="simple" xlink:href="#id111">accid</text:a>, <text:a xlink:type="simple" xlink:href="#id391">anchoredtext</text:a>, <text:a xlink:type="simple" xlink:href="#id796">arpeg</text:a>, <text:a xlink:type="simple" xlink:href="#id142">artic</text:a>, <text:a xlink:type="simple" xlink:href="#id903">bend</text:a>, <text:a xlink:type="simple" xlink:href="#id244">blockquote</text:a>, <text:a xlink:type="simple" xlink:href="#id815">breath</text:a>, <text:a xlink:type="simple" xlink:href="#id106">chord</text:a>, <text:a xlink:type="simple" xlink:href="#id172">curve</text:a>, <text:a xlink:type="simple" xlink:href="#id169">dir</text:a>, <text:a xlink:type="simple" xlink:href="#id158">dot</text:a>, <text:a xlink:type="simple" xlink:href="#id772">dynam</text:a>, <text:a xlink:type="simple" xlink:href="#id820">fermata</text:a>, <text:a xlink:type="simple" xlink:href="#id1100">fig</text:a>, <text:a xlink:type="simple" xlink:href="#id949">gliss</text:a>, <text:a xlink:type="simple" xlink:href="#id439">grpsym</text:a>, <text:a xlink:type="simple" xlink:href="#id827">hairpin</text:a>, <text:a xlink:type="simple" xlink:href="#id1138">harm</text:a>, <text:a xlink:type="simple" xlink:href="#id835">harppedal</text:a>, <text:a xlink:type="simple" xlink:href="#id252">head</text:a>, <text:a xlink:type="simple" xlink:href="#id400">keyaccid</text:a>, <text:a xlink:type="simple" xlink:href="#id286">lg</text:a>, <text:a xlink:type="simple" xlink:href="#id201">line</text:a>, <text:a xlink:type="simple" xlink:href="#id249">list</text:a>, <text:a xlink:type="simple" xlink:href="#id725">mrest</text:a>, <text:a xlink:type="simple" xlink:href="#id751">mspace</text:a>, <text:a xlink:type="simple" xlink:href="#id108">note</text:a>, <text:a xlink:type="simple" xlink:href="#id848">octave</text:a>, <text:a xlink:type="simple" xlink:href="#id261">p</text:a>, <text:a xlink:type="simple" xlink:href="#id1016">pedal</text:a>, <text:a xlink:type="simple" xlink:href="#id781">phrase</text:a>, <text:a xlink:type="simple" xlink:href="#id1023">reh</text:a>, <text:a xlink:type="simple" xlink:href="#id872">rest</text:a>, <text:a xlink:type="simple" xlink:href="#id1120">slur</text:a>, <text:a xlink:type="simple" xlink:href="#id972">syl</text:a>, <text:a xlink:type="simple" xlink:href="#id385">symbol</text:a>, <text:a xlink:type="simple" xlink:href="#id265">table</text:a>, <text:a xlink:type="simple" xlink:href="#id279">td</text:a>, <text:a xlink:type="simple" xlink:href="#id789">tempo</text:a>, <text:a xlink:type="simple" xlink:href="#id273">th</text:a>, <text:a xlink:type="simple" xlink:href="#id1126">tie</text:a>, <text:a xlink:type="simple" xlink:href="#id271">tr</text:a>, <text:a xlink:type="simple" xlink:href="#id1001">trill</text:a>, <text:a xlink:type="simple" xlink:href="#id1008">turn</text:a>, <text:a xlink:type="simple" xlink:href="#id1190">uneume</text:a>, <text:a xlink:type="simple" xlink:href="#id167">verse</text:a> </text:p>
      <text:h text:style-name="P2" text:outline-level="1">Module:</text:h>
      <text:p text:style-name="Text_20_body">shared</text:p>
      <text:h text:style-name="P3" text:outline-level="1"><text:bookmark text:name="id193"/>y2</text:h>
      <text:h text:style-name="P2" text:outline-level="1">Description:</text:h>
      <text:p text:style-name="Text_20_body">encodes the optional 2nd y coordinate.</text:p>
      <text:h text:style-name="P2" text:outline-level="1">Used by:</text:h>
      <text:p text:style-name="Text_20_body"><text:a xlink:type="simple" xlink:href="#id903">bend</text:a>, <text:a xlink:type="simple" xlink:href="#id172">curve</text:a>, <text:a xlink:type="simple" xlink:href="#id949">gliss</text:a>, <text:a xlink:type="simple" xlink:href="#id827">hairpin</text:a>, <text:a xlink:type="simple" xlink:href="#id201">line</text:a>, <text:a xlink:type="simple" xlink:href="#id781">phrase</text:a>, <text:a xlink:type="simple" xlink:href="#id1120">slur</text:a>, <text:a xlink:type="simple" xlink:href="#id1126">tie</text:a> </text:p>
      <text:h text:style-name="P2" text:outline-level="1">Module:</text:h>
      <text:p text:style-name="Text_20_body">sha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Bats" svg:font-family="StarBats" style:font-charset="x-symbol"/>
    <style:font-face style:name="StarSymbol" svg:font-family="StarSymbol"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Bitstream Vera Serif" fo:font-size="12pt" fo:language="zxx" fo:country="none" style:letter-kerning="true"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Text_20_body" style:display-name="Text body" style:family="paragraph" style:parent-style-name="Standard" style:class="text">
      <style:paragraph-properties fo:margin-left="0in" fo:margin-right="0in" fo:margin-top="0.0799in" fo:margin-bottom="0in" fo:text-align="justify" style:justify-single-word="false" fo:text-indent="0in" style:auto-text-indent="true"/>
      <style:text-properties style:font-size-complex="10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ext_20_body_20_indent" style:display-name="Text body indent" style:family="paragraph" style:parent-style-name="Standard" style:class="text">
      <style:paragraph-properties fo:margin-left="0in" fo:margin-right="0in" fo:text-align="justify" style:justify-single-word="false" fo:text-indent="0.139in" style:auto-text-indent="false"/>
      <style:text-properties style:font-name="Times" style:font-name-asian="Times" style:font-size-complex="10pt"/>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25in" fo:margin-bottom="0in"/>
      <style:text-properties fo:text-transform="uppercase" fo:font-size="16pt" fo:font-weight="bold" style:font-size-asian="16pt" style:font-weight-asian="bold" style:font-size-complex="14pt" style:font-weight-complex="bold"/>
    </style:style>
    <style:style style:name="Contents_20_2" style:display-name="Contents 2" style:family="paragraph" style:parent-style-name="Standard" style:next-style-name="Standard" style:class="index">
      <style:paragraph-properties fo:margin-top="0.1665in" fo:margin-bottom="0in"/>
      <style:text-properties fo:font-size="14pt" style:font-size-asian="14pt" style:font-weight-complex="bold"/>
    </style:style>
    <style:style style:name="Contents_20_3" style:display-name="Contents 3" style:family="paragraph" style:parent-style-name="Standard" style:next-style-name="Standard" style:class="index">
      <style:paragraph-properties fo:margin-left="0.1665in" fo:margin-right="0in" fo:text-indent="0in" style:auto-text-indent="false"/>
      <style:text-properties fo:font-size="13pt" style:font-size-asian="13pt"/>
    </style:style>
    <style:style style:name="Contents_20_4" style:display-name="Contents 4" style:family="paragraph" style:parent-style-name="Standard" style:next-style-name="Standard" style:class="index">
      <style:paragraph-properties fo:margin-left="0.3335in" fo:margin-right="0in" fo:text-indent="0in" style:auto-text-indent="false"/>
    </style:style>
    <style:style style:name="Contents_20_5" style:display-name="Contents 5" style:family="paragraph" style:parent-style-name="Standard" style:next-style-name="Standard" style:class="index">
      <style:paragraph-properties fo:margin-left="0.5in" fo:margin-right="0in" fo:text-indent="0in" style:auto-text-indent="false"/>
    </style:style>
    <style:style style:name="Contents_20_6" style:display-name="Contents 6" style:family="paragraph" style:parent-style-name="Standard" style:next-style-name="Standard" style:class="index">
      <style:paragraph-properties fo:margin-left="0.666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1in" fo:margin-right="0in" fo:text-indent="0in" style:auto-text-indent="false"/>
    </style:style>
    <style:style style:name="Contents_20_9" style:display-name="Contents 9" style:family="paragraph" style:parent-style-name="Standard" style:next-style-name="Standard" style:class="index">
      <style:paragraph-properties fo:margin-left="1.166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true"/>
    </style:style>
    <style:style style:name="List_20_Heading" style:display-name="List Heading" style:family="paragraph" style:parent-style-name="Standard" style:next-style-name="List_20_Contents" style:class="html">
      <style:paragraph-properties fo:margin-left="0in" fo:margin-right="0in" fo:text-indent="0in" style:auto-text-indent="true"/>
      <style:text-properties fo:font-weight="bold"/>
    </style:style>
    <style:style style:name="lg" style:family="paragraph" style:parent-style-name="Standard" style:class="text">
      <style:paragraph-properties fo:margin-left="0in" fo:margin-right="0in" fo:text-align="start" style:justify-single-word="false" fo:text-indent="0.139in" style:auto-text-indent="false"/>
      <style:text-properties style:font-name="Times" style:font-name-asian="Times" style:font-size-complex="10pt"/>
    </style:style>
    <style:style style:name="Output" style:family="paragraph">
      <style:paragraph-properties fo:background-color="#001000">
        <style:background-image/>
      </style:paragraph-properties>
      <style:text-properties style:font-name="Courier New" fo:font-weight="bold"/>
    </style:style>
    <style:style style:name="Screen" style:family="paragraph">
      <style:paragraph-properties fo:background-color="#440000">
        <style:background-image/>
      </style:paragraph-properties>
      <style:text-properties style:font-name="Courier New" fo:font-weight="bold"/>
    </style:style>
    <style:style style:name="Author" style:family="paragraph">
      <style:paragraph-properties fo:text-align="center" style:justify-single-word="false"/>
      <style:text-properties fo:color="#000000" style:font-name="Times" fo:font-style="italic" fo:font-weight="bold" style:font-name-asian="Times" style:font-size-complex="12pt"/>
    </style:style>
    <style:style style:name="Date" style:family="paragraph">
      <style:paragraph-properties fo:text-align="center" style:justify-single-word="false"/>
      <style:text-properties fo:color="#000000" style:font-name="Times" fo:font-style="italic" style:font-name-asian="Times" style:font-size-complex="12pt"/>
    </style:style>
    <style:style style:name="WW-Normal_20__28_Web_29_" style:display-name="WW-Normal (Web)" style:family="paragraph" style:parent-style-name="Standard">
      <style:paragraph-properties fo:margin-top="0.1945in" fo:margin-bottom="0.1945in"/>
      <style:text-properties style:font-name="Arial" fo:font-size="10pt" fo:language="en" fo:country="US" style:font-size-asian="10pt" style:font-name-complex="Arial" style:font-size-complex="10pt"/>
    </style:style>
    <style:style style:name="WW-HTML_20_Preformatted" style:display-name="WW-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US" style:font-size-asian="10pt" style:font-name-complex="Courier New" style:font-size-complex="10pt"/>
    </style:style>
    <style:style style:name="WW-Plain_20_Text" style:display-name="WW-Plain Text" style:family="paragraph" style:parent-style-name="Standard">
      <style:text-properties style:font-name="Courier New" fo:font-size="10pt" style:font-size-asian="10pt" style:font-name-complex="Courier New" style:font-size-complex="10pt"/>
    </style:style>
    <style:style style:name="WW-Body_20_Text_20_2" style:display-name="WW-Body Text 2" style:family="paragraph" style:parent-style-name="Standard">
      <style:text-properties fo:color="#000000" style:font-name="Times" style:font-name-asian="Times" style:font-size-complex="10pt"/>
    </style:style>
    <style:style style:name="WW-Body_20_Text_20_3" style:display-name="WW-Body Text 3" style:family="paragraph" style:parent-style-name="Standard">
      <style:paragraph-properties fo:text-align="justify" style:justify-single-word="false"/>
      <style:text-properties fo:font-style="italic" style:font-style-asian="italic" style:font-style-complex="italic"/>
    </style:style>
    <style:style style:name="WW-Document_20_Map" style:display-name="WW-Document Map" style:family="paragraph" style:parent-style-name="Standard">
      <style:paragraph-properties fo:background-color="#000080">
        <style:background-image/>
      </style:paragraph-properties>
      <style:text-properties style:font-name="Tahoma" style:font-name-complex="Tahoma"/>
    </style:style>
    <style:style style:name="WW-Comment_20_Text" style:display-name="WW-Comment Text" style:family="paragraph" style:parent-style-name="Standard">
      <style:text-properties fo:font-size="10pt" style:font-size-asian="10pt" style:font-size-complex="10pt"/>
    </style:style>
    <style:style style:name="signed" style:family="paragraph">
      <style:paragraph-properties fo:margin-top="0.1in" fo:margin-bottom="0.1in" fo:text-align="end" style:justify-single-word="false"/>
    </style:style>
    <style:style style:name="Speaker" style:family="paragraph" style:parent-style-name="Standard"/>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ate" style:family="text"/>
    <style:style style:name="l" style:family="text"/>
    <style:style style:name="q" style:family="text"/>
    <style:style style:name="Code" style:family="text">
      <style:text-properties style:font-name="Courier New"/>
    </style:style>
    <style:style style:name="Figurenum" style:family="text">
      <style:text-properties fo:font-style="italic" style:font-style-asian="italic" style:font-style-complex="italic"/>
    </style:style>
    <style:style style:name="Filespec" style:family="text">
      <style:text-properties style:font-name="Courier New" fo:font-weight="bold"/>
    </style:style>
    <style:style style:name="Input" style:family="text">
      <style:text-properties style:font-name="Courier New"/>
    </style:style>
    <style:style style:name="gi" style:family="text">
      <style:text-properties style:font-name="Courier New"/>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font-size-complex="8pt"/>
    </style:style>
    <style:style style:name="Highlight" style:family="text">
      <style:text-properties fo:font-style="normal" fo:font-weight="bold"/>
    </style:style>
    <style:style style:name="SmallCaps" style:family="text">
      <style:text-properties fo:font-variant="small-caps" fo:font-style="normal"/>
    </style:style>
    <style:style style:name="Underline" style:family="text">
      <style:text-properties fo:font-style="normal" style:text-underline-style="solid" style:text-underline-width="auto" style:text-underline-color="font-color"/>
    </style:style>
    <style:style style:name="SuperScript" style:family="text">
      <style:text-properties style:text-position="super 58%"/>
    </style:style>
    <style:style style:name="SubScript" style:family="text">
      <style:text-properties style:text-position="sub 58%"/>
    </style:style>
    <style:style style:name="WW8Num10z0" style:family="text"/>
    <style:style style:name="WW8Num10z1" style:family="text"/>
    <style:style style:name="WW8Num10z2" style:family="text"/>
    <style:style style:name="Stage" style:family="text" style:parent-style-name="Strong_20_Emphasis"/>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Ordered_20_List" style:display-name="Ordered List">
      <text:list-level-style-number text:level="1" style:num-suffix="." style:num-format="1">
        <style:list-level-properties text:space-before="0.5in" text:min-label-width="0.25in"/>
      </text:list-level-style-number>
      <text:list-level-style-number text:level="2" style:num-suffix="." style:num-format="1" text:display-levels="2">
        <style:list-level-properties text:space-before="0.75in" text:min-label-width="0.3in"/>
      </text:list-level-style-number>
      <text:list-level-style-number text:level="3" style:num-suffix="." style:num-format="1" text:display-levels="3">
        <style:list-level-properties text:space-before="1in" text:min-label-width="0.35in"/>
      </text:list-level-style-number>
      <text:list-level-style-number text:level="4" style:num-suffix="." style:num-format="1" text:display-levels="4">
        <style:list-level-properties text:space-before="1.25in" text:min-label-width="0.45in"/>
      </text:list-level-style-number>
      <text:list-level-style-number text:level="5" style:num-suffix="." style:num-format="1" text:display-levels="5">
        <style:list-level-properties text:space-before="1.5in" text:min-label-width="0.55in"/>
      </text:list-level-style-number>
      <text:list-level-style-number text:level="6" style:num-suffix="." style:num-format="1" text:display-levels="6">
        <style:list-level-properties text:space-before="1.75in" text:min-label-width="0.65in"/>
      </text:list-level-style-number>
      <text:list-level-style-number text:level="7" style:num-suffix="." style:num-format="1" text:display-levels="7">
        <style:list-level-properties text:space-before="2in" text:min-label-width="0.75in"/>
      </text:list-level-style-number>
      <text:list-level-style-number text:level="8" style:num-suffix="." style:num-format="1" text:display-levels="8">
        <style:list-level-properties text:space-before="2.25in" text:min-label-width="0.85in"/>
      </text:list-level-style-number>
      <text:list-level-style-number text:level="9" style:num-suffix="." style:num-format="1" text:display-levels="9">
        <style:list-level-properties text:space-before="2.5in" text:min-label-width="1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style:num-suffix="." text:bullet-char="•">
        <style:list-level-properties text:min-label-width="0.15in"/>
        <style:text-properties style:font-name="StarSymbol"/>
      </text:list-level-style-bullet>
      <text:list-level-style-bullet text:level="2" text:style-name="Bullet_20_Symbols" style:num-suffix="." text:bullet-char="•">
        <style:list-level-properties text:space-before="0.5in" text:min-label-width="0.15in"/>
        <style:text-properties style:font-name="StarSymbol"/>
      </text:list-level-style-bullet>
      <text:list-level-style-bullet text:level="3" text:style-name="Bullet_20_Symbols" style:num-suffix="." text:bullet-char="•">
        <style:list-level-properties text:space-before="1in" text:min-label-width="0.15in"/>
        <style:text-properties style:font-name="StarSymbol"/>
      </text:list-level-style-bullet>
      <text:list-level-style-bullet text:level="4" text:style-name="Bullet_20_Symbols" style:num-suffix="." text:bullet-char="•">
        <style:list-level-properties text:space-before="1.5in" text:min-label-width="0.15in"/>
        <style:text-properties style:font-name="StarSymbol"/>
      </text:list-level-style-bullet>
      <text:list-level-style-bullet text:level="5" text:style-name="Bullet_20_Symbols" style:num-suffix="." text:bullet-char="•">
        <style:list-level-properties text:space-before="2in" text:min-label-width="0.15in"/>
        <style:text-properties style:font-name="StarSymbol"/>
      </text:list-level-style-bullet>
      <text:list-level-style-bullet text:level="6" text:style-name="Bullet_20_Symbols" style:num-suffix="." text:bullet-char="•">
        <style:list-level-properties text:space-before="2.5in" text:min-label-width="0.15in"/>
        <style:text-properties style:font-name="StarSymbol"/>
      </text:list-level-style-bullet>
      <text:list-level-style-bullet text:level="7" text:style-name="Bullet_20_Symbols" style:num-suffix="." text:bullet-char="•">
        <style:list-level-properties text:space-before="3in" text:min-label-width="0.15in"/>
        <style:text-properties style:font-name="StarSymbol"/>
      </text:list-level-style-bullet>
      <text:list-level-style-bullet text:level="8" text:style-name="Bullet_20_Symbols" style:num-suffix="." text:bullet-char="•">
        <style:list-level-properties text:space-before="3.5in" text:min-label-width="0.15in"/>
        <style:text-properties style:font-name="StarSymbol"/>
      </text:list-level-style-bullet>
      <text:list-level-style-bullet text:level="9" text:style-name="Bullet_20_Symbols" style:num-suffix="." text:bullet-char="•">
        <style:list-level-properties text:space-before="4in" text:min-label-width="0.15in"/>
        <style:text-properties style:font-name="StarSymbol"/>
      </text:list-level-style-bullet>
      <text:list-level-style-bullet text:level="10" text:style-name="Bullet_20_Symbols" style:num-suffix="." text:bullet-char="•">
        <style:list-level-properties text:space-before="1.772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style style:name="M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3"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left="0in" fo:margin-right="0in" fo:margin-top="0in" style:dynamic-spacing="tru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y="0.0008in" svg:width="0.3256in" draw:z-index="102"><draw:text-box fo:min-height="0.0161in"><text:p text:style-name="Footer"><text:span text:style-name="Page_20_Number"><text:page-number text:select-page="current">108</text:page-number></text:span><text:span text:style-name="Page_20_Number"> </text:span></text:p></draw:text-box></draw:frame>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MEI Tag Library</dc:title>
    <dc:description/>
    <dc:subject/>
    <meta:creation-date/>
    <dc:date>2010-03-29T14:23:06.88</dc:date>
    <dc:language/>
    <meta:editing-cycles>21</meta:editing-cycles>
    <meta:editing-duration>P1DT0H11M54S</meta:editing-duration>
    <meta:document-statistic meta:table-count="0" meta:image-count="0" meta:object-count="0" meta:page-count="280" meta:paragraph-count="7955" meta:word-count="49467" meta:character-count="340084"/>
    <dc:creator>Perry Roland</dc:creator>
    <meta:user-defined meta:name="Info 1"/>
    <meta:user-defined meta:name="Info 2"/>
    <meta:user-defined meta:name="Info 3"/>
    <meta:user-defined meta:name="Info 4"/>
  </office:meta>
</office:document-meta>
</file>